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Khrinivka, Karpovychi, T...</text:span>
</text:h>
      <text:p text:style-name="P4">
Authors: liveuamap (Language: en)</text:p>
      <text:p text:style-name="P4">
Time: 2023-05-07T-80:23:00</text:p>
      <text:p text:style-name="P4">
Location: Chernihiv (Latitude:52.28585 Longtitude:33.02902)</text:p>
      <text:p text:style-name="P4">
Videos: []</text:p>
      <text:p text:style-name="P4">
Images: []</text:p>
      <text:p text:style-name="P4">
Tags: ["Russia"]</text:p>
      <text:p text:style-name="P4">
ID: 22561087</text:p>
      <!--METADATA-->
      <text:p text:style-name="P4">
At Sivershchyna and Slobozhanschyna directions Russian army shelled Khrinivka,Karpovychi, Tymonovychi, Zaliznyy Mist and Leonivka of Chernihiv region;Ukrayinske, Rivne, Sopych, Boyaro-Lezhachi and Volfyne of Sumy region, alsoLemischyne, Hraniv, Kozacha Lopan, Strilecha, Lukyantsi, Neskuchne, Starytsya,Vovchanski Khutory, Okhrymivka, Chorne and Khatnye of Kharkiv region. Russianaviation conducted airstrikes at Zarichchya, Leonivka and Krasnyy Khutir ofChernihiv region, - General Staff of Armed Forces of Ukraine says in themorning report</text:p>
      <text:p text:style-name="P4">
News Collection Link: <text:a xlink:type="simple" xlink:href="https://liveuamap.com/en/2023/7-may-at-sivershchyna-and-slobozhanschyna-directions-russian" text:style-name="Internet_20_link" text:visited-style-name="Visited_20_Internet_20_Link">
https://liveuamap.com/en/2023/7-may-at-sivershchyna-and-slobozhanschyna-directions-russian</text:a>
</text:p>
      <text:p text:style-name="P4">
Source: <text:a xlink:type="simple" xlink:href="https://t.me/lumsrc/4708" text:style-name="Internet_20_link" text:visited-style-name="Visited_20_Internet_20_Link">
https://t.me/lumsrc/4708</text:a>
</text:p>
      <!--NEWS-->
      <text:h text:style-name="P10" text:outline-level="1">
<text:span text:style-name="T4">
At Kupiansk direction Russian army shelled Krasne Pershe, Mytrofanivka, Novomlynsk, Dvorichna...</text:span>
</text:h>
      <text:p text:style-name="P4">
Authors: liveuamap (Language: en)</text:p>
      <text:p text:style-name="P4">
Time: 2023-05-07T-83:23:00</text:p>
      <text:p text:style-name="P4">
Location: Dvorichna (Latitude:49.8402 Longtitude:37.68105)</text:p>
      <text:p text:style-name="P4">
Videos: []</text:p>
      <text:p text:style-name="P4">
Images: []</text:p>
      <text:p text:style-name="P4">
Tags: ["Russia"]</text:p>
      <text:p text:style-name="P4">
ID: 22561080</text:p>
      <!--METADATA-->
      <text:p text:style-name="P4">
At Kupiansk direction Russian army shelled Krasne Pershe, Mytrofanivka,Novomlynsk, Dvorichna, Zapadne, Synkivka, Pischane, Vyshneve and Stelmakhivkaof Kharkiv region, - General Staff of Armed Forces of Ukraine says in themorning report</text:p>
      <text:p text:style-name="P4">
News Collection Link: <text:a xlink:type="simple" xlink:href="https://liveuamap.com/en/2023/7-may-at-kupiansk-direction-russian-army-shelled-krasne-pershe" text:style-name="Internet_20_link" text:visited-style-name="Visited_20_Internet_20_Link">
https://liveuamap.com/en/2023/7-may-at-kupiansk-direction-russian-army-shelled-krasne-pershe</text:a>
</text:p>
      <text:p text:style-name="P4">
Source: <text:a xlink:type="simple" xlink:href="https://t.me/lumsrc/4709" text:style-name="Internet_20_link" text:visited-style-name="Visited_20_Internet_20_Link">
https://t.me/lumsrc/4709</text:a>
</text:p>
      <!--NEWS-->
      <text:h text:style-name="P10" text:outline-level="1">
<text:span text:style-name="T4">
At Lyman direction Russian army shelled Makiyivka and Nevske of Luhansk region and Bilohorivk...</text:span>
</text:h>
      <text:p text:style-name="P4">
Authors: liveuamap (Language: en)</text:p>
      <text:p text:style-name="P4">
Time: 2023-05-07T-85:23:00</text:p>
      <text:p text:style-name="P4">
Location: Bakhmut (Latitude:48.80698 Longtitude:38.24581)</text:p>
      <text:p text:style-name="P4">
Videos: []</text:p>
      <text:p text:style-name="P4">
Images: []</text:p>
      <text:p text:style-name="P4">
Tags: ["Russia"]</text:p>
      <text:p text:style-name="P4">
ID: 22561072</text:p>
      <!--METADATA-->
      <text:p text:style-name="P4">
At Lyman direction Russian army shelled Makiyivka and Nevske of Luhansk regionand Bilohorivka and Spirne of Donetsk region, - General Staff of Armed Forcesof Ukraine says in the morning report</text:p>
      <text:p text:style-name="P4">
News Collection Link: <text:a xlink:type="simple" xlink:href="https://liveuamap.com/en/2023/7-may-at-lyman-direction-russian-army-shelled-makiyivka-and" text:style-name="Internet_20_link" text:visited-style-name="Visited_20_Internet_20_Link">
https://liveuamap.com/en/2023/7-may-at-lyman-direction-russian-army-shelled-makiyivka-and</text:a>
</text:p>
      <text:p text:style-name="P4">
Source: <text:a xlink:type="simple" xlink:href="https://t.me/lumsrc/4710" text:style-name="Internet_20_link" text:visited-style-name="Visited_20_Internet_20_Link">
https://t.me/lumsrc/4710</text:a>
</text:p>
      <!--NEWS-->
      <text:h text:style-name="P10" text:outline-level="1">
<text:span text:style-name="T4">
At Bakhmut direction Russian army shelled Vesele, Minkivka, Orikhovo-Vasylivka, Markove, Bakh...</text:span>
</text:h>
      <text:p text:style-name="P4">
Authors: liveuamap (Language: en)</text:p>
      <text:p text:style-name="P4">
Time: 2023-05-07T-87:23:00</text:p>
      <text:p text:style-name="P4">
Location: Novhorods'ke, Donetsk Oblast (Latitude:48.33491 Longtitude:37.84756)</text:p>
      <text:p text:style-name="P4">
Videos: []</text:p>
      <text:p text:style-name="P4">
Images: []</text:p>
      <text:p text:style-name="P4">
Tags: ["Russia"]</text:p>
      <text:p text:style-name="P4">
ID: 22561069</text:p>
      <!--METADATA-->
      <text:p text:style-name="P4">
At Bakhmut direction Russian army shelled Vesele, Minkivka, Orikhovo-Vasylivka, Markove, Bakhmut, Ivanivske, Chasiv Yar, Kostyantynivka,Oleksandro-Shultyne, Pivdenne, Toretsk, Pivnichne and New York of Donetskregion, - General Staff of Armed Forces of Ukraine says in the morning report</text:p>
      <text:p text:style-name="P4">
News Collection Link: <text:a xlink:type="simple" xlink:href="https://liveuamap.com/en/2023/7-may-at-bakhmut-direction-russian-army-shelled-vesele-minkivka" text:style-name="Internet_20_link" text:visited-style-name="Visited_20_Internet_20_Link">
https://liveuamap.com/en/2023/7-may-at-bakhmut-direction-russian-army-shelled-vesele-minkivka</text:a>
</text:p>
      <text:p text:style-name="P4">
Source: <text:a xlink:type="simple" xlink:href="https://t.me/lumsrc/4711" text:style-name="Internet_20_link" text:visited-style-name="Visited_20_Internet_20_Link">
https://t.me/lumsrc/4711</text:a>
</text:p>
      <!--NEWS-->
      <text:h text:style-name="P10" text:outline-level="1">
<text:span text:style-name="T4">
At Avdiyivka direction Russian army shelled Berdychi, Avdiyivka, Syeverne, Karlivka, Netaylov...</text:span>
</text:h>
      <text:p text:style-name="P4">
Authors: liveuamap (Language: en)</text:p>
      <text:p text:style-name="P4">
Time: 2023-05-07T-89:23:00</text:p>
      <text:p text:style-name="P4">
Location: Donetsk (Latitude:48.09413 Longtitude:37.60088)</text:p>
      <text:p text:style-name="P4">
Videos: []</text:p>
      <text:p text:style-name="P4">
Images: []</text:p>
      <text:p text:style-name="P4">
Tags: ["Russia"]</text:p>
      <text:p text:style-name="P4">
ID: 22561066</text:p>
      <!--METADATA-->
      <text:p text:style-name="P4">
At Avdiyivka direction Russian army shelled Berdychi, Avdiyivka, Syeverne,Karlivka, Netaylove and Pervomayske of Donetsk region, - General Staff ofArmed Forces of Ukraine says in the morning report</text:p>
      <text:p text:style-name="P4">
News Collection Link: <text:a xlink:type="simple" xlink:href="https://liveuamap.com/en/2023/7-may-at-avdiyivka-direction-russian-army-shelled-berdychi" text:style-name="Internet_20_link" text:visited-style-name="Visited_20_Internet_20_Link">
https://liveuamap.com/en/2023/7-may-at-avdiyivka-direction-russian-army-shelled-berdychi</text:a>
</text:p>
      <text:p text:style-name="P4">
Source: <text:a xlink:type="simple" xlink:href="https://t.me/lumsrc/4712" text:style-name="Internet_20_link" text:visited-style-name="Visited_20_Internet_20_Link">
https://t.me/lumsrc/4712</text:a>
</text:p>
      <!--NEWS-->
      <text:h text:style-name="P10" text:outline-level="1">
<text:span text:style-name="T4">
At Maryinka direction Russian army shelled Heorhiyivka and Pobyeda of Donetsk region, - Gener...</text:span>
</text:h>
      <text:p text:style-name="P4">
Authors: liveuamap (Language: en)</text:p>
      <text:p text:style-name="P4">
Time: 2023-05-07T-91:23:00</text:p>
      <text:p text:style-name="P4">
Location: Donetsk Oblast (Latitude:47.91818 Longtitude:37.46304)</text:p>
      <text:p text:style-name="P4">
Videos: []</text:p>
      <text:p text:style-name="P4">
Images: []</text:p>
      <text:p text:style-name="P4">
Tags: ["Russia"]</text:p>
      <text:p text:style-name="P4">
ID: 22561065</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7-may-at-maryinka-direction-russian-army-shelled-heorhiyivka" text:style-name="Internet_20_link" text:visited-style-name="Visited_20_Internet_20_Link">
https://liveuamap.com/en/2023/7-may-at-maryinka-direction-russian-army-shelled-heorhiyivka</text:a>
</text:p>
      <text:p text:style-name="P4">
Source: <text:a xlink:type="simple" xlink:href="https://t.me/lumsrc/4713" text:style-name="Internet_20_link" text:visited-style-name="Visited_20_Internet_20_Link">
https://t.me/lumsrc/4713</text:a>
</text:p>
      <!--NEWS-->
      <text:h text:style-name="P10" text:outline-level="1">
<text:span text:style-name="T4">
Head of the office of President of Ukraine Yermak had a phone call with National Security Adv...</text:span>
</text:h>
      <text:p text:style-name="P4">
Authors: liveuamap (Language: en)</text:p>
      <text:p text:style-name="P4">
Time: 2023-05-07T04:56:04</text:p>
      <text:p text:style-name="P4">
Location: Kyiv, Kyiv city (Latitude:50.44426 Longtitude:30.52914)</text:p>
      <text:p text:style-name="P4">
Videos: []</text:p>
      <text:p text:style-name="P4">
Images: ["<text:a xlink:type="simple" xlink:href="https://liveuamap.com/pics/2023/05/07/22561093_0.jpg" text:style-name="Internet_20_link" text:visited-style-name="Visited_20_Internet_20_Link">
22561093_0.jpg</text:a>
"]</text:p>
      <text:p text:style-name="P4">
Tags: ["Europe"]</text:p>
      <text:p text:style-name="P4">
ID: 22561093</text:p>
      <!--METADATA-->
      <text:p text:style-name="P4">
Head of the office of President of Ukraine Yermak had a phone call withNational Security Advisor of the United States Jake Sullivan</text:p>
      <text:p text:style-name="P4">
<draw:frame draw:style-name="fr1" draw:name="Image2" text:anchor-type="as-char" svg:width="6.9236in" svg:height="4.604194in" draw:z-index="0">
<draw:image xlink:href="../Images/liveuamap/2023-05-07T04-56-04/22561093_0.jpg" xlink:type="simple" xlink:show="embed" xlink:actuate="onLoad" draw:mime-type="image/jpeg"/>
</draw:frame>
</text:p>
      <text:p text:style-name="P4">
News Collection Link: <text:a xlink:type="simple" xlink:href="https://liveuamap.com/en/2023/7-may-head-of-the-office-of-president-of-ukraine-yermak-had" text:style-name="Internet_20_link" text:visited-style-name="Visited_20_Internet_20_Link">
https://liveuamap.com/en/2023/7-may-head-of-the-office-of-president-of-ukraine-yermak-had</text:a>
</text:p>
      <text:p text:style-name="P4">
Source: <text:a xlink:type="simple" xlink:href="https://t.me/ermaka2022/2613" text:style-name="Internet_20_link" text:visited-style-name="Visited_20_Internet_20_Link">
https://t.me/ermaka2022/2613</text:a>
</text:p>
      <!--NEWS-->
      <text:h text:style-name="P10" text:outline-level="1">
<text:span text:style-name="T4">
Donetsk Oblast(23:32). Red Alert: aerial threat. Sirens sounding. Take cover now!</text:span>
</text:h>
      <text:p text:style-name="P4">
Authors: liveuamap (Language: en)</text:p>
      <text:p text:style-name="P4">
Time: 2023-05-07T17:33:00</text:p>
      <text:p text:style-name="P4">
Location: Donetsk Oblast (Latitude:48.72817 Longtitude:37.57842)</text:p>
      <text:p text:style-name="P4">
Videos: []</text:p>
      <text:p text:style-name="P4">
Images: []</text:p>
      <text:p text:style-name="P4">
Tags: ["Europe", "Central and Eastern Europe"]</text:p>
      <text:p text:style-name="P4">
ID: 22561168</text:p>
      <!--METADATA-->
      <text:p text:style-name="P4">
Donetsk Oblast(23:32). Red Alert: aerial threat. Sirens sounding. Take covernow!</text:p>
      <text:p text:style-name="P4">
News Collection Link: <text:a xlink:type="simple" xlink:href="https://liveuamap.com/en/2023/07-may-donetsk-oblast2332-red-alert-aerial-thg" text:style-name="Internet_20_link" text:visited-style-name="Visited_20_Internet_20_Link">
https://liveuamap.com/en/2023/07-may-donetsk-oblast2332-red-alert-aerial-thg</text:a>
</text:p>
      <text:p text:style-name="P4">
Source: <text:a xlink:type="simple" xlink:href="https://t.me/air_alert_ua/44689" text:style-name="Internet_20_link" text:visited-style-name="Visited_20_Internet_20_Link">
https://t.me/air_alert_ua/44689</text:a>
</text:p>
      <!--NEWS-->
      <text:h text:style-name="P10" text:outline-level="1">
<text:span text:style-name="T4">
Kharkiv, Kharkivska Oblast(23:41). Red Alert: aerial threat. Sirens sounding. Take cover now!</text:span>
</text:h>
      <text:p text:style-name="P4">
Authors: liveuamap (Language: en)</text:p>
      <text:p text:style-name="P4">
Time: 2023-05-07T17:42:00</text:p>
      <text:p text:style-name="P4">
Location: Kharkiv (Latitude:49.98081000 Longtitude:36.25272000)</text:p>
      <text:p text:style-name="P4">
Videos: []</text:p>
      <text:p text:style-name="P4">
Images: []</text:p>
      <text:p text:style-name="P4">
Tags: ["Europe", "Central and Eastern Europe"]</text:p>
      <text:p text:style-name="P4">
ID: 22561169</text:p>
      <!--METADATA-->
      <text:p text:style-name="P4">
Kharkiv, Kharkivska Oblast(23:41). Red Alert: aerial threat. Sirens sounding.Take cover now!</text:p>
      <text:p text:style-name="P4">
News Collection Link: <text:a xlink:type="simple" xlink:href="https://liveuamap.com/en/2023/07-may-kharkiv-kharkivska-oblast2341-red-alerg" text:style-name="Internet_20_link" text:visited-style-name="Visited_20_Internet_20_Link">
https://liveuamap.com/en/2023/07-may-kharkiv-kharkivska-oblast2341-red-alerg</text:a>
</text:p>
      <text:p text:style-name="P4">
Source: <text:a xlink:type="simple" xlink:href="https://t.me/air_alert_ua/44690" text:style-name="Internet_20_link" text:visited-style-name="Visited_20_Internet_20_Link">
https://t.me/air_alert_ua/44690</text:a>
</text:p>
      <!--NEWS-->
      <text:h text:style-name="P10" text:outline-level="1">
<text:span text:style-name="T4">
Zaporizka Oblast(00:15). Red Alert: aerial threat. Sirens sounding. Take cover now!</text:span>
</text:h>
      <text:p text:style-name="P4">
Authors: liveuamap (Language: en)</text:p>
      <text:p text:style-name="P4">
Time: 2023-05-07T18:17:00</text:p>
      <text:p text:style-name="P4">
Location: Zaporizka Oblast (Latitude:47.613131 Longtitude:35.765771)</text:p>
      <text:p text:style-name="P4">
Videos: []</text:p>
      <text:p text:style-name="P4">
Images: []</text:p>
      <text:p text:style-name="P4">
Tags: ["Europe", "Central and Eastern Europe"]</text:p>
      <text:p text:style-name="P4">
ID: 22561170</text:p>
      <!--METADATA-->
      <text:p text:style-name="P4">
Zaporizka Oblast(00:15). Red Alert: aerial threat. Sirens sounding. Take covernow!</text:p>
      <text:p text:style-name="P4">
News Collection Link: <text:a xlink:type="simple" xlink:href="https://liveuamap.com/en/2023/07-may-zaporizka-oblast0015-red-alert-aerial-g" text:style-name="Internet_20_link" text:visited-style-name="Visited_20_Internet_20_Link">
https://liveuamap.com/en/2023/07-may-zaporizka-oblast0015-red-alert-aerial-g</text:a>
</text:p>
      <text:p text:style-name="P4">
Source: <text:a xlink:type="simple" xlink:href="https://t.me/air_alert_ua/44693" text:style-name="Internet_20_link" text:visited-style-name="Visited_20_Internet_20_Link">
https://t.me/air_alert_ua/44693</text:a>
</text:p>
      <!--NEWS-->
      <text:h text:style-name="P10" text:outline-level="1">
<text:span text:style-name="T4">
Kyiv(01:12). Red Alert: aerial threat. Sirens sounding. Take cover now!</text:span>
</text:h>
      <text:p text:style-name="P4">
Authors: liveuamap (Language: en)</text:p>
      <text:p text:style-name="P4">
Time: 2023-05-07T19:13:00</text:p>
      <text:p text:style-name="P4">
Location: Kyiv (Latitude:50.44462 Longtitude:30.53072)</text:p>
      <text:p text:style-name="P4">
Videos: []</text:p>
      <text:p text:style-name="P4">
Images: []</text:p>
      <text:p text:style-name="P4">
Tags: ["Europe", "Central and Eastern Europe"]</text:p>
      <text:p text:style-name="P4">
ID: 22561172</text:p>
      <!--METADATA-->
      <text:p text:style-name="P4">
Kyiv(01:12). Red Alert: aerial threat. Sirens sounding. Take cover now!</text:p>
      <text:p text:style-name="P4">
News Collection Link: <text:a xlink:type="simple" xlink:href="https://liveuamap.com/en/2023/07-may-kyiv0112-red-alert-aerial-threat-sireng" text:style-name="Internet_20_link" text:visited-style-name="Visited_20_Internet_20_Link">
https://liveuamap.com/en/2023/07-may-kyiv0112-red-alert-aerial-threat-sireng</text:a>
</text:p>
      <text:p text:style-name="P4">
Source: <text:a xlink:type="simple" xlink:href="https://t.me/chanel24/87417" text:style-name="Internet_20_link" text:visited-style-name="Visited_20_Internet_20_Link">
https://t.me/chanel24/87417</text:a>
</text:p>
      <!--NEWS-->
      <text:h text:style-name="P10" text:outline-level="1">
<text:span text:style-name="T4">
Zaporizka Oblast(01:53). Red Alert: aerial threat. Sirens sounding. Take cover now!</text:span>
</text:h>
      <text:p text:style-name="P4">
Authors: liveuamap (Language: en)</text:p>
      <text:p text:style-name="P4">
Time: 2023-05-07T19:54:00</text:p>
      <text:p text:style-name="P4">
Location: Zaporizka Oblast (Latitude:47.612361 Longtitude:35.764361)</text:p>
      <text:p text:style-name="P4">
Videos: []</text:p>
      <text:p text:style-name="P4">
Images: []</text:p>
      <text:p text:style-name="P4">
Tags: ["Europe", "Central and Eastern Europe"]</text:p>
      <text:p text:style-name="P4">
ID: 22561173</text:p>
      <!--METADATA-->
      <text:p text:style-name="P4">
Zaporizka Oblast(01:53). Red Alert: aerial threat. Sirens sounding. Take covernow!</text:p>
      <text:p text:style-name="P4">
News Collection Link: <text:a xlink:type="simple" xlink:href="https://liveuamap.com/en/2023/07-may-zaporizka-oblast0153-red-alert-aerial-g" text:style-name="Internet_20_link" text:visited-style-name="Visited_20_Internet_20_Link">
https://liveuamap.com/en/2023/07-may-zaporizka-oblast0153-red-alert-aerial-g</text:a>
</text:p>
      <text:p text:style-name="P4">
Source: <text:a xlink:type="simple" xlink:href="https://t.me/suspilnezaporizhzhya/12684" text:style-name="Internet_20_link" text:visited-style-name="Visited_20_Internet_20_Link">
https://t.me/suspilnezaporizhzhya/12684</text:a>
</text:p>
      <!--NEWS-->
      <text:h text:style-name="P10" text:outline-level="1">
<text:span text:style-name="T4">
Donetsk Oblast, Kharkiv, Kharkivska Oblast(02:05). Red Alert: aerial threat. Sirens sounding....</text:span>
</text:h>
      <text:p text:style-name="P4">
Authors: liveuamap (Language: en)</text:p>
      <text:p text:style-name="P4">
Time: 2023-05-07T20:06:00</text:p>
      <text:p text:style-name="P4">
Location: Donetsk Oblast (Latitude:48.72726 Longtitude:37.57715)</text:p>
      <text:p text:style-name="P4">
Videos: []</text:p>
      <text:p text:style-name="P4">
Images: []</text:p>
      <text:p text:style-name="P4">
Tags: ["Europe", "Central and Eastern Europe"]</text:p>
      <text:p text:style-name="P4">
ID: 22561174</text:p>
      <!--METADATA-->
      <text:p text:style-name="P4">
Donetsk Oblast, Kharkiv, Kharkivska Oblast(02:05). Red Alert: aerial threat.Sirens sounding. Take cover now!</text:p>
      <text:p text:style-name="P4">
News Collection Link: <text:a xlink:type="simple" xlink:href="https://liveuamap.com/en/2023/08-may-donetsk-oblast-kharkiv-kharkivska-oblag" text:style-name="Internet_20_link" text:visited-style-name="Visited_20_Internet_20_Link">
https://liveuamap.com/en/2023/08-may-donetsk-oblast-kharkiv-kharkivska-oblag</text:a>
</text:p>
      <text:p text:style-name="P4">
Source: <text:a xlink:type="simple" xlink:href="https://t.me/air_alert_ua/44697" text:style-name="Internet_20_link" text:visited-style-name="Visited_20_Internet_20_Link">
https://t.me/air_alert_ua/44697</text:a>
</text:p>
      <!--NEWS-->
      <text:h text:style-name="P10" text:outline-level="1">
<text:span text:style-name="T4">
Dnipro, Dnipropetrovska Oblast(02:06). Red Alert: aerial threat. Sirens sounding. Take cover ...</text:span>
</text:h>
      <text:p text:style-name="P4">
Authors: liveuamap (Language: en)</text:p>
      <text:p text:style-name="P4">
Time: 2023-05-07T20:08:00</text:p>
      <text:p text:style-name="P4">
Location: Dnipro (Latitude:48.46019 Longtitude:35.03926)</text:p>
      <text:p text:style-name="P4">
Videos: []</text:p>
      <text:p text:style-name="P4">
Images: []</text:p>
      <text:p text:style-name="P4">
Tags: ["Europe", "Central and Eastern Europe"]</text:p>
      <text:p text:style-name="P4">
ID: 22561175</text:p>
      <!--METADATA-->
      <text:p text:style-name="P4">
Dnipro, Dnipropetrovska Oblast(02:06). Red Alert: aerial threat. Sirenssounding. Take cover now!</text:p>
      <text:p text:style-name="P4">
News Collection Link: <text:a xlink:type="simple" xlink:href="https://liveuamap.com/en/2023/08-may-dnipro-dnipropetrovska-oblast0206-red-g" text:style-name="Internet_20_link" text:visited-style-name="Visited_20_Internet_20_Link">
https://liveuamap.com/en/2023/08-may-dnipro-dnipropetrovska-oblast0206-red-g</text:a>
</text:p>
      <text:p text:style-name="P4">
Source: <text:a xlink:type="simple" xlink:href="https://t.me/air_alert_ua/44698" text:style-name="Internet_20_link" text:visited-style-name="Visited_20_Internet_20_Link">
https://t.me/air_alert_ua/44698</text:a>
</text:p>
      <!--NEWS-->
      <text:h text:style-name="P10" text:outline-level="1">
<text:span text:style-name="T4">
Mykolaiv, Mykolayivska Oblast, Kherson, Khersonska Oblast(02:09). Red Alert: aerial threat. S...</text:span>
</text:h>
      <text:p text:style-name="P4">
Authors: liveuamap (Language: en)</text:p>
      <text:p text:style-name="P4">
Time: 2023-05-07T20:11:00</text:p>
      <text:p text:style-name="P4">
Location: Mykolaiv (Latitude:46.94803 Longtitude:32.00735)</text:p>
      <text:p text:style-name="P4">
Videos: []</text:p>
      <text:p text:style-name="P4">
Images: []</text:p>
      <text:p text:style-name="P4">
Tags: ["Europe", "Central and Eastern Europe"]</text:p>
      <text:p text:style-name="P4">
ID: 22561176</text:p>
      <!--METADATA-->
      <text:p text:style-name="P4">
Mykolaiv, Mykolayivska Oblast, Kherson, Khersonska Oblast(02:09). Red Alert:aerial threat. Sirens sounding. Take cover now!</text:p>
      <text:p text:style-name="P4">
News Collection Link: <text:a xlink:type="simple" xlink:href="https://liveuamap.com/en/2023/08-may-mykolaiv-mykolayivska-oblast-kherson-kg" text:style-name="Internet_20_link" text:visited-style-name="Visited_20_Internet_20_Link">
https://liveuamap.com/en/2023/08-may-mykolaiv-mykolayivska-oblast-kherson-kg</text:a>
</text:p>
      <text:p text:style-name="P4">
Source: <text:a xlink:type="simple" xlink:href="https://t.me/air_alert_ua/44701" text:style-name="Internet_20_link" text:visited-style-name="Visited_20_Internet_20_Link">
https://t.me/air_alert_ua/44701</text:a>
</text:p>
      <!--NEWS-->
      <text:h text:style-name="P10" text:outline-level="1">
<text:span text:style-name="T4">
Kharkiv, Kharkivska Oblast(04:34). Red Alert: aerial threat. Sirens sounding. Take cover now!</text:span>
</text:h>
      <text:p text:style-name="P4">
Authors: liveuamap (Language: en)</text:p>
      <text:p text:style-name="P4">
Time: 2023-05-07T22:35:00</text:p>
      <text:p text:style-name="P4">
Location: Kharkiv (Latitude:49.98188 Longtitude:36.25176)</text:p>
      <text:p text:style-name="P4">
Videos: []</text:p>
      <text:p text:style-name="P4">
Images: []</text:p>
      <text:p text:style-name="P4">
Tags: ["Europe", "Central and Eastern Europe"]</text:p>
      <text:p text:style-name="P4">
ID: 22561178</text:p>
      <!--METADATA-->
      <text:p text:style-name="P4">
Kharkiv, Kharkivska Oblast(04:34). Red Alert: aerial threat. Sirens sounding.Take cover now!</text:p>
      <text:p text:style-name="P4">
News Collection Link: <text:a xlink:type="simple" xlink:href="https://liveuamap.com/en/2023/08-may-kharkiv-kharkivska-oblast0434-red-alerg" text:style-name="Internet_20_link" text:visited-style-name="Visited_20_Internet_20_Link">
https://liveuamap.com/en/2023/08-may-kharkiv-kharkivska-oblast0434-red-alerg</text:a>
</text:p>
      <text:p text:style-name="P4">
Source: <text:a xlink:type="simple" xlink:href="https://t.me/suspilnekharkiv/24609" text:style-name="Internet_20_link" text:visited-style-name="Visited_20_Internet_20_Link">
https://t.me/suspilnekharkiv/24609</text:a>
</text:p>
      <!--NEWS-->
      <text:h text:style-name="P10" text:outline-level="1">
<text:span text:style-name="T4">
Donetsk Oblast(04:35). Red Alert: aerial threat. Sirens sounding. Take cover now!</text:span>
</text:h>
      <text:p text:style-name="P4">
Authors: liveuamap (Language: en)</text:p>
      <text:p text:style-name="P4">
Time: 2023-05-07T22:37:00</text:p>
      <text:p text:style-name="P4">
Location: Donetsk Oblast (Latitude:48.72696 Longtitude:37.57908)</text:p>
      <text:p text:style-name="P4">
Videos: []</text:p>
      <text:p text:style-name="P4">
Images: []</text:p>
      <text:p text:style-name="P4">
Tags: ["Europe", "Central and Eastern Europe"]</text:p>
      <text:p text:style-name="P4">
ID: 22561179</text:p>
      <!--METADATA-->
      <text:p text:style-name="P4">
Donetsk Oblast(04:35). Red Alert: aerial threat. Sirens sounding. Take covernow!</text:p>
      <text:p text:style-name="P4">
News Collection Link: <text:a xlink:type="simple" xlink:href="https://liveuamap.com/en/2023/08-may-donetsk-oblast0435-red-alert-aerial-thg" text:style-name="Internet_20_link" text:visited-style-name="Visited_20_Internet_20_Link">
https://liveuamap.com/en/2023/08-may-donetsk-oblast0435-red-alert-aerial-thg</text:a>
</text:p>
      <text:p text:style-name="P4">
Source: <text:a xlink:type="simple" xlink:href="https://t.me/air_alert_ua/44718" text:style-name="Internet_20_link" text:visited-style-name="Visited_20_Internet_20_Link">
https://t.me/air_alert_ua/44718</text:a>
</text:p>
      <!--NEWS-->
      <text:h text:style-name="P10" text:outline-level="1">
<text:span text:style-name="T4">
Начальник ГУР МОУ провів зустріч з послом Програми «За безпечну Литву»</text:span>
</text:h>
      <text:p text:style-name="P4">
Author: ['АРМІЯINFORM']</text:p>
      <text:p text:style-name="P4">
Time: 2023-05-07T50:00:00-04:00</text:p>
      <text:p text:style-name="P4">
Description: Начальник Головного управління розвідки Міністерства оборони України генерал-майор Кири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32012_953223289430417_3999705954031113905_n.jpg" text:style-name="Internet_20_link" text:visited-style-name="Visited_20_Internet_20_Link">
345432012_953223289430417_3999705954031113905_n.jpg</text:a>
']</text:p>
      <text:p text:style-name="P4">
Tags: ['STOPRUSSIA', 'АГРЕСІЯ РФ', 'ГУР МОУ']</text:p>
      <text:p text:style-name="P4">
Category: News</text:p>
      <!--METADATA-->
      <text:p text:style-name="P4">
<draw:frame draw:style-name="fr1" draw:name="Image3" text:anchor-type="as-char" svg:width="6.9236in" svg:height="3.894525in" draw:z-index="0">
<draw:image xlink:href="../Images/AРМІЯINFORM/2023-05-07T50-00-00-04-00/345432012_953223289430417_3999705954031113905_n.jpg" xlink:type="simple" xlink:show="embed" xlink:actuate="onLoad" draw:mime-type="image/jpeg"/>
</draw:frame>
</text:p>
      <text:p text:style-name="P4">
Начальник Головного управління розвідки Міністерства оборони України генерал-майор Кирило Буданов провів зустріч з послом Програми Президента ЛитовськоїРеспубліки «За безпечну Литву», громадським діячем та активним волонтеромАндріусом Тапінасом.</text:p>
      <text:p text:style-name="P4">
Про це<text:a xlink:type="simple" xlink:href="https://www.facebook.com/DefenceIntelligenceofUkraine/posts/pfbid034qw4uhrkWnWQVNU8UqtVcqGGmhoqJ1ZwBwhFnTx7E5xwnKSX5pSd9gEy1ktxGeskl" text:style-name="Internet_20_link" text:visited-style-name="Visited_20_Internet_20_Link">
повідомляє</text:a>
Головне управління розвідки Міністерства оборони України:</text:p>
      <text:p text:style-name="P4">
Андріус Тапінас — друг України. Минулого року у Литві він провів успішнікампанії зі збору коштів на придбання ударно-розвідувального безпілотника«Байрактар» український армії, а також із закупівлі радарів для ЗСУ назагальну суму 14 000 000 євро.</text:p>
      <text:p text:style-name="P4">
Днями Андріус Тапінас прибув до України з черговим вантажем допомоги відлитовських громад.</text:p>
      <text:p text:style-name="P4">
Керівник воєнної розвідки України Кирило Буданов висловив вдячність литовськимдрузям за важливе військове обладнання, яке значно посилить підрозділи ГУР МОУкраїни та ЗС України, що протидіють російським окупантам на передових рубежахоборони.</text:p>
      <text:p text:style-name="P4">
«Допомога литовського народу українському не припиняється впродовж усіх роківвійни, і це вражає. Ми дуже цінуємо вашу величезну підтримку у війні зпідступною людиноненависницькою агресивною москвою. Наша перемога будеспільною!», — підкреслив генерал-майор Кирило Буданов.</text:p>
      <text:p text:style-name="P4">
Source: <text:a xlink:type="simple" xlink:href="https://armyinform.com.ua/2023/05/07/nachalnyk-gur-mou-proviv-zustrich-z-poslom-programy-prezydenta-lytovskoyi-respubliky-za-bezpechnu-lytvu/" text:style-name="Internet_20_link" text:visited-style-name="Visited_20_Internet_20_Link">
https://armyinform.com.ua/2023/05/07/nachalnyk-gur-mou-proviv-zustrich-z-poslom-programy-prezydenta-lytovskoyi-respubliky-za-bezpechnu-lytvu/</text:a>
</text:p>
      <!--NEWS-->
      <text:h text:style-name="P10" text:outline-level="1">
<text:span text:style-name="T4">
Спецпризначенці показали, як виконують надскладні завдання в найгарячіших точках</text:span>
</text:h>
      <text:p text:style-name="P4">
Author: ['АРМІЯINFORM']</text:p>
      <text:p text:style-name="P4">
Time: 2023-05-07T51:00:00-04:00</text:p>
      <text:p text:style-name="P4">
Description: Про це повідомляє Служба безпеки України:    «Спецпризначенці ЦСО „А“ СБУ викон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77047_786393102700514_5106181779198607988_n.jpg" text:style-name="Internet_20_link" text:visited-style-name="Visited_20_Internet_20_Link">
345577047_786393102700514_5106181779198607988_n.jpg</text:a>
', '<text:a xlink:type="simple" xlink:href="https://armyinform.com.ua/wp-content/uploads/2023/05/344025114_637278651314737_8914961985224287446_n-150x150.jpg" text:style-name="Internet_20_link" text:visited-style-name="Visited_20_Internet_20_Link">
344025114_637278651314737_8914961985224287446_n-150x150.jpg</text:a>
', '<text:a xlink:type="simple" xlink:href="https://armyinform.com.ua/wp-content/uploads/2023/05/344563520_630089175632055_8562161936360664766_n-150x150.jpg" text:style-name="Internet_20_link" text:visited-style-name="Visited_20_Internet_20_Link">
344563520_630089175632055_8562161936360664766_n-150x150.jpg</text:a>
', '<text:a xlink:type="simple" xlink:href="https://armyinform.com.ua/wp-content/uploads/2023/05/345301779_203689895779970_1687916318368010279_n-150x150.jpg" text:style-name="Internet_20_link" text:visited-style-name="Visited_20_Internet_20_Link">
345301779_203689895779970_1687916318368010279_n-150x150.jpg</text:a>
', '<text:a xlink:type="simple" xlink:href="https://armyinform.com.ua/wp-content/uploads/2023/05/345447285_576912427915670_2288983538949553452_n-150x150.jpg" text:style-name="Internet_20_link" text:visited-style-name="Visited_20_Internet_20_Link">
345447285_576912427915670_2288983538949553452_n-150x150.jpg</text:a>
', '<text:a xlink:type="simple" xlink:href="https://armyinform.com.ua/wp-content/uploads/2023/05/345572167_1313005916278875_2109579558626092030_n-150x150.jpg" text:style-name="Internet_20_link" text:visited-style-name="Visited_20_Internet_20_Link">
345572167_1313005916278875_2109579558626092030_n-150x150.jpg</text:a>
']</text:p>
      <text:p text:style-name="P4">
Tags: ['STOPRUSSIA', 'АГРЕСІЯ РФ']</text:p>
      <text:p text:style-name="P4">
Category: News</text:p>
      <!--METADATA-->
      <text:p text:style-name="P4">
<draw:frame draw:style-name="fr1" draw:name="Image4" text:anchor-type="as-char" svg:width="6.9236in" svg:height="5.1927in" draw:z-index="0">
<draw:image xlink:href="../Images/AРМІЯINFORM/2023-05-07T51-00-00-04-00/345577047_786393102700514_5106181779198607988_n.jpg" xlink:type="simple" xlink:show="embed" xlink:actuate="onLoad" draw:mime-type="image/jpeg"/>
</draw:frame>
</text:p>
      <text:p text:style-name="P4">
Про це<text:a xlink:type="simple" xlink:href="https://www.facebook.com/SecurSerUkraine/posts/pfbid02v7CShKtUsz6ntSq8yKDQ5BTPgiyEksxLZmjk6XMgXC3gF6rkWKmfGMjTTNDcFwRZl" text:style-name="Internet_20_link" text:visited-style-name="Visited_20_Internet_20_Link">
повідомляє</text:a>
Служба безпеки України:</text:p>
      <text:p text:style-name="P4">
«Спецпризначенці ЦСО „А“ СБУ виконують надскладні завдання в найгарячішихточках цієї війни. І де б наші бійці не з’явилися — в окупантів миттєвозростає статистика втрат.</text:p>
      <text:p text:style-name="P4">
Працюємо 24/7 заради нашої Перемоги!».</text:p>
      <text:p text:style-name="P4">
<text:a xlink:type="simple" xlink:href="https://armyinform.com.ua/wp-content/uploads/2023/05/344025114_637278651314737_8914961985224287446_n.jpg" text:style-name="Internet_20_link" text:visited-style-name="Visited_20_Internet_20_Link">
<draw:frame draw:style-name="fr1" draw:name="Image5" text:anchor-type="as-char" svg:width="6.9236in" svg:height="6.9236in" draw:z-index="0">
<draw:image xlink:href="../Images/AРМІЯINFORM/2023-05-07T51-00-00-04-00/344025114_637278651314737_8914961985224287446_n-150x150.jpg" xlink:type="simple" xlink:show="embed" xlink:actuate="onLoad" draw:mime-type="image/jpeg"/>
</draw:frame>
</text:a>
</text:p>
      <text:p text:style-name="P4">
<text:a xlink:type="simple" xlink:href="https://armyinform.com.ua/wp-content/uploads/2023/05/344563520_630089175632055_8562161936360664766_n.jpg" text:style-name="Internet_20_link" text:visited-style-name="Visited_20_Internet_20_Link">
<draw:frame draw:style-name="fr1" draw:name="Image6" text:anchor-type="as-char" svg:width="6.9236in" svg:height="6.9236in" draw:z-index="0">
<draw:image xlink:href="../Images/AРМІЯINFORM/2023-05-07T51-00-00-04-00/344563520_630089175632055_8562161936360664766_n-150x150.jpg" xlink:type="simple" xlink:show="embed" xlink:actuate="onLoad" draw:mime-type="image/jpeg"/>
</draw:frame>
</text:a>
</text:p>
      <text:p text:style-name="P4">
<text:a xlink:type="simple" xlink:href="https://armyinform.com.ua/wp-content/uploads/2023/05/345301779_203689895779970_1687916318368010279_n.jpg" text:style-name="Internet_20_link" text:visited-style-name="Visited_20_Internet_20_Link">
<draw:frame draw:style-name="fr1" draw:name="Image7" text:anchor-type="as-char" svg:width="6.9236in" svg:height="6.9236in" draw:z-index="0">
<draw:image xlink:href="../Images/AРМІЯINFORM/2023-05-07T51-00-00-04-00/345301779_203689895779970_1687916318368010279_n-150x150.jpg" xlink:type="simple" xlink:show="embed" xlink:actuate="onLoad" draw:mime-type="image/jpeg"/>
</draw:frame>
</text:a>
</text:p>
      <text:p text:style-name="P4">
<text:a xlink:type="simple" xlink:href="https://armyinform.com.ua/wp-content/uploads/2023/05/345447285_576912427915670_2288983538949553452_n.jpg" text:style-name="Internet_20_link" text:visited-style-name="Visited_20_Internet_20_Link">
<draw:frame draw:style-name="fr1" draw:name="Image8" text:anchor-type="as-char" svg:width="6.9236in" svg:height="6.9236in" draw:z-index="0">
<draw:image xlink:href="../Images/AРМІЯINFORM/2023-05-07T51-00-00-04-00/345447285_576912427915670_2288983538949553452_n-150x150.jpg" xlink:type="simple" xlink:show="embed" xlink:actuate="onLoad" draw:mime-type="image/jpeg"/>
</draw:frame>
</text:a>
</text:p>
      <text:p text:style-name="P4">
<text:a xlink:type="simple" xlink:href="https://armyinform.com.ua/wp-content/uploads/2023/05/345572167_1313005916278875_2109579558626092030_n.jpg" text:style-name="Internet_20_link" text:visited-style-name="Visited_20_Internet_20_Link">
<draw:frame draw:style-name="fr1" draw:name="Image9" text:anchor-type="as-char" svg:width="6.9236in" svg:height="6.9236in" draw:z-index="0">
<draw:image xlink:href="../Images/AРМІЯINFORM/2023-05-07T51-00-00-04-00/345572167_1313005916278875_2109579558626092030_n-150x150.jpg" xlink:type="simple" xlink:show="embed" xlink:actuate="onLoad" draw:mime-type="image/jpeg"/>
</draw:frame>
</text:a>
</text:p>
      <text:p text:style-name="P4">
Source: <text:a xlink:type="simple" xlink:href="https://armyinform.com.ua/2023/05/07/speczpryznachenczi-pokazaly-yak-vykonuyut-nadskladni-zadachi-u-najgaryachishyh-tochkah/" text:style-name="Internet_20_link" text:visited-style-name="Visited_20_Internet_20_Link">
https://armyinform.com.ua/2023/05/07/speczpryznachenczi-pokazaly-yak-vykonuyut-nadskladni-zadachi-u-najgaryachishyh-tochkah/</text:a>
</text:p>
      <!--NEWS-->
      <text:h text:style-name="P10" text:outline-level="1">
<text:span text:style-name="T4">
Новий глава делегації Міжнародного комітету Червоного Хреста в Україні відвідав Офіс Президента</text:span>
</text:h>
      <text:p text:style-name="P4">
Author: ['АРМІЯINFORM']</text:p>
      <text:p text:style-name="P4">
Time: 2023-05-07T52:00:00-04:00</text:p>
      <text:p text:style-name="P4">
Description: Заступник керівника Офісу Президента Олексій Кулеба зустрівся з новим очільни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0663843bb82bd34dae39fcae5dcb3c8_1683314439_extra_large-1.jpeg" text:style-name="Internet_20_link" text:visited-style-name="Visited_20_Internet_20_Link">
50663843bb82bd34dae39fcae5dcb3c8_1683314439_extra_large-1.jpeg</text:a>
', '<text:a xlink:type="simple" xlink:href="https://armyinform.com.ua/wp-content/uploads/2023/05/79c3acae6acd4878ce3b40521be6447e_1683314439_extra_large.jpeg" text:style-name="Internet_20_link" text:visited-style-name="Visited_20_Internet_20_Link">
79c3acae6acd4878ce3b40521be6447e_1683314439_extra_large.jpeg</text:a>
', '<text:a xlink:type="simple" xlink:href="https://armyinform.com.ua/wp-content/uploads/2023/05/e22c3a4d99783966a0ae9d3eecca3d49_1683314439_extra_large.jpeg" text:style-name="Internet_20_link" text:visited-style-name="Visited_20_Internet_20_Link">
e22c3a4d99783966a0ae9d3eecca3d49_1683314439_extra_large.jpeg</text:a>
']</text:p>
      <text:p text:style-name="P4">
Tags: ['ОФІС ПРЕЗИДЕНТА УКРАЇНИ']</text:p>
      <text:p text:style-name="P4">
Category: News</text:p>
      <!--METADATA-->
      <text:p text:style-name="P4">
<draw:frame draw:style-name="fr1" draw:name="Image10" text:anchor-type="as-char" svg:width="6.9236in" svg:height="4.604691in" draw:z-index="0">
<draw:image xlink:href="../Images/AРМІЯINFORM/2023-05-07T52-00-00-04-00/50663843bb82bd34dae39fcae5dcb3c8_1683314439_extra_large-1.jpeg" xlink:type="simple" xlink:show="embed" xlink:actuate="onLoad" draw:mime-type="image/jpeg"/>
</draw:frame>
</text:p>
      <text:p text:style-name="P4">
Заступник керівника Офісу Президента Олексій Кулеба зустрівся з новимочільником делегації Міжнародного комітету Червоного Хреста в Україні ЮргомЕгліном.</text:p>
      <text:p text:style-name="P4">
Сторони обговорили питання подальшої співпраці, а також дотриманняосновоположних норм міжнародного гуманітарного права в умовах порушеннядержавою-агресором усіх принципів ведення війни.</text:p>
      <text:p text:style-name="P4">
Заступник керівника Офісу Президента подякував представникам Міжнародногокомітету Червоного Хреста за допомогу Україні в умовах російської агресії.</text:p>
      <text:p text:style-name="P4">
<draw:frame draw:style-name="fr1" draw:name="Image11" text:anchor-type="as-char" svg:width="6.9236in" svg:height="4.604691in" draw:z-index="0">
<draw:image xlink:href="../Images/AРМІЯINFORM/2023-05-07T52-00-00-04-00/79c3acae6acd4878ce3b40521be6447e_1683314439_extra_large.jpeg" xlink:type="simple" xlink:show="embed" xlink:actuate="onLoad" draw:mime-type="image/jpeg"/>
</draw:frame>
</text:p>
      <text:p text:style-name="P4">
«Евакуація людей із зони бойових дій та окупованих регіонів, гуманітарна,медична, фінансова допомога – Україна високо оцінює роль Міжнародного комітетуЧервоного Хреста у подоланні наслідків війни Росії проти України. Вашадопомога виявилася справжнім порятунком для мільйонів мирних людей», –зазначив Олексій Кулеба.</text:p>
      <text:p text:style-name="P4">
Крім того, заступник керівника Офісу Президента висловив переконання щодопосилення співпраці. Зокрема у відновленні життєдіяльності в деокупованихрегіонах, а також у задоволенні потреб вимушених переселенців та дітейУкраїни.</text:p>
      <text:p text:style-name="P4">
«Нашим пріоритетом також є повернення всіх українських військовополонених,надання їм гуманітарної допомоги і медикаментів, включно з тими, хтоутримується на тимчасово окупованих територіях України», – додав ОлексійКулеба.</text:p>
      <text:p text:style-name="P4">
<draw:frame draw:style-name="fr1" draw:name="Image12" text:anchor-type="as-char" svg:width="6.9236in" svg:height="4.604691in" draw:z-index="0">
<draw:image xlink:href="../Images/AРМІЯINFORM/2023-05-07T52-00-00-04-00/e22c3a4d99783966a0ae9d3eecca3d49_1683314439_extra_large.jpeg" xlink:type="simple" xlink:show="embed" xlink:actuate="onLoad" draw:mime-type="image/jpeg"/>
</draw:frame>
</text:p>
      <text:p text:style-name="P4">
У свою чергу, глава делегації Міжнародного комітету Червоного Хреста в УкраїніЮрг Еглін висловив готовність до подальшого співробітництва.</text:p>
      <text:p text:style-name="P4">
«Прибувши до України, я на власні очі побачив неймовірні страждання людей. Щобі далі якнайкраще допомагати українцям гуманітарно, я сподіваюся на подальшепоглиблення нашої взаємодії з Офісом Президента України», – зазначив ЮргЕглін.</text:p>
      <text:p text:style-name="P4">
Source: <text:a xlink:type="simple" xlink:href="https://armyinform.com.ua/2023/05/07/novyj-glava-delegacziyi-mizhnarodnogo-komitetu-chervonogo-hresta-v-ukrayini-zustrivsya-z-zastupnykom-kerivnyka-ofisu-prezydenta/" text:style-name="Internet_20_link" text:visited-style-name="Visited_20_Internet_20_Link">
https://armyinform.com.ua/2023/05/07/novyj-glava-delegacziyi-mizhnarodnogo-komitetu-chervonogo-hresta-v-ukrayini-zustrivsya-z-zastupnykom-kerivnyka-ofisu-prezydenta/</text:a>
</text:p>
      <!--NEWS-->
      <text:h text:style-name="P10" text:outline-level="1">
<text:span text:style-name="T4">
У квітні Національне інформаційне бюро прийняло близько 19 тисяч звернень</text:span>
</text:h>
      <text:p text:style-name="P4">
Author: ['АРМІЯINFORM']</text:p>
      <text:p text:style-name="P4">
Time: 2023-05-07T53:00:00-04:00</text:p>
      <text:p text:style-name="P4">
Description: До Національного інформаційного бюро (НІБ) при Мінреінтеграції надходять звернення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301085_986075982732520_1137367812158665987_n-1.jpg" text:style-name="Internet_20_link" text:visited-style-name="Visited_20_Internet_20_Link">
345301085_986075982732520_1137367812158665987_n-1.jpg</text:a>
']</text:p>
      <text:p text:style-name="P4">
Tags: ['STOPRUSSIA', 'АГРЕСІЯ РФ']</text:p>
      <text:p text:style-name="P4">
Category: News</text:p>
      <!--METADATA-->
      <text:p text:style-name="P4">
<draw:frame draw:style-name="fr1" draw:name="Image13" text:anchor-type="as-char" svg:width="6.9236in" svg:height="5.667642in" draw:z-index="0">
<draw:image xlink:href="../Images/AРМІЯINFORM/2023-05-07T53-00-00-04-00/345301085_986075982732520_1137367812158665987_n-1.jpg" xlink:type="simple" xlink:show="embed" xlink:actuate="onLoad" draw:mime-type="image/jpeg"/>
</draw:frame>
</text:p>
      <text:p text:style-name="P4">
До Національного інформаційного бюро (НІБ) при Мінреінтеграції надходятьзвернення щодо зникнення людей, потрапляння в полон, депортації та примусовоїмобілізації на тимчасово окупованих територіях України.</text:p>
      <text:p text:style-name="P4">
Про це<text:a xlink:type="simple" xlink:href="https://www.facebook.com/MReintegration/posts/pfbid0Lfr2KaCpKmhU8xZZdPiAu5JdTSAkV1FDsz8XgAP471aBmGjiySVX18He9EXZfkNjl" text:style-name="Internet_20_link" text:visited-style-name="Visited_20_Internet_20_Link">
повідомляє</text:a>
Міністерство з питань реінтеграції тимчасово окупованих територій України.</text:p>
      <text:p text:style-name="P4">
Зокрема, минулого місяця:</text:p>
      <text:p text:style-name="P4">
• оператори цілодобової гарячої лінії НІБ: 1648 прийняли більш як 10 тисячдзвінків;</text:p>
      <text:p text:style-name="P4">
• понад 600 звернень надійшло через онлайн-форму на сайті НІБ;</text:p>
      <text:p text:style-name="P4">
• більше ніж 3 тисячі звернень — через чат-боти у Telegram і Viber;</text:p>
      <text:p text:style-name="P4">
• близько 5 тисяч звернень — на електронну пошту: <text:a xlink:type="simple" xlink:href="https://armyinform.com.ua/cdn-cgi/l/email-protection" text:style-name="Internet_20_link" text:visited-style-name="Visited_20_Internet_20_Link">
[email protected]</text:a>
</text:p>
      <text:p text:style-name="P4">
Source: <text:a xlink:type="simple" xlink:href="https://armyinform.com.ua/2023/05/07/u-kvitni-naczionalne-informaczijne-byuro-pryjnyalo-blyzko-19-tysyach-zvernen/" text:style-name="Internet_20_link" text:visited-style-name="Visited_20_Internet_20_Link">
https://armyinform.com.ua/2023/05/07/u-kvitni-naczionalne-informaczijne-byuro-pryjnyalo-blyzko-19-tysyach-zvernen/</text:a>
</text:p>
      <!--NEWS-->
      <text:h text:style-name="P10" text:outline-level="1">
<text:span text:style-name="T4">
Як розповідати про свій військовий досвід під час працевлаштування на роботу</text:span>
</text:h>
      <text:p text:style-name="P4">
Author: ['АРМІЯINFORM']</text:p>
      <text:p text:style-name="P4">
Time: 2023-05-07T54:00:00-04:00</text:p>
      <text:p text:style-name="P4">
Description: Чи варто говорити про свій військовий досвід працедавцям? Так, варто. Фахівці з Vetera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49090_641662077802578_1944671489728827121_n.jpg" text:style-name="Internet_20_link" text:visited-style-name="Visited_20_Internet_20_Link">
345249090_641662077802578_1944671489728827121_n.jpg</text:a>
']</text:p>
      <text:p text:style-name="P4">
Tags: ['VETERAN HUB', 'ВЕТЕРАНИ', 'ПРАЦЕВЛАШТУВАННЯ ВЕТЕРАНІВ']</text:p>
      <text:p text:style-name="P4">
Category: News</text:p>
      <!--METADATA-->
      <text:p text:style-name="P4">
<draw:frame draw:style-name="fr1" draw:name="Image14" text:anchor-type="as-char" svg:width="6.9236in" svg:height="6.9236in" draw:z-index="0">
<draw:image xlink:href="../Images/AРМІЯINFORM/2023-05-07T54-00-00-04-00/345249090_641662077802578_1944671489728827121_n.jpg" xlink:type="simple" xlink:show="embed" xlink:actuate="onLoad" draw:mime-type="image/jpeg"/>
</draw:frame>
</text:p>
      <text:p text:style-name="P4">
Чи варто говорити про свій військовий досвід працедавцям? Так, варто. Фахівціз Veteran Hub розповідають, чому це важливо і як це найкраще зробити.</text:p>
      <text:p text:style-name="P4">
Якщо тебе зацікавила певна вакансія, ти можеш належним чином підготуватися доспівбесіди, щоб успішно її пройти. Для цього підготуй резюме, детально вкажи вньому свій досвід служби і здобуті навички. Найкраще описувати їх простоюмовою без військової специфічної термінології. Виділи ті навички, яківідповідають вакансії — так буде більше шансів отримати запрошення наспівбесіду.</text:p>
      <text:p text:style-name="P4">
<text:span text:style-name="T4">
Як говорити про свій досвід на співбесіді?</text:span>
</text:p>
      <ul>
        <li>
Розповідаючи про військовий досвід, спробуй робити це простими словами, уникай специфічних військових термінів. На запитання відповідай у форматі STAR (situation, task, action, result) — ситуація, завдання, дія, результат. Обов’язково розкажи, як твій військовий досвід пов’язаний із цікавою тобі посадою.  * Розкажи про ситуації в армії, коли ти успішно досягав/ла мети. Працедавці просять розповісти про досвід роботи, щоб оцінити, як кандидати поводитимуться на новій посаді. Робота на результат, дисципліна і підготовленість є ключовими рисами військових, які оцінять усі роботодавці. Коротко наведи один-два приклади, як будеш застосовувати свої навички і досвід на цій посаді. Наприкінці співбесіди домовся з інтерв’юерами, коли отримаєш відповідь про твою кандидатуру.  * Будь готовим/ою до запитань. Також будь конкретним/ою у відповідях, говори про виконувані завдання і які професійні навички вони тобі дали. Дуже круто, коли кандидати розповідають про свої лідерські якості, роль у команді та те, як керували проєктами й людьми. Коли людина підготувалася до зустрічі — це одразу помітно з того, як вона переймає стиль ведення інтерв’ю, відчуває корпоративну культуру спілкування.  * Пам’ятай, співбесіда — це діалог двох. Ти також шукаєш свого роботодавця, тому маєш почуватися безпечно та відкрито говорити про військову службу як професійний досвід, аніж як про травматичний.</li>
      </ul>
      <text:p text:style-name="P4">
Якщо потребуєш допомоги в підготовці до співбесіди, то звертайся доконсультантів з пошуку роботи Veteran Hub — офлайн в Києві та Вінниці або наЛінію підтримки.</text:p>
      <text:p text:style-name="P4">
Більше порад у<text:a xlink:type="simple" xlink:href="https://veteranhub.com.ua/military-experience.../article005" text:style-name="Internet_20_link" text:visited-style-name="Visited_20_Internet_20_Link">
 статті</text:a>
 на сайті Veteran Hub.</text:p>
      <text:p text:style-name="P4">
Проєкт «Військовий досвід у резюме» став можливим завдяки Програміреінтеграції ветеранів, яку реалізує IREX та Veteran Hub за підтримкиДержавного департаменту США.</text:p>
      <text:p text:style-name="P4">
Source: <text:a xlink:type="simple" xlink:href="https://armyinform.com.ua/2023/05/07/yak-rozpovidaty-pro-svij-vijskovyj-dosvid-pry-praczevlashtuvanni-na-robotu/" text:style-name="Internet_20_link" text:visited-style-name="Visited_20_Internet_20_Link">
https://armyinform.com.ua/2023/05/07/yak-rozpovidaty-pro-svij-vijskovyj-dosvid-pry-praczevlashtuvanni-na-robotu/</text:a>
</text:p>
      <!--NEWS-->
      <text:h text:style-name="P10" text:outline-level="1">
<text:span text:style-name="T4">
Повідомлено про підозру російським сенаторам, які підтримали «приєднання» до рф тимчасово окупованих регіонів України</text:span>
</text:h>
      <text:p text:style-name="P4">
Author: ['АРМІЯINFORM']</text:p>
      <text:p text:style-name="P4">
Time: 2023-05-07T55:00:00-04:00</text:p>
      <text:p text:style-name="P4">
Description: Служба безпеки та Офіс Генерального прокурора зібрали масштабну доказову базу на 17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3990836_928336178424793_104690195493633760_n.jpg" text:style-name="Internet_20_link" text:visited-style-name="Visited_20_Internet_20_Link">
343990836_928336178424793_104690195493633760_n.jpg</text:a>
']</text:p>
      <text:p text:style-name="P4">
Tags: ['STOPRUSSIA', 'АГРЕСІЯ РФ']</text:p>
      <text:p text:style-name="P4">
Category: News</text:p>
      <!--METADATA-->
      <text:p text:style-name="P4">
<draw:frame draw:style-name="fr1" draw:name="Image15" text:anchor-type="as-char" svg:width="6.9236in" svg:height="6.265858in" draw:z-index="0">
<draw:image xlink:href="../Images/AРМІЯINFORM/2023-05-07T55-00-00-04-00/343990836_928336178424793_104690195493633760_n.jpg" xlink:type="simple" xlink:show="embed" xlink:actuate="onLoad" draw:mime-type="image/jpeg"/>
</draw:frame>
</text:p>
      <text:p text:style-name="P4">
Служба безпеки та Офіс Генерального прокурора зібрали масштабну доказову базуна 170 сенаторів ради федерації федеральних зборів рф, які сприяли тимчасовійокупації частини східних та південних регіонів України.</text:p>
      <text:p text:style-name="P4">
Про це<text:a xlink:type="simple" xlink:href="https://www.facebook.com/SecurSerUkraine/posts/pfbid0mA87hGXqmedCFzoFZFzj6hLWGcx5QTujzetPvX1fbSmhTZirvv7wn6wDb6sKSsu5l" text:style-name="Internet_20_link" text:visited-style-name="Visited_20_Internet_20_Link">
повідомляє</text:a>
Служба безпеки України.</text:p>
      <text:p text:style-name="P4">
У лютому 2022 року всі вони підтримали ратифікацію «договору про дружбу,співробітництво та взаємодопомогу» між країною-агресором і терористичнимиорганізаціями «л/днр».</text:p>
      <text:p text:style-name="P4">
Також посадовці одностайно підтримали звернення президента росії провикористання зс рф за межами країни.</text:p>
      <text:p text:style-name="P4">
Тим самим сенатори сприяли реалізації плану москви щодо ведення агресивноївійни проти нашої держави.</text:p>
      <text:p text:style-name="P4">
Крім цього, у жовтні минулого року вони ратифікували «договори про входження»до складу рф тимчасово окупованих районів Донецької, Луганської, Херсонськоїта Запорізької областей.</text:p>
      <text:p text:style-name="P4">
На підставі зібраних доказів слідчі Служби безпеки повідомили російськимсенаторам про підозру за такими статтями Кримінального кодексу України:</text:p>
      <text:p text:style-name="P4">
▪️ч. 3 ст. 110 (посягання на територіальну цілісність та недоторканністьУкраїни);</text:p>
      <text:p text:style-name="P4">
▪️ ч. 5 ст. 27, ч. 2 ст. 437 (планування, підготовка, розв’язування та веденняагресивної війни).</text:p>
      <text:p text:style-name="P4">
Зловмисникам загрожує до 15 років позбавлення волі або довічне ув’язнення зконфіскацією майна.</text:p>
      <text:p text:style-name="P4">
Досудове розслідування проводять співробітники СБУ за процесуальногокерівництва Офісу Генерального прокурора.</text:p>
      <text:p text:style-name="P4">
Source: <text:a xlink:type="simple" xlink:href="https://armyinform.com.ua/2023/05/07/povidomleno-pro-pidozru-rosijskym-senatoram-yaki-pidtrymaly-pryyednannya-do-rf-tymchasovo-okupovanyh-regioniv-ukrayiny/" text:style-name="Internet_20_link" text:visited-style-name="Visited_20_Internet_20_Link">
https://armyinform.com.ua/2023/05/07/povidomleno-pro-pidozru-rosijskym-senatoram-yaki-pidtrymaly-pryyednannya-do-rf-tymchasovo-okupovanyh-regioniv-ukrayiny/</text:a>
</text:p>
      <!--NEWS-->
      <text:h text:style-name="P10" text:outline-level="1">
<text:span text:style-name="T4">
Протягом минулої доби наші захисники знищили 15 БПЛА</text:span>
</text:h>
      <text:p text:style-name="P4">
Author: ['АРМІЯINFORM']</text:p>
      <text:p text:style-name="P4">
Time: 2023-05-07T56:00:00-04:00</text:p>
      <text:p text:style-name="P4">
Description: Авіація Сил оборони за минулу добу завдала 7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16" text:anchor-type="as-char" svg:width="6.9236in" svg:height="4.49457in" draw:z-index="0">
<draw:image xlink:href="../Images/AРМІЯINFORM/2023-05-07T56-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7 ударів по районах зосередженняособового складу та військової техніки противника, а також удару по ворожомузенітно-ракетному комплексу.</text:p>
      <text:p text:style-name="P4">
Про це у Facebook<text:a xlink:type="simple" xlink:href="https://www.facebook.com/GeneralStaff.ua/posts/pfbid0DzhMiMJs6HUnhiPFZW4i1aVCn8T6i1SVm3Fn7n1PPvrHPp7W4nngmyeG2BajpHstl" text:style-name="Internet_20_link" text:visited-style-name="Visited_20_Internet_20_Link">
повідомляє</text:a>
Генеральний штаб ЗСУ.</text:p>
      <text:p text:style-name="P4">
Протягом минулої доби наші захисники знищили 7 ударних та 8 розвідувальнихБПЛА. А підрозділи ракетних військ і артилерії уразили пункт управління, 3райони зосередження озброєння та військової техніки противника, а такожартилерійський підрозділ на вогневій позиції.</text:p>
      <text:p text:style-name="P4">
Source: <text:a xlink:type="simple" xlink:href="https://armyinform.com.ua/2023/05/07/protyagom-mynuloyi-doby-nashi-zahysnyky-znyshhyly-15-bpla/" text:style-name="Internet_20_link" text:visited-style-name="Visited_20_Internet_20_Link">
https://armyinform.com.ua/2023/05/07/protyagom-mynuloyi-doby-nashi-zahysnyky-znyshhyly-15-bpla/</text:a>
</text:p>
      <!--NEWS-->
      <text:h text:style-name="P10" text:outline-level="1">
<text:span text:style-name="T4">
російські окупанти евакуйовують жителів Енергодара в напрямку Бердянська та Приморська</text:span>
</text:h>
      <text:p text:style-name="P4">
Author: ['АРМІЯINFORM']</text:p>
      <text:p text:style-name="P4">
Time: 2023-05-07T57:00:00-04:00</text:p>
      <text:p text:style-name="P4">
Description: Про це у Facebook повідомляє Генеральний штаб ЗСУ.    російські окупанти провод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17" text:anchor-type="as-char" svg:width="6.9236in" svg:height="3.893007in" draw:z-index="0">
<draw:image xlink:href="../Images/AРМІЯINFORM/2023-05-07T57-00-00-04-00/okupant.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DzhMiMJs6HUnhiPFZW4i1aVCn8T6i1SVm3Fn7n1PPvrHPp7W4nngmyeG2BajpHstl" text:style-name="Internet_20_link" text:visited-style-name="Visited_20_Internet_20_Link">
повідомляє</text:a>
Генеральний штаб ЗСУ.</text:p>
      <text:p text:style-name="P4">
російські окупанти проводять евакуацію місцевих жителів з тимчасовозахопленого Енергодара Запорізької області в напрямку населених пунктівБердянськ та Приморськ, на місцеві бази відпочинку. Евакуації підлягають люди,які мають російські паспорти. При чому насамперед потрапляють ті, хтопогодився на російське громадянство в перші місяці окупації.</text:p>
      <text:p text:style-name="P4">
Source: <text:a xlink:type="simple" xlink:href="https://armyinform.com.ua/2023/05/07/rosijski-okupanty-evakujovuyut-zhyteliv-energodara-u-napryamku-berdyanska-ta-prymorska/" text:style-name="Internet_20_link" text:visited-style-name="Visited_20_Internet_20_Link">
https://armyinform.com.ua/2023/05/07/rosijski-okupanty-evakujovuyut-zhyteliv-energodara-u-napryamku-berdyanska-ta-prymorska/</text:a>
</text:p>
      <!--NEWS-->
      <text:h text:style-name="P10" text:outline-level="1">
<text:span text:style-name="T4">
У Старобільському районі загарбники облаштували польовий шпиталь, де лікуються до 70 осіб</text:span>
</text:h>
      <text:p text:style-name="P4">
Author: ['АРМІЯINFORM']</text:p>
      <text:p text:style-name="P4">
Time: 2023-05-07T58:00:00-04:00</text:p>
      <text:p text:style-name="P4">
Description: Про це у Facebook повідомляє Генеральний штаб ЗСУ.    Для надання медичної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text:p>
      <text:p text:style-name="P4">
Category: News</text:p>
      <!--METADATA-->
      <text:p text:style-name="P4">
<draw:frame draw:style-name="fr1" draw:name="Image18" text:anchor-type="as-char" svg:width="6.9236in" svg:height="4.615733in" draw:z-index="0">
<draw:image xlink:href="../Images/AРМІЯINFORM/2023-05-07T58-00-00-04-00/poraneni-okupan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DzhMiMJs6HUnhiPFZW4i1aVCn8T6i1SVm3Fn7n1PPvrHPp7W4nngmyeG2BajpHstl" text:style-name="Internet_20_link" text:visited-style-name="Visited_20_Internet_20_Link">
повідомляє</text:a>
Генеральний штаб ЗСУ.</text:p>
      <text:p text:style-name="P4">
Для надання медичної допомоги своїм пораненим військовослужбовцям російськіокупанти продовжують використовувати інфраструктуру тимчасово окупованихнаселених пунктів. Нещодавно в одному із сіл Старобільського району Луганськоїобласті загарбники облаштували польовий шпиталь, де на лікуванні перебуває до70 осіб.</text:p>
      <text:p text:style-name="P4">
Source: <text:a xlink:type="simple" xlink:href="https://armyinform.com.ua/2023/05/07/u-starobilskomu-rajoni-zagarbnyky-oblashtuvaly-polovyj-shpytal-de-likuyutsya-do-70-osib/" text:style-name="Internet_20_link" text:visited-style-name="Visited_20_Internet_20_Link">
https://armyinform.com.ua/2023/05/07/u-starobilskomu-rajoni-zagarbnyky-oblashtuvaly-polovyj-shpytal-de-likuyutsya-do-70-osib/</text:a>
</text:p>
      <!--NEWS-->
      <text:h text:style-name="P10" text:outline-level="1">
<text:span text:style-name="T4">
Дмитро Кулеба у Гарварді закликав країни Азії відмовитися від нейтральності та підтримати Україну</text:span>
</text:h>
      <text:p text:style-name="P4">
Author: ['АРМІЯINFORM']</text:p>
      <text:p text:style-name="P4">
Time: 2023-05-07T59:00:00-04:00</text:p>
      <text:p text:style-name="P4">
Description: Російська агресія проти України має негативні наслідки для Азії та всього світу, т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07600a9-7e22-4af6-8f41-d38fbecf3663.jpg" text:style-name="Internet_20_link" text:visited-style-name="Visited_20_Internet_20_Link">
307600a9-7e22-4af6-8f41-d38fbecf3663.jpg</text:a>
']</text:p>
      <text:p text:style-name="P4">
Tags: ['STOPRUSSIA', 'АЗІЯ', 'ДМИТРО КУЛЕБА', 'МЗС']</text:p>
      <text:p text:style-name="P4">
Category: News</text:p>
      <!--METADATA-->
      <text:p text:style-name="P4">
<draw:frame draw:style-name="fr1" draw:name="Image19" text:anchor-type="as-char" svg:width="6.9236in" svg:height="3.956343in" draw:z-index="0">
<draw:image xlink:href="../Images/AРМІЯINFORM/2023-05-07T59-00-00-04-00/307600a9-7e22-4af6-8f41-d38fbecf3663.jpg" xlink:type="simple" xlink:show="embed" xlink:actuate="onLoad" draw:mime-type="image/jpeg"/>
</draw:frame>
</text:p>
      <text:p text:style-name="P4">
Російська агресія проти України має негативні наслідки для Азії та всьогосвіту, тому в інтересах держав регіону зайняти чітку позицію на підтримкунашої держави та статуту ООН.</text:p>
      <text:p text:style-name="P4">
Про це міністр закордонних справ України Дмитро Кулеба заявив в онлайн-виступіна заході Азійського Центру Гарвардського університету (США).</text:p>
      <text:p text:style-name="P4">
«Азія знаходиться в епіцентрі тектонічних зсувів у системі міжнароднихвідносин, які відбуваються через російську агресію проти України», — заявиввін.</text:p>
      <text:p text:style-name="P4">
Міністр підкреслив, що азійський регіон протягом десятиріч виступав глобальнимагентом змін: його держави вибороли незалежність, перемогли імперіалізм,віднайшли власний голос і втілили економічне диво, подолавши бідність.</text:p>
      <text:p text:style-name="P4">
«Два слова, які я чую від азійських колег дещо частіше, ніж хотілося би, це„солідарність“ та „нейтральність“. Вони висловлюють солідарність з Україною,за що ми вдячні, але декларують нейтральність щодо нас та Росії. Водночас прожодну нейтральність не може бути мови, коли йдеться про агресію, вбивства,терор, зґвалтування, мародерство і масові звірства. Країни Азії мають зайнятичітку позицію на підтримку України та Статуту ООН», — наголосив Дмитро Кулеба.</text:p>
      <text:p text:style-name="P4">
Голова МЗС переконаний, що розділення світу на Глобальний південь та північштучне. Натомість універсальними для всіх цінностями є принципи Статуту ООН,які необхідно захистити від імперіалізму.</text:p>
      <text:p text:style-name="P4">
«Новий імперіалізм вже не просто стукає в двері, а вибиває їх. Все через те,що протягом десятиліть світ мав сліпу пляму розміром з Росію. На щастя, це вминулому. Росія програє війну — не лише проти України, але і проти сучасності,розуму та здорового глузду», — заявив він.</text:p>
      <text:p text:style-name="P4">
Дмитро Кулеба порівняв керівництво Росії з диктаторами минулого, якінапередодні краху своїх режимів намагалися військовою силою втілюватиімперські амбіції, але вже невдовзі втрачали все.</text:p>
      <text:p text:style-name="P4">
«Російська війна проти України несе лише погані новини для всіх у світі.Українці страждають найбільше, але російська агресія також руйнує життя,економіки та надії людей у багатьох регіонах. Саму тому Росію необхіднозупинити», — зауважив міністр.</text:p>
      <text:p text:style-name="P4">
Дипломат нагадав, що на початку повномасштабного вторгнення ніхто не вірив вУкраїну, але нині ситуація докорінно змінилася завдяки тому, що українці малисміливість, а світ — гідність.</text:p>
      <text:p text:style-name="P4">
«Росія виявилася потьомкінською імперією — корумпованою, схильною досамозвеличення, надто самовпевненою, ззовні життєрадісною, але мертвоювсередині. Сьогодні Росія нічого не дає світові з ідеологічної точки зору,крім ненависті до Заходу і США. Якийсь час комусь це ще може бути до вподоби,але зрештою ця машина ненависті вичерпає паливо… та нафту», — зазначив ДмитроКулеба.</text:p>
      <text:p text:style-name="P4">
Міністр наголосив, що Україна переможе, а Росії знадобляться «покоління, щобвибратися з ями, в яку вона себе загнала». Головним уроком буде те, що«агресія не дає жодних результатів», і він буде однаково актуальним длязаходу, сходу, півдня та півночі світу.</text:p>
      <text:p text:style-name="P4">
«Уникнути зіткнення цивілізацій все ще можливо. Світ, в якому країнипідтримують одна одну, все ще актуальний. Якщо ми зможемо разом захиститисвободу, то так зможемо протистояти й іншим викликам: змінам клімату,продовольчій кризі, глобальній нерівності», — підсумував він.</text:p>
      <text:p text:style-name="P4">
<text:span text:style-name="T5">
Відео онлайн-заходу Азійського Центру Гарвардського університету<text:a xlink:type="simple" xlink:href="https://youtu.be/MeBuqP-77DU" text:style-name="Internet_20_link" text:visited-style-name="Visited_20_Internet_20_Link">
тут</text:a>
.</text:span>
</text:p>
      <text:p text:style-name="P4">
Source: <text:a xlink:type="simple" xlink:href="https://armyinform.com.ua/2023/05/07/dmytro-kuleba-u-garvardi-zaklykav-krayiny-aziyi-vidmovytysya-vid-nejtralnosti-ta-pidtrymaty-ukrayinu/" text:style-name="Internet_20_link" text:visited-style-name="Visited_20_Internet_20_Link">
https://armyinform.com.ua/2023/05/07/dmytro-kuleba-u-garvardi-zaklykav-krayiny-aziyi-vidmovytysya-vid-nejtralnosti-ta-pidtrymaty-ukrayinu/</text:a>
</text:p>
      <!--NEWS-->
      <text:h text:style-name="P10" text:outline-level="1">
<text:span text:style-name="T4">
Як наш безпілотник знищує російський комплекс спостереження «Муром-П»</text:span>
</text:h>
      <text:p text:style-name="P4">
Author: ['АРМІЯINFORM']</text:p>
      <text:p text:style-name="P4">
Time: 2023-05-07T60:00:00-04:00</text:p>
      <text:p text:style-name="P4">
Description: Таке відео опублікував у себе в Telegram віцепрем’єр-міністр з інновацій, розвит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Таке відео опублікував у себе в Telegram віцепрем’єр-міністр з інновацій,розвитку освіти, науки та технологій — міністр цифрової трансформації УкраїниМихайло Федоров.</text:p>
      <text:p text:style-name="P4">
Source: <text:a xlink:type="simple" xlink:href="https://armyinform.com.ua/2023/05/07/yak-nash-bezpilotnyk-znyshhuye-rosijskyj-kompleks-sposterezhennya-murom-p/" text:style-name="Internet_20_link" text:visited-style-name="Visited_20_Internet_20_Link">
https://armyinform.com.ua/2023/05/07/yak-nash-bezpilotnyk-znyshhuye-rosijskyj-kompleks-sposterezhennya-murom-p/</text:a>
</text:p>
      <!--NEWS-->
      <text:h text:style-name="P10" text:outline-level="1">
<text:span text:style-name="T4">
Швейцарська компанія поставить в Україну близько 20 машин для розмінування</text:span>
</text:h>
      <text:p text:style-name="P4">
Author: ['АРМІЯINFORM']</text:p>
      <text:p text:style-name="P4">
Time: 2023-05-07T61:00:00-04:00</text:p>
      <text:p text:style-name="P4">
Description: Мінреінтеграції сприятиме залученню машин розмінування для очищення звільне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3-1.jpg" text:style-name="Internet_20_link" text:visited-style-name="Visited_20_Internet_20_Link">
golovna-3-1.jpg</text:a>
']</text:p>
      <text:p text:style-name="P4">
Tags: ['STOPRUSSIA', 'АГРЕСІЯ РФ', 'ДОПОМОГА ПАРТНЕРІВ', 'РОЗМІНУВАННЯ', 'СВІТ ПІДТРИМУЄ УКРАЇНУ']</text:p>
      <text:p text:style-name="P4">
Category: News</text:p>
      <!--METADATA-->
      <text:p text:style-name="P4">
<draw:frame draw:style-name="fr1" draw:name="Image20" text:anchor-type="as-char" svg:width="6.9236in" svg:height="4.048178in" draw:z-index="0">
<draw:image xlink:href="../Images/AРМІЯINFORM/2023-05-07T61-00-00-04-00/golovna-3-1.jpg" xlink:type="simple" xlink:show="embed" xlink:actuate="onLoad" draw:mime-type="image/jpeg"/>
</draw:frame>
Ілюстративне фото</text:p>
      <text:p text:style-name="P4">
Мінреінтеграції сприятиме залученню машин розмінування для очищення звільненихтериторій від вибухонебезпечних предметів.</text:p>
      <text:p text:style-name="P4">
Про це<text:a xlink:type="simple" xlink:href="https://www.facebook.com/MReintegration/posts/pfbid02surnM1sGQ46hqn63Uhpq1d28RyKu87Nx4tQvtPNm4afVPf6WrKQmjRCtRbjt6RaUl" text:style-name="Internet_20_link" text:visited-style-name="Visited_20_Internet_20_Link">
повідомляє</text:a>
Міністерство з питань реінтеграції тимчасово окупованих територій України.</text:p>
      <text:p text:style-name="P4">
Відповідний меморандум про співробітництво був підписаний між Міністерством ішвейцарською компанією-виробником механізованих засобів розмінування GlobalСlearance Solutions (GCS).</text:p>
      <text:p text:style-name="P4">
Результатом співпраці має стати залучення компанією машин розмінування. Машинизастосують для очищення від мін і нерозірваних боєприпасівсільськогосподарських угідь та об’єктів критичної інфраструктури деокупованихрайонів Миколаївської, Харківської та Херсонської областей.</text:p>
      <text:p text:style-name="P4">
Для цього керівництвом GCS було заявлено про наміри протягом цього рокупоставити в Україну близько 20 машин розмінування.</text:p>
      <text:p text:style-name="P4">
Крім того, сторони домовилися взаємодіяти у царині технічного та нетехнічногообстеження ймовірно забруднених ВНП територій. А також — проводити навчаннянаселення звільнених територій ризикам, пов’язаним із мінами танездетонованими боєприпасами.</text:p>
      <text:p text:style-name="P4">
Source: <text:a xlink:type="simple" xlink:href="https://armyinform.com.ua/2023/05/07/shvejczarska-kompaniya-postavyt-v-ukrayinu-blyzko-20-mashyn-dlya-rozminuvannya/" text:style-name="Internet_20_link" text:visited-style-name="Visited_20_Internet_20_Link">
https://armyinform.com.ua/2023/05/07/shvejczarska-kompaniya-postavyt-v-ukrayinu-blyzko-20-mashyn-dlya-rozminuvannya/</text:a>
</text:p>
      <!--NEWS-->
      <text:h text:style-name="P10" text:outline-level="1">
<text:span text:style-name="T4">
Сили оборони ліквідували понад 660 окупантів, знищили 6 танків та 18 БПЛА</text:span>
</text:h>
      <text:p text:style-name="P4">
Author: ['АРМІЯINFORM']</text:p>
      <text:p text:style-name="P4">
Time: 2023-05-07T62:00:00-04:00</text:p>
      <text:p text:style-name="P4">
Description: Загальні бойові втрати противника з 24.02.22 по 07.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_07-05-2023-1-scaled.jpg" text:style-name="Internet_20_link" text:visited-style-name="Visited_20_Internet_20_Link">
vtraty_07-05-2023-1-scaled.jpg</text:a>
']</text:p>
      <text:p text:style-name="P4">
Tags: ['STOPRUSSIA', 'АГРЕСІЯ РФ', 'ВІЙНА', 'ВТОРГНЕННЯ РФ', 'ВТРАТИ ВОРОГА']</text:p>
      <text:p text:style-name="P4">
Category: News</text:p>
      <!--METADATA-->
      <text:p text:style-name="P4">
<draw:frame draw:style-name="fr1" draw:name="Image21" text:anchor-type="as-char" svg:width="6.9236in" svg:height="6.987066in" draw:z-index="0">
<draw:image xlink:href="../Images/AРМІЯINFORM/2023-05-07T62-00-00-04-00/vtraty_07-05-2023-1-scaled.jpg" xlink:type="simple" xlink:show="embed" xlink:actuate="onLoad" draw:mime-type="image/jpeg"/>
</draw:frame>
</text:p>
      <text:p text:style-name="P4">
Загальні бойові втрати противника з 24.02.22 по 07.05.23 орієнтовностановлять:</text:p>
      <ul>
        <li>
<text:span text:style-name="T4">
особового складу ‒</text:span>
 194430 (+660) осіб ліквідовано  * <text:span text:style-name="T4">
танків ‒</text:span>
 3723 (+6)  * <text:span text:style-name="T4">
бойових броньованих машин ‒</text:span>
 7248 (+10)  * <text:span text:style-name="T4">
артилерійських систем ‒</text:span>
 3010 (+18)  * <text:span text:style-name="T4">
РСЗВ ‒</text:span>
 554 (+2)  * <text:span text:style-name="T4">
засоби ППО ‒</text:span>
 306 (0)  * <text:span text:style-name="T4">
літаків ‒</text:span>
 308 (0)  * <text:span text:style-name="T4">
гелікоптерів ‒</text:span>
 294 (0)  * <text:span text:style-name="T4">
БПЛА оперативно-тактичного рівня ‒</text:span>
 2572 (+18)  * <text:span text:style-name="T4">
крилаті ракети ‒</text:span>
 947 (0)  * <text:span text:style-name="T4">
кораблі / катери ‒</text:span>
 18 (0)  * <text:span text:style-name="T4">
автомобільної техніки та автоцистерн ‒</text:span>
 5952 (+16)  * <text:span text:style-name="T4">
спеціальна техніка ‒</text:span>
 380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7.05.23.</text:p>
      <text:p text:style-name="P4">
Source: <text:a xlink:type="simple" xlink:href="https://armyinform.com.ua/2023/05/07/syly-oborony-likviduvaly-ponad-660-okupantiv-znyshhyly-6-tankiv-ta-18-bpla/" text:style-name="Internet_20_link" text:visited-style-name="Visited_20_Internet_20_Link">
https://armyinform.com.ua/2023/05/07/syly-oborony-likviduvaly-ponad-660-okupantiv-znyshhyly-6-tankiv-ta-18-bpla/</text:a>
</text:p>
      <!--NEWS-->
      <text:h text:style-name="P10" text:outline-level="1">
<text:span text:style-name="T4">
Впевнена, що наша національна збірна гідно представить Україну на Invictus Games-2023  — Юлія Лапутіна</text:span>
</text:h>
      <text:p text:style-name="P4">
Author: ['АРМІЯINFORM']</text:p>
      <text:p text:style-name="P4">
Time: 2023-05-07T63:00:00-04:00</text:p>
      <text:p text:style-name="P4">
Description: Наша національна збірна гідно представить Україну на Invictus Games-2023. Та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yuliya-laputina.jpg" text:style-name="Internet_20_link" text:visited-style-name="Visited_20_Internet_20_Link">
yuliya-laputina.jpg</text:a>
']</text:p>
      <text:p text:style-name="P4">
Tags: ['INVICTUS GAMES-2023', 'ЮЛІЯ ЛАПУТІНА']</text:p>
      <text:p text:style-name="P4">
Category: News</text:p>
      <!--METADATA-->
      <text:p text:style-name="P4">
<draw:frame draw:style-name="fr1" draw:name="Image22" text:anchor-type="as-char" svg:width="6.9236in" svg:height="4.61393in" draw:z-index="0">
<draw:image xlink:href="../Images/AРМІЯINFORM/2023-05-07T63-00-00-04-00/yuliya-laputina.jpg" xlink:type="simple" xlink:show="embed" xlink:actuate="onLoad" draw:mime-type="image/jpeg"/>
</draw:frame>
Міністр у справах ветеранів України Юлія Лапутіна</text:p>
      <text:p text:style-name="P4">
Наша національна збірна гідно представить Україну на Invictus Games-2023. Такувпевненість висловила Міністр у справах ветеранів України Юлія Лапутіна підчас прямого включення до національного телемарафону «Єдині новини».</text:p>
      <text:p text:style-name="P4">
Про це йдеться у <text:a xlink:type="simple" xlink:href="https://www.kmu.gov.ua/news/yuliia-laputina-vpevnena-shcho-nasha-natsionalna-zbirna-hidno-predstavyt-ukrainu-na-invictus-games-2023" text:style-name="Internet_20_link" text:visited-style-name="Visited_20_Internet_20_Link">
повідомленні</text:a>
 Урядового порталу.</text:p>
      <text:p text:style-name="P4">
«Кожен, хто взяв участь у відбіркових змаганнях „Ігор Нескорених“ — вже єпереможцем, в першу чергу, над собою. 24 наші Воїни вирушать на міжнароднізмагання у Дюссельдорф. Звісно, ми сподіваємося на медалі, адже для нашиххлопців і дівчат важливо вибороти нагороди для своєї країни. Їхня участь вІграх буде також внеском у спортивну дипломатію, яка, крім спортивнихрезультатів, доносить світові правдиву інформацію про російську агресію протиУкраїни та внесок українського народу у перемогу над імперією зла. Впевнена,що наша збірна достойно представить Україну на міжнародній арені і це стане щеодним кроком до нашої військової перемоги», — сказала очільниця Мінветеранів.</text:p>
      <text:p text:style-name="P4">
Вона зазначила, що спорт є одним із найефективніших елементів реабілітаціїлюдей, які повернулися із зони бойових дій. Тому Мінветеранів разом ізМінмолодьспорту працює над створенням відповідної інфраструктури для розвиткув Україні ветеранського спорту. Щоб у кожній громаді ветерани і ветеранкимогли вільно займатися спортом та долучати своїх побратимів і посестер доактивної фізичної культури.</text:p>
      <text:p text:style-name="P4">
«Це дозволить їм не тільки власноруч ефективно проходити реабілітацію, а йзалучати свої родини та ветеранські спільноті до заняття активними видамиспорту. У свою чергу це створить і нові можливості для нашої збірної виступатина міжнародних змаганнях, і проводити власні спортивні змагання нанаціональному та регіональному рівнях», — наголосила Юлія Лапутіна.</text:p>
      <text:p text:style-name="P4">
Source: <text:a xlink:type="simple" xlink:href="https://armyinform.com.ua/2023/05/07/vpevnena-shho-nasha-naczionalna-zbirna-gidno-predstavyt-ukrayinu-na-invictus-games-2023-yuliya-laputina/" text:style-name="Internet_20_link" text:visited-style-name="Visited_20_Internet_20_Link">
https://armyinform.com.ua/2023/05/07/vpevnena-shho-nasha-naczionalna-zbirna-gidno-predstavyt-ukrayinu-na-invictus-games-2023-yuliya-laputina/</text:a>
</text:p>
      <!--NEWS-->
      <text:h text:style-name="P10" text:outline-level="1">
<text:span text:style-name="T4">
Яка військова техніка потрібна Україні для контрнаступу?</text:span>
</text:h>
      <text:p text:style-name="P4">
Author: ['АРМІЯINFORM']</text:p>
      <text:p text:style-name="P4">
Time: 2023-05-07T72:00:00-04:00</text:p>
      <text:p text:style-name="P4">
Description: Департамент військово-технічної політики, розвитку озброєння та військової техн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broya-dlya-nastupu.jpg" text:style-name="Internet_20_link" text:visited-style-name="Visited_20_Internet_20_Link">
zbroya-dlya-nastupu.jpg</text:a>
']</text:p>
      <text:p text:style-name="P4">
Tags: ['F-16', 'STOPRUSSIA', 'АГРЕСІЯ РФ', 'ВІЙСЬКОВА ТЕХНІКА', 'ВТОРГНЕННЯ РФ', 'МІНІСТЕРСТВО ОБОРОНИ УКРАЇНИ', 'ОВТ', 'ОЗБРОЄННЯ', 'ППО', 'РЕБ', 'РСЗВ']</text:p>
      <text:p text:style-name="P4">
Category: News</text:p>
      <!--METADATA-->
      <text:p text:style-name="P4">
<draw:frame draw:style-name="fr1" draw:name="Image23" text:anchor-type="as-char" svg:width="6.9236in" svg:height="4.32725in" draw:z-index="0">
<draw:image xlink:href="../Images/AРМІЯINFORM/2023-05-07T72-00-00-04-00/zbroya-dlya-nastupu.jpg" xlink:type="simple" xlink:show="embed" xlink:actuate="onLoad" draw:mime-type="image/jpeg"/>
</draw:frame>
 Зброя для наступу. Колаж АрміяInform</text:p>
      <text:p text:style-name="P4">
Департамент військово-технічної політики, розвитку озброєння та військовоїтехніки Міністерства оборони України розповів, яка військова техніка потрібнаУкраїні для контрнаступу та на даному етапі ведення бойових дій.</text:p>
      <text:p text:style-name="P4">
Насамперед представники Міноборони зазначили, що забезпечення потреб ЗбройнихСил України та інших військових формувань держави здійснюється шляхом<text:span text:style-name="T4">
закупівлі</text:span>
 озброєння, військової та спеціальної техніки, ракет табоєприпасів (скорочено — озброєння та військова техніка, ОВТ) у вітчизнянихвиробників та <text:span text:style-name="T4">
за імпортом.</text:span>
 Наразі питома вага необхідного ОВТ надаєтьсявід країн-партнерів у рамках міжнародної технічної допомоги.</text:p>
      <text:p text:style-name="P4">
Департамент Міноборони пояснює, що запити на таку допомогу вносяться доінформаційно-комунікаційної системи <text:span text:style-name="T4">
«КОРОВАЙ»,</text:span>
 яка дозволяє країнам-партнерам оперативно отримувати інформацію щодо потреб сил оборони України.</text:p>
      <text:p text:style-name="P4">
«КОРОВАЙ» — програмний продукт електронної взаємодії із державами-партнерамищодо координації міжнародної військової допомоги.</text:p>
      <text:p text:style-name="P4">
За інформацією Департаменту військово-технічної політики, розвитку озброєннята військової техніки МОУ, наразі у Збройних Силах України існує потреба вотриманні від країн-партнерів як міжнародну технічну допомогу ряду зразківОВТ. До списку входять, зокрема:</text:p>
      <ul>
        <li>
          <text:p text:style-name="P4">
літаки — багатоцільові літаки типу F-16, штурмовики типу А-10 Thunderbolt;  * системи протиповітряної оборони:</text:p>
        </li>
        <li>
          <text:p text:style-name="P4">
великої дальності типу Patriot, SAMP/T;  - середньої дальності типу NASAMS, IRIS-T, Crotale, ASPIDE, HAWK;  - ближнього радіуса дії типу Gepard, Avenger;</text:p>
        </li>
        <li>
          <text:p text:style-name="P4">
ракети для критично важливих систем ППО AMRAAM, AIM-9M;  * радіолокаційні системи для систем ППО типу AN/MPQ-64 Sentinel;  * реактивні системи залпового вогню M142 HIMARS, M270 та боєприпаси до них;  * переносні зенітні ракетні комплекси Stinger, Piorun та ракети до них;  * протитанкові ракетні комплекси Javelin, TOW та ракети до них;  * артилерійські системи калібру 155 мм, 122 мм, 105 мм та боєприпаси до них;  * міномети калібру 120 мм, 82 мм, 60 мм та боєприпаси до них:  * контрбатарейні радари AN/TPQ-37, COBRA, ARTHUR.</text:p>
        </li>
      </ul>
      <text:p text:style-name="P4">
Крім того, за інформацією Департаменту військово-технічної політики, розвиткуозброєння та військової техніки МОУ, до нагальних потреб ЗСУ входять:</text:p>
      <ul>
        <li>
засоби ближнього бою — кулемети калібру 12,7 мм, станкові гранатомети калібру 40 мм, ручні протитанкові гранатомети;  * бронетанкова техніка — танки, бойові машини піхоти, бронетранспортери, бойові броньовані машини;  * безпілотні літальні апарати — ударні, розвідувальні — та боєприпаси до них;  * засоби радіоелектронної боротьби — придушення систем протиповітряної оборони противника (SEAD) та системи радіолокаційного придушення і введення в оману;  * гелікоптери — ударні типу Mi-24, транспортні типу Мі-17, M-8 — із запасними частинами, ракетами та пусковими установками до них;  * засоби берегової оборони — мобільні ракетні комплекси берегової оборони і морська система виявлення надводної обстановки;  * комунікаційне обладнання — тактичні системи зв'язку;  * прилади спостереження та розвідки — прилади нічного бачення, тепловізійні прилади, тепловізійні приціли, коліматорні приціли, квантові лазерні далекоміри, оптичні приціли, лазерні цілевказівники, артилерійські бусолi;  * технічні засоби забезпечення — паливозаправники, польові кухні, фургони-рефрижератори, засоби евакуації поранених, інженерно-технічні машини (крани та навантажувачі), мінні трали, бойові машини розгородження та системи розмінування, засоби евакуації техніки, мобільні понтонні системи та танкові мостоукладачі, ремонтні майстерні;  * макети озброєнь — танки, бойові машини піхоти, MLRS M270, M142 HIMARS, 155-мм гаубиця М777, 105-мм гаубиця М119, SA-5, SA-8.</li>
      </ul>
      <text:p text:style-name="P4">
<text:span text:style-name="T5">
Підготував Олександр Козубенко</text:span>
</text:p>
      <text:p text:style-name="P4">
Source: <text:a xlink:type="simple" xlink:href="https://armyinform.com.ua/2023/05/07/yaka-vijskova-tehnika-potribna-ukrayini-dlya-kontrnastupu/" text:style-name="Internet_20_link" text:visited-style-name="Visited_20_Internet_20_Link">
https://armyinform.com.ua/2023/05/07/yaka-vijskova-tehnika-potribna-ukrayini-dlya-kontrnastupu/</text:a>
</text:p>
      <!--NEWS-->
      <text:h text:style-name="P10" text:outline-level="1">
<text:span text:style-name="T4">
Швеція розраховує стати членом НАТО до вільнюського саміту - міністр оборони</text:span>
</text:h>
      <text:p text:style-name="P4">
Authors: Ukrinform (Person)</text:p>
      <text:p text:style-name="P4">
Publisher: Укринформ (Organization)</text:p>
      <text:p text:style-name="P4">
Published Time: 2023-05-08T-133:37:11+03:00</text:p>
      <text:p text:style-name="P4">
Modified Time: 2023-05-08T16:37:11+03:00</text:p>
      <text:p text:style-name="P4">
Description: Уряд Швеції сподівається, що країна офіційно стане частиною НАТО до саміту Альянсу у Вільнюсі, який відбудеться 11-12 липня. — Укрінформ.</text:p>
      <text:p text:style-name="P4">
Images: ["<text:a xlink:type="simple" xlink:href="https://static.ukrinform.com/photos/2023_03/thumb_files/630_360_1678904013-608.jpg" text:style-name="Internet_20_link" text:visited-style-name="Visited_20_Internet_20_Link">
630_360_16789...</text:a>
"]</text:p>
      <text:p text:style-name="P4">
Tags: ['НАТО', 'Оборона', 'Швеція']</text:p>
      <text:p text:style-name="P4">
Type: Article</text:p>
      <!--METADATA-->
      <text:p text:style-name="P4">
<draw:frame draw:style-name="fr1" draw:name="Image24" text:anchor-type="as-char" svg:width="6.9236in" svg:height="3.956343in" draw:z-index="0">
<draw:image xlink:href="../Images/yкринформ/2023-05-08T-133-37-11-03-00/630_360_1678904013-608.jpg" xlink:type="simple" xlink:show="embed" xlink:actuate="onLoad" draw:mime-type="image/jpeg"/>
</draw:frame>
 УрядШвеції сподівається, що країна офіційно стане частиною НАТО до саміту Альянсуу Вільнюсі, який відбудеться 11-12 липня.</text:p>
      <text:p text:style-name="P4">
Про це заявив міністр оборони Швеції Пол Йонсон в інтерв’ю <text:a xlink:type="simple" xlink:href="http://news.err.ee/1608970798/swedish-defense-minister-sweden-should-have-joined-nato-decades-ago" text:style-name="Internet_20_link" text:visited-style-name="Visited_20_Internet_20_Link">
</text:a>
 , передає Укрінформ.</text:p>
      <text:p text:style-name="P4">
"Ми хочемо приєднатися до НАТО до саміту у Вільнюсі 11-12 липня", - зазначивурядовець.</text:p>
      <text:p text:style-name="P4">
Відповідаючи на запитання, чи розчаровані у Швеції тим, що Фінляндія ранішевступила до НАТО, міністр оборони висловив думку, що членство Фінляндії вАльянсі - це добре для безпеки Швеції.</text:p>
      <text:p text:style-name="P4">
За словами Йонсона, у Стокгольмі розуміли, що у Туреччини зі Швецією більшерозбіжностей, ніж із Фінляндією. Але зараз країна зробила низку кроків,передбачених тристороннім меморандумом, зокрема внесла зміни у законодавствощодо боротьби з тероризмом.</text:p>
      <text:p text:style-name="P4">
Міністр наголосив, що для Швеції важливо приєднатися якомога швидше, і країнавідчуває підтримку інших членів <text:a xlink:type="simple" xlink:href="https://www.ukrinform.ua/tag-nato" text:style-name="Internet_20_link" text:visited-style-name="Visited_20_Internet_20_Link">
 </text:a>
 , покиУгорщина та Туреччина приймають власні рішення.</text:p>
      <text:p text:style-name="P4">
<text:span text:style-name="T4">
Читайте також:</text:span>
 <text:a xlink:type="simple" xlink:href="https://www.ukrinform.ua/rubric-polytics/3700473-lipnevij-samit-nato-povinen-predstaviti-grafik-vstupu-ukraini-v-alans-dmitro-kuleba.html" text:style-name="Internet_20_link" text:visited-style-name="Visited_20_Internet_20_Link">
 </text:a>
</text:p>
      <text:p text:style-name="P4">
Йонсон також наголосив, що всі країни Північної Європи віддані підтримціУкраїни. Загальна вартість військового майна, яке вони наразі відправили вУкраїну, становить близько 4,4 мільярда євро.</text:p>
      <text:p text:style-name="P4">
Як повідомлялося, після початку повномасштабного російського вторгнення вУкраїну нейтральні Швеція та Фінляндія подали заявку на вступ до НАТО. Під часМадридського саміту в червні 2022 року країни отримали запрошення приєднатисядо Альянсу від усіх 30 членів. Водночас у Мадриді був підписаний Тристоронніймеморандум, що відобразив занепокоєння Туреччини станом боротьби з тероризмому Фінляндії та Швеції.</text:p>
      <text:p text:style-name="P4">
<text:span text:style-name="T4">
Читайте також:</text:span>
 <text:a xlink:type="simple" xlink:href="https://www.ukrinform.ua/rubric-polytics/3706267-formuetsa-koalicia-krain-dla-pidtrimki-evroatlanticnoi-integracii-ukraini-kornienko.html" text:style-name="Internet_20_link" text:visited-style-name="Visited_20_Internet_20_Link">
 </text:a>
</text:p>
      <text:p text:style-name="P4">
Глава МЗС Швеції Тобіас Більстрем заявив, що країна зробила все належне заТристороннім меморандумом, що був підписаний із Туреччиною та Фінляндією підчас торішнього саміту НАТО в Мадриді, та розраховує на швидку ратифікаціюпротоколу про входження країни до НАТО парламентами Туреччини та Угорщини.</text:p>
      <text:p text:style-name="P4">
Source: <text:a xlink:type="simple" xlink:href="https://www.ukrinform.ua/rubric-world/3706377-svecia-rozrahovue-stati-clenom-nato-do-vilnuskogo-samitu-ministr-oboroni.html" text:style-name="Internet_20_link" text:visited-style-name="Visited_20_Internet_20_Link">
https://www.ukrinform.ua/rubric-world/3706377-svecia-rozrahovue-stati-clenom-nato-do-vilnuskogo-samitu-ministr-oboroni.html</text:a>
</text:p>
      <!--NEWS-->
      <text:h text:style-name="P10" text:outline-level="1">
<text:span text:style-name="T4">
В Україні завтра до +17°, але подекуди - нічні заморозки</text:span>
</text:h>
      <text:p text:style-name="P4">
Authors: Ukrinform (Person)</text:p>
      <text:p text:style-name="P4">
Publisher: Укринформ (Organization)</text:p>
      <text:p text:style-name="P4">
Published Time: 2023-05-08T-135:36:00+03:00</text:p>
      <text:p text:style-name="P4">
Modified Time: 2023-05-08T16:36:00+03:00</text:p>
      <text:p text:style-name="P4">
Description: В Україні у вівторок істотні опади не прогнозуються, температура вночі 1-6° тепла, у північних та більшості західних областей на поверхні ґрунту очікуються заморозки 0-5°, температура на півдні країни 4-9° тепла; вдень в Україні 9-14°. — Укрінформ.</text:p>
      <text:p text:style-name="P4">
Images: ["<text:a xlink:type="simple" xlink:href="https://static.ukrinform.com/photos/2020_11/thumb_files/630_360_1606548494-387.jpg" text:style-name="Internet_20_link" text:visited-style-name="Visited_20_Internet_20_Link">
630_360_16065...</text:a>
"]</text:p>
      <text:p text:style-name="P4">
Tags: ['Дощ', 'Погода', 'Заморозки']</text:p>
      <text:p text:style-name="P4">
Type: Article</text:p>
      <!--METADATA-->
      <text:p text:style-name="P4">
<draw:frame draw:style-name="fr1" draw:name="Image25" text:anchor-type="as-char" svg:width="6.9236in" svg:height="3.956343in" draw:z-index="0">
<draw:image xlink:href="../Images/yкринформ/2023-05-08T-135-36-00-03-00/630_360_1606548494-387.jpg" xlink:type="simple" xlink:show="embed" xlink:actuate="onLoad" draw:mime-type="image/jpeg"/>
</draw:frame>
 ВУкраїні у вівторок істотні опади не прогнозуються, температура вночі 1-6°тепла, у північних та більшості західних областей на поверхні ґрунтуочікуються заморозки 0-5°, температура на півдні країни 4-9° тепла; вдень вУкраїні 9-14°.</text:p>
      <text:p text:style-name="P4">
Про це Укрінформу повідомили в Українському гідрометцентрі.</text:p>
      <text:p text:style-name="P4">
"У південній частині, східних та Дніпропетровській областях короткочасні <text:a xlink:type="simple" xlink:href="https://www.ukrinform.ua/tag-dos" text:style-name="Internet_20_link" text:visited-style-name="Visited_20_Internet_20_Link">
</text:a>
 ; на решті території без істотних опадів.Вітер північно-східний, 5-10 м/с. Температура вночі 1-6° тепла, у північних табільшості західних областей на поверхні ґрунту заморозки 0-5°, температура напівдні країни 4-9° тепла; вдень в Україні 9-14°, на Закарпатті до 17°. Нависокогір'ї Карпат невеликий мокрий сніг; температура протягом доби 0-5°тепла", - йдеться у повідомленні.</text:p>
      <text:p text:style-name="P4">
У Києві та області 9 травня без істотних опадів. Вітер північно-східний, 5-10м/с. У столиці температура вночі 4-6° тепла, вдень 11-13°; на Київщині вночі1-6° тепла, на поверхні ґрунту заморозки 0-5°; температура вдень 9-14° тепла.</text:p>
      <text:p text:style-name="P4">
Синоптики прогнозують у східній, 10 травня вдень і у південній частині табільшості центральних областей, 11 травня вдень на Лівобережжі невеликікороткочасні дощі; на решті території без істотних опадів. Вітер переважнопівнічно-східний, 5-10 м/с. Температура вночі 1-6° тепла, у західних,Житомирській та Вінницькій областях у повітрі сильні заморозки 0-5°, уКиївській, Чернігівській, Черкаській, Кіровограській, Одеській таМиколаївській областях на поверхні ґрунту заморозки 0-5°; температура вдень 10травня 10-15° (на Закарпатті 15-20°), 11 травня 12-17° (на Закарпатті тамісцями Прикарпатті 18-23°); на високогір'ї Карпат вночі 0-5° морозу, вдень2-7° тепла.</text:p>
      <text:p text:style-name="P4">
<text:span text:style-name="T4">
Читайте також:</text:span>
 <text:a xlink:type="simple" xlink:href="https://www.ukrinform.ua/rubric-world/3705983-v-azii-fiksuut-novi-temperaturni-rekordi-na-tli-zmini-klimatu.html" text:style-name="Internet_20_link" text:visited-style-name="Visited_20_Internet_20_Link">
 </text:a>
</text:p>
      <text:p text:style-name="P4">
У Києві та області 10-11 травня без істотних опадів. Вітер переважно північно-східний, 5-10 м/с. У столиці температура вночі 3-5° тепла; вдень 10 травня13-15° тепла, 11 травня 15-17°; на Київщині вночі 1-6° тепла, на поверхніґрунту заморозки 0-5°; температура вдень 10 травня 10-15° тепла, 11 травня12-17°.</text:p>
      <text:p text:style-name="P4">
Згідно з прогнозом, в Україні 12 травня опади не очікуються, лише наЗакарпатті вдень невеликий дощ; температура вночі 2-8° тепла, вдень 13-19°. 13травня вночі на Закарпатті, вдень у західних, північних та центральнихобластях місцями пройдуть короткочасні дощі, окремі грози; на решті територіїбез опадів; температура вночі 4-10°, вдень 16-22°. На високогір'ї Карпат вночіблизько 0°, вдень 5-10° тепла.</text:p>
      <text:p text:style-name="P4">
<text:span text:style-name="T4">
Читайте також:</text:span>
 <text:a xlink:type="simple" xlink:href="https://www.ukrinform.ua/rubric-kyiv/3690951-u-stolici-v-berezni-zafiksuvali-sist-temperaturnih-rekordiv.html" text:style-name="Internet_20_link" text:visited-style-name="Visited_20_Internet_20_Link">
 <text:span text:style-name="T4">
температурних</text:span>
 </text:a>
</text:p>
      <text:p text:style-name="P4">
У Києві 12-13 травня опади не прогнозуються, лише вдень 13 травня місцямиймовірний короткочасний дощ, окремі грози. У столиці температура 12 травнявночі 4-6°, вдень 16-18°, 13 травня вночі 6-8°, вдень 18-20°; на Київщині 12травня вночі 2-7°, вдень 14-19°; 13 травня вночі 4-9°, вдень 16-21°.</text:p>
      <text:p text:style-name="P4">
Source: <text:a xlink:type="simple" xlink:href="https://www.ukrinform.ua/rubric-regions/3706325-v-ukraini-zavtra-do-17-ale-podekudi-nicni-zamorozki.html" text:style-name="Internet_20_link" text:visited-style-name="Visited_20_Internet_20_Link">
https://www.ukrinform.ua/rubric-regions/3706325-v-ukraini-zavtra-do-17-ale-podekudi-nicni-zamorozki.html</text:a>
</text:p>
      <!--NEWS-->
      <text:h text:style-name="P10" text:outline-level="1">
<text:span text:style-name="T4">
США - про мирні зусилля Китаю: Важливо працювати в тісній координації з Україною</text:span>
</text:h>
      <text:p text:style-name="P4">
Authors: Ukrinform (Person)</text:p>
      <text:p text:style-name="P4">
Publisher: Укринформ (Organization)</text:p>
      <text:p text:style-name="P4">
Published Time: 2023-05-08T-13:56:00+03:00</text:p>
      <text:p text:style-name="P4">
Modified Time: 2023-05-08T23:56:00+03:00</text:p>
      <text:p text:style-name="P4">
Description: Будь-які дипломатичні зусилля для досягнення миру у розв’язаній росією війні мають здійснюватися в безпосередній координації з Україною та передбачати відновлення її суверенітету й територіальної цілісності.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Китай', 'США', 'Держдеп', 'Війна з росією']</text:p>
      <text:p text:style-name="P4">
Type: Article</text:p>
      <!--METADATA-->
      <text:p text:style-name="P4">
<draw:frame draw:style-name="fr1" draw:name="Image26" text:anchor-type="as-char" svg:width="6.9236in" svg:height="3.956343in" draw:z-index="0">
<draw:image xlink:href="../Images/yкринформ/2023-05-08T-13-56-00-03-00/630_360_1666031974-150.jpg" xlink:type="simple" xlink:show="embed" xlink:actuate="onLoad" draw:mime-type="image/jpeg"/>
</draw:frame>
 Будь-якідипломатичні зусилля для досягнення миру у розв’язаній росією війні маютьздійснюватися в безпосередній координації з Україною та передбачативідновлення її суверенітету й територіальної цілісності.</text:p>
      <text:p text:style-name="P4">
Так прокоментував \ намір Китаю відправити спецпредставника в Українузаступник речника Держдепартаменту США Ведант Пател, передає власнийкореспондент Укрінформу.</text:p>
      <text:p text:style-name="P4">
«Будь-які дипломатичні зусилля, пов’язані з досягненням миру між росією йУкраїною, повинні здійснюватися та проводитися в тісній координації зукраїнськими партнерами», - зазначив представник зовнішньополітичноговідомства США.</text:p>
      <text:p text:style-name="P4">
Він підкреслив, що Сполучені Штати «давно відчували і довго вірили, що КНРзіграє відповідну роль». Крім того, він висловив упевненість, що «Китай маєпочути не лише росіян, а й наших українських партнерів».</text:p>
      <text:p text:style-name="P4">
<text:span text:style-name="T4">
Читайте також:</text:span>
 <text:a xlink:type="simple" xlink:href="https://www.ukrinform.ua/rubric-polytics/3703800-blinken-poasniv-ak-ssa-stavlatsa-do-perspektiv-mirotvorstva-kitau-v-ukraini.html" text:style-name="Internet_20_link" text:visited-style-name="Visited_20_Internet_20_Link">
 <text:span text:style-name="T4">
Китаю</text:span>
 </text:a>
</text:p>
      <text:p text:style-name="P4">
Пател зауважив, що в цьому процесі також слід зберегти важливі для будь-якоїкраїни цінності й принципи, а саме додержання суверенітету й територіальноїцілісності.</text:p>
      <text:p text:style-name="P4">
Як повідомляв Укрінформ, наприкінці квітня <text:a xlink:type="simple" xlink:href="http://www.ukrinform.ua/rubric-polytics/3701129-rozmova-zelenskogo-ta-si-czinpina-detali.html" text:style-name="Internet_20_link" text:visited-style-name="Visited_20_Internet_20_Link">
 </text:a>
 . Лідериобговорили, в тому числі, можливу взаємодію з метою встановлення справедливогой сталого миру для України. З цією метою Китай висловив намір відрядити доУкраїни спеціального урядового представника.</text:p>
      <text:p text:style-name="P4">
Source: <text:a xlink:type="simple" xlink:href="https://www.ukrinform.ua/rubric-polytics/3706495-ssa-pro-mirni-zusilla-kitau-vazlivo-pracuvati-v-tisnij-koordinacii-z-ukrainou.html" text:style-name="Internet_20_link" text:visited-style-name="Visited_20_Internet_20_Link">
https://www.ukrinform.ua/rubric-polytics/3706495-ssa-pro-mirni-zusilla-kitau-vazlivo-pracuvati-v-tisnij-koordinacii-z-ukrainou.html</text:a>
</text:p>
      <!--NEWS-->
      <text:h text:style-name="P10" text:outline-level="1">
<text:span text:style-name="T4">
Українські журналісти здобули Пулітцерівську премію</text:span>
</text:h>
      <text:p text:style-name="P4">
Authors: Ukrinform (Person)</text:p>
      <text:p text:style-name="P4">
Publisher: Укринформ (Organization)</text:p>
      <text:p text:style-name="P4">
Published Time: 2023-05-08T-15:39:00+03:00</text:p>
      <text:p text:style-name="P4">
Modified Time: 2023-05-08T23:39:00+03:00</text:p>
      <text:p text:style-name="P4">
Description: Українські журналісти стали лауреатами цьогорічної Пулітцерівської премії - найпрестижнішої нагороди у сфері медіа. — Укрінформ.</text:p>
      <text:p text:style-name="P4">
Images: ["<text:a xlink:type="simple" xlink:href="https://static.ukrinform.com/photos/2016_04/thumb_files/630_360_1461038013-7712-pulitcerovskaa-premia.jpg" text:style-name="Internet_20_link" text:visited-style-name="Visited_20_Internet_20_Link">
630_360_14610...</text:a>
"]</text:p>
      <text:p text:style-name="P4">
Tags: ['Нагорода', 'Журналіст', 'Пулітцерівська премія']</text:p>
      <text:p text:style-name="P4">
Type: Article</text:p>
      <!--METADATA-->
      <text:p text:style-name="P4">
<draw:frame draw:style-name="fr1" draw:name="Image27" text:anchor-type="as-char" svg:width="6.9236in" svg:height="3.956343in" draw:z-index="0">
<draw:image xlink:href="../Images/yкринформ/2023-05-08T-15-39-00-03-00/630_360_1461038013-7712-pulitcerovskaa-premia.jpg" xlink:type="simple" xlink:show="embed" xlink:actuate="onLoad" draw:mime-type="image/jpeg"/>
</draw:frame>
 Українські журналісти стали лауреатами цьогорічної Пулітцерівськоїпремії - найпрестижнішої нагороди у сфері медіа.</text:p>
      <text:p text:style-name="P4">
Таку інформацію оприлюднено на <text:a xlink:type="simple" xlink:href="https://www.pulitzer.org/news/2023-pulitzer-prize-announcement" text:style-name="Internet_20_link" text:visited-style-name="Visited_20_Internet_20_Link">
</text:a>
 Пулітцерівської премії,передає Укрінформ.</text:p>
      <text:p text:style-name="P4">
Українські фотографи Євген Малолєтка та Мстислав Чернов здобули Пулітцерівськупремію за знімок із Маріуполя. Нагороду також присуджено відеопродюсерціВасилисі Степаненко.</text:p>
      <text:p text:style-name="P4">
В рамках співпраці з агентством Associated Press їх відзначено «за служіннясуспільству».</text:p>
      <text:p text:style-name="Quotations">

<text:p text:style-name="P4">
Congratulations to <text:a xlink:type="simple" xlink:href="https://twitter.com/AP" text:style-name="Internet_20_link" text:visited-style-name="Visited_20_Internet_20_Link">
 </text:a>
 , <text:a xlink:type="simple" xlink:href="https://twitter.com/mstyslav9" text:style-name="Internet_20_link" text:visited-style-name="Visited_20_Internet_20_Link">
&gt;
 </text:a>
 , <text:a xlink:type="simple" xlink:href="https://twitter.com/EMaloletka" text:style-name="Internet_20_link" text:visited-style-name="Visited_20_Internet_20_Link">
&gt;
 </text:a>
 , <text:a xlink:type="simple" xlink:href="https://twitter.com/VasilisaUKR" text:style-name="Internet_20_link" text:visited-style-name="Visited_20_Internet_20_Link">
&gt;
 </text:a>
 and <text:a xlink:type="simple" xlink:href="https://twitter.com/lhinnant" text:style-name="Internet_20_link" text:visited-style-name="Visited_20_Internet_20_Link">
&gt;
 </text:a>
 . <text:a xlink:type="simple" xlink:href="https://twitter.com/hashtag/Pulitzer" text:style-name="Internet_20_link" text:visited-style-name="Visited_20_Internet_20_Link">
&gt;
 </text:a>
 <text:a xlink:type="simple" xlink:href="https://t.co/0CnT3UI1p0" text:style-name="Internet_20_link" text:visited-style-name="Visited_20_Internet_20_Link">
&gt;
 </text:a>
&gt;
&gt;
 — The Pulitzer Prizes (@PulitzerPrizes) <text:a xlink:type="simple" xlink:href="https://twitter.com/PulitzerPrizes/status/1655654947688423446" text:style-name="Internet_20_link" text:visited-style-name="Visited_20_Internet_20_Link">
&gt;
 </text:a>
</text:p>

</text:p>
      <text:p text:style-name="P4">
Окрім того, зазначає <text:a xlink:type="simple" xlink:href="https://t.me/gruntmedia/31527" text:style-name="Internet_20_link" text:visited-style-name="Visited_20_Internet_20_Link">
</text:a>
, премію отримала команда The New York Times за висвітлення російських звірству Бучі. У складі команди працював український фотокореспондент Стас Козлюк.</text:p>
      <text:p text:style-name="P4">
<text:span text:style-name="T4">
Читайте також:</text:span>
 <text:a xlink:type="simple" xlink:href="https://www.ukrinform.ua/rubric-ato/3593931-fotozurnalisti-maloletka-i-cernov-zdobuli-francuzku-premiu-dla-vijskovih-korespondentiv.html" text:style-name="Internet_20_link" text:visited-style-name="Visited_20_Internet_20_Link">
 </text:a>
</text:p>
      <text:p text:style-name="P4">
Нагадаємо, Пу́літцерівська пре́мія - одна з найпрестижніших <text:a xlink:type="simple" xlink:href="https://www.ukrinform.ua/tag-nagoroda" text:style-name="Internet_20_link" text:visited-style-name="Visited_20_Internet_20_Link">
</text:a>
 у галузі літератури, журналістики,музики і театру в США.</text:p>
      <text:p text:style-name="P4">
З 1917 року премія вручається щорічно в перший понеділок травня опікунамиКолумбійського університету в Нью-Йорку. Розмір премії - 15 тисяч доларів.</text:p>
      <text:p text:style-name="P4">
Source: <text:a xlink:type="simple" xlink:href="https://www.ukrinform.ua/rubric-society/3706514-ukrainci-zdobuli-pulitcerivsku-premiu.html" text:style-name="Internet_20_link" text:visited-style-name="Visited_20_Internet_20_Link">
https://www.ukrinform.ua/rubric-society/3706514-ukrainci-zdobuli-pulitcerivsku-premiu.html</text:a>
</text:p>
      <!--NEWS-->
      <text:h text:style-name="P10" text:outline-level="1">
<text:span text:style-name="T4">
В Ізмірі відкрили для відвідувачів перший у світі «БПЛА-носець»</text:span>
</text:h>
      <text:p text:style-name="P4">
Authors: Ukrinform (Person)</text:p>
      <text:p text:style-name="P4">
Publisher: Укринформ (Organization)</text:p>
      <text:p text:style-name="P4">
Published Time: 2023-05-08T-17:33:00+03:00</text:p>
      <text:p text:style-name="P4">
Modified Time: 2023-05-08T23:33:00+03:00</text:p>
      <text:p text:style-name="P4">
Description: В турецькому Ізмірі відкрили для відвідувачів новий флагман ВМС Туреччини - десантний корабель TCG Anadolu, перший військовий корабель у світі, призначений для дислокації та використання ударних БПЛА. — Укрінформ.</text:p>
      <text:p text:style-name="P4">
Images: ["<text:a xlink:type="simple" xlink:href="https://static.ukrinform.com/photos/2023_05/thumb_files/630_360_1683577850-230.jpg" text:style-name="Internet_20_link" text:visited-style-name="Visited_20_Internet_20_Link">
630_360_16835...</text:a>
"]</text:p>
      <text:p text:style-name="P4">
Tags: ['Безпілотник', 'Корабель', 'Туреччина']</text:p>
      <text:p text:style-name="P4">
Type: Article</text:p>
      <!--METADATA-->
      <text:p text:style-name="P4">
<draw:frame draw:style-name="fr1" draw:name="Image28" text:anchor-type="as-char" svg:width="6.9236in" svg:height="3.956343in" draw:z-index="0">
<draw:image xlink:href="../Images/yкринформ/2023-05-08T-17-33-00-03-00/630_360_1683577850-230.jpg" xlink:type="simple" xlink:show="embed" xlink:actuate="onLoad" draw:mime-type="image/jpeg"/>
</draw:frame>
 Втурецькому Ізмірі відкрили для відвідувачів новий флагман ВМС Туреччини -десантний корабель TCG Anadolu, перший військовий корабель у світі,призначений для дислокації та використання ударних БПЛА.</text:p>
      <text:p text:style-name="P4">
Про це повідомляє Укрінформ з посиланням на повідомлення Міноборони Туреччиниу <text:a xlink:type="simple" xlink:href="https://twitter.com/tcsavunma/status/1655623870169198606" text:style-name="Internet_20_link" text:visited-style-name="Visited_20_Internet_20_Link">
</text:a>
.</text:p>
      <text:p text:style-name="P4">
“ <text:a xlink:type="simple" xlink:href="https://www.ukrinform.ua/tag-korabel" text:style-name="Internet_20_link" text:visited-style-name="Visited_20_Internet_20_Link">
 </text:a>
 TCG Anadolu продовжує зустрічатинаших громадян з Ізміра в порту Алсанджак», - повідомили в міністерстві.</text:p>
      <text:p text:style-name="Quotations">

<text:p text:style-name="P4">
TCG ANADOLU, Alsancak Limanı’nda İzmirli hemşehrilerimizle buluşmaya devam&gt;
 ediyor. Vatandaşlarımız, ilk günden itibaren TCG ANADOLU’ya yoğun ilgi&gt;
 gösteriyor. <text:a xlink:type="simple" xlink:href="https://twitter.com/hashtag/Mill%C3%AESavunmaBakanl%C4%B1%C4%9F%C4%B1" text:style-name="Internet_20_link" text:visited-style-name="Visited_20_Internet_20_Link">
&gt;
 </text:a>
&gt;
 <text:a xlink:type="simple" xlink:href="https://t.co/TIZashjZcl" text:style-name="Internet_20_link" text:visited-style-name="Visited_20_Internet_20_Link">
 </text:a>
&gt;
&gt;
 — T.C. Millî Savunma Bakanlığı (@tcsavunma) <text:a xlink:type="simple" xlink:href="https://twitter.com/tcsavunma/status/1655623870169198606" text:style-name="Internet_20_link" text:visited-style-name="Visited_20_Internet_20_Link">
&gt;
 </text:a>
</text:p>

</text:p>
      <text:p text:style-name="P4">
Також зазначається, що громадяни з першого дня перебування корабля в портувиявили до нього значний інтерес.</text:p>
      <text:p text:style-name="P4">
<text:span text:style-name="T4">
Читайте також:</text:span>
 <text:a xlink:type="simple" xlink:href="https://www.ukrinform.ua/rubric-technology/3693829-bezpilotnij-vinisuvac-kzlelma-moze-zrobiti-revoluciu-v-aviacijnomu-bou-baykar.html" text:style-name="Internet_20_link" text:visited-style-name="Visited_20_Internet_20_Link">
 </text:a>
</text:p>
      <text:p text:style-name="P4">
Як повідомляв <text:a xlink:type="simple" xlink:href="https://www.ukrinform.ua/amp/rubric-world/3693699-tureccina-postavit-na-ozbroenna-unikalnij-korabel-dla-rozmisenna-bojovih-droniv.html" text:style-name="Internet_20_link" text:visited-style-name="Visited_20_Internet_20_Link">
 </text:a>
 ,на початку квітня Туреччині поставила на озброєння новий універсальнийдесантний корабель, який може діяти як легкий авіаносець. Це перший у світі,призначений для розміщення бойових безпілотників.</text:p>
      <text:p text:style-name="P4">
<text:span text:style-name="T5">
Фото: T.C. Millî Savunma Bakanlığı</text:span>
</text:p>
      <text:p text:style-name="P4">
Source: <text:a xlink:type="simple" xlink:href="https://www.ukrinform.ua/rubric-world/3706513-v-izmiri-vidkrili-dla-vidviduvaciv-persij-u-sviti-bplanosec.html" text:style-name="Internet_20_link" text:visited-style-name="Visited_20_Internet_20_Link">
https://www.ukrinform.ua/rubric-world/3706513-v-izmiri-vidkrili-dla-vidviduvaciv-persij-u-sviti-bplanosec.html</text:a>
</text:p>
      <!--NEWS-->
      <text:h text:style-name="P10" text:outline-level="1">
<text:span text:style-name="T4">
At Sivershchyna and Slobozhanschyna directions Russian army shelled Orlykivka, Tymonovychi, Z...</text:span>
</text:h>
      <text:p text:style-name="P4">
Authors: liveuamap (Language: en)</text:p>
      <text:p text:style-name="P4">
Time: 2023-05-08T-18:02:00</text:p>
      <text:p text:style-name="P4">
Location: Chernihiv (Latitude:52.23179 Longtitude:32.91615)</text:p>
      <text:p text:style-name="P4">
Videos: []</text:p>
      <text:p text:style-name="P4">
Images: []</text:p>
      <text:p text:style-name="P4">
Tags: ["Russia"]</text:p>
      <text:p text:style-name="P4">
ID: 22561307</text:p>
      <!--METADATA-->
      <text:p text:style-name="P4">
At Sivershchyna and Slobozhanschyna directions Russian army shelled Orlykivka,Tymonovychi, Zarichchya, Bleshnya, Zaliznyy Mist, Arkhypivka, Leonivka, Buchkyof Chernihiv region; Stara Huta, Seredyna-Buda, Bachivsk, Ulanove, Vorozhba,Iskryskivschyna and Novhorodske of Sumy region, also Udy, Vovchansk,Pletenivka, Bochkove, Mala Vovcha, Nesterne, Budarky and Stroyivka of Kharkivregion. Russian aviation conducted airstrikes at Zarichchya, Leonivka andKostobobriv of Chernihiv region and Hlukhiv of Sumy region, - General Staff ofArmed Forces of Ukraine says in the morning report</text:p>
      <text:p text:style-name="P4">
News Collection Link: <text:a xlink:type="simple" xlink:href="https://liveuamap.com/en/2023/8-may-at-sivershchyna-and-slobozhanschyna-directions-russian" text:style-name="Internet_20_link" text:visited-style-name="Visited_20_Internet_20_Link">
https://liveuamap.com/en/2023/8-may-at-sivershchyna-and-slobozhanschyna-directions-russian</text:a>
</text:p>
      <text:p text:style-name="P4">
Source: <text:a xlink:type="simple" xlink:href="https://t.me/lumsrc/4718" text:style-name="Internet_20_link" text:visited-style-name="Visited_20_Internet_20_Link">
https://t.me/lumsrc/4718</text:a>
</text:p>
      <!--NEWS-->
      <text:h text:style-name="P10" text:outline-level="1">
<text:span text:style-name="T4">
Дробович: росія отруїла пам’ять про Другу світову війну та концепцію 9 травня</text:span>
</text:h>
      <text:p text:style-name="P4">
Authors: Ukrinform (Person)</text:p>
      <text:p text:style-name="P4">
Publisher: Укринформ (Organization)</text:p>
      <text:p text:style-name="P4">
Published Time: 2023-05-08T-19:24:00+03:00</text:p>
      <text:p text:style-name="P4">
Modified Time: 2023-05-08T23:24:00+03:00</text:p>
      <text:p text:style-name="P4">
Description: Голова Українського інституту національної пам’яті Антон Дробович вважає  логічним і давно назрілим рішення відзначати в Україні День Європи 9 травня.  — Укрінформ.</text:p>
      <text:p text:style-name="P4">
Images: ["<text:a xlink:type="simple" xlink:href="https://static.ukrinform.com/photos/2021_07/thumb_files/630_360_1627477950-664.jpg" text:style-name="Internet_20_link" text:visited-style-name="Visited_20_Internet_20_Link">
630_360_16274...</text:a>
"]</text:p>
      <text:p text:style-name="P4">
Tags: ['Друга світова', 'День Європи ', 'Дробович', 'УІНП']</text:p>
      <text:p text:style-name="P4">
Type: Article</text:p>
      <!--METADATA-->
      <text:p text:style-name="P4">
<draw:frame draw:style-name="fr1" draw:name="Image29" text:anchor-type="as-char" svg:width="6.9236in" svg:height="3.956343in" draw:z-index="0">
<draw:image xlink:href="../Images/yкринформ/2023-05-08T-19-24-00-03-00/630_360_1627477950-664.jpg" xlink:type="simple" xlink:show="embed" xlink:actuate="onLoad" draw:mime-type="image/jpeg"/>
</draw:frame>
 ГоловаУкраїнського інституту національної пам’яті Антон Дробович вважає логічним ідавно назрілим рішення відзначати в Україні День Європи 9 травня.</text:p>
      <text:p text:style-name="P4">
Таку думку голова Українського інституту національної пам’яті Антон Дробовичвисловив в інтерв’ю <text:a xlink:type="simple" xlink:href="https://t.me/svoboda_radio/17361" text:style-name="Internet_20_link" text:visited-style-name="Visited_20_Internet_20_Link">
</text:a>
, повідомляє Укрінформ.</text:p>
      <text:p text:style-name="P4">
«9 травня буде Днем Європи. Відповідно до історичної правди, бо 8-ме число вусьому світі, в більшості країн Європи відзначається як День перемоги», -сказав Дробович.</text:p>
      <text:p text:style-name="P4">
За його словами, раніше такі ініціативи «великою мірою були неможливі».Зокрема через міфи, про те, що є тільки 9 травня, і «тільки радянський народ єпереможцем».</text:p>
      <text:p text:style-name="P4">
Окрім того, зауважив голова УІНП, «ілюзія дружби з росією і гуманітарний впливрф на Україну були доволі сильними». Цього року соціологія показує найнижчу завсі роки підтримку 9 травня, додав він. Хоча раніше цей день був середнайулюбленіших свят українців.</text:p>
      <text:p text:style-name="P4">
«росія настільки отруїла пам’ять про <text:a xlink:type="simple" xlink:href="https://www.ukrinform.ua/tag-druga-svitova" text:style-name="Internet_20_link" text:visited-style-name="Visited_20_Internet_20_Link">
 </text:a>
 і взагалі концепцію 9 травня, що українці не хочуть мати нічогоспільного», - констатував Дробович.</text:p>
      <text:p text:style-name="P4">
<text:span text:style-name="T4">
Читайте також:</text:span>
 <text:a xlink:type="simple" xlink:href="https://www.ukrinform.ua/rubric-other_news/3706204-tkacenko-pro-den-evropi-9-travna-ce-povernenna-do-evropejskih-tradicij.html" text:style-name="Internet_20_link" text:visited-style-name="Visited_20_Internet_20_Link">
 <text:span text:style-name="T4">
День</text:span>
 <text:span text:style-name="T4">
Європи</text:span>
 </text:a>
</text:p>
      <text:p text:style-name="P4">
Як повідомляв Укрінформ, Президент України Володимир Зеленський підписав указ№266/2023, згідно з яким 9 травня Україна тепер <text:a xlink:type="simple" xlink:href="http://www.ukrinform.ua/rubric-society/3706138-ukraina-soricno-9-travna-vidznacatime-den-evropi-ukaz-prezidenta.html" text:style-name="Internet_20_link" text:visited-style-name="Visited_20_Internet_20_Link">
</text:a>
 Раніше в Україні День Європисвяткували щороку у третю суботу травня, яка цьогоріч припадає на 20 число.</text:p>
      <text:p text:style-name="P4">
Президент також <text:a xlink:type="simple" xlink:href="http://www.ukrinform.ua/rubric-polytics/3706137-zelenskij-proponue-vidznacati-den-pamati-ta-peremogi-nad-nacizmom-8-travna.html" text:style-name="Internet_20_link" text:visited-style-name="Visited_20_Internet_20_Link">
 </text:a>
законопроєкт про встановлення 8 травня Дня пам’яті та перемоги над нацизмом уДругій світовій війні.</text:p>
      <text:p text:style-name="P4">
Source: <text:a xlink:type="simple" xlink:href="https://www.ukrinform.ua/rubric-ato/3706512-drobovic-rosia-otruila-pamat-pro-drugu-svitovu-vijnu-ta-koncepciu-9-travna.html" text:style-name="Internet_20_link" text:visited-style-name="Visited_20_Internet_20_Link">
https://www.ukrinform.ua/rubric-ato/3706512-drobovic-rosia-otruila-pamat-pro-drugu-svitovu-vijnu-ta-koncepciu-9-travna.html</text:a>
</text:p>
      <!--NEWS-->
      <text:h text:style-name="P10" text:outline-level="1">
<text:span text:style-name="T4">
At Kupiansk direction Russian army shelled Krasne Pershe, Fyholivka, Novomlynsk, Zapadne, Lym...</text:span>
</text:h>
      <text:p text:style-name="P4">
Authors: liveuamap (Language: en)</text:p>
      <text:p text:style-name="P4">
Time: 2023-05-08T-20:02:00</text:p>
      <text:p text:style-name="P4">
Location: Dvorichna (Latitude:49.78803 Longtitude:37.75331)</text:p>
      <text:p text:style-name="P4">
Videos: []</text:p>
      <text:p text:style-name="P4">
Images: []</text:p>
      <text:p text:style-name="P4">
Tags: ["Russia"]</text:p>
      <text:p text:style-name="P4">
ID: 22561306</text:p>
      <!--METADATA-->
      <text:p text:style-name="P4">
At Kupiansk direction Russian army shelled Krasne Pershe, Fyholivka,Novomlynsk, Zapadne, Lyman Pershyy, Berestove of Kharkiv region andNovoselivske and Stelmakhivka of Luhansk region. Russian aviation conductedairstrikes at Hryanykivka and Vilshana, - General Staff of Armed Forces ofUkraine says in the morning report</text:p>
      <text:p text:style-name="P4">
News Collection Link: <text:a xlink:type="simple" xlink:href="https://liveuamap.com/en/2023/8-may-at-kupiansk-direction-russian-army-shelled-krasne-pershe" text:style-name="Internet_20_link" text:visited-style-name="Visited_20_Internet_20_Link">
https://liveuamap.com/en/2023/8-may-at-kupiansk-direction-russian-army-shelled-krasne-pershe</text:a>
</text:p>
      <text:p text:style-name="P4">
Source: <text:a xlink:type="simple" xlink:href="https://t.me/lumsrc/4719" text:style-name="Internet_20_link" text:visited-style-name="Visited_20_Internet_20_Link">
https://t.me/lumsrc/4719</text:a>
</text:p>
      <!--NEWS-->
      <text:h text:style-name="P10" text:outline-level="1">
<text:span text:style-name="T4">
Європарламент завтра голосуватиме щодо Акту з підтримки виробництва боєприпасів</text:span>
</text:h>
      <text:p text:style-name="P4">
Authors: Ukrinform (Person)</text:p>
      <text:p text:style-name="P4">
Publisher: Укринформ (Organization)</text:p>
      <text:p text:style-name="P4">
Published Time: 2023-05-08T-21:11:00+03:00</text:p>
      <text:p text:style-name="P4">
Modified Time: 2023-05-08T23:11:00+03:00</text:p>
      <text:p text:style-name="P4">
Description: Єврокомісія сподівається, що вже завтра депутати у Страсбурзі підтримають Акт з підтримки виробництва боєприпасів (ASAP), який є частиною плану ЄС щодо прискорення постачань снарядів до України. — Укрінформ.</text:p>
      <text:p text:style-name="P4">
Images: ["<text:a xlink:type="simple" xlink:href="https://static.ukrinform.com/photos/2023_01/thumb_files/630_360_1674605069-161.png" text:style-name="Internet_20_link" text:visited-style-name="Visited_20_Internet_20_Link">
630_360_16746...</text:a>
"]</text:p>
      <text:p text:style-name="P4">
Tags: ['Європарламент', 'Євросоюз', 'Україна', 'Боєприпаси', 'Війна з росією']</text:p>
      <text:p text:style-name="P4">
Type: Article</text:p>
      <!--METADATA-->
      <text:p text:style-name="P4">
<draw:frame draw:style-name="fr1" draw:name="Image30" text:anchor-type="as-char" svg:width="6.9236in" svg:height="3.956343in" draw:z-index="0">
<draw:image xlink:href="../Images/yкринформ/2023-05-08T-21-11-00-03-00/630_360_1674605069-161.png" xlink:type="simple" xlink:show="embed" xlink:actuate="onLoad" draw:mime-type="image/png"/>
</draw:frame>
Єврокомісія сподівається, що вже завтра депутати у Страсбурзі підтримають Актз підтримки виробництва боєприпасів (ASAP), який є частиною плану ЄС щодоприскорення постачань снарядів до України.</text:p>
      <text:p text:style-name="P4">
Про це на тематичних слуханнях у ході пленарного засідання Європарламентузаявив єврокомісар з внутрішньої торгівлі та послуг Тьєррі Бретон, повідомляєкореспондент Укрінформу.</text:p>
      <text:p text:style-name="P4">
«Ситуація вимагає від нас цього. Безумовно, ми будемо працювати пліч-о-пліч зРадою ЄС та Шведським головуванням, щоб рухатися швидко, захистити нашихгромадян, власну безпеку та демократію. Ми не маємо обманювати себе, шановнідепутати. Ми знаємо, хто є агресором. Це – росія. Ця війна є також війноюпромислових спроможностей. Від її результатів залежить наш авторитет та те,який внесок ми будемо здатними зробити у досягнення миру», - сказавєврокомісар.</text:p>
      <text:p text:style-name="P4">
За його словами, існує колективна відповідальність у досягненні результатів,щоб дійти згоди з Радою ЄС до червня: «Ми всі знаємо, що відбувається вУкраїні, і це вражає не лише Україну, але всіх нас в Європі. Я вітаю той факт,що ви погодилися розглянути це питання за терміновою процедурою та провеститермінове голосування. Сподіваюся, що голосування (стосовно Акту – ред.)завтра буде позитивним, розраховую на вас».</text:p>
      <text:p text:style-name="P4">
Бретон зауважив, що з початку російської агресії проти України Європаопинилася на лінії фронту, зокрема, у постачанні артилерії, танків, але однимз головних пунктів залишається постачання Україні боєприпасів та ракет.</text:p>
      <text:p text:style-name="P4">
<text:span text:style-name="T4">
Читайте також:</text:span>
 <text:a xlink:type="simple" xlink:href="https://www.ukrinform.ua/rubric-ato/3706237-povitrani-ataki-i-postacanna-boepripasiv-zelenskij-proviv-zasidanna-stavki.html" text:style-name="Internet_20_link" text:visited-style-name="Visited_20_Internet_20_Link">
 <text:span text:style-name="T4">
Ставки</text:span>
 </text:a>
</text:p>
      <text:p text:style-name="P4">
«Конфлікт, без сумніву, дійсно поставив нашу промисловість під великий тиск.Ми маємо виробляти більше, щоб бути здатними задовольнити потреби фронту. Митакож потребуємо боєприпаси, щоб забезпечити поповнення власних запасів, тапродовжити постачання боєприпасів в Україну», - зауважив представникЄврокомісії.</text:p>
      <text:p text:style-name="P4">
Він нагадав, що ЄС прийняв політичне рішення поставити в Україну 1 мільйонснарядів протягом 12 місяців. Рада ЄС на рівні міністрів оборони розробилаплан, що складається з трьох головних пунктів – постачання наявних боєприпасівзі складів, прискорення виробництва за рахунок спільного замовленнябоєприпасів у промисловості, на що з Європейського фонду миру виділено 2мільярди євро, - по мільярду на кожен з напрямків.</text:p>
      <text:p text:style-name="P4">
Третій напрямок передбачає розвиток спроможностей оборонної промисловості длязабезпечення власних потреб ЄС в озброєнні та боєприпасах в умовах новихвикликів для безпеки, що пов’язані із російською агресією проти України. Нарозвиток таких спроможностей <text:a xlink:type="simple" xlink:href="https://www.ukrinform.ua/tag-evrokomisia" text:style-name="Internet_20_link" text:visited-style-name="Visited_20_Internet_20_Link">
 </text:a>
виділила 500 мільйонів євро, в рамках змішаного фінансування цього проєктукраїни-члени доведуть його обсяг до 1 мільярда євро.</text:p>
      <text:p text:style-name="P4">
<text:span text:style-name="T4">
Читайте також:</text:span>
 <text:a xlink:type="simple" xlink:href="https://www.ukrinform.ua/rubric-ato/3705346-es-ostatocno-shvaliv-vidilenna-milarda-evro-na-zakupivlu-boepripasiv-dla-ukraini.html" text:style-name="Internet_20_link" text:visited-style-name="Visited_20_Internet_20_Link">
 </text:a>
</text:p>
      <text:p text:style-name="P4">
Єврокомісар ключові головні висновки за підсумками поїздки до 15 головнихєвропейських виробників зброї. Головним, за його словами, є те, що Європа маєрозвинутий та достатній потенціал оборонної промисловості, хоча й потребуєвдосконалення мереж постачання сировини та обладнання.</text:p>
      <text:p text:style-name="P4">
«Я твердо переконаний, що в межах 12 місяців, з вашою підтримкою та занеобхідного розвитку спроможностей, ми будемо здатні виконати зобов’язання звиробництва 1 мільйона боєприпасів у Європі, щоб поставити їх в Україну, якамає невідкладні потреби», - наголосив Тьєррі Бретон.</text:p>
      <text:p text:style-name="P4">
Як повідомлялося, 20 березня Європейська Рада ухвалила рішення щодоприскорення постачань боєприпасів для України та нарощування спроможностейоборонної промисловості ЄС. Зокрема, це рішення передбачає, що країни ЄСпротягом наступних 12 місяців нададуть Україні 1 мільйон артилерійськихбоєприпасів, у тому числі снарядів калібру 155 мм.</text:p>
      <text:p text:style-name="P4">
Source: <text:a xlink:type="simple" xlink:href="https://www.ukrinform.ua/rubric-world/3706509-evroparlament-zavtra-golosuvatime-sodo-aktu-z-pidtrimki-virobnictva-boepripasiv.html" text:style-name="Internet_20_link" text:visited-style-name="Visited_20_Internet_20_Link">
https://www.ukrinform.ua/rubric-world/3706509-evroparlament-zavtra-golosuvatime-sodo-aktu-z-pidtrimki-virobnictva-boepripasiv.html</text:a>
</text:p>
      <!--NEWS-->
      <text:h text:style-name="P10" text:outline-level="1">
<text:span text:style-name="T4">
At Lyman direction Russian army shelled Stelmakhivka, Makiyivka and Nevske of Luhansk region ...</text:span>
</text:h>
      <text:p text:style-name="P4">
Authors: liveuamap (Language: en)</text:p>
      <text:p text:style-name="P4">
Time: 2023-05-08T-22:02:00</text:p>
      <text:p text:style-name="P4">
Location: Luhansk (Latitude:49.022 Longtitude:37.9545)</text:p>
      <text:p text:style-name="P4">
Videos: []</text:p>
      <text:p text:style-name="P4">
Images: []</text:p>
      <text:p text:style-name="P4">
Tags: ["Russia"]</text:p>
      <text:p text:style-name="P4">
ID: 22561305</text:p>
      <!--METADATA-->
      <text:p text:style-name="P4">
At Lyman direction Russian army shelled Stelmakhivka, Makiyivka and Nevske ofLuhansk region and Bilohorivka and Spirne of Donetsk region. Russian aviationconducted airstrikes at Bilohorivka of Luhansk region, also Torske and Spirneof Donetsk region, - General Staff of Armed Forces of Ukraine says in themorning report</text:p>
      <text:p text:style-name="P4">
News Collection Link: <text:a xlink:type="simple" xlink:href="https://liveuamap.com/en/2023/8-may-at-lyman-direction-russian-army-shelled-stelmakhivka" text:style-name="Internet_20_link" text:visited-style-name="Visited_20_Internet_20_Link">
https://liveuamap.com/en/2023/8-may-at-lyman-direction-russian-army-shelled-stelmakhivka</text:a>
</text:p>
      <text:p text:style-name="P4">
Source: <text:a xlink:type="simple" xlink:href="https://t.me/lumsrc/4720" text:style-name="Internet_20_link" text:visited-style-name="Visited_20_Internet_20_Link">
https://t.me/lumsrc/4720</text:a>
</text:p>
      <!--NEWS-->
      <text:h text:style-name="P10" text:outline-level="1">
<text:span text:style-name="T4">
УПЛ: Климчук та Пономарьов - найкращі у 25-му турі</text:span>
</text:h>
      <text:p text:style-name="P4">
Authors: Ukrinform (Person)</text:p>
      <text:p text:style-name="P4">
Publisher: Укринформ (Organization)</text:p>
      <text:p text:style-name="P4">
Published Time: 2023-05-08T-23:11:00+03:00</text:p>
      <text:p text:style-name="P4">
Modified Time: 2023-05-08T23:11:00+03:00</text:p>
      <text:p text:style-name="P4">
Description: Українська Прем'єр-ліга (УПЛ) оголосила імена найкращих гравця та тренера 25-го туру футбольного чемпіонату, які були визначені в опитуванні представників експертної ради. — Укрінформ.</text:p>
      <text:p text:style-name="P4">
Images: ["<text:a xlink:type="simple" xlink:href="https://static.ukrinform.com/photos/2023_05/thumb_files/630_360_1683576645-383.jpeg" text:style-name="Internet_20_link" text:visited-style-name="Visited_20_Internet_20_Link">
630_360_16835...</text:a>
"]</text:p>
      <text:p text:style-name="P4">
Tags: ['Футбол', "Прем'єр-ліга"]</text:p>
      <text:p text:style-name="P4">
Type: Article</text:p>
      <!--METADATA-->
      <text:p text:style-name="P4">
<draw:frame draw:style-name="fr1" draw:name="Image31" text:anchor-type="as-char" svg:width="6.9236in" svg:height="3.956343in" draw:z-index="0">
<draw:image xlink:href="../Images/yкринформ/2023-05-08T-23-11-00-03-00/630_360_1683576645-383.jpeg" xlink:type="simple" xlink:show="embed" xlink:actuate="onLoad" draw:mime-type="image/jpeg"/>
</draw:frame>
Українська Прем'єр-ліга (УПЛ) оголосила імена найкращих гравця та тренера25-го туру футбольного чемпіонату, які були визначені в опитуванніпредставників експертної ради.</text:p>
      <text:p text:style-name="P4">
Обидві нагороди дісталися представникам львівського клубу «Рух», передаєУкрінформ.</text:p>
      <text:p text:style-name="P4">
Як інформує офіційний <text:a xlink:type="simple" xlink:href="https://upl.ua/ua/news/view/7243" text:style-name="Internet_20_link" text:visited-style-name="Visited_20_Internet_20_Link">
 </text:a>
 УПЛ, найкращимфутболістом минулого туру української першості було визнано нападника ЮріяКлимчука, а найкращим тренером туру став Віталій Пономарьов.</text:p>
      <text:p text:style-name="P4">
«Рух» під керівництвом Пономарьова у 25-му турі УПЛ обіграв «Інгулець» насвоєму полі. Дублем у цьому поєдинку відзначився Климчук. Зазначимо, що дляПономарьова ця перемога стала першою на чолі «рухівців».</text:p>
      <text:p text:style-name="P4">
Підопічні Пономарьова посідають 14-те місце у таблиці УПЛ. У команди 24 очкипісля 25 зіграних турів.</text:p>
      <text:p text:style-name="P4">
<text:span text:style-name="T4">
Читайте також:</text:span>
 <text:a xlink:type="simple" xlink:href="https://www.ukrinform.ua/rubric-sports/3705056-futbolnij-klub-zora-svatkue-100ricnij-uvilej.html" text:style-name="Internet_20_link" text:visited-style-name="Visited_20_Internet_20_Link">
 </text:a>
</text:p>
      <text:p text:style-name="P4">
До складу експертної ради цього разу увійшлиОлег Венглинський, СергійНагорняк, Йожеф Сабо, Олександр Сопко, Олег Федорчук, Анатолій Чанцев, ІгорШуховцев, Степан Юрчишин, Ігор Яворський.</text:p>
      <text:p text:style-name="P4">
Фото: ФК «Рух».</text:p>
      <text:p text:style-name="P4">
Source: <text:a xlink:type="simple" xlink:href="https://www.ukrinform.ua/rubric-sports/3706511-upl-klimcuk-ta-ponomarov-najkrasi-u-25mu-turi.html" text:style-name="Internet_20_link" text:visited-style-name="Visited_20_Internet_20_Link">
https://www.ukrinform.ua/rubric-sports/3706511-upl-klimcuk-ta-ponomarov-najkrasi-u-25mu-turi.html</text:a>
</text:p>
      <!--NEWS-->
      <text:h text:style-name="P10" text:outline-level="1">
<text:span text:style-name="T4">
At Bakhmut direction Russian army shelled Zaliznyanske, Orikhovo-Vasylivka, Novomarkove, Mark...</text:span>
</text:h>
      <text:p text:style-name="P4">
Authors: liveuamap (Language: en)</text:p>
      <text:p text:style-name="P4">
Time: 2023-05-08T-24:02:00</text:p>
      <text:p text:style-name="P4">
Location: New York, Donetsk Oblast (Latitude:48.32647 Longtitude:37.84447)</text:p>
      <text:p text:style-name="P4">
Videos: []</text:p>
      <text:p text:style-name="P4">
Images: []</text:p>
      <text:p text:style-name="P4">
Tags: ["Russia"]</text:p>
      <text:p text:style-name="P4">
ID: 22561304</text:p>
      <!--METADATA-->
      <text:p text:style-name="P4">
At Bakhmut direction Russian army shelled Zaliznyanske, Orikhovo-Vasylivka,Novomarkove, Markove, Bakhmut, Ivanivske, Chasiv Yar, Stupochky, Oleksandro-Shultyne and Leonidivka of Donetsk region. Russian aviation conductedairstrikes at Bakhmut, Bohdanivka, Kurdumivka and New York, - General Staff ofArmed Forces of Ukraine says in the morning report</text:p>
      <text:p text:style-name="P4">
News Collection Link: <text:a xlink:type="simple" xlink:href="https://liveuamap.com/en/2023/8-may-at-bakhmut-direction-russian-army-shelled-zaliznyanske" text:style-name="Internet_20_link" text:visited-style-name="Visited_20_Internet_20_Link">
https://liveuamap.com/en/2023/8-may-at-bakhmut-direction-russian-army-shelled-zaliznyanske</text:a>
</text:p>
      <text:p text:style-name="P4">
Source: <text:a xlink:type="simple" xlink:href="https://t.me/lumsrc/4721" text:style-name="Internet_20_link" text:visited-style-name="Visited_20_Internet_20_Link">
https://t.me/lumsrc/4721</text:a>
</text:p>
      <!--NEWS-->
      <text:h text:style-name="P10" text:outline-level="1">
<text:span text:style-name="T4">
У Польщі кажуть, що не потрібно квапити українців з контрнаступом</text:span>
</text:h>
      <text:p text:style-name="P4">
Authors: Ukrinform (Person)</text:p>
      <text:p text:style-name="P4">
Publisher: Укринформ (Organization)</text:p>
      <text:p text:style-name="P4">
Published Time: 2023-05-08T-25:04:00+03:00</text:p>
      <text:p text:style-name="P4">
Modified Time: 2023-05-08T23:04:00+03:00</text:p>
      <text:p text:style-name="P4">
Description: Кваплення українців з контрнаступом не в інтересах Заходу, українці повинні мати достатньо зброї для ефективних контрнаступальних дій проти російського агресора. — Укрінформ.</text:p>
      <text:p text:style-name="P4">
Images: ["<text:a xlink:type="simple" xlink:href="https://static.ukrinform.com/photos/2023_05/thumb_files/630_360_1683575924-402.jpg" text:style-name="Internet_20_link" text:visited-style-name="Visited_20_Internet_20_Link">
630_360_16835...</text:a>
"]</text:p>
      <text:p text:style-name="P4">
Tags: ['Польща', 'Україна', 'Війна з росією', 'Контрнаступ']</text:p>
      <text:p text:style-name="P4">
Type: Article</text:p>
      <!--METADATA-->
      <text:p text:style-name="P4">
<draw:frame draw:style-name="fr1" draw:name="Image32" text:anchor-type="as-char" svg:width="6.9236in" svg:height="3.956343in" draw:z-index="0">
<draw:image xlink:href="../Images/yкринформ/2023-05-08T-25-04-00-03-00/630_360_1683575924-402.jpg" xlink:type="simple" xlink:show="embed" xlink:actuate="onLoad" draw:mime-type="image/jpeg"/>
</draw:frame>
 Квапленняукраїнців з контрнаступом не в інтересах Заходу, українці повинні матидостатньо зброї для ефективних контрнаступальних дій проти російськогоагресора.</text:p>
      <text:p text:style-name="P4">
Про це у <text:a xlink:type="simple" xlink:href="https://twitter.com/StZaryn/status/1655602893557309443" text:style-name="Internet_20_link" text:visited-style-name="Visited_20_Internet_20_Link">
 </text:a>
 написавуповноважений уряду Польщі з питань безпеки інформаційного простору країниСтаніслав Жарин, передає Укрінформ.</text:p>
      <text:p text:style-name="P4">
“Кваплення українців не в інтересах Заходу. Країни, які підтримують <text:a xlink:type="simple" xlink:href="https://www.ukrinform.ua/tag-ukraina" text:style-name="Internet_20_link" text:visited-style-name="Visited_20_Internet_20_Link">
</text:a>
 , мають усвідомлювати, що ефективністьдій у найближчі тижні залежатиме від рівня підготовки військової операції таїї логістичної бази”,- написав Жарин.</text:p>
      <text:p text:style-name="P4">
Він зазначив, що Україна має діяти “у добре спланований та підготовленийспосіб”.</text:p>
      <text:p text:style-name="P4">
“Початок наступу без належної підготовки може звести нанівець шанси українцівзмінити ситуацію на фронті”,- підкреслив урядовець.</text:p>
      <text:p text:style-name="P4">
Жарин зауважив, що поява інформації про тиск на Україну щодо здійсненняшвидких дій “не сприяє ефективному контрнаступу”. За його словами, про ценещодавно заявляв, зокрема, президент Чехії Петр Павел.</text:p>
      <text:p text:style-name="P4">
Польський урядовець зазначив, що ситуація в Україні зараз дуже складна, арезультати залежать від здатності українці накопичити достатньо військовоїтехніки для здійснення наступальної операції.</text:p>
      <text:p text:style-name="P4">
<text:span text:style-name="T4">
Читайте також:</text:span>
 <text:a xlink:type="simple" xlink:href="https://www.ukrinform.ua/rubric-ato/3705989-u-rosii-zavitsa-velika-panika-koli-ukraina-rozpocne-kontrnastup-gavrilov.html" text:style-name="Internet_20_link" text:visited-style-name="Visited_20_Internet_20_Link">
 <text:span text:style-name="T4">
контрнаступ</text:span>
 </text:a>
</text:p>
      <text:p text:style-name="P4">
Жарин також зауважив, що припущення про напруженість у російськомуістеблішменті не відповідає дійсності. За його словами, наразі в російськійвладі немає потенціалу бунту проти імперської політики чи спротиву проти війнив Україні.</text:p>
      <text:p text:style-name="P4">
Польський урядовець підкреслив, що у найближчі місяці не слід очікувати назавершення війни. Він наголосив, що дії москви свідчать, що вона готується додовгої війни і хоче досягнути свої стратегічні цілі. За його словами, москварозраховує на перемогу над Україною завдяки військовим діям разом з гібриднимиметодами. За його словами рф все ще розраховує на прорив оборони України,перемогу над українською армією, здобуття Києва, зміну української влади йокупацію усієї України.</text:p>
      <text:p text:style-name="P4">
Source: <text:a xlink:type="simple" xlink:href="https://www.ukrinform.ua/rubric-ato/3706510-u-polsi-kazut-so-ne-potribno-kvapiti-ukrainciv-z-kontrnastupom.html" text:style-name="Internet_20_link" text:visited-style-name="Visited_20_Internet_20_Link">
https://www.ukrinform.ua/rubric-ato/3706510-u-polsi-kazut-so-ne-potribno-kvapiti-ukrainciv-z-kontrnastupom.html</text:a>
</text:p>
      <!--NEWS-->
      <text:h text:style-name="P10" text:outline-level="1">
<text:span text:style-name="T4">
At Avdiyivka direction Russian army shelled Keramik, Novokalynove, Ocheretyne, Berdychi, Avdi...</text:span>
</text:h>
      <text:p text:style-name="P4">
Authors: liveuamap (Language: en)</text:p>
      <text:p text:style-name="P4">
Time: 2023-05-08T-26:02:00</text:p>
      <text:p text:style-name="P4">
Location: Donetsk (Latitude:47.98981 Longtitude:37.40227)</text:p>
      <text:p text:style-name="P4">
Videos: []</text:p>
      <text:p text:style-name="P4">
Images: []</text:p>
      <text:p text:style-name="P4">
Tags: ["Russia"]</text:p>
      <text:p text:style-name="P4">
ID: 22561303</text:p>
      <!--METADATA-->
      <text:p text:style-name="P4">
At Avdiyivka direction Russian army shelled Keramik, Novokalynove, Ocheretyne,Berdychi, Avdiyivka, Vodyane, Pervomayske, Nevelske, Netaylove, Karlivka andHostre of Donetsk region, - General Staff of Armed Forces of Ukraine says inthe morning report</text:p>
      <text:p text:style-name="P4">
News Collection Link: <text:a xlink:type="simple" xlink:href="https://liveuamap.com/en/2023/8-may-at-avdiyivka-direction-russian-army-shelled-keramik" text:style-name="Internet_20_link" text:visited-style-name="Visited_20_Internet_20_Link">
https://liveuamap.com/en/2023/8-may-at-avdiyivka-direction-russian-army-shelled-keramik</text:a>
</text:p>
      <text:p text:style-name="P4">
Source: <text:a xlink:type="simple" xlink:href="https://t.me/lumsrc/4722" text:style-name="Internet_20_link" text:visited-style-name="Visited_20_Internet_20_Link">
https://t.me/lumsrc/4722</text:a>
</text:p>
      <!--NEWS-->
      <text:h text:style-name="P10" text:outline-level="1">
<text:span text:style-name="T4">
At Maryinka direction Russian army shelled Krasnohorivka, Heorhiyivka, Kurakhove and Pobyeda ...</text:span>
</text:h>
      <text:p text:style-name="P4">
Authors: liveuamap (Language: en)</text:p>
      <text:p text:style-name="P4">
Time: 2023-05-08T-28:02:00</text:p>
      <text:p text:style-name="P4">
Location: Donetsk Oblast (Latitude:47.91473 Longtitude:37.46183)</text:p>
      <text:p text:style-name="P4">
Videos: []</text:p>
      <text:p text:style-name="P4">
Images: []</text:p>
      <text:p text:style-name="P4">
Tags: ["Russia"]</text:p>
      <text:p text:style-name="P4">
ID: 22561302</text:p>
      <!--METADATA-->
      <text:p text:style-name="P4">
At Maryinka direction Russian army shelled Krasnohorivka, Heorhiyivka,Kurakhove and Pobyeda of Donetsk region, - General Staff of Armed Forces ofUkraine says in the morning report</text:p>
      <text:p text:style-name="P4">
News Collection Link: <text:a xlink:type="simple" xlink:href="https://liveuamap.com/en/2023/8-may-at-maryinka-direction-russian-army-shelled-krasnohorivka" text:style-name="Internet_20_link" text:visited-style-name="Visited_20_Internet_20_Link">
https://liveuamap.com/en/2023/8-may-at-maryinka-direction-russian-army-shelled-krasnohorivka</text:a>
</text:p>
      <text:p text:style-name="P4">
Source: <text:a xlink:type="simple" xlink:href="https://t.me/lumsrc/4723" text:style-name="Internet_20_link" text:visited-style-name="Visited_20_Internet_20_Link">
https://t.me/lumsrc/4723</text:a>
</text:p>
      <!--NEWS-->
      <text:h text:style-name="P10" text:outline-level="1">
<text:span text:style-name="T4">
Ворог підвищив інтенсивність атак на Бахмут і збільшив кількість солдатів – комбриг Грищенко</text:span>
</text:h>
      <text:p text:style-name="P4">
Authors: Ukrinform (Person)</text:p>
      <text:p text:style-name="P4">
Publisher: Укринформ (Organization)</text:p>
      <text:p text:style-name="P4">
Published Time: 2023-05-08T-28:53:00+03:00</text:p>
      <text:p text:style-name="P4">
Modified Time: 2023-05-08T22:53:00+03:00</text:p>
      <text:p text:style-name="P4">
Description: Ворог підвищив інтенсивність атак на Бахмут і збільшив кількість живої сили, продовжує завдавати ракетних ударів та обстрілювати позиції українських захисників із різних видів озброєння. — Укрінформ.</text:p>
      <text:p text:style-name="P4">
Images: ["<text:a xlink:type="simple" xlink:href="https://static.ukrinform.com/photos/2022_08/thumb_files/630_360_1659680502-569.jpg" text:style-name="Internet_20_link" text:visited-style-name="Visited_20_Internet_20_Link">
630_360_16596...</text:a>
"]</text:p>
      <text:p text:style-name="P4">
Tags: ['Бахмут', 'Обстріл', 'Російські військові', 'Війна з росією']</text:p>
      <text:p text:style-name="P4">
Type: Article</text:p>
      <!--METADATA-->
      <text:p text:style-name="P4">
<draw:frame draw:style-name="fr1" draw:name="Image33" text:anchor-type="as-char" svg:width="6.9236in" svg:height="3.956343in" draw:z-index="0">
<draw:image xlink:href="../Images/yкринформ/2023-05-08T-28-53-00-03-00/630_360_1659680502-569.jpg" xlink:type="simple" xlink:show="embed" xlink:actuate="onLoad" draw:mime-type="image/jpeg"/>
</draw:frame>
 Ворогпідвищив інтенсивність атак на Бахмут і збільшив кількість живої сили,продовжує завдавати ракетних ударів та обстрілювати позиції українськихзахисників із різних видів озброєння.</text:p>
      <text:p text:style-name="P4">
Про це сказав у відеозверненні в <text:a xlink:type="simple" xlink:href="https://t.me/kharkiv_127_brigada_tro/2852" text:style-name="Internet_20_link" text:visited-style-name="Visited_20_Internet_20_Link">
</text:a>
 командир 127-ої бригадитероборони з Харківщини Роман Грищенко («Дядя Рома»), передає Укрінформ.</text:p>
      <text:p text:style-name="P4">
«Обстановка у Бахмуті складна, але ситуація ця контролюється силами оборони.Ворог підвищив інтенсивність атак та збільшив кількість живої сили. Здійснюєракетні <text:a xlink:type="simple" xlink:href="https://www.ukrinform.ua/tag-obstril" text:style-name="Internet_20_link" text:visited-style-name="Visited_20_Internet_20_Link">
 </text:a>
 , застосовує авіацію,артилерію та запалювальні боєприпаси. Весь свій ресурс кидає на те, щобзавдати максимальної шкоди силам оборони Бахмуту. Наші воїни стоять. Честь їмі хвала», - сказав Грищенко.</text:p>
      <text:p text:style-name="P4">
<text:span text:style-name="T4">
Читайте також:</text:span>
 <text:a xlink:type="simple" xlink:href="https://www.ukrinform.ua/rubric-ato/3706398-sili-specoperacij-znisili-rosijskij-kulemetnij-rozrahunok-u-bahmuti.html" text:style-name="Internet_20_link" text:visited-style-name="Visited_20_Internet_20_Link">
 <text:span text:style-name="T4">
Бахмут</text:span>
 </text:a>
</text:p>
      <text:p text:style-name="P4">
Як повідомлялося, <text:a xlink:type="simple" xlink:href="https://www.ukrinform.ua/rubric-ato/3706446-vorog-nastupae-na-cotiroh-napramkah-za-bahmut-i-marinku-vazki-boi.html" text:style-name="Internet_20_link" text:visited-style-name="Visited_20_Internet_20_Link">
 </text:a>
 . Триваютьбої у місті Бахмут. Протягом доби противник вів безуспішні наступальні дії унапрямках Іванівського та Часового Яру. Завдав авіаударів по районахБогданівки, Бахмута та Предтечиного.</text:p>
      <text:p text:style-name="P4">
Source: <text:a xlink:type="simple" xlink:href="https://www.ukrinform.ua/rubric-ato/3706508-vorog-pidvisiv-intensivnist-atak-na-bahmut-i-zbilsiv-kilkist-soldativ-kombrig-grisenko.html" text:style-name="Internet_20_link" text:visited-style-name="Visited_20_Internet_20_Link">
https://www.ukrinform.ua/rubric-ato/3706508-vorog-pidvisiv-intensivnist-atak-na-bahmut-i-zbilsiv-kilkist-soldativ-kombrig-grisenko.html</text:a>
</text:p>
      <!--NEWS-->
      <text:h text:style-name="P10" text:outline-level="1">
<text:span text:style-name="T4">
At Shakhtarske direction Russian army shelled Novomykhaylivka, Katerynivka, Yelyzavetivka, Vu...</text:span>
</text:h>
      <text:p text:style-name="P4">
Authors: liveuamap (Language: en)</text:p>
      <text:p text:style-name="P4">
Time: 2023-05-08T-30:02:00</text:p>
      <text:p text:style-name="P4">
Location: Velyka Novosilka (Latitude:47.83309 Longtitude:36.83836)</text:p>
      <text:p text:style-name="P4">
Videos: []</text:p>
      <text:p text:style-name="P4">
Images: []</text:p>
      <text:p text:style-name="P4">
Tags: ["Russia"]</text:p>
      <text:p text:style-name="P4">
ID: 22561301</text:p>
      <!--METADATA-->
      <text:p text:style-name="P4">
At Shakhtarske direction Russian army shelled Novomykhaylivka, Katerynivka,Yelyzavetivka, Vuhledar, Pavlivka, Prechystivka, Zolota Nyva, Novoukrayinka,Shakhtarske and Velyka Novosilka of Donetsk region, - General Staff of ArmedForces of Ukraine says in the morning report</text:p>
      <text:p text:style-name="P4">
News Collection Link: <text:a xlink:type="simple" xlink:href="https://liveuamap.com/en/2023/8-may-at-shakhtarske-direction-russian-army-shelled-novomykhaylivka" text:style-name="Internet_20_link" text:visited-style-name="Visited_20_Internet_20_Link">
https://liveuamap.com/en/2023/8-may-at-shakhtarske-direction-russian-army-shelled-novomykhaylivka</text:a>
</text:p>
      <text:p text:style-name="P4">
Source: <text:a xlink:type="simple" xlink:href="https://t.me/lumsrc/4724" text:style-name="Internet_20_link" text:visited-style-name="Visited_20_Internet_20_Link">
https://t.me/lumsrc/4724</text:a>
</text:p>
      <!--NEWS-->
      <text:h text:style-name="P10" text:outline-level="1">
<text:span text:style-name="T4">
На турецькій виборчій дільниці в Амстердамі сталася бійка за участі 300 людей</text:span>
</text:h>
      <text:p text:style-name="P4">
Authors: Ukrinform (Person)</text:p>
      <text:p text:style-name="P4">
Publisher: Укринформ (Organization)</text:p>
      <text:p text:style-name="P4">
Published Time: 2023-05-08T-30:47:00+03:00</text:p>
      <text:p text:style-name="P4">
Modified Time: 2023-05-08T22:47:00+03:00</text:p>
      <text:p text:style-name="P4">
Description: В нідерландському Амстердамі сталася бійка за участі близько 300 осіб на виборчій дільниці, де відбувалося голосування на виборах президента й парламенту Туреччини. — Укрінформ.</text:p>
      <text:p text:style-name="P4">
Images: ["<text:a xlink:type="simple" xlink:href="https://static.ukrinform.com/photos/2023_05/thumb_files/630_360_1683575176-203.jpg" text:style-name="Internet_20_link" text:visited-style-name="Visited_20_Internet_20_Link">
630_360_16835...</text:a>
"]</text:p>
      <text:p text:style-name="P4">
Tags: ['Бійка', 'Вибори', 'Туреччина', 'Амстердам']</text:p>
      <text:p text:style-name="P4">
Type: Article</text:p>
      <!--METADATA-->
      <text:p text:style-name="P4">
<draw:frame draw:style-name="fr1" draw:name="Image34" text:anchor-type="as-char" svg:width="6.9236in" svg:height="3.956343in" draw:z-index="0">
<draw:image xlink:href="../Images/yкринформ/2023-05-08T-30-47-00-03-00/630_360_1683575176-203.jpg" xlink:type="simple" xlink:show="embed" xlink:actuate="onLoad" draw:mime-type="image/jpeg"/>
</draw:frame>
 Внідерландському Амстердамі сталася бійка за участі близько 300 осіб навиборчій дільниці, де відбувалося голосування на виборах президента йпарламенту Туреччини.</text:p>
      <text:p text:style-name="P4">
Про це повідомляє Укрінформ з посиланням на <text:a xlink:type="simple" xlink:href="https://nos.nl/artikel/2474347-300-mensen-betrokken-bij-vechtpartij-rai-rond-turkse-verkiezingen" text:style-name="Internet_20_link" text:visited-style-name="Visited_20_Internet_20_Link">
</text:a>
 .</text:p>
      <text:p text:style-name="P4">
“В <text:a xlink:type="simple" xlink:href="https://www.ukrinform.ua/tag-bijka" text:style-name="Internet_20_link" text:visited-style-name="Visited_20_Internet_20_Link">
 </text:a>
 в Амстердамі взяли участь 300 осіб,двоє з них отримали поранення”, - йдеться у повідомленні.</text:p>
      <text:p text:style-name="P4">
Зазначається, що сутичка виникла під час підрахунку голосів.</text:p>
      <text:p text:style-name="P4">
Поліція заявила про масову бійку через день після події.</text:p>
      <text:p text:style-name="P4">
Бійка відбулася на дільниці у виставковому центрі RAI в Амстердамі в неділюввечері - останній день, коли виборці могли віддати свої голоси.</text:p>
      <text:p text:style-name="P4">
За допомогою великої кількості правоохоронців вдалося вгамувати учасниківсутички.</text:p>
      <text:p text:style-name="P4">
<text:span text:style-name="T4">
Читайте також:</text:span>
 <text:a xlink:type="simple" xlink:href="https://www.ukrinform.ua/rubric-world/3706243-v-uzbekistani-ogolosili-dostrokovi-prezidentski-vibori.html" text:style-name="Internet_20_link" text:visited-style-name="Visited_20_Internet_20_Link">
 <text:span text:style-name="T4">
вибори</text:span>
 </text:a>
</text:p>
      <text:p text:style-name="P4">
Варто зазначити, що у Нідерландах проживає понад 200 000 власників турецькихпаспортів, які мають право голосу на виборах.</text:p>
      <text:p text:style-name="P4">
Як повідомлялося, парламентські та президентські вибори в Туреччинівідбудуться 14 травня - на місяць раніше від запланованого терміну.</text:p>
      <text:p text:style-name="P4">
<text:span text:style-name="T5">
Фото: nos.nl</text:span>
</text:p>
      <text:p text:style-name="P4">
Source: <text:a xlink:type="simple" xlink:href="https://www.ukrinform.ua/rubric-world/3706507-na-tureckij-viborcij-dilnici-v-amsterdami-stalasa-bijka-za-ucasti-300-ludej.html" text:style-name="Internet_20_link" text:visited-style-name="Visited_20_Internet_20_Link">
https://www.ukrinform.ua/rubric-world/3706507-na-tureckij-viborcij-dilnici-v-amsterdami-stalasa-bijka-za-ucasti-300-ludej.html</text:a>
</text:p>
      <!--NEWS-->
      <text:h text:style-name="P10" text:outline-level="1">
<text:span text:style-name="T4">
У семи містах України працюють освітні осередки для дітей з Бахмута</text:span>
</text:h>
      <text:p text:style-name="P4">
Authors: Ukrinform (Person)</text:p>
      <text:p text:style-name="P4">
Publisher: Укринформ (Organization)</text:p>
      <text:p text:style-name="P4">
Published Time: 2023-05-08T-32:34:00+03:00</text:p>
      <text:p text:style-name="P4">
Modified Time: 2023-05-08T22:34:00+03:00</text:p>
      <text:p text:style-name="P4">
Description: У семи містах України працюють освітні осередки для дітей, які евакуювалися з обстрілюваного ворогом міста Бахмут. — Укрінформ.</text:p>
      <text:p text:style-name="P4">
Images: ["<text:a xlink:type="simple" xlink:href="https://static.ukrinform.com/photos/2023_05/thumb_files/630_360_1683574769-542.jpg" text:style-name="Internet_20_link" text:visited-style-name="Visited_20_Internet_20_Link">
630_360_16835...</text:a>
"]</text:p>
      <text:p text:style-name="P4">
Tags: ['Бахмут', 'Діти', 'Освіта', 'Школа']</text:p>
      <text:p text:style-name="P4">
Type: Article</text:p>
      <!--METADATA-->
      <text:p text:style-name="P4">
<draw:frame draw:style-name="fr1" draw:name="Image35" text:anchor-type="as-char" svg:width="6.9236in" svg:height="3.956343in" draw:z-index="0">
<draw:image xlink:href="../Images/yкринформ/2023-05-08T-32-34-00-03-00/630_360_1683574769-542.jpg" xlink:type="simple" xlink:show="embed" xlink:actuate="onLoad" draw:mime-type="image/jpeg"/>
</draw:frame>
 У семимістах України працюють освітні осередки для дітей, які евакуювалися зобстрілюваного ворогом міста Бахмут.</text:p>
      <text:p text:style-name="P4">
Як передає Укрінформ, про це у <text:a xlink:type="simple" xlink:href="https://www.facebook.com/OlexiyRevaOfficial/posts/pfbid026S7Fmgg11GgqvkDpYSV8pbndWnPeqqH7DPeke41bp7qVsDuKT6bpCzpHusr7CvXal" text:style-name="Internet_20_link" text:visited-style-name="Visited_20_Internet_20_Link">
</text:a>
повідомив Бахмутський міський голова Олексій Рева, який відвідав такийполтавський освітній осередок.</text:p>
      <text:p text:style-name="P4">
«З осені 2022 року було організовано роботу <text:a xlink:type="simple" xlink:href="https://www.ukrinform.ua/tag-osvita" text:style-name="Internet_20_link" text:visited-style-name="Visited_20_Internet_20_Link">
 </text:a>
 осередків у гуманітарних Центрах підтримки бахмутян в містах Київ таДніпро. З березня поточного року такі освітні осередки активно запрацювали щев п’яти містах країни: Кривий Ріг, Жовті Води, Полтава, Одеса, Харків», -написав Рева.</text:p>
      <text:p text:style-name="P4">
Він зазначив, що наразі у зазначених містах перебувають 1707 учасниківосвітнього процесу, що становить 24% всіх учнів та вихованців Бахмутськоїгромади.</text:p>
      <text:p text:style-name="P4">
Так, за словами мера, Полтавський освітній простір наразі відвідує 84 дитини.Тут вчителі бахмутських шкіл проводять для старшокласників додаткові заняття зматематики та української мови. Учителі мистецтва та початкових класівзабезпечують відвідування дітьми полтавських закладів культури: музеїв,лялькового театру, а працівники дошкільних установ проводять розважальнізаняття, майстер-класи, конкурси, ігри.</text:p>
      <text:p text:style-name="P4">
«Я щиро вдячний бахмутським педагогам, які на волонтерських засадахзалучаються до роботи в освітніх осередках, за небайдужість івідповідальність. Дякую керівництву Донецького обласного спеціалізованогофахового коледжу спортивного профілю ім. С.Бубки, який зараз знаходиться уПолтаві, за підтримку наших ініціатив щодо допомоги юним бахмутянам. Коли миразом – ми сильні!», - наголосив міський голова.</text:p>
      <text:p text:style-name="P4">
<text:span text:style-name="T4">
Читайте також:</text:span>
 <text:a xlink:type="simple" xlink:href="https://www.ukrinform.ua/rubric-society/3694447-treba-napracuvati-specialni-osvitni-programi-dla-ukrainskih-ditej-za-kordonom-ekspert.html" text:style-name="Internet_20_link" text:visited-style-name="Visited_20_Internet_20_Link">
 <text:span text:style-name="T4">
освітні</text:span>
 </text:a>
</text:p>
      <text:p text:style-name="P4">
Як повідомлялося, російська армія нещадно знищує місто Бахмут, калічить івбиває мирних жителів. На сьогодні росіяни зруйнували понад 4400 житловихбудинків, перетворивши місто в руїни. Важкі бої за Бахмут тривають.</text:p>
      <text:p text:style-name="P4">
<text:span text:style-name="T5">
Фото: Олексій Рева / Фейсбук</text:span>
</text:p>
      <text:p text:style-name="P4">
Source: <text:a xlink:type="simple" xlink:href="https://www.ukrinform.ua/rubric-regions/3706506-u-semi-mistah-ukraini-pracuut-osvitni-oseredki-dla-ditej-z-bahmuta.html" text:style-name="Internet_20_link" text:visited-style-name="Visited_20_Internet_20_Link">
https://www.ukrinform.ua/rubric-regions/3706506-u-semi-mistah-ukraini-pracuut-osvitni-oseredki-dla-ditej-z-bahmuta.html</text:a>
</text:p>
      <!--NEWS-->
      <text:h text:style-name="P10" text:outline-level="1">
<text:span text:style-name="T4">
У Дніпрі - вибухи, голова ОВА повідомляє про роботу ППО</text:span>
</text:h>
      <text:p text:style-name="P4">
Authors: Ukrinform (Person)</text:p>
      <text:p text:style-name="P4">
Publisher: Укринформ (Organization)</text:p>
      <text:p text:style-name="P4">
Published Time: 2023-05-08T-34:31:00+03:00</text:p>
      <text:p text:style-name="P4">
Modified Time: 2023-05-08T22:31:00+03:00</text:p>
      <text:p text:style-name="P4">
Description: Під час повітряної тривоги у Дніпрі було чути звуки вибухі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 'Вибух', 'ППО']</text:p>
      <text:p text:style-name="P4">
Type: Article</text:p>
      <!--METADATA-->
      <text:p text:style-name="P4">
<draw:frame draw:style-name="fr1" draw:name="Image36" text:anchor-type="as-char" svg:width="6.9236in" svg:height="3.948443in" draw:z-index="0">
<draw:image xlink:href="../Images/yкринформ/2023-05-08T-34-31-00-03-00/630_360_1538997483-946.jpg" xlink:type="simple" xlink:show="embed" xlink:actuate="onLoad" draw:mime-type="image/jpeg"/>
</draw:frame>
 Під часповітряної тривоги у Дніпрі було чути звуки вибухів.</text:p>
      <text:p text:style-name="P4">
Про це повідомив у <text:a xlink:type="simple" xlink:href="https://t.me/s/borys_filatovv" text:style-name="Internet_20_link" text:visited-style-name="Visited_20_Internet_20_Link">
 </text:a>
 міський голова ДніпраБорис Філатов, передає Укрінформ.</text:p>
      <text:p text:style-name="P4">
«У Дніпрі вже кілька вибухів», написав він.</text:p>
      <text:p text:style-name="P4">
Своєю чергою голова Дніпропетровської ОВА Сергій Лисак <text:a xlink:type="simple" xlink:href="https://t.me/s/dnipropetrovskaODA" text:style-name="Internet_20_link" text:visited-style-name="Visited_20_Internet_20_Link">
</text:a>
 про роботу ППО.</text:p>
      <text:p text:style-name="P4">
<text:span text:style-name="T4">
Читайте також:</text:span>
 <text:a xlink:type="simple" xlink:href="https://www.ukrinform.ua/rubric-ato/3706502-rosiani-but-po-harkivsini-raketami-s300-e-tri-vlucanna.html" text:style-name="Internet_20_link" text:visited-style-name="Visited_20_Internet_20_Link">
 </text:a>
</text:p>
      <text:p text:style-name="P4">
Як повідомлялося, армія країни-агресора завдала ударів по Харкову та областіракетами С-300.</text:p>
      <text:p text:style-name="P4">
Source: <text:a xlink:type="simple" xlink:href="https://www.ukrinform.ua/rubric-ato/3706505-u-dnipri-prolunali-vibuhi.html" text:style-name="Internet_20_link" text:visited-style-name="Visited_20_Internet_20_Link">
https://www.ukrinform.ua/rubric-ato/3706505-u-dnipri-prolunali-vibuhi.html</text:a>
</text:p>
      <!--NEWS-->
      <text:h text:style-name="P10" text:outline-level="1">
<text:span text:style-name="T4">
Визначилася суперниця Ястремської у фіналі кваліфікації турніру WTA в Римі</text:span>
</text:h>
      <text:p text:style-name="P4">
Authors: Ukrinform (Person)</text:p>
      <text:p text:style-name="P4">
Publisher: Укринформ (Organization)</text:p>
      <text:p text:style-name="P4">
Published Time: 2023-05-08T-36:29:00+03:00</text:p>
      <text:p text:style-name="P4">
Modified Time: 2023-05-08T22:29:00+03:00</text:p>
      <text:p text:style-name="P4">
Description: Українка Даяна Ястремська та іспанка Ребека Масарова розіграють путівку до основної сітки турніру Жіночої тенісної асоціації (WTA) - Internazionali BNL d’Italia - в Римі (Італія) із призовим фондом понад $3,5 млн. — Укрінформ.</text:p>
      <text:p text:style-name="P4">
Images: ["<text:a xlink:type="simple" xlink:href="https://static.ukrinform.com/photos/2023_05/thumb_files/630_360_1683574115-644.jpg" text:style-name="Internet_20_link" text:visited-style-name="Visited_20_Internet_20_Link">
630_360_16835...</text:a>
"]</text:p>
      <text:p text:style-name="P4">
Tags: ['Теніс', 'Даяна Ястремська']</text:p>
      <text:p text:style-name="P4">
Type: Article</text:p>
      <!--METADATA-->
      <text:p text:style-name="P4">
<draw:frame draw:style-name="fr1" draw:name="Image37" text:anchor-type="as-char" svg:width="6.9236in" svg:height="3.956343in" draw:z-index="0">
<draw:image xlink:href="../Images/yкринформ/2023-05-08T-36-29-00-03-00/630_360_1683574115-644.jpg" xlink:type="simple" xlink:show="embed" xlink:actuate="onLoad" draw:mime-type="image/jpeg"/>
</draw:frame>
 УкраїнкаДаяна Ястремська та іспанка Ребека Масарова розіграють путівку до основноїсітки турніру Жіночої тенісної асоціації (WTA) - Internazionali BNL d’Italia -в Римі (Італія) із призовим фондом понад $3,5 млн.</text:p>
      <text:p text:style-name="P4">
Масарова у півфіналі відбору здобула перемогу над австралійкою Олівією Гадецкі- 6:1, 6:3, передає Укрінформ.</text:p>
      <text:p text:style-name="P4">
Ястремська, як інформував Укрінформ, пройшла у свою чергу француженку ЛеоліюЖанжан, яка відмовилася продовжувати поєдинок після першого сету - 7:5 накористь українки.</text:p>
      <text:p text:style-name="P4">
<text:span text:style-name="T4">
Читайте також:</text:span>
 <text:a xlink:type="simple" xlink:href="https://www.ukrinform.ua/rubric-sports/3706438-astremska-startuvala-z-peremogi-na-turniri-serii-wta-1000-u-rimi.html" text:style-name="Internet_20_link" text:visited-style-name="Visited_20_Internet_20_Link">
 </text:a>
</text:p>
      <text:p text:style-name="P4">
Турнір в італійській столиці триватиме до 21 травня.</text:p>
      <text:p text:style-name="P4">
Торік у Римі перемогла Іга Швьонтек з Польщі.</text:p>
      <text:p text:style-name="P4">
Фото: btu.org.ua.</text:p>
      <text:p text:style-name="P4">
Source: <text:a xlink:type="simple" xlink:href="https://www.ukrinform.ua/rubric-sports/3706504-viznacilasa-supernica-astremskoi-u-finali-kvalifikacii-turniru-wta-v-rimi.html" text:style-name="Internet_20_link" text:visited-style-name="Visited_20_Internet_20_Link">
https://www.ukrinform.ua/rubric-sports/3706504-viznacilasa-supernica-astremskoi-u-finali-kvalifikacii-turniru-wta-v-rimi.html</text:a>
</text:p>
      <!--NEWS-->
      <text:h text:style-name="P10" text:outline-level="1">
<text:span text:style-name="T4">
Президент: Готуємо систему дій, яка допоможе швидше розміновувати території</text:span>
</text:h>
      <text:p text:style-name="P4">
Authors: Ukrinform (Person)</text:p>
      <text:p text:style-name="P4">
Publisher: Укринформ (Organization)</text:p>
      <text:p text:style-name="P4">
Published Time: 2023-05-08T-38:26:00+03:00</text:p>
      <text:p text:style-name="P4">
Modified Time: 2023-05-08T22:26:00+03:00</text:p>
      <text:p text:style-name="P4">
Description: Україна готує спеціальну систему дій, яка допоможе швидше розміновувати визволені від російських загарбників території.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Розмінування', 'Зеленський', 'Війна з росією']</text:p>
      <text:p text:style-name="P4">
Type: Article</text:p>
      <!--METADATA-->
      <text:p text:style-name="P4">
<draw:frame draw:style-name="fr1" draw:name="Image38" text:anchor-type="as-char" svg:width="6.9236in" svg:height="3.956343in" draw:z-index="0">
<draw:image xlink:href="../Images/yкринформ/2023-05-08T-38-26-00-03-00/630_360_1678738078-322.jpeg" xlink:type="simple" xlink:show="embed" xlink:actuate="onLoad" draw:mime-type="image/jpeg"/>
</draw:frame>
 Українаготує спеціальну систему дій, яка допоможе швидше розміновувати визволені відросійських загарбників території.</text:p>
      <text:p text:style-name="P4">
Про це Володимир Зеленський сказав у відеозверненні, передає Укрінформ.</text:p>
      <text:p text:style-name="P4">
«Станом на зараз понад 170 тисяч квадратних кілометрів нашої територіїзабруднені мінами та боєприпасами, які не розірвалися. Загалом це оцінюється учасових межах доволі неприємно – мовляв, потрібні десятиліття, щоб розібратисяз такою загрозою. Ми маємо зробити це значно швидше. Готуємо спеціальнусистему дій, яка допоможе швидше розміновувати територію після деокупації», -сказав Зеленський.</text:p>
      <text:p text:style-name="P4">
_Відео:<text:a xlink:type="simple" xlink:href="https://www.facebook.com/president.gov.ua" text:style-name="Internet_20_link" text:visited-style-name="Visited_20_Internet_20_Link">
 </text:a>
 _</text:p>
      <text:p text:style-name="P4">
Глава держави зазначив, що протягом дня провів кілька безпекових нарад.</text:p>
      <text:p text:style-name="P4">
«Активно працюємо із партнерами заради збільшення наших можливостей. Утехніці, у підготовці саперів і піротехніків. З усіма у світі, хто має досвід,хто має технології, хто має фінансові можливості для підтримки, ми будемоспівпрацювати, щоб зробити Україну знову чистою від російських мін», -підкреслив Президент.</text:p>
      <text:p text:style-name="P4">
Він також повідомив, що на іншій нараді обговорював розробку новоїфундаментальної концепції безпеки для України.</text:p>
      <text:p text:style-name="P4">
<text:span text:style-name="T4">
Читайте також:</text:span>
 <text:a xlink:type="simple" xlink:href="https://www.ukrinform.ua/rubric-ato/3705783-ukraina-potrebue-tehniki-dla-rozminuvanna-teritorij-minekonomiki.html" text:style-name="Internet_20_link" text:visited-style-name="Visited_20_Internet_20_Link">
 <text:span text:style-name="T4">
розмінування</text:span>
 </text:a>
</text:p>
      <text:p text:style-name="P4">
«Комплексно дамо відповіді на всі безпекові питання країни. На законодавчомурівні, на рівні урядових рішень, у конкретних практичних питаннях. Від захистукордону до нових безпекових умов для роботи шкіл, від інфраструктурних основбезпеки економіки до реальної можливості гарантувати нашим людям такий захиствід терору, який мають найбільш передові держави світу. Все це будепредставлено. Все це буде реалізовано», - сказав <text:a xlink:type="simple" xlink:href="https://www.ukrinform.ua/tag-zelenskij" text:style-name="Internet_20_link" text:visited-style-name="Visited_20_Internet_20_Link">
</text:a>
 .</text:p>
      <text:p text:style-name="P4">
Як повідомляв Укрінформ, Кабінет Міністрів погодив пропозицію ДСНС щодоутворення бюджетної установи «Центр гуманітарного розмінування».</text:p>
      <text:p text:style-name="P4">
<text:span text:style-name="T5">
Фото: ОП</text:span>
</text:p>
      <text:p text:style-name="P4">
Source: <text:a xlink:type="simple" xlink:href="https://www.ukrinform.ua/rubric-ato/3706503-prezident-gotuemo-sistemu-dij-aka-dopomoze-svidse-rozminovuvati-teritorii.html" text:style-name="Internet_20_link" text:visited-style-name="Visited_20_Internet_20_Link">
https://www.ukrinform.ua/rubric-ato/3706503-prezident-gotuemo-sistemu-dij-aka-dopomoze-svidse-rozminovuvati-teritorii.html</text:a>
</text:p>
      <!--NEWS-->
      <text:h text:style-name="P10" text:outline-level="1">
<text:span text:style-name="T4">
росіяни б'ють по Харківщині ракетами С-300 - зафіксували три влучання</text:span>
</text:h>
      <text:p text:style-name="P4">
Authors: Ukrinform (Person)</text:p>
      <text:p text:style-name="P4">
Publisher: Укринформ (Organization)</text:p>
      <text:p text:style-name="P4">
Published Time: 2023-05-08T-40:22:00+03:00</text:p>
      <text:p text:style-name="P4">
Modified Time: 2023-05-08T22:22:00+03:00</text:p>
      <text:p text:style-name="P4">
Description: Армія країни-агресора росії завдає ударів по Харкову та області ракетами С-300.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Ракета', 'Харківщина', 'Війна з росією']</text:p>
      <text:p text:style-name="P4">
Type: Article</text:p>
      <!--METADATA-->
      <text:p text:style-name="P4">
<draw:frame draw:style-name="fr1" draw:name="Image39" text:anchor-type="as-char" svg:width="6.9236in" svg:height="3.948443in" draw:z-index="0">
<draw:image xlink:href="../Images/yкринформ/2023-05-08T-40-22-00-03-00/630_360_1538997483-946.jpg" xlink:type="simple" xlink:show="embed" xlink:actuate="onLoad" draw:mime-type="image/jpeg"/>
</draw:frame>
 Арміякраїни-агресора росії завдає ударів по Харкову та області ракетами С-300.</text:p>
      <text:p text:style-name="P4">
Про це повідомляє у <text:a xlink:type="simple" xlink:href="https://t.me/generalmarsel/3092" text:style-name="Internet_20_link" text:visited-style-name="Visited_20_Internet_20_Link">
 </text:a>
 начальникХарківського військового гарнізону Сергій Мельник ("Генерал Марсель"), передаєУкрінформ.</text:p>
      <text:p text:style-name="P4">
"Попередньо, ворог наносить удари по Харківщині <text:a xlink:type="simple" xlink:href="https://www.ukrinform.ua/tag-raketa" text:style-name="Internet_20_link" text:visited-style-name="Visited_20_Internet_20_Link">
</text:a>
 С-300. Не покидайте укриття до відбоютривоги!" - написав "Марсель".</text:p>
      <text:p text:style-name="P4">
Станом на 22:05, як повідомляє кореспондент Укрінформу, в Харкові пролуналищонайменше п'ять вибухів.</text:p>
      <text:p text:style-name="P4">
Харківський міський голова Ігор Терехов повідомив у <text:a xlink:type="simple" xlink:href="https://t.me/ihor_terekhov/645" text:style-name="Internet_20_link" text:visited-style-name="Visited_20_Internet_20_Link">
</text:a>
 , що довкола Харкова зафіксовано триракетних удари, місця ще двох уточнюються.</text:p>
      <text:p text:style-name="P4">
«Пʼять вибухів чули харківʼяни. Три з них навколо міста. Місця ще двохприльотів ДСНС уточнюють», - йдеться у повідомленні.</text:p>
      <text:p text:style-name="P4">
<text:span text:style-name="T4">
Читайте також:</text:span>
 <text:a xlink:type="simple" xlink:href="https://www.ukrinform.ua/rubric-ato/3706493-rosiani-za-dobu-12-raziv-obstrilali-prikordonni-gromadi-sumsini.html" text:style-name="Internet_20_link" text:visited-style-name="Visited_20_Internet_20_Link">
 <text:span text:style-name="T4">
Сумщини</text:span>
 </text:a>
</text:p>
      <text:p text:style-name="P4">
Пізніше начальник Харківської ОВА Олег Синєгубов повідомив у <text:a xlink:type="simple" xlink:href="https://t.me/synegubov/6143" text:style-name="Internet_20_link" text:visited-style-name="Visited_20_Internet_20_Link">
</text:a>
 про шість влучань у Харківському районі.</text:p>
      <text:p text:style-name="P4">
«За попередньою інформацією, окупанти обстріляли місто та область ракетамиС-300. Зафіксовано щонайменше шість «прильотів». Є влучання у Харківськомурайоні», - йдеться у повідомленні.</text:p>
      <text:p text:style-name="P4">
Як повідомлялося, о 21:45 начальник Харківської ОВА Олег Синєгубов повідомив,що загарбники завдають ударів по обласному центру.</text:p>
      <text:p text:style-name="P4">
Source: <text:a xlink:type="simple" xlink:href="https://www.ukrinform.ua/rubric-ato/3706502-rosiani-but-po-harkivsini-raketami-s300-e-tri-vlucanna.html" text:style-name="Internet_20_link" text:visited-style-name="Visited_20_Internet_20_Link">
https://www.ukrinform.ua/rubric-ato/3706502-rosiani-but-po-harkivsini-raketami-s300-e-tri-vlucanna.html</text:a>
</text:p>
      <!--NEWS-->
      <text:h text:style-name="P10" text:outline-level="1">
<text:span text:style-name="T4">
Посольство Італії закликало громадян відмовитись від поїздок до України</text:span>
</text:h>
      <text:p text:style-name="P4">
Authors: Ukrinform (Person)</text:p>
      <text:p text:style-name="P4">
Publisher: Укринформ (Organization)</text:p>
      <text:p text:style-name="P4">
Published Time: 2023-05-08T-42:20:00+03:00</text:p>
      <text:p text:style-name="P4">
Modified Time: 2023-05-08T22:20:00+03:00</text:p>
      <text:p text:style-name="P4">
Description: Посольство Італії закликало громадян своєї країни відмовитися від поїздок в Україну через останні атаки військ рф на Київ.  — Укрінформ.</text:p>
      <text:p text:style-name="P4">
Images: ["<text:a xlink:type="simple" xlink:href="https://static.ukrinform.com/photos/2022_04/thumb_files/630_360_1649502566-997.jpg" text:style-name="Internet_20_link" text:visited-style-name="Visited_20_Internet_20_Link">
630_360_16495...</text:a>
"]</text:p>
      <text:p text:style-name="P4">
Tags: ['Італія', 'Посольство', 'Україна', 'Війна з росією']</text:p>
      <text:p text:style-name="P4">
Type: Article</text:p>
      <!--METADATA-->
      <text:p text:style-name="P4">
<draw:frame draw:style-name="fr1" draw:name="Image40" text:anchor-type="as-char" svg:width="6.9236in" svg:height="3.956343in" draw:z-index="0">
<draw:image xlink:href="../Images/yкринформ/2023-05-08T-42-20-00-03-00/630_360_1649502566-997.jpg" xlink:type="simple" xlink:show="embed" xlink:actuate="onLoad" draw:mime-type="image/jpeg"/>
</draw:frame>
Посольство Італії закликало громадян своєї країни відмовитися від поїздок вУкраїну через останні атаки військ рф на Київ.</text:p>
      <text:p text:style-name="P4">
Як передає Укрінформ, про це повідомляє посольство Італії у <text:a xlink:type="simple" xlink:href="https://www.facebook.com/100064530616709/posts/pfbid0yitDTNoEJ9wC74xjwtVz37MN1KVU2W3KMPzFxMVeZNPk8ybANQD8Xko43EUKBcrBl/" text:style-name="Internet_20_link" text:visited-style-name="Visited_20_Internet_20_Link">
</text:a>
.</text:p>
      <text:p text:style-name="P4">
"Збройні напади на Київ та всю територію України. Ситуація у сфері безпекизалишається критичною, існує ризик відключення електроенергії. Усі поїздки в <text:a xlink:type="simple" xlink:href="https://www.ukrinform.ua/tag-ukraina" text:style-name="Internet_20_link" text:visited-style-name="Visited_20_Internet_20_Link">
</text:a>
 , у будь-якій якості, наполегливо нерекомендуються", - йдеться у повідомленні.</text:p>
      <text:p text:style-name="P4">
Як повідомляв <text:a xlink:type="simple" xlink:href="https://www.ukrinform.ua/rubric-kyiv/3706195-na-kiiv-letilo-36-droniv-ce-bula-najmasovisa-ataka-na-stolicu-klicko.html" text:style-name="Internet_20_link" text:visited-style-name="Visited_20_Internet_20_Link">
 </text:a>
 , Київськийміський голова Віталій Кличко назвав нічну атаку на столицю наймасовішою зпочатку повномасштабного вторгнення: на Київ летіло 36 дронів, випущенихросіянами.</text:p>
      <text:p text:style-name="P4">
<text:span text:style-name="T4">
Читайте також:</text:span>
 <text:a xlink:type="simple" xlink:href="https://www.ukrinform.ua/rubric-kyiv/3706258-dva-dni-policia-nacgvardia-i-teroborona-patruluvatimut-kiiv.html" text:style-name="Internet_20_link" text:visited-style-name="Visited_20_Internet_20_Link">
 <text:span text:style-name="T4">
Київ</text:span>
 </text:a>
</text:p>
      <text:p text:style-name="P4">
У Святошинському та Солом'янському районах столиці зафіксовано падіння уламківБпЛА, декілька людей постраждали.</text:p>
      <text:p text:style-name="P4">
Source: <text:a xlink:type="simple" xlink:href="https://www.ukrinform.ua/rubric-ato/3706501-posolstvo-italii-zaklikalo-gromadan-vidmovitis-vid-poizdok-do-ukraini.html" text:style-name="Internet_20_link" text:visited-style-name="Visited_20_Internet_20_Link">
https://www.ukrinform.ua/rubric-ato/3706501-posolstvo-italii-zaklikalo-gromadan-vidmovitis-vid-poizdok-do-ukraini.html</text:a>
</text:p>
      <!--NEWS-->
      <text:h text:style-name="P10" text:outline-level="1">
<text:span text:style-name="T4">
Україні варто вивчити досвід Ізраїлю у побудові сильної держави під час війни - Кондратюк</text:span>
</text:h>
      <text:p text:style-name="P4">
Authors: Ukrinform (Person)</text:p>
      <text:p text:style-name="P4">
Publisher: Укринформ (Organization)</text:p>
      <text:p text:style-name="P4">
Published Time: 2023-05-08T-44:13:00+03:00</text:p>
      <text:p text:style-name="P4">
Modified Time: 2023-05-08T22:13:00+03:00</text:p>
      <text:p text:style-name="P4">
Description: Україні варто взяти до уваги досвід Ізраїлю у побудові сильної держави під час війни. — Укрінформ.</text:p>
      <text:p text:style-name="P4">
Images: ["<text:a xlink:type="simple" xlink:href="https://static.ukrinform.com/photos/2022_05/thumb_files/630_360_1652785403-693.jpg" text:style-name="Internet_20_link" text:visited-style-name="Visited_20_Internet_20_Link">
630_360_16527...</text:a>
"]</text:p>
      <text:p text:style-name="P4">
Tags: ['Ізраїль', 'Кондратюк', 'Війна з росією', 'Єдині новини']</text:p>
      <text:p text:style-name="P4">
Type: Article</text:p>
      <!--METADATA-->
      <text:p text:style-name="P4">
<draw:frame draw:style-name="fr1" draw:name="Image41" text:anchor-type="as-char" svg:width="6.9236in" svg:height="3.956343in" draw:z-index="0">
<draw:image xlink:href="../Images/yкринформ/2023-05-08T-44-13-00-03-00/630_360_1652785403-693.jpg" xlink:type="simple" xlink:show="embed" xlink:actuate="onLoad" draw:mime-type="image/jpeg"/>
</draw:frame>
 Україніварто взяти до уваги досвід Ізраїлю у побудові сильної держави під час війни.</text:p>
      <text:p text:style-name="P4">
Таку думку заступниця Голови Верховної Ради Олена Кондратюк висловила в ефірітелемарафону «Єдині новини», передає Укрінформ.</text:p>
      <text:p text:style-name="P4">
«Ми всі віримо у перемогу, але повинні переналаштовуватися та розуміти, що,напевно, це таке у нас буде життя у подальшому, як живе <text:a xlink:type="simple" xlink:href="https://www.ukrinform.ua/tag-izrail" text:style-name="Internet_20_link" text:visited-style-name="Visited_20_Internet_20_Link">
</text:a>
 . Тобто у системі безпеки й постійноїактивності та постійного переживання, але водночас налагодження життя», -сказала Кондратюк.</text:p>
      <text:p text:style-name="P4">
За її словами, насамперед маємо подивитися на надзвичайно відповідальнеставлення громадян цієї країни до системи оповіщення, до своєї безпеки.Важлива й сама система оповіщення, яка орієнтує людей на тип небезпеки.</text:p>
      <text:p text:style-name="P4">
«Для Ізраїлю дуже характерне таке відчуття водночас свободи та переоснащеннясвоєї економіки на військові рейки. Для нас дуже важливо в цій системікоординат, в якій існує Ізраїль, коли ми говоримо про безпеку, коли требавчасно спуститися в бомбосховище, мати це обладнане бомбосховище. Ізраїльперейшов на рейки постійної боротьби за життя. Кожна школа має бомбосховище,що нам слід зробити; дитячі садочки також мають спеціальні бокси, куди за 15секунд можуть забігти діти та перечекати і зберегти життя», - розповілаКондратюк.</text:p>
      <text:p text:style-name="P4">
Вона додала, що в цій країні карають штрафами на підприємствах тих, хто нехтуєсигналами тривоги у робочий час: «Це та система координат, на яку ми маємоперейти. От бачите, ми пережили таку важку ніч, коли на нас летіла великакількість "шахедів". І я багато з ким спілкувалася, і кажуть, що звикають довсього цього і продовжують спати. Для Ізраїлю це не характерно, бо обов'язковотреба спуститися в укриття заради безпеки. Ізраїль та ми маємо ворога, кажемонавіть, що маємо спільних ворогів. Оскільки для Ізраїля це Іран, а для нас –бачимо, що росія зараз використовує іранські дрони, тому для нас важливо матиспільний інтерес і в ООН. Тому що маємо спільну небезпеку».</text:p>
      <text:p text:style-name="P4">
<text:span text:style-name="T4">
Читайте також:</text:span>
 <text:a xlink:type="simple" xlink:href="https://www.ukrinform.ua/rubric-polytics/3704408-kondratuk-vislovilasa-za-rozvitok-vidnosin-z-izrailem.html" text:style-name="Internet_20_link" text:visited-style-name="Visited_20_Internet_20_Link">
 <text:span text:style-name="T4">
Кондратюк</text:span>
 </text:a>
</text:p>
      <text:p text:style-name="P4">
Парламентська українська делегація на чолі із заступницею Голови ВерховноїРади Оленою Кондратюк разом із народними депутатами України ОльгоюВасилевською-Смаглюк і Вікторією Кінзбурською 3 квітня провели зустріч ізколегами з парламентської групи дружби Україна-Ізраїль.</text:p>
      <text:p text:style-name="P4">
Як повідомляв <text:a xlink:type="simple" xlink:href="https://www.ukrinform.ua/rubric-ato/3704113-rada-zaklikae-svit-zasuditi-primusovu-deportaciu-rf-ukrainskih-ditej.html" text:style-name="Internet_20_link" text:visited-style-name="Visited_20_Internet_20_Link">
 </text:a>
 , Верховна Радазакликає світову спільноту засудити примусову депортацію російською федерацієюукраїнських дітей.</text:p>
      <text:p text:style-name="P4">
Source: <text:a xlink:type="simple" xlink:href="https://www.ukrinform.ua/rubric-polytics/3706499-ukraini-varto-vivciti-dosvid-izrailu-u-pobudovi-silnoi-derzavi-pid-cas-vijni-kondratuk.html" text:style-name="Internet_20_link" text:visited-style-name="Visited_20_Internet_20_Link">
https://www.ukrinform.ua/rubric-polytics/3706499-ukraini-varto-vivciti-dosvid-izrailu-u-pobudovi-silnoi-derzavi-pid-cas-vijni-kondratuk.html</text:a>
</text:p>
      <!--NEWS-->
      <text:h text:style-name="P10" text:outline-level="1">
<text:span text:style-name="T4">
Зеленський розповів деталі сьогоднішнього засідання Ставки</text:span>
</text:h>
      <text:p text:style-name="P4">
Authors: Ukrinform (Person)</text:p>
      <text:p text:style-name="P4">
Publisher: Укринформ (Organization)</text:p>
      <text:p text:style-name="P4">
Published Time: 2023-05-08T-46:07:00+03:00</text:p>
      <text:p text:style-name="P4">
Modified Time: 2023-05-08T22:07:00+03:00</text:p>
      <text:p text:style-name="P4">
Description: Спираючись на дані розвідки та військових, які обговорювалися на засіданні Ставки Верховного Головнокомандувача, Україна робитиме певні кроки, які зміцнять захист держави. — Укрінформ.</text:p>
      <text:p text:style-name="P4">
Images: ["<text:a xlink:type="simple" xlink:href="https://static.ukrinform.com/photos/2022_08/thumb_files/630_360_1660582529-777.jpeg" text:style-name="Internet_20_link" text:visited-style-name="Visited_20_Internet_20_Link">
630_360_16605...</text:a>
"]</text:p>
      <text:p text:style-name="P4">
Tags: ['Розвідка',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5-08T-46-07-00-03-00/630_360_1660582529-777.jpeg" xlink:type="simple" xlink:show="embed" xlink:actuate="onLoad" draw:mime-type="image/jpeg"/>
</draw:frame>
Спираючись на дані розвідки та військових, які обговорювалися на засіданніСтавки Верховного Головнокомандувача, Україна робитиме певні кроки, якізміцнять захист держави.</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Провів сьогодні засідання Ставки. Доповідали й командувачі оперативнихнапрямків, і Головком, і керівники розвідки. До речі, доповіді Буданова таЛитвиненка були особливо ґрунтовними, дуже актуальними, і на їхній основі мибудемо робити певні кроки – кроки, які зміцнять наш захист», - сказав главадержави.</text:p>
      <text:p text:style-name="P4">
_Відео:<text:a xlink:type="simple" xlink:href="https://www.facebook.com/president.gov.ua" text:style-name="Internet_20_link" text:visited-style-name="Visited_20_Internet_20_Link">
 </text:a>
 _</text:p>
      <text:p text:style-name="P4">
За словами Президента, були також доповіді щодо підготовки нових військовихпідрозділів та постачання боєприпасів.</text:p>
      <text:p text:style-name="P4">
«Провів нараду з міністром з питань стратегічних галузей промисловості щодобоєприпасів. Є хороші новини щодо цього», - поінформував Зеленський.</text:p>
      <text:p text:style-name="P4">
<text:span text:style-name="T4">
Читайте також:</text:span>
 <text:a xlink:type="simple" xlink:href="https://www.ukrinform.ua/rubric-ato/3706497-prezident-uspihi-ukrainciv-v-oboroni-proti-agresii-rf-ce-antidot-proti-insih-agresij.html" text:style-name="Internet_20_link" text:visited-style-name="Visited_20_Internet_20_Link">
 </text:a>
</text:p>
      <text:p text:style-name="P4">
Як повідомляв Укрінформ, Президент провів засідання Ставки ВерховногоГоловнокомандувача, де обговорили останні повітряні атаки ворога, ситуацію нафронті та постачання боєприпасів. Також було заслухано доповіді про оперативнуситуацію на фронті та плани загарбників на найближчий час.</text:p>
      <text:p text:style-name="P4">
<text:span text:style-name="T5">
Фото: ОП</text:span>
</text:p>
      <text:p text:style-name="P4">
Source: <text:a xlink:type="simple" xlink:href="https://www.ukrinform.ua/rubric-ato/3706500-zelenskij-rozpoviv-pro-detali-sogodnisnogo-zasidanna-stavki.html" text:style-name="Internet_20_link" text:visited-style-name="Visited_20_Internet_20_Link">
https://www.ukrinform.ua/rubric-ato/3706500-zelenskij-rozpoviv-pro-detali-sogodnisnogo-zasidanna-stavki.html</text:a>
</text:p>
      <!--NEWS-->
      <text:h text:style-name="P10" text:outline-level="1">
<text:span text:style-name="T4">
Війська рф завдають ударів по Харкову</text:span>
</text:h>
      <text:p text:style-name="P4">
Authors: Ukrinform (Person)</text:p>
      <text:p text:style-name="P4">
Publisher: Укринформ (Organization)</text:p>
      <text:p text:style-name="P4">
Published Time: 2023-05-08T-49:56:00+03:00</text:p>
      <text:p text:style-name="P4">
Modified Time: 2023-05-08T21:56:00+03:00</text:p>
      <text:p text:style-name="P4">
Description: російські агресори завдають ударів по Харкову.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Обстріл', 'Харків', 'Синєгубов', 'Війна з росією']</text:p>
      <text:p text:style-name="P4">
Type: Article</text:p>
      <!--METADATA-->
      <text:p text:style-name="P4">
<draw:frame draw:style-name="fr1" draw:name="Image43" text:anchor-type="as-char" svg:width="6.9236in" svg:height="3.956343in" draw:z-index="0">
<draw:image xlink:href="../Images/yкринформ/2023-05-08T-49-56-00-03-00/630_360_1538997471-852.jpg" xlink:type="simple" xlink:show="embed" xlink:actuate="onLoad" draw:mime-type="image/jpeg"/>
</draw:frame>
 російськіагресори завдають ударів по Харкову.</text:p>
      <text:p text:style-name="P4">
Про це повідомив у <text:a xlink:type="simple" xlink:href="http://t.me/synegubov/6142" text:style-name="Internet_20_link" text:visited-style-name="Visited_20_Internet_20_Link">
 </text:a>
 начальник Харківської ОВАОлег Синєгубов, передає Укрінформ.</text:p>
      <text:p text:style-name="P4">
"Увага! Жителі Харкова і області, окупанти знову завдають ударів!" - написаввін.</text:p>
      <text:p text:style-name="P4">
Керівник області закликав не ігнорувати сигналів тривоги й залишатися вукриттях.</text:p>
      <text:p text:style-name="P4">
<text:span text:style-name="T4">
Читайте також:</text:span>
 <text:a xlink:type="simple" xlink:href="https://www.ukrinform.ua/rubric-regions/3706202-rosiani-za-dobu-obstrilali-desat-oblastej-ukraini-zvedenna-ova.html" text:style-name="Internet_20_link" text:visited-style-name="Visited_20_Internet_20_Link">
 <text:span text:style-name="T4">
обстріл</text:span>
 </text:a>
</text:p>
      <text:p text:style-name="P4">
Як передає кореспондент Укрінформу, у місті було чутно вже три вибухи.</text:p>
      <text:p text:style-name="P4">
Source: <text:a xlink:type="simple" xlink:href="https://www.ukrinform.ua/rubric-ato/3706498-vijska-rf-zavdaut-udariv-po-harkovu.html" text:style-name="Internet_20_link" text:visited-style-name="Visited_20_Internet_20_Link">
https://www.ukrinform.ua/rubric-ato/3706498-vijska-rf-zavdaut-udariv-po-harkovu.html</text:a>
</text:p>
      <!--NEWS-->
      <text:h text:style-name="P10" text:outline-level="1">
<text:span text:style-name="T4">
Президент: Успіхи українців в обороні проти агресії рф - це антидот проти інших агресій</text:span>
</text:h>
      <text:p text:style-name="P4">
Authors: Ukrinform (Person)</text:p>
      <text:p text:style-name="P4">
Publisher: Укринформ (Organization)</text:p>
      <text:p text:style-name="P4">
Published Time: 2023-05-08T-51:51:00+03:00</text:p>
      <text:p text:style-name="P4">
Modified Time: 2023-05-08T21:51:00+03:00</text:p>
      <text:p text:style-name="P4">
Description: Успіхи українців в обороні проти російської агресії – це антидот проти інших агресій. Світ повинен бачити, що вільний народ здатен захистити свободу від загарбників.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Україна',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5-08T-51-51-00-03-00/630_360_1682451261-591.jpeg" xlink:type="simple" xlink:show="embed" xlink:actuate="onLoad" draw:mime-type="image/jpeg"/>
</draw:frame>
 Успіхиукраїнців в обороні проти російської агресії – це антидот проти інших агресій.Світ повинен бачити, що вільний народ здатен захистити свободу відзагарбників.</text:p>
      <text:p text:style-name="P4">
Про це Володимир Зеленський сказав у <text:a xlink:type="simple" xlink:href="https://www.youtube.com/watch" text:style-name="Internet_20_link" text:visited-style-name="Visited_20_Internet_20_Link">
 </text:a>
 , повідомляє Укрінформ.</text:p>
      <text:p text:style-name="P4">
_Відео:<text:a xlink:type="simple" xlink:href="https://www.president.gov.ua/news/uspihi-ukrayinciv-v-oboroni-proti-rosijskoyi-agresiyi-ce-ant-82769" text:style-name="Internet_20_link" text:visited-style-name="Visited_20_Internet_20_Link">
 </text:a>
 _</text:p>
      <text:p text:style-name="P4">
<text:span text:style-name="T4">
Бажаю здоров’я, шановні українці!</text:span>
</text:p>
      <text:p text:style-name="P4">
Передусім хочу подякувати нашим воїнам. Тим, хто захищає українське небо, ітим, хто б’ється заради України на передовій.</text:p>
      <text:p text:style-name="P4">
Наші захисники неба – бійці Повітряних сил та інших родів військ, які залученідо оборони від ракет і «Шахедів» терористів, – цими днями просто молодці!Надихають не лише нас. Партнери бачать те, на що здатні українці, те, на щоздатна в наших руках передана нам зброя, те, які ми ефективні, коли дієморазом заради нашої спільної безпеки.</text:p>
      <text:p text:style-name="P4">
Успіхи українців в обороні проти російської агресії – це, однозначно, антидотпроти інших агресій. Світ повинен бачити, що вільний народ здатен захиститисвободу від загарбників. Можемо ми – отже, зможуть інші. Якщо будуть діяти таксамо сміливо, так само влучно й так само разом з іншими вільними народами.Дякую кожному нашому воїну, який дає Україні цей результат! Дякую кожномупартнеру, який допомагає нашим воїнам саме тією зброєю, яка потрібна длярезультативності!</text:p>
      <text:p text:style-name="P4">
Особливо відзначу сьогодні воїнів 96-ї Київської зенітної ракетної бригади. Зацю та минулу добу – абсолютні молодці!</text:p>
      <text:p text:style-name="P4">
Звичайно, сьогодні, як і завжди, я дякую нашим підрозділам, які б’ються нанайбільш жорстоких напрямках. Мар’їнка, Бахмут, Авдіївка… Я дякую кожному йкожній, хто захищає Україну саме там, за відвагу та стійкість! Окупанти зновуотримали від своїх керівників якісь чергові завдання просунутись кудись допевної дати… Що ж, це означає лише те, що попри будь-які дати наші героїбудуть, як і завжди, знищувати окупанта.</text:p>
      <text:p text:style-name="P4">
Провів сьогодні засідання Ставки. Доповідали й командувачі оперативнихнапрямків, і Головком, і керівники розвідки. До речі, доповіді Буданова таЛитвиненка були особливо ґрунтовними, дуже актуальними, і на їхній основі мибудемо робити певні кроки – кроки, які зміцнять наш захист.</text:p>
      <text:p text:style-name="P4">
Були також доповіді щодо підготовки нових наших підрозділів, щодо постачаннябоєприпасів. Провів нараду з міністром з питань стратегічних галузейпромисловості щодо боєприпасів. Є хороші новини щодо цього. Зрозуміло, заразне час їх оприлюднювати.</text:p>
      <text:p text:style-name="P4">
Провів і кілька безпекових нарад з урядовцями. Голова уряду, першавіцепремʼєр, міністр внутрішніх справ та інші міністри.</text:p>
      <text:p text:style-name="P4">
Перша нарада – щодо розмінування в Україні. Станом на зараз понад 170 тисячквадратних кілометрів нашої території забруднені мінами та боєприпасами, якіне розірвалися. Загалом це оцінюється у часових межах доволі неприємно –мовляв, потрібні десятиліття, щоб розібратися з такою загрозою. Ми маємозробити це значно швидше. Готуємо й спеціальну систему дій, яка допоможешвидше розміновувати нову територію після деокупації. Активно працюємо і зпартнерами заради збільшення наших можливостей. У техніці, у підготовцісаперів і піротехніків. З усіма у світі, хто має досвід, хто має технології,хто має фінансові можливості для підтримки, ми будемо співпрацювати, щобзробити Україну знову чистою від російських мін.</text:p>
      <text:p text:style-name="P4">
Ще одна нарада – безпекова, яку сьогодні провів, стосується розробкифундаментальної нової концепції безпеки для України. Комплексно дамо відповідіна всі безпекові питання країни. На законодавчому рівні, на рівні урядовихрішень, у конкретних практичних питаннях. Від захисту кордону до новихбезпекових умов для роботи шкіл, від інфраструктурних основ безпеки економікидо реальної можливості гарантувати нашим людям такий захист від терору, якиймають найбільш передові держави світу. Все це буде представлено. Все це будереалізовано.</text:p>
      <text:p text:style-name="P4">
Сьогодні, 8 травня, коли світ згадує слова «Ніколи знову!», ми в Україні даємосенс для цих слів. Не лише пам’ятати, а й захищати. Не лише цінувати життя, ай робити все, щоб кожен, хто загрожує життю, кожен, хто несе агресію, кожен,хто вдається до терору проти інших народів, - щоб кожне таке зло програвало.</text:p>
      <text:p text:style-name="P4">
Я дякую всім, хто допомагає нам захищати життя! Слава всім нашим воїнам, хтозараз у бою заради України!</text:p>
      <text:p text:style-name="P4">
Хай перемога над теперішнім злом рашизму буде найкращим ушануванням пам’ятітих, хто боровся й переміг нацизм!</text:p>
      <text:p text:style-name="P4">
<text:span text:style-name="T4">
Слава Україні!</text:span>
</text:p>
      <text:p text:style-name="P4">
<text:span text:style-name="T5">
Фото: ОП</text:span>
</text:p>
      <text:p text:style-name="P4">
Source: <text:a xlink:type="simple" xlink:href="https://www.ukrinform.ua/rubric-ato/3706497-prezident-uspihi-ukrainciv-v-oboroni-proti-agresii-rf-ce-antidot-proti-insih-agresij.html" text:style-name="Internet_20_link" text:visited-style-name="Visited_20_Internet_20_Link">
https://www.ukrinform.ua/rubric-ato/3706497-prezident-uspihi-ukrainciv-v-oboroni-proti-agresii-rf-ce-antidot-proti-insih-agresij.html</text:a>
</text:p>
      <!--NEWS-->
      <text:h text:style-name="P10" text:outline-level="1">
<text:span text:style-name="T4">
путін вдерся до України, бо світ не спинив його раніше - Гілларі Клінтон</text:span>
</text:h>
      <text:p text:style-name="P4">
Authors: Ukrinform (Person)</text:p>
      <text:p text:style-name="P4">
Publisher: Укринформ (Organization)</text:p>
      <text:p text:style-name="P4">
Published Time: 2023-05-08T-53:44:00+03:00</text:p>
      <text:p text:style-name="P4">
Modified Time: 2023-05-08T21:44:00+03:00</text:p>
      <text:p text:style-name="P4">
Description: російське вторгнення до України стало можливим, оскільки світова спільнота не спромоглася адекватно відреагувати на попередню агресію путіна. — Укрінформ.</text:p>
      <text:p text:style-name="P4">
Images: ["<text:a xlink:type="simple" xlink:href="https://static.ukrinform.com/photos/2018_01/thumb_files/630_360_1515137754-2196.jpg" text:style-name="Internet_20_link" text:visited-style-name="Visited_20_Internet_20_Link">
630_360_15151...</text:a>
"]</text:p>
      <text:p text:style-name="P4">
Tags: ['Грузія', 'Україна', 'Гілларі Клінтон', 'Війна з росією']</text:p>
      <text:p text:style-name="P4">
Type: Article</text:p>
      <!--METADATA-->
      <text:p text:style-name="P4">
<draw:frame draw:style-name="fr1" draw:name="Image45" text:anchor-type="as-char" svg:width="6.9236in" svg:height="3.956343in" draw:z-index="0">
<draw:image xlink:href="../Images/yкринформ/2023-05-08T-53-44-00-03-00/630_360_1515137754-2196.jpg" xlink:type="simple" xlink:show="embed" xlink:actuate="onLoad" draw:mime-type="image/jpeg"/>
</draw:frame>
російське вторгнення до України стало можливим, оскільки світова спільнота неспромоглася адекватно відреагувати на попередню агресію путіна.</text:p>
      <text:p text:style-name="P4">
Як повідомляє кореспондент Укрінформу, про це під час виступу в Оттаві заявилаколишня держсекретар й кандидат у президенти США Гілларі Клінтон.</text:p>
      <text:p text:style-name="P4">
За її словами, коли <text:a xlink:type="simple" xlink:href="https://www.ukrinform.ua/tag-putin" text:style-name="Internet_20_link" text:visited-style-name="Visited_20_Internet_20_Link">
 </text:a>
 вдерся до Грузії у2008-му році “ми всі схиляли його до перемовин, виступали з промовами з цьогоприводу”. “Ми висловлювали наше повне неприйняття, але ніхто насправді нічогоне робив. Подумайте про уроки, які з цього виніс путін”, - сказала Клінтон.</text:p>
      <text:p text:style-name="P4">
Коли ж росія вперше вдерлася до України у 2014-му, “знову звучало: божечки,було б добре, якби він цього не робив, це дуже прикро, але у нас є іншіпроблеми, на яких треба зосередитися, інші місця, які потребують уваги”. “Ізцього путін зрозумів, що йому може зійти з рук вторгнення до інших країн,втручання у вибори й скупка впливу заради втілення його великої метивідновлення російської величі”, - зазначила колишня держсекретар.</text:p>
      <text:p text:style-name="P4">
Клінтон наголосила, що єдиним рішенням тепер є перемога України, для чого їйпотрібна підтримка із усім необхідним міжнародної спільноти. “У нашихінтересах зупинити росію”, - зауважила вона.</text:p>
      <text:p text:style-name="P4">
<text:span text:style-name="T4">
Читайте також:</text:span>
 <text:a xlink:type="simple" xlink:href="https://www.ukrinform.ua/rubric-ato/3704911-derzdep-stati-nikoli-ne-vidvernutsa-vid-togo-so-vidbuvaetsa-v-ukraini.html" text:style-name="Internet_20_link" text:visited-style-name="Visited_20_Internet_20_Link">
 <text:span text:style-name="T4">
Держдеп</text:span>
 </text:a>
</text:p>
      <text:p text:style-name="P4">
Клінтон додала, що повторна неспроможність спинити росію “буде катастрофічноюз точки зору розв’язання китайської агресії”.</text:p>
      <text:p text:style-name="P4">
Як повідомляв <text:a xlink:type="simple" xlink:href="https://www.ukrinform.ua/rubric-polytics/3706495-ssa-pro-mirni-zusilla-kitau-vazlivo-pracuvati-v-tisnij-koordinacii-z-ukrainou.html" text:style-name="Internet_20_link" text:visited-style-name="Visited_20_Internet_20_Link">
 </text:a>
 ,заступник речника Держдепартаменту США Ведант Пател, коментуючи намір Китаювідправити спецпредставника в Україну, заявив, що Сполучені Штати вважають, щобудь-які дипломатичні зусилля для досягнення миру у війні між рф і Україноюмають здійснюватися в безпосередній координації з Києвом та передбачативідновлення суверенітету й територіальної цілісності України.</text:p>
      <text:p text:style-name="P4">
Source: <text:a xlink:type="simple" xlink:href="https://www.ukrinform.ua/rubric-polytics/3706496-putin-vdersa-do-ukraini-bo-svit-ne-spiniv-jogo-ranise-gillari-klinton.html" text:style-name="Internet_20_link" text:visited-style-name="Visited_20_Internet_20_Link">
https://www.ukrinform.ua/rubric-polytics/3706496-putin-vdersa-do-ukraini-bo-svit-ne-spiniv-jogo-ranise-gillari-klinton.html</text:a>
</text:p>
      <!--NEWS-->
      <text:h text:style-name="P10" text:outline-level="1">
<text:span text:style-name="T4">
росіяни за добу 12 разів обстріляли прикордонні громади Сумщини</text:span>
</text:h>
      <text:p text:style-name="P4">
Authors: Ukrinform (Person)</text:p>
      <text:p text:style-name="P4">
Publisher: Укринформ (Organization)</text:p>
      <text:p text:style-name="P4">
Published Time: 2023-05-08T-55:38:00+03:00</text:p>
      <text:p text:style-name="P4">
Modified Time: 2023-05-08T21:38:00+03:00</text:p>
      <text:p text:style-name="P4">
Description: російські війська у понеділок, 8 травня, здійснили 12 обстрілів прикордонних громад Сумської області.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46" text:anchor-type="as-char" svg:width="6.9236in" svg:height="3.956343in" draw:z-index="0">
<draw:image xlink:href="../Images/yкринформ/2023-05-08T-55-38-00-03-00/630_360_1640330796-210.jpeg" xlink:type="simple" xlink:show="embed" xlink:actuate="onLoad" draw:mime-type="image/jpeg"/>
</draw:frame>
російські війська у понеділок, 8 травня, здійснили 12 обстрілів прикордоннихгромад Сумської області.</text:p>
      <text:p text:style-name="P4">
Як передає Укрінформ, про це Сумська обласна військова адміністраціяповідомляє у <text:a xlink:type="simple" xlink:href="https://t.me/Sumy_news_ODA/16030" text:style-name="Internet_20_link" text:visited-style-name="Visited_20_Internet_20_Link">
 </text:a>
 .</text:p>
      <text:p text:style-name="P4">
«Протягом дня росіяни здійснили 12 <text:a xlink:type="simple" xlink:href="https://www.ukrinform.ua/tag-obstril" text:style-name="Internet_20_link" text:visited-style-name="Visited_20_Internet_20_Link">
 </text:a>
 .Зафіксовано 70 вибухів. Обстрілів зазнали населені пункти Юнаківської,Білопільської, Зноб-Новгородської, Шалигинської, Есманської, Новослобідськоїгромад», - ідеться в повідомленні.</text:p>
      <text:p text:style-name="P4">
По Юнаківській громаді ворог бив із мінометів (4 вибухи) та артилерії (4вибухи).</text:p>
      <text:p text:style-name="P4">
По Новослобідській громаді росіяни здійснили обстріл зі ствольної артилерії (4вибухи). Внаслідок обстрілу пошкоджено два приватні автомобілі, чотириприватні житлові будинки, лінію електропередач.</text:p>
      <text:p text:style-name="P4">
<text:span text:style-name="T4">
Читайте також:</text:span>
 <text:a xlink:type="simple" xlink:href="https://www.ukrinform.ua/rubric-ato/3706350-rosiani-znovu-obstrilali-prikordonna-cernigivsini.html" text:style-name="Internet_20_link" text:visited-style-name="Visited_20_Internet_20_Link">
 <text:span text:style-name="T4">
обстріл</text:span>
 </text:a>
</text:p>
      <text:p text:style-name="P4">
Внаслідок ще одного артобстрілу (3 вибухи) пошкоджено приватний житловийбудинок. Також був один вибух з міномета.</text:p>
      <text:p text:style-name="P4">
По Білопільській громаді російські війська били зі ствольної артилерії (2вибухи), мінометів (9 вибухів) та АГС (15 вибухів).</text:p>
      <text:p text:style-name="P4">
По Шалигинській громаді загарбники здійснили обстріл з РСЗВ (7 вибухів).</text:p>
      <text:p text:style-name="P4">
Як повідомляв <text:a xlink:type="simple" xlink:href="https://www.ukrinform.ua/rubric-regions/3706202-rosiani-za-dobu-obstrilali-desat-oblastej-ukraini-zvedenna-ova.html" text:style-name="Internet_20_link" text:visited-style-name="Visited_20_Internet_20_Link">
 </text:a>
 , війська російськоїфедерації минулої доби завдали ударів по десяти областях України.</text:p>
      <text:p text:style-name="P4">
Source: <text:a xlink:type="simple" xlink:href="https://www.ukrinform.ua/rubric-ato/3706493-rosiani-za-dobu-12-raziv-obstrilali-prikordonni-gromadi-sumsini.html" text:style-name="Internet_20_link" text:visited-style-name="Visited_20_Internet_20_Link">
https://www.ukrinform.ua/rubric-ato/3706493-rosiani-za-dobu-12-raziv-obstrilali-prikordonni-gromadi-sumsini.html</text:a>
</text:p>
      <!--NEWS-->
      <text:h text:style-name="P10" text:outline-level="1">
<text:span text:style-name="T4">
АПЛ: «Евертон» з Миколенком розгромив «Брайтон»</text:span>
</text:h>
      <text:p text:style-name="P4">
Authors: Ukrinform (Person)</text:p>
      <text:p text:style-name="P4">
Publisher: Укринформ (Organization)</text:p>
      <text:p text:style-name="P4">
Published Time: 2023-05-08T-57:35:00+03:00</text:p>
      <text:p text:style-name="P4">
Modified Time: 2023-05-08T21:35:00+03:00</text:p>
      <text:p text:style-name="P4">
Description: В Англійській прем'єр-лізі (АПЛ) тривають поєдинки 35-го туру футбольної першості. — Укрінформ.</text:p>
      <text:p text:style-name="P4">
Images: ["<text:a xlink:type="simple" xlink:href="https://static.ukrinform.com/photos/2023_05/thumb_files/630_360_1683570295-549.jpg" text:style-name="Internet_20_link" text:visited-style-name="Visited_20_Internet_20_Link">
630_360_16835...</text:a>
"]</text:p>
      <text:p text:style-name="P4">
Tags: ['Футбол', 'Віталій Миколенко', 'АПЛ', 'Евертон']</text:p>
      <text:p text:style-name="P4">
Type: Article</text:p>
      <!--METADATA-->
      <text:p text:style-name="P4">
<draw:frame draw:style-name="fr1" draw:name="Image47" text:anchor-type="as-char" svg:width="6.9236in" svg:height="3.956343in" draw:z-index="0">
<draw:image xlink:href="../Images/yкринформ/2023-05-08T-57-35-00-03-00/630_360_1683570295-549.jpg" xlink:type="simple" xlink:show="embed" xlink:actuate="onLoad" draw:mime-type="image/jpeg"/>
</draw:frame>
 ВАнглійській прем'єр-лізі (АПЛ) тривають поєдинки 35-го туру футбольноїпершості.</text:p>
      <text:p text:style-name="P4">
«Евертон» українського захисника Віталія Миколенка в гостях на «Амекс Стедіум»здобув упевнену над «Брайтоном» - 5:1, передає Укрінформ.</text:p>
      <text:p text:style-name="P4">
М'ячі у ворота невдах забили Абдулає Дукуре (1-а, 29-а хвилини), Джейсон Стіл(35 - автогол) та Двайт Макніл (76, 90+6); у складі господарів відзначивсяАлексіс Макаллістер (79).</text:p>
      <text:p text:style-name="P4">
Миколенко провів на полі увесь матч.</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Миколенко</text:span>
 </text:a>
</text:p>
      <text:p text:style-name="P4">
«Іриски» з Ліверпуля (32 очки) піднялися на 16-е місце, залишивши у турнірнійтаблиці АПЛ «зону вибування».</text:p>
      <text:p text:style-name="P4">
Наступний поєдинок «Евертон» проведе 14 травня вдома проти «Манчестер Сіті».</text:p>
      <text:p text:style-name="P4">
Лідирує в АПЛ «Манчестер Сіті» (82 очки), випереджаючи лондонський «Арсенал»українця Олександра Зінченка (81), в якого на гру більше.</text:p>
      <text:p text:style-name="P4">
Фото: AFP.</text:p>
      <text:p text:style-name="P4">
Source: <text:a xlink:type="simple" xlink:href="https://www.ukrinform.ua/rubric-sports/3706492-apl-everton-z-mikolenkom-rozgromiv-brajton.html" text:style-name="Internet_20_link" text:visited-style-name="Visited_20_Internet_20_Link">
https://www.ukrinform.ua/rubric-sports/3706492-apl-everton-z-mikolenkom-rozgromiv-brajton.html</text:a>
</text:p>
      <!--NEWS-->
      <text:h text:style-name="P10" text:outline-level="1">
<text:span text:style-name="T4">
Твіттер видалятиме акаунти, які були неактивні роками</text:span>
</text:h>
      <text:p text:style-name="P4">
Authors: Ukrinform (Person)</text:p>
      <text:p text:style-name="P4">
Publisher: Укринформ (Organization)</text:p>
      <text:p text:style-name="P4">
Published Time: 2023-05-08T-59:27:00+03:00</text:p>
      <text:p text:style-name="P4">
Modified Time: 2023-05-08T21:27:00+03:00</text:p>
      <text:p text:style-name="P4">
Description: Соцмережа Твіттер видалятиме облікові записи користувачів, які не були активні протягом кількох років. — Укрінформ.</text:p>
      <text:p text:style-name="P4">
Images: ["<text:a xlink:type="simple" xlink:href="https://static.ukrinform.com/photos/2023_05/thumb_files/630_360_1683570402-821.jpg" text:style-name="Internet_20_link" text:visited-style-name="Visited_20_Internet_20_Link">
630_360_16835...</text:a>
"]</text:p>
      <text:p text:style-name="P4">
Tags: ['Інтернет', 'Twitter', 'Соцмережі']</text:p>
      <text:p text:style-name="P4">
Type: Article</text:p>
      <!--METADATA-->
      <text:p text:style-name="P4">
<draw:frame draw:style-name="fr1" draw:name="Image48" text:anchor-type="as-char" svg:width="6.9236in" svg:height="3.956343in" draw:z-index="0">
<draw:image xlink:href="../Images/yкринформ/2023-05-08T-59-27-00-03-00/630_360_1683570402-821.jpg" xlink:type="simple" xlink:show="embed" xlink:actuate="onLoad" draw:mime-type="image/jpeg"/>
</draw:frame>
 СоцмережаТвіттер видалятиме облікові записи користувачів, які не були активні протягомкількох років.</text:p>
      <text:p text:style-name="P4">
Як передає Укрінформ, про це <text:a xlink:type="simple" xlink:href="http://twitter.com/elonmusk/status/1655608985058267139" text:style-name="Internet_20_link" text:visited-style-name="Visited_20_Internet_20_Link">
</text:a>
 власник платформиІлон Маск.</text:p>
      <text:p text:style-name="P4">
"Ми очищаємо облікові записи, у яких не було жодної активності протягомкількох років, тому ви, ймовірно, побачите падіння кількості вашихпідписників", - написав <text:a xlink:type="simple" xlink:href="https://www.ukrinform.ua/tag-maski" text:style-name="Internet_20_link" text:visited-style-name="Visited_20_Internet_20_Link">
 </text:a>
 .</text:p>
      <text:p text:style-name="Quotations">

<text:p text:style-name="P4">
We’re purging accounts that have had no activity at all for several years,&gt;
 so you will probably see follower count drop&gt;
&gt;
 — Elon Musk (@elonmusk) <text:a xlink:type="simple" xlink:href="https://twitter.com/elonmusk/status/1655608985058267139" text:style-name="Internet_20_link" text:visited-style-name="Visited_20_Internet_20_Link">
&gt;
 </text:a>
</text:p>

</text:p>
      <text:p text:style-name="P4">
При цьому він не став повідомляти детальніші критерії, які будутьзастосовуватися при видаленні записів.</text:p>
      <text:p text:style-name="P4">
<text:span text:style-name="T4">
Читайте також:</text:span>
 <text:a xlink:type="simple" xlink:href="https://www.ukrinform.ua/rubric-technology/3700226-ostanni-zmini-u-twitter-dopomagaut-avtoritarnim-rezimam-siriti-propagandu.html" text:style-name="Internet_20_link" text:visited-style-name="Visited_20_Internet_20_Link">
 </text:a>
</text:p>
      <text:p text:style-name="P4">
Як уточнює <text:a xlink:type="simple" xlink:href="http://www.reuters.com/technology/twitter-remove-inactive-accounts-2023-05-08/" text:style-name="Internet_20_link" text:visited-style-name="Visited_20_Internet_20_Link">
 </text:a>
 , згідно з політикою Твіттеру, користувачі мають входитиу свій обліковий запис щонайменше раз на 30 днів, щоб уникнути остаточноговидалення через тривалу бездіяльність.</text:p>
      <text:p text:style-name="P4">
<text:span text:style-name="T5">
Фото: Getty Images</text:span>
</text:p>
      <text:p text:style-name="P4">
Source: <text:a xlink:type="simple" xlink:href="https://www.ukrinform.ua/rubric-technology/3706491-tvitter-vidalatime-akaunti-aki-buli-neaktivni-rokami.html" text:style-name="Internet_20_link" text:visited-style-name="Visited_20_Internet_20_Link">
https://www.ukrinform.ua/rubric-technology/3706491-tvitter-vidalatime-akaunti-aki-buli-neaktivni-rokami.html</text:a>
</text:p>
      <!--NEWS-->
      <text:h text:style-name="P10" text:outline-level="1">
<text:span text:style-name="T4">
Перемога України над росією стане сигналом стримування для Китаю - Фріланд</text:span>
</text:h>
      <text:p text:style-name="P4">
Authors: Ukrinform (Person)</text:p>
      <text:p text:style-name="P4">
Publisher: Укринформ (Organization)</text:p>
      <text:p text:style-name="P4">
Published Time: 2023-05-08T-61:14:00+03:00</text:p>
      <text:p text:style-name="P4">
Modified Time: 2023-05-08T21:14:00+03:00</text:p>
      <text:p text:style-name="P4">
Description: Переконлива перемога України у війні проти росії дасть змогу стримати Китай від потенційної агресії. — Укрінформ.</text:p>
      <text:p text:style-name="P4">
Images: ["<text:a xlink:type="simple" xlink:href="https://static.ukrinform.com/photos/2019_05/thumb_files/630_360_1557297247-835.jpg" text:style-name="Internet_20_link" text:visited-style-name="Visited_20_Internet_20_Link">
630_360_15572...</text:a>
"]</text:p>
      <text:p text:style-name="P4">
Tags: ['Фріланд', 'Канада', 'Китай', 'Війна з росією']</text:p>
      <text:p text:style-name="P4">
Type: Article</text:p>
      <!--METADATA-->
      <text:p text:style-name="P4">
<draw:frame draw:style-name="fr1" draw:name="Image49" text:anchor-type="as-char" svg:width="6.9236in" svg:height="3.956343in" draw:z-index="0">
<draw:image xlink:href="../Images/yкринформ/2023-05-08T-61-14-00-03-00/630_360_1557297247-835.jpg" xlink:type="simple" xlink:show="embed" xlink:actuate="onLoad" draw:mime-type="image/jpeg"/>
</draw:frame>
Переконлива перемога України у війні проти росії дасть змогу стримати Китайвід потенційної агресії.</text:p>
      <text:p text:style-name="P4">
Як повідомляє кореспондент Укрінформу, про це заявила віцепрем’єр КанадиХристя Фріланд.</text:p>
      <text:p text:style-name="P4">
“Найсильніший сигнал стримування, який ми можемо надіслати Китаю - це впевненаперемога України (у війні проти росії - ред.)”, - зазначила урядовиця.</text:p>
      <text:p text:style-name="P4">
На її переконання, поразка росії покаже всім диктаторам світу, що “демократіяготова захищатися і врешті-решт здатна перемогти”.</text:p>
      <text:p text:style-name="P4">
<text:span text:style-name="T4">
Читайте також:</text:span>
 <text:a xlink:type="simple" xlink:href="https://www.ukrinform.ua/rubric-economy/3654982-peremoga-ukraini-u-vijni-dast-znacnij-postovh-svitovij-ekonomici-friland.html" text:style-name="Internet_20_link" text:visited-style-name="Visited_20_Internet_20_Link">
 <text:span text:style-name="T4">
Фріланд</text:span>
 </text:a>
</text:p>
      <text:p text:style-name="P4">
Як повідомляв Укрінформ, <text:a xlink:type="simple" xlink:href="https://www.ukrinform.ua/tag-kitaj" text:style-name="Internet_20_link" text:visited-style-name="Visited_20_Internet_20_Link">
 </text:a>
 виступивпроти продажу американської зброї Тайваню і закликав США припинити військовіконтакти з островом.</text:p>
      <text:p text:style-name="P4">
Source: <text:a xlink:type="simple" xlink:href="https://www.ukrinform.ua/rubric-polytics/3706489-peremoga-ukraini-nad-rosieu-stane-signalom-strimuvanna-dla-kitau-friland.html" text:style-name="Internet_20_link" text:visited-style-name="Visited_20_Internet_20_Link">
https://www.ukrinform.ua/rubric-polytics/3706489-peremoga-ukraini-nad-rosieu-stane-signalom-strimuvanna-dla-kitau-friland.html</text:a>
</text:p>
      <!--NEWS-->
      <text:h text:style-name="P10" text:outline-level="1">
<text:span text:style-name="T4">
МОЗ опрацьовує два види добровільного медстрахування</text:span>
</text:h>
      <text:p text:style-name="P4">
Authors: Ukrinform (Person)</text:p>
      <text:p text:style-name="P4">
Publisher: Укринформ (Organization)</text:p>
      <text:p text:style-name="P4">
Published Time: 2023-05-08T-77:08:00+03:00</text:p>
      <text:p text:style-name="P4">
Modified Time: 2023-05-08T20:08:00+03:00</text:p>
      <text:p text:style-name="P4">
Description: МОЗ опрацьовує два види добровільного медстрахування: фармацевтичного та для покриття платних медпослуг. — Укрінформ.</text:p>
      <text:p text:style-name="P4">
Images: ["<text:a xlink:type="simple" xlink:href="https://static.ukrinform.com/photos/2022_05/thumb_files/630_360_1651943975-280.jpg" text:style-name="Internet_20_link" text:visited-style-name="Visited_20_Internet_20_Link">
630_360_16519...</text:a>
"]</text:p>
      <text:p text:style-name="P4">
Tags: ['Медицина', 'МОЗ', 'Страхування']</text:p>
      <text:p text:style-name="P4">
Type: Article</text:p>
      <!--METADATA-->
      <text:p text:style-name="P4">
<draw:frame draw:style-name="fr1" draw:name="Image50" text:anchor-type="as-char" svg:width="6.9236in" svg:height="3.956343in" draw:z-index="0">
<draw:image xlink:href="../Images/yкринформ/2023-05-08T-77-08-00-03-00/630_360_1651943975-280.jpg" xlink:type="simple" xlink:show="embed" xlink:actuate="onLoad" draw:mime-type="image/jpeg"/>
</draw:frame>
 МОЗопрацьовує два види добровільного медстрахування: фармацевтичного та дляпокриття платних медпослуг.</text:p>
      <text:p text:style-name="P4">
Про це під час зустрічі з журналістами сказав міністр охорони здоров'я ВікторЛяшко, передає кореспондент Укрінформу.</text:p>
      <text:p text:style-name="P4">
"Ми активно працюємо над розвитком двох добровільних видів медстрахування.Зокрема, фармацевтичного, для того, щоб застрахувати людей від потенційнихризиків у разі виникнення хвороби і у разі купівлі лікарських засобів, які непокриває програма <text:a xlink:type="simple" xlink:href="https://www.ukrinform.ua/tag-medicina" text:style-name="Internet_20_link" text:visited-style-name="Visited_20_Internet_20_Link">
 </text:a>
 гарантій. І друге- для розвитку тих послуг, які не покриває програма медичних гарантій", -сказав Ляшко.</text:p>
      <text:p text:style-name="P4">
Зараз, за його словами, йде робота над формуванням переліку послуг, якіпокриваються Програмою медичних гарантій, щоб сформувати той перелік послуг,які не покриваються ПМГ. Як приклад міністр навів медпослуги зі стентування,шунтування, які надають у разі інфарктів. За словами міністра в ургентнихвипадках держава покриває витрати на проведення пацієнту стентування.Пацієнтам з 3-4 стадією стенокардії такі послуги не оплачуються, хоча прицьому захворюванні стентування або шунтування робити можна.</text:p>
      <text:p text:style-name="P4">
<text:span text:style-name="T4">
Читайте також:</text:span>
 <text:a xlink:type="simple" xlink:href="https://www.ukrinform.ua/rubric-society/3706389-moz-rozgladae-mozlivist-skasuvanna-koronavirusnih-obmezen-v-ukraini.html" text:style-name="Internet_20_link" text:visited-style-name="Visited_20_Internet_20_Link">
 <text:span text:style-name="T4">
МОЗ</text:span>
 </text:a>
</text:p>
      <text:p text:style-name="P4">
"Держава наперед не може це покрити (в бюджеті Програми медгарантій - ред.),тому що велика кількість хворих на такі хвороби. Але якщо є перелік платнихпослуг, страхові компанії можуть розрахувати вартість цієї страховки і людинаможе її собі купити. Коли ми це зробимо, тоді вже питання держави можеморозглядати, щоб додатково, над програмою медичних гарантій, щось купувати дляпевних верств населення", - пояснив Ляшко.</text:p>
      <text:p text:style-name="P4">
Як повідомляв Укрінформ, Національна служба здоров'я України плануєудосконалити роботу зі зверненнями пацієнтів та моніторинг виконання Програмимедичних гарантій.</text:p>
      <text:p text:style-name="P4">
Source: <text:a xlink:type="simple" xlink:href="https://www.ukrinform.ua/rubric-society/3706461-moz-opracovue-dva-vidi-dobrovilnogo-medstrahuvanna.html" text:style-name="Internet_20_link" text:visited-style-name="Visited_20_Internet_20_Link">
https://www.ukrinform.ua/rubric-society/3706461-moz-opracovue-dva-vidi-dobrovilnogo-medstrahuvanna.html</text:a>
</text:p>
      <!--NEWS-->
      <text:h text:style-name="P10" text:outline-level="1">
<text:span text:style-name="T4">
Air defense shot down 35 Shahed drones overnight in Kyiv</text:span>
</text:h>
      <text:p text:style-name="P4">
Authors: liveuamap (Language: en)</text:p>
      <text:p text:style-name="P4">
Time: 2023-05-08T01:27:01</text:p>
      <text:p text:style-name="P4">
Location: Kyiv (Latitude:50.73993 Longtitude:30.47058)</text:p>
      <text:p text:style-name="P4">
Videos: []</text:p>
      <text:p text:style-name="P4">
Images: ["<text:a xlink:type="simple" xlink:href="https://liveuamap.com/pics/2023/05/08/22561182_0.jpg" text:style-name="Internet_20_link" text:visited-style-name="Visited_20_Internet_20_Link">
22561182_0.jpg</text:a>
"]</text:p>
      <text:p text:style-name="P4">
Tags: ["Russia"]</text:p>
      <text:p text:style-name="P4">
ID: 22561182</text:p>
      <!--METADATA-->
      <text:p text:style-name="P4">
Air defense shot down 35 Shahed drones overnight in Kyiv</text:p>
      <text:p text:style-name="P4">
<draw:frame draw:style-name="fr1" draw:name="Image51" text:anchor-type="as-char" svg:width="6.9236in" svg:height="6.9236in" draw:z-index="0">
<draw:image xlink:href="../Images/liveuamap/2023-05-08T01-27-01/22561182_0.jpg" xlink:type="simple" xlink:show="embed" xlink:actuate="onLoad" draw:mime-type="image/jpeg"/>
</draw:frame>
</text:p>
      <text:p text:style-name="P4">
News Collection Link: <text:a xlink:type="simple" xlink:href="https://liveuamap.com/en/2023/8-may-air-defense-shot-down-35-shahed-drones-overnight-in" text:style-name="Internet_20_link" text:visited-style-name="Visited_20_Internet_20_Link">
https://liveuamap.com/en/2023/8-may-air-defense-shot-down-35-shahed-drones-overnight-in</text:a>
</text:p>
      <text:p text:style-name="P4">
Source: <text:a xlink:type="simple" xlink:href="https://t.me/OdessaDumskayaNet/55286" text:style-name="Internet_20_link" text:visited-style-name="Visited_20_Internet_20_Link">
https://t.me/OdessaDumskayaNet/55286</text:a>
</text:p>
      <!--NEWS-->
      <text:h text:style-name="P10" text:outline-level="1">
<text:span text:style-name="T4">
Multiple residential buildings damaged in Kyiv by drones debris. 5 people wounded</text:span>
</text:h>
      <text:p text:style-name="P4">
Authors: liveuamap (Language: en)</text:p>
      <text:p text:style-name="P4">
Time: 2023-05-08T01:29:22</text:p>
      <text:p text:style-name="P4">
Location: Kyiv, Kyiv city (Latitude:50.40348 Longtitude:30.44312)</text:p>
      <text:p text:style-name="P4">
Videos: []</text:p>
      <text:p text:style-name="P4">
Images: ["<text:a xlink:type="simple" xlink:href="https://liveuamap.com/pics/2023/05/08/22561183_0.jpg" text:style-name="Internet_20_link" text:visited-style-name="Visited_20_Internet_20_Link">
22561183_0.jpg</text:a>
", "<text:a xlink:type="simple" xlink:href="https://liveuamap.com/pics/2023/05/08/22561183_1.jpg" text:style-name="Internet_20_link" text:visited-style-name="Visited_20_Internet_20_Link">
22561183_1.jpg</text:a>
", "<text:a xlink:type="simple" xlink:href="https://liveuamap.com/pics/2023/05/08/22561183_2.jpg" text:style-name="Internet_20_link" text:visited-style-name="Visited_20_Internet_20_Link">
22561183_2.jpg</text:a>
", "<text:a xlink:type="simple" xlink:href="https://liveuamap.com/pics/2023/05/08/22561183_3.jpg" text:style-name="Internet_20_link" text:visited-style-name="Visited_20_Internet_20_Link">
22561183_3.jpg</text:a>
", "<text:a xlink:type="simple" xlink:href="https://liveuamap.com/pics/2023/05/08/22561183_4.jpg" text:style-name="Internet_20_link" text:visited-style-name="Visited_20_Internet_20_Link">
22561183_4.jpg</text:a>
", "<text:a xlink:type="simple" xlink:href="https://liveuamap.com/pics/2023/05/08/22561183_5.jpg" text:style-name="Internet_20_link" text:visited-style-name="Visited_20_Internet_20_Link">
22561183_5.jpg</text:a>
"]</text:p>
      <text:p text:style-name="P4">
Tags: []</text:p>
      <text:p text:style-name="P4">
ID: 22561183</text:p>
      <!--METADATA-->
      <text:p text:style-name="P4">
Multiple residential buildings damaged in Kyiv by drones debris. 5 peoplewounded</text:p>
      <text:p text:style-name="P4">
<draw:frame draw:style-name="fr1" draw:name="Image52" text:anchor-type="as-char" svg:width="6.6625in" svg:height="10.0in" draw:z-index="0">
<draw:image xlink:href="../Images/liveuamap/2023-05-08T01-29-22/22561183_0.jpg" xlink:type="simple" xlink:show="embed" xlink:actuate="onLoad" draw:mime-type="image/jpeg"/>
</draw:frame>
<draw:frame draw:style-name="fr1" draw:name="Image53" text:anchor-type="as-char" svg:width="6.9236in" svg:height="4.612849in" draw:z-index="0">
<draw:image xlink:href="../Images/liveuamap/2023-05-08T01-29-22/22561183_1.jpg" xlink:type="simple" xlink:show="embed" xlink:actuate="onLoad" draw:mime-type="image/jpeg"/>
</draw:frame>
<draw:frame draw:style-name="fr1" draw:name="Image54" text:anchor-type="as-char" svg:width="6.9236in" svg:height="4.612849in" draw:z-index="0">
<draw:image xlink:href="../Images/liveuamap/2023-05-08T01-29-22/22561183_2.jpg" xlink:type="simple" xlink:show="embed" xlink:actuate="onLoad" draw:mime-type="image/jpeg"/>
</draw:frame>
<draw:frame draw:style-name="fr1" draw:name="Image55" text:anchor-type="as-char" svg:width="6.9236in" svg:height="4.612849in" draw:z-index="0">
<draw:image xlink:href="../Images/liveuamap/2023-05-08T01-29-22/22561183_3.jpg" xlink:type="simple" xlink:show="embed" xlink:actuate="onLoad" draw:mime-type="image/jpeg"/>
</draw:frame>
<draw:frame draw:style-name="fr1" draw:name="Image56" text:anchor-type="as-char" svg:width="6.9236in" svg:height="4.612849in" draw:z-index="0">
<draw:image xlink:href="../Images/liveuamap/2023-05-08T01-29-22/22561183_4.jpg" xlink:type="simple" xlink:show="embed" xlink:actuate="onLoad" draw:mime-type="image/jpeg"/>
</draw:frame>
<draw:frame draw:style-name="fr1" draw:name="Image57" text:anchor-type="as-char" svg:width="6.6625in" svg:height="10.0in" draw:z-index="0">
<draw:image xlink:href="../Images/liveuamap/2023-05-08T01-29-22/22561183_5.jpg" xlink:type="simple" xlink:show="embed" xlink:actuate="onLoad" draw:mime-type="image/jpeg"/>
</draw:frame>
</text:p>
      <text:p text:style-name="P4">
News Collection Link: <text:a xlink:type="simple" xlink:href="https://liveuamap.com/en/2023/8-may-multiple-residential-buildings-damaged-in-kyiv-by-drones" text:style-name="Internet_20_link" text:visited-style-name="Visited_20_Internet_20_Link">
https://liveuamap.com/en/2023/8-may-multiple-residential-buildings-damaged-in-kyiv-by-drones</text:a>
</text:p>
      <text:p text:style-name="P4">
Source: <text:a xlink:type="simple" xlink:href="https://t.me/OdessaDumskayaNet/55287" text:style-name="Internet_20_link" text:visited-style-name="Visited_20_Internet_20_Link">
https://t.me/OdessaDumskayaNet/55287</text:a>
</text:p>
      <!--NEWS-->
      <text:h text:style-name="P10" text:outline-level="1">
<text:span text:style-name="T4">
Photo of the consequences of a night strike in the Odesa region. The area of fire at the food...</text:span>
</text:h>
      <text:p text:style-name="P4">
Authors: liveuamap (Language: en)</text:p>
      <text:p text:style-name="P4">
Time: 2023-05-08T01:32:35</text:p>
      <text:p text:style-name="P4">
Location: Odesa (Latitude:46.38933 Longtitude:30.6292)</text:p>
      <text:p text:style-name="P4">
Videos: []</text:p>
      <text:p text:style-name="P4">
Images: ["<text:a xlink:type="simple" xlink:href="https://liveuamap.com/pics/2023/05/08/22561184_0.jpg" text:style-name="Internet_20_link" text:visited-style-name="Visited_20_Internet_20_Link">
22561184_0.jpg</text:a>
", "<text:a xlink:type="simple" xlink:href="https://liveuamap.com/pics/2023/05/08/22561184_1.jpg" text:style-name="Internet_20_link" text:visited-style-name="Visited_20_Internet_20_Link">
22561184_1.jpg</text:a>
", "<text:a xlink:type="simple" xlink:href="https://liveuamap.com/pics/2023/05/08/22561184_2.jpg" text:style-name="Internet_20_link" text:visited-style-name="Visited_20_Internet_20_Link">
22561184_2.jpg</text:a>
", "<text:a xlink:type="simple" xlink:href="https://liveuamap.com/pics/2023/05/08/22561184_3.jpg" text:style-name="Internet_20_link" text:visited-style-name="Visited_20_Internet_20_Link">
22561184_3.jpg</text:a>
", "<text:a xlink:type="simple" xlink:href="https://liveuamap.com/pics/2023/05/08/22561184_4.jpg" text:style-name="Internet_20_link" text:visited-style-name="Visited_20_Internet_20_Link">
22561184_4.jpg</text:a>
", "<text:a xlink:type="simple" xlink:href="https://liveuamap.com/pics/2023/05/08/22561184_5.jpg" text:style-name="Internet_20_link" text:visited-style-name="Visited_20_Internet_20_Link">
22561184_5.jpg</text:a>
", "<text:a xlink:type="simple" xlink:href="https://liveuamap.com/pics/2023/05/08/22561184_6.jpg" text:style-name="Internet_20_link" text:visited-style-name="Visited_20_Internet_20_Link">
22561184_6.jpg</text:a>
", "<text:a xlink:type="simple" xlink:href="https://liveuamap.com/pics/2023/05/08/22561184_7.jpg" text:style-name="Internet_20_link" text:visited-style-name="Visited_20_Internet_20_Link">
22561184_7.jpg</text:a>
", "<text:a xlink:type="simple" xlink:href="https://liveuamap.com/pics/2023/05/08/22561184_8.jpg" text:style-name="Internet_20_link" text:visited-style-name="Visited_20_Internet_20_Link">
22561184_8.jpg</text:a>
", "<text:a xlink:type="simple" xlink:href="https://liveuamap.com/pics/2023/05/08/22561184_9.jpg" text:style-name="Internet_20_link" text:visited-style-name="Visited_20_Internet_20_Link">
22561184_9.jpg</text:a>
"]</text:p>
      <text:p text:style-name="P4">
Tags: ["Central and Eastern Europe"]</text:p>
      <text:p text:style-name="P4">
ID: 22561184</text:p>
      <!--METADATA-->
      <text:p text:style-name="P4">
Photo of the consequences of a night strike in the Odesa region. The area offire at the food enterprise was 10,000 square meters.</text:p>
      <text:p text:style-name="P4">
<draw:frame draw:style-name="fr1" draw:name="Image58" text:anchor-type="as-char" svg:width="6.9236in" svg:height="4.604194in" draw:z-index="0">
<draw:image xlink:href="../Images/liveuamap/2023-05-08T01-32-35/22561184_0.jpg" xlink:type="simple" xlink:show="embed" xlink:actuate="onLoad" draw:mime-type="image/jpeg"/>
</draw:frame>
<draw:frame draw:style-name="fr1" draw:name="Image59" text:anchor-type="as-char" svg:width="6.9236in" svg:height="5.547535in" draw:z-index="0">
<draw:image xlink:href="../Images/liveuamap/2023-05-08T01-32-35/22561184_1.jpg" xlink:type="simple" xlink:show="embed" xlink:actuate="onLoad" draw:mime-type="image/jpeg"/>
</draw:frame>
<draw:frame draw:style-name="fr1" draw:name="Image60" text:anchor-type="as-char" svg:width="6.9236in" svg:height="4.604194in" draw:z-index="0">
<draw:image xlink:href="../Images/liveuamap/2023-05-08T01-32-35/22561184_2.jpg" xlink:type="simple" xlink:show="embed" xlink:actuate="onLoad" draw:mime-type="image/jpeg"/>
</draw:frame>
<draw:frame draw:style-name="fr1" draw:name="Image61" text:anchor-type="as-char" svg:width="6.9236in" svg:height="4.604194in" draw:z-index="0">
<draw:image xlink:href="../Images/liveuamap/2023-05-08T01-32-35/22561184_3.jpg" xlink:type="simple" xlink:show="embed" xlink:actuate="onLoad" draw:mime-type="image/jpeg"/>
</draw:frame>
<draw:frame draw:style-name="fr1" draw:name="Image62" text:anchor-type="as-char" svg:width="6.9236in" svg:height="4.604194in" draw:z-index="0">
<draw:image xlink:href="../Images/liveuamap/2023-05-08T01-32-35/22561184_4.jpg" xlink:type="simple" xlink:show="embed" xlink:actuate="onLoad" draw:mime-type="image/jpeg"/>
</draw:frame>
<draw:frame draw:style-name="fr1" draw:name="Image63" text:anchor-type="as-char" svg:width="6.9236in" svg:height="3.894525in" draw:z-index="0">
<draw:image xlink:href="../Images/liveuamap/2023-05-08T01-32-35/22561184_5.jpg" xlink:type="simple" xlink:show="embed" xlink:actuate="onLoad" draw:mime-type="image/jpeg"/>
</draw:frame>
<draw:frame draw:style-name="fr1" draw:name="Image64" text:anchor-type="as-char" svg:width="6.9236in" svg:height="4.604194in" draw:z-index="0">
<draw:image xlink:href="../Images/liveuamap/2023-05-08T01-32-35/22561184_6.jpg" xlink:type="simple" xlink:show="embed" xlink:actuate="onLoad" draw:mime-type="image/jpeg"/>
</draw:frame>
<draw:frame draw:style-name="fr1" draw:name="Image65" text:anchor-type="as-char" svg:width="6.9236in" svg:height="4.604194in" draw:z-index="0">
<draw:image xlink:href="../Images/liveuamap/2023-05-08T01-32-35/22561184_7.jpg" xlink:type="simple" xlink:show="embed" xlink:actuate="onLoad" draw:mime-type="image/jpeg"/>
</draw:frame>
<draw:frame draw:style-name="fr1" draw:name="Image66" text:anchor-type="as-char" svg:width="6.9236in" svg:height="4.604194in" draw:z-index="0">
<draw:image xlink:href="../Images/liveuamap/2023-05-08T01-32-35/22561184_8.jpg" xlink:type="simple" xlink:show="embed" xlink:actuate="onLoad" draw:mime-type="image/jpeg"/>
</draw:frame>
<draw:frame draw:style-name="fr1" draw:name="Image67" text:anchor-type="as-char" svg:width="6.9236in" svg:height="4.604194in" draw:z-index="0">
<draw:image xlink:href="../Images/liveuamap/2023-05-08T01-32-35/22561184_9.jpg" xlink:type="simple" xlink:show="embed" xlink:actuate="onLoad" draw:mime-type="image/jpeg"/>
</draw:frame>
</text:p>
      <text:p text:style-name="P4">
News Collection Link: <text:a xlink:type="simple" xlink:href="https://liveuamap.com/en/2023/8-may-photo-of-the-consequences-of-a-night-strike-in-the" text:style-name="Internet_20_link" text:visited-style-name="Visited_20_Internet_20_Link">
https://liveuamap.com/en/2023/8-may-photo-of-the-consequences-of-a-night-strike-in-the</text:a>
</text:p>
      <text:p text:style-name="P4">
Source: <text:a xlink:type="simple" xlink:href="https://t.me/OdessaDumskayaNet/55293" text:style-name="Internet_20_link" text:visited-style-name="Visited_20_Internet_20_Link">
https://t.me/OdessaDumskayaNet/55293</text:a>
</text:p>
      <!--NEWS-->
      <text:h text:style-name="P10" text:outline-level="1">
<text:span text:style-name="T4">
Donetsk Oblast(08:08). Red Alert: aerial threat. Sirens sounding. Take cover now!</text:span>
</text:h>
      <text:p text:style-name="P4">
Authors: liveuamap (Language: en)</text:p>
      <text:p text:style-name="P4">
Time: 2023-05-08T02:08:00</text:p>
      <text:p text:style-name="P4">
Location: Donetsk Oblast (Latitude:48.72812 Longtitude:37.57929)</text:p>
      <text:p text:style-name="P4">
Videos: []</text:p>
      <text:p text:style-name="P4">
Images: []</text:p>
      <text:p text:style-name="P4">
Tags: ["Europe", "Central and Eastern Europe"]</text:p>
      <text:p text:style-name="P4">
ID: 22561185</text:p>
      <!--METADATA-->
      <text:p text:style-name="P4">
Donetsk Oblast(08:08). Red Alert: aerial threat. Sirens sounding. Take covernow!</text:p>
      <text:p text:style-name="P4">
News Collection Link: <text:a xlink:type="simple" xlink:href="https://liveuamap.com/en/2023/08-may-donetsk-oblast0808-red-alert-aerial-thg" text:style-name="Internet_20_link" text:visited-style-name="Visited_20_Internet_20_Link">
https://liveuamap.com/en/2023/08-may-donetsk-oblast0808-red-alert-aerial-thg</text:a>
</text:p>
      <text:p text:style-name="P4">
Source: <text:a xlink:type="simple" xlink:href="https://t.me/air_alert_ua/44721" text:style-name="Internet_20_link" text:visited-style-name="Visited_20_Internet_20_Link">
https://t.me/air_alert_ua/44721</text:a>
</text:p>
      <!--NEWS-->
      <text:h text:style-name="P10" text:outline-level="1">
<text:span text:style-name="T4">
Russian aviation conducted airstrike at Znob-Novhorodska community in Sumy region. 3 person w...</text:span>
</text:h>
      <text:p text:style-name="P4">
Authors: liveuamap (Language: en)</text:p>
      <text:p text:style-name="P4">
Time: 2023-05-08T02:31:01</text:p>
      <text:p text:style-name="P4">
Location: Sumy (Latitude:52.26175 Longtitude:33.60701)</text:p>
      <text:p text:style-name="P4">
Videos: []</text:p>
      <text:p text:style-name="P4">
Images: []</text:p>
      <text:p text:style-name="P4">
Tags: ["Central and Eastern Europe"]</text:p>
      <text:p text:style-name="P4">
ID: 22561189</text:p>
      <!--METADATA-->
      <text:p text:style-name="P4">
Russian aviation conducted airstrike at Znob-Novhorodska community in Sumyregion. 3 person wounded</text:p>
      <text:p text:style-name="P4">
News Collection Link: <text:a xlink:type="simple" xlink:href="https://liveuamap.com/en/2023/8-may-russian-aviation-conducted-airstrike-at-znobnovhorodska" text:style-name="Internet_20_link" text:visited-style-name="Visited_20_Internet_20_Link">
https://liveuamap.com/en/2023/8-may-russian-aviation-conducted-airstrike-at-znobnovhorodska</text:a>
</text:p>
      <text:p text:style-name="P4">
Source: <text:a xlink:type="simple" xlink:href="https://t.me/suspilnesumy/11731" text:style-name="Internet_20_link" text:visited-style-name="Visited_20_Internet_20_Link">
https://t.me/suspilnesumy/11731</text:a>
</text:p>
      <!--NEWS-->
      <text:h text:style-name="P10" text:outline-level="1">
<text:span text:style-name="T4">
Mykolaiv, Mykolayivska Oblast, Kherson, Khersonska Oblast(08:53). Red Alert: aerial threat. S...</text:span>
</text:h>
      <text:p text:style-name="P4">
Authors: liveuamap (Language: en)</text:p>
      <text:p text:style-name="P4">
Time: 2023-05-08T02:54:00</text:p>
      <text:p text:style-name="P4">
Location: Mykolaiv (Latitude:46.94912 Longtitude:32.00632)</text:p>
      <text:p text:style-name="P4">
Videos: []</text:p>
      <text:p text:style-name="P4">
Images: []</text:p>
      <text:p text:style-name="P4">
Tags: ["Europe", "Central and Eastern Europe"]</text:p>
      <text:p text:style-name="P4">
ID: 22561193</text:p>
      <!--METADATA-->
      <text:p text:style-name="P4">
Mykolaiv, Mykolayivska Oblast, Kherson, Khersonska Oblast(08:53). Red Alert:aerial threat. Sirens sounding. Take cover now!</text:p>
      <text:p text:style-name="P4">
News Collection Link: <text:a xlink:type="simple" xlink:href="https://liveuamap.com/en/2023/08-may-mykolaiv-mykolayivska-oblast-kherson-kg-8281" text:style-name="Internet_20_link" text:visited-style-name="Visited_20_Internet_20_Link">
https://liveuamap.com/en/2023/08-may-mykolaiv-mykolayivska-oblast-kherson-kg-8281</text:a>
</text:p>
      <text:p text:style-name="P4">
Source: <text:a xlink:type="simple" xlink:href="https://t.me/air_alert_ua/44723" text:style-name="Internet_20_link" text:visited-style-name="Visited_20_Internet_20_Link">
https://t.me/air_alert_ua/44723</text:a>
</text:p>
      <!--NEWS-->
      <text:h text:style-name="P10" text:outline-level="1">
<text:span text:style-name="T4">
Kirovohradska Oblast(08:58). Red Alert: aerial threat. Sirens sounding. Take cover now!</text:span>
</text:h>
      <text:p text:style-name="P4">
Authors: liveuamap (Language: en)</text:p>
      <text:p text:style-name="P4">
Time: 2023-05-08T02:59:00</text:p>
      <text:p text:style-name="P4">
Location: Kirovohradska Oblast (Latitude:48.50063 Longtitude:32.00088)</text:p>
      <text:p text:style-name="P4">
Videos: []</text:p>
      <text:p text:style-name="P4">
Images: []</text:p>
      <text:p text:style-name="P4">
Tags: ["Europe", "Central and Eastern Europe"]</text:p>
      <text:p text:style-name="P4">
ID: 22561197</text:p>
      <!--METADATA-->
      <text:p text:style-name="P4">
Kirovohradska Oblast(08:58). Red Alert: aerial threat. Sirens sounding. Takecover now!</text:p>
      <text:p text:style-name="P4">
News Collection Link: <text:a xlink:type="simple" xlink:href="https://liveuamap.com/en/2023/08-may-kirovohradska-oblast0858-red-alert-aerg" text:style-name="Internet_20_link" text:visited-style-name="Visited_20_Internet_20_Link">
https://liveuamap.com/en/2023/08-may-kirovohradska-oblast0858-red-alert-aerg</text:a>
</text:p>
      <text:p text:style-name="P4">
Source: <text:a xlink:type="simple" xlink:href="https://t.me/air_alert_ua/44724" text:style-name="Internet_20_link" text:visited-style-name="Visited_20_Internet_20_Link">
https://t.me/air_alert_ua/44724</text:a>
</text:p>
      <!--NEWS-->
      <text:h text:style-name="P10" text:outline-level="1">
<text:span text:style-name="T4">
Up to 8 cruise missiles were launched against Odesa region overnight, some failed</text:span>
</text:h>
      <text:p text:style-name="P4">
Authors: liveuamap (Language: en)</text:p>
      <text:p text:style-name="P4">
Time: 2023-05-08T02:59:18</text:p>
      <text:p text:style-name="P4">
Location: Odesa (Latitude:46.13798 Longtitude:31.12427)</text:p>
      <text:p text:style-name="P4">
Videos: []</text:p>
      <text:p text:style-name="P4">
Images: []</text:p>
      <text:p text:style-name="P4">
Tags: ["Central and Eastern Europe"]</text:p>
      <text:p text:style-name="P4">
ID: 22561195</text:p>
      <!--METADATA-->
      <text:p text:style-name="P4">
Up to 8 cruise missiles were launched against Odesa region overnight, somefailed</text:p>
      <text:p text:style-name="P4">
News Collection Link: <text:a xlink:type="simple" xlink:href="https://liveuamap.com/en/2023/8-may-up-to-8-cruise-missiles-were-launched-against-odesa" text:style-name="Internet_20_link" text:visited-style-name="Visited_20_Internet_20_Link">
https://liveuamap.com/en/2023/8-may-up-to-8-cruise-missiles-were-launched-against-odesa</text:a>
</text:p>
      <text:p text:style-name="P4">
Source: <text:a xlink:type="simple" xlink:href="https://t.me/lachentyt/29080" text:style-name="Internet_20_link" text:visited-style-name="Visited_20_Internet_20_Link">
https://t.me/lachentyt/29080</text:a>
</text:p>
      <!--NEWS-->
      <text:h text:style-name="P10" text:outline-level="1">
<text:span text:style-name="T4">
Zaporizka Oblast(09:21). Red Alert: aerial threat. Sirens sounding. Take cover now!</text:span>
</text:h>
      <text:p text:style-name="P4">
Authors: liveuamap (Language: en)</text:p>
      <text:p text:style-name="P4">
Time: 2023-05-08T03:26:00</text:p>
      <text:p text:style-name="P4">
Location: Zaporizka Oblast (Latitude:47.612071 Longtitude:35.765241)</text:p>
      <text:p text:style-name="P4">
Videos: []</text:p>
      <text:p text:style-name="P4">
Images: []</text:p>
      <text:p text:style-name="P4">
Tags: ["Europe", "Central and Eastern Europe"]</text:p>
      <text:p text:style-name="P4">
ID: 22561264</text:p>
      <!--METADATA-->
      <text:p text:style-name="P4">
Zaporizka Oblast(09:21). Red Alert: aerial threat. Sirens sounding. Take covernow!</text:p>
      <text:p text:style-name="P4">
News Collection Link: <text:a xlink:type="simple" xlink:href="https://liveuamap.com/en/2023/08-may-zaporizka-oblast0921-red-alert-aerial-g" text:style-name="Internet_20_link" text:visited-style-name="Visited_20_Internet_20_Link">
https://liveuamap.com/en/2023/08-may-zaporizka-oblast0921-red-alert-aerial-g</text:a>
</text:p>
      <text:p text:style-name="P4">
Source: <text:a xlink:type="simple" xlink:href="https://t.me/air_alert_ua/44726" text:style-name="Internet_20_link" text:visited-style-name="Visited_20_Internet_20_Link">
https://t.me/air_alert_ua/44726</text:a>
</text:p>
      <!--NEWS-->
      <text:h text:style-name="P10" text:outline-level="1">
<text:span text:style-name="T4">
Sumska Oblast, Dnipro, Dnipropetrovska Oblast, Poltavska Oblast(09:45). Red Alert: aerial thr...</text:span>
</text:h>
      <text:p text:style-name="P4">
Authors: liveuamap (Language: en)</text:p>
      <text:p text:style-name="P4">
Time: 2023-05-08T03:48:00</text:p>
      <text:p text:style-name="P4">
Location: Sumska Oblast (Latitude:51.00000000 Longtitude:34.00000000)</text:p>
      <text:p text:style-name="P4">
Videos: []</text:p>
      <text:p text:style-name="P4">
Images: []</text:p>
      <text:p text:style-name="P4">
Tags: ["Europe", "Central and Eastern Europe"]</text:p>
      <text:p text:style-name="P4">
ID: 22561294</text:p>
      <!--METADATA-->
      <text:p text:style-name="P4">
Sumska Oblast, Dnipro, Dnipropetrovska Oblast, Poltavska Oblast(09:45). RedAlert: aerial threat. Sirens sounding. Take cover now!</text:p>
      <text:p text:style-name="P4">
News Collection Link: <text:a xlink:type="simple" xlink:href="https://liveuamap.com/en/2023/08-may-sumska-oblast-dnipro-dnipropetrovska-og" text:style-name="Internet_20_link" text:visited-style-name="Visited_20_Internet_20_Link">
https://liveuamap.com/en/2023/08-may-sumska-oblast-dnipro-dnipropetrovska-og</text:a>
</text:p>
      <text:p text:style-name="P4">
Source: <text:a xlink:type="simple" xlink:href="https://t.me/air_alert_ua/44731" text:style-name="Internet_20_link" text:visited-style-name="Visited_20_Internet_20_Link">
https://t.me/air_alert_ua/44731</text:a>
</text:p>
      <!--NEWS-->
      <text:h text:style-name="P10" text:outline-level="1">
<text:span text:style-name="T4">
Donetsk Oblast, Kharkiv, Kharkivska Oblast(09:48). Red Alert: aerial threat. Sirens sounding....</text:span>
</text:h>
      <text:p text:style-name="P4">
Authors: liveuamap (Language: en)</text:p>
      <text:p text:style-name="P4">
Time: 2023-05-08T03:50:00</text:p>
      <text:p text:style-name="P4">
Location: Donetsk Oblast (Latitude:48.72744 Longtitude:37.5781)</text:p>
      <text:p text:style-name="P4">
Videos: []</text:p>
      <text:p text:style-name="P4">
Images: []</text:p>
      <text:p text:style-name="P4">
Tags: ["Europe", "Central and Eastern Europe"]</text:p>
      <text:p text:style-name="P4">
ID: 22561295</text:p>
      <!--METADATA-->
      <text:p text:style-name="P4">
Donetsk Oblast, Kharkiv, Kharkivska Oblast(09:48). Red Alert: aerial threat.Sirens sounding. Take cover now!</text:p>
      <text:p text:style-name="P4">
News Collection Link: <text:a xlink:type="simple" xlink:href="https://liveuamap.com/en/2023/08-may-donetsk-oblast-kharkiv-kharkivska-oblag-1558" text:style-name="Internet_20_link" text:visited-style-name="Visited_20_Internet_20_Link">
https://liveuamap.com/en/2023/08-may-donetsk-oblast-kharkiv-kharkivska-oblag-1558</text:a>
</text:p>
      <text:p text:style-name="P4">
Source: <text:a xlink:type="simple" xlink:href="https://t.me/air_alert_ua/44733" text:style-name="Internet_20_link" text:visited-style-name="Visited_20_Internet_20_Link">
https://t.me/air_alert_ua/44733</text:a>
</text:p>
      <!--NEWS-->
      <text:h text:style-name="P10" text:outline-level="1">
<text:span text:style-name="T4">
Explosion was reported in Pavlohrad</text:span>
</text:h>
      <text:p text:style-name="P4">
Authors: liveuamap (Language: en)</text:p>
      <text:p text:style-name="P4">
Time: 2023-05-08T03:53:05</text:p>
      <text:p text:style-name="P4">
Location: Pavlohrad (Latitude:48.56275 Longtitude:35.85182)</text:p>
      <text:p text:style-name="P4">
Videos: []</text:p>
      <text:p text:style-name="P4">
Images: []</text:p>
      <text:p text:style-name="P4">
Tags: ["Europe", "Central and Eastern Europe"]</text:p>
      <text:p text:style-name="P4">
ID: 22561296</text:p>
      <!--METADATA-->
      <text:p text:style-name="P4">
Explosion was reported in Pavlohrad</text:p>
      <text:p text:style-name="P4">
News Collection Link: <text:a xlink:type="simple" xlink:href="https://liveuamap.com/en/2023/8-may-explosion-was-reported-in-pavlohrad" text:style-name="Internet_20_link" text:visited-style-name="Visited_20_Internet_20_Link">
https://liveuamap.com/en/2023/8-may-explosion-was-reported-in-pavlohrad</text:a>
</text:p>
      <text:p text:style-name="P4">
Source: <text:a xlink:type="simple" xlink:href="https://t.me/dneproperatyv/62178" text:style-name="Internet_20_link" text:visited-style-name="Visited_20_Internet_20_Link">
https://t.me/dneproperatyv/62178</text:a>
</text:p>
      <!--NEWS-->
      <text:h text:style-name="P10" text:outline-level="1">
<text:span text:style-name="T4">
Explosions were reported in Kharkiv</text:span>
</text:h>
      <text:p text:style-name="P4">
Authors: liveuamap (Language: en)</text:p>
      <text:p text:style-name="P4">
Time: 2023-05-08T03:55:44</text:p>
      <text:p text:style-name="P4">
Location: Kharkiv (Latitude:50.00377 Longtitude:36.14811)</text:p>
      <text:p text:style-name="P4">
Videos: []</text:p>
      <text:p text:style-name="P4">
Images: []</text:p>
      <text:p text:style-name="P4">
Tags: ["Europe", "Central and Eastern Europe"]</text:p>
      <text:p text:style-name="P4">
ID: 22561297</text:p>
      <!--METADATA-->
      <text:p text:style-name="P4">
Explosions were reported in Kharkiv</text:p>
      <text:p text:style-name="P4">
News Collection Link: <text:a xlink:type="simple" xlink:href="https://liveuamap.com/en/2023/8-may-explosions-were-reported-in-kharkiv" text:style-name="Internet_20_link" text:visited-style-name="Visited_20_Internet_20_Link">
https://liveuamap.com/en/2023/8-may-explosions-were-reported-in-kharkiv</text:a>
</text:p>
      <text:p text:style-name="P4">
Source: <text:a xlink:type="simple" xlink:href="https://t.me/huyovy_kharkiv/108668" text:style-name="Internet_20_link" text:visited-style-name="Visited_20_Internet_20_Link">
https://t.me/huyovy_kharkiv/108668</text:a>
</text:p>
      <!--NEWS-->
      <text:h text:style-name="P10" text:outline-level="1">
<text:span text:style-name="T4">
Russian army conducted 16 missile strikes, 61 airstrikes and 52 shelling with MLRS, - General...</text:span>
</text:h>
      <text:p text:style-name="P4">
Authors: liveuamap (Language: en)</text:p>
      <text:p text:style-name="P4">
Time: 2023-05-08T04:02:00</text:p>
      <text:p text:style-name="P4">
Location: Black Sea (Latitude:45.23644 Longtitude:31.76175)</text:p>
      <text:p text:style-name="P4">
Videos: []</text:p>
      <text:p text:style-name="P4">
Images: []</text:p>
      <text:p text:style-name="P4">
Tags: ["Russia", "Europe"]</text:p>
      <text:p text:style-name="P4">
ID: 22561308</text:p>
      <!--METADATA-->
      <text:p text:style-name="P4">
Russian army conducted 16 missile strikes, 61 airstrikes and 52 shelling withMLRS, - General Staff of Armed Forces of Ukraine says in the morning report</text:p>
      <text:p text:style-name="P4">
News Collection Link: <text:a xlink:type="simple" xlink:href="https://liveuamap.com/en/2023/8-may-russian-army-conducted-16-missile-strikes-61-airstrikes" text:style-name="Internet_20_link" text:visited-style-name="Visited_20_Internet_20_Link">
https://liveuamap.com/en/2023/8-may-russian-army-conducted-16-missile-strikes-61-airstrikes</text:a>
</text:p>
      <text:p text:style-name="P4">
Source: <text:a xlink:type="simple" xlink:href="https://t.me/lumsrc/4717" text:style-name="Internet_20_link" text:visited-style-name="Visited_20_Internet_20_Link">
https://t.me/lumsrc/471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8T04:09:53</text:p>
      <text:p text:style-name="P4">
Location: Donetsk Oblast (Latitude:48.12027 Longtitude:37.74319)</text:p>
      <text:p text:style-name="P4">
Videos: []</text:p>
      <text:p text:style-name="P4">
Images: []</text:p>
      <text:p text:style-name="P4">
Tags: ["Russia"]</text:p>
      <text:p text:style-name="P4">
ID: 22561299</text:p>
      <!--METADATA-->
      <text:p text:style-name="P4">
Russian forces conducting offensive actions at Lyman, Bakhmut, Avdiivka andMaryinka directions. Ukrainian military repelled 55 Russian attacks. Russianforces attempting to advance near Spirne, Bakhmut, Khromove, Ivanivske, ChasivYar and Stupochky, Avdiyivka and Pervomayske, Maryinka, - General Staff ofArmed Forces of Ukraine says in the morning report</text:p>
      <text:p text:style-name="P4">
News Collection Link: <text:a xlink:type="simple" xlink:href="https://liveuamap.com/en/2023/8-may-russian-forces-conducting-offensive-actions-at-lyman" text:style-name="Internet_20_link" text:visited-style-name="Visited_20_Internet_20_Link">
https://liveuamap.com/en/2023/8-may-russian-forces-conducting-offensive-actions-at-lyman</text:a>
</text:p>
      <text:p text:style-name="P4">
Source: <text:a xlink:type="simple" xlink:href="https://t.me/lumsrc/4726" text:style-name="Internet_20_link" text:visited-style-name="Visited_20_Internet_20_Link">
https://t.me/lumsrc/4726</text:a>
</text:p>
      <!--NEWS-->
      <text:h text:style-name="P10" text:outline-level="1">
<text:span text:style-name="T4">
Zhytomyr, Zhytomyrska Oblast, Chernihivska Oblast, Volynska Oblast, Cherkaska Oblast, Khmelny...</text:span>
</text:h>
      <text:p text:style-name="P4">
Authors: liveuamap (Language: en)</text:p>
      <text:p text:style-name="P4">
Time: 2023-05-08T04:57:00</text:p>
      <text:p text:style-name="P4">
Location: Zhytomyr (Latitude:50.26487000 Longtitude:28.67669000)</text:p>
      <text:p text:style-name="P4">
Videos: []</text:p>
      <text:p text:style-name="P4">
Images: []</text:p>
      <text:p text:style-name="P4">
Tags: ["Europe", "Central and Eastern Europe"]</text:p>
      <text:p text:style-name="P4">
ID: 22561313</text:p>
      <!--METADATA-->
      <text:p text:style-name="P4">
Zhytomyr, Zhytomyrska Oblast, Chernihivska Oblast, Volynska Oblast, CherkaskaOblast, Khmelnytska Oblast, Kyiv(10:56). Red Alert: aerial threat. Sirenssounding. Take cover now!</text:p>
      <text:p text:style-name="P4">
News Collection Link: <text:a xlink:type="simple" xlink:href="https://liveuamap.com/en/2023/08-may-zhytomyr-zhytomyrska-oblast-chernihivsg" text:style-name="Internet_20_link" text:visited-style-name="Visited_20_Internet_20_Link">
https://liveuamap.com/en/2023/08-may-zhytomyr-zhytomyrska-oblast-chernihivsg</text:a>
</text:p>
      <text:p text:style-name="P4">
Source: <text:a xlink:type="simple" xlink:href="https://t.me/air_alert_ua/44747" text:style-name="Internet_20_link" text:visited-style-name="Visited_20_Internet_20_Link">
https://t.me/air_alert_ua/44747</text:a>
</text:p>
      <!--NEWS-->
      <text:h text:style-name="P10" text:outline-level="1">
<text:span text:style-name="T4">
Kharkiv, Kharkivska Oblast(10:57). Red Alert: aerial threat. Sirens sounding. Take cover now!</text:span>
</text:h>
      <text:p text:style-name="P4">
Authors: liveuamap (Language: en)</text:p>
      <text:p text:style-name="P4">
Time: 2023-05-08T04:58:00</text:p>
      <text:p text:style-name="P4">
Location: Kharkiv (Latitude:49.97975 Longtitude:36.2526)</text:p>
      <text:p text:style-name="P4">
Videos: []</text:p>
      <text:p text:style-name="P4">
Images: []</text:p>
      <text:p text:style-name="P4">
Tags: ["Europe", "Central and Eastern Europe"]</text:p>
      <text:p text:style-name="P4">
ID: 22561314</text:p>
      <!--METADATA-->
      <text:p text:style-name="P4">
Kharkiv, Kharkivska Oblast(10:57). Red Alert: aerial threat. Sirens sounding.Take cover now!</text:p>
      <text:p text:style-name="P4">
News Collection Link: <text:a xlink:type="simple" xlink:href="https://liveuamap.com/en/2023/08-may-kharkiv-kharkivska-oblast1057-red-alerg" text:style-name="Internet_20_link" text:visited-style-name="Visited_20_Internet_20_Link">
https://liveuamap.com/en/2023/08-may-kharkiv-kharkivska-oblast1057-red-alerg</text:a>
</text:p>
      <text:p text:style-name="P4">
Source: <text:a xlink:type="simple" xlink:href="https://t.me/suspilnekharkiv/24622" text:style-name="Internet_20_link" text:visited-style-name="Visited_20_Internet_20_Link">
https://t.me/suspilnekharkiv/24622</text:a>
</text:p>
      <!--NEWS-->
      <text:h text:style-name="P10" text:outline-level="1">
<text:span text:style-name="T4">
Mykolaiv, Mykolayivska Oblast, Poltavska Oblast, Zaporizka Oblast, Odeska Oblast, Ternopil, T...</text:span>
</text:h>
      <text:p text:style-name="P4">
Authors: liveuamap (Language: en)</text:p>
      <text:p text:style-name="P4">
Time: 2023-05-08T04:59:00</text:p>
      <text:p text:style-name="P4">
Location: Mykolaiv (Latitude:46.94973 Longtitude:32.00557)</text:p>
      <text:p text:style-name="P4">
Videos: []</text:p>
      <text:p text:style-name="P4">
Images: []</text:p>
      <text:p text:style-name="P4">
Tags: ["Europe", "Central and Eastern Europe"]</text:p>
      <text:p text:style-name="P4">
ID: 22561316</text:p>
      <!--METADATA-->
      <text:p text:style-name="P4">
Mykolaiv, Mykolayivska Oblast, Poltavska Oblast, Zaporizka Oblast, OdeskaOblast, Ternopil, Ternopilska Oblast, Rivne, Rivnenska Oblast, Kyiv Oblast,Lviv, Lvivska Oblast, Kherson, Khersonska Oblast, Sumska Oblast, ChernivetskaOblast, Dnipro, Dnipropetrovska Oblast, Zakarpattia Oblast, Ivano-Frankivsk,Ivano-Frankivska Oblast, Vinnytska Oblast, Donetsk Oblast, KirovohradskaOblast(10:58). Red Alert: aerial threat. Sirens sounding. Take cover now!</text:p>
      <text:p text:style-name="P4">
News Collection Link: <text:a xlink:type="simple" xlink:href="https://liveuamap.com/en/2023/08-may-mykolaiv-mykolayivska-oblast-poltavskag" text:style-name="Internet_20_link" text:visited-style-name="Visited_20_Internet_20_Link">
https://liveuamap.com/en/2023/08-may-mykolaiv-mykolayivska-oblast-poltavskag</text:a>
</text:p>
      <text:p text:style-name="P4">
Source: <text:a xlink:type="simple" xlink:href="https://t.me/air_alert_ua/44765" text:style-name="Internet_20_link" text:visited-style-name="Visited_20_Internet_20_Link">
https://t.me/air_alert_ua/44765</text:a>
</text:p>
      <!--NEWS-->
      <text:h text:style-name="P10" text:outline-level="1">
<text:span text:style-name="T4">
Sumska Oblast(11:47). Red Alert: aerial threat. Sirens sounding. Take cover now!</text:span>
</text:h>
      <text:p text:style-name="P4">
Authors: liveuamap (Language: en)</text:p>
      <text:p text:style-name="P4">
Time: 2023-05-08T05:50:00</text:p>
      <text:p text:style-name="P4">
Location: Sumska Oblast (Latitude:50.99939 Longtitude:34.00051)</text:p>
      <text:p text:style-name="P4">
Videos: []</text:p>
      <text:p text:style-name="P4">
Images: []</text:p>
      <text:p text:style-name="P4">
Tags: ["Europe", "Central and Eastern Europe"]</text:p>
      <text:p text:style-name="P4">
ID: 22561318</text:p>
      <!--METADATA-->
      <text:p text:style-name="P4">
Sumska Oblast(11:47). Red Alert: aerial threat. Sirens sounding. Take covernow!</text:p>
      <text:p text:style-name="P4">
News Collection Link: <text:a xlink:type="simple" xlink:href="https://liveuamap.com/en/2023/08-may-sumska-oblast1147-red-alert-aerial-thrg" text:style-name="Internet_20_link" text:visited-style-name="Visited_20_Internet_20_Link">
https://liveuamap.com/en/2023/08-may-sumska-oblast1147-red-alert-aerial-thrg</text:a>
</text:p>
      <text:p text:style-name="P4">
Source: <text:a xlink:type="simple" xlink:href="https://t.me/air_alert_ua/44790" text:style-name="Internet_20_link" text:visited-style-name="Visited_20_Internet_20_Link">
https://t.me/air_alert_ua/44790</text:a>
</text:p>
      <!--NEWS-->
      <text:h text:style-name="P10" text:outline-level="1">
<text:span text:style-name="T4">
Donetsk Oblast(14:26). Red Alert: aerial threat. Sirens sounding. Take cover now!</text:span>
</text:h>
      <text:p text:style-name="P4">
Authors: liveuamap (Language: en)</text:p>
      <text:p text:style-name="P4">
Time: 2023-05-08T08:27:00</text:p>
      <text:p text:style-name="P4">
Location: Donetsk Oblast (Latitude:48.72747 Longtitude:37.57733)</text:p>
      <text:p text:style-name="P4">
Videos: []</text:p>
      <text:p text:style-name="P4">
Images: []</text:p>
      <text:p text:style-name="P4">
Tags: ["Europe", "Central and Eastern Europe"]</text:p>
      <text:p text:style-name="P4">
ID: 22561325</text:p>
      <!--METADATA-->
      <text:p text:style-name="P4">
Donetsk Oblast(14:26). Red Alert: aerial threat. Sirens sounding. Take covernow!</text:p>
      <text:p text:style-name="P4">
News Collection Link: <text:a xlink:type="simple" xlink:href="https://liveuamap.com/en/2023/08-may-donetsk-oblast1426-red-alert-aerial-thg" text:style-name="Internet_20_link" text:visited-style-name="Visited_20_Internet_20_Link">
https://liveuamap.com/en/2023/08-may-donetsk-oblast1426-red-alert-aerial-thg</text:a>
</text:p>
      <text:p text:style-name="P4">
Source: <text:a xlink:type="simple" xlink:href="https://t.me/air_alert_ua/44793" text:style-name="Internet_20_link" text:visited-style-name="Visited_20_Internet_20_Link">
https://t.me/air_alert_ua/44793</text:a>
</text:p>
      <!--NEWS-->
      <text:h text:style-name="P10" text:outline-level="1">
<text:span text:style-name="T4">
УПЛ: Климчук та Пономарьов - найкращі у 25-му турі</text:span>
</text:h>
      <text:p text:style-name="P4">
Authors: Ukrinform (Person)</text:p>
      <text:p text:style-name="P4">
Publisher: Укринформ (Organization)</text:p>
      <text:p text:style-name="P4">
Published Time: 2023-05-08T11:11:00+03:00</text:p>
      <text:p text:style-name="P4">
Modified Time: 2023-05-08T23:11:00+03:00</text:p>
      <text:p text:style-name="P4">
Description: Українська Прем'єр-ліга (УПЛ) оголосила імена найкращих гравця та тренера 25-го туру футбольного чемпіонату, які були визначені в опитуванні представників експертної ради. — Укрінформ.</text:p>
      <text:p text:style-name="P4">
Images: ["<text:a xlink:type="simple" xlink:href="https://static.ukrinform.com/photos/2023_05/thumb_files/630_360_1683576645-383.jpeg" text:style-name="Internet_20_link" text:visited-style-name="Visited_20_Internet_20_Link">
630_360_16835...</text:a>
"]</text:p>
      <text:p text:style-name="P4">
Tags: ['Футбол', "Прем'єр-ліга"]</text:p>
      <text:p text:style-name="P4">
Type: Article</text:p>
      <!--METADATA-->
      <text:p text:style-name="P4">
<draw:frame draw:style-name="fr1" draw:name="Image68" text:anchor-type="as-char" svg:width="6.9236in" svg:height="3.956343in" draw:z-index="0">
<draw:image xlink:href="../Images/yкринформ/2023-05-08T11-11-00-03-00/630_360_1683576645-383.jpeg" xlink:type="simple" xlink:show="embed" xlink:actuate="onLoad" draw:mime-type="image/jpeg"/>
</draw:frame>
Українська Прем'єр-ліга (УПЛ) оголосила імена найкращих гравця та тренера25-го туру футбольного чемпіонату, які були визначені в опитуванніпредставників експертної ради.</text:p>
      <text:p text:style-name="P4">
Обидві нагороди дісталися представникам львівського клубу «Рух», передаєУкрінформ.</text:p>
      <text:p text:style-name="P4">
Як інформує офіційний <text:a xlink:type="simple" xlink:href="https://upl.ua/ua/news/view/7243" text:style-name="Internet_20_link" text:visited-style-name="Visited_20_Internet_20_Link">
 </text:a>
 УПЛ, найкращимфутболістом минулого туру української першості було визнано нападника ЮріяКлимчука, а найкращим тренером туру став Віталій Пономарьов.</text:p>
      <text:p text:style-name="P4">
«Рух» під керівництвом Пономарьова у 25-му турі УПЛ обіграв «Інгулець» насвоєму полі. Дублем у цьому поєдинку відзначився Климчук. Зазначимо, що дляПономарьова ця перемога стала першою на чолі «рухівців».</text:p>
      <text:p text:style-name="P4">
Підопічні Пономарьова посідають 14-те місце у таблиці УПЛ. У команди 24 очкипісля 25 зіграних турів.</text:p>
      <text:p text:style-name="P4">
<text:span text:style-name="T4">
Читайте також:</text:span>
 <text:a xlink:type="simple" xlink:href="https://www.ukrinform.ua/rubric-sports/3705056-futbolnij-klub-zora-svatkue-100ricnij-uvilej.html" text:style-name="Internet_20_link" text:visited-style-name="Visited_20_Internet_20_Link">
 </text:a>
</text:p>
      <text:p text:style-name="P4">
До складу експертної ради цього разу увійшлиОлег Венглинський, СергійНагорняк, Йожеф Сабо, Олександр Сопко, Олег Федорчук, Анатолій Чанцев, ІгорШуховцев, Степан Юрчишин, Ігор Яворський.</text:p>
      <text:p text:style-name="P4">
Фото: ФК «Рух».</text:p>
      <text:p text:style-name="P4">
Source: <text:a xlink:type="simple" xlink:href="https://www.ukrinform.ua/rubric-sports/3706511-upl-klimcuk-ta-ponomarov-najkrasi-u-25mu-turi.html" text:style-name="Internet_20_link" text:visited-style-name="Visited_20_Internet_20_Link">
https://www.ukrinform.ua/rubric-sports/3706511-upl-klimcuk-ta-ponomarov-najkrasi-u-25mu-turi.html</text:a>
</text:p>
      <!--NEWS-->
      <text:h text:style-name="P10" text:outline-level="1">
<text:span text:style-name="T4">
Russian occupation forces evacuating documentation from Skadovsk and several villages of Kher...</text:span>
</text:h>
      <text:p text:style-name="P4">
Authors: liveuamap (Language: en)</text:p>
      <text:p text:style-name="P4">
Time: 2023-05-08T12:08:00</text:p>
      <text:p text:style-name="P4">
Location: Skadovs'k (Latitude:46.11466 Longtitude:32.91985)</text:p>
      <text:p text:style-name="P4">
Videos: []</text:p>
      <text:p text:style-name="P4">
Images: []</text:p>
      <text:p text:style-name="P4">
Tags: ["Russia", "Central and Eastern Europe"]</text:p>
      <text:p text:style-name="P4">
ID: 22561389</text:p>
      <!--METADATA-->
      <text:p text:style-name="P4">
Russian occupation forces evacuating documentation from Skadovsk and severalvillages of Kherson region</text:p>
      <text:p text:style-name="P4">
News Collection Link: <text:a xlink:type="simple" xlink:href="https://liveuamap.com/en/2023/8-may-russian-occupation-forces-evacuating-documentation" text:style-name="Internet_20_link" text:visited-style-name="Visited_20_Internet_20_Link">
https://liveuamap.com/en/2023/8-may-russian-occupation-forces-evacuating-documentation</text:a>
</text:p>
      <text:p text:style-name="P4">
Source: <text:a xlink:type="simple" xlink:href="https://t.me/lachentyt/29090" text:style-name="Internet_20_link" text:visited-style-name="Visited_20_Internet_20_Link">
https://t.me/lachentyt/29090</text:a>
</text:p>
      <!--NEWS-->
      <text:h text:style-name="P10" text:outline-level="1">
<text:span text:style-name="T4">
Donetsk Oblast(19:57). Red Alert: aerial threat. Sirens sounding. Take cover now!</text:span>
</text:h>
      <text:p text:style-name="P4">
Authors: liveuamap (Language: en)</text:p>
      <text:p text:style-name="P4">
Time: 2023-05-08T13:58:00</text:p>
      <text:p text:style-name="P4">
Location: Donetsk Oblast (Latitude:48.72785 Longtitude:37.57688)</text:p>
      <text:p text:style-name="P4">
Videos: []</text:p>
      <text:p text:style-name="P4">
Images: []</text:p>
      <text:p text:style-name="P4">
Tags: ["Europe", "Central and Eastern Europe"]</text:p>
      <text:p text:style-name="P4">
ID: 22561380</text:p>
      <!--METADATA-->
      <text:p text:style-name="P4">
Donetsk Oblast(19:57). Red Alert: aerial threat. Sirens sounding. Take covernow!</text:p>
      <text:p text:style-name="P4">
News Collection Link: <text:a xlink:type="simple" xlink:href="https://liveuamap.com/en/2023/08-may-donetsk-oblast1957-red-alert-aerial-thg" text:style-name="Internet_20_link" text:visited-style-name="Visited_20_Internet_20_Link">
https://liveuamap.com/en/2023/08-may-donetsk-oblast1957-red-alert-aerial-thg</text:a>
</text:p>
      <text:p text:style-name="P4">
Source: <text:a xlink:type="simple" xlink:href="https://t.me/air_alert_ua/44797" text:style-name="Internet_20_link" text:visited-style-name="Visited_20_Internet_20_Link">
https://t.me/air_alert_ua/44797</text:a>
</text:p>
      <!--NEWS-->
      <text:h text:style-name="P10" text:outline-level="1">
<text:span text:style-name="T4">
Розгляд апеляції Труханова призначили на 9 травня</text:span>
</text:h>
      <text:p text:style-name="P4">
Authors: Ukrinform (Person)</text:p>
      <text:p text:style-name="P4">
Publisher: Укринформ (Organization)</text:p>
      <text:p text:style-name="P4">
Published Time: 2023-05-08T14:39:00+03:00</text:p>
      <text:p text:style-name="P4">
Modified Time: 2023-05-08T14:39:00+03:00</text:p>
      <text:p text:style-name="P4">
Description: Вищий антикорупційний суд розгляне апеляцію міського голови Одеси Геннадія Труханова на обраний йому запобіжний захід 9 травня. — Укрінформ.</text:p>
      <text:p text:style-name="P4">
Images: ["<text:a xlink:type="simple" xlink:href="https://static.ukrinform.com/photos/2019_03/thumb_files/630_360_1552301828-509.jpg" text:style-name="Internet_20_link" text:visited-style-name="Visited_20_Internet_20_Link">
630_360_15523...</text:a>
"]</text:p>
      <text:p text:style-name="P4">
Tags: ['Одеса', 'Суд', 'Труханов', 'Апеляція']</text:p>
      <text:p text:style-name="P4">
Type: Article</text:p>
      <!--METADATA-->
      <text:p text:style-name="P4">
<draw:frame draw:style-name="fr1" draw:name="Image69" text:anchor-type="as-char" svg:width="6.9236in" svg:height="3.956343in" draw:z-index="0">
<draw:image xlink:href="../Images/yкринформ/2023-05-08T14-39-00-03-00/630_360_1552301828-509.jpg" xlink:type="simple" xlink:show="embed" xlink:actuate="onLoad" draw:mime-type="image/jpeg"/>
</draw:frame>
 Вищийантикорупційний суд розгляне апеляцію міського голови Одеси Геннадія Труханована обраний йому запобіжний захід 9 травня.</text:p>
      <text:p text:style-name="P4">
Про це <text:a xlink:type="simple" xlink:href="http://ap.vaks.gov.ua/announcements/521-17260-18-080523/" text:style-name="Internet_20_link" text:visited-style-name="Visited_20_Internet_20_Link">
 </text:a>
пресслужба ВАКС, передає Укрінформ.</text:p>
      <text:p text:style-name="P4">
«До Апеляційної палати Вищого антикорупційного суду надійшла апеляційна скаргасторони захисту на ухвалу ВАКС від 4 травня 2023 року про застосування доміського голови Одеси запобіжного заходу у виді тримання під вартою зальтернативою внесення 13,42 млн грн застави. Розгляд апеляційної скарги усправі №521/17260/18 призначено на 9 травня 2023 року 11:00», - йдеться вповідомленні.</text:p>
      <text:p text:style-name="P4">
<text:span text:style-name="T4">
Читайте також:</text:span>
 <text:a xlink:type="simple" xlink:href="https://www.ukrinform.ua/rubric-society/3701126-sprava-kraan-zastupniku-mera-odesi-priznacili-5-miljoniv-zastavi.html" text:style-name="Internet_20_link" text:visited-style-name="Visited_20_Internet_20_Link">
 </text:a>
</text:p>
      <text:p text:style-name="P4">
Як повідомлялося, за даними <text:a xlink:type="simple" xlink:href="https://www.ukrinform.ua/tag-nabu" text:style-name="Internet_20_link" text:visited-style-name="Visited_20_Internet_20_Link">
 </text:a>
 , у 2016році Одеський міський голова Труханов спільно з іншими посадовцями міськрадита представниками приватної компанії заволоділи коштами міського бюджету всумі 92 млн грн.</text:p>
      <text:p text:style-name="P4">
Детективи НАБУ та прокурори САП у грудні 2016 року ініціювали накладанняарешту на ці кошти, які були перераховані на рахунок ТОВ компанії «ДевелопментЕліт». 24 січня 2020 року Труханову повідомили про підозру.</text:p>
      <text:p text:style-name="P4">
Загалом у справі заводу «Краян» НАБУ та САП притягнули до відповідальності 12осіб.</text:p>
      <text:p text:style-name="P4">
У жовтні 2018 року до Малиновського районного суду міста Одеси було скерованообвинувальний акт стосовно восьми осіб — виконавців схеми, з-поміж них іГеннадій Труханов. Зрештою суд виправдав всіх фігурантів цієї справи.</text:p>
      <text:p text:style-name="P4">
У лютому 2021 року Апеляційна палата ВАКС скасувала виправдувальний вирокМалиновського суду Одеси.</text:p>
      <text:p text:style-name="P4">
25 квітня 2023 р. Вищий антикорупційний суд змінив запобіжний захід Одеськомуміському голові з особистого зобов'язання на заставу у 30 млн 866 тис. грн усправі "Краяна".</text:p>
      <text:p text:style-name="P4">
<text:span text:style-name="T4">
Читайте також:</text:span>
 <text:a xlink:type="simple" xlink:href="https://www.ukrinform.ua/rubric-regions/3706294-vijskovi-pocali-rozsliduvanna-sodo-napadu-na-odeskogo-aktivista.html" text:style-name="Internet_20_link" text:visited-style-name="Visited_20_Internet_20_Link">
 </text:a>
</text:p>
      <text:p text:style-name="P4">
4 травня ВАКС ухвалив заарештувати міського голову Одеси з можливістю внесеннязастави у понад 13 мільйонів гривень.</text:p>
      <text:p text:style-name="P4">
5 травня одеський депутат Дмитро Танцюра заявив, що вніс заставу в розмірі13,42 мільйона гривень за Труханова.</text:p>
      <text:p text:style-name="P4">
Source: <text:a xlink:type="simple" xlink:href="https://www.ukrinform.ua/rubric-regions/3706307-rozglad-apelacii-truhanova-priznacili-na-9-travna.html" text:style-name="Internet_20_link" text:visited-style-name="Visited_20_Internet_20_Link">
https://www.ukrinform.ua/rubric-regions/3706307-rozglad-apelacii-truhanova-priznacili-na-9-travna.html</text:a>
</text:p>
      <!--NEWS-->
      <text:h text:style-name="P10" text:outline-level="1">
<text:span text:style-name="T4">
СБУ затримала посадовця Держпродспоживслужби, який збирав «данину» з експортерів зерна</text:span>
</text:h>
      <text:p text:style-name="P4">
Authors: Ukrinform (Person)</text:p>
      <text:p text:style-name="P4">
Publisher: Укринформ (Organization)</text:p>
      <text:p text:style-name="P4">
Published Time: 2023-05-08T14:43:00+03:00</text:p>
      <text:p text:style-name="P4">
Modified Time: 2023-05-08T14:43:00+03:00</text:p>
      <text:p text:style-name="P4">
Description: Служба безпеки України ліквідувала корупційну схему в Головному управлінні Державної служби з питань безпечності харчових продуктів та захисту споживачів у Харківській області, організовану одним із посадовців держустанови. — Укрінформ.</text:p>
      <text:p text:style-name="P4">
Images: ["<text:a xlink:type="simple" xlink:href="https://static.ukrinform.com/photos/2023_05/thumb_files/630_360_1683546390-239.jpeg" text:style-name="Internet_20_link" text:visited-style-name="Visited_20_Internet_20_Link">
630_360_16835...</text:a>
", "<text:a xlink:type="simple" xlink:href="https://static.ukrinform.com/photos/2023_05/1683546389-232.jpeg" text:style-name="Internet_20_link" text:visited-style-name="Visited_20_Internet_20_Link">
1683546389-23...</text:a>
", "<text:a xlink:type="simple" xlink:href="https://static.ukrinform.com/photos/2023_05/1683546389-662.jpeg" text:style-name="Internet_20_link" text:visited-style-name="Visited_20_Internet_20_Link">
1683546389-66...</text:a>
", "<text:a xlink:type="simple" xlink:href="https://static.ukrinform.com/photos/2023_05/1683546576-212.jpg" text:style-name="Internet_20_link" text:visited-style-name="Visited_20_Internet_20_Link">
1683546576-21...</text:a>
"]</text:p>
      <text:p text:style-name="P4">
Tags: ['Експорт', 'Хабар', 'СБУ', 'Зерно', 'Держспоживслужба', 'Харківщина']</text:p>
      <text:p text:style-name="P4">
Type: Article</text:p>
      <!--METADATA-->
      <text:p text:style-name="P4">
<draw:frame draw:style-name="fr1" draw:name="Image70" text:anchor-type="as-char" svg:width="6.9236in" svg:height="3.956343in" draw:z-index="0">
<draw:image xlink:href="../Images/yкринформ/2023-05-08T14-43-00-03-00/630_360_1683546390-239.jpeg" xlink:type="simple" xlink:show="embed" xlink:actuate="onLoad" draw:mime-type="image/jpeg"/>
</draw:frame>
 Службабезпеки України ліквідувала корупційну схему в Головному управлінні Державноїслужби з питань безпечності харчових продуктів та захисту споживачів уХарківській області, організовану одним із посадовців держустанови.</text:p>
      <text:p text:style-name="P4">
Як передає Укрінформ, про це повідомила <text:a xlink:type="simple" xlink:href="https://ssu.gov.ua/novyny/sbu-zatrymala-odnoho-z-kerivnykiv-derzhprodspozhyvsluzhby-v-kharkivskii-oblasti-obklav-danynoiu-eksporteriv-zerna" text:style-name="Internet_20_link" text:visited-style-name="Visited_20_Internet_20_Link">
 </text:a>
 .</text:p>
      <text:p text:style-name="P4">
<draw:frame draw:style-name="fr1" draw:name="Image71" text:anchor-type="as-char" svg:width="6.666667in" svg:height="10.0in" draw:z-index="0">
<draw:image xlink:href="../Images/yкринформ/2023-05-08T14-43-00-03-00/1683546389-232.jpeg" xlink:type="simple" xlink:show="embed" xlink:actuate="onLoad" draw:mime-type="image/jpeg"/>
</draw:frame>
</text:p>
      <text:p text:style-name="P4">
Встановлено, що учасники оборудки систематично вимагали гроші з представниківукраїнських компаній, які експортують вітчизняну агропродукцію.</text:p>
      <text:p text:style-name="P4">
<draw:frame draw:style-name="fr1" draw:name="Image72" text:anchor-type="as-char" svg:width="6.666667in" svg:height="10.0in" draw:z-index="0">
<draw:image xlink:href="../Images/yкринформ/2023-05-08T14-43-00-03-00/1683546389-662.jpeg" xlink:type="simple" xlink:show="embed" xlink:actuate="onLoad" draw:mime-type="image/jpeg"/>
</draw:frame>
</text:p>
      <text:p text:style-name="P4">
За даними слідства, незаконну діяльність організував начальник одного звідділів. Для реалізації злочинного механізму він залучив свого підлеглого –інспектора.</text:p>
      <text:p text:style-name="P4">
<draw:frame draw:style-name="fr1" draw:name="Image73" text:anchor-type="as-char" svg:width="6.9236in" svg:height="5.186289in" draw:z-index="0">
<draw:image xlink:href="../Images/yкринформ/2023-05-08T14-43-00-03-00/1683546576-212.jpg" xlink:type="simple" xlink:show="embed" xlink:actuate="onLoad" draw:mime-type="image/jpeg"/>
</draw:frame>
</text:p>
      <text:p text:style-name="P4">
Посадовці обіцяли аграріям за хабарі забезпечити "безперешкодну" видачуфітосанітарного сертифіката відповідності сільськогосподарської продукції.</text:p>
      <text:p text:style-name="P4">
Сума "данини" становила $100 за одну вантажівку з товаром. У випадку несплатизловмисники погрожували максимально затягувати бюрократичні процедури зотримання дозвільних документів.</text:p>
      <text:p text:style-name="P4">
<text:span text:style-name="T4">
Читайте також:</text:span>
 <text:a xlink:type="simple" xlink:href="https://www.ukrinform.ua/rubric-regions/3705655-sbu-vikrila-lvivskogo-biznesmena-akij-postacav-do-rf-rollsrojsi-ta-majbahi.html" text:style-name="Internet_20_link" text:visited-style-name="Visited_20_Internet_20_Link">
 </text:a>
</text:p>
      <text:p text:style-name="P4">
Співробітники СБУ поетапно задокументували два епізоди отримання фігурантаминеправомірної вигоди за "сертифікацію" 20 фур з українським зерном.</text:p>
      <text:p text:style-name="P4">
Правоохоронці затримали організатора схеми під час одержання ним другоїчастини хабаря. Посадовцю оголошена підозра за ч. 3 ст. 368 (прийняттяпропозиції, обіцянки або одержання неправомірної вигоди службовою особою)Кримінального кодексу України.</text:p>
      <text:p text:style-name="P4">
Як додали в <text:a xlink:type="simple" xlink:href="https://www.gp.gov.ua/ua/posts/na-xarkivshhini-posadovcya-vikrito-na-oderzanni-xabara-za-vidacu-sertifikativ-dlya-eksportu-zerna" text:style-name="Internet_20_link" text:visited-style-name="Visited_20_Internet_20_Link">
 </text:a>
 ,підозрюваному обраний запобіжний захід. Від обійманої посади посадовецьвідсторонений.</text:p>
      <text:p text:style-name="P4">
<text:span text:style-name="T4">
Читайте також:</text:span>
 <text:a xlink:type="simple" xlink:href="https://www.ukrinform.ua/rubric-society/3703716-sbu-zapobigla-vivezennu-v-iran-dviguniv-do-vijskovotransportnih-litakiv.html" text:style-name="Internet_20_link" text:visited-style-name="Visited_20_Internet_20_Link">
 </text:a>
</text:p>
      <text:p text:style-name="P4">
Планується оголошення підозри спільнику. Розслідування триває.</text:p>
      <text:p text:style-name="P4">
Зловмисникам загрожує до десяти років ув'язнення.</text:p>
      <text:p text:style-name="P4">
Як повідомляв Укрінформ, у квітні правоохоронці викрили посадовця управлінняДержпродспоживслужби в Київській області. Зловмисник вимагав <text:a xlink:type="simple" xlink:href="https://www.ukrinform.ua/tag-habar" text:style-name="Internet_20_link" text:visited-style-name="Visited_20_Internet_20_Link">
</text:a>
 з імпортера цитрусових фруктів.</text:p>
      <text:p text:style-name="P4">
<text:span text:style-name="T5">
Фото: СБУ, Офіс генпрокурора</text:span>
</text:p>
      <text:p text:style-name="P4">
Source: <text:a xlink:type="simple" xlink:href="https://www.ukrinform.ua/rubric-economy/3706317-sbu-zatrimala-posadovca-derzprodspozivsluzbi-akij-zbirav-daninu-z-eksporteriv-zerna.html" text:style-name="Internet_20_link" text:visited-style-name="Visited_20_Internet_20_Link">
https://www.ukrinform.ua/rubric-economy/3706317-sbu-zatrimala-posadovca-derzprodspozivsluzbi-akij-zbirav-daninu-z-eksporteriv-zerna.html</text:a>
</text:p>
      <!--NEWS-->
      <text:h text:style-name="P10" text:outline-level="1">
<text:span text:style-name="T4">
Удар рф знищив склад Червоного Хреста з гуманітарною допомогою на Одещині</text:span>
</text:h>
      <text:p text:style-name="P4">
Authors: Ukrinform (Person)</text:p>
      <text:p text:style-name="P4">
Publisher: Укринформ (Organization)</text:p>
      <text:p text:style-name="P4">
Published Time: 2023-05-08T14:45:00+03:00</text:p>
      <text:p text:style-name="P4">
Modified Time: 2023-05-08T14:45:00+03:00</text:p>
      <text:p text:style-name="P4">
Description: На Одещині внаслідок ракетного удару 8 травня повністю зруйновано склад із гуманітарною допомогою від Товариства Червоного Хреста України. — Укрінформ.</text:p>
      <text:p text:style-name="P4">
Images: ["<text:a xlink:type="simple" xlink:href="https://static.ukrinform.com/photos/2023_05/thumb_files/630_360_1683546478-182.jpg" text:style-name="Internet_20_link" text:visited-style-name="Visited_20_Internet_20_Link">
630_360_16835...</text:a>
", "<text:a xlink:type="simple" xlink:href="https://static.ukrinform.com/photos/2023_05/1683546477-871.jpg" text:style-name="Internet_20_link" text:visited-style-name="Visited_20_Internet_20_Link">
1683546477-87...</text:a>
", "<text:a xlink:type="simple" xlink:href="https://static.ukrinform.com/photos/2023_05/1683546477-925.jpg" text:style-name="Internet_20_link" text:visited-style-name="Visited_20_Internet_20_Link">
1683546477-92...</text:a>
", "<text:a xlink:type="simple" xlink:href="https://static.ukrinform.com/photos/2023_05/1683546477-664.jpg" text:style-name="Internet_20_link" text:visited-style-name="Visited_20_Internet_20_Link">
1683546477-66...</text:a>
", "<text:a xlink:type="simple" xlink:href="https://static.ukrinform.com/photos/2023_05/1683546477-370.jpg" text:style-name="Internet_20_link" text:visited-style-name="Visited_20_Internet_20_Link">
1683546477-37...</text:a>
"]</text:p>
      <text:p text:style-name="P4">
Tags: ['Гуманітарна допомога', 'Одещина', 'Червоний Хрест', 'Війна з росією', 'Ракетний удар']</text:p>
      <text:p text:style-name="P4">
Type: Article</text:p>
      <!--METADATA-->
      <text:p text:style-name="P4">
<draw:frame draw:style-name="fr1" draw:name="Image74" text:anchor-type="as-char" svg:width="6.9236in" svg:height="3.956343in" draw:z-index="0">
<draw:image xlink:href="../Images/yкринформ/2023-05-08T14-45-00-03-00/630_360_1683546478-182.jpg" xlink:type="simple" xlink:show="embed" xlink:actuate="onLoad" draw:mime-type="image/jpeg"/>
</draw:frame>
 На Одещинівнаслідок ракетного удару 8 травня повністю зруйновано склад із гуманітарноюдопомогою від Товариства Червоного Хреста України.</text:p>
      <text:p text:style-name="P4">
Про це повідомляє пресслужба <text:a xlink:type="simple" xlink:href="https://od.redcross.org.ua/posts/2023-05-08-%D0%B7%D0%BD%D0%B8%D1%89%D0%B5%D0%BD%D0%BE-%D1%81%D0%BA%D0%BB%D0%B0%D0%B4%D1%81%D1%8C%D0%BA%D0%B5-%D0%BF%D1%80%D0%B8%D0%BC%D1%96%D1%89%D0%B5%D0%BD%D0%BD%D1%8F-%D0%BE%D0%B4%D0%B5%D1%81%D1%8C%D0%BA%D0%BE%D0%B3%D0%BE-%D1%87%D0%B5%D1%80%D0%B2%D0%BE%D0%BD%D0%BE%D0%B3%D0%BE-%D1%85%D1%80%D0%B5%D1%81%D1%82%D0%B0/" text:style-name="Internet_20_link" text:visited-style-name="Visited_20_Internet_20_Link">
</text:a>
, передає Укрінформ.</text:p>
      <text:p text:style-name="P4">
<draw:frame draw:style-name="fr1" draw:name="Image75" text:anchor-type="as-char" svg:width="6.9236in" svg:height="6.9236in" draw:z-index="0">
<draw:image xlink:href="../Images/yкринформ/2023-05-08T14-45-00-03-00/1683546477-871.jpg" xlink:type="simple" xlink:show="embed" xlink:actuate="onLoad" draw:mime-type="image/jpeg"/>
</draw:frame>
</text:p>
      <text:p text:style-name="P4">
"Внаслідок ракетного удару по Одещині 08.05.2023 повністю зруйнованоорендоване складське приміщення Одеської обласної організації ТоваристваЧервоного Хреста України площею 1000 кв.м", – йдеться у повідомленні.</text:p>
      <text:p text:style-name="P4">
<draw:frame draw:style-name="fr1" draw:name="Image76" text:anchor-type="as-char" svg:width="6.9236in" svg:height="6.9236in" draw:z-index="0">
<draw:image xlink:href="../Images/yкринформ/2023-05-08T14-45-00-03-00/1683546477-925.jpg" xlink:type="simple" xlink:show="embed" xlink:actuate="onLoad" draw:mime-type="image/jpeg"/>
</draw:frame>
</text:p>
      <text:p text:style-name="P4">
Зазначається, що пожежа повністю знищила гуманітарну допомогу для Одеськоїобласті, яка була на складі.</text:p>
      <text:p text:style-name="P4">
<draw:frame draw:style-name="fr1" draw:name="Image77" text:anchor-type="as-char" svg:width="6.9236in" svg:height="6.9236in" draw:z-index="0">
<draw:image xlink:href="../Images/yкринформ/2023-05-08T14-45-00-03-00/1683546477-664.jpg" xlink:type="simple" xlink:show="embed" xlink:actuate="onLoad" draw:mime-type="image/jpeg"/>
</draw:frame>
</text:p>
      <text:p text:style-name="P4">
На момент ракетного удару представників <text:a xlink:type="simple" xlink:href="https://www.ukrinform.ua/tag-cervonij-hrest" text:style-name="Internet_20_link" text:visited-style-name="Visited_20_Internet_20_Link">
 </text:a>
 на місці не було.</text:p>
      <text:p text:style-name="P4">
<draw:frame draw:style-name="fr1" draw:name="Image78" text:anchor-type="as-char" svg:width="6.9236in" svg:height="6.9236in" draw:z-index="0">
<draw:image xlink:href="../Images/yкринформ/2023-05-08T14-45-00-03-00/1683546477-370.jpg" xlink:type="simple" xlink:show="embed" xlink:actuate="onLoad" draw:mime-type="image/jpeg"/>
</draw:frame>
</text:p>
      <text:p text:style-name="P4">
"Надання гуманітарної допомоги та діяльність деяких проєктів Одеської обласноїорганізації Червоного Хреста України призупинено", – йдеться також уповідомленні.</text:p>
      <text:p text:style-name="P4">
<text:span text:style-name="T4">
Читайте також:</text:span>
 <text:a xlink:type="simple" xlink:href="https://www.ukrinform.ua/rubric-ato/3706306-raketnij-udar-po-odesini-povnistu-znisena-baza-vidpocinku-se-pat-poskodzeni.html" text:style-name="Internet_20_link" text:visited-style-name="Visited_20_Internet_20_Link">
 <text:span text:style-name="T4">
Ракетний</text:span>
 </text:a>
</text:p>
      <text:p text:style-name="P4">
Міністерство закордонних справ України засудило атаку на склад гуманітарноїдопомоги Червоного Хреста України в Одесі, яку росія здійснила у Всесвітнійдень Червоного Хреста.</text:p>
      <text:p text:style-name="P4">
«Сьогодні, у Всесвітній день Червоного Хреста 2023 року, росія атакувала складгуманітарної допомоги Червоного Хреста України в Одесі. Це ще одне грубепорушення міжнародного права. москва повинна припинити нападати на цивільнуінфраструктуру та блокувати допомогу людям, які її потребують», - зазначивречник МЗС України Олег Ніколенко у <text:a xlink:type="simple" xlink:href="https://twitter.com/OlegNikolenko_/status/1655574085781340162" text:style-name="Internet_20_link" text:visited-style-name="Visited_20_Internet_20_Link">
</text:a>
 .</text:p>
      <text:p text:style-name="P4">
Як повідомлялося, війська рф завдали по Одещині ракетного удару з літаківстратегічної авіації. Повідомлялося, що російські ракети типу Х-22 влучили усклад одного з продовольчих підприємств та рекреаційну зону на Чорноморськомуузбережжі, <text:a xlink:type="simple" xlink:href="https://www.ukrinform.ua/rubric-regions/3706206-raketnij-udar-po-odesini-pid-zavalami-znajsli-tilo-ohoronca-skladu.html" text:style-name="Internet_20_link" text:visited-style-name="Visited_20_Internet_20_Link">
 </text:a>
 .</text:p>
      <text:p text:style-name="P4">
<text:span text:style-name="T5">
Фото: od.redcross.org.ua</text:span>
</text:p>
      <text:p text:style-name="P4">
Source: <text:a xlink:type="simple" xlink:href="https://www.ukrinform.ua/rubric-ato/3706316-udar-rf-znisiv-sklad-cervonogo-hresta-z-gumanitarnou-dopomogou-na-odesini.html" text:style-name="Internet_20_link" text:visited-style-name="Visited_20_Internet_20_Link">
https://www.ukrinform.ua/rubric-ato/3706316-udar-rf-znisiv-sklad-cervonogo-hresta-z-gumanitarnou-dopomogou-na-odesini.html</text:a>
</text:p>
      <!--NEWS-->
      <text:h text:style-name="P10" text:outline-level="1">
<text:span text:style-name="T4">
Kharkiv, Kharkivska Oblast(20:44). Red Alert: aerial threat. Sirens sounding. Take cover now!</text:span>
</text:h>
      <text:p text:style-name="P4">
Authors: liveuamap (Language: en)</text:p>
      <text:p text:style-name="P4">
Time: 2023-05-08T14:45:00</text:p>
      <text:p text:style-name="P4">
Location: Kharkiv (Latitude:49.98115 Longtitude:36.25341)</text:p>
      <text:p text:style-name="P4">
Videos: []</text:p>
      <text:p text:style-name="P4">
Images: []</text:p>
      <text:p text:style-name="P4">
Tags: ["Europe", "Central and Eastern Europe"]</text:p>
      <text:p text:style-name="P4">
ID: 22561381</text:p>
      <!--METADATA-->
      <text:p text:style-name="P4">
Kharkiv, Kharkivska Oblast(20:44). Red Alert: aerial threat. Sirens sounding.Take cover now!</text:p>
      <text:p text:style-name="P4">
News Collection Link: <text:a xlink:type="simple" xlink:href="https://liveuamap.com/en/2023/08-may-kharkiv-kharkivska-oblast2044-red-alerg" text:style-name="Internet_20_link" text:visited-style-name="Visited_20_Internet_20_Link">
https://liveuamap.com/en/2023/08-may-kharkiv-kharkivska-oblast2044-red-alerg</text:a>
</text:p>
      <text:p text:style-name="P4">
Source: <text:a xlink:type="simple" xlink:href="https://t.me/suspilnekharkiv/24635" text:style-name="Internet_20_link" text:visited-style-name="Visited_20_Internet_20_Link">
https://t.me/suspilnekharkiv/24635</text:a>
</text:p>
      <!--NEWS-->
      <text:h text:style-name="P10" text:outline-level="1">
<text:span text:style-name="T4">
День пам’яті та примирення: у Києві поклали квіти до могили невідомого солдата</text:span>
</text:h>
      <text:p text:style-name="P4">
Authors: Ukrinform (Person)</text:p>
      <text:p text:style-name="P4">
Publisher: Укринформ (Organization)</text:p>
      <text:p text:style-name="P4">
Published Time: 2023-05-08T14:48:00+03:00</text:p>
      <text:p text:style-name="P4">
Modified Time: 2023-05-08T14:48:00+03:00</text:p>
      <text:p text:style-name="P4">
Description: У Києві у парку Вічної Слави відбулася урочиста церемонія покладання квітів до могили невідомого солдата з нагоди відзначення Дня пам’яті та примирення. — Укрінформ.</text:p>
      <text:p text:style-name="P4">
Images: ["<text:a xlink:type="simple" xlink:href="https://static.ukrinform.com/photos/2023_05/thumb_files/630_360_1683546252-5973.jpeg" text:style-name="Internet_20_link" text:visited-style-name="Visited_20_Internet_20_Link">
630_360_16835...</text:a>
", "<text:a xlink:type="simple" xlink:href="https://static.ukrinform.com/photos/2023_05/thumb_files/630_360_1683546251-1490.jpeg" text:style-name="Internet_20_link" text:visited-style-name="Visited_20_Internet_20_Link">
630_360_16835...</text:a>
", "<text:a xlink:type="simple" xlink:href="https://static.ukrinform.com/photos/2023_05/thumb_files/630_360_1683546251-2859.jpeg" text:style-name="Internet_20_link" text:visited-style-name="Visited_20_Internet_20_Link">
630_360_16835...</text:a>
", "<text:a xlink:type="simple" xlink:href="https://static.ukrinform.com/photos/2023_05/thumb_files/630_360_1683546252-7924.jpeg" text:style-name="Internet_20_link" text:visited-style-name="Visited_20_Internet_20_Link">
630_360_16835...</text:a>
", "<text:a xlink:type="simple" xlink:href="https://static.ukrinform.com/photos/2023_05/thumb_files/630_360_1683546252-5892.jpeg" text:style-name="Internet_20_link" text:visited-style-name="Visited_20_Internet_20_Link">
630_360_16835...</text:a>
", "<text:a xlink:type="simple" xlink:href="https://static.ukrinform.com/photos/2023_05/thumb_files/630_360_1683546252-3471.jpeg" text:style-name="Internet_20_link" text:visited-style-name="Visited_20_Internet_20_Link">
630_360_16835...</text:a>
", "<text:a xlink:type="simple" xlink:href="https://static.ukrinform.com/photos/2023_05/thumb_files/630_360_1683546252-5761.jpeg" text:style-name="Internet_20_link" text:visited-style-name="Visited_20_Internet_20_Link">
630_360_16835...</text:a>
", "<text:a xlink:type="simple" xlink:href="https://static.ukrinform.com/photos/2023_05/thumb_files/630_360_1683546253-3437.jpeg" text:style-name="Internet_20_link" text:visited-style-name="Visited_20_Internet_20_Link">
630_360_16835...</text:a>
", "<text:a xlink:type="simple" xlink:href="https://static.ukrinform.com/photos/2023_05/thumb_files/630_360_1683546254-7859.jpeg" text:style-name="Internet_20_link" text:visited-style-name="Visited_20_Internet_20_Link">
630_360_16835...</text:a>
", "<text:a xlink:type="simple" xlink:href="https://static.ukrinform.com/photos/2023_05/thumb_files/630_360_1683546254-6135.jpeg" text:style-name="Internet_20_link" text:visited-style-name="Visited_20_Internet_20_Link">
630_360_16835...</text:a>
", "<text:a xlink:type="simple" xlink:href="https://static.ukrinform.com/photos/2023_05/thumb_files/630_360_1683546254-7445.jpeg" text:style-name="Internet_20_link" text:visited-style-name="Visited_20_Internet_20_Link">
630_360_16835...</text:a>
"]</text:p>
      <text:p text:style-name="P4">
Tags: ['Друга світова', "Пам'ятник", 'День пам’яті та примирення', 'Київ']</text:p>
      <text:p text:style-name="P4">
Type: Article</text:p>
      <!--METADATA-->
      <text:p text:style-name="P4">
<draw:frame draw:style-name="fr1" draw:name="Image79" text:anchor-type="as-char" svg:width="6.9236in" svg:height="3.956343in" draw:z-index="0">
<draw:image xlink:href="../Images/yкринформ/2023-05-08T14-48-00-03-00/630_360_1683546252-5973.jpeg" xlink:type="simple" xlink:show="embed" xlink:actuate="onLoad" draw:mime-type="image/jpeg"/>
</draw:frame>
 У Києвіу парку Вічної Слави відбулася урочиста церемонія покладання квітів до могилиневідомого солдата з нагоди відзначення Дня пам’яті та примирення.</text:p>
      <text:p text:style-name="P4">
Як передає Укрінформ, про це повідомляє <text:a xlink:type="simple" xlink:href="https://kyivcity.gov.ua/news/u_kiyevi_vidbulisya_urochistosti_z_nagodi_vidznachennya_dnya_pamyati_ta_primirennya_foto/" text:style-name="Internet_20_link" text:visited-style-name="Visited_20_Internet_20_Link">
</text:a>
.</text:p>
      <text:p text:style-name="P4">
Участь у церемонії взяли перший заступник голови КМДА Микола Поворозник,заступниця голови КМДА Марина Хонда, заступник голови КМДА ВалентинМондриївський, голова Печерської районної в місті Києві державноїадміністрації Наталія Кондрашова, директор Департаменту соціальної політикиКМДА Руслан Світлий, ветерани Другої світової війни, діти війни та військовіЗбройних сил України.</text:p>
      <text:p text:style-name="P4">
<draw:frame draw:style-name="fr1" draw:name="Image80" text:anchor-type="as-char" svg:width="6.9236in" svg:height="3.956343in" draw:z-index="0">
<draw:image xlink:href="../Images/yкринформ/2023-05-08T14-48-00-03-00/630_360_1683546251-1490.jpeg" xlink:type="simple" xlink:show="embed" xlink:actuate="onLoad" draw:mime-type="image/jpeg"/>
</draw:frame>
 У Києвівідбулися урочистості з нагоди відзначення Дня пам’яті та примирення / Фото:kyivcity.gov.ua  <text:a xlink:type="simple" xlink:href="https://static.ukrinform.com/photos/2023_05/1683546251-1490.jpeg" text:style-name="Internet_20_link" text:visited-style-name="Visited_20_Internet_20_Link">
<draw:frame draw:style-name="fr1" draw:name="Image81" text:anchor-type="as-char" svg:width="6.9236in" svg:height="3.956343in" draw:z-index="0">
<draw:image xlink:href="../Images/yкринформ/2023-05-08T14-48-00-03-00/630_360_1683546251-1490.jpeg" xlink:type="simple" xlink:show="embed" xlink:actuate="onLoad" draw:mime-type="image/jpeg"/>
</draw:frame>
</text:a>
 <text:a xlink:type="simple" xlink:href="https://static.ukrinform.com/photos/2023_05/1683546251-2859.jpeg" text:style-name="Internet_20_link" text:visited-style-name="Visited_20_Internet_20_Link">
<draw:frame draw:style-name="fr1" draw:name="Image82" text:anchor-type="as-char" svg:width="6.9236in" svg:height="3.956343in" draw:z-index="0">
<draw:image xlink:href="../Images/yкринформ/2023-05-08T14-48-00-03-00/630_360_1683546251-2859.jpeg" xlink:type="simple" xlink:show="embed" xlink:actuate="onLoad" draw:mime-type="image/jpeg"/>
</draw:frame>
</text:a>
 <text:a xlink:type="simple" xlink:href="https://static.ukrinform.com/photos/2023_05/1683546252-7924.jpeg" text:style-name="Internet_20_link" text:visited-style-name="Visited_20_Internet_20_Link">
<draw:frame draw:style-name="fr1" draw:name="Image83" text:anchor-type="as-char" svg:width="6.9236in" svg:height="3.956343in" draw:z-index="0">
<draw:image xlink:href="../Images/yкринформ/2023-05-08T14-48-00-03-00/630_360_1683546252-7924.jpeg" xlink:type="simple" xlink:show="embed" xlink:actuate="onLoad" draw:mime-type="image/jpeg"/>
</draw:frame>
</text:a>
 <text:a xlink:type="simple" xlink:href="https://static.ukrinform.com/photos/2023_05/1683546252-5892.jpeg" text:style-name="Internet_20_link" text:visited-style-name="Visited_20_Internet_20_Link">
<draw:frame draw:style-name="fr1" draw:name="Image84" text:anchor-type="as-char" svg:width="6.9236in" svg:height="3.956343in" draw:z-index="0">
<draw:image xlink:href="../Images/yкринформ/2023-05-08T14-48-00-03-00/630_360_1683546252-5892.jpeg" xlink:type="simple" xlink:show="embed" xlink:actuate="onLoad" draw:mime-type="image/jpeg"/>
</draw:frame>
</text:a>
 <text:a xlink:type="simple" xlink:href="https://static.ukrinform.com/photos/2023_05/1683546252-5973.jpeg" text:style-name="Internet_20_link" text:visited-style-name="Visited_20_Internet_20_Link">
<draw:frame draw:style-name="fr1" draw:name="Image85" text:anchor-type="as-char" svg:width="6.9236in" svg:height="3.956343in" draw:z-index="0">
<draw:image xlink:href="../Images/yкринформ/2023-05-08T14-48-00-03-00/630_360_1683546252-5973.jpeg" xlink:type="simple" xlink:show="embed" xlink:actuate="onLoad" draw:mime-type="image/jpeg"/>
</draw:frame>
</text:a>
 <text:a xlink:type="simple" xlink:href="https://static.ukrinform.com/photos/2023_05/1683546252-3471.jpeg" text:style-name="Internet_20_link" text:visited-style-name="Visited_20_Internet_20_Link">
<draw:frame draw:style-name="fr1" draw:name="Image86" text:anchor-type="as-char" svg:width="6.9236in" svg:height="3.956343in" draw:z-index="0">
<draw:image xlink:href="../Images/yкринформ/2023-05-08T14-48-00-03-00/630_360_1683546252-3471.jpeg" xlink:type="simple" xlink:show="embed" xlink:actuate="onLoad" draw:mime-type="image/jpeg"/>
</draw:frame>
</text:a>
 <text:a xlink:type="simple" xlink:href="https://static.ukrinform.com/photos/2023_05/1683546252-5761.jpeg" text:style-name="Internet_20_link" text:visited-style-name="Visited_20_Internet_20_Link">
<draw:frame draw:style-name="fr1" draw:name="Image87" text:anchor-type="as-char" svg:width="6.9236in" svg:height="3.956343in" draw:z-index="0">
<draw:image xlink:href="../Images/yкринформ/2023-05-08T14-48-00-03-00/630_360_1683546252-5761.jpeg" xlink:type="simple" xlink:show="embed" xlink:actuate="onLoad" draw:mime-type="image/jpeg"/>
</draw:frame>
</text:a>
 <text:a xlink:type="simple" xlink:href="https://static.ukrinform.com/photos/2023_05/1683546253-3437.jpeg" text:style-name="Internet_20_link" text:visited-style-name="Visited_20_Internet_20_Link">
<draw:frame draw:style-name="fr1" draw:name="Image88" text:anchor-type="as-char" svg:width="6.9236in" svg:height="3.956343in" draw:z-index="0">
<draw:image xlink:href="../Images/yкринформ/2023-05-08T14-48-00-03-00/630_360_1683546253-3437.jpeg" xlink:type="simple" xlink:show="embed" xlink:actuate="onLoad" draw:mime-type="image/jpeg"/>
</draw:frame>
</text:a>
 <text:a xlink:type="simple" xlink:href="https://static.ukrinform.com/photos/2023_05/1683546254-7859.jpeg" text:style-name="Internet_20_link" text:visited-style-name="Visited_20_Internet_20_Link">
<draw:frame draw:style-name="fr1" draw:name="Image89" text:anchor-type="as-char" svg:width="6.9236in" svg:height="3.956343in" draw:z-index="0">
<draw:image xlink:href="../Images/yкринформ/2023-05-08T14-48-00-03-00/630_360_1683546254-7859.jpeg" xlink:type="simple" xlink:show="embed" xlink:actuate="onLoad" draw:mime-type="image/jpeg"/>
</draw:frame>
</text:a>
 <text:a xlink:type="simple" xlink:href="https://static.ukrinform.com/photos/2023_05/1683546254-6135.jpeg" text:style-name="Internet_20_link" text:visited-style-name="Visited_20_Internet_20_Link">
<draw:frame draw:style-name="fr1" draw:name="Image90" text:anchor-type="as-char" svg:width="6.9236in" svg:height="3.956343in" draw:z-index="0">
<draw:image xlink:href="../Images/yкринформ/2023-05-08T14-48-00-03-00/630_360_1683546254-6135.jpeg" xlink:type="simple" xlink:show="embed" xlink:actuate="onLoad" draw:mime-type="image/jpeg"/>
</draw:frame>
</text:a>
 <text:a xlink:type="simple" xlink:href="https://static.ukrinform.com/photos/2023_05/1683546254-7445.jpeg" text:style-name="Internet_20_link" text:visited-style-name="Visited_20_Internet_20_Link">
<draw:frame draw:style-name="fr1" draw:name="Image91" text:anchor-type="as-char" svg:width="6.9236in" svg:height="3.956343in" draw:z-index="0">
<draw:image xlink:href="../Images/yкринформ/2023-05-08T14-48-00-03-00/630_360_1683546254-7445.jpeg" xlink:type="simple" xlink:show="embed" xlink:actuate="onLoad" draw:mime-type="image/jpeg"/>
</draw:frame>
</text:a>
</text:p>
      <text:p text:style-name="P4">
“Сьогодні Україна разом із цивілізованим світом вшановує <text:a xlink:type="simple" xlink:href="https://www.ukrinform.ua/tag-pamat" text:style-name="Internet_20_link" text:visited-style-name="Visited_20_Internet_20_Link">
</text:a>
 усіх, хто в Другій світовій війніборовся з нацизмом та успішно його переміг. Мільйони вбитих та закатованих,тисячі вщент зруйнованих населених пунктів, загублені життя та скалічені долі.Ми відзначаємо цей день вже вдруге в умовах повномасштабної російськоїагресії”, - зазначила Хонда.</text:p>
      <text:p text:style-name="P4">
Вона підкреслила, що “історія нашої держави – це постійна боротьба занезалежність та свободу. Наші військові знову героїчно обороняють нашу землюпроти агресора зі зброєю в руках. Попри постійні обстріли, терор та шантаж –ми стоїмо непохитно, гідно даємо відсіч ворогу й обов’язково переможемо”.</text:p>
      <text:p text:style-name="P4">
<text:span text:style-name="T4">
Читайте також:</text:span>
 <text:a xlink:type="simple" xlink:href="https://www.ukrinform.ua/rubric-society/3706152-smigal-u-den-pamati-ta-primirenna-ukraina-ta-svit-znaut-cinu-miru.html" text:style-name="Internet_20_link" text:visited-style-name="Visited_20_Internet_20_Link">
 <text:span text:style-name="T4">
Шмигаль</text:span>
 </text:a>
</text:p>
      <text:p text:style-name="P4">
Присутні вшанували пам’ять загиблих хвилиною мовчання.</text:p>
      <text:p text:style-name="P4">
Як повідомляв <text:a xlink:type="simple" xlink:href="https://www.ukrinform.ua/rubric-society/3706168-sogodni-vidznacaetsa-den-pamati-ta-primirenna.html" text:style-name="Internet_20_link" text:visited-style-name="Visited_20_Internet_20_Link">
 </text:a>
 , 8 травня в Україні, так само яку світі, відзначається День пам’яті та примирення, присвячений пам’яті жертвДругої світової війни.</text:p>
      <text:p text:style-name="P4">
Source: <text:a xlink:type="simple" xlink:href="https://www.ukrinform.ua/rubric-kyiv/3706313-den-pamati-ta-primirenna-u-kievi-poklali-kviti-do-mogili-nevidomogo-soldata.html" text:style-name="Internet_20_link" text:visited-style-name="Visited_20_Internet_20_Link">
https://www.ukrinform.ua/rubric-kyiv/3706313-den-pamati-ta-primirenna-u-kievi-poklali-kviti-do-mogili-nevidomogo-soldata.html</text:a>
</text:p>
      <!--NEWS-->
      <text:h text:style-name="P10" text:outline-level="1">
<text:span text:style-name="T4">
Zaporizka Oblast(20:47). Red Alert: aerial threat. Sirens sounding. Take cover now!</text:span>
</text:h>
      <text:p text:style-name="P4">
Authors: liveuamap (Language: en)</text:p>
      <text:p text:style-name="P4">
Time: 2023-05-08T14:48:00</text:p>
      <text:p text:style-name="P4">
Location: Zaporizka Oblast (Latitude:47.612501 Longtitude:35.764751)</text:p>
      <text:p text:style-name="P4">
Videos: []</text:p>
      <text:p text:style-name="P4">
Images: []</text:p>
      <text:p text:style-name="P4">
Tags: ["Europe", "Central and Eastern Europe"]</text:p>
      <text:p text:style-name="P4">
ID: 22561383</text:p>
      <!--METADATA-->
      <text:p text:style-name="P4">
Zaporizka Oblast(20:47). Red Alert: aerial threat. Sirens sounding. Take covernow!</text:p>
      <text:p text:style-name="P4">
News Collection Link: <text:a xlink:type="simple" xlink:href="https://liveuamap.com/en/2023/08-may-zaporizka-oblast2047-red-alert-aerial-g" text:style-name="Internet_20_link" text:visited-style-name="Visited_20_Internet_20_Link">
https://liveuamap.com/en/2023/08-may-zaporizka-oblast2047-red-alert-aerial-g</text:a>
</text:p>
      <text:p text:style-name="P4">
Source: <text:a xlink:type="simple" xlink:href="https://t.me/air_alert_ua/44800" text:style-name="Internet_20_link" text:visited-style-name="Visited_20_Internet_20_Link">
https://t.me/air_alert_ua/44800</text:a>
</text:p>
      <!--NEWS-->
      <text:h text:style-name="P10" text:outline-level="1">
<text:span text:style-name="T4">
Explosions in Kharkiv amid new Russian missile attack</text:span>
</text:h>
      <text:p text:style-name="P4">
Authors: liveuamap (Language: en)</text:p>
      <text:p text:style-name="P4">
Time: 2023-05-08T14:48:21</text:p>
      <text:p text:style-name="P4">
Location: Kharkiv (Latitude:50.02715 Longtitude:36.15807)</text:p>
      <text:p text:style-name="P4">
Videos: []</text:p>
      <text:p text:style-name="P4">
Images: []</text:p>
      <text:p text:style-name="P4">
Tags: []</text:p>
      <text:p text:style-name="P4">
ID: 22561382</text:p>
      <!--METADATA-->
      <text:p text:style-name="P4">
Explosions in Kharkiv amid new Russian missile attack</text:p>
      <text:p text:style-name="P4">
News Collection Link: <text:a xlink:type="simple" xlink:href="https://liveuamap.com/en/2023/8-may-explosions-in-kharkiv-amid-new-russian-missile-attack" text:style-name="Internet_20_link" text:visited-style-name="Visited_20_Internet_20_Link">
https://liveuamap.com/en/2023/8-may-explosions-in-kharkiv-amid-new-russian-missile-attack</text:a>
</text:p>
      <text:p text:style-name="P4">
Source: <text:a xlink:type="simple" xlink:href="https://t.me/suspilnekharkiv/24637" text:style-name="Internet_20_link" text:visited-style-name="Visited_20_Internet_20_Link">
https://t.me/suspilnekharkiv/24637</text:a>
</text:p>
      <!--NEWS-->
      <text:h text:style-name="P10" text:outline-level="1">
<text:span text:style-name="T4">
Dnipro, Dnipropetrovska Oblast(20:48). Red Alert: aerial threat. Sirens sounding. Take cover ...</text:span>
</text:h>
      <text:p text:style-name="P4">
Authors: liveuamap (Language: en)</text:p>
      <text:p text:style-name="P4">
Time: 2023-05-08T14:50:00</text:p>
      <text:p text:style-name="P4">
Location: Dnipro (Latitude:48.45930000 Longtitude:35.03865000)</text:p>
      <text:p text:style-name="P4">
Videos: []</text:p>
      <text:p text:style-name="P4">
Images: []</text:p>
      <text:p text:style-name="P4">
Tags: ["Europe", "Central and Eastern Europe"]</text:p>
      <text:p text:style-name="P4">
ID: 22561384</text:p>
      <!--METADATA-->
      <text:p text:style-name="P4">
Dnipro, Dnipropetrovska Oblast(20:48). Red Alert: aerial threat. Sirenssounding. Take cover now!</text:p>
      <text:p text:style-name="P4">
News Collection Link: <text:a xlink:type="simple" xlink:href="https://liveuamap.com/en/2023/08-may-dnipro-dnipropetrovska-oblast2048-red-g" text:style-name="Internet_20_link" text:visited-style-name="Visited_20_Internet_20_Link">
https://liveuamap.com/en/2023/08-may-dnipro-dnipropetrovska-oblast2048-red-g</text:a>
</text:p>
      <text:p text:style-name="P4">
Source: <text:a xlink:type="simple" xlink:href="https://t.me/air_alert_ua/44801" text:style-name="Internet_20_link" text:visited-style-name="Visited_20_Internet_20_Link">
https://t.me/air_alert_ua/44801</text:a>
</text:p>
      <!--NEWS-->
      <text:h text:style-name="P10" text:outline-level="1">
<text:span text:style-name="T4">
Poltavska Oblast(20:51). Red Alert: aerial threat. Sirens sounding. Take cover now!</text:span>
</text:h>
      <text:p text:style-name="P4">
Authors: liveuamap (Language: en)</text:p>
      <text:p text:style-name="P4">
Time: 2023-05-08T14:52:00</text:p>
      <text:p text:style-name="P4">
Location: Poltavska Oblast (Latitude:49.47705000 Longtitude:33.81866000)</text:p>
      <text:p text:style-name="P4">
Videos: []</text:p>
      <text:p text:style-name="P4">
Images: []</text:p>
      <text:p text:style-name="P4">
Tags: ["Europe", "Central and Eastern Europe"]</text:p>
      <text:p text:style-name="P4">
ID: 22561385</text:p>
      <!--METADATA-->
      <text:p text:style-name="P4">
Poltavska Oblast(20:51). Red Alert: aerial threat. Sirens sounding. Take covernow!</text:p>
      <text:p text:style-name="P4">
News Collection Link: <text:a xlink:type="simple" xlink:href="https://liveuamap.com/en/2023/08-may-poltavska-oblast2051-red-alert-aerial-g" text:style-name="Internet_20_link" text:visited-style-name="Visited_20_Internet_20_Link">
https://liveuamap.com/en/2023/08-may-poltavska-oblast2051-red-alert-aerial-g</text:a>
</text:p>
      <text:p text:style-name="P4">
Source: <text:a xlink:type="simple" xlink:href="https://t.me/air_alert_ua/44802" text:style-name="Internet_20_link" text:visited-style-name="Visited_20_Internet_20_Link">
https://t.me/air_alert_ua/44802</text:a>
</text:p>
      <!--NEWS-->
      <text:h text:style-name="P10" text:outline-level="1">
<text:span text:style-name="T4">
Sumska Oblast(20:52). Red Alert: aerial threat. Sirens sounding. Take cover now!</text:span>
</text:h>
      <text:p text:style-name="P4">
Authors: liveuamap (Language: en)</text:p>
      <text:p text:style-name="P4">
Time: 2023-05-08T14:55:00</text:p>
      <text:p text:style-name="P4">
Location: Sumska Oblast (Latitude:51.00122 Longtitude:33.99955)</text:p>
      <text:p text:style-name="P4">
Videos: []</text:p>
      <text:p text:style-name="P4">
Images: []</text:p>
      <text:p text:style-name="P4">
Tags: ["Europe", "Central and Eastern Europe"]</text:p>
      <text:p text:style-name="P4">
ID: 22561386</text:p>
      <!--METADATA-->
      <text:p text:style-name="P4">
Sumska Oblast(20:52). Red Alert: aerial threat. Sirens sounding. Take covernow!</text:p>
      <text:p text:style-name="P4">
News Collection Link: <text:a xlink:type="simple" xlink:href="https://liveuamap.com/en/2023/08-may-sumska-oblast2052-red-alert-aerial-thrg" text:style-name="Internet_20_link" text:visited-style-name="Visited_20_Internet_20_Link">
https://liveuamap.com/en/2023/08-may-sumska-oblast2052-red-alert-aerial-thrg</text:a>
</text:p>
      <text:p text:style-name="P4">
Source: <text:a xlink:type="simple" xlink:href="https://t.me/air_alert_ua/44803" text:style-name="Internet_20_link" text:visited-style-name="Visited_20_Internet_20_Link">
https://t.me/air_alert_ua/44803</text:a>
</text:p>
      <!--NEWS-->
      <text:h text:style-name="P10" text:outline-level="1">
<text:span text:style-name="T4">
Оператор ГТС шукає нових можливостей транспортування газу</text:span>
</text:h>
      <text:p text:style-name="P4">
Authors: Ukrinform (Person)</text:p>
      <text:p text:style-name="P4">
Publisher: Укринформ (Organization)</text:p>
      <text:p text:style-name="P4">
Published Time: 2023-05-08T14:57:27+03:00</text:p>
      <text:p text:style-name="P4">
Modified Time: 2023-05-08T14:57:27+03:00</text:p>
      <text:p text:style-name="P4">
Description: Оператор ГТС працює над розширенням можливостей газотранспортної інфраструктури України для залучення європейських замовників та розвитку напряму відновлюваних газів. — Укрінформ.</text:p>
      <text:p text:style-name="P4">
Images: ["<text:a xlink:type="simple" xlink:href="https://static.ukrinform.com/photos/2022_05/thumb_files/630_360_1653575200-535.jpg" text:style-name="Internet_20_link" text:visited-style-name="Visited_20_Internet_20_Link">
630_360_16535...</text:a>
"]</text:p>
      <text:p text:style-name="P4">
Tags: ['Газ', 'ГТС України']</text:p>
      <text:p text:style-name="P4">
Type: Article</text:p>
      <!--METADATA-->
      <text:p text:style-name="P4">
<draw:frame draw:style-name="fr1" draw:name="Image92" text:anchor-type="as-char" svg:width="6.9236in" svg:height="3.956343in" draw:z-index="0">
<draw:image xlink:href="../Images/yкринформ/2023-05-08T14-57-27-03-00/630_360_1653575200-535.jpg" xlink:type="simple" xlink:show="embed" xlink:actuate="onLoad" draw:mime-type="image/jpeg"/>
</draw:frame>
 ОператорГТС працює над розширенням можливостей газотранспортної інфраструктури Українидля залучення європейських замовників та розвитку напряму відновлюваних газів.</text:p>
      <text:p text:style-name="P4">
Як передає Укрінформ, про це повідомляє пресслужба <text:a xlink:type="simple" xlink:href="https://tsoua.com/news/novi-mozhlyvosti-transportuvannya-sered-priorytetiv-ukrayinskoyi-gazovoyi-infrastruktury-dmytro-lyppa/" text:style-name="Internet_20_link" text:visited-style-name="Visited_20_Internet_20_Link">
</text:a>
 .</text:p>
      <text:p text:style-name="P4">
"З огляду на те, що газосховища ЄС заповнюються навіть швидше, ніж минулогороку, а потужності більшості з них вже заброньовані до кінця 2023 року,українська ГТС і ПСГ пропонують можливості для європейського ринку», – сказавгенеральний директор ОГТСУ Дмитро Липпа.</text:p>
      <text:p text:style-name="P4">
Він нагадав, що компанія пропонує замовникам послуг "три надійні ключовімаршрути з ЄС до сховищ – зі <text:a xlink:type="simple" xlink:href="https://www.ukrinform.ua/tag-slovaccina" text:style-name="Internet_20_link" text:visited-style-name="Visited_20_Internet_20_Link">
 </text:a>
 ,Польщі та Угорщини, а також можливості Трансбалканського газового коридору.Наразі ПСГ дозволяють трейдерам зберігати в Україні понад 10 млрд кубометрівгазу".</text:p>
      <text:p text:style-name="P4">
При цьому ОГТСУ продовжує роботу над довгостроковим збільшенням гарантованихпотужностей для забезпечення маршрутів імпорту газу, включно з маршрутами зLNG-терміналів до підземних сховищ газу (ПСГ) України. Спільно з Укртрансгазомкомпанія працює над створенням привабливих пропозицій для іноземних трейдерівщодо тимчасового зберігання газу всередині країни.</text:p>
      <text:p text:style-name="P4">
<text:span text:style-name="T4">
Читайте також:</text:span>
 <text:a xlink:type="simple" xlink:href="https://www.ukrinform.ua/rubric-economy/3691116-ukraina-posilit-spivpracu-iz-susidami-u-sferi-transportuvanna-gazu.html" text:style-name="Internet_20_link" text:visited-style-name="Visited_20_Internet_20_Link">
 </text:a>
</text:p>
      <text:p text:style-name="P4">
«На сьогодні для закачування та реекспорту газу Оператор ГТС України готовийнадати гарантовану потужність для транспортування газу з Європи до Україниобсягом 42 млн кубометрів на добу, а з України до Європи – понад 300 млнкубометрів», - зазначили в компанії.</text:p>
      <text:p text:style-name="P4">
В ОГТС також додали, що серед їхніх цілей - створення умов для розвитку вУкраїні галузі відновлюваних газів. Компанія зосереджується на двох напрямках– транскордонна торгівля біометаном у найближчій перспективі та водень – удовгостроковій.</text:p>
      <text:p text:style-name="P4">
Як повідомлялося, Національна комісія, що здійснює державне регулювання усферах енергетики та комунальних послуг (НКРЕКП), <text:a xlink:type="simple" xlink:href="https://www.ukrinform.ua/rubric-economy/3702229-potuznist-gts-na-kordoni-z-polseu-moze-buti-zbilsena.html" text:style-name="Internet_20_link" text:visited-style-name="Visited_20_Internet_20_Link">
</text:a>
 у точці входу на міждержавному з’єднанні зПольщею.</text:p>
      <text:p text:style-name="P4">
<text:span text:style-name="T5">
Фото: tsoua.com</text:span>
</text:p>
      <text:p text:style-name="P4">
Source: <text:a xlink:type="simple" xlink:href="https://www.ukrinform.ua/rubric-economy/3706319-operator-gts-sukae-novih-mozlivostej-transportuvanna-gazu.html" text:style-name="Internet_20_link" text:visited-style-name="Visited_20_Internet_20_Link">
https://www.ukrinform.ua/rubric-economy/3706319-operator-gts-sukae-novih-mozlivostej-transportuvanna-gazu.html</text:a>
</text:p>
      <!--NEWS-->
      <text:h text:style-name="P10" text:outline-level="1">
<text:span text:style-name="T4">
Україна отримала майже €190 мільйонів від Світового банку</text:span>
</text:h>
      <text:p text:style-name="P4">
Authors: Ukrinform (Person)</text:p>
      <text:p text:style-name="P4">
Publisher: Укринформ (Organization)</text:p>
      <text:p text:style-name="P4">
Published Time: 2023-05-08T15:03:00+03:00</text:p>
      <text:p text:style-name="P4">
Modified Time: 2023-05-08T15:03:00+03:00</text:p>
      <text:p text:style-name="P4">
Description: Україна отримала 189,32 млн євро фінансування від Світового банку. Кошти надано на пільгових умовах від Міжнародної асоціації розвитку (МАР). — Укрінформ.</text:p>
      <text:p text:style-name="P4">
Images: ["<text:a xlink:type="simple" xlink:href="https://static.ukrinform.com/photos/2018_12/thumb_files/630_360_1545153813-165.jpg" text:style-name="Internet_20_link" text:visited-style-name="Visited_20_Internet_20_Link">
630_360_15451...</text:a>
"]</text:p>
      <text:p text:style-name="P4">
Tags: ['Економіка', 'Україна', 'Гроші', 'Світовий банк']</text:p>
      <text:p text:style-name="P4">
Type: Article</text:p>
      <!--METADATA-->
      <text:p text:style-name="P4">
<draw:frame draw:style-name="fr1" draw:name="Image93" text:anchor-type="as-char" svg:width="6.9236in" svg:height="3.956343in" draw:z-index="0">
<draw:image xlink:href="../Images/yкринформ/2023-05-08T15-03-00-03-00/630_360_1545153813-165.jpg" xlink:type="simple" xlink:show="embed" xlink:actuate="onLoad" draw:mime-type="image/jpeg"/>
</draw:frame>
 Українаотримала 189,32 млн євро фінансування від Світового банку. Кошти надано напільгових умовах від Міжнародної асоціації розвитку (МАР).</text:p>
      <text:p text:style-name="P4">
Про це повідомляє Укрінформ з посиланням на <text:a xlink:type="simple" xlink:href="https://www.mof.gov.ua/uk/news/ukraine_received_eur_18932_million_from_the_world_bank-3992" text:style-name="Internet_20_link" text:visited-style-name="Visited_20_Internet_20_Link">
</text:a>
.</text:p>
      <text:p text:style-name="P4">
Зазначається, що до загального фонду державного бюджету України надійшло189,32 млн євро фінансування від <text:a xlink:type="simple" xlink:href="https://www.ukrinform.ua/tag-svitovij-bank" text:style-name="Internet_20_link" text:visited-style-name="Visited_20_Internet_20_Link">
 </text:a>
 .</text:p>
      <text:p text:style-name="P4">
«Залучені кошти дозволять відшкодувати першочергові соціальні видаткидержбюджету, зокрема, фінансування оплати праці працівників бюджетної сфери, атакож надалі забезпечувати стійке державне управління в Україні», - зазначивміністр фінансів України Сергій Марченко.</text:p>
      <text:p text:style-name="P4">
Кошти спрямуються на часткове відшкодування видатків бюджету, здійснених длязабезпечення оплати праці працівників державних органів та педагогічнимпрацівникам за лютий 2023 року.</text:p>
      <text:p text:style-name="P4">
<text:span text:style-name="T4">
Читайте також:</text:span>
 <text:a xlink:type="simple" xlink:href="https://www.ukrinform.ua/rubric-economy/3702424-usaid-vidililo-se-125-milarda-na-potrebi-ukraini.html" text:style-name="Internet_20_link" text:visited-style-name="Visited_20_Internet_20_Link">
 </text:a>
</text:p>
      <text:p text:style-name="P4">
Позику надано в межах угоди про фінансування проєкту «Підтримка державнихвидатків для забезпечення стійкого державного управління в Україні» міжУкраїною та Міжнародною асоціацією розвитку (МАР). Строк погашення – 10 роківз 4-річним пільговим періодом.</text:p>
      <text:p text:style-name="P4">
Як повідомлялось, іноземні партнери надали Україні 495 млрд грн у 2022 році назабезпечення пріоритетних видатків через Цільовий фонд Світового банку(PEACE).</text:p>
      <text:p text:style-name="P4">
Source: <text:a xlink:type="simple" xlink:href="https://www.ukrinform.ua/rubric-economy/3706321-ukraina-otrimala-majze-190-miljoniv-vid-svitovogo-banku.html" text:style-name="Internet_20_link" text:visited-style-name="Visited_20_Internet_20_Link">
https://www.ukrinform.ua/rubric-economy/3706321-ukraina-otrimala-majze-190-miljoniv-vid-svitovogo-banku.html</text:a>
</text:p>
      <!--NEWS-->
      <text:h text:style-name="P10" text:outline-level="1">
<text:span text:style-name="T4">
Світовий конгрес українців вшановує річницю завершення Другої світової війни у Європі</text:span>
</text:h>
      <text:p text:style-name="P4">
Authors: Ukrinform (Person)</text:p>
      <text:p text:style-name="P4">
Publisher: Укринформ (Organization)</text:p>
      <text:p text:style-name="P4">
Published Time: 2023-05-08T15:06:00+03:00</text:p>
      <text:p text:style-name="P4">
Modified Time: 2023-05-08T15:06:00+03:00</text:p>
      <text:p text:style-name="P4">
Description: 8 травня, у річницю завершення Другої світової війни в Європі, Світовий конгрес українців (СКУ) разом з міжнародною спільнотою вшановує пам’ять мільйонів жертв і з подякою згадує усіх, хто віддав свої життя у боротьбі за вільний світ.   — Укрінформ.</text:p>
      <text:p text:style-name="P4">
Images: ["<text:a xlink:type="simple" xlink:href="https://static.ukrinform.com/photos/2020_05/thumb_files/630_360_1588839567-644.jpg" text:style-name="Internet_20_link" text:visited-style-name="Visited_20_Internet_20_Link">
630_360_15888...</text:a>
", "<text:a xlink:type="simple" xlink:href="https://static.ukrinform.com/photos/2023_05/1683546692-595.jpg" text:style-name="Internet_20_link" text:visited-style-name="Visited_20_Internet_20_Link">
1683546692-59...</text:a>
"]</text:p>
      <text:p text:style-name="P4">
Tags: ['Діаспора', 'Друга світова', 'СКУ', 'Світовий конгрес українців', 'Війна з росією']</text:p>
      <text:p text:style-name="P4">
Type: Article</text:p>
      <!--METADATA-->
      <text:p text:style-name="P4">
<draw:frame draw:style-name="fr1" draw:name="Image94" text:anchor-type="as-char" svg:width="6.9236in" svg:height="3.956343in" draw:z-index="0">
<draw:image xlink:href="../Images/yкринформ/2023-05-08T15-06-00-03-00/630_360_1588839567-644.jpg" xlink:type="simple" xlink:show="embed" xlink:actuate="onLoad" draw:mime-type="image/jpeg"/>
</draw:frame>
 8 травня,у річницю завершення Другої світової війни в Європі, Світовий конгресукраїнців (СКУ) разом з міжнародною спільнотою вшановує пам’ять мільйонівжертв і з подякою згадує усіх, хто віддав свої життя у боротьбі за вільнийсвіт.</text:p>
      <text:p text:style-name="P4">
Як передає Укрінформ, про це йдеться на <text:a xlink:type="simple" xlink:href="https://www.ukrainianworldcongress.org/ua/sku-vshanovu%d1%94-richniczyu-zavershennya-drugo%d1%97-svitovo%d1%97-vijni-u-%d1%94vropi/" text:style-name="Internet_20_link" text:visited-style-name="Visited_20_Internet_20_Link">
</text:a>
 .</text:p>
      <text:p text:style-name="P4">
«Друга світова війна, яка розпочалася у 1939 році з нацистсько-радянськоговторгнення та розчленування Польщі, стала найжорстокішою війною в історіїлюдства. Її ціну складно осмислити: лише в Україні було втрачено понад 8мільйонів життів, понад 2 мільйони осіб було примусово переміщено. Сьогодні мивіддаємо шану мільйонам українців та українок, які відважно воювали у Другійсвітовій війні, у тому числі понад 250 тисячам українців, які служили узбройних силах Польщі, Франції, Британії, США, Канади. Ми у вічному боргуперед ними», – зазначили в СКУ.</text:p>
      <text:p text:style-name="P4">
<draw:frame draw:style-name="fr1" draw:name="Image95" text:anchor-type="as-char" svg:width="6.9236in" svg:height="5.141414in" draw:z-index="0">
<draw:image xlink:href="../Images/yкринформ/2023-05-08T15-06-00-03-00/1683546692-595.jpg" xlink:type="simple" xlink:show="embed" xlink:actuate="onLoad" draw:mime-type="image/jpeg"/>
</draw:frame>
</text:p>
      <text:p text:style-name="P4">
У Конгресі додали, що, опинившись затиснутим поміж тоталітарними смертоноснимиімперіями Гітлера та Сталіна, український народ мужньо боровся з обомаокупаційними режимами. Завершення Другої світової війни не принесло миру тасвободи Україні. Натомість, сталінський радянський союз приніс Україні табагатьом іншим поневоленим народам Східної Європи пригноблення і тиранію.Протягом понад чотирьох десятиліть Україна була змушена продовжувати боротьбуз радянським режимом, який позбавив український народ фундаментального правана вільне життя.</text:p>
      <text:p text:style-name="P4">
<text:span text:style-name="T4">
Читайте також:</text:span>
 <text:a xlink:type="simple" xlink:href="https://www.ukrinform.ua/rubric-diaspora/3701598-sku-zaklikav-ogolositi-9-travna-dnem-ganbi-rosii-ta-zaboroniti-bezsmertni-polki.html" text:style-name="Internet_20_link" text:visited-style-name="Visited_20_Internet_20_Link">
 <text:span text:style-name="T4">
СКУ</text:span>
 <text:span text:style-name="T4">
закликав</text:span>
 <text:span text:style-name="T4">
оголосити</text:span>
 <text:span text:style-name="T4">
травня</text:span>
 <text:span text:style-name="T4">
Днем</text:span>
<text:span text:style-name="T4">
ганьби</text:span>
 <text:span text:style-name="T4">
росії</text:span>
 <text:span text:style-name="T4">
заборонити</text:span>
 <text:span text:style-name="T4">
безсмертні</text:span>
 <text:span text:style-name="T4">
полки</text:span>
</text:a>
</text:p>
      <text:p text:style-name="P4">
У заяві наголошується, що сьогодні жахіття Другої світової знову повторюютьсяна українській землі. У той час, коли по всьому світі відбуваються пам’ятнізаходи, Україна готується до довгоочікуваного контрнаступу, щоб визволити своїземлі з-під окупації російської держави-агресора, яка вкотре мріє захопитикраїну та винищити її народ. Подібно до нацистського режиму, путін прикриваєсвої імперіалістичні амбіції та мрії про «глобальне домінування»дезінформацією, брехнею та злочинною пропагандою. Цинічно викривлюючиісторичні факти, Росія та її злочинне керівництво використовують пам’ять проперемогу над нацизмом у Другій світовій війні для виправдання свогозагарбницького геноцидного вторгнення в Україну.</text:p>
      <text:p text:style-name="P4">
«Вшановуючи усіх жертв та героїв Другої світової, ми закликаємо усі миролюбнінароди об’єднати свої зусилля, щоб зупинити російське зло та допомогтиукраїнському народові визволити своїх людей з окупації. Ми також закликаємосвітову спільноту створити міжнародний трибунал з воєнних злочинів, щобпритягти до відповідальності усіх російських військових злочинців, включно звищим російським політичним та військовим керівництвом і їх оточенням,відповідальним за усі звірства, вчинені в Україні», – заявив президент СКУПавло Ґрод.</text:p>
      <text:p text:style-name="P4">
Нагадаємо, Світовий конгрес українців у рамках кампанії #RussianShameDay <text:a xlink:type="simple" xlink:href="https://www.ukrinform.ua/rubric-diaspora/3703624-sku-zaklikav-provesti-naperedodni-9-travna-mirni-antirosijski-akcii.html" text:style-name="Internet_20_link" text:visited-style-name="Visited_20_Internet_20_Link">
</text:a>
 прихильників України зусього світу напередодні 9 травня провести мирні антиросійські демонстрації,мітинги або марші.</text:p>
      <text:p text:style-name="P4">
Source: <text:a xlink:type="simple" xlink:href="https://www.ukrinform.ua/rubric-diaspora/3706318-svitovij-kongres-ukrainciv-vsanovue-ricnicu-zaversenna-drugoi-svitovoi-vijni-u-evropi.html" text:style-name="Internet_20_link" text:visited-style-name="Visited_20_Internet_20_Link">
https://www.ukrinform.ua/rubric-diaspora/3706318-svitovij-kongres-ukrainciv-vsanovue-ricnicu-zaversenna-drugoi-svitovoi-vijni-u-evropi.html</text:a>
</text:p>
      <!--NEWS-->
      <text:h text:style-name="P10" text:outline-level="1">
<text:span text:style-name="T4">
В Ірані стратили двох людей за богохульство – ЗМІ</text:span>
</text:h>
      <text:p text:style-name="P4">
Authors: Ukrinform (Person)</text:p>
      <text:p text:style-name="P4">
Publisher: Укринформ (Organization)</text:p>
      <text:p text:style-name="P4">
Published Time: 2023-05-08T15:06:46+03:00</text:p>
      <text:p text:style-name="P4">
Modified Time: 2023-05-08T15:06:46+03:00</text:p>
      <text:p text:style-name="P4">
Description: В Ірані у понеділок стратили двох чоловіків, визнаних винними у богохульстві. — Укрінформ.</text:p>
      <text:p text:style-name="P4">
Images: ["<text:a xlink:type="simple" xlink:href="https://static.ukrinform.com/photos/2017_11/thumb_files/630_360_1509709006-9626.jpg" text:style-name="Internet_20_link" text:visited-style-name="Visited_20_Internet_20_Link">
630_360_15097...</text:a>
"]</text:p>
      <text:p text:style-name="P4">
Tags: ['Іран', 'Релігія', 'Страта']</text:p>
      <text:p text:style-name="P4">
Type: Article</text:p>
      <!--METADATA-->
      <text:p text:style-name="P4">
<draw:frame draw:style-name="fr1" draw:name="Image96" text:anchor-type="as-char" svg:width="6.9236in" svg:height="3.956343in" draw:z-index="0">
<draw:image xlink:href="../Images/yкринформ/2023-05-08T15-06-46-03-00/630_360_1509709006-9626.jpg" xlink:type="simple" xlink:show="embed" xlink:actuate="onLoad" draw:mime-type="image/jpeg"/>
</draw:frame>
 В Ірані упонеділок стратили двох чоловіків, визнаних винними у богохульстві.</text:p>
      <text:p text:style-name="P4">
Як передає Укрінформ, про це повідомляє <text:a xlink:type="simple" xlink:href="http://apnews.com/article/iran-blasphemy-executions-unrest-mahsa-protests-7ad71af58babcaffd85e3cb13e32a64a" text:style-name="Internet_20_link" text:visited-style-name="Visited_20_Internet_20_Link">
 </text:a>
 .</text:p>
      <text:p text:style-name="P4">
Відповідно до даних організації Iran Human Rights, яка базується у норвезькомумісті Осло, Іран залишається одним із провідних виконавців страт у світі –лише з початку цього року в країні було страчено щонайменше 203 ув’язнених.</text:p>
      <text:p text:style-name="P4">
Проте виконання смертних вироків за богохульство залишається рідкістю,оскільки у попередніх випадках влада скасовувала подібні страти.</text:p>
      <text:p text:style-name="P4">
Двоє страчених, Юсеф Мехрад і Садроллах Фазелі Заре, померли у в’язниці Арак уцентральному Ірані.</text:p>
      <text:p text:style-name="P4">
Їх заарештували у травні 2020 року за звинуваченням у причетності до Телеграм-каналу під назвою «Критика забобонів і релігії», повідомили у Комісії <text:a xlink:type="simple" xlink:href="https://www.ukrinform.ua/tag-ssa" text:style-name="Internet_20_link" text:visited-style-name="Visited_20_Internet_20_Link">
</text:a>
 з міжнародної релігійної свободи. УКомісії додали, що обидва чоловіки перебували в одиночному ув’язненні впродовжмісяців і не мали змоги зв’язатися зі своїми родинами.</text:p>
      <text:p text:style-name="P4">
<text:span text:style-name="T4">
Читайте також:</text:span>
 <text:a xlink:type="simple" xlink:href="https://www.ukrinform.ua/rubric-world/3701027-v-irani-vbili-kolisnogo-predstavnika-aatoli.html" text:style-name="Internet_20_link" text:visited-style-name="Visited_20_Internet_20_Link">
 <text:span text:style-name="T4">
Ірані</text:span>
 </text:a>
</text:p>
      <text:p text:style-name="P4">
Інформаційне агентство Mizan із судової системи Ірану підтвердило факт страти,описавши чоловіків як тих, хто образив ісламського пророка Мухаммеда тапропагував атеїзм. Агентство також звинуватило засуджених у спаленні Корану,священної книги ісламу, проте чітких доказів цього наведено не було.</text:p>
      <text:p text:style-name="P4">
За даними Iran Human Rights, у 2022 році у країні стратили щонайменше 582людини, порівняно із 333 особами у 2021 році.</text:p>
      <text:p text:style-name="P4">
<text:span text:style-name="T4">
Читайте також:</text:span>
 <text:a xlink:type="simple" xlink:href="https://www.ukrinform.ua/rubric-world/3695622-torik-v-irani-stratili-sonajmense-582-ludini-so-e-najbilsou-kilkistu-z-2015-roku.html" text:style-name="Internet_20_link" text:visited-style-name="Visited_20_Internet_20_Link">
 <text:span text:style-name="T4">
Ірані</text:span>
 </text:a>
</text:p>
      <text:p text:style-name="P4">
Як повідомляв Укрінформ, в <text:a xlink:type="simple" xlink:href="https://www.ukrinform.ua/tag-iran" text:style-name="Internet_20_link" text:visited-style-name="Visited_20_Internet_20_Link">
 </text:a>
 стратилиіранця зі шведським громадянством - Хабіба Чааба, якого звинуватили впричетності до смертельного нападу на військовий парад у 2018 році.</text:p>
      <text:p text:style-name="P4">
Source: <text:a xlink:type="simple" xlink:href="https://www.ukrinform.ua/rubric-world/3706323-v-irani-stratili-dvoh-ludej-za-bogohulstvo-zmi.html" text:style-name="Internet_20_link" text:visited-style-name="Visited_20_Internet_20_Link">
https://www.ukrinform.ua/rubric-world/3706323-v-irani-stratili-dvoh-ludej-za-bogohulstvo-zmi.html</text:a>
</text:p>
      <!--NEWS-->
      <text:h text:style-name="P10" text:outline-level="1">
<text:span text:style-name="T4">
Chernihivska Oblast(21:09). Red Alert: aerial threat. Sirens sounding. Take cover now!</text:span>
</text:h>
      <text:p text:style-name="P4">
Authors: liveuamap (Language: en)</text:p>
      <text:p text:style-name="P4">
Time: 2023-05-08T15:09:00</text:p>
      <text:p text:style-name="P4">
Location: Chernihivska Oblast (Latitude:51.33325 Longtitude:32.00104)</text:p>
      <text:p text:style-name="P4">
Videos: []</text:p>
      <text:p text:style-name="P4">
Images: []</text:p>
      <text:p text:style-name="P4">
Tags: ["Europe", "Central and Eastern Europe"]</text:p>
      <text:p text:style-name="P4">
ID: 22561387</text:p>
      <!--METADATA-->
      <text:p text:style-name="P4">
Chernihivska Oblast(21:09). Red Alert: aerial threat. Sirens sounding. Takecover now!</text:p>
      <text:p text:style-name="P4">
News Collection Link: <text:a xlink:type="simple" xlink:href="https://liveuamap.com/en/2023/08-may-chernihivska-oblast2109-red-alert-aerig" text:style-name="Internet_20_link" text:visited-style-name="Visited_20_Internet_20_Link">
https://liveuamap.com/en/2023/08-may-chernihivska-oblast2109-red-alert-aerig</text:a>
</text:p>
      <text:p text:style-name="P4">
Source: <text:a xlink:type="simple" xlink:href="https://t.me/suspilnechernihiv/18390" text:style-name="Internet_20_link" text:visited-style-name="Visited_20_Internet_20_Link">
https://t.me/suspilnechernihiv/18390</text:a>
</text:p>
      <!--NEWS-->
      <text:h text:style-name="P10" text:outline-level="1">
<text:span text:style-name="T4">
У Миколаєві демонтували пам'ятник Потьомкіну</text:span>
</text:h>
      <text:p text:style-name="P4">
Authors: Ukrinform (Person)</text:p>
      <text:p text:style-name="P4">
Publisher: Укринформ (Organization)</text:p>
      <text:p text:style-name="P4">
Published Time: 2023-05-08T15:10:00+03:00</text:p>
      <text:p text:style-name="P4">
Modified Time: 2023-05-08T15:10:00+03:00</text:p>
      <text:p text:style-name="P4">
Description: У Миколаєві демонтували пам'ятник політичному діячу російської імперії і фавориту Катерини II князю Григорію Потьомкіну, якого вважають одним із засновників міста. — Укрінформ.</text:p>
      <text:p text:style-name="P4">
Images: ["<text:a xlink:type="simple" xlink:href="https://static.ukrinform.com/photos/2023_05/thumb_files/630_360_1683547622-322.jpg" text:style-name="Internet_20_link" text:visited-style-name="Visited_20_Internet_20_Link">
630_360_16835...</text:a>
", "<text:a xlink:type="simple" xlink:href="https://static.ukrinform.com/photos/2023_05/1683547467-884.jpg" text:style-name="Internet_20_link" text:visited-style-name="Visited_20_Internet_20_Link">
1683547467-88...</text:a>
", "<text:a xlink:type="simple" xlink:href="https://static.ukrinform.com/photos/2023_05/1683547550-183.jpg" text:style-name="Internet_20_link" text:visited-style-name="Visited_20_Internet_20_Link">
1683547550-18...</text:a>
"]</text:p>
      <text:p text:style-name="P4">
Tags: ['Миколаїв', "Пам'ятник", 'Війна з росією']</text:p>
      <text:p text:style-name="P4">
Type: Article</text:p>
      <!--METADATA-->
      <text:p text:style-name="P4">
<draw:frame draw:style-name="fr1" draw:name="Image97" text:anchor-type="as-char" svg:width="6.9236in" svg:height="3.956343in" draw:z-index="0">
<draw:image xlink:href="../Images/yкринформ/2023-05-08T15-10-00-03-00/630_360_1683547622-322.jpg" xlink:type="simple" xlink:show="embed" xlink:actuate="onLoad" draw:mime-type="image/jpeg"/>
</draw:frame>
 УМиколаєві демонтували пам'ятник політичному діячу російської імперії іфавориту Катерини II князю Григорію Потьомкіну, якого вважають одним іззасновників міста.</text:p>
      <text:p text:style-name="P4">
Про це повідомляє кореспондент Укрінформу.</text:p>
      <text:p text:style-name="P4">
Погруддя Потьомкіна перебувало на території яхт-клубу з 2009 року. Зараз намісці <text:a xlink:type="simple" xlink:href="https://www.ukrinform.ua/tag-pamatnik" text:style-name="Internet_20_link" text:visited-style-name="Visited_20_Internet_20_Link">
 </text:a>
 залишилася тільки табличка знаписом.</text:p>
      <text:p text:style-name="P4">
<draw:frame draw:style-name="fr1" draw:name="Image98" text:anchor-type="as-char" svg:width="6.9236in" svg:height="9.231467in" draw:z-index="0">
<draw:image xlink:href="../Images/yкринформ/2023-05-08T15-10-00-03-00/1683547467-884.jpg" xlink:type="simple" xlink:show="embed" xlink:actuate="onLoad" draw:mime-type="image/jpeg"/>
</draw:frame>
</text:p>
      <text:p text:style-name="P4">
<draw:frame draw:style-name="fr1" draw:name="Image99" text:anchor-type="as-char" svg:width="6.9236in" svg:height="3.890696in" draw:z-index="0">
<draw:image xlink:href="../Images/yкринформ/2023-05-08T15-10-00-03-00/1683547550-183.jpg" xlink:type="simple" xlink:show="embed" xlink:actuate="onLoad" draw:mime-type="image/jpeg"/>
</draw:frame>
</text:p>
      <text:p text:style-name="P4">
На думку відомого миколаївського активіста військовослужбовця ЗСУ <text:a xlink:type="simple" xlink:href="https://www.facebook.com/illya.nikolaevskiy/posts/pfbid0XLJa1kYjMiPkGEHcUzgK2toDzWkTQ3hgFvnEtATt21WJy5PbkNMEnpcXkq5F3xYpl" text:style-name="Internet_20_link" text:visited-style-name="Visited_20_Internet_20_Link">
</text:a>
, персона Потьомкіна наразі підлягає переосмисленню.</text:p>
      <text:p text:style-name="P4">
<text:span text:style-name="T4">
Читайте також:</text:span>
 <text:a xlink:type="simple" xlink:href="https://www.ukrinform.ua/rubric-regions/3702104-na-prikarpatti-demontuvali-pamatnik-so-geroizuvav-cervonu-armiu.html" text:style-name="Internet_20_link" text:visited-style-name="Visited_20_Internet_20_Link">
 <text:span text:style-name="T4">
демонтували</text:span>
 </text:a>
</text:p>
      <text:p text:style-name="P4">
Варто зазначити, що у центрі Миколаєва досі є вулиця Потьомкінська.</text:p>
      <text:p text:style-name="P4">
<text:span text:style-name="T5">
Фото: nikvesti.com</text:span>
</text:p>
      <text:p text:style-name="P4">
Source: <text:a xlink:type="simple" xlink:href="https://www.ukrinform.ua/rubric-regions/3706328-u-mikolaevi-demontuvali-pamatnik-potomkinu.html" text:style-name="Internet_20_link" text:visited-style-name="Visited_20_Internet_20_Link">
https://www.ukrinform.ua/rubric-regions/3706328-u-mikolaevi-demontuvali-pamatnik-potomkinu.html</text:a>
</text:p>
      <!--NEWS-->
      <text:h text:style-name="P10" text:outline-level="1">
<text:span text:style-name="T4">
Several explosions were reported in Dnipro city</text:span>
</text:h>
      <text:p text:style-name="P4">
Authors: liveuamap (Language: en)</text:p>
      <text:p text:style-name="P4">
Time: 2023-05-08T15:10:10</text:p>
      <text:p text:style-name="P4">
Location: Dnipropetrovsk region (Latitude:48.39046 Longtitude:35.14084)</text:p>
      <text:p text:style-name="P4">
Videos: []</text:p>
      <text:p text:style-name="P4">
Images: []</text:p>
      <text:p text:style-name="P4">
Tags: ["Europe", "Central and Eastern Europe"]</text:p>
      <text:p text:style-name="P4">
ID: 22561388</text:p>
      <!--METADATA-->
      <text:p text:style-name="P4">
Several explosions were reported in Dnipro city</text:p>
      <text:p text:style-name="P4">
News Collection Link: <text:a xlink:type="simple" xlink:href="https://liveuamap.com/en/2023/8-may-several-explosions-were-reported-in-dnipro-city" text:style-name="Internet_20_link" text:visited-style-name="Visited_20_Internet_20_Link">
https://liveuamap.com/en/2023/8-may-several-explosions-were-reported-in-dnipro-city</text:a>
</text:p>
      <text:p text:style-name="P4">
Source: <text:a xlink:type="simple" xlink:href="https://t.me/dnepr_operativ/41448" text:style-name="Internet_20_link" text:visited-style-name="Visited_20_Internet_20_Link">
https://t.me/dnepr_operativ/41448</text:a>
</text:p>
      <!--NEWS-->
      <text:h text:style-name="P10" text:outline-level="1">
<text:span text:style-name="T4">
Прем'єр Вірменії та президент Казахстану приїдуть до москви на парад</text:span>
</text:h>
      <text:p text:style-name="P4">
Authors: Ukrinform (Person)</text:p>
      <text:p text:style-name="P4">
Publisher: Укринформ (Organization)</text:p>
      <text:p text:style-name="P4">
Published Time: 2023-05-08T15:12:00+03:00</text:p>
      <text:p text:style-name="P4">
Modified Time: 2023-05-08T15:12:00+03:00</text:p>
      <text:p text:style-name="P4">
Description: Вірменський прем'єр-міністр Нікол Пашинян і президент Казахстану Касим-Жомарт Токаєв 8-9 травня здійснять робочий візит до москви на запрошення президента росії володимира путіна. — Укрінформ.</text:p>
      <text:p text:style-name="P4">
Images: ["<text:a xlink:type="simple" xlink:href="https://static.ukrinform.com/photos/2023_05/thumb_files/630_360_1683547951-471.jpg" text:style-name="Internet_20_link" text:visited-style-name="Visited_20_Internet_20_Link">
630_360_16835...</text:a>
"]</text:p>
      <text:p text:style-name="P4">
Tags: ['Казахстан', 'Парад', 'Вірменія', 'росія']</text:p>
      <text:p text:style-name="P4">
Type: Article</text:p>
      <!--METADATA-->
      <text:p text:style-name="P4">
<draw:frame draw:style-name="fr1" draw:name="Image100" text:anchor-type="as-char" svg:width="6.9236in" svg:height="3.956343in" draw:z-index="0">
<draw:image xlink:href="../Images/yкринформ/2023-05-08T15-12-00-03-00/630_360_1683547951-471.jpg" xlink:type="simple" xlink:show="embed" xlink:actuate="onLoad" draw:mime-type="image/jpeg"/>
</draw:frame>
Вірменський прем'єр-міністр Нікол Пашинян і президент Казахстану Касим-ЖомартТокаєв 8-9 травня здійснять робочий візит до москви на запрошення президентаросії володимира путіна.</text:p>
      <text:p text:style-name="P4">
Про це повідомляє Укрінформ з посиланням на <text:a xlink:type="simple" xlink:href="https://www.primeminister.am/ru/press-release/item/2023/05/08/Nikol-Pashinyan-Anons/" text:style-name="Internet_20_link" text:visited-style-name="Visited_20_Internet_20_Link">
</text:a>
 .</text:p>
      <text:p text:style-name="P4">
У повідомленні відзначається, що візит здійснюється на запрошення <text:a xlink:type="simple" xlink:href="https://www.ukrinform.ua/tag-putin" text:style-name="Internet_20_link" text:visited-style-name="Visited_20_Internet_20_Link">
</text:a>
 . Уточнюється, що Пашинян візьме участьу заходах, присвячених «Перемозі у Великій Вітчизняній війні».</text:p>
      <text:p text:style-name="P4">
Пізніше прес-секретар казахстанського президента Руслан Желдібай повідомив усвоєму <text:a xlink:type="simple" xlink:href="https://www.facebook.com/ruslan.zheldibay/posts/6346561848697948" text:style-name="Internet_20_link" text:visited-style-name="Visited_20_Internet_20_Link">
 </text:a>
 ,що лідер Казахстану <text:a xlink:type="simple" xlink:href="https://www.interfax.ru/russia/900591" text:style-name="Internet_20_link" text:visited-style-name="Visited_20_Internet_20_Link">
 </text:a>
 8–9 травнятакож здійснить робочий візит до рф. У рамках поїздки він візьме участь упараді Перемоги, а також відвідає Ржевський меморіал у Тверській області табратську могилу у селі Трубине, де похований брат його батька Касим Болтаєв.</text:p>
      <text:p text:style-name="P4">
<text:span text:style-name="T4">
Читайте також:</text:span>
 <text:a xlink:type="simple" xlink:href="https://www.ukrinform.ua/rubric-ato/3705515-u-rosii-skasuvali-nizku-urocistostej-na-9-travna-cerez-strah-na-tli-vijni-rozvidka-britanii.html" text:style-name="Internet_20_link" text:visited-style-name="Visited_20_Internet_20_Link">
 </text:a>
</text:p>
      <text:p text:style-name="P4">
Як повідомлялося, раніше свою участь у заходах на честь Дня перемоги в москвіпідтверджував тільки президент Киргизстану Садир Жапаров.</text:p>
      <text:p text:style-name="P4">
Також путін запрошував на 9 травня президента Таджикистану Емомалі Рахмона тапрезидента Туркменстану Сердара Бердимухамедова. В цих випадках точноївідповіді ще не було.</text:p>
      <text:p text:style-name="P4">
Source: <text:a xlink:type="simple" xlink:href="https://www.ukrinform.ua/rubric-world/3706336-premer-virmenii-ta-prezident-kazahstanu-priidut-do-moskvi-na-parad.html" text:style-name="Internet_20_link" text:visited-style-name="Visited_20_Internet_20_Link">
https://www.ukrinform.ua/rubric-world/3706336-premer-virmenii-ta-prezident-kazahstanu-priidut-do-moskvi-na-parad.html</text:a>
</text:p>
      <!--NEWS-->
      <text:h text:style-name="P10" text:outline-level="1">
<text:span text:style-name="T4">
Одещину вночі атакували російськими літаками з Криму - Ігнат</text:span>
</text:h>
      <text:p text:style-name="P4">
Authors: Ukrinform (Person)</text:p>
      <text:p text:style-name="P4">
Publisher: Укринформ (Organization)</text:p>
      <text:p text:style-name="P4">
Published Time: 2023-05-08T15:16:00+03:00</text:p>
      <text:p text:style-name="P4">
Modified Time: 2023-05-08T15:16:00+03:00</text:p>
      <text:p text:style-name="P4">
Description: Сьогоднішню атаку на Одеську область здійснили російські літаки Ту-22М3 з району мису Тарханкут у тимчасово окупованому Криму. — Укрінформ.</text:p>
      <text:p text:style-name="P4">
Images: ["<text:a xlink:type="simple" xlink:href="https://static.ukrinform.com/photos/2023_05/thumb_files/630_360_1683542744-666.jpg" text:style-name="Internet_20_link" text:visited-style-name="Visited_20_Internet_20_Link">
630_360_16835...</text:a>
"]</text:p>
      <text:p text:style-name="P4">
Tags: ['Крим', 'Одещина', 'Війна з росією', 'Ракетний удар']</text:p>
      <text:p text:style-name="P4">
Type: Article</text:p>
      <!--METADATA-->
      <text:p text:style-name="P4">
<draw:frame draw:style-name="fr1" draw:name="Image101" text:anchor-type="as-char" svg:width="6.9236in" svg:height="3.956343in" draw:z-index="0">
<draw:image xlink:href="../Images/yкринформ/2023-05-08T15-16-00-03-00/630_360_1683542744-666.jpg" xlink:type="simple" xlink:show="embed" xlink:actuate="onLoad" draw:mime-type="image/jpeg"/>
</draw:frame>
Сьогоднішню атаку на Одеську область здійснили російські літаки Ту-22М3 зрайону мису Тарханкут у тимчасово окупованому Криму.</text:p>
      <text:p text:style-name="P4">
Про це <text:a xlink:type="simple" xlink:href="http://www.armyfm.com.ua/ua/rechnik-zsu-rozpoviv-pro-rosijski-ataki-na-civilni-obyekti-odeshhini/" text:style-name="Internet_20_link" text:visited-style-name="Visited_20_Internet_20_Link">
 </text:a>
 речник командування Повітряних сил ЗСУЮрій Ігнат на брифінгу в Медіацентрі Україна – Укрінформ.</text:p>
      <text:p text:style-name="P4">
«Одещину сьогодні атакували літаки Ту-22М3 з району мису Тарханкут вокупованому Криму, було 7 цих літаків з місць базування Енгельс та Шайківка.Саме там базується Ту-22М3. Це дальні бомбардувальники, які завдавали ударівпо Одещині ракетами А-22», – сказав Ігнат.</text:p>
      <text:p text:style-name="P4">
<text:span text:style-name="T4">
Читайте також:</text:span>
 <text:a xlink:type="simple" xlink:href="https://www.ukrinform.ua/rubric-ato/3706077-ssa-vpevneni-so-sistema-patriot-v-ukraini-vperse-zbila-rosijsku-giperzvukovu-raketu-cnn.html" text:style-name="Internet_20_link" text:visited-style-name="Visited_20_Internet_20_Link">
 </text:a>
</text:p>
      <text:p text:style-name="P4">
За його словами, ці ракети потужні, маса бойової частини становить 950 кг, алепри цьому вони неточні, тому часто такі ракети влучають у цивільнуінфраструктуру: «Ми знаємо Кременчук, ми знаємо <text:a xlink:type="simple" xlink:href="https://www.ukrinform.ua/tag-dnipro" text:style-name="Internet_20_link" text:visited-style-name="Visited_20_Internet_20_Link">
</text:a>
 – одні з найпромовистіших випадківпрояву російського тероризму».</text:p>
      <text:p text:style-name="P4">
Сьогодні, нагадав речник, ворожі ракети вкотре влучили в об’єкти цивільноїінфраструктури.</text:p>
      <text:p text:style-name="P4">
«Цього разу влучили знову по цивільних промислових об’єктах, жодних об'єктіввійськового призначення там не було. Частина ракет не долетіла чисамоліквідувалася, чи впала в море, а частина зрештою досягла узбережжя тауразила ці об’єкти», - сказав Ігнат.</text:p>
      <text:p text:style-name="P4">
<text:span text:style-name="T4">
Читайте також:</text:span>
 <text:a xlink:type="simple" xlink:href="https://www.ukrinform.ua/rubric-ato/3706275-aviacia-rf-ne-zalitae-u-zonu-urazenna-ppo-i-namagaetsa-distancijno-zavdavati-udariv-ignat.html" text:style-name="Internet_20_link" text:visited-style-name="Visited_20_Internet_20_Link">
 <text:span text:style-name="T4">
Ігнат</text:span>
 </text:a>
</text:p>
      <text:p text:style-name="P4">
Як повідомлялося, війська рф завдали по Одещині ракетного удару з літаківстратегічної авіації. Повідомлялося, що російські ракети типу Х-22 влучили усклад одного з продовольчих підприємств та рекреаційну зону на Чорноморськомуузбережжі, одна людина загинула.</text:p>
      <text:p text:style-name="P4">
Унаслідок обстрілів на Одещині згоріли склади з гуманітарною допомогою відЧервоного Хреста.</text:p>
      <text:p text:style-name="P4">
Source: <text:a xlink:type="simple" xlink:href="https://www.ukrinform.ua/rubric-ato/3706334-odesinu-vnoci-atakuvali-rosijskimi-litakami-z-krimu-ignat.html" text:style-name="Internet_20_link" text:visited-style-name="Visited_20_Internet_20_Link">
https://www.ukrinform.ua/rubric-ato/3706334-odesinu-vnoci-atakuvali-rosijskimi-litakami-z-krimu-ignat.html</text:a>
</text:p>
      <!--NEWS-->
      <text:h text:style-name="P10" text:outline-level="1">
<text:span text:style-name="T4">
Глави МЗС Німеччини та Китаю завтра проведуть переговори у Берліні</text:span>
</text:h>
      <text:p text:style-name="P4">
Authors: Ukrinform (Person)</text:p>
      <text:p text:style-name="P4">
Publisher: Укринформ (Organization)</text:p>
      <text:p text:style-name="P4">
Published Time: 2023-05-08T15:16:02+03:00</text:p>
      <text:p text:style-name="P4">
Modified Time: 2023-05-08T15:16:02+03:00</text:p>
      <text:p text:style-name="P4">
Description: Міністерка закордонних справ ФРН Анналена Бербок проведе переговори з китайським колегою Цінь Ганом у Берліні 9 травня. — Укрінформ.</text:p>
      <text:p text:style-name="P4">
Images: ["<text:a xlink:type="simple" xlink:href="https://static.ukrinform.com/photos/2023_05/thumb_files/630_360_1683547973-421.jpg" text:style-name="Internet_20_link" text:visited-style-name="Visited_20_Internet_20_Link">
630_360_16835...</text:a>
"]</text:p>
      <text:p text:style-name="P4">
Tags: ['Китай', 'Німеччина', 'Переговори']</text:p>
      <text:p text:style-name="P4">
Type: Article</text:p>
      <!--METADATA-->
      <text:p text:style-name="P4">
<draw:frame draw:style-name="fr1" draw:name="Image102" text:anchor-type="as-char" svg:width="6.9236in" svg:height="3.956343in" draw:z-index="0">
<draw:image xlink:href="../Images/yкринформ/2023-05-08T15-16-02-03-00/630_360_1683547973-421.jpg" xlink:type="simple" xlink:show="embed" xlink:actuate="onLoad" draw:mime-type="image/jpeg"/>
</draw:frame>
 Міністерказакордонних справ ФРН Анналена Бербок проведе переговори з китайським колегоюЦінь Ганом у Берліні 9 травня.</text:p>
      <text:p text:style-name="P4">
Про це повідомив речник МЗС Німеччини Крістоф Бургер на брифінгу, передаєкореспондент Укрінформу.</text:p>
      <text:p text:style-name="P4">
«Міністра закордонних справ Китаю Цінь Гана завтра очікують у Берліні длядвосторонніх переговорів з міністеркою Бербок», - сказав Бургер.</text:p>
      <text:p text:style-name="P4">
За його словами, основною темою переговорів стане підготовка міжурядовихконсультацій між <text:a xlink:type="simple" xlink:href="https://www.ukrinform.ua/tag-nimeccina" text:style-name="Internet_20_link" text:visited-style-name="Visited_20_Internet_20_Link">
 </text:a>
 і КНР. Водночасвін допустив, що міністри також можуть обговорити «тему України та війниросії».</text:p>
      <text:p text:style-name="P4">
«Відомо, що російська агресивна війна проти України є серед найвищихпріоритетів у всіх наших зовнішньополітичних переговорах, а Китай, насправді,має велике значення в цьому питанні. В Європі, в Німеччині надзвичайно великийінтерес до всіх кроків і заходів, які допоможуть завершити цю агресію», -заявив Бургер.</text:p>
      <text:p text:style-name="P4">
<text:span text:style-name="T4">
Читайте також:</text:span>
 <text:a xlink:type="simple" xlink:href="https://www.ukrinform.ua/rubric-world/3706282-kitaj-vvazae-stabilizaciu-vidnosin-zi-ssa-klucovim-prioritetom-glava-mzs.html" text:style-name="Internet_20_link" text:visited-style-name="Visited_20_Internet_20_Link">
 <text:span text:style-name="T4">
Китай</text:span>
 </text:a>
</text:p>
      <text:p text:style-name="P4">
Водночас речник федерального уряду Штеффен Гебештрайт заявив, що канцлер ФРНОлаф Шольц із китайським міністром зустрічатися не планує. Водночас речникзауважив, що весь світ шукає шляхи завершення війни, і всі, хто мають вплив наросійського президента, мали би його використати. Китай, за його словами,такий вплив має.</text:p>
      <text:p text:style-name="P4">
«Є одна людина, яка могла би припинити цю війну просто зараз, – це російськийпрезидент. Він може вивести свої війська та припинити бомбардуванняукраїнських міст», - підкреслив Гебештрайт.</text:p>
      <text:p text:style-name="P4">
<text:span text:style-name="T4">
Читайте також:</text:span>
 <text:a xlink:type="simple" xlink:href="https://www.ukrinform.ua/rubric-world/3706088-kitaj-afganistan-i-pakistan-domovilisa-posiliti-spivpracu-v-borotbi-z-terorizmom.html" text:style-name="Internet_20_link" text:visited-style-name="Visited_20_Internet_20_Link">
 <text:span text:style-name="T4">
Китай</text:span>
 </text:a>
</text:p>
      <text:p text:style-name="P4">
Він наголосив: те, що робить росія зараз, прямо суперечить тому, що 78 роківтому зробили солдати Червоної армії, які визволили Німеччину та Європу відфашизму.</text:p>
      <text:p text:style-name="P4">
Як повідомлялося, Бербок раніше цього року здійснила перший візит до КНР.</text:p>
      <text:p text:style-name="P4">
Source: <text:a xlink:type="simple" xlink:href="https://www.ukrinform.ua/rubric-world/3706335-glavi-mzs-nimeccini-ta-kitau-zavtra-provedut-peregovori-u-berlini.html" text:style-name="Internet_20_link" text:visited-style-name="Visited_20_Internet_20_Link">
https://www.ukrinform.ua/rubric-world/3706335-glavi-mzs-nimeccini-ta-kitau-zavtra-provedut-peregovori-u-berlini.html</text:a>
</text:p>
      <!--NEWS-->
      <text:h text:style-name="P10" text:outline-level="1">
<text:span text:style-name="T4">
Денис Попов приніс «Динамо» перемогу над «Кривбасом» у матчі УПЛ</text:span>
</text:h>
      <text:p text:style-name="P4">
Authors: Ukrinform (Person)</text:p>
      <text:p text:style-name="P4">
Publisher: Укринформ (Organization)</text:p>
      <text:p text:style-name="P4">
Published Time: 2023-05-08T15:17:19+03:00</text:p>
      <text:p text:style-name="P4">
Modified Time: 2023-05-08T15:17:19+03:00</text:p>
      <text:p text:style-name="P4">
Description: Футболісти київського «Динамо» обіграли у понеділок криворізький «Кривбас» (1:0) у 25-у турі чемпоінату України серед клубів Прем'єр-ліги — Укрінформ.</text:p>
      <text:p text:style-name="P4">
Images: ["<text:a xlink:type="simple" xlink:href="https://static.ukrinform.com/photos/2023_05/thumb_files/630_360_1683547408-448.jpg" text:style-name="Internet_20_link" text:visited-style-name="Visited_20_Internet_20_Link">
630_360_16835...</text:a>
"]</text:p>
      <text:p text:style-name="P4">
Tags: ['Динамо', 'Футбол', 'Кривий Ріг', "Прем'єр-ліга", 'Україна']</text:p>
      <text:p text:style-name="P4">
Type: Article</text:p>
      <!--METADATA-->
      <text:p text:style-name="P4">
<draw:frame draw:style-name="fr1" draw:name="Image103" text:anchor-type="as-char" svg:width="6.9236in" svg:height="3.956343in" draw:z-index="0">
<draw:image xlink:href="../Images/yкринформ/2023-05-08T15-17-19-03-00/630_360_1683547408-448.jpg" xlink:type="simple" xlink:show="embed" xlink:actuate="onLoad" draw:mime-type="image/jpeg"/>
</draw:frame>
 Футболістикиївського «Динамо» обіграли у понеділок криворізький «Кривбас» (1:0) у 25-утурі чемпоінату України серед клубів Прем'єр-ліги</text:p>
      <text:p text:style-name="P4">
М'яч на 48-й хвилині головою забив захисник киян Денис Попов. Це його першийгол у сезоні, передає Укрінформ.</text:p>
      <text:p text:style-name="P4">
Триває матч закарпатського «Миная» з полтавською «Ворсклою».</text:p>
      <text:p text:style-name="P4">
Сьогодні також пройдуть зустрічі львівського «Руха» з «Інгульцем» ізПетрового, рівненського «Вереса» з ковалівським «Колосом» та луганської «Зорі»з харківським «Металістом 1925».</text:p>
      <text:p text:style-name="P4">
Результати попередніх поєдинкув туру:</text:p>
      <text:p text:style-name="P4">
«Чорноморець» (Одеса) - «Дніпр-1» - 1:2</text:p>
      <text:p text:style-name="P4">
«Металіст» (Харків) - «Львів» - 1:0</text:p>
      <text:p text:style-name="P4">
«Олександрія» - «Шахтар» (Донецьк) - 1:1.</text:p>
      <text:p text:style-name="P4">
<text:span text:style-name="T4">
Читайте також:</text:span>
 <text:a xlink:type="simple" xlink:href="https://www.ukrinform.ua/rubric-sports/3706059-ukrainec-kocergin-u-skladi-rakuva-stav-cempionom-polsi.html" text:style-name="Internet_20_link" text:visited-style-name="Visited_20_Internet_20_Link">
 </text:a>
</text:p>
      <text:p text:style-name="P4">
Становище лідерів: «Шахтар» - 60 очок (після 25-ти ігор), «Дніпро-1» - 57(24), «Зоря» - 52 (24), «Динамо» - 50 (25), «Олександрія» - 38 (24), «Кривбас»- 32 (25).</text:p>
      <text:p text:style-name="P4">
26-й тур УПЛ відбудеться 13-15 травня.</text:p>
      <text:p text:style-name="P4">
Фото: 1927.kiev.ua.</text:p>
      <text:p text:style-name="P4">
Source: <text:a xlink:type="simple" xlink:href="https://www.ukrinform.ua/rubric-sports/3706338-denis-popov-prinis-dinamo-peremogu-nad-krivbasom-u-matci-upl.html" text:style-name="Internet_20_link" text:visited-style-name="Visited_20_Internet_20_Link">
https://www.ukrinform.ua/rubric-sports/3706338-denis-popov-prinis-dinamo-peremogu-nad-krivbasom-u-matci-upl.html</text:a>
</text:p>
      <!--NEWS-->
      <text:h text:style-name="P10" text:outline-level="1">
<text:span text:style-name="T4">
Мультфільм «Мавка. Лісова пісня» зібрав у Франції понад $3,5 мільйона</text:span>
</text:h>
      <text:p text:style-name="P4">
Authors: Ukrinform (Person)</text:p>
      <text:p text:style-name="P4">
Publisher: Укринформ (Organization)</text:p>
      <text:p text:style-name="P4">
Published Time: 2023-05-08T15:22:00+03:00</text:p>
      <text:p text:style-name="P4">
Modified Time: 2023-05-08T15:22:00+03:00</text:p>
      <text:p text:style-name="P4">
Description: Касові збори анімаційної стрічки "Мавка. Лісова пісня" у Франції становлять $3,5 мільйона. — Укрінформ.</text:p>
      <text:p text:style-name="P4">
Images: ["<text:a xlink:type="simple" xlink:href="https://static.ukrinform.com/photos/2023_01/thumb_files/630_360_1674476442-592.jpg" text:style-name="Internet_20_link" text:visited-style-name="Visited_20_Internet_20_Link">
630_360_16744...</text:a>
"]</text:p>
      <text:p text:style-name="P4">
Tags: ['Франція', 'Кіно', 'Держкіно', 'Мультфільм «Мавка»']</text:p>
      <text:p text:style-name="P4">
Type: Article</text:p>
      <!--METADATA-->
      <text:p text:style-name="P4">
<draw:frame draw:style-name="fr1" draw:name="Image104" text:anchor-type="as-char" svg:width="6.9236in" svg:height="3.956343in" draw:z-index="0">
<draw:image xlink:href="../Images/yкринформ/2023-05-08T15-22-00-03-00/630_360_1674476442-592.jpg" xlink:type="simple" xlink:show="embed" xlink:actuate="onLoad" draw:mime-type="image/jpeg"/>
</draw:frame>
 Касовізбори анімаційної стрічки "Мавка. Лісова пісня" у Франції становлять $3,5мільйона.</text:p>
      <text:p text:style-name="P4">
Про це повідомляє пресслужба Держкіно у <text:a xlink:type="simple" xlink:href="https://www.facebook.com/ukrainefilmagency/posts/pfbid02LXKws1iS9ytxktgY5cskvfe28yCKQ1VVctscyPm5X4nQzVA7FYQvDpR5h3WXtfWyl" text:style-name="Internet_20_link" text:visited-style-name="Visited_20_Internet_20_Link">
</text:a>
, передає Укрінформ.</text:p>
      <text:p text:style-name="P4">
За інформацією Держкіно, у Франції продано загалом 452 138 квитків на "Мавку",а боксофіс становить $3 547 352.</text:p>
      <text:p text:style-name="P4">
Стрічку створено за підтримки Держкіно, Агентства США з міжнародного розвитку(USAID Ukraine).</text:p>
      <text:p text:style-name="P4">
<text:span text:style-name="T4">
Читайте також:</text:span>
 <text:a xlink:type="simple" xlink:href="https://www.ukrinform.ua/rubric-culture/3704142-multfilm-mavka-vze-zibrav-ponad-141-mln-grn-v-ukrainskomu-prokati.html" text:style-name="Internet_20_link" text:visited-style-name="Visited_20_Internet_20_Link">
 <text:span text:style-name="T4">
Мавка</text:span>
 </text:a>
</text:p>
      <text:p text:style-name="P4">
Як повідомляв Укрінформ, <text:a xlink:type="simple" xlink:href="https://www.ukrinform.ua/tag-multik" text:style-name="Internet_20_link" text:visited-style-name="Visited_20_Internet_20_Link">
 </text:a>
 "Мавка.Лісова пісня" <text:a xlink:type="simple" xlink:href="https://www.ukrinform.ua/rubric-culture/3691494-mavka-lisova-pisna-stala-liderom-peregladiv-u-kinoteatrah-francii.html" text:style-name="Internet_20_link" text:visited-style-name="Visited_20_Internet_20_Link">
 </text:a>
 у Франції 29березня.</text:p>
      <text:p text:style-name="P4">
Source: <text:a xlink:type="simple" xlink:href="https://www.ukrinform.ua/rubric-culture/3706342-multfilm-mavka-lisova-pisna-zibrav-u-francii-ponad-35-miljona.html" text:style-name="Internet_20_link" text:visited-style-name="Visited_20_Internet_20_Link">
https://www.ukrinform.ua/rubric-culture/3706342-multfilm-mavka-lisova-pisna-zibrav-u-francii-ponad-35-miljona.html</text:a>
</text:p>
      <!--NEWS-->
      <text:h text:style-name="P10" text:outline-level="1">
<text:span text:style-name="T4">
Russian army launched at least 6 S-300 missiles at Kharkiv</text:span>
</text:h>
      <text:p text:style-name="P4">
Authors: liveuamap (Language: en)</text:p>
      <text:p text:style-name="P4">
Time: 2023-05-08T15:22:41</text:p>
      <text:p text:style-name="P4">
Location: Kharkiv (Latitude:50.00377 Longtitude:36.14502)</text:p>
      <text:p text:style-name="P4">
Videos: []</text:p>
      <text:p text:style-name="P4">
Images: []</text:p>
      <text:p text:style-name="P4">
Tags: ["Europe", "Central and Eastern Europe"]</text:p>
      <text:p text:style-name="P4">
ID: 22561390</text:p>
      <!--METADATA-->
      <text:p text:style-name="P4">
Russian army launched at least 6 S-300 missiles at Kharkiv</text:p>
      <text:p text:style-name="P4">
News Collection Link: <text:a xlink:type="simple" xlink:href="https://liveuamap.com/en/2023/8-may-russian-army-launched-at-least-6-s300-missiles-at-kharkiv" text:style-name="Internet_20_link" text:visited-style-name="Visited_20_Internet_20_Link">
https://liveuamap.com/en/2023/8-may-russian-army-launched-at-least-6-s300-missiles-at-kharkiv</text:a>
</text:p>
      <text:p text:style-name="P4">
Source: <text:a xlink:type="simple" xlink:href="https://t.me/synegubov/6143" text:style-name="Internet_20_link" text:visited-style-name="Visited_20_Internet_20_Link">
https://t.me/synegubov/6143</text:a>
</text:p>
      <!--NEWS-->
      <text:h text:style-name="P10" text:outline-level="1">
<text:span text:style-name="T4">
Лише по трьох підакцизних товарах бюджет недоотримав $1 мільярд – Гетманцев</text:span>
</text:h>
      <text:p text:style-name="P4">
Authors: Ukrinform (Person)</text:p>
      <text:p text:style-name="P4">
Publisher: Укринформ (Organization)</text:p>
      <text:p text:style-name="P4">
Published Time: 2023-05-08T15:28:03+03:00</text:p>
      <text:p text:style-name="P4">
Modified Time: 2023-05-08T15:28:03+03:00</text:p>
      <text:p text:style-name="P4">
Description: На сьогодні втрати надходжень до бюджету від трьох підакцизних товарів – спирт, пальне та тютюн – оцінюються щонайменше в 1 млрд доларів. — Укрінформ.</text:p>
      <text:p text:style-name="P4">
Images: ["<text:a xlink:type="simple" xlink:href="https://static.ukrinform.com/photos/2022_06/thumb_files/630_360_1656484727-146.jpg" text:style-name="Internet_20_link" text:visited-style-name="Visited_20_Internet_20_Link">
630_360_16564...</text:a>
"]</text:p>
      <text:p text:style-name="P4">
Tags: ['Акциз', 'Бюджет', 'Гроші', 'Гетманцев']</text:p>
      <text:p text:style-name="P4">
Type: Article</text:p>
      <!--METADATA-->
      <text:p text:style-name="P4">
<draw:frame draw:style-name="fr1" draw:name="Image105" text:anchor-type="as-char" svg:width="6.9236in" svg:height="3.956343in" draw:z-index="0">
<draw:image xlink:href="../Images/yкринформ/2023-05-08T15-28-03-03-00/630_360_1656484727-146.jpg" xlink:type="simple" xlink:show="embed" xlink:actuate="onLoad" draw:mime-type="image/jpeg"/>
</draw:frame>
 Насьогодні втрати надходжень до бюджету від трьох підакцизних товарів – спирт,пальне та тютюн – оцінюються щонайменше в 1 млрд доларів.</text:p>
      <text:p text:style-name="P4">
Про це в <text:a xlink:type="simple" xlink:href="https://t.me/getmantsevdanil/4672" text:style-name="Internet_20_link" text:visited-style-name="Visited_20_Internet_20_Link">
 </text:a>
 повідомив голова КомітетуВерховної Ради з питань фінансів, податкової та митної політики ДанилоГетманцев, передає Укрінформ.</text:p>
      <text:p text:style-name="P4">
«Загалом втрати надходжень від трьох підакцизних товарів оцінюю щонайменше водин мільярд доларів. Вирішення проблеми бачимо в об’єднанні зусиль івідповідальності всіх правоохоронних органів із визначенням чітких строків», -зазначив він.</text:p>
      <text:p text:style-name="P4">
Гетманцев наголосив, що ситуація на ринку підакцизних товарів складна:продовжують роботу організовані злочинні групи, збільшився об’єм нелегальногоспирту, деякі виробники контролюються росіянами, податкове навантаження різнихсуб’єктів відрізняється у кілька разів.</text:p>
      <text:p text:style-name="P4">
<text:span text:style-name="T4">
Читайте також:</text:span>
 <text:a xlink:type="simple" xlink:href="https://www.ukrinform.ua/rubric-economy/3695804-danilo-getmancev-golova-finansovogo-komitetu-verhovnoi-radi.html" text:style-name="Internet_20_link" text:visited-style-name="Visited_20_Internet_20_Link">
 </text:a>
</text:p>
      <text:p text:style-name="P4">
«Не даємо оцінки роботі правоохоронних органів. Там поки що всі нові люди, алеточно дамо, якщо заходи з рішення не будуть реалізовані своєчасно», - додавочільник комітету.</text:p>
      <text:p text:style-name="P4">
Як повідомлялось, за січень - квітень державний <text:a xlink:type="simple" xlink:href="https://www.ukrinform.ua/rubric-economy/3703766-minfin-deficit-derzbudzetu-za-cotiri-misaci-majze-253-milardi.html" text:style-name="Internet_20_link" text:visited-style-name="Visited_20_Internet_20_Link">
</text:a>
 , у тому числі загальний фонд – усумі 310,3 млрд грн, проти запланованого розписом загального фонду на січень -квітень 2023 року дефіциту 560,1 млрд гривень.</text:p>
      <text:p text:style-name="P4">
Source: <text:a xlink:type="simple" xlink:href="https://www.ukrinform.ua/rubric-economy/3706344-lise-po-troh-pidakciznih-tovarah-budzet-nedootrimav-1-milard-getmancev.html" text:style-name="Internet_20_link" text:visited-style-name="Visited_20_Internet_20_Link">
https://www.ukrinform.ua/rubric-economy/3706344-lise-po-troh-pidakciznih-tovarah-budzet-nedootrimav-1-milard-getmancev.html</text:a>
</text:p>
      <!--NEWS-->
      <text:h text:style-name="P10" text:outline-level="1">
<text:span text:style-name="T4">
росіяни знову обстріляли прикордоння Чернігівщини</text:span>
</text:h>
      <text:p text:style-name="P4">
Authors: Ukrinform (Person)</text:p>
      <text:p text:style-name="P4">
Publisher: Укринформ (Organization)</text:p>
      <text:p text:style-name="P4">
Published Time: 2023-05-08T15:34:00+03:00</text:p>
      <text:p text:style-name="P4">
Modified Time: 2023-05-08T15:34:00+03:00</text:p>
      <text:p text:style-name="P4">
Description: російські війська станом на 15:00 8 травня ще тричі обстріляли прикордоння Чернігівської області.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Чернігівщина', 'Війна з росією']</text:p>
      <text:p text:style-name="P4">
Type: Article</text:p>
      <!--METADATA-->
      <text:p text:style-name="P4">
<draw:frame draw:style-name="fr1" draw:name="Image106" text:anchor-type="as-char" svg:width="6.9236in" svg:height="3.956343in" draw:z-index="0">
<draw:image xlink:href="../Images/yкринформ/2023-05-08T15-34-00-03-00/630_360_1574102935-316.jpg" xlink:type="simple" xlink:show="embed" xlink:actuate="onLoad" draw:mime-type="image/jpeg"/>
</draw:frame>
 російськівійська станом на 15:00 8 травня ще тричі обстріляли прикордоння Чернігівськоїобласті.</text:p>
      <text:p text:style-name="P4">
Як передає Укрінформ, про це оперативне командування «Північ» повідомляє у <text:a xlink:type="simple" xlink:href="http://t.me/ok_pivnich1/2435" text:style-name="Internet_20_link" text:visited-style-name="Visited_20_Internet_20_Link">
</text:a>
 .</text:p>
      <text:p text:style-name="P4">
З 08:02 до 09:19 зафіксовано 6 ударів, ймовірно з 120-міліметрового міномета,в районі населеного пункту Леонівка.</text:p>
      <text:p text:style-name="P4">
З 10:25 до 11:00 зафіксовано 12 ударів, ймовірно зі ствольної артилерії, врайоні населеного пункту Мощенка.</text:p>
      <text:p text:style-name="P4">
З 11:15 до 11:55 зафіксовано 16 ударів, ймовірно з САУ, в районі населеногопункту Буда-Воробʼївська.</text:p>
      <text:p text:style-name="P4">
<text:span text:style-name="T4">
Читайте також:</text:span>
 <text:a xlink:type="simple" xlink:href="https://www.ukrinform.ua/rubric-ato/3706245-zagarbniki-posilili-obstrili-zaporizkoi-oblasti-z-artilerii-ta-rszv.html" text:style-name="Internet_20_link" text:visited-style-name="Visited_20_Internet_20_Link">
 <text:span text:style-name="T4">
обстріл</text:span>
 </text:a>
</text:p>
      <text:p text:style-name="P4">
Крім того, з 12:04 до 12:15 зафіксовано 4 удари, ймовірно зі ствольноїартилерії, в районі населеного пункту Олександрівка.</text:p>
      <text:p text:style-name="P4">
З 12:20 до 13:55 зафіксовано 21 удар, ймовірно зі ствольної артилерії, врайоні населеного пункту Мощенка.</text:p>
      <text:p text:style-name="P4">
«Про втрати серед місцевого населення чи пошкодження цивільної інфраструктуриінформація не надходила», - сказано в повідомленні.</text:p>
      <text:p text:style-name="P4">
<text:span text:style-name="T4">
Читайте також:</text:span>
 <text:a xlink:type="simple" xlink:href="https://www.ukrinform.ua/rubric-regions/3706124-rosiani-za-dobu-obstrilali-cotiri-rajoni-harkivsini-poraneni-semero-civilnih.html" text:style-name="Internet_20_link" text:visited-style-name="Visited_20_Internet_20_Link">
 <text:span text:style-name="T4">
обстрілял</text:span>
 </text:a>
</text:p>
      <text:p text:style-name="P4">
Як повідомляв Укрінформ, російські війська зранку 8 травня завдали ударів по <text:a xlink:type="simple" xlink:href="https://www.ukrinform.ua/rubric-ato/3706131-rosiani-zranku-trici-obstrilali-prikordonna-cernigivsini.html" text:style-name="Internet_20_link" text:visited-style-name="Visited_20_Internet_20_Link">
</text:a>
 Чернігівської області, застосувавши для цьогоміномети й артилерію.</text:p>
      <text:p text:style-name="P4">
Source: <text:a xlink:type="simple" xlink:href="https://www.ukrinform.ua/rubric-ato/3706350-rosiani-znovu-obstrilali-prikordonna-cernigivsini.html" text:style-name="Internet_20_link" text:visited-style-name="Visited_20_Internet_20_Link">
https://www.ukrinform.ua/rubric-ato/3706350-rosiani-znovu-obstrilali-prikordonna-cernigivsini.html</text:a>
</text:p>
      <!--NEWS-->
      <text:h text:style-name="P10" text:outline-level="1">
<text:span text:style-name="T4">
У школах Сербії запровадили поліцейську охорону</text:span>
</text:h>
      <text:p text:style-name="P4">
Authors: Ukrinform (Person)</text:p>
      <text:p text:style-name="P4">
Publisher: Укринформ (Organization)</text:p>
      <text:p text:style-name="P4">
Published Time: 2023-05-08T15:38:46+03:00</text:p>
      <text:p text:style-name="P4">
Modified Time: 2023-05-08T15:38:46+03:00</text:p>
      <text:p text:style-name="P4">
Description: З понеділка поліція почала охороняти школи по всій Сербії, намагаючись відновити у школярів та батьків відчуття безпеки після двох масових стрілянин, що сталися в країні упродовж минулого тижня.  — Укрінформ.</text:p>
      <text:p text:style-name="P4">
Images: ["<text:a xlink:type="simple" xlink:href="https://static.ukrinform.com/photos/2023_05/thumb_files/630_360_1683549434-262.jpg" text:style-name="Internet_20_link" text:visited-style-name="Visited_20_Internet_20_Link">
630_360_16835...</text:a>
"]</text:p>
      <text:p text:style-name="P4">
Tags: ['Поліція', 'Сербія', 'Школа', 'Стрілянина', 'охорона']</text:p>
      <text:p text:style-name="P4">
Type: Article</text:p>
      <!--METADATA-->
      <text:p text:style-name="P4">
<draw:frame draw:style-name="fr1" draw:name="Image107" text:anchor-type="as-char" svg:width="6.9236in" svg:height="3.956343in" draw:z-index="0">
<draw:image xlink:href="../Images/yкринформ/2023-05-08T15-38-46-03-00/630_360_1683549434-262.jpg" xlink:type="simple" xlink:show="embed" xlink:actuate="onLoad" draw:mime-type="image/jpeg"/>
</draw:frame>
 Зпонеділка поліція почала охороняти школи по всій Сербії, намагаючись відновитиу школярів та батьків відчуття безпеки після двох масових стрілянин, щосталися в країні упродовж минулого тижня.</text:p>
      <text:p text:style-name="P4">
Як передає Укрінформ, про це повідомляє <text:a xlink:type="simple" xlink:href="https://apnews.com/article/serbia-shootings-schools-protest-bd73feee1ddfb5b62ecb392db001e3d7" text:style-name="Internet_20_link" text:visited-style-name="Visited_20_Internet_20_Link">
 </text:a>
 .</text:p>
      <text:p text:style-name="P4">
Стрілянина, що сталася минулої середи у Белграді та пізніше в сільськіймісцевості на південь від столиці приголомшила країну. Ці інциденти такожпородили заклики до заохочування толерантності та позбавлення суспільства відшироко поширеної мови ненависті та культури тримання зброї, що походить відперіоду воєн 1990-х років.</text:p>
      <text:p text:style-name="P4">
Напередодні опозиційні партії, які звинувачують уряд прем'єр-міністра АнниБрнабич у нездатності запобігти цим двом безчинствам, закликали своїхприхильників приєднатися до антиурядового маршу в понеділок увечері вБелграді.</text:p>
      <text:p text:style-name="P4">
Опозиція вимагає відставки міністрів уряду та змін в етері головних ЗМІкраїни, які часто показують засуджених військових злочинців.</text:p>
      <text:p text:style-name="P4">
<text:span text:style-name="T4">
Читайте також:</text:span>
 <text:a xlink:type="simple" xlink:href="https://www.ukrinform.ua/rubric-world/3704812-pisla-strilanini-u-skoli-prezident-serbii-proponue-kriminalnu-vidpovidalnist-iz-12-rokiv.html" text:style-name="Internet_20_link" text:visited-style-name="Visited_20_Internet_20_Link">
 <text:span text:style-name="T4">
Сербії</text:span>
 </text:a>
</text:p>
      <text:p text:style-name="P4">
У середу сербський міністр освіти Бранко Ружич подав у відставку, і владапочала посилювати заходи контролю зброї, але опозиція заявила, що це булозроблено занадто пізно.</text:p>
      <text:p text:style-name="P4">
Як повідомляв Укрінформ, минулого тижня у <text:a xlink:type="simple" xlink:href="https://www.ukrinform.ua/tag-serbia" text:style-name="Internet_20_link" text:visited-style-name="Visited_20_Internet_20_Link">
 </text:a>
 сталися дві масштабні смертельні стрілянини. У середу о 8:40 замісцевим часом у початковій школі «Владислав Рібнікар» у Белграді <text:a xlink:type="simple" xlink:href="https://www.ukrinform.ua/rubric-world/3704128-strilanina-u-skoli-belgrada-zaginuli-sonajmense-vosmero-ucniv.html" text:style-name="Internet_20_link" text:visited-style-name="Visited_20_Internet_20_Link">
</text:a>
 . Щонайменше вісім учнів та охоронецьзагинули, ще шестеро учнів та вчитель зазнали поранень.</text:p>
      <text:p text:style-name="P4">
За дві доби внаслідок масової стрілянини в центрі Сербії (місто Младеновак)загинули <text:a xlink:type="simple" xlink:href="https://www.ukrinform.ua/rubric-world/3704943-u-serbii-znovu-masova-strilanina-vosmero-zagiblih.html" text:style-name="Internet_20_link" text:visited-style-name="Visited_20_Internet_20_Link">
 </text:a>
 , ще дев’ятеро зазнали поранень.</text:p>
      <text:p text:style-name="P4">
<text:span text:style-name="T5">
Фото: aa.com.tr</text:span>
</text:p>
      <text:p text:style-name="P4">
Source: <text:a xlink:type="simple" xlink:href="https://www.ukrinform.ua/rubric-world/3706351-u-skolah-serbii-zaprovadili-policejsku-ohoronu.html" text:style-name="Internet_20_link" text:visited-style-name="Visited_20_Internet_20_Link">
https://www.ukrinform.ua/rubric-world/3706351-u-skolah-serbii-zaprovadili-policejsku-ohoronu.html</text:a>
</text:p>
      <!--NEWS-->
      <text:h text:style-name="P10" text:outline-level="1">
<text:span text:style-name="T4">
Невизнане Придністров'я просить росію збільшити кількість «миротворців»</text:span>
</text:h>
      <text:p text:style-name="P4">
Authors: Ukrinform (Person)</text:p>
      <text:p text:style-name="P4">
Publisher: Укринформ (Organization)</text:p>
      <text:p text:style-name="P4">
Published Time: 2023-05-08T15:45:18+03:00</text:p>
      <text:p text:style-name="P4">
Modified Time: 2023-05-08T15:45:18+03:00</text:p>
      <text:p text:style-name="P4">
Description: Представник невизнаного Придністров'я у москві озвучив заклик до росії збільшити кількість так званих "миротворців" "через погіршення ризиків безпеки" в регіоні. — Укрінформ.</text:p>
      <text:p text:style-name="P4">
Images: ["<text:a xlink:type="simple" xlink:href="https://static.ukrinform.com/photos/2015_12/thumb_files/630_360_1450962006-5266-foto-puerrttolivejournalcom.jpg" text:style-name="Internet_20_link" text:visited-style-name="Visited_20_Internet_20_Link">
630_360_14509...</text:a>
"]</text:p>
      <text:p text:style-name="P4">
Tags: ["Придністров'я", 'росія', 'Російські військові']</text:p>
      <text:p text:style-name="P4">
Type: Article</text:p>
      <!--METADATA-->
      <text:p text:style-name="P4">
<draw:frame draw:style-name="fr1" draw:name="Image108" text:anchor-type="as-char" svg:width="6.9236in" svg:height="3.956343in" draw:z-index="0">
<draw:image xlink:href="../Images/yкринформ/2023-05-08T15-45-18-03-00/630_360_1450962006-5266-foto-puerrttolivejournalcom.jpg" xlink:type="simple" xlink:show="embed" xlink:actuate="onLoad" draw:mime-type="image/jpeg"/>
</draw:frame>
 Представник невизнаного Придністров'я у москвіозвучив заклик до росії збільшити кількість так званих "миротворців" "черезпогіршення ризиків безпеки" в регіоні.</text:p>
      <text:p text:style-name="P4">
Як передає Укрінформ, про це повідомляє <text:a xlink:type="simple" xlink:href="http://newsmaker.md/rus/novosti/tiraspol-prosit-rossiyu-uvelichit-chislo-mirotvortsev-iz-za-uhudsheniya-riskov-bezopasnosti/" text:style-name="Internet_20_link" text:visited-style-name="Visited_20_Internet_20_Link">
</text:a>
 .</text:p>
      <text:p text:style-name="P4">
Так глава "представництва" невизнаного Придністров'я в росії Леонід Манаков,повідомив, що Тирасполь попросив росію збільшити кількість "миротворців""через погіршення ризиків безпеки". Він зазначив, що це можна зробити череззалучення росіян, які проживають у придністровському регіоні.</text:p>
      <text:p text:style-name="P4">
Манаков заявив, що наразі у зоні безпеки перебуває не більше ніж 450 осіб.</text:p>
      <text:p text:style-name="P4">
"При цьому їхня штатна чисельність, встановлена документами комісії, дорівнює3100 осіб. Така опція є (збільшення кількості миротворців), і вона виправданаз погляду погіршення ризиків безпеки, зокрема, терористичної загрози, іводночас юридично обґрунтована документами, ухваленими в межах діяльностіОб'єднаної контрольної комісії (ОКК)", - сказав Манаков.</text:p>
      <text:p text:style-name="P4">
У Бюро реінтеграції Молдови, коментуючи запит Манакова, наголосили, що "промеханізм миротворчих сил можуть говорити сторони, які підписали Угоду від 21липня 1992 року, а не люди, які не мають до неї жодного стосунку".</text:p>
      <text:p text:style-name="P4">
Зазначається, що раніше в російських ЗМІ з посиланням на джерела з'явиласяінформація, що українські війська, нібито, "планують провокації вПридністров'ї для відволікання російських військ".</text:p>
      <text:p text:style-name="P4">
<text:span text:style-name="T4">
Читайте також:</text:span>
 <text:a xlink:type="simple" xlink:href="https://www.ukrinform.ua/rubric-world/3682736-kreml-planuvav-poetapno-vstanoviti-politicnij-kontrol-nad-moldovou-do-2030-roku-zmi.html" text:style-name="Internet_20_link" text:visited-style-name="Visited_20_Internet_20_Link">
 </text:a>
</text:p>
      <text:p text:style-name="P4">
Водночас співголова ОКК від невизнаного Придністров'я Олег Бєляков, коментуючичутки про підготовку провокацій, заявив, що "поки що таких відомостей у рамкахСпільних миротворчих сил у нас немає". Глава зовнішньополітичного відомстваТирасполя Віталій Ігнатьєв сказав в ефірі російського телебачення, що покиситуація в зоні безпеки "відносно стабільна".</text:p>
      <text:p text:style-name="P4">
Минулого тижня міністр закордонних справ України Дмитро Кулеба повідомив, щоУкраїна не збирається вживати жодних дій проти невизнаного Придністров'я, хочарегіон і становить ризик для країни. Він наголосив, що Придністров'я становитьзагрозу для України, і "це змушує нас тримати сили на цій ділянці кордону дляпотенційного стримування і контролю за ситуацією". Однак, Київ поважаєсуверенітет Молдови та її рішення про реінтеграцію Придністров'я, підкресливКулеба.</text:p>
      <text:p text:style-name="P4">
Як повідомляв Укрінформ, під час щотижневого засідання Спільної контрольноїкомісії (СКК) Молдови представники Кишинева вчергове повідомили про порушеннярежиму безпеки з боку російських військових у невизнаному Придністров’ї. Дотого подібні заяви лунали неодноразово.</text:p>
      <text:p text:style-name="P4">
У лютому цього року міноборони росії заявляло, що українські сили найближчимчасом, нібито, планують влаштувати збройну провокацію в Придністров'ї. Молдоваі Україна це заперечили.</text:p>
      <text:p text:style-name="P4">
<text:span text:style-name="T4">
Читайте також:</text:span>
 <text:a xlink:type="simple" xlink:href="https://www.ukrinform.ua/rubric-world/3698577-moldova-zaavlae-pro-porusenna-rezimu-bezpeki-rosieu-u-pridnistrovi.html" text:style-name="Internet_20_link" text:visited-style-name="Visited_20_Internet_20_Link">
 <text:span text:style-name="T4">
Придністров</text:span>
 </text:a>
</text:p>
      <text:p text:style-name="P4">
У квітні 2022 року на території самопроголошеного Придністров’я сталися вибухибіля адміністративних будівель невизнаного утворення, а також в районіаеродрому Тирасполя. Президентка Молдови Мая Санду тоді заявила, що ціпровокації були організовані зсередини. А лідер невизнаної територіїзвинуватив у “терористичних діях” українську владу.</text:p>
      <text:p text:style-name="P4">
Молдова регулярно закликає росію вивести так званих "російських миротворців"зі своєї території, але РФ відмовляється.</text:p>
      <text:p text:style-name="P4">
Source: <text:a xlink:type="simple" xlink:href="https://www.ukrinform.ua/rubric-world/3706353-neviznane-pridnistrova-prosit-rosiu-zbilsiti-kilkist-mirotvorciv.html" text:style-name="Internet_20_link" text:visited-style-name="Visited_20_Internet_20_Link">
https://www.ukrinform.ua/rubric-world/3706353-neviznane-pridnistrova-prosit-rosiu-zbilsiti-kilkist-mirotvorciv.html</text:a>
</text:p>
      <!--NEWS-->
      <text:h text:style-name="P10" text:outline-level="1">
<text:span text:style-name="T4">
На Херсонщині загарбники поранили дев'ятьох цивільних, у їх числі дитина</text:span>
</text:h>
      <text:p text:style-name="P4">
Authors: Ukrinform (Person)</text:p>
      <text:p text:style-name="P4">
Publisher: Укринформ (Organization)</text:p>
      <text:p text:style-name="P4">
Published Time: 2023-05-08T15:47:00+03:00</text:p>
      <text:p text:style-name="P4">
Modified Time: 2023-05-08T15:47:00+03:00</text:p>
      <text:p text:style-name="P4">
Description: Війська російської федерації в понеділок, 8 травня, атакували Херсонський та Бериславський райони Херсонської області, поранивши дев'ятьох мирних жителів, зокрема малолітню дитину. — Укрінформ.</text:p>
      <text:p text:style-name="P4">
Images: ["<text:a xlink:type="simple" xlink:href="https://static.ukrinform.com/photos/2023_05/thumb_files/630_360_1683549742-330.jpg" text:style-name="Internet_20_link" text:visited-style-name="Visited_20_Internet_20_Link">
630_360_16835...</text:a>
"]</text:p>
      <text:p text:style-name="P4">
Tags: ['Діти', 'Херсонщина', 'Обстріл', 'Російські військові', 'Війна з росією']</text:p>
      <text:p text:style-name="P4">
Type: Article</text:p>
      <!--METADATA-->
      <text:p text:style-name="P4">
<draw:frame draw:style-name="fr1" draw:name="Image109" text:anchor-type="as-char" svg:width="6.9236in" svg:height="3.956343in" draw:z-index="0">
<draw:image xlink:href="../Images/yкринформ/2023-05-08T15-47-00-03-00/630_360_1683549742-330.jpg" xlink:type="simple" xlink:show="embed" xlink:actuate="onLoad" draw:mime-type="image/jpeg"/>
</draw:frame>
 Військаросійської федерації в понеділок, 8 травня, атакували Херсонський таБериславський райони Херсонської області, поранивши дев'ятьох мирних жителів,зокрема малолітню дитину.</text:p>
      <text:p text:style-name="P4">
Як передає Укрінформ, про це повідомив <text:a xlink:type="simple" xlink:href="https://www.gp.gov.ua/ua/posts/okupanti-prodovzuyut-obstrilyuvati-xersonshhinu-sered-postrazdalix-ditina-rozpocato-rozsliduvannya" text:style-name="Internet_20_link" text:visited-style-name="Visited_20_Internet_20_Link">
</text:a>
 .</text:p>
      <text:p text:style-name="P4">
За даними слідства, троє цивільних поранені внаслідок чергових <text:a xlink:type="simple" xlink:href="https://www.ukrinform.ua/tag-obstril" text:style-name="Internet_20_link" text:visited-style-name="Visited_20_Internet_20_Link">
</text:a>
 , скоєних росіянами по населенихпунктах Херсонського та Бериславського районів. Постраждалі дістали травмирізного ступеню тяжкості.</text:p>
      <text:p text:style-name="P4">
Через авіаційний удар загарбників по Станіславській громаді Херсонськогорайону постраждали шестеро місцевих жителів, серед яких — малолітня дитина.Влучання ворожого снаряда відбулося по будівлі сільської ради.</text:p>
      <text:p text:style-name="P4">
<text:span text:style-name="T4">
Читайте також:</text:span>
 <text:a xlink:type="simple" xlink:href="https://www.ukrinform.ua/rubric-ato/3706350-rosiani-znovu-obstrilali-prikordonna-cernigivsini.html" text:style-name="Internet_20_link" text:visited-style-name="Visited_20_Internet_20_Link">
 <text:span text:style-name="T4">
обстріл</text:span>
 </text:a>
</text:p>
      <text:p text:style-name="P4">
Унаслідок ударів рф пошкоджень зазнали приватні будинки, господарські споруди,газопровід і лінії електропередач.</text:p>
      <text:p text:style-name="P4">
За фактом порушення законів та звичаїв війни (ч. 1 ст. 438 Кримінальногокодексу України) відкрите кримінальне провадження, досудове розслідуваннярозпочате.</text:p>
      <text:p text:style-name="P4">
<text:span text:style-name="T4">
Читайте також:</text:span>
 <text:a xlink:type="simple" xlink:href="https://www.ukrinform.ua/rubric-ato/3706334-odesinu-vnoci-atakuvali-rosijskimi-litakami-z-krimu-ignat.html" text:style-name="Internet_20_link" text:visited-style-name="Visited_20_Internet_20_Link">
 </text:a>
</text:p>
      <text:p text:style-name="P4">
Проводяться першочергові заходи для фіксування злочину російської армії.</text:p>
      <text:p text:style-name="P4">
Як повідомляв Укрінформ, минулої доби російські війська 42 рази <text:a xlink:type="simple" xlink:href="https://www.ukrinform.ua/rubric-regions/3706113-rosiani-za-dobu-42-razi-obstrilali-hersonsinu-e-poraneni.html" text:style-name="Internet_20_link" text:visited-style-name="Visited_20_Internet_20_Link">
</text:a>
 , випустивши загалом 282 снаряди тапоранивши двох мирних жителів.</text:p>
      <text:p text:style-name="P4">
<text:span text:style-name="T5">
Фото: Херсонська обласна прокуратура</text:span>
</text:p>
      <text:p text:style-name="P4">
Source: <text:a xlink:type="simple" xlink:href="https://www.ukrinform.ua/rubric-ato/3706356-na-hersonsini-zagarbniki-poranili-devatoh-civilnih-u-ih-cisli-ditina.html" text:style-name="Internet_20_link" text:visited-style-name="Visited_20_Internet_20_Link">
https://www.ukrinform.ua/rubric-ato/3706356-na-hersonsini-zagarbniki-poranili-devatoh-civilnih-u-ih-cisli-ditina.html</text:a>
</text:p>
      <!--NEWS-->
      <text:h text:style-name="P10" text:outline-level="1">
<text:span text:style-name="T4">
The wreckage of an unknown object crashed on a site near a residential building in the Krasno...</text:span>
</text:h>
      <text:p text:style-name="P4">
Authors: liveuamap (Language: en)</text:p>
      <text:p text:style-name="P4">
Time: 2023-05-08T15:51:00</text:p>
      <text:p text:style-name="P4">
Location: Crimea (Latitude:45.20282 Longtitude:36.74045)</text:p>
      <text:p text:style-name="P4">
Videos: []</text:p>
      <text:p text:style-name="P4">
Images: []</text:p>
      <text:p text:style-name="P4">
Tags: ["Russia", "Central and Eastern Europe"]</text:p>
      <text:p text:style-name="P4">
ID: 22561394</text:p>
      <!--METADATA-->
      <text:p text:style-name="P4">
The wreckage of an unknown object crashed on a site near a residentialbuilding in the Krasnodar Krai. According to preliminary data, a drone wasshot down there</text:p>
      <text:p text:style-name="P4">
News Collection Link: <text:a xlink:type="simple" xlink:href="https://liveuamap.com/en/2023/8-may-the-wreckage-of-an-unknown-object-crashed-on-a-site" text:style-name="Internet_20_link" text:visited-style-name="Visited_20_Internet_20_Link">
https://liveuamap.com/en/2023/8-may-the-wreckage-of-an-unknown-object-crashed-on-a-site</text:a>
</text:p>
      <text:p text:style-name="P4">
Source: <text:a xlink:type="simple" xlink:href="https://t.me/rusbrief/115362" text:style-name="Internet_20_link" text:visited-style-name="Visited_20_Internet_20_Link">
https://t.me/rusbrief/115362</text:a>
</text:p>
      <!--NEWS-->
      <text:h text:style-name="P10" text:outline-level="1">
<text:span text:style-name="T4">
УПЛ: «Минай» переміг «Ворсклу»</text:span>
</text:h>
      <text:p text:style-name="P4">
Authors: Ukrinform (Person)</text:p>
      <text:p text:style-name="P4">
Publisher: Укринформ (Organization)</text:p>
      <text:p text:style-name="P4">
Published Time: 2023-05-08T15:54:27+03:00</text:p>
      <text:p text:style-name="P4">
Modified Time: 2023-05-08T15:54:27+03:00</text:p>
      <text:p text:style-name="P4">
Description: Обидва голи «Минай» оформив наприкінці тайму.  — Укрінформ.</text:p>
      <text:p text:style-name="P4">
Images: ["<text:a xlink:type="simple" xlink:href="https://static.ukrinform.com/photos/2023_05/thumb_files/630_360_1683549962-134.jpg" text:style-name="Internet_20_link" text:visited-style-name="Visited_20_Internet_20_Link">
630_360_16835...</text:a>
"]</text:p>
      <text:p text:style-name="P4">
Tags: ['Футбол', 'Ворскла', 'Минай']</text:p>
      <text:p text:style-name="P4">
Type: Article</text:p>
      <!--METADATA-->
      <text:p text:style-name="P4">
<draw:frame draw:style-name="fr1" draw:name="Image110" text:anchor-type="as-char" svg:width="6.9236in" svg:height="3.956343in" draw:z-index="0">
<draw:image xlink:href="../Images/yкринформ/2023-05-08T15-54-27-03-00/630_360_1683549962-134.jpg" xlink:type="simple" xlink:show="embed" xlink:actuate="onLoad" draw:mime-type="image/jpeg"/>
</draw:frame>
 Обидваголи «Минай» оформив наприкінці тайму.</text:p>
      <text:p text:style-name="P4">
«Ворскла» поступилась «Минаю» - 0:2 у 25-му турі Української Прем'єр-ліги,передає Укрінформ.</text:p>
      <text:p text:style-name="P4">
Рахунок у матчі відкрив Петько наприкінці першого тайму. А наприкінці другої45-хвилинки подачу з лівого флангу від лицьової у виконанні Булеци на дальнійстійці головою завершив Твердохліб.</text:p>
      <text:p text:style-name="P4">
«Минай» перемагає 2:0 і посідає 12-те місце в УПЛ, у них 26 очок, «Ворскла»йде восьмою, маючи в своєму активі 30 пунктів.</text:p>
      <text:p text:style-name="P4">
<text:span text:style-name="T4">
Читайте також:</text:span>
 <text:a xlink:type="simple" xlink:href="https://www.ukrinform.ua/rubric-sports/3706338-denis-popov-prinis-dinamo-peremogu-nad-krivbasom-u-matci-upl.html" text:style-name="Internet_20_link" text:visited-style-name="Visited_20_Internet_20_Link">
 <text:span text:style-name="T4">
Динамо</text:span>
 </text:a>
</text:p>
      <text:p text:style-name="P4">
Як повідомляв Укрінформ, у стартовому матчі ігрового дня «Динамо» здолало«Кривбас».</text:p>
      <text:p text:style-name="P4">
Фото: upl.ua</text:p>
      <text:p text:style-name="P4">
Source: <text:a xlink:type="simple" xlink:href="https://www.ukrinform.ua/rubric-sports/3706358-upl-minaj-peremig-vorsklu.html" text:style-name="Internet_20_link" text:visited-style-name="Visited_20_Internet_20_Link">
https://www.ukrinform.ua/rubric-sports/3706358-upl-minaj-peremig-vorsklu.html</text:a>
</text:p>
      <!--NEWS-->
      <text:h text:style-name="P10" text:outline-level="1">
<text:span text:style-name="T4">
З початку року бізнес вже отримав доступних кредитів на ₴28,3 мільярда</text:span>
</text:h>
      <text:p text:style-name="P4">
Authors: Ukrinform (Person)</text:p>
      <text:p text:style-name="P4">
Publisher: Укринформ (Organization)</text:p>
      <text:p text:style-name="P4">
Published Time: 2023-05-08T15:57:45+03:00</text:p>
      <text:p text:style-name="P4">
Modified Time: 2023-05-08T15:57:45+03:00</text:p>
      <text:p text:style-name="P4">
Description: З початку 2023 року банки видали підприємцям доступних кредитів на 28,3 млрд грн, з них за останній тиждень – на 416 млн грн. — Укрінформ.</text:p>
      <text:p text:style-name="P4">
Images: ["<text:a xlink:type="simple" xlink:href="https://static.ukrinform.com/photos/2021_02/thumb_files/630_360_1613724187-883.jpg" text:style-name="Internet_20_link" text:visited-style-name="Visited_20_Internet_20_Link">
630_360_16137...</text:a>
"]</text:p>
      <text:p text:style-name="P4">
Tags: ['Бізнес', 'Доступні кредити']</text:p>
      <text:p text:style-name="P4">
Type: Article</text:p>
      <!--METADATA-->
      <text:p text:style-name="P4">
<draw:frame draw:style-name="fr1" draw:name="Image111" text:anchor-type="as-char" svg:width="6.9236in" svg:height="3.954646in" draw:z-index="0">
<draw:image xlink:href="../Images/yкринформ/2023-05-08T15-57-45-03-00/630_360_1613724187-883.jpg" xlink:type="simple" xlink:show="embed" xlink:actuate="onLoad" draw:mime-type="image/jpeg"/>
</draw:frame>
 З початку2023 року банки видали підприємцям доступних кредитів на 28,3 млрд грн, з нихза останній тиждень – на 416 млн грн.</text:p>
      <text:p text:style-name="P4">
Про це повідомляє пресслужба <text:a xlink:type="simple" xlink:href="https://www.me.gov.ua/News/Detail" text:style-name="Internet_20_link" text:visited-style-name="Visited_20_Internet_20_Link">
 </text:a>
 , передаєУкрінформ.</text:p>
      <text:p text:style-name="P4">
«178 підприємців отримали за минулий тиждень кредити за урядовою програмою“Доступні кредити 5-7-9%” на загальну суму 416 млн грн. З початку 2023 рокубанки видали бізнесу 8 тисяч кредитів на 28,3 млрд грн», - йдеться вповідомленні.</text:p>
      <text:p text:style-name="P4">
За інформацією Мінекономіки, загалом від початку дії програми, з лютого 2020року, було видано 61,2 тис. кредитів на 195,3 млрд грн.</text:p>
      <text:p text:style-name="P4">
Найбільше підприємці взяли антикризових кредитів – 62 млрд грн та наантивоєнні цілі - 55 млрд грн. На рефінансування попередньо отриманих кредитівбуло видано 28,6 млрд грн, на інвестиційні цілі - 12,4 млрд грн.</text:p>
      <text:p text:style-name="P4">
Окрім того, аграрії отримали 29,7 млрд грн кредитних коштів на підтримку своєїдіяльності, торговельні компанії взяли 1,5 млрд грн кредитів для поповненняобігових коштів.</text:p>
      <text:p text:style-name="P4">
<text:span text:style-name="T4">
Читайте також:</text:span>
 <text:a xlink:type="simple" xlink:href="https://www.ukrinform.ua/rubric-economy/3703335-ukrainski-agrarii-z-pocatku-roku-zalucili-ponad-26-milardiv-kreditiv.html" text:style-name="Internet_20_link" text:visited-style-name="Visited_20_Internet_20_Link">
 <text:span text:style-name="T4">
кредитів</text:span>
 </text:a>
</text:p>
      <text:p text:style-name="P4">
Найчастіше кредитуються за програмою підприємства, що працюють у сферахсільського господарства (54%), торгівлі та виробництва (23%), промисловоїпереробки (13%).</text:p>
      <text:p text:style-name="P4">
Серед регіонів лідерами за сумами укладених кредитних договорів є Львівська,Одеська, Дніпропетровська, Харківська, Київська, Вінницька області та м. Київ.</text:p>
      <text:p text:style-name="P4">
На сьогодні з 45 банків, які взяли участь у програмі, найбільшу кількістькредитів видали ПриватБанк (26,8 тис.), Ощадбанк (9,2 тис.) та Райффайзен БанкАваль (5,3 тис).</text:p>
      <text:p text:style-name="P4">
Як повідомлялося, урядова програма «Доступні кредити 5-7-9%» стартувала 1лютого 2020 року. У її межах діють три відсоткові ставки (залежно від датизаснування бізнесу та його розміру (річного обороту): 5% річних – якщо виручкадо 25 млн гривень і створюються мінімум 2 робочих місця протягом першогокварталу; 7% річних – для <text:a xlink:type="simple" xlink:href="https://www.ukrinform.ua/tag-biznes" text:style-name="Internet_20_link" text:visited-style-name="Visited_20_Internet_20_Link">
 </text:a>
 з виручкоюдо 25 млн гривень; 9% річних – для бізнесу з виручкою до 50 млн гривень. Уберезні 2023 року Кабінет Міністрів дозволив підприємцям із територій можливихбойових дій і деокупованих територій брати участь у державній програмі«Доступні кредити 5-7-9%».</text:p>
      <text:p text:style-name="P4">
Source: <text:a xlink:type="simple" xlink:href="https://www.ukrinform.ua/rubric-economy/3706359-z-pocatku-roku-biznes-vze-otrimav-dostupnih-kreditiv-na-283-milarda.html" text:style-name="Internet_20_link" text:visited-style-name="Visited_20_Internet_20_Link">
https://www.ukrinform.ua/rubric-economy/3706359-z-pocatku-roku-biznes-vze-otrimav-dostupnih-kreditiv-na-283-milarda.html</text:a>
</text:p>
      <!--NEWS-->
      <text:h text:style-name="P10" text:outline-level="1">
<text:span text:style-name="T4">
Сімейні лікарі у Львові тестуватимуть на ВІЛ, гепатит і сифіліс</text:span>
</text:h>
      <text:p text:style-name="P4">
Authors: Ukrinform (Person)</text:p>
      <text:p text:style-name="P4">
Publisher: Укринформ (Organization)</text:p>
      <text:p text:style-name="P4">
Published Time: 2023-05-08T15:59:00+03:00</text:p>
      <text:p text:style-name="P4">
Modified Time: 2023-05-08T15:59:00+03:00</text:p>
      <text:p text:style-name="P4">
Description: Безбар'єрне інтегроване тестування на ВІЛ, віруси гепатиту В і С та сифіліс впроваджують у практику сімейних лікарів Львова з ініціативи Фундації АнтиСНІД США в Україні (AHF). — Укрінформ.</text:p>
      <text:p text:style-name="P4">
Images: ["<text:a xlink:type="simple" xlink:href="https://static.ukrinform.com/photos/2023_05/thumb_files/630_360_1683550462-860.jpg" text:style-name="Internet_20_link" text:visited-style-name="Visited_20_Internet_20_Link">
630_360_16835...</text:a>
", "<text:a xlink:type="simple" xlink:href="https://static.ukrinform.com/photos/2023_05/1683550461-507.jpg" text:style-name="Internet_20_link" text:visited-style-name="Visited_20_Internet_20_Link">
1683550461-50...</text:a>
", "<text:a xlink:type="simple" xlink:href="https://static.ukrinform.com/photos/2023_05/1683550566-142.jpg" text:style-name="Internet_20_link" text:visited-style-name="Visited_20_Internet_20_Link">
1683550566-14...</text:a>
", "<text:a xlink:type="simple" xlink:href="https://static.ukrinform.com/photos/2023_05/1683550461-415.jpg" text:style-name="Internet_20_link" text:visited-style-name="Visited_20_Internet_20_Link">
1683550461-41...</text:a>
", "<text:a xlink:type="simple" xlink:href="https://static.ukrinform.com/photos/2023_05/1683550462-898.jpg" text:style-name="Internet_20_link" text:visited-style-name="Visited_20_Internet_20_Link">
1683550462-89...</text:a>
", "<text:a xlink:type="simple" xlink:href="https://static.ukrinform.com/photos/2023_05/1683550462-275.jpg" text:style-name="Internet_20_link" text:visited-style-name="Visited_20_Internet_20_Link">
1683550462-27...</text:a>
"]</text:p>
      <text:p text:style-name="P4">
Tags: ['Львів', 'ВІЛ/СНІД', 'Сімейний лікар', 'Гепатит']</text:p>
      <text:p text:style-name="P4">
Type: Article</text:p>
      <!--METADATA-->
      <text:p text:style-name="P4">
<draw:frame draw:style-name="fr1" draw:name="Image112" text:anchor-type="as-char" svg:width="6.9236in" svg:height="3.956343in" draw:z-index="0">
<draw:image xlink:href="../Images/yкринформ/2023-05-08T15-59-00-03-00/630_360_1683550462-860.jpg" xlink:type="simple" xlink:show="embed" xlink:actuate="onLoad" draw:mime-type="image/jpeg"/>
</draw:frame>
Безбар'єрне інтегроване тестування на ВІЛ, віруси гепатиту В і С та сифілісвпроваджують у практику сімейних лікарів Львова з ініціативи Фундації АнтиСНІДСША в Україні (AHF).</text:p>
      <text:p text:style-name="P4">
Про це йшлося під час форуму сімейних лікарів «Тестування на ВІЛ у практицісімейного лікаря» у Львові, повідомляє кореспондент Укрінформу.</text:p>
      <text:p text:style-name="P4">
Учасники форуму обговорити питання інтегрованого тестування на <text:a xlink:type="simple" xlink:href="https://www.ukrinform.ua/tag-vilsnid" text:style-name="Internet_20_link" text:visited-style-name="Visited_20_Internet_20_Link">
</text:a>
 , вірусні гепатити В та С і сифіліс заініціативи медичного працівника, а також запровадження людино-центрованогопідходу до надання таких послуг.</text:p>
      <text:p text:style-name="P4">
<draw:frame draw:style-name="fr1" draw:name="Image113" text:anchor-type="as-char" svg:width="6.9236in" svg:height="4.615733in" draw:z-index="0">
<draw:image xlink:href="../Images/yкринформ/2023-05-08T15-59-00-03-00/1683550461-507.jpg" xlink:type="simple" xlink:show="embed" xlink:actuate="onLoad" draw:mime-type="image/jpeg"/>
</draw:frame>
</text:p>
      <text:p text:style-name="P4">
«Тестування на ВІЛ увійшло до Програми медгарантій, однак згідно з чиннимзаконодавством, безкоштовно зробити тест на ВІЛ у сімейного лікаря можна лишеодин раз на рік та виключно для представників визначених ключових груп.Важливо підтримати розпочаті державою реформи та законодавчі зміни, тому мипродовжуємо працювати над тим, щоб безкоштовне ВІЛ-тестування у сімейноголікаря стало доступним для всіх без винятку, коли в цьому є потреба», -зазначила голова Фундації АнтиСНІД США в Україні Ярослава Лопатіна.</text:p>
      <text:p text:style-name="P4">
<draw:frame draw:style-name="fr1" draw:name="Image114" text:anchor-type="as-char" svg:width="6.9236in" svg:height="4.615733in" draw:z-index="0">
<draw:image xlink:href="../Images/yкринформ/2023-05-08T15-59-00-03-00/1683550566-142.jpg" xlink:type="simple" xlink:show="embed" xlink:actuate="onLoad" draw:mime-type="image/jpeg"/>
</draw:frame>
</text:p>
      <text:p text:style-name="P4">
Фундація планує забезпечити у 2023 році безбар'єрне інтегроване тестування наВІЛ, віруси гепатиту C і B та сифіліс на рівні первинної ланки у Львові длямайже 6 тисяч осіб.</text:p>
      <text:p text:style-name="P4">
<draw:frame draw:style-name="fr1" draw:name="Image115" text:anchor-type="as-char" svg:width="6.9236in" svg:height="4.615733in" draw:z-index="0">
<draw:image xlink:href="../Images/yкринформ/2023-05-08T15-59-00-03-00/1683550461-415.jpg" xlink:type="simple" xlink:show="embed" xlink:actuate="onLoad" draw:mime-type="image/jpeg"/>
</draw:frame>
</text:p>
      <text:p text:style-name="P4">
Тест на ВІЛ, гепатити B та С та сифиліс робиться безболісно та безкоштовно.Потрібна лише одна крапля крові з пальця, результат буде готовий вже за 15хвилин.</text:p>
      <text:p text:style-name="P4">
<draw:frame draw:style-name="fr1" draw:name="Image116" text:anchor-type="as-char" svg:width="6.9236in" svg:height="4.615733in" draw:z-index="0">
<draw:image xlink:href="../Images/yкринформ/2023-05-08T15-59-00-03-00/1683550462-898.jpg" xlink:type="simple" xlink:show="embed" xlink:actuate="onLoad" draw:mime-type="image/jpeg"/>
</draw:frame>
</text:p>
      <text:p text:style-name="P4">
«За підтримки AHF для 40 закладів охорони здоров’я були закуплені комплекснішвидкі тести для діагностики ВІЛ, гепатиту B і C та сифілісу. Це дає змогуодночасно діагностувати чотири інфекції та комплексно лікувати супутніпатології», - зазначив лікар-інфекціоніст відділу управління та протидії ВІЛ-інфекції ДУ «Центр громадського здоров’я» МОЗ України Андрій Білець.</text:p>
      <text:p text:style-name="P4">
<draw:frame draw:style-name="fr1" draw:name="Image117" text:anchor-type="as-char" svg:width="6.9236in" svg:height="4.615733in" draw:z-index="0">
<draw:image xlink:href="../Images/yкринформ/2023-05-08T15-59-00-03-00/1683550462-275.jpg" xlink:type="simple" xlink:show="embed" xlink:actuate="onLoad" draw:mime-type="image/jpeg"/>
</draw:frame>
</text:p>
      <text:p text:style-name="P4">
<text:span text:style-name="T4">
Читайте також:</text:span>
 <text:a xlink:type="simple" xlink:href="https://www.ukrinform.ua/rubric-regions/3705118-lvivski-likari-vperse-proveli-operaciu-na-mozku-z-probudzennam-pacienta.html" text:style-name="Internet_20_link" text:visited-style-name="Visited_20_Internet_20_Link">
 </text:a>
</text:p>
      <text:p text:style-name="P4">
За даними Центру громадського здоров'я, станом на початок 2023 року в Україніпроживало понад 200 тисяч ВІЛ-позитивних людей, з них лише 79% знають просвій статус, а АРТ отримують 77%. Майже половина людей із ВІЛ-інфекцією (43%)дізнається про свій статус на пізніх стадіях.</text:p>
      <text:p text:style-name="P4">
Source: <text:a xlink:type="simple" xlink:href="https://www.ukrinform.ua/rubric-regions/3706360-simejni-likari-u-lvovi-testuvatimut-na-vil-gepatit-i-sifilis.html" text:style-name="Internet_20_link" text:visited-style-name="Visited_20_Internet_20_Link">
https://www.ukrinform.ua/rubric-regions/3706360-simejni-likari-u-lvovi-testuvatimut-na-vil-gepatit-i-sifilis.html</text:a>
</text:p>
      <!--NEWS-->
      <text:h text:style-name="P10" text:outline-level="1">
<text:span text:style-name="T4">
Енергетики за тиждень відновили електропостачання у 119 населених пунктах Донеччини</text:span>
</text:h>
      <text:p text:style-name="P4">
Authors: Ukrinform (Person)</text:p>
      <text:p text:style-name="P4">
Publisher: Укринформ (Organization)</text:p>
      <text:p text:style-name="P4">
Published Time: 2023-05-08T16:00:00+03:00</text:p>
      <text:p text:style-name="P4">
Modified Time: 2023-05-08T16:00:00+03:00</text:p>
      <text:p text:style-name="P4">
Description: На Донеччині енергетики за минулий тиждень відновили електропостачання у 119 населених пунктах, без електропостачання наразі залишаються мешканці 104 населених пунктів. — Укрінформ.</text:p>
      <text:p text:style-name="P4">
Images: ["<text:a xlink:type="simple" xlink:href="https://static.ukrinform.com/photos/2023_05/thumb_files/630_360_1683550743-876.jpg" text:style-name="Internet_20_link" text:visited-style-name="Visited_20_Internet_20_Link">
630_360_16835...</text:a>
"]</text:p>
      <text:p text:style-name="P4">
Tags: ['Донеччина', 'ДТЕК', 'Електроенергія']</text:p>
      <text:p text:style-name="P4">
Type: Article</text:p>
      <!--METADATA-->
      <text:p text:style-name="P4">
<draw:frame draw:style-name="fr1" draw:name="Image118" text:anchor-type="as-char" svg:width="6.9236in" svg:height="3.956343in" draw:z-index="0">
<draw:image xlink:href="../Images/yкринформ/2023-05-08T16-00-00-03-00/630_360_1683550743-876.jpg" xlink:type="simple" xlink:show="embed" xlink:actuate="onLoad" draw:mime-type="image/jpeg"/>
</draw:frame>
 НаДонеччині енергетики за минулий тиждень відновили електропостачання у 119населених пунктах, без електропостачання наразі залишаються мешканці 104населених пунктів.</text:p>
      <text:p text:style-name="P4">
Як передає Укрінформ, про це повідомили в <text:a xlink:type="simple" xlink:href="https://dn.gov.ua/news/za-tizhden-na-donechchini-vdalosya-vidnoviti-elektriku-dlya-majzhe-110-tisyach-rodin-bez-svitla-zalishayutsya-104-naselenih-punkti" text:style-name="Internet_20_link" text:visited-style-name="Visited_20_Internet_20_Link">
 </text:a>
 .</text:p>
      <text:p text:style-name="P4">
«За тиждень аварійно-ремонтним бригадам ДТЕК Донецькі електромережі вдалосяповернути електропостачання жителям 119 населених пунктів. 109 843 родини наДонеччині знову отримали доступ до електрики», - йдеться у повідомленні.</text:p>
      <text:p text:style-name="P4">
Зазначено, що, у тому числі за 7 травня енергетики змогли відремонтувати низкупошкоджень та відновити світло для 12,1 тисячі родин у п’яти населених пунктахДонецької області.</text:p>
      <text:p text:style-name="P4">
<text:span text:style-name="T4">
Читайте також:</text:span>
 <text:a xlink:type="simple" xlink:href="https://www.ukrinform.ua/rubric-economy/3706248-u-sesti-regionah-ukraini-problemi-zi-svitlom-cerez-obstrili.html" text:style-name="Internet_20_link" text:visited-style-name="Visited_20_Internet_20_Link">
 </text:a>
</text:p>
      <text:p text:style-name="P4">
В ОВА констатували, що пошкодження енергоінфраструктури через постійніобстріли тривають, через це без електропостачання залишаються 104 населеніпункти, де фахівці енергокомпанії не мають доступу до проведення робіт.</text:p>
      <text:p text:style-name="P4">
Як повідомлялося, <text:a xlink:type="simple" xlink:href="https://www.ukrinform.ua/tag-doneccina" text:style-name="Internet_20_link" text:visited-style-name="Visited_20_Internet_20_Link">
 </text:a>
 перебуває підпостійними обстрілами російських військ, щодня ворог убиває і травмуєцивільних мешканців та руйнує інфраструктурні об’єкти регіону.</text:p>
      <text:p text:style-name="P4">
<text:span text:style-name="T5">
Фото: dn.gov.ua</text:span>
</text:p>
      <text:p text:style-name="P4">
Source: <text:a xlink:type="simple" xlink:href="https://www.ukrinform.ua/rubric-vidbudova/3706361-energetiki-za-tizden-vidnovili-elektropostacanna-u-119-naselenih-punktah-doneccini.html" text:style-name="Internet_20_link" text:visited-style-name="Visited_20_Internet_20_Link">
https://www.ukrinform.ua/rubric-vidbudova/3706361-energetiki-za-tizden-vidnovili-elektropostacanna-u-119-naselenih-punktah-doneccini.html</text:a>
</text:p>
      <!--NEWS-->
      <text:h text:style-name="P10" text:outline-level="1">
<text:span text:style-name="T4">
У Тбілісі вшанували пам’ять героїв-борців за свободу України та Грузії</text:span>
</text:h>
      <text:p text:style-name="P4">
Authors: Ukrinform (Person)</text:p>
      <text:p text:style-name="P4">
Publisher: Укринформ (Organization)</text:p>
      <text:p text:style-name="P4">
Published Time: 2023-05-08T16:09:00+03:00</text:p>
      <text:p text:style-name="P4">
Modified Time: 2023-05-08T16:09:00+03:00</text:p>
      <text:p text:style-name="P4">
Description: 8 травня, у День пам’яті жертв Другої світової війни, Посольство України у Грузії започаткувало нову традицію – вшанування героїв-борців за свободу українського та грузинського народів покладанням квітів до монумента в парку відпочинку біля озера Лісі. — Укрінформ.</text:p>
      <text:p text:style-name="P4">
Images: ["<text:a xlink:type="simple" xlink:href="https://static.ukrinform.com/photos/2023_05/thumb_files/630_360_1683551153-755.jpg" text:style-name="Internet_20_link" text:visited-style-name="Visited_20_Internet_20_Link">
630_360_16835...</text:a>
", "<text:a xlink:type="simple" xlink:href="https://static.ukrinform.com/photos/2023_05/1683551184-553.jpg" text:style-name="Internet_20_link" text:visited-style-name="Visited_20_Internet_20_Link">
1683551184-55...</text:a>
", "<text:a xlink:type="simple" xlink:href="https://static.ukrinform.com/photos/2023_05/1683551184-943.jpg" text:style-name="Internet_20_link" text:visited-style-name="Visited_20_Internet_20_Link">
1683551184-94...</text:a>
", "<text:a xlink:type="simple" xlink:href="https://static.ukrinform.com/photos/2023_05/1683551183-651.jpg" text:style-name="Internet_20_link" text:visited-style-name="Visited_20_Internet_20_Link">
1683551183-65...</text:a>
", "<text:a xlink:type="simple" xlink:href="https://static.ukrinform.com/photos/2023_05/1683551183-984.jpg" text:style-name="Internet_20_link" text:visited-style-name="Visited_20_Internet_20_Link">
1683551183-98...</text:a>
", "<text:a xlink:type="simple" xlink:href="https://static.ukrinform.com/photos/2023_05/1683551309-823.jpg" text:style-name="Internet_20_link" text:visited-style-name="Visited_20_Internet_20_Link">
1683551309-82...</text:a>
", "<text:a xlink:type="simple" xlink:href="https://static.ukrinform.com/photos/2023_05/1683551333-906.jpg" text:style-name="Internet_20_link" text:visited-style-name="Visited_20_Internet_20_Link">
1683551333-90...</text:a>
", "<text:a xlink:type="simple" xlink:href="https://static.ukrinform.com/photos/2023_05/1683551333-393.jpg" text:style-name="Internet_20_link" text:visited-style-name="Visited_20_Internet_20_Link">
1683551333-39...</text:a>
"]</text:p>
      <text:p text:style-name="P4">
Tags: ['Діаспора', 'Друга світова', 'Грузія', 'Посольство', 'Війна з росією']</text:p>
      <text:p text:style-name="P4">
Type: Article</text:p>
      <!--METADATA-->
      <text:p text:style-name="P4">
<draw:frame draw:style-name="fr1" draw:name="Image119" text:anchor-type="as-char" svg:width="6.9236in" svg:height="3.956343in" draw:z-index="0">
<draw:image xlink:href="../Images/yкринформ/2023-05-08T16-09-00-03-00/630_360_1683551153-755.jpg" xlink:type="simple" xlink:show="embed" xlink:actuate="onLoad" draw:mime-type="image/jpeg"/>
</draw:frame>
 8 травня,у День пам’яті жертв Другої світової війни, Посольство України у Грузіїзапочаткувало нову традицію – вшанування героїв-борців за свободу українськогота грузинського народів покладанням квітів до монумента в парку відпочинкубіля озера Лісі.</text:p>
      <text:p text:style-name="P4">
Як передає Укрінформ, про це йдеться на <text:a xlink:type="simple" xlink:href="https://www.facebook.com/permalink.php" text:style-name="Internet_20_link" text:visited-style-name="Visited_20_Internet_20_Link">
</text:a>
Посольства.</text:p>
      <text:p text:style-name="P4">
<draw:frame draw:style-name="fr1" draw:name="Image120" text:anchor-type="as-char" svg:width="6.9236in" svg:height="5.1927in" draw:z-index="0">
<draw:image xlink:href="../Images/yкринформ/2023-05-08T16-09-00-03-00/1683551184-553.jpg" xlink:type="simple" xlink:show="embed" xlink:actuate="onLoad" draw:mime-type="image/jpeg"/>
</draw:frame>
</text:p>
      <text:p text:style-name="P4">
«Таким чином, ми згадуємо не тільки тих, хто загинув, але й тих, хто наразіпродовжує героїчну боротьбу з новою формою фашизму – рашизмом», – зауважили удиппредставництві.</text:p>
      <text:p text:style-name="P4">
<draw:frame draw:style-name="fr1" draw:name="Image121" text:anchor-type="as-char" svg:width="6.9236in" svg:height="9.231467in" draw:z-index="0">
<draw:image xlink:href="../Images/yкринформ/2023-05-08T16-09-00-03-00/1683551184-943.jpg" xlink:type="simple" xlink:show="embed" xlink:actuate="onLoad" draw:mime-type="image/jpeg"/>
</draw:frame>
</text:p>
      <text:p text:style-name="P4">
Користуючись нагодою, Посольство подякувало керівництву приватної компанії«Lisi Development», особисто Мамуці Хазарадзе, грузинським активістам, іособисто Лані Гвінджілії Lana Ghvinjilia ветеранам збройної боротьби засвободу і незалежність України та Грузії, а також представникам українськоїгромади, діаспори та Української скаутської організації Пласт у Грузії, іособисто Марії Москаленко.</text:p>
      <text:p text:style-name="P4">
<draw:frame draw:style-name="fr1" draw:name="Image122" text:anchor-type="as-char" svg:width="6.9236in" svg:height="9.231467in" draw:z-index="0">
<draw:image xlink:href="../Images/yкринформ/2023-05-08T16-09-00-03-00/1683551183-651.jpg" xlink:type="simple" xlink:show="embed" xlink:actuate="onLoad" draw:mime-type="image/jpeg"/>
</draw:frame>
</text:p>
      <text:p text:style-name="P4">
У своєму виступі Тимчасовий повірений у справах України в Грузії АндрійКасьянов наголосив, що «саме в цей день ми схиляємо голови перед грузинськимий українськими героями, які віддали своє життя за свободу, суверенітет танезалежність України та Грузії в незламній боротьбі проти надзвичайножорсткого нелюдяного підступного ворога – фашистської росії».</text:p>
      <text:p text:style-name="P4">
<draw:frame draw:style-name="fr1" draw:name="Image123" text:anchor-type="as-char" svg:width="6.9236in" svg:height="5.1927in" draw:z-index="0">
<draw:image xlink:href="../Images/yкринформ/2023-05-08T16-09-00-03-00/1683551183-984.jpg" xlink:type="simple" xlink:show="embed" xlink:actuate="onLoad" draw:mime-type="image/jpeg"/>
</draw:frame>
</text:p>
      <text:p text:style-name="P4">
Він також підкреслив, що імена цих Героїв будуть на віки закарбовані в пам’ятібратських українського та грузинського народів, а насаджені на їх честь деревабудуть завжди символом жаги до життя в вільних незалежних та успішнихдержавах.</text:p>
      <text:p text:style-name="P4">
<draw:frame draw:style-name="fr1" draw:name="Image124" text:anchor-type="as-char" svg:width="6.9236in" svg:height="5.1927in" draw:z-index="0">
<draw:image xlink:href="../Images/yкринформ/2023-05-08T16-09-00-03-00/1683551309-823.jpg" xlink:type="simple" xlink:show="embed" xlink:actuate="onLoad" draw:mime-type="image/jpeg"/>
</draw:frame>
</text:p>
      <text:p text:style-name="P4">
Водночас Андрій Касьянов виказав сподівання, що місцеві органи влади містаТбілісі нарешті позитивно розглянуть чисельні пропозиції Посольства щодовшанування пам’яті героїв, загиблих за свободу і незалежність України таГрузії шляхом найменування на їх честь вулиці, парку або скверу.</text:p>
      <text:p text:style-name="P4">
<draw:frame draw:style-name="fr1" draw:name="Image125" text:anchor-type="as-char" svg:width="6.9236in" svg:height="9.231467in" draw:z-index="0">
<draw:image xlink:href="../Images/yкринформ/2023-05-08T16-09-00-03-00/1683551333-906.jpg" xlink:type="simple" xlink:show="embed" xlink:actuate="onLoad" draw:mime-type="image/jpeg"/>
</draw:frame>
</text:p>
      <text:p text:style-name="P4">
Поряд з цим, за сталою традицією, Посольство провело урочисте покладанняквітів до погруддя грузинського героя Мелітона Кантарії та пам’ятника загиблимгрузинським військовослужбовцям у парку Кіквідзе міста Тбілісі.</text:p>
      <text:p text:style-name="P4">
<draw:frame draw:style-name="fr1" draw:name="Image126" text:anchor-type="as-char" svg:width="6.9236in" svg:height="9.231467in" draw:z-index="0">
<draw:image xlink:href="../Images/yкринформ/2023-05-08T16-09-00-03-00/1683551333-393.jpg" xlink:type="simple" xlink:show="embed" xlink:actuate="onLoad" draw:mime-type="image/jpeg"/>
</draw:frame>
</text:p>
      <text:p text:style-name="P4">
«Монумент Героям України та Грузії в парку озера Лісі це не перший, ісподіваємось далеко не останній проєкт, який реалізується за активної участіПосольства України в Грузії з представниками політичної партії «Лело дляГрузії», зокрема Бадрі Джапарідзе, Саломе Самадашвілі, Грігола Гегелія таприватного бізнесу компанії TBC Group», – додали у Посольстві.</text:p>
      <text:p text:style-name="P4">
Нагадаємо, у Тбілісі за підтримки Посольства України в Грузії та UniteTogether <text:a xlink:type="simple" xlink:href="https://www.ukrinform.ua/rubric-diaspora/3694305-u-tbilisi-proveli-blagodijnij-vecir-na-pidtrimku-ukraini.html" text:style-name="Internet_20_link" text:visited-style-name="Visited_20_Internet_20_Link">
 </text:a>
 благодійний вечір, урамках якого було проведено аукціон антивоєнних плакатів «Креативний спротив».</text:p>
      <text:p text:style-name="P4">
<text:span text:style-name="T5">
Фото: Посольство України в Грузії / Фейсбук</text:span>
</text:p>
      <text:p text:style-name="P4">
Source: <text:a xlink:type="simple" xlink:href="https://www.ukrinform.ua/rubric-diaspora/3706367-u-tbilisi-vsanuvali-pamat-geroivborciv-za-svobodu-ukraini-ta-gruzii.html" text:style-name="Internet_20_link" text:visited-style-name="Visited_20_Internet_20_Link">
https://www.ukrinform.ua/rubric-diaspora/3706367-u-tbilisi-vsanuvali-pamat-geroivborciv-za-svobodu-ukraini-ta-gruzii.html</text:a>
</text:p>
      <!--NEWS-->
      <text:h text:style-name="P10" text:outline-level="1">
<text:span text:style-name="T4">
Українка Пономаренко здобула «срібло» ЧЄ з брейкінгу</text:span>
</text:h>
      <text:p text:style-name="P4">
Authors: Ukrinform (Person)</text:p>
      <text:p text:style-name="P4">
Publisher: Укринформ (Organization)</text:p>
      <text:p text:style-name="P4">
Published Time: 2023-05-08T16:09:41+03:00</text:p>
      <text:p text:style-name="P4">
Modified Time: 2023-05-08T16:09:41+03:00</text:p>
      <text:p text:style-name="P4">
Description: Це перша в історії українська медаль чемпіонату Європи. — Укрінформ.</text:p>
      <text:p text:style-name="P4">
Images: ["<text:a xlink:type="simple" xlink:href="https://static.ukrinform.com/photos/2023_05/thumb_files/630_360_1683551255-799.jpg" text:style-name="Internet_20_link" text:visited-style-name="Visited_20_Internet_20_Link">
630_360_16835...</text:a>
"]</text:p>
      <text:p text:style-name="P4">
Tags: ['Європейські ігри']</text:p>
      <text:p text:style-name="P4">
Type: Article</text:p>
      <!--METADATA-->
      <text:p text:style-name="P4">
<draw:frame draw:style-name="fr1" draw:name="Image127" text:anchor-type="as-char" svg:width="6.9236in" svg:height="3.956343in" draw:z-index="0">
<draw:image xlink:href="../Images/yкринформ/2023-05-08T16-09-41-03-00/630_360_1683551255-799.jpg" xlink:type="simple" xlink:show="embed" xlink:actuate="onLoad" draw:mime-type="image/jpeg"/>
</draw:frame>
 Це перша вісторії українська медаль чемпіонату Європи.</text:p>
      <text:p text:style-name="P4">
Анна Stefani Пономаренко здобула «срібло» континентальної першості уіспанському місті Альмерія і завоювала ліцензію на Європейські ігри-2023, <text:a xlink:type="simple" xlink:href="https://xn--80affa3aj0al.xn--80asehdb/#@minmolodsport" text:style-name="Internet_20_link" text:visited-style-name="Visited_20_Internet_20_Link">
</text:a>
 Міністерство молодіта спорту України, передає Укрінформ.</text:p>
      <text:p text:style-name="P4">
У півфіналі 27-річна бі-гьорл Stefani перемогла титуловану італійку Anti, а уфіналі поступилася 15-річній представниці Литви Домініці Nicka Баневіч.</text:p>
      <text:p text:style-name="P4">
Брейкдансинг вперше буде представлений у програмі Олімпійських ігор-2024 вПарижі.</text:p>
      <text:p text:style-name="P4">
<text:span text:style-name="T4">
Читайте також:</text:span>
 <text:a xlink:type="simple" xlink:href="https://www.ukrinform.ua/rubric-sports/3706157-dmitro-sosnovskij-golovnij-trener-zbirnoi-ukraini-z-boksu.html" text:style-name="Internet_20_link" text:visited-style-name="Visited_20_Internet_20_Link">
 </text:a>
</text:p>
      <text:p text:style-name="P4">
Як повідомляв Укрінформ, Європейські ігри пройдуть у Кракові, Польща з 21червня по 2 липня.</text:p>
      <text:p text:style-name="P4">
Фото: mms.gov.ua</text:p>
      <text:p text:style-name="P4">
Source: <text:a xlink:type="simple" xlink:href="https://www.ukrinform.ua/rubric-sports/3706368-ukrainka-ponomarenko-zdobula-sriblo-ce-z-brejkingu.html" text:style-name="Internet_20_link" text:visited-style-name="Visited_20_Internet_20_Link">
https://www.ukrinform.ua/rubric-sports/3706368-ukrainka-ponomarenko-zdobula-sriblo-ce-z-brejkingu.html</text:a>
</text:p>
      <!--NEWS-->
      <text:h text:style-name="P10" text:outline-level="1">
<text:span text:style-name="T4">
У центральному парку Тбілісі зірвали прапор України</text:span>
</text:h>
      <text:p text:style-name="P4">
Authors: Ukrinform (Person)</text:p>
      <text:p text:style-name="P4">
Publisher: Укринформ (Organization)</text:p>
      <text:p text:style-name="P4">
Published Time: 2023-05-08T16:12:07+03:00</text:p>
      <text:p text:style-name="P4">
Modified Time: 2023-05-08T16:12:07+03:00</text:p>
      <text:p text:style-name="P4">
Description: Невідомий зірвав прапор України, що висів на флагштоку в центральному парку столиці Грузії Тбілісі; українське посольство вимагає розслідувати інцидент. — Укрінформ.</text:p>
      <text:p text:style-name="P4">
Images: ["<text:a xlink:type="simple" xlink:href="https://static.ukrinform.com/photos/2022_09/thumb_files/630_360_1663151054-398.jpg" text:style-name="Internet_20_link" text:visited-style-name="Visited_20_Internet_20_Link">
630_360_16631...</text:a>
", "<text:a xlink:type="simple" xlink:href="https://static.ukrinform.com/photos/2023_05/1683551175-865.jpg" text:style-name="Internet_20_link" text:visited-style-name="Visited_20_Internet_20_Link">
1683551175-86...</text:a>
"]</text:p>
      <text:p text:style-name="P4">
Tags: ['Грузія', 'Прапор', 'Війна з росією']</text:p>
      <text:p text:style-name="P4">
Type: Article</text:p>
      <!--METADATA-->
      <text:p text:style-name="P4">
<draw:frame draw:style-name="fr1" draw:name="Image128" text:anchor-type="as-char" svg:width="6.9236in" svg:height="3.956343in" draw:z-index="0">
<draw:image xlink:href="../Images/yкринформ/2023-05-08T16-12-07-03-00/630_360_1663151054-398.jpg" xlink:type="simple" xlink:show="embed" xlink:actuate="onLoad" draw:mime-type="image/jpeg"/>
</draw:frame>
 Невідомийзірвав прапор України, що висів на флагштоку в центральному парку столиціГрузії Тбілісі; українське посольство вимагає розслідувати інцидент.</text:p>
      <text:p text:style-name="P4">
Як передає Укрінформ, про це повідомляє <text:a xlink:type="simple" xlink:href="http://www.newsgeorgia.ge/v-centralnom-parke-tbilisi-sorvali-ukrainskij-flag-i-snjali-jeto-na-video/" text:style-name="Internet_20_link" text:visited-style-name="Visited_20_Internet_20_Link">
</text:a>
 .</text:p>
      <text:p text:style-name="P4">
<draw:frame draw:style-name="fr1" draw:name="Image129" text:anchor-type="as-char" svg:width="6.9236in" svg:height="3.89773in" draw:z-index="0">
<draw:image xlink:href="../Images/yкринформ/2023-05-08T16-12-07-03-00/1683551175-865.jpg" xlink:type="simple" xlink:show="embed" xlink:actuate="onLoad" draw:mime-type="image/jpeg"/>
</draw:frame>
</text:p>
      <text:p text:style-name="P4">
Відповідне відео розповсюдив телеканал Mtavari. За повідомленням телеканалу,людина, яка зриває прапор, сама поширила відео у соцмережах, але на цей час їїобліковий запис недоступний. За даними Mtavari, людина, яка зірвала прапор, єприхильником проросійської організації "Консервативний рух" та "Альт-Інфо".</text:p>
      <text:p text:style-name="P4">
Тимчасовий повірений у справах України в Грузії Андрій Касьянов назвав те, щосталося, неприпустимим.</text:p>
      <text:p text:style-name="P4">
“Абсолютно неприпустима ситуація з глумлінням над нашими українськимисимволами. Ми повідомили про це МЗС України та співпрацюватимемо зправоохоронними органами Грузії, щоб цей інцидент був розслідуваний, а виннібули покарані відповідно до законодавства Грузії”, – заявив Касьянов.</text:p>
      <text:p text:style-name="P4">
<text:span text:style-name="T4">
Читайте також:</text:span>
 <text:a xlink:type="simple" xlink:href="https://www.ukrinform.ua/rubric-polytics/3700832-ukraina-perevirae-incidenti-z-praporom-u-moldovi-i-obicae-risucu-reakciu.html" text:style-name="Internet_20_link" text:visited-style-name="Visited_20_Internet_20_Link">
 <text:span text:style-name="T4">
прапор</text:span>
 </text:a>
</text:p>
      <text:p text:style-name="P4">
З січня 2022 року в Грузії набув чинності закон, який передбачає штраф урозмірі 1000 ларі за образу встановленого держустановою прапора чи гербадержави, з якою Грузія має дипломатичні відносини.</text:p>
      <text:p text:style-name="P4">
Лідер опозиційної партії "Лело" Мамука Хазарадзе заявив, що зрив прапора єпровокацією, спрямованою проти братерства грузинського та українськогонародів.</text:p>
      <text:p text:style-name="P4">
“Такі дії – це російська пропаганда в Грузії, і взагалі “Альт-Інфо” та їїідеологія мають бути заборонені у Грузії. Неприпустимо, щоб у країні булисили, які висловлюють інтереси країни, яка окупувала 20% територій Грузії”, -заявив Хазарадзе.</text:p>
      <text:p text:style-name="P4">
У МВС Грузії наразі не надали коментарів із цього приводу.</text:p>
      <text:p text:style-name="P4">
<text:span text:style-name="T4">
Читайте також:</text:span>
 <text:a xlink:type="simple" xlink:href="https://www.ukrinform.ua/rubric-world/3705448-aktivisti-u-berlini-domoglisa-skasuvanna-zaboroni-na-ukrainski-prapori-8-ta-9-travna.html" text:style-name="Internet_20_link" text:visited-style-name="Visited_20_Internet_20_Link">
 <text:span text:style-name="T4">
прапор</text:span>
 </text:a>
</text:p>
      <text:p text:style-name="P4">
Як повідомляв Укрінформ, у чеській столиці Празі 16 квітня пройшла антиурядовадемонстрація, організована маловідомою проросійською непарламентськоюполітичною партією "Право Повага Професійність" (PRO).</text:p>
      <text:p text:style-name="P4">
<text:span text:style-name="T5">
Фото ілюстративне</text:span>
</text:p>
      <text:p text:style-name="P4">
Source: <text:a xlink:type="simple" xlink:href="https://www.ukrinform.ua/rubric-world/3706370-u-centralnomu-parku-tbilisi-zirvali-prapor-ukraini.html" text:style-name="Internet_20_link" text:visited-style-name="Visited_20_Internet_20_Link">
https://www.ukrinform.ua/rubric-world/3706370-u-centralnomu-parku-tbilisi-zirvali-prapor-ukraini.html</text:a>
</text:p>
      <!--NEWS-->
      <text:h text:style-name="P10" text:outline-level="1">
<text:span text:style-name="T4">
Zaporizka Oblast(22:16). Red Alert: aerial threat. Sirens sounding. Take cover now!</text:span>
</text:h>
      <text:p text:style-name="P4">
Authors: liveuamap (Language: en)</text:p>
      <text:p text:style-name="P4">
Time: 2023-05-08T16:18:00</text:p>
      <text:p text:style-name="P4">
Location: Zaporizka Oblast (Latitude:47.612021 Longtitude:35.765261)</text:p>
      <text:p text:style-name="P4">
Videos: []</text:p>
      <text:p text:style-name="P4">
Images: []</text:p>
      <text:p text:style-name="P4">
Tags: ["Europe", "Central and Eastern Europe"]</text:p>
      <text:p text:style-name="P4">
ID: 22561392</text:p>
      <!--METADATA-->
      <text:p text:style-name="P4">
Zaporizka Oblast(22:16). Red Alert: aerial threat. Sirens sounding. Take covernow!</text:p>
      <text:p text:style-name="P4">
News Collection Link: <text:a xlink:type="simple" xlink:href="https://liveuamap.com/en/2023/08-may-zaporizka-oblast2216-red-alert-aerial-g" text:style-name="Internet_20_link" text:visited-style-name="Visited_20_Internet_20_Link">
https://liveuamap.com/en/2023/08-may-zaporizka-oblast2216-red-alert-aerial-g</text:a>
</text:p>
      <text:p text:style-name="P4">
Source: <text:a xlink:type="simple" xlink:href="https://t.me/air_alert_ua/44812" text:style-name="Internet_20_link" text:visited-style-name="Visited_20_Internet_20_Link">
https://t.me/air_alert_ua/44812</text:a>
</text:p>
      <!--NEWS-->
      <text:h text:style-name="P10" text:outline-level="1">
<text:span text:style-name="T4">
На Миколаївщині під завалами розбомбленої школи знайшли книги письменника Сизоненка</text:span>
</text:h>
      <text:p text:style-name="P4">
Authors: Ukrinform (Person)</text:p>
      <text:p text:style-name="P4">
Publisher: Укринформ (Organization)</text:p>
      <text:p text:style-name="P4">
Published Time: 2023-05-08T16:23:00+03:00</text:p>
      <text:p text:style-name="P4">
Modified Time: 2023-05-08T16:23:00+03:00</text:p>
      <text:p text:style-name="P4">
Description: Сапери з міста Баштанка на Миколаївщині при розмінуванні розбомбленої росіянами школи на Херсонщині витягли з-під завалів чотиритомник свого земляка, відомого українського письменника Олександра Сизоненка і передали його до музею. — Укрінформ.</text:p>
      <text:p text:style-name="P4">
Images: ["<text:a xlink:type="simple" xlink:href="https://static.ukrinform.com/photos/2023_05/thumb_files/630_360_1683552584-274.jpg" text:style-name="Internet_20_link" text:visited-style-name="Visited_20_Internet_20_Link">
630_360_16835...</text:a>
", "<text:a xlink:type="simple" xlink:href="https://static.ukrinform.com/photos/2023_05/1683552007-810.jpg" text:style-name="Internet_20_link" text:visited-style-name="Visited_20_Internet_20_Link">
1683552007-81...</text:a>
"]</text:p>
      <text:p text:style-name="P4">
Tags: ['Книги', 'Миколаївщина', 'Школа', 'Письменник', 'Війна з росією']</text:p>
      <text:p text:style-name="P4">
Type: Article</text:p>
      <!--METADATA-->
      <text:p text:style-name="P4">
<draw:frame draw:style-name="fr1" draw:name="Image130" text:anchor-type="as-char" svg:width="6.9236in" svg:height="3.956343in" draw:z-index="0">
<draw:image xlink:href="../Images/yкринформ/2023-05-08T16-23-00-03-00/630_360_1683552584-274.jpg" xlink:type="simple" xlink:show="embed" xlink:actuate="onLoad" draw:mime-type="image/jpeg"/>
</draw:frame>
 Сапери зміста Баштанка на Миколаївщині при розмінуванні розбомбленої росіянами школина Херсонщині витягли з-під завалів чотиритомник свого земляка, відомогоукраїнського письменника Олександра Сизоненка і передали його до музею.</text:p>
      <text:p text:style-name="P4">
Про це кореспондентові Укрінформу повідомив директор Баштанського краєзнавчогомузею Олег Требух.</text:p>
      <text:p text:style-name="P4">
<draw:frame draw:style-name="fr1" draw:name="Image131" text:anchor-type="as-char" svg:width="6.9236in" svg:height="4.872163in" draw:z-index="0">
<draw:image xlink:href="../Images/yкринформ/2023-05-08T16-23-00-03-00/1683552007-810.jpg" xlink:type="simple" xlink:show="embed" xlink:actuate="onLoad" draw:mime-type="image/jpeg"/>
</draw:frame>
 <text:span text:style-name="T5">
Фото: Баштанськийкраєзнавчий музей</text:span>
</text:p>
      <text:p text:style-name="P4">
«Сергій Коряка та Микола Пантелейчук - жителі Баштанки. Вони з перших дніввійни пішли на службу до ТРО, працювали саперами, відзначилися розмінуваннямБаштанщини у березні 2022 року. Нещодавно працювали на Херсонщині. Там, середуламків однієї зі знищених рашистами шкіл, знайшли книжки нашого відомогоземляка, українського письменника Олександра Сизоненка. Вони вирішили зберегтикниги і передати до Баштанського музею», - сказав Требух.</text:p>
      <text:p text:style-name="P4">
За його словами, тепер чотиритомник та <text:a xlink:type="simple" xlink:href="https://www.facebook.com/100017252169106/videos/1907662292918930/" text:style-name="Internet_20_link" text:visited-style-name="Visited_20_Internet_20_Link">
</text:a>
 <text:a xlink:type="simple" xlink:href="https://www.facebook.com/100017252169106/videos/1907662292918930/" text:style-name="Internet_20_link" text:visited-style-name="Visited_20_Internet_20_Link">
</text:a>
 <text:a xlink:type="simple" xlink:href="https://www.facebook.com/100017252169106/videos/1907662292918930/" text:style-name="Internet_20_link" text:visited-style-name="Visited_20_Internet_20_Link">
</text:a>
 на якомузафіксовано момент, під час якого сапери знайшли <text:a xlink:type="simple" xlink:href="https://www.ukrinform.ua/tag-kniga" text:style-name="Internet_20_link" text:visited-style-name="Visited_20_Internet_20_Link">
</text:a>
 , займуть своє почесне місце векспозиції російсько-української війни.</text:p>
      <text:p text:style-name="P4">
<text:span text:style-name="T4">
Читайте також:</text:span>
 <text:a xlink:type="simple" xlink:href="https://www.ukrinform.ua/rubric-culture/3704923-literaturna-premia-zolota-veza-u-vinnici-vze-prijmae-zaavki.html" text:style-name="Internet_20_link" text:visited-style-name="Visited_20_Internet_20_Link">
 </text:a>
</text:p>
      <text:p text:style-name="P4">
Олександр Сизоненко - український прозаїк, публіцист, есеїст, кіносценарист.Родом з села Новоолександрівка на Баштанщині Миколаївської області. Твором,який приніс йому літературне визнання, став роман "Корабели" про життявеликого суднобудівного заводу</text:p>
      <text:p text:style-name="P4">
За епічну трилогію «Степ», «Була осінь», «Мета» Сизоненко у 1984 роціудостоєний Державної премії Української РСР ім. Т. Шевченка.</text:p>
      <text:p text:style-name="P4">
Source: <text:a xlink:type="simple" xlink:href="https://www.ukrinform.ua/rubric-regions/3706373-na-mikolaivsini-pid-zavalami-rozbomblenoi-skoli-znajsli-knigi-pismennika-sizonenka.html" text:style-name="Internet_20_link" text:visited-style-name="Visited_20_Internet_20_Link">
https://www.ukrinform.ua/rubric-regions/3706373-na-mikolaivsini-pid-zavalami-rozbomblenoi-skoli-znajsli-knigi-pismennika-sizonenka.html</text:a>
</text:p>
      <!--NEWS-->
      <text:h text:style-name="P10" text:outline-level="1">
<text:span text:style-name="T4">
Shelling reported in Valuyki district of Belgorod region. Air defense reportedly shot aerial ...</text:span>
</text:h>
      <text:p text:style-name="P4">
Authors: liveuamap (Language: en)</text:p>
      <text:p text:style-name="P4">
Time: 2023-05-08T16:30:54</text:p>
      <text:p text:style-name="P4">
Location: Belgorodskaya oblast' (Latitude:50.64832 Longtitude:38.40183)</text:p>
      <text:p text:style-name="P4">
Videos: []</text:p>
      <text:p text:style-name="P4">
Images: []</text:p>
      <text:p text:style-name="P4">
Tags: ["Central and Eastern Europe", "Russia"]</text:p>
      <text:p text:style-name="P4">
ID: 22561393</text:p>
      <!--METADATA-->
      <text:p text:style-name="P4">
Shelling reported in Valuyki district of Belgorod region. Air defensereportedly shot aerial target over Valuyki town</text:p>
      <text:p text:style-name="P4">
News Collection Link: <text:a xlink:type="simple" xlink:href="https://liveuamap.com/en/2023/8-may-shelling-reported-in-valuyki-district-of-belgorod-region" text:style-name="Internet_20_link" text:visited-style-name="Visited_20_Internet_20_Link">
https://liveuamap.com/en/2023/8-may-shelling-reported-in-valuyki-district-of-belgorod-region</text:a>
</text:p>
      <text:p text:style-name="P4">
Source: <text:a xlink:type="simple" xlink:href="https://t.me/bbbreaking/154888" text:style-name="Internet_20_link" text:visited-style-name="Visited_20_Internet_20_Link">
https://t.me/bbbreaking/154888</text:a>
</text:p>
      <!--NEWS-->
      <text:h text:style-name="P10" text:outline-level="1">
<text:span text:style-name="T4">
Photo: debris of a missile shot down over Valuyki district of Belgorod region</text:span>
</text:h>
      <text:p text:style-name="P4">
Authors: liveuamap (Language: en)</text:p>
      <text:p text:style-name="P4">
Time: 2023-05-08T16:33:34</text:p>
      <text:p text:style-name="P4">
Location: Bilhorod region (Latitude:50.21217 Longtitude:38.06952)</text:p>
      <text:p text:style-name="P4">
Videos: []</text:p>
      <text:p text:style-name="P4">
Images: ["<text:a xlink:type="simple" xlink:href="https://liveuamap.com/pics/2023/05/08/22561395_0.jpg" text:style-name="Internet_20_link" text:visited-style-name="Visited_20_Internet_20_Link">
22561395_0.jpg</text:a>
"]</text:p>
      <text:p text:style-name="P4">
Tags: ["Russia", "Central and Eastern Europe"]</text:p>
      <text:p text:style-name="P4">
ID: 22561395</text:p>
      <!--METADATA-->
      <text:p text:style-name="P4">
Photo: debris of a missile shot down over Valuyki district of Belgorod region</text:p>
      <text:p text:style-name="P4">
<draw:frame draw:style-name="fr1" draw:name="Image132" text:anchor-type="as-char" svg:width="6.9236in" svg:height="8.668044in" draw:z-index="0">
<draw:image xlink:href="../Images/liveuamap/2023-05-08T16-33-34/22561395_0.jpg" xlink:type="simple" xlink:show="embed" xlink:actuate="onLoad" draw:mime-type="image/jpeg"/>
</draw:frame>
</text:p>
      <text:p text:style-name="P4">
News Collection Link: <text:a xlink:type="simple" xlink:href="https://liveuamap.com/en/2023/8-may-photo-debris-of-a-missile-shot-down-over-valuyki-district" text:style-name="Internet_20_link" text:visited-style-name="Visited_20_Internet_20_Link">
https://liveuamap.com/en/2023/8-may-photo-debris-of-a-missile-shot-down-over-valuyki-district</text:a>
</text:p>
      <text:p text:style-name="P4">
Source: <text:a xlink:type="simple" xlink:href="https://t.me/belgorod_informant/4032" text:style-name="Internet_20_link" text:visited-style-name="Visited_20_Internet_20_Link">
https://t.me/belgorod_informant/4032</text:a>
</text:p>
      <!--NEWS-->
      <text:h text:style-name="P10" text:outline-level="1">
<text:span text:style-name="T4">
В Україні завтра до +17°, але подекуди - нічні заморозки</text:span>
</text:h>
      <text:p text:style-name="P4">
Authors: Ukrinform (Person)</text:p>
      <text:p text:style-name="P4">
Publisher: Укринформ (Organization)</text:p>
      <text:p text:style-name="P4">
Published Time: 2023-05-08T16:36:00+03:00</text:p>
      <text:p text:style-name="P4">
Modified Time: 2023-05-08T16:36:00+03:00</text:p>
      <text:p text:style-name="P4">
Description: В Україні у вівторок істотні опади не прогнозуються, температура вночі 1-6° тепла, у північних та більшості західних областей на поверхні ґрунту очікуються заморозки 0-5°, температура на півдні країни 4-9° тепла; вдень в Україні 9-14°. — Укрінформ.</text:p>
      <text:p text:style-name="P4">
Images: ["<text:a xlink:type="simple" xlink:href="https://static.ukrinform.com/photos/2020_11/thumb_files/630_360_1606548494-387.jpg" text:style-name="Internet_20_link" text:visited-style-name="Visited_20_Internet_20_Link">
630_360_16065...</text:a>
"]</text:p>
      <text:p text:style-name="P4">
Tags: ['Дощ', 'Погода', 'Заморозки']</text:p>
      <text:p text:style-name="P4">
Type: Article</text:p>
      <!--METADATA-->
      <text:p text:style-name="P4">
<draw:frame draw:style-name="fr1" draw:name="Image133" text:anchor-type="as-char" svg:width="6.9236in" svg:height="3.956343in" draw:z-index="0">
<draw:image xlink:href="../Images/yкринформ/2023-05-08T16-36-00-03-00/630_360_1606548494-387.jpg" xlink:type="simple" xlink:show="embed" xlink:actuate="onLoad" draw:mime-type="image/jpeg"/>
</draw:frame>
 В Україніу вівторок істотні опади не прогнозуються, температура вночі 1-6° тепла, упівнічних та більшості західних областей на поверхні ґрунту очікуютьсязаморозки 0-5°, температура на півдні країни 4-9° тепла; вдень в Україні9-14°.</text:p>
      <text:p text:style-name="P4">
Про це Укрінформу повідомили в Українському гідрометцентрі.</text:p>
      <text:p text:style-name="P4">
"У південній частині, східних та Дніпропетровській областях короткочасні <text:a xlink:type="simple" xlink:href="https://www.ukrinform.ua/tag-dos" text:style-name="Internet_20_link" text:visited-style-name="Visited_20_Internet_20_Link">
</text:a>
 ; на решті території без істотних опадів.Вітер північно-східний, 5-10 м/с. Температура вночі 1-6° тепла, у північних табільшості західних областей на поверхні ґрунту заморозки 0-5°, температура напівдні країни 4-9° тепла; вдень в Україні 9-14°, на Закарпатті до 17°. Нависокогір'ї Карпат невеликий мокрий сніг; температура протягом доби 0-5°тепла", - йдеться у повідомленні.</text:p>
      <text:p text:style-name="P4">
У Києві та області 9 травня без істотних опадів. Вітер північно-східний, 5-10м/с. У столиці температура вночі 4-6° тепла, вдень 11-13°; на Київщині вночі1-6° тепла, на поверхні ґрунту заморозки 0-5°; температура вдень 9-14° тепла.</text:p>
      <text:p text:style-name="P4">
Синоптики прогнозують у східній, 10 травня вдень і у південній частині табільшості центральних областей, 11 травня вдень на Лівобережжі невеликікороткочасні дощі; на решті території без істотних опадів. Вітер переважнопівнічно-східний, 5-10 м/с. Температура вночі 1-6° тепла, у західних,Житомирській та Вінницькій областях у повітрі сильні заморозки 0-5°, уКиївській, Чернігівській, Черкаській, Кіровограській, Одеській таМиколаївській областях на поверхні ґрунту заморозки 0-5°; температура вдень 10травня 10-15° (на Закарпатті 15-20°), 11 травня 12-17° (на Закарпатті тамісцями Прикарпатті 18-23°); на високогір'ї Карпат вночі 0-5° морозу, вдень2-7° тепла.</text:p>
      <text:p text:style-name="P4">
<text:span text:style-name="T4">
Читайте також:</text:span>
 <text:a xlink:type="simple" xlink:href="https://www.ukrinform.ua/rubric-world/3705983-v-azii-fiksuut-novi-temperaturni-rekordi-na-tli-zmini-klimatu.html" text:style-name="Internet_20_link" text:visited-style-name="Visited_20_Internet_20_Link">
 </text:a>
</text:p>
      <text:p text:style-name="P4">
У Києві та області 10-11 травня без істотних опадів. Вітер переважно північно-східний, 5-10 м/с. У столиці температура вночі 3-5° тепла; вдень 10 травня13-15° тепла, 11 травня 15-17°; на Київщині вночі 1-6° тепла, на поверхніґрунту заморозки 0-5°; температура вдень 10 травня 10-15° тепла, 11 травня12-17°.</text:p>
      <text:p text:style-name="P4">
Згідно з прогнозом, в Україні 12 травня опади не очікуються, лише наЗакарпатті вдень невеликий дощ; температура вночі 2-8° тепла, вдень 13-19°. 13травня вночі на Закарпатті, вдень у західних, північних та центральнихобластях місцями пройдуть короткочасні дощі, окремі грози; на решті територіїбез опадів; температура вночі 4-10°, вдень 16-22°. На високогір'ї Карпат вночіблизько 0°, вдень 5-10° тепла.</text:p>
      <text:p text:style-name="P4">
<text:span text:style-name="T4">
Читайте також:</text:span>
 <text:a xlink:type="simple" xlink:href="https://www.ukrinform.ua/rubric-kyiv/3690951-u-stolici-v-berezni-zafiksuvali-sist-temperaturnih-rekordiv.html" text:style-name="Internet_20_link" text:visited-style-name="Visited_20_Internet_20_Link">
 <text:span text:style-name="T4">
температурних</text:span>
 </text:a>
</text:p>
      <text:p text:style-name="P4">
У Києві 12-13 травня опади не прогнозуються, лише вдень 13 травня місцямиймовірний короткочасний дощ, окремі грози. У столиці температура 12 травнявночі 4-6°, вдень 16-18°, 13 травня вночі 6-8°, вдень 18-20°; на Київщині 12травня вночі 2-7°, вдень 14-19°; 13 травня вночі 4-9°, вдень 16-21°.</text:p>
      <text:p text:style-name="P4">
Source: <text:a xlink:type="simple" xlink:href="https://www.ukrinform.ua/rubric-regions/3706325-v-ukraini-zavtra-do-17-ale-podekudi-nicni-zamorozki.html" text:style-name="Internet_20_link" text:visited-style-name="Visited_20_Internet_20_Link">
https://www.ukrinform.ua/rubric-regions/3706325-v-ukraini-zavtra-do-17-ale-podekudi-nicni-zamorozki.html</text:a>
</text:p>
      <!--NEWS-->
      <text:h text:style-name="P10" text:outline-level="1">
<text:span text:style-name="T4">
Швеція розраховує стати членом НАТО до вільнюського саміту - міністр оборони</text:span>
</text:h>
      <text:p text:style-name="P4">
Authors: Ukrinform (Person)</text:p>
      <text:p text:style-name="P4">
Publisher: Укринформ (Organization)</text:p>
      <text:p text:style-name="P4">
Published Time: 2023-05-08T16:37:11+03:00</text:p>
      <text:p text:style-name="P4">
Modified Time: 2023-05-08T16:37:11+03:00</text:p>
      <text:p text:style-name="P4">
Description: Уряд Швеції сподівається, що країна офіційно стане частиною НАТО до саміту Альянсу у Вільнюсі, який відбудеться 11-12 липня. — Укрінформ.</text:p>
      <text:p text:style-name="P4">
Images: ["<text:a xlink:type="simple" xlink:href="https://static.ukrinform.com/photos/2023_03/thumb_files/630_360_1678904013-608.jpg" text:style-name="Internet_20_link" text:visited-style-name="Visited_20_Internet_20_Link">
630_360_16789...</text:a>
"]</text:p>
      <text:p text:style-name="P4">
Tags: ['НАТО', 'Оборона', 'Швеція']</text:p>
      <text:p text:style-name="P4">
Type: Article</text:p>
      <!--METADATA-->
      <text:p text:style-name="P4">
<draw:frame draw:style-name="fr1" draw:name="Image134" text:anchor-type="as-char" svg:width="6.9236in" svg:height="3.956343in" draw:z-index="0">
<draw:image xlink:href="../Images/yкринформ/2023-05-08T16-37-11-03-00/630_360_1678904013-608.jpg" xlink:type="simple" xlink:show="embed" xlink:actuate="onLoad" draw:mime-type="image/jpeg"/>
</draw:frame>
 УрядШвеції сподівається, що країна офіційно стане частиною НАТО до саміту Альянсуу Вільнюсі, який відбудеться 11-12 липня.</text:p>
      <text:p text:style-name="P4">
Про це заявив міністр оборони Швеції Пол Йонсон в інтерв’ю <text:a xlink:type="simple" xlink:href="http://news.err.ee/1608970798/swedish-defense-minister-sweden-should-have-joined-nato-decades-ago" text:style-name="Internet_20_link" text:visited-style-name="Visited_20_Internet_20_Link">
</text:a>
 , передає Укрінформ.</text:p>
      <text:p text:style-name="P4">
"Ми хочемо приєднатися до НАТО до саміту у Вільнюсі 11-12 липня", - зазначивурядовець.</text:p>
      <text:p text:style-name="P4">
Відповідаючи на запитання, чи розчаровані у Швеції тим, що Фінляндія ранішевступила до НАТО, міністр оборони висловив думку, що членство Фінляндії вАльянсі - це добре для безпеки Швеції.</text:p>
      <text:p text:style-name="P4">
За словами Йонсона, у Стокгольмі розуміли, що у Туреччини зі Швецією більшерозбіжностей, ніж із Фінляндією. Але зараз країна зробила низку кроків,передбачених тристороннім меморандумом, зокрема внесла зміни у законодавствощодо боротьби з тероризмом.</text:p>
      <text:p text:style-name="P4">
Міністр наголосив, що для Швеції важливо приєднатися якомога швидше, і країнавідчуває підтримку інших членів <text:a xlink:type="simple" xlink:href="https://www.ukrinform.ua/tag-nato" text:style-name="Internet_20_link" text:visited-style-name="Visited_20_Internet_20_Link">
 </text:a>
 , покиУгорщина та Туреччина приймають власні рішення.</text:p>
      <text:p text:style-name="P4">
<text:span text:style-name="T4">
Читайте також:</text:span>
 <text:a xlink:type="simple" xlink:href="https://www.ukrinform.ua/rubric-polytics/3700473-lipnevij-samit-nato-povinen-predstaviti-grafik-vstupu-ukraini-v-alans-dmitro-kuleba.html" text:style-name="Internet_20_link" text:visited-style-name="Visited_20_Internet_20_Link">
 </text:a>
</text:p>
      <text:p text:style-name="P4">
Йонсон також наголосив, що всі країни Північної Європи віддані підтримціУкраїни. Загальна вартість військового майна, яке вони наразі відправили вУкраїну, становить близько 4,4 мільярда євро.</text:p>
      <text:p text:style-name="P4">
Як повідомлялося, після початку повномасштабного російського вторгнення вУкраїну нейтральні Швеція та Фінляндія подали заявку на вступ до НАТО. Під часМадридського саміту в червні 2022 року країни отримали запрошення приєднатисядо Альянсу від усіх 30 членів. Водночас у Мадриді був підписаний Тристоронніймеморандум, що відобразив занепокоєння Туреччини станом боротьби з тероризмому Фінляндії та Швеції.</text:p>
      <text:p text:style-name="P4">
<text:span text:style-name="T4">
Читайте також:</text:span>
 <text:a xlink:type="simple" xlink:href="https://www.ukrinform.ua/rubric-polytics/3706267-formuetsa-koalicia-krain-dla-pidtrimki-evroatlanticnoi-integracii-ukraini-kornienko.html" text:style-name="Internet_20_link" text:visited-style-name="Visited_20_Internet_20_Link">
 </text:a>
</text:p>
      <text:p text:style-name="P4">
Глава МЗС Швеції Тобіас Більстрем заявив, що країна зробила все належне заТристороннім меморандумом, що був підписаний із Туреччиною та Фінляндією підчас торішнього саміту НАТО в Мадриді, та розраховує на швидку ратифікаціюпротоколу про входження країни до НАТО парламентами Туреччини та Угорщини.</text:p>
      <text:p text:style-name="P4">
Source: <text:a xlink:type="simple" xlink:href="https://www.ukrinform.ua/rubric-world/3706377-svecia-rozrahovue-stati-clenom-nato-do-vilnuskogo-samitu-ministr-oboroni.html" text:style-name="Internet_20_link" text:visited-style-name="Visited_20_Internet_20_Link">
https://www.ukrinform.ua/rubric-world/3706377-svecia-rozrahovue-stati-clenom-nato-do-vilnuskogo-samitu-ministr-oboroni.html</text:a>
</text:p>
      <!--NEWS-->
      <text:h text:style-name="P10" text:outline-level="1">
<text:span text:style-name="T4">
TVORCHI підтримали збір ₴10 мільйонів на порятунок передчасно народжених дітей</text:span>
</text:h>
      <text:p text:style-name="P4">
Authors: Ukrinform (Person)</text:p>
      <text:p text:style-name="P4">
Publisher: Укринформ (Organization)</text:p>
      <text:p text:style-name="P4">
Published Time: 2023-05-08T16:38:00+03:00</text:p>
      <text:p text:style-name="P4">
Modified Time: 2023-05-08T16:38:00+03:00</text:p>
      <text:p text:style-name="P4">
Description: Гурт TVORCHI, що цьогоріч представляє Україну на Євробаченні, на церемонії відкриття конкурсу підтримав збір на порятунок передчасно народжених українських дітей. — Укрінформ.</text:p>
      <text:p text:style-name="P4">
Images: ["<text:a xlink:type="simple" xlink:href="https://static.ukrinform.com/photos/2023_05/thumb_files/630_360_1683552805-400.jpg" text:style-name="Internet_20_link" text:visited-style-name="Visited_20_Internet_20_Link">
630_360_16835...</text:a>
", "<text:a xlink:type="simple" xlink:href="https://static.ukrinform.com/photos/2023_05/1683552804-288.jpg" text:style-name="Internet_20_link" text:visited-style-name="Visited_20_Internet_20_Link">
1683552804-28...</text:a>
"]</text:p>
      <text:p text:style-name="P4">
Tags: ['Діти', 'Євробачення', 'Благодійність', 'Tvorchi']</text:p>
      <text:p text:style-name="P4">
Type: Article</text:p>
      <!--METADATA-->
      <text:p text:style-name="P4">
<draw:frame draw:style-name="fr1" draw:name="Image135" text:anchor-type="as-char" svg:width="6.9236in" svg:height="3.956343in" draw:z-index="0">
<draw:image xlink:href="../Images/yкринформ/2023-05-08T16-38-00-03-00/630_360_1683552805-400.jpg" xlink:type="simple" xlink:show="embed" xlink:actuate="onLoad" draw:mime-type="image/jpeg"/>
</draw:frame>
 ГуртTVORCHI, що цьогоріч представляє Україну на Євробаченні, на церемоніївідкриття конкурсу підтримав збір на порятунок передчасно народженихукраїнських дітей.</text:p>
      <text:p text:style-name="P4">
Про це повідомляє <text:a xlink:type="simple" xlink:href="https://suspilne.media/amp/468977-tvorchi-vijsli-na-biruzovij-hidnik-evrobacenna-u-kostumah-z-imenami-peredcasno-narodzenih-ukrainskih-ditej/" text:style-name="Internet_20_link" text:visited-style-name="Visited_20_Internet_20_Link">
 </text:a>
 , передає Укрінформ.</text:p>
      <text:p text:style-name="P4">
Як зазначається, музиканти вийшли на бірюзовий хідник у костюмах, на якихнаписано імена та вагу передчасно народжених <text:a xlink:type="simple" xlink:href="https://www.ukrinform.ua/tag-diti" text:style-name="Internet_20_link" text:visited-style-name="Visited_20_Internet_20_Link">
 </text:a>
 за час повномасштабного вторгнення.</text:p>
      <text:p text:style-name="P4">
"Гурт має на меті за допомогою ініціативи "Небайдужі люди рятують серця дітей"залучити українську та міжнародну підтримку на конкурсі "Євробачення" тазібрати 10 млн грн для придбання 10 інкубаторів для порятунку передчаснонароджених дітей", — йдеться у повідомленні.</text:p>
      <text:p text:style-name="P4">
<draw:frame draw:style-name="fr1" draw:name="Image136" text:anchor-type="as-char" svg:width="6.9236in" svg:height="3.659617in" draw:z-index="0">
<draw:image xlink:href="../Images/yкринформ/2023-05-08T16-38-00-03-00/1683552804-288.jpg" xlink:type="simple" xlink:show="embed" xlink:actuate="onLoad" draw:mime-type="image/jpeg"/>
</draw:frame>
</text:p>
      <text:p text:style-name="P4">
Вокаліст гурту Джеффрі Кенні зазначив, що перемога на "Євробаченні" наразі неє пріоритетом.</text:p>
      <text:p text:style-name="P4">
"Найбільш важливо – перемогти у війні з росією. Ми робимо усе можливе, і ядумаю, що кожен українець чи українка теж докладають максимуму зусиль, щобперемога настала швидше", - сказав він.</text:p>
      <text:p text:style-name="P4">
Його партнер Андрій Гуцуляк додав, що для дуету важливо виступити добре, абиякнайкраще представити країну.</text:p>
      <text:p text:style-name="P4">
"Ми вже показуємо щось нове від України – електронну музику. Я думаю, цечудово – показати, якою різноманітною є Україна і люди, які в ній живуть", –сказав він.</text:p>
      <text:p text:style-name="P4">
<text:span text:style-name="T4">
Читайте також:</text:span>
 <text:a xlink:type="simple" xlink:href="https://www.ukrinform.ua/rubric-culture/3704626-u-liverpuli-vidkrili-mural-z-dopovnenou-realnist-ta-muzikou-gurtu-tvorchi.html" text:style-name="Internet_20_link" text:visited-style-name="Visited_20_Internet_20_Link">
 <text:span text:style-name="T4">
TVORCHI</text:span>
 </text:a>
</text:p>
      <text:p text:style-name="P4">
Як повідомляв Укрінформ, пісенний конкурс "Євробачення-2023" проходить уЛіверпулі, після того, як Україна, яка перемогла на конкурсі 2022 року зпіснею Stefania гурту Kalush Orchestra, не змогла задовольнити вимоги щодопроведення конкурсу через безпекові побоювання, спричинені російськимвторгненням.</text:p>
      <text:p text:style-name="P4">
Півфінали конкурсу відбудуться 9 та 11 травня, фінал - 13 травня.</text:p>
      <text:p text:style-name="P4">
Україну на конкурсі представляє гурт TVORCHI з піснею Heart of Steel.</text:p>
      <text:p text:style-name="P4">
<text:span text:style-name="T5">
Фото: Anthony Devlin / Getty Images / suspilne.media</text:span>
</text:p>
      <text:p text:style-name="P4">
Source: <text:a xlink:type="simple" xlink:href="https://www.ukrinform.ua/rubric-culture/3706379-tvorchi-pidtrimali-zbir-10-miljoniv-na-poratunok-peredcasno-narodzenih-ditej.html" text:style-name="Internet_20_link" text:visited-style-name="Visited_20_Internet_20_Link">
https://www.ukrinform.ua/rubric-culture/3706379-tvorchi-pidtrimali-zbir-10-miljoniv-na-poratunok-peredcasno-narodzenih-ditej.html</text:a>
</text:p>
      <!--NEWS-->
      <text:h text:style-name="P10" text:outline-level="1">
<text:span text:style-name="T4">
Фільм «Ти мене любиш?» переміг на фестивалі Off Camera у Польщі</text:span>
</text:h>
      <text:p text:style-name="P4">
Authors: Ukrinform (Person)</text:p>
      <text:p text:style-name="P4">
Publisher: Укринформ (Organization)</text:p>
      <text:p text:style-name="P4">
Published Time: 2023-05-08T16:40:00+03:00</text:p>
      <text:p text:style-name="P4">
Modified Time: 2023-05-08T16:40:00+03:00</text:p>
      <text:p text:style-name="P4">
Description: Українсько-шведська стрічка «Ти мене любиш?» Тоні Ноябрьової та українсько-польський фільм «Тато» Анни Маліжевської отримали нагороди Фестивалю незалежного кіно Off Camera у Польщі. — Укрінформ.</text:p>
      <text:p text:style-name="P4">
Images: ["<text:a xlink:type="simple" xlink:href="https://static.ukrinform.com/photos/2022_08/thumb_files/630_360_1659841197-605.jpg" text:style-name="Internet_20_link" text:visited-style-name="Visited_20_Internet_20_Link">
630_360_16598...</text:a>
"]</text:p>
      <text:p text:style-name="P4">
Tags: ['Польща', 'Україна', 'Кінофестиваль', 'Короткометражне кіно']</text:p>
      <text:p text:style-name="P4">
Type: Article</text:p>
      <!--METADATA-->
      <text:p text:style-name="P4">
<draw:frame draw:style-name="fr1" draw:name="Image137" text:anchor-type="as-char" svg:width="6.9236in" svg:height="3.956343in" draw:z-index="0">
<draw:image xlink:href="../Images/yкринформ/2023-05-08T16-40-00-03-00/630_360_1659841197-605.jpg" xlink:type="simple" xlink:show="embed" xlink:actuate="onLoad" draw:mime-type="image/jpeg"/>
</draw:frame>
Українсько-шведська стрічка «Ти мене любиш?» Тоні Ноябрьової та українсько-польський фільм «Тато» Анни Маліжевської отримали нагороди Фестивалюнезалежного кіно Off Camera у Польщі.</text:p>
      <text:p text:style-name="P4">
Про це інформує пресслужба Держкіно у <text:a xlink:type="simple" xlink:href="https://www.facebook.com/ukrainefilmagency/posts/pfbid07VA8ECUBQ3H1LukHGz1wgU7jHY1bbxEYn1YRVoiZafiGAWBbSZV9EgSvBiPrGDRwl" text:style-name="Internet_20_link" text:visited-style-name="Visited_20_Internet_20_Link">
</text:a>
, передає Укрінформ.</text:p>
      <text:p text:style-name="P4">
«Ігровий повнометражний <text:a xlink:type="simple" xlink:href="https://www.ukrinform.ua/tag-kino" text:style-name="Internet_20_link" text:visited-style-name="Visited_20_Internet_20_Link">
 </text:a>
 Do you love me?(«Ти мене любиш?» - ред.) режисерки Тоні Ноябрьової отримав приз за найкращустрічку у міжнародному драматичному конкурсі фестивалю Off Camera у Кракові.Іншу стрічку «Тато» Анни Маліжевської назвали кращим польським фільмом,акторську нагороду також вручили Еріку Любосу, який виконує у фільмі головнуроль», - йдеться у повідомленні.</text:p>
      <text:p text:style-name="P4">
Зазначається, що обидві стрічки спродюсовані FAMILY PRODUCTION і зняті укопродукції за підтримки Держкіно: «Тато» — спільно з Польщею, «Ти менелюбиш?» — спільно зі Швецією.</text:p>
      <text:p text:style-name="P4">
Водночас у Держкіно нагадують, що фільм «Ти мене любиш?» розповідає продорослішання, яке розгортається напередодні падіння СРСР: 17-річна Кіра стаєсвідком розлучення батьків, розпаду однієї країни та народження іншої.</text:p>
      <text:p text:style-name="P4">
<text:span text:style-name="T4">
Читайте також:</text:span>
 <text:a xlink:type="simple" xlink:href="https://www.ukrinform.ua/rubric-culture/3704821-kino-zaradi-peremogi-u-kvitni-vidbulisa-ponad-50-pokaziv.html" text:style-name="Internet_20_link" text:visited-style-name="Visited_20_Internet_20_Link">
 <text:span text:style-name="T4">
Кіно</text:span>
 </text:a>
</text:p>
      <text:p text:style-name="P4">
Стрічка «Тато» — це історія про батька-одинака Любоша, який працюєдалекобійником. Коли він у дорозі, його доньку доглядає українська жінка. Таїї раптова смерть відправляє Міхала у несподівану подорож, під час якої віндізнається, що таке батьківство та що є найголовнішим у житті.</text:p>
      <text:p text:style-name="P4">
Як повідомляв Укрінформ, світова прем’єра українського фільму «Ти мене любиш?»відбулася на Берлінале у програмі Panorama, що проходив з 16 по 26 лютого.</text:p>
      <text:p text:style-name="P4">
Source: <text:a xlink:type="simple" xlink:href="https://www.ukrinform.ua/rubric-culture/3706378-film-ti-mene-lubis-peremig-na-festivali-off-camera-u-polsi.html" text:style-name="Internet_20_link" text:visited-style-name="Visited_20_Internet_20_Link">
https://www.ukrinform.ua/rubric-culture/3706378-film-ti-mene-lubis-peremig-na-festivali-off-camera-u-polsi.html</text:a>
</text:p>
      <!--NEWS-->
      <text:h text:style-name="P10" text:outline-level="1">
<text:span text:style-name="T4">
Боррель закликав Іран припинити підтримку москви в її війні проти України</text:span>
</text:h>
      <text:p text:style-name="P4">
Authors: Ukrinform (Person)</text:p>
      <text:p text:style-name="P4">
Publisher: Укринформ (Organization)</text:p>
      <text:p text:style-name="P4">
Published Time: 2023-05-08T16:47:00+03:00</text:p>
      <text:p text:style-name="P4">
Modified Time: 2023-05-08T16:47:00+03:00</text:p>
      <text:p text:style-name="P4">
Description: Високий представник Європейського Союзу Жозеп Боррель провів телефонну розмову з міністром закордонних справ Ірану Хосейном Аміром Абдоллахіаном.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Іран', 'Україна', 'Агресія РФ', 'Боррель']</text:p>
      <text:p text:style-name="P4">
Type: Article</text:p>
      <!--METADATA-->
      <text:p text:style-name="P4">
<draw:frame draw:style-name="fr1" draw:name="Image138" text:anchor-type="as-char" svg:width="6.9236in" svg:height="3.956343in" draw:z-index="0">
<draw:image xlink:href="../Images/yкринформ/2023-05-08T16-47-00-03-00/630_360_1667561515-584.jpg" xlink:type="simple" xlink:show="embed" xlink:actuate="onLoad" draw:mime-type="image/jpeg"/>
</draw:frame>
 Високийпредставник Європейського Союзу Жозеп Боррель провів телефонну розмову зміністром закордонних справ Ірану Хосейном Аміром Абдоллахіаном.</text:p>
      <text:p text:style-name="P4">
Як передає Укрінформ, про це Боррель написав у <text:a xlink:type="simple" xlink:href="https://twitter.com/JosepBorrellF/status/1655552191510245377" text:style-name="Internet_20_link" text:visited-style-name="Visited_20_Internet_20_Link">
</text:a>
.</text:p>
      <text:p text:style-name="Quotations">

<text:p text:style-name="P4">
In call with Iranian Foreign Minister Abdollahian, I strongly condemned&gt;
 execution of Swedish-Iranian national Habib Chaab and asked Iran not to&gt;
 execute German-Iranian Jamshid Sharmahd.  &gt;
  (1/2)&gt;
&gt;
 — Josep Borrell Fontelles (@JosepBorrellF) <text:a xlink:type="simple" xlink:href="https://twitter.com/JosepBorrellF/status/1655552191510245377" text:style-name="Internet_20_link" text:visited-style-name="Visited_20_Internet_20_Link">
&gt;
 </text:a>
</text:p>

</text:p>
      <text:p text:style-name="P4">
"Під час розмови з міністром закордонних справ Ірану Абдоллахіаном я рішучезасудив страту громадянина Швеції та Ірану Хабіба Чааба та попросив Іран нестрачувати громадянина Німеччини та Ірану Джамшида Шармада", - написавБоррель.</text:p>
      <text:p text:style-name="P4">
Окрім того, сторони обговорили співпрацю Тегерана та МАГАТЕ.</text:p>
      <text:p text:style-name="P4">
<text:span text:style-name="T4">
Читайте також:</text:span>
 <text:a xlink:type="simple" xlink:href="https://www.ukrinform.ua/rubric-polytics/3705973-vijna-rosii-proti-ukraini-obednala-transatlanticnij-alans-borrel.html" text:style-name="Internet_20_link" text:visited-style-name="Visited_20_Internet_20_Link">
 <text:span text:style-name="T4">
Боррель</text:span>
 </text:a>
</text:p>
      <text:p text:style-name="P4">
"Я відзначив, що Іран повинен продовжувати цю співпрацю, припинити підтримкувійни росії проти України та припинити використовувати громадян ЄС в своїхполітичних інтересах", – зазначив <text:a xlink:type="simple" xlink:href="https://www.ukrinform.ua/tag-zozep-borrel" text:style-name="Internet_20_link" text:visited-style-name="Visited_20_Internet_20_Link">
 </text:a>
 .</text:p>
      <text:p text:style-name="P4">
Як повідомлялося, високий представник Європейського Союзу Жозеп Боррель заявиву неділю, що повномасштабне вторгнення росії в Україну об’єдналотрансатлантичний альянс.</text:p>
      <text:p text:style-name="P4">
Source: <text:a xlink:type="simple" xlink:href="https://www.ukrinform.ua/rubric-polytics/3706382-borrel-zaklikav-iran-pripiniti-pidtrimku-moskvi-v-ii-vijni-proti-ukraini.html" text:style-name="Internet_20_link" text:visited-style-name="Visited_20_Internet_20_Link">
https://www.ukrinform.ua/rubric-polytics/3706382-borrel-zaklikav-iran-pripiniti-pidtrimku-moskvi-v-ii-vijni-proti-ukraini.html</text:a>
</text:p>
      <!--NEWS-->
      <text:h text:style-name="P10" text:outline-level="1">
<text:span text:style-name="T4">
Проєкт нового генплану Миколаєва презентували у Римі</text:span>
</text:h>
      <text:p text:style-name="P4">
Authors: Ukrinform (Person)</text:p>
      <text:p text:style-name="P4">
Publisher: Укринформ (Organization)</text:p>
      <text:p text:style-name="P4">
Published Time: 2023-05-08T16:55:00+03:00</text:p>
      <text:p text:style-name="P4">
Modified Time: 2023-05-08T16:55:00+03:00</text:p>
      <text:p text:style-name="P4">
Description: У Миколаєві за підтримки Європейської економічної комісії ООН триває розробка нового генерального плану для відродження міста. Проєкт представили на двосторонній конференції з відбудови України у Римі. — Укрінформ.</text:p>
      <text:p text:style-name="P4">
Images: ["<text:a xlink:type="simple" xlink:href="https://static.ukrinform.com/photos/2023_05/thumb_files/630_360_1683554201-777.jpg" text:style-name="Internet_20_link" text:visited-style-name="Visited_20_Internet_20_Link">
630_360_16835...</text:a>
", "<text:a xlink:type="simple" xlink:href="https://static.ukrinform.com/photos/2023_05/1683554201-425.jpg" text:style-name="Internet_20_link" text:visited-style-name="Visited_20_Internet_20_Link">
1683554201-42...</text:a>
", "<text:a xlink:type="simple" xlink:href="https://static.ukrinform.com/photos/2023_05/1683554201-677.jpg" text:style-name="Internet_20_link" text:visited-style-name="Visited_20_Internet_20_Link">
1683554201-67...</text:a>
"]</text:p>
      <text:p text:style-name="P4">
Tags: ['Італія', 'Миколаїв', 'Відбудова']</text:p>
      <text:p text:style-name="P4">
Type: Article</text:p>
      <!--METADATA-->
      <text:p text:style-name="P4">
<draw:frame draw:style-name="fr1" draw:name="Image139" text:anchor-type="as-char" svg:width="6.9236in" svg:height="3.956343in" draw:z-index="0">
<draw:image xlink:href="../Images/yкринформ/2023-05-08T16-55-00-03-00/630_360_1683554201-777.jpg" xlink:type="simple" xlink:show="embed" xlink:actuate="onLoad" draw:mime-type="image/jpeg"/>
</draw:frame>
 УМиколаєві за підтримки Європейської економічної комісії ООН триває розробканового генерального плану для відродження міста. Проєкт представили надвосторонній конференції з відбудови України у Римі.</text:p>
      <text:p text:style-name="P4">
Про це повідомляє <text:a xlink:type="simple" xlink:href="https://mkrada.gov.ua/news/18548.html" text:style-name="Internet_20_link" text:visited-style-name="Visited_20_Internet_20_Link">
 </text:a>
 , передаєУкрінформ.</text:p>
      <text:p text:style-name="P4">
"У Миколаєві за підтримки Європейської економічної комісії ООН триває розробканового генерального плану, що стане підґрунтям для відродження <text:a xlink:type="simple" xlink:href="https://www.ukrinform.ua/tag-mikolaiv" text:style-name="Internet_20_link" text:visited-style-name="Visited_20_Internet_20_Link">
</text:a>
 та визначатиме напрямок розвиткуміста на найближчі десятиліття. Результати роботи команди фахівців представилина двосторонній конференції з відбудови України, що відбулася у Римі», -йдеться у повідомленні.</text:p>
      <text:p text:style-name="P4">
<draw:frame draw:style-name="fr1" draw:name="Image140" text:anchor-type="as-char" svg:width="6.9236in" svg:height="9.234352in" draw:z-index="0">
<draw:image xlink:href="../Images/yкринформ/2023-05-08T16-55-00-03-00/1683554201-425.jpg" xlink:type="simple" xlink:show="embed" xlink:actuate="onLoad" draw:mime-type="image/jpeg"/>
</draw:frame>
</text:p>
      <text:p text:style-name="P4">
Зазначається, що Італія офіційно долучилася до групи держав, які готуютьсядопомогти Україні в відновленні. На запрошення італійського уряду на заходібуло представлено проєкти щодо відновлення Миколаєва.</text:p>
      <text:p text:style-name="P4">
<draw:frame draw:style-name="fr1" draw:name="Image141" text:anchor-type="as-char" svg:width="6.9236in" svg:height="3.254092in" draw:z-index="0">
<draw:image xlink:href="../Images/yкринформ/2023-05-08T16-55-00-03-00/1683554201-677.jpg" xlink:type="simple" xlink:show="embed" xlink:actuate="onLoad" draw:mime-type="image/jpeg"/>
</draw:frame>
</text:p>
      <text:p text:style-name="P4">
“Генеральний план міста сьогодні може стати надзвичайним каталізатором дляреагування та визначення пріоритетів, які спрямовуватимуть політику таінвестиції всієї країни. Чим краще ми використаємо наявний час, тимефективніше зможемо побудувати модель інклюзивного, інтегрованого та сталогоміста, яке гарантує краще майбутнє для своїх жителів”, - зазначив керуючийпартнер One Works Джуліо Ді Карлі.</text:p>
      <text:p text:style-name="P4">
<text:span text:style-name="T4">
Читайте також:</text:span>
 <text:a xlink:type="simple" xlink:href="https://www.ukrinform.ua/rubric-vidbudova/3684878-u-mikolaevi-vidnovluut-medicni-zakladi-so-postrazdali-vnaslidok-obstriliv-rosian.html" text:style-name="Internet_20_link" text:visited-style-name="Visited_20_Internet_20_Link">
 </text:a>
</text:p>
      <text:p text:style-name="P4">
Він також відзначив високий рівень підготовки Миколаєва у сфері цифровізації.Ще кілька років тому в місті була розроблена геоінформаційна система, даніякої успішно використовують італійські фахівці.</text:p>
      <text:p text:style-name="P4">
За словами Джуліо Ді Карлі, Миколаїв може стати ідеальною моделлю відбудови запринципом “краще, ніж було” та розвитку інфраструктури, що потім пошириться наінші українські та європейські міста.</text:p>
      <text:p text:style-name="P4">
Як повідомлялося, італійська архітектурна компанія One Works спільно зкомандою міжнародних та місцевих експертів розробляє новий Генеральний планміста Миколаєва.</text:p>
      <text:p text:style-name="P4">
<text:span text:style-name="T5">
Фото: mkrada.gov.ua</text:span>
</text:p>
      <text:p text:style-name="P4">
Source: <text:a xlink:type="simple" xlink:href="https://www.ukrinform.ua/rubric-vidbudova/3706387-proekt-novogo-genplanu-mikolaeva-prezentuvali-u-rimi.html" text:style-name="Internet_20_link" text:visited-style-name="Visited_20_Internet_20_Link">
https://www.ukrinform.ua/rubric-vidbudova/3706387-proekt-novogo-genplanu-mikolaeva-prezentuvali-u-rimi.html</text:a>
</text:p>
      <!--NEWS-->
      <text:h text:style-name="P10" text:outline-level="1">
<text:span text:style-name="T4">
УПЛ: «Колос» переміг «Верес», а «Рух» здолав «Інгулець»</text:span>
</text:h>
      <text:p text:style-name="P4">
Authors: Ukrinform (Person)</text:p>
      <text:p text:style-name="P4">
Publisher: Укринформ (Organization)</text:p>
      <text:p text:style-name="P4">
Published Time: 2023-05-08T16:57:22+03:00</text:p>
      <text:p text:style-name="P4">
Modified Time: 2023-05-08T16:57:22+03:00</text:p>
      <text:p text:style-name="P4">
Description: Результати матчів. — Укрінформ.</text:p>
      <text:p text:style-name="P4">
Images: ["<text:a xlink:type="simple" xlink:href="https://static.ukrinform.com/photos/2023_05/thumb_files/630_360_1683553996-783.jpg" text:style-name="Internet_20_link" text:visited-style-name="Visited_20_Internet_20_Link">
630_360_16835...</text:a>
"]</text:p>
      <text:p text:style-name="P4">
Tags: ['Футбол', 'Верес', 'Інгулець', 'Колос Ковалівка', 'Рух Львів']</text:p>
      <text:p text:style-name="P4">
Type: Article</text:p>
      <!--METADATA-->
      <text:p text:style-name="P4">
<draw:frame draw:style-name="fr1" draw:name="Image142" text:anchor-type="as-char" svg:width="6.9236in" svg:height="3.956343in" draw:z-index="0">
<draw:image xlink:href="../Images/yкринформ/2023-05-08T16-57-22-03-00/630_360_1683553996-783.jpg" xlink:type="simple" xlink:show="embed" xlink:actuate="onLoad" draw:mime-type="image/jpeg"/>
</draw:frame>
 Результатиматчів.</text:p>
      <text:p text:style-name="P4">
«Колос» мінімально переграв «Верес» у поєдинку 25-го туру Української Прем'єр-ліги, передає Укрінформ.</text:p>
      <text:p text:style-name="P4">
Єдиний гол у матчі, точніше автогол, на рахунку Дениса Балана.</text:p>
      <text:p text:style-name="P4">
Ця перемога переносить «Колос» на шосте місце УПЛ, у них 33 очки, «Верес» йде13-им, маючи в своєму активі 24 пункти.</text:p>
      <text:p text:style-name="P4">
В паралельному матчі «Рух» розгромив «Інгулець» - 3:0. Результативними ударамивідзначились Карабін, Рунич та Климчук.</text:p>
      <text:p text:style-name="P4">
«Інгулець» займає десяте місце в УПЛ, у них 27 очок, «Рух» - чотирнадцятий,маючи в своєму активі 24 пункти.</text:p>
      <text:p text:style-name="P4">
<text:span text:style-name="T4">
Читайте також:</text:span>
 <text:a xlink:type="simple" xlink:href="https://www.ukrinform.ua/rubric-sports/3706358-upl-minaj-peremig-vorsklu.html" text:style-name="Internet_20_link" text:visited-style-name="Visited_20_Internet_20_Link">
 <text:span text:style-name="T4">
Минай</text:span>
 </text:a>
</text:p>
      <text:p text:style-name="P4">
Як повідомляв Укрінформ, сьогодні, 8 травня в УПЛ відбудеться ще один матч,«Зоря» прийматиме «Металіст 1925», початок зустрічі о 17:00.</text:p>
      <text:p text:style-name="P4">
Фото: upl.ua</text:p>
      <text:p text:style-name="P4">
Source: <text:a xlink:type="simple" xlink:href="https://www.ukrinform.ua/rubric-sports/3706386-upl-kolos-peremig-veres-a-ruh-zdolav-ingulec.html" text:style-name="Internet_20_link" text:visited-style-name="Visited_20_Internet_20_Link">
https://www.ukrinform.ua/rubric-sports/3706386-upl-kolos-peremig-veres-a-ruh-zdolav-ingulec.html</text:a>
</text:p>
      <!--NEWS-->
      <text:h text:style-name="P10" text:outline-level="1">
<text:span text:style-name="T4">
Двох черкаських правоохоронців підозрюють у згвалтуванні 17-річної дівчини</text:span>
</text:h>
      <text:p text:style-name="P4">
Authors: Ukrinform (Person)</text:p>
      <text:p text:style-name="P4">
Publisher: Укринформ (Organization)</text:p>
      <text:p text:style-name="P4">
Published Time: 2023-05-08T16:58:59+03:00</text:p>
      <text:p text:style-name="P4">
Modified Time: 2023-05-08T16:58:59+03:00</text:p>
      <text:p text:style-name="P4">
Description: Працівники Державного бюро розслідувань повідомили про підозру у груповому зґвалтуванні 17-річної дівчини двом правоохоронцям та їх співучаснику. — Укрінформ.</text:p>
      <text:p text:style-name="P4">
Images: ["<text:a xlink:type="simple" xlink:href="https://static.ukrinform.com/photos/2016_01/thumb_files/630_360_1452272735-1604-naruchniki.jpg" text:style-name="Internet_20_link" text:visited-style-name="Visited_20_Internet_20_Link">
630_360_14522...</text:a>
", "<text:a xlink:type="simple" xlink:href="https://static.ukrinform.com/photos/2023_05/1683554155-966.jpg" text:style-name="Internet_20_link" text:visited-style-name="Visited_20_Internet_20_Link">
1683554155-96...</text:a>
"]</text:p>
      <text:p text:style-name="P4">
Tags: ['Поліція', 'Держбюро розслідувань', 'Черкаси', 'Згвалтування']</text:p>
      <text:p text:style-name="P4">
Type: Article</text:p>
      <!--METADATA-->
      <text:p text:style-name="P4">
<draw:frame draw:style-name="fr1" draw:name="Image143" text:anchor-type="as-char" svg:width="6.9236in" svg:height="3.956343in" draw:z-index="0">
<draw:image xlink:href="../Images/yкринформ/2023-05-08T16-58-59-03-00/630_360_1452272735-1604-naruchniki.jpg" xlink:type="simple" xlink:show="embed" xlink:actuate="onLoad" draw:mime-type="image/jpeg"/>
</draw:frame>
Працівники Державного бюро розслідувань повідомили про підозру у груповомузґвалтуванні 17-річної дівчини двом правоохоронцям та їх співучаснику.</text:p>
      <text:p text:style-name="P4">
Як передає Укрінформ, про це ДБР повідомляє у <text:a xlink:type="simple" xlink:href="https://t.me/DBRgovua/3416" text:style-name="Internet_20_link" text:visited-style-name="Visited_20_Internet_20_Link">
 </text:a>
.</text:p>
      <text:p text:style-name="P4">
<draw:frame draw:style-name="fr1" draw:name="Image144" text:anchor-type="as-char" svg:width="6.9236in" svg:height="4.32725in" draw:z-index="0">
<draw:image xlink:href="../Images/yкринформ/2023-05-08T16-58-59-03-00/1683554155-966.jpg" xlink:type="simple" xlink:show="embed" xlink:actuate="onLoad" draw:mime-type="image/jpeg"/>
</draw:frame>
</text:p>
      <text:p text:style-name="P4">
За попередньою інформацією, троє чоловіків розпивали алкогольні напої наквартирі одного з них у Черкасах. У процесі "відпочинку" до них приєдналася їхзнайома дівчина. Вони вживали алкоголь та потім із застосуванням фізичної силизґвалтували дівчину.</text:p>
      <text:p text:style-name="P4">
"Наразі зловмисників затримали, свою провину вони категорично заперечують", -ідеться в повідомленні.</text:p>
      <text:p text:style-name="P4">
<text:span text:style-name="T4">
Читайте також:</text:span>
 <text:a xlink:type="simple" xlink:href="https://www.ukrinform.ua/rubric-society/3593209-novi-pidhodi-rozsliduvanna-seksualnogo-nasilstva-peredbacaut-konfidencijnist-dla-postrazdalih.html" text:style-name="Internet_20_link" text:visited-style-name="Visited_20_Internet_20_Link">
 </text:a>
</text:p>
      <text:p text:style-name="P4">
Правоохоронців та їх спільника підозрюють у <text:a xlink:type="simple" xlink:href="https://www.ukrinform.ua/tag-zgvaltuvanna" text:style-name="Internet_20_link" text:visited-style-name="Visited_20_Internet_20_Link">
 </text:a>
 неповнолітньої особи, що вчинене групою осіб (ч. 3 ст. 152Кримінального кодексу України).</text:p>
      <text:p text:style-name="P4">
Санкція статті передбачає покарання у вигляді позбавлення волі строком до 12років.</text:p>
      <text:p text:style-name="P4">
Досудове розслідування триває: встановлюються всі обставини правопорушення,проводяться експертизи, допитуються свідки.</text:p>
      <text:p text:style-name="P4">
<text:span text:style-name="T4">
Читайте також:</text:span>
 <text:a xlink:type="simple" xlink:href="https://www.ukrinform.ua/rubric-regions/3706294-vijskovi-pocali-rozsliduvanna-sodo-napadu-na-odeskogo-aktivista.html" text:style-name="Internet_20_link" text:visited-style-name="Visited_20_Internet_20_Link">
 <text:span text:style-name="T4">
активіста</text:span>
 </text:a>
</text:p>
      <text:p text:style-name="P4">
Наразі вирішується питання щодо обрання запобіжного заходу затриманим.</text:p>
      <text:p text:style-name="P4">
Як повідомляв Укрінформ, у квітні на Миколаївщині поліція затримала чоловіка,який ще у 2018 році разом із товаришами зґвалтував 12-річну дівчинку.</text:p>
      <text:p text:style-name="P4">
Source: <text:a xlink:type="simple" xlink:href="https://www.ukrinform.ua/rubric-regions/3706388-dvoh-cerkaskih-pravoohoronciv-pidozruut-u-zgvaltuvanni-17ricnoi-divcini.html" text:style-name="Internet_20_link" text:visited-style-name="Visited_20_Internet_20_Link">
https://www.ukrinform.ua/rubric-regions/3706388-dvoh-cerkaskih-pravoohoronciv-pidozruut-u-zgvaltuvanni-17ricnoi-divcini.html</text:a>
</text:p>
      <!--NEWS-->
      <text:h text:style-name="P10" text:outline-level="1">
<text:span text:style-name="T4">
МОЗ розглядає можливість скасування коронавірусних обмежень в Україні</text:span>
</text:h>
      <text:p text:style-name="P4">
Authors: Ukrinform (Person)</text:p>
      <text:p text:style-name="P4">
Publisher: Укринформ (Organization)</text:p>
      <text:p text:style-name="P4">
Published Time: 2023-05-08T17:01:00+03:00</text:p>
      <text:p text:style-name="P4">
Modified Time: 2023-05-08T17:01:00+03:00</text:p>
      <text:p text:style-name="P4">
Description: Міністр охорони здоров'я Віктор Ляшко заявив про можливість перегляду постанови про карантин у зв'язку з COVID-19. — Укрінформ.</text:p>
      <text:p text:style-name="P4">
Images: ["<text:a xlink:type="simple" xlink:href="https://static.ukrinform.com/photos/2020_10/thumb_files/630_360_1603811398-883.jpg" text:style-name="Internet_20_link" text:visited-style-name="Visited_20_Internet_20_Link">
630_360_16038...</text:a>
"]</text:p>
      <text:p text:style-name="P4">
Tags: ['МОЗ', 'Коронавірус', 'Віктор Ляшко']</text:p>
      <text:p text:style-name="P4">
Type: Article</text:p>
      <!--METADATA-->
      <text:p text:style-name="P4">
<draw:frame draw:style-name="fr1" draw:name="Image145" text:anchor-type="as-char" svg:width="6.9236in" svg:height="3.956343in" draw:z-index="0">
<draw:image xlink:href="../Images/yкринформ/2023-05-08T17-01-00-03-00/630_360_1603811398-883.jpg" xlink:type="simple" xlink:show="embed" xlink:actuate="onLoad" draw:mime-type="image/jpeg"/>
</draw:frame>
 Міністрохорони здоров'я Віктор Ляшко заявив про можливість перегляду постанови прокарантин у зв'язку з COVID-19.</text:p>
      <text:p text:style-name="P4">
Про це він сказав на зустрічі з журналістами, передає кореспондент Укрінформу.</text:p>
      <text:p text:style-name="P4">
"Ми вже почали переглядати нашу постанову про карантин, будемо готуватися доскасування цієї постанови, оскільки вона тягне як протиепідемічні обмеження,так і інші дії, пов'язані з суб'єктами господарювання під час карантину, якийбув уведений на території всієї країни", - сказав очільник МОЗ, додавши, щокарантин може бути скасований ще до 30 червня.</text:p>
      <text:p text:style-name="P4">
Ляшко нагадав, що <text:a xlink:type="simple" xlink:href="https://www.ukrinform.ua/tag-vooz" text:style-name="Internet_20_link" text:visited-style-name="Visited_20_Internet_20_Link">
 </text:a>
 минулого тижнявизнала COVID-19 не надзвичайною ситуацією в охороні здоров'я і рекомендувалаперейти на реагування на коронавірусну хворобу як на інші інфекційнізахворювання, а також поступово скасовувати обмежувальні заходи, пов'язані зміжнародними поїздками.</text:p>
      <text:p text:style-name="P4">
<text:span text:style-name="T4">
Читайте також:</text:span>
 <text:a xlink:type="simple" xlink:href="https://www.ukrinform.ua/rubric-world/3703895-u-bilsosti-krain-e-oznaki-vidnovlenna-sistemi-ohoroni-zdorova-pisla-pandemii-vooz.html" text:style-name="Internet_20_link" text:visited-style-name="Visited_20_Internet_20_Link">
 <text:span text:style-name="T4">
ВООЗ</text:span>
 </text:a>
</text:p>
      <text:p text:style-name="P4">
Водночас міністр зауважив, що вакцинація проти COVID-19 поступово будепереходити в розряд рутинної напередодні щорічного епідемічного сезону. Вінпорадив громадянам надолужити пропущені щеплення. Рекомендацій щодо вакцинаціїпроти коронавірусу тим громадянам, які отримали і базовий курс щеплень, і двабустерні, поки що немає.</text:p>
      <text:p text:style-name="P4">
Очільник МОЗ запевнив, що вакцин у країні достатньо, в цей епідемічний сезонвона буде безкоштовною. Упродовж трьох років вакцинація проти COVID-19 перейдев розряд рутинних, вакцини будуть вироблятися з урахуванням прогнозу щодоциркулювання певних штамів.</text:p>
      <text:p text:style-name="P4">
<text:span text:style-name="T4">
Читайте також:</text:span>
 <text:a xlink:type="simple" xlink:href="https://www.ukrinform.ua/rubric-society/3706212-moz-z-pocatku-pandemii-ponad-112-tisac-ukrainciv-pomerli-vid-covid19.html" text:style-name="Internet_20_link" text:visited-style-name="Visited_20_Internet_20_Link">
 <text:span text:style-name="T4">
COVID</text:span>
 </text:a>
</text:p>
      <text:p text:style-name="P4">
Як повідомлялося, Кабінет Міністрів на засіданні 25 квітня продовживзапроваджений через COVID-19 карантин на всій території України до 30 червня2023 року.</text:p>
      <text:p text:style-name="P4">
5 травня Всесвітня організація охорони здоров’я скасувала статус пандеміїCOVID-19.</text:p>
      <text:p text:style-name="P4">
Source: <text:a xlink:type="simple" xlink:href="https://www.ukrinform.ua/rubric-society/3706389-moz-rozgladae-mozlivist-skasuvanna-koronavirusnih-obmezen-v-ukraini.html" text:style-name="Internet_20_link" text:visited-style-name="Visited_20_Internet_20_Link">
https://www.ukrinform.ua/rubric-society/3706389-moz-rozgladae-mozlivist-skasuvanna-koronavirusnih-obmezen-v-ukraini.html</text:a>
</text:p>
      <!--NEWS-->
      <text:h text:style-name="P10" text:outline-level="1">
<text:span text:style-name="T4">
Нацбанк до кінця року може знизити облікову ставку до 21%</text:span>
</text:h>
      <text:p text:style-name="P4">
Authors: Ukrinform (Person)</text:p>
      <text:p text:style-name="P4">
Publisher: Укринформ (Organization)</text:p>
      <text:p text:style-name="P4">
Published Time: 2023-05-08T17:03:18+03:00</text:p>
      <text:p text:style-name="P4">
Modified Time: 2023-05-08T17:03:18+03:00</text:p>
      <text:p text:style-name="P4">
Description: Більшість членів Комітету з монетарної політики вважають, що Національний банк України уже до кінця 2023 року може знизити облікову ставку до 21%. — Укрінформ.</text:p>
      <text:p text:style-name="P4">
Images: ["<text:a xlink:type="simple" xlink:href="https://static.ukrinform.com/photos/2020_09/thumb_files/630_360_1599202700-943.jpg" text:style-name="Internet_20_link" text:visited-style-name="Visited_20_Internet_20_Link">
630_360_15992...</text:a>
"]</text:p>
      <text:p text:style-name="P4">
Tags: ['Нацбанк', 'Облікова ставка', 'Прогноз']</text:p>
      <text:p text:style-name="P4">
Type: Article</text:p>
      <!--METADATA-->
      <text:p text:style-name="P4">
<draw:frame draw:style-name="fr1" draw:name="Image146" text:anchor-type="as-char" svg:width="6.9236in" svg:height="3.956343in" draw:z-index="0">
<draw:image xlink:href="../Images/yкринформ/2023-05-08T17-03-18-03-00/630_360_1599202700-943.jpg" xlink:type="simple" xlink:show="embed" xlink:actuate="onLoad" draw:mime-type="image/jpeg"/>
</draw:frame>
 Більшістьчленів Комітету з монетарної політики вважають, що Національний банк Україниуже до кінця 2023 року може знизити облікову ставку до 21%.</text:p>
      <text:p text:style-name="P4">
Як передає Укрінформ, про це повідомляє пресслужба <text:a xlink:type="simple" xlink:href="https://bank.gov.ua/ua/news/all/pidsumki-diskusiyi-chleniv-komitetu-z-monetarnoyi-politiki-natsionalnogo-banku-schodo-rivnya-oblikovoyi-stavki-26-kvitnya-2023-roku" text:style-name="Internet_20_link" text:visited-style-name="Visited_20_Internet_20_Link">
</text:a>
 за результатами дискусії членів Комітету змонетарної політики.</text:p>
      <text:p text:style-name="P4">
Зазначається, що більшість учасників дискусії вважають, що на кінець 2023 рокуНБУ може знизити <text:a xlink:type="simple" xlink:href="https://www.ukrinform.ua/tag-oblikova-stavka" text:style-name="Internet_20_link" text:visited-style-name="Visited_20_Internet_20_Link">
 </text:a>
 до 21%.Вони здебільшого зійшлися в думці, що оптимальним часом для початку циклузниження ставки є IV квартал.</text:p>
      <text:p text:style-name="P4">
«З урахуванням очікуваної міжнародної допомоги, яка закриватиме дефіцитпоточного рахунку, у 2024 році НБУ зможе продовжити зниження облікової ставки,яке, однак, буде досить повільним. На думку переважної більшості членів КМП,наприкінці наступного року облікова ставка становитиме 18%», – додали в НБУ.</text:p>
      <text:p text:style-name="P4">
<text:span text:style-name="T4">
Читайте також:</text:span>
 <text:a xlink:type="simple" xlink:href="https://www.ukrinform.ua/rubric-economy/3705181-u-nezaleznij-asociacii-bankiv-prognozuut-znizenna-oblikovoi-stavki-do-kinca-roku.html" text:style-name="Internet_20_link" text:visited-style-name="Visited_20_Internet_20_Link">
 <text:span text:style-name="T4">
обліково</text:span>
 </text:a>
</text:p>
      <text:p text:style-name="P4">
Як повідомлялося, Національний банк України у січні 2022 року підняв обліковуставку до 10%. З початком військової агресії облікова ставка залишаласянезмінною. Однак уже 3 червня 2022 року облікову ставку було підвищено з 10 до25%. Національний банк 27 квітня прийняв рішення <text:a xlink:type="simple" xlink:href="https://www.ukrinform.ua/rubric-economy/3701499-nacionalnij-bank-zberig-oblikovu-stavku-na-rivni-25.html" text:style-name="Internet_20_link" text:visited-style-name="Visited_20_Internet_20_Link">
</text:a>
 .</text:p>
      <text:p text:style-name="P4">
Оновлений макропрогноз Національного банку передбачає, що цикл зниженняоблікової ставки розпочнеться в четвертому кварталі 2023 року.</text:p>
      <text:p text:style-name="P4">
<text:span text:style-name="T5">
Фото: НБУ</text:span>
</text:p>
      <text:p text:style-name="P4">
Source: <text:a xlink:type="simple" xlink:href="https://www.ukrinform.ua/rubric-economy/3706390-nacbank-do-kinca-roku-moze-zniziti-oblikovu-stavku-do-21.html" text:style-name="Internet_20_link" text:visited-style-name="Visited_20_Internet_20_Link">
https://www.ukrinform.ua/rubric-economy/3706390-nacbank-do-kinca-roku-moze-zniziti-oblikovu-stavku-do-21.html</text:a>
</text:p>
      <!--NEWS-->
      <text:h text:style-name="P10" text:outline-level="1">
<text:span text:style-name="T4">
АРМА шукає управителя для щебеневого заводу в Овручі</text:span>
</text:h>
      <text:p text:style-name="P4">
Authors: Ukrinform (Person)</text:p>
      <text:p text:style-name="P4">
Publisher: Укринформ (Organization)</text:p>
      <text:p text:style-name="P4">
Published Time: 2023-05-08T17:04:00+03:00</text:p>
      <text:p text:style-name="P4">
Modified Time: 2023-05-08T17:04:00+03:00</text:p>
      <text:p text:style-name="P4">
Description: Національне агентство з питань виявлення, розшуку та управління активами, одержаними від корупційних та інших злочинів (АРМА) шукає управителя для арештованих активів Овруцького щебеневого заводу на Житомирщині. — Укрінформ.</text:p>
      <text:p text:style-name="P4">
Images: ["<text:a xlink:type="simple" xlink:href="https://static.ukrinform.com/photos/2021_03/thumb_files/630_360_1615606495-571.jpg" text:style-name="Internet_20_link" text:visited-style-name="Visited_20_Internet_20_Link">
630_360_16156...</text:a>
"]</text:p>
      <text:p text:style-name="P4">
Tags: ['Конкурс', 'Завод', 'АРМА', 'Житомирщина']</text:p>
      <text:p text:style-name="P4">
Type: Article</text:p>
      <!--METADATA-->
      <text:p text:style-name="P4">
<draw:frame draw:style-name="fr1" draw:name="Image147" text:anchor-type="as-char" svg:width="6.9236in" svg:height="3.956343in" draw:z-index="0">
<draw:image xlink:href="../Images/yкринформ/2023-05-08T17-04-00-03-00/630_360_1615606495-571.jpg" xlink:type="simple" xlink:show="embed" xlink:actuate="onLoad" draw:mime-type="image/jpeg"/>
</draw:frame>
Національне агентство з питань виявлення, розшуку та управління активами,одержаними від корупційних та інших злочинів (АРМА) шукає управителя дляарештованих активів Овруцького щебеневого заводу на Житомирщині.</text:p>
      <text:p text:style-name="P4">
Про це повідомляє пресслужба <text:a xlink:type="simple" xlink:href="https://arma.gov.ua/news/typical/ogolosheno-konkursniy-vidbir-upravitelya-dlya-ovrutskogo-schebenevogo-zavodu" text:style-name="Internet_20_link" text:visited-style-name="Visited_20_Internet_20_Link">
 </text:a>
 , передаєУкрінформ.</text:p>
      <text:p text:style-name="P4">
«АРМА оголосило конкурсний відбір управителя для активів Овруцького щебеневого<text:a xlink:type="simple" xlink:href="https://www.ukrinform.ua/tag-zavod" text:style-name="Internet_20_link" text:visited-style-name="Visited_20_Internet_20_Link">
 </text:a>
 , який знаходиться в Житомирськійобласті. Потенційним учасникам конкурсу запропоновано управліннякорпоративними правами та майном підприємства», - йдеться в повідомленні.</text:p>
      <text:p text:style-name="P4">
Майбутнім управителям пропонуються активи у складі спецтехніки та вантажнихавтомобілей, виробничих конвеєрів, цехів, складів, свердловин, залізничноїінфраструктури, офісних приміщень, багатоповерхових житлових будинків тощо.</text:p>
      <text:p text:style-name="P4">
Наголошується, що власником арештованого активу є білоруський орган місцевогосамоврядування.</text:p>
      <text:p text:style-name="P4">
<text:span text:style-name="T4">
Читайте також:</text:span>
 <text:a xlink:type="simple" xlink:href="https://www.ukrinform.ua/rubric-economy/3704604-arma-peredalo-upravitelam-aktivi-na-ponad-7-milardiv.html" text:style-name="Internet_20_link" text:visited-style-name="Visited_20_Internet_20_Link">
 <text:span text:style-name="T4">
АРМА</text:span>
 </text:a>
</text:p>
      <text:p text:style-name="P4">
За інформацією правоохоронного органу, вартість арештованого майна становитьпонад 30 млн грн.</text:p>
      <text:p text:style-name="P4">
Як повідомлялося, Національне агентство з питань виявлення, розшуку тауправління активами, одержаними від корупційних та інших злочинів (АРМА) шукаєуправителів для активів компаній «Пентопак» та «Атлантіс – ПАК Україна».</text:p>
      <text:p text:style-name="P4">
Source: <text:a xlink:type="simple" xlink:href="https://www.ukrinform.ua/rubric-economy/3706391-arma-sukae-upravitela-dla-sebenevogo-zavodu-v-ovruci.html" text:style-name="Internet_20_link" text:visited-style-name="Visited_20_Internet_20_Link">
https://www.ukrinform.ua/rubric-economy/3706391-arma-sukae-upravitela-dla-sebenevogo-zavodu-v-ovruci.html</text:a>
</text:p>
      <!--NEWS-->
      <text:h text:style-name="P10" text:outline-level="1">
<text:span text:style-name="T4">
Україна вшанувала пам'ять жертв концтабору «Маутгаузен» в Австрії</text:span>
</text:h>
      <text:p text:style-name="P4">
Authors: Ukrinform (Person)</text:p>
      <text:p text:style-name="P4">
Publisher: Укринформ (Organization)</text:p>
      <text:p text:style-name="P4">
Published Time: 2023-05-08T17:08:00+03:00</text:p>
      <text:p text:style-name="P4">
Modified Time: 2023-05-08T17:08:00+03:00</text:p>
      <text:p text:style-name="P4">
Description: Колектив Посольства України в Австрії вшанував пам'ять жертв концтабору "Маутгаузен", на місці якого у Верхній Австрії неподалік Лінца створений меморіальний комплекс. — Укрінформ.</text:p>
      <text:p text:style-name="P4">
Images: ["<text:a xlink:type="simple" xlink:href="https://static.ukrinform.com/photos/2023_05/thumb_files/630_360_1683554773-128.jpg" text:style-name="Internet_20_link" text:visited-style-name="Visited_20_Internet_20_Link">
630_360_16835...</text:a>
"]</text:p>
      <text:p text:style-name="P4">
Tags: ['Австрія', 'Друга світова', 'Україна', 'День пам’яті та примирення', 'Концтабір']</text:p>
      <text:p text:style-name="P4">
Type: Article</text:p>
      <!--METADATA-->
      <text:p text:style-name="P4">
<draw:frame draw:style-name="fr1" draw:name="Image148" text:anchor-type="as-char" svg:width="6.9236in" svg:height="3.956343in" draw:z-index="0">
<draw:image xlink:href="../Images/yкринформ/2023-05-08T17-08-00-03-00/630_360_1683554773-128.jpg" xlink:type="simple" xlink:show="embed" xlink:actuate="onLoad" draw:mime-type="image/jpeg"/>
</draw:frame>
 КолективПосольства України в Австрії вшанував пам'ять жертв концтабору "Маутгаузен",на місці якого у Верхній Австрії неподалік Лінца створений меморіальнийкомплекс.</text:p>
      <text:p text:style-name="P4">
Як передає Укрінформ, про це повідомляє Посольство України в РеспубліціАвстрія у <text:a xlink:type="simple" xlink:href="https://www.facebook.com/ukremb.at/posts/553426813618509" text:style-name="Internet_20_link" text:visited-style-name="Visited_20_Internet_20_Link">
 </text:a>
 .</text:p>
      <text:p text:style-name="P4">
"7 травня колектив Посольства України в Республіці <text:a xlink:type="simple" xlink:href="https://www.ukrinform.ua/tag-avstria" text:style-name="Internet_20_link" text:visited-style-name="Visited_20_Internet_20_Link">
</text:a>
 разом з дипломатичним корпусом країниперебування, представниками духовенства та української громади взяли участь ущорічній церемонії вшанування пам’яті закатованих у таборі смерті Маутгаузен",- йдеться у повідомленні.</text:p>
      <text:p text:style-name="P4">
Традиційно українські вінки були покладені не лише до пам’ятника українськимв’язням, але й до пам’ятників представникам інших народів.</text:p>
      <text:p text:style-name="P4">
<text:span text:style-name="T4">
Читайте також:</text:span>
 <text:a xlink:type="simple" xlink:href="https://www.ukrinform.ua/rubric-regions/3691100-zelenskij-pokazav-genseku-radi-evropi-spravznij-konctabir-u-seli-na-cernigivsini.html" text:style-name="Internet_20_link" text:visited-style-name="Visited_20_Internet_20_Link">
 <text:span text:style-name="T4">
концтабір</text:span>
 </text:a>
</text:p>
      <text:p text:style-name="P4">
Пам’ятник українським жертвам "Маутхаузена" встановлений у меморіальній зоніна місці колишніх бараків "СС", де держави створили окремі місця длявшанування пам’яті своїх співвітчизників. На зробленому з каміння пам’ятникузображена жінка-янгол, яка схилила голову, а в руках тримає калину. Внизугранітні блоки, на них – зроблений з металу терновий вінок та написиукраїнською та німецькою мовою: "Вічна пам'ять синам і донькам України".</text:p>
      <text:p text:style-name="P4">
"Маутгаузен" був єдиним концтабором на території Рейху, який за нацистськоюкласифікацією належав до "категорії ІІІ". Ця категорія означала – "знищеннячерез працю". Умови утримання у таборі були найтяжчими в системі нацистськихконцтаборів. За час існування концтабору через нього та його філії пройшлоблизько 200 тис. в'язнів 40 національностей, у т. ч. 8,5 тис. жінок. Середарештантів були також діти й підлітки. Загалом у концтаборі "Маутхаузен" тайого філіях з 1938 року і по 5 травня 1945 року загинуло близько 120 тис.осіб, у тому числі тисячі українців.</text:p>
      <text:p text:style-name="P4">
<text:span text:style-name="T5">
Фото: Botschaft der Ukraine in Österreich, Facebook</text:span>
</text:p>
      <text:p text:style-name="P4">
Source: <text:a xlink:type="simple" xlink:href="https://www.ukrinform.ua/rubric-world/3706392-ukraina-vsanuvala-pamat-zertv-konctaboru-mautgauzen-v-avstrii.html" text:style-name="Internet_20_link" text:visited-style-name="Visited_20_Internet_20_Link">
https://www.ukrinform.ua/rubric-world/3706392-ukraina-vsanuvala-pamat-zertv-konctaboru-mautgauzen-v-avstrii.html</text:a>
</text:p>
      <!--NEWS-->
      <text:h text:style-name="P10" text:outline-level="1">
<text:span text:style-name="T4">
Сачко не зміг вийти в основну сітку турніру у Чехії</text:span>
</text:h>
      <text:p text:style-name="P4">
Authors: Ukrinform (Person)</text:p>
      <text:p text:style-name="P4">
Publisher: Укринформ (Organization)</text:p>
      <text:p text:style-name="P4">
Published Time: 2023-05-08T17:11:57+03:00</text:p>
      <text:p text:style-name="P4">
Modified Time: 2023-05-08T17:11:57+03:00</text:p>
      <text:p text:style-name="P4">
Description: Українець поступився Рудольфу Моллекеру з Німеччини. — Укрінформ.</text:p>
      <text:p text:style-name="P4">
Images: ["<text:a xlink:type="simple" xlink:href="https://static.ukrinform.com/photos/2023_05/thumb_files/630_360_1683555053-809.jpg" text:style-name="Internet_20_link" text:visited-style-name="Visited_20_Internet_20_Link">
630_360_16835...</text:a>
"]</text:p>
      <text:p text:style-name="P4">
Tags: ['Теніс']</text:p>
      <text:p text:style-name="P4">
Type: Article</text:p>
      <!--METADATA-->
      <text:p text:style-name="P4">
<draw:frame draw:style-name="fr1" draw:name="Image149" text:anchor-type="as-char" svg:width="6.9236in" svg:height="3.956343in" draw:z-index="0">
<draw:image xlink:href="../Images/yкринформ/2023-05-08T17-11-57-03-00/630_360_1683555053-809.jpg" xlink:type="simple" xlink:show="embed" xlink:actuate="onLoad" draw:mime-type="image/jpeg"/>
</draw:frame>
 Українецьпоступився Рудольфу Моллекеру з Німеччини.</text:p>
      <text:p text:style-name="P4">
Віталій Сачко програв у фіналі кваліфікації на «челенджері» в Чехії, передаєУкрінформ.</text:p>
      <text:p text:style-name="P4">
Українець поступився німецькому тенісисту Рудольфу Моллекеру - 4:6, 2:6. Матчтривав 1 годину 24 хвилини.</text:p>
      <text:p text:style-name="P4">
У першому колі кваліфікації Сачко переміг німця Йоханнеса Гертайса.</text:p>
      <text:p text:style-name="P4">
Загалом для Сачка це був дев'ятий старт у відбірковій сітці «челенджера» употочному сезоні.</text:p>
      <text:p text:style-name="P4">
<text:span text:style-name="T4">
Читайте також:</text:span>
 <text:a xlink:type="simple" xlink:href="https://www.ukrinform.ua/rubric-sports/3706153-ukrainki-otrimali-supernic-v-osnovnij-sitci-turniru-wta-1000-v-rimi.html" text:style-name="Internet_20_link" text:visited-style-name="Visited_20_Internet_20_Link">
 </text:a>
</text:p>
      <text:p text:style-name="P4">
Як повідомляв Укрінформ, в основній сітці турніру WTA 1000 в Римі виступлятьукраїнки Марта Костюк, Ангеліна Калініна, Леся Цуренко та Еліна Світоліна.</text:p>
      <text:p text:style-name="P4">
Фото: btu.org.ua</text:p>
      <text:p text:style-name="P4">
Source: <text:a xlink:type="simple" xlink:href="https://www.ukrinform.ua/rubric-sports/3706394-sacko-ne-zmig-vijti-v-osnovnu-sitku-turniru-u-cehii.html" text:style-name="Internet_20_link" text:visited-style-name="Visited_20_Internet_20_Link">
https://www.ukrinform.ua/rubric-sports/3706394-sacko-ne-zmig-vijti-v-osnovnu-sitku-turniru-u-cehii.html</text:a>
</text:p>
      <!--NEWS-->
      <text:h text:style-name="P10" text:outline-level="1">
<text:span text:style-name="T4">
З початку пандемії в Україні зафіксували понад 5,5 мільйона COVID-випадків</text:span>
</text:h>
      <text:p text:style-name="P4">
Authors: Ukrinform (Person)</text:p>
      <text:p text:style-name="P4">
Publisher: Укринформ (Organization)</text:p>
      <text:p text:style-name="P4">
Published Time: 2023-05-08T17:15:58+03:00</text:p>
      <text:p text:style-name="P4">
Modified Time: 2023-05-08T17:15:58+03:00</text:p>
      <text:p text:style-name="P4">
Description: З початку пандемії COVID-19 в Україні зафіксовано понад 5,5 млн випадків захворювання на коронавірусну хворобу. — Укрінформ.</text:p>
      <text:p text:style-name="P4">
Images: ["<text:a xlink:type="simple" xlink:href="https://static.ukrinform.com/photos/2021_11/thumb_files/630_360_1636646759-281.jpg" text:style-name="Internet_20_link" text:visited-style-name="Visited_20_Internet_20_Link">
630_360_16366...</text:a>
"]</text:p>
      <text:p text:style-name="P4">
Tags: ['Коронавірус', 'Віктор Ляшко', 'Пандемія']</text:p>
      <text:p text:style-name="P4">
Type: Article</text:p>
      <!--METADATA-->
      <text:p text:style-name="P4">
<draw:frame draw:style-name="fr1" draw:name="Image150" text:anchor-type="as-char" svg:width="6.9236in" svg:height="3.956343in" draw:z-index="0">
<draw:image xlink:href="../Images/yкринформ/2023-05-08T17-15-58-03-00/630_360_1636646759-281.jpg" xlink:type="simple" xlink:show="embed" xlink:actuate="onLoad" draw:mime-type="image/jpeg"/>
</draw:frame>
 З початкупандемії COVID-19 в Україні зафіксовано понад 5,5 млн випадків захворювання накоронавірусну хворобу.</text:p>
      <text:p text:style-name="P4">
Про це під час зустрічі з журналістами сказав міністр охорони здоров'я ВікторЛяшко, передає кореспондент Укрінформу.</text:p>
      <text:p text:style-name="P4">
"З початку пандемії в Україні зареєстровано 5 млн 544 тис. 969 випадківCOVID-19. За поточний тиждень зафіксовано близько 6 тис. випадків, запопередній – близько 8 тис. випадків COVID-19", – сказав Ляшко.</text:p>
      <text:p text:style-name="P4">
Він зауважив, що в цю статистику входять і повторні випадки захворювань. Зпочатку пандемії, за його словами, внаслідок ускладнень ковіду <text:a xlink:type="simple" xlink:href="https://www.ukrinform.ua/tag-smertna-kara" text:style-name="Internet_20_link" text:visited-style-name="Visited_20_Internet_20_Link">
</text:a>
 112 268 осіб, з них 89 дітей.Зафіксовано 154 394 випадки захворювання на COVID-19 серед медпрацівників,померло через вірус з початку пандемії 1256 медпрацівників.</text:p>
      <text:p text:style-name="P4">
<text:span text:style-name="T4">
Читайте також:</text:span>
 <text:a xlink:type="simple" xlink:href="https://www.ukrinform.ua/rubric-society/3706389-moz-rozgladae-mozlivist-skasuvanna-koronavirusnih-obmezen-v-ukraini.html" text:style-name="Internet_20_link" text:visited-style-name="Visited_20_Internet_20_Link">
 </text:a>
</text:p>
      <text:p text:style-name="P4">
Загалом в Україні було зроблено 35 млн щеплень проти ковіду, одну дозуотримали 16 млн 339 тис. людей, дві дози – 15 млн 484 тис.</text:p>
      <text:p text:style-name="P4">
Найбільш популярною вакциною була вакцина Comirnaty від Pfizer. Наразі, заданими міністра, на центральних складах цієї вакцини налічується 2 млн доз, нарегіональних – 44 тис., дитячої форми вакцини Comirnaty – 70 тис.; вакциниCoronaVac на центральних складах – 3 млн доз , на регіональних – 1,7 млн.Також у наявності – близько 896 тис. доз на центральних складах і 13 тис. дозна регіональних складах вакцини Janssen.</text:p>
      <text:p text:style-name="P4">
<text:span text:style-name="T4">
Читайте також:</text:span>
 <text:a xlink:type="simple" xlink:href="https://www.ukrinform.ua/rubric-world/3703895-u-bilsosti-krain-e-oznaki-vidnovlenna-sistemi-ohoroni-zdorova-pisla-pandemii-vooz.html" text:style-name="Internet_20_link" text:visited-style-name="Visited_20_Internet_20_Link">
 </text:a>
</text:p>
      <text:p text:style-name="P4">
Як повідомляв Укрінформ, Всесвітня організація охорони здоров’я з 5 травня <text:a xlink:type="simple" xlink:href="https://www.ukrinform.ua/rubric-society/3705279-vooz-skasuvala-status-pandemii-covid19.html" text:style-name="Internet_20_link" text:visited-style-name="Visited_20_Internet_20_Link">
</text:a>
 . ВООЗ <text:a xlink:type="simple" xlink:href="https://www.ukrinform.ua/rubric-world/2894208-vooz-ogolosila-pandemiu-novogo-koronavirusu.html" text:style-name="Internet_20_link" text:visited-style-name="Visited_20_Internet_20_Link">
 </text:a>
 коронавірусу11 березня 2020 року.</text:p>
      <text:p text:style-name="P4">
За даними МОЗ, з початку пандемії від COVID-19 <text:a xlink:type="simple" xlink:href="https://www.ukrinform.ua/rubric-society/3706212-moz-z-pocatku-pandemii-ponad-112-tisac-ukrainciv-pomerli-vid-covid19.html" text:style-name="Internet_20_link" text:visited-style-name="Visited_20_Internet_20_Link">
</text:a>
</text:p>
      <text:p text:style-name="P4">
Source: <text:a xlink:type="simple" xlink:href="https://www.ukrinform.ua/rubric-society/3706396-z-pocatku-pandemii-v-ukraini-zafiksuvali-ponad-55-miljona-covidvipadkiv.html" text:style-name="Internet_20_link" text:visited-style-name="Visited_20_Internet_20_Link">
https://www.ukrinform.ua/rubric-society/3706396-z-pocatku-pandemii-v-ukraini-zafiksuvali-ponad-55-miljona-covidvipadkiv.html</text:a>
</text:p>
      <!--NEWS-->
      <text:h text:style-name="P10" text:outline-level="1">
<text:span text:style-name="T4">
Ставки букмекерів на Євробаченні: лідирує Швеція, TVORCHI - на четвертому місці</text:span>
</text:h>
      <text:p text:style-name="P4">
Authors: Ukrinform (Person)</text:p>
      <text:p text:style-name="P4">
Publisher: Укринформ (Organization)</text:p>
      <text:p text:style-name="P4">
Published Time: 2023-05-08T17:26:00+03:00</text:p>
      <text:p text:style-name="P4">
Modified Time: 2023-05-08T17:26:00+03:00</text:p>
      <text:p text:style-name="P4">
Description: За прогнозами букмекерів фавориткою пісенного конкурсу Євробачення 2023 є шведська співачка Лорін, яка в 2012 році перемогла на цьому конкурсі в Баку. Український гурт TVORCHI- на четвертому місці після учасників від Фінляндії та Франції. — Укрінформ.</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Букмекери', 'Tvorchi']</text:p>
      <text:p text:style-name="P4">
Type: Article</text:p>
      <!--METADATA-->
      <text:p text:style-name="P4">
<draw:frame draw:style-name="fr1" draw:name="Image151" text:anchor-type="as-char" svg:width="6.9236in" svg:height="3.956343in" draw:z-index="0">
<draw:image xlink:href="../Images/yкринформ/2023-05-08T17-26-00-03-00/630_360_1675352996-430.png" xlink:type="simple" xlink:show="embed" xlink:actuate="onLoad" draw:mime-type="image/png"/>
</draw:frame>
 Запрогнозами букмекерів фавориткою пісенного конкурсу Євробачення 2023 єшведська співачка Лорін, яка в 2012 році перемогла на цьому конкурсі в Баку.Український гурт TVORCHI- на четвертому місці після учасників від Фінляндії таФранції.</text:p>
      <text:p text:style-name="P4">
Про це повідомляє Укрінформ з посиланням на британське інформагентство <text:a xlink:type="simple" xlink:href="http://pa.media/" text:style-name="Internet_20_link" text:visited-style-name="Visited_20_Internet_20_Link">
</text:a>
 .</text:p>
      <text:p text:style-name="P4">
“Лорін, якій Betfair (букмекерська компанія - ред.) дає коефіцієнт 10/11,змагатиметься зі своїм новим треком Tattoo, написаним тією ж командою, що йEuphoria (пісня, яка принесла співачці перемогу у 2012 році - ред.)”, -повідомляє інформагентство.</text:p>
      <text:p text:style-name="P4">
<text:span text:style-name="T4">
Читайте також:</text:span>
 <text:a xlink:type="simple" xlink:href="https://www.ukrinform.ua/rubric-culture/3704337-na-evrobacenni-diatime-ukrainskij-bulvar-pid-nazvou-discover-ukraine.html" text:style-name="Internet_20_link" text:visited-style-name="Visited_20_Internet_20_Link">
 </text:a>
</text:p>
      <text:p text:style-name="P4">
Фінляндія нині на другому місці з коефіцієнтом 11/5 з треком Cha Cha Chaрепера та співака Kaarija. Третє місце посідає Франція із показником 6/1 ізпіснею Evidemment співачки La Zarra.</text:p>
      <text:p text:style-name="P4">
Український гурт TVORCHI з піснею Heart Of Steel посідає четверте місце зкоефіцієнтом 12/1.</text:p>
      <text:p text:style-name="P4">
<text:span text:style-name="T4">
Читайте також:</text:span>
 <text:a xlink:type="simple" xlink:href="https://www.ukrinform.ua/rubric-culture/3702426-zlata-ognevic-stala-recniceu-vid-ukraini-na-evrobacenni.html" text:style-name="Internet_20_link" text:visited-style-name="Visited_20_Internet_20_Link">
 </text:a>
</text:p>
      <text:p text:style-name="P4">
Як повідомляв Укрінформ, гурт TVORCHI, що цьогоріч представляє Україну на <text:a xlink:type="simple" xlink:href="https://www.ukrinform.ua/tag-evrobacenna" text:style-name="Internet_20_link" text:visited-style-name="Visited_20_Internet_20_Link">
</text:a>
 , на церемонії відкриття конкурсу<text:a xlink:type="simple" xlink:href="https://www.ukrinform.ua/rubric-culture/3706379-tvorchi-pidtrimali-zbir-10-miljoniv-na-poratunok-peredcasno-narodzenih-ditej.html" text:style-name="Internet_20_link" text:visited-style-name="Visited_20_Internet_20_Link">
 </text:a>
 на порятунокпередчасно народжених українських дітей.</text:p>
      <text:p text:style-name="P4">
<text:span text:style-name="T5">
Фото: ВВС</text:span>
</text:p>
      <text:p text:style-name="P4">
Source: <text:a xlink:type="simple" xlink:href="https://www.ukrinform.ua/rubric-culture/3706399-stavki-bukmekeriv-na-evrobacenni-lidirue-svecia-tvorchi-na-cetvertomu-misci.html" text:style-name="Internet_20_link" text:visited-style-name="Visited_20_Internet_20_Link">
https://www.ukrinform.ua/rubric-culture/3706399-stavki-bukmekeriv-na-evrobacenni-lidirue-svecia-tvorchi-na-cetvertomu-misci.html</text:a>
</text:p>
      <!--NEWS-->
      <text:h text:style-name="P10" text:outline-level="1">
<text:span text:style-name="T4">
Сили спецоперацій знищили російський кулеметний розрахунок у Бахмуті</text:span>
</text:h>
      <text:p text:style-name="P4">
Authors: Ukrinform (Person)</text:p>
      <text:p text:style-name="P4">
Publisher: Укринформ (Organization)</text:p>
      <text:p text:style-name="P4">
Published Time: 2023-05-08T17:26:44+03:00</text:p>
      <text:p text:style-name="P4">
Modified Time: 2023-05-08T17:26:44+03:00</text:p>
      <text:p text:style-name="P4">
Description: Сили спеціальних операцій Збройних сил України знищили кулеметний розрахунок російських загарбників, який вів вогонь з багатоповерхівки в Бахмуті Донецької області. — Укрінформ.</text:p>
      <text:p text:style-name="P4">
Images: ["<text:a xlink:type="simple" xlink:href="https://static.ukrinform.com/photos/2022_08/thumb_files/630_360_1660588057-972.png" text:style-name="Internet_20_link" text:visited-style-name="Visited_20_Internet_20_Link">
630_360_16605...</text:a>
"]</text:p>
      <text:p text:style-name="P4">
Tags: ['Бахмут', 'ССО', 'Війна з росією', '#stoprussia']</text:p>
      <text:p text:style-name="P4">
Type: Article</text:p>
      <!--METADATA-->
      <text:p text:style-name="P4">
<draw:frame draw:style-name="fr1" draw:name="Image152" text:anchor-type="as-char" svg:width="6.9236in" svg:height="3.956343in" draw:z-index="0">
<draw:image xlink:href="../Images/yкринформ/2023-05-08T17-26-44-03-00/630_360_1660588057-972.png" xlink:type="simple" xlink:show="embed" xlink:actuate="onLoad" draw:mime-type="image/png"/>
</draw:frame>
 Силиспеціальних операцій Збройних сил України знищили кулеметний розрахунокросійських загарбників, який вів вогонь з багатоповерхівки в Бахмуті Донецькоїобласті.</text:p>
      <text:p text:style-name="P4">
Як передає Укрінформ, про це ССО повідомили у <text:a xlink:type="simple" xlink:href="https://www.facebook.com/usofcom/videos/1655272011642947/" text:style-name="Internet_20_link" text:visited-style-name="Visited_20_Internet_20_Link">
</text:a>
 й оприлюдниливідповідне відео.</text:p>
      <text:p text:style-name="P4">
«Знищено кулеметний розрахунок противника, який вів вогонь з багатоповерхівкив Бахмуті. Чергова злагоджена робота операторів ССО з розрахунком М777», -ідеться в повідомленні.</text:p>
      <text:p text:style-name="P4">
<text:span text:style-name="T4">
Читайте також:</text:span>
 <text:a xlink:type="simple" xlink:href="https://www.ukrinform.ua/rubric-ato/3706244-u-rajoni-bahmuta-rosiani-za-devat-misaciv-vtratili-blizko-100-tisac-zivoi-sili-zsu.html" text:style-name="Internet_20_link" text:visited-style-name="Visited_20_Internet_20_Link">
 <text:span text:style-name="T4">
Бахмута</text:span>
 </text:a>
</text:p>
      <text:p text:style-name="P4">
Як повідомляв Укрінформ, Сили оборони України за час повномасштабної війни <text:a xlink:type="simple" xlink:href="https://www.ukrinform.ua/rubric-ato/3706110-sili-oboroni-znisili-vze-194-970-vijskovih-rf.html" text:style-name="Internet_20_link" text:visited-style-name="Visited_20_Internet_20_Link">
</text:a>
 , з них 540 осіб - за останню добу.</text:p>
      <text:p text:style-name="P4">
Source: <text:a xlink:type="simple" xlink:href="https://www.ukrinform.ua/rubric-ato/3706398-sili-specoperacij-znisili-rosijskij-kulemetnij-rozrahunok-u-bahmuti.html" text:style-name="Internet_20_link" text:visited-style-name="Visited_20_Internet_20_Link">
https://www.ukrinform.ua/rubric-ato/3706398-sili-specoperacij-znisili-rosijskij-kulemetnij-rozrahunok-u-bahmuti.html</text:a>
</text:p>
      <!--NEWS-->
      <text:h text:style-name="P10" text:outline-level="1">
<text:span text:style-name="T4">
У канадській провінції Альберта через лісові пожежі евакуювали вже 29 тисяч людей</text:span>
</text:h>
      <text:p text:style-name="P4">
Authors: Ukrinform (Person)</text:p>
      <text:p text:style-name="P4">
Publisher: Укринформ (Organization)</text:p>
      <text:p text:style-name="P4">
Published Time: 2023-05-08T17:27:00+03:00</text:p>
      <text:p text:style-name="P4">
Modified Time: 2023-05-08T17:27:00+03:00</text:p>
      <text:p text:style-name="P4">
Description: У канадській провінції Альберта, де через лісові пожежі оголошено надзвичайний стан, евакуювали вже близько 29 тисяч людей. — Укрінформ.</text:p>
      <text:p text:style-name="P4">
Images: ["<text:a xlink:type="simple" xlink:href="https://static.ukrinform.com/photos/2021_11/thumb_files/630_360_1637292559-180.jpg" text:style-name="Internet_20_link" text:visited-style-name="Visited_20_Internet_20_Link">
630_360_16372...</text:a>
"]</text:p>
      <text:p text:style-name="P4">
Tags: ['Евакуація', 'Канада', 'Надзвичайний стан', 'Пожежа']</text:p>
      <text:p text:style-name="P4">
Type: Article</text:p>
      <!--METADATA-->
      <text:p text:style-name="P4">
<draw:frame draw:style-name="fr1" draw:name="Image153" text:anchor-type="as-char" svg:width="6.9236in" svg:height="3.956343in" draw:z-index="0">
<draw:image xlink:href="../Images/yкринформ/2023-05-08T17-27-00-03-00/630_360_1637292559-180.jpg" xlink:type="simple" xlink:show="embed" xlink:actuate="onLoad" draw:mime-type="image/jpeg"/>
</draw:frame>
 Уканадській провінції Альберта, де через лісові пожежі оголошено надзвичайнийстан, евакуювали вже близько 29 тисяч людей.</text:p>
      <text:p text:style-name="P4">
Про це повідомляє <text:a xlink:type="simple" xlink:href="https://www.euronews.com/2023/05/08/canadas-alberta-province-declares-state-of-emergency-over-wildfires" text:style-name="Internet_20_link" text:visited-style-name="Visited_20_Internet_20_Link">
 </text:a>
 , передає Укрінформ.</text:p>
      <text:p text:style-name="P4">
Влада Альберти повідомила про 110 активних <text:a xlink:type="simple" xlink:href="https://www.ukrinform.ua/tag-pozeza" text:style-name="Internet_20_link" text:visited-style-name="Visited_20_Internet_20_Link">
 </text:a>
 , 37 з яких вийшли з-під контролю. Кількість евакуйованих людей зросладо 29 тисяч.</text:p>
      <text:p text:style-name="P4">
За словами прем’єр-міністра провінції Даніель Сміт, понад 20 населених пунктівбули евакуйовані. На цей час вигоріло щонайменше 122 тисяч гектарів.</text:p>
      <text:p text:style-name="P4">
Виконавчий директор Управління із надзвичайних ситуацій Альберти Колін Блерсказав, що точних даних про пошкодження наразі немає. За його словами, відомопро зруйновані 20 будинків, поліцейську дільницю та магазин у місті Фокс-Лейк.</text:p>
      <text:p text:style-name="P4">
<text:span text:style-name="T4">
Читайте також:</text:span>
 <text:a xlink:type="simple" xlink:href="https://www.ukrinform.ua/rubric-world/3706287-u-18-regionah-rf-viruut-lisovi-pozezi-zaginuli-semero-ludej.html" text:style-name="Internet_20_link" text:visited-style-name="Visited_20_Internet_20_Link">
 <text:span text:style-name="T4">
пожежі</text:span>
 </text:a>
</text:p>
      <text:p text:style-name="P4">
Водночас зростають занепокоєння щодо можливого перекидання полум’я нанафтопереробні заводи, адже провінція Альберта є найбільшим виробником нафтита природного газу в Канаді.</text:p>
      <text:p text:style-name="P4">
Як повідомлялося, через дуже посушливу та спекотну погоду на всій територіїАльберти діє заборона на відкритий вогонь та використання автомобілів набездоріжжі.</text:p>
      <text:p text:style-name="P4">
Source: <text:a xlink:type="simple" xlink:href="https://www.ukrinform.ua/rubric-world/3706400-u-kanadskij-provincii-alberta-cerez-lisovi-pozezi-evakuuvali-vze-29-tisac-ludej.html" text:style-name="Internet_20_link" text:visited-style-name="Visited_20_Internet_20_Link">
https://www.ukrinform.ua/rubric-world/3706400-u-kanadskij-provincii-alberta-cerez-lisovi-pozezi-evakuuvali-vze-29-tisac-ludej.html</text:a>
</text:p>
      <!--NEWS-->
      <text:h text:style-name="P10" text:outline-level="1">
<text:span text:style-name="T4">
У Нідерландах гурт Go-A виступив на фестивалі, присвяченому Дню визволення</text:span>
</text:h>
      <text:p text:style-name="P4">
Authors: Ukrinform (Person)</text:p>
      <text:p text:style-name="P4">
Publisher: Укринформ (Organization)</text:p>
      <text:p text:style-name="P4">
Published Time: 2023-05-08T17:33:00+03:00</text:p>
      <text:p text:style-name="P4">
Modified Time: 2023-05-08T17:33:00+03:00</text:p>
      <text:p text:style-name="P4">
Description: У нідерландському місті Гертогенбос український гурт Go-A виступив на фестивалі, присвяченому Дню визволення. — Укрінформ.</text:p>
      <text:p text:style-name="P4">
Images: ["<text:a xlink:type="simple" xlink:href="https://static.ukrinform.com/photos/2023_05/thumb_files/630_360_1683556354-560.jpg" text:style-name="Internet_20_link" text:visited-style-name="Visited_20_Internet_20_Link">
630_360_16835...</text:a>
", "<text:a xlink:type="simple" xlink:href="https://static.ukrinform.com/photos/2023_05/1683556391-455.jpg" text:style-name="Internet_20_link" text:visited-style-name="Visited_20_Internet_20_Link">
1683556391-45...</text:a>
"]</text:p>
      <text:p text:style-name="P4">
Tags: ['Концерт', 'Культура', 'Нідерланди']</text:p>
      <text:p text:style-name="P4">
Type: Article</text:p>
      <!--METADATA-->
      <text:p text:style-name="P4">
<draw:frame draw:style-name="fr1" draw:name="Image154" text:anchor-type="as-char" svg:width="6.9236in" svg:height="3.956343in" draw:z-index="0">
<draw:image xlink:href="../Images/yкринформ/2023-05-08T17-33-00-03-00/630_360_1683556354-560.jpg" xlink:type="simple" xlink:show="embed" xlink:actuate="onLoad" draw:mime-type="image/jpeg"/>
</draw:frame>
 Унідерландському місті Гертогенбос український гурт Go-A виступив на фестивалі,присвяченому Дню визволення.</text:p>
      <text:p text:style-name="P4">
Про це повідомляє Укрінформ з <text:a xlink:type="simple" xlink:href="https://www.facebook.com/karel.burger.dirven/posts/pfbid0XzJtfWqQGdD94KCGZPVbUZbsGuzjXLjk64FtJSDJoDG3UszDg5uCpPHNANK9FjkWl" text:style-name="Internet_20_link" text:visited-style-name="Visited_20_Internet_20_Link">
</text:a>
на першого почесного консула України в Королівстві Нідерланди Карела БургераДірвена.</text:p>
      <text:p text:style-name="P4">
«Гурт Go-A 5 травня виступив на фестивалі присвяченому Дню Визволення у містіГертогенбос», – написав він.</text:p>
      <text:p text:style-name="P4">
За його словами, послухати гурт прийшли багато українців, які через війну булизмушені покинути рідні домівки та знайшли прихисток у Нідерландах.</text:p>
      <text:p text:style-name="P4">
<draw:frame draw:style-name="fr1" draw:name="Image155" text:anchor-type="as-char" svg:width="6.9236in" svg:height="3.89773in" draw:z-index="0">
<draw:image xlink:href="../Images/yкринформ/2023-05-08T17-33-00-03-00/1683556391-455.jpg" xlink:type="simple" xlink:show="embed" xlink:actuate="onLoad" draw:mime-type="image/jpeg"/>
</draw:frame>
</text:p>
      <text:p text:style-name="P4">
«Свобода не є самоочевидною. Дякуємо Нідерландам за всю підтримку України.Була чудова атмосфера, прекрасна музика», – написав Карел Бургер Дірвен.</text:p>
      <text:p text:style-name="P4">
Він також закликав продовжувати підтримувати та допомагати Україні.</text:p>
      <text:p text:style-name="P4">
Варто зазначити, щороку 4 травня о 20:00 двохвилинним мовчанням вшановуютьгромадян і солдатів Нідерландів, які загинули під час війни та мирних місійпісля Другої світової війни.</text:p>
      <text:p text:style-name="P4">
Також щороку 5 травня в Нідерландах відзначається День визволення, колисвяткують звільнення країни від німецької у 1945 році. І цей день заведеновисловлювати підтримку багатьом людям у світі, які не живуть у мирі тасвободі, і цього року особливу підтримку адресують українському народу.</text:p>
      <text:p text:style-name="P4">
Як повідомляв Укрінформ, у вересні 2022 року український гурт Go-A <text:a xlink:type="simple" xlink:href="https://www.ukrinform.ua/rubric-diaspora/3570512-u-niderlandah-gurt-goa-proviv-koncerti-na-pidtrimku-ukraini.html" text:style-name="Internet_20_link" text:visited-style-name="Visited_20_Internet_20_Link">
</text:a>
 концерти на підтримку України учотирьох нідерландських містах – Арнемі, Хофддорпі, Бреді та Зволле, щорозташоване за 120 км від Амстердама.</text:p>
      <text:p text:style-name="P4">
<text:span text:style-name="T5">
Фото: Go-A Band / Фейсбук</text:span>
</text:p>
      <text:p text:style-name="P4">
Source: <text:a xlink:type="simple" xlink:href="https://www.ukrinform.ua/rubric-diaspora/3706403-u-niderlandah-gurt-goa-vistupiv-na-festivali-prisvacenomu-dnu-vizvolenna.html" text:style-name="Internet_20_link" text:visited-style-name="Visited_20_Internet_20_Link">
https://www.ukrinform.ua/rubric-diaspora/3706403-u-niderlandah-gurt-goa-vistupiv-na-festivali-prisvacenomu-dnu-vizvolenna.html</text:a>
</text:p>
      <!--NEWS-->
      <text:h text:style-name="P10" text:outline-level="1">
<text:span text:style-name="T4">
Ліонель Мессі повернувся до тренувань «ПСЖ»</text:span>
</text:h>
      <text:p text:style-name="P4">
Authors: Ukrinform (Person)</text:p>
      <text:p text:style-name="P4">
Publisher: Укринформ (Organization)</text:p>
      <text:p text:style-name="P4">
Published Time: 2023-05-08T17:36:56+03:00</text:p>
      <text:p text:style-name="P4">
Modified Time: 2023-05-08T17:36:56+03:00</text:p>
      <text:p text:style-name="P4">
Description: Аргентинцю скоротили термін відсторонення через несанкціоновану поїздку — Укрінформ.</text:p>
      <text:p text:style-name="P4">
Images: ["<text:a xlink:type="simple" xlink:href="https://static.ukrinform.com/photos/2023_05/thumb_files/630_360_1683555869-577.jpg" text:style-name="Internet_20_link" text:visited-style-name="Visited_20_Internet_20_Link">
630_360_16835...</text:a>
"]</text:p>
      <text:p text:style-name="P4">
Tags: ['Футбол', 'Мессі', 'Парі Сен-Жермен']</text:p>
      <text:p text:style-name="P4">
Type: Article</text:p>
      <!--METADATA-->
      <text:p text:style-name="P4">
<draw:frame draw:style-name="fr1" draw:name="Image156" text:anchor-type="as-char" svg:width="6.9236in" svg:height="3.956343in" draw:z-index="0">
<draw:image xlink:href="../Images/yкринформ/2023-05-08T17-36-56-03-00/630_360_1683555869-577.jpg" xlink:type="simple" xlink:show="embed" xlink:actuate="onLoad" draw:mime-type="image/jpeg"/>
</draw:frame>
 Аргентинцюскоротили термін відсторонення через несанкціоновану поїздку</text:p>
      <text:p text:style-name="P4">
Нападник «ПСЖ» Ліонель Мессі достроково повернувся до тренувань, <text:a xlink:type="simple" xlink:href="https://twitter.com/PSG_inside/status/1655524522672504832" text:style-name="Internet_20_link" text:visited-style-name="Visited_20_Internet_20_Link">
</text:a>
 пресслужбаклубу, передає Укрінформ.</text:p>
      <text:p text:style-name="P4">
Керівництво «ПСЖ» відсторонило аргентинця на початку травня на два тижні.Причиною санкції стало те, що Мессі не погодив з клубом свою поїздку доСаудівської Аравії та пропустив тренування команди.</text:p>
      <text:p text:style-name="P4">
Мессі публічно вибачився перед партнерами та керівництвом, у своєму зверненніфутболіст зазначив, що відлучився, бо був переконаний у своєму вихідному.</text:p>
      <text:p text:style-name="P4">
«ПСЖ» залишив у силі відсторонення Мессі на матч чемпіонату Франції проти«Труа» (3:1), однак уже на наступний день аргентинець повернувся до тренуваньз командою.</text:p>
      <text:p text:style-name="P4">
У поточній кампанії в доробку Ліонеля — 20 голів та 19 результативних передачу 37 матчах всіх турнірів. У національному чемпіонаті Мессі зробив 15 асистівта є лідером турніру за цим показником.</text:p>
      <text:p text:style-name="P4">
<text:span text:style-name="T4">
Читайте також:</text:span>
 <text:a xlink:type="simple" xlink:href="https://www.ukrinform.ua/rubric-sports/3704298-messi-zalisit-psz-v-kinci-sezonu-zurnalist.html" text:style-name="Internet_20_link" text:visited-style-name="Visited_20_Internet_20_Link">
 <text:span text:style-name="T4">
Мессі</text:span>
 </text:a>
</text:p>
      <text:p text:style-name="P4">
Як повідомляв Укрінформ, у «ПСЖ» аргентинець проводить свій другий сезон післяпереходу вільним агентом з «Барселони» влітку 2021-го.</text:p>
      <text:p text:style-name="P4">
Фото: Getty Images</text:p>
      <text:p text:style-name="P4">
Source: <text:a xlink:type="simple" xlink:href="https://www.ukrinform.ua/rubric-sports/3706404-lionel-messi-povernuvsa-do-trenuvan-psz.html" text:style-name="Internet_20_link" text:visited-style-name="Visited_20_Internet_20_Link">
https://www.ukrinform.ua/rubric-sports/3706404-lionel-messi-povernuvsa-do-trenuvan-psz.html</text:a>
</text:p>
      <!--NEWS-->
      <text:h text:style-name="P10" text:outline-level="1">
<text:span text:style-name="T4">
За проєктом «Армія дронів» укомплектували бійців ще восьми ударних рот БпЛА</text:span>
</text:h>
      <text:p text:style-name="P4">
Authors: Ukrinform (Person)</text:p>
      <text:p text:style-name="P4">
Publisher: Укринформ (Organization)</text:p>
      <text:p text:style-name="P4">
Published Time: 2023-05-08T17:37:33+03:00</text:p>
      <text:p text:style-name="P4">
Modified Time: 2023-05-08T17:37:33+03:00</text:p>
      <text:p text:style-name="P4">
Description: Міністерство цифрової трансформації спільно з партнерами укомплектували необхідним обладнанням вісім нових ударних рот БпЛА. — Укрінформ.</text:p>
      <text:p text:style-name="P4">
Images: ["<text:a xlink:type="simple" xlink:href="https://static.ukrinform.com/photos/2023_02/thumb_files/630_360_1676050744-971.jpg" text:style-name="Internet_20_link" text:visited-style-name="Visited_20_Internet_20_Link">
630_360_16760...</text:a>
"]</text:p>
      <text:p text:style-name="P4">
Tags: ['Безпілотник', 'Війна з росією', 'Армія дронів']</text:p>
      <text:p text:style-name="P4">
Type: Article</text:p>
      <!--METADATA-->
      <text:p text:style-name="P4">
<draw:frame draw:style-name="fr1" draw:name="Image157" text:anchor-type="as-char" svg:width="6.9236in" svg:height="3.956343in" draw:z-index="0">
<draw:image xlink:href="../Images/yкринформ/2023-05-08T17-37-33-03-00/630_360_1676050744-971.jpg" xlink:type="simple" xlink:show="embed" xlink:actuate="onLoad" draw:mime-type="image/jpeg"/>
</draw:frame>
Міністерство цифрової трансформації спільно з партнерами укомплектувалинеобхідним обладнанням вісім нових ударних рот БпЛА.</text:p>
      <text:p text:style-name="P4">
Про це повідомив віцепрем'єр-міністр з інновацій, розвитку освіти, науки татехнологій – міністр цифрової трансформації Михайло Федоров у <text:a xlink:type="simple" xlink:href="http://t.me/dsszzi_official/5795" text:style-name="Internet_20_link" text:visited-style-name="Visited_20_Internet_20_Link">
</text:a>
 , передає Укрінформ.</text:p>
      <text:p text:style-name="P4">
«Вісім нових ударних рот БпЛА готові до бою – передали їм пікапи, ударнікоптери та FPV-дрони. Важливо, що всі дрони - українського виробництва.Продовжуємо прибирати блокери для розвитку українських компаній. Буде щебагато змін. Щоб в Україні щомісяця виробляли тисячі дронів, які просто заразпотрібні Силам оборони», - зазначив міністр.</text:p>
      <text:p text:style-name="P4">
Федоров нагадав, що створення ударних рот – це безпрецедентний і своєчаснийкрок. Адже три ударні роти, які укомплектовані кілька місяців тому, вже маютьуспішні результати на фронті.</text:p>
      <text:p text:style-name="P4">
<text:span text:style-name="T4">
Читайте також:</text:span>
 <text:a xlink:type="simple" xlink:href="https://www.ukrinform.ua/rubric-ato/3705883-bezpilotniki-sogodni-roblat-revoluciu-na-fronti-ignat.html" text:style-name="Internet_20_link" text:visited-style-name="Visited_20_Internet_20_Link">
 <text:span text:style-name="T4">
Ігнат</text:span>
 </text:a>
</text:p>
      <text:p text:style-name="P4">
Як повідомлялось, у березні в складі ЗСУ створено три окремі роти ударнихБпЛА. Це перші у світі війська, які впроваджує Україна у боротьбі зросійськими окупантами. Підрозділи ударних БПЛА посилять вогневі тарозвідувальні можливості піхоти на передових позиціях та допоможуть щеефективніше долати ворога у гарячих точках.</text:p>
      <text:p text:style-name="P4">
«Армія дронів» – проєкт, започаткований Генеральним штабом ЗСУ та Мінцифри. Цекомплексна програма, в межах якої запланована системна закупівля дронів, їхремонт, а також курси навчання відповідних фахівців. Проєкт стартував 1 липня.</text:p>
      <text:p text:style-name="P4">
<text:span text:style-name="T4">
Читайте також:</text:span>
 <text:a xlink:type="simple" xlink:href="https://www.ukrinform.ua/rubric-ato/3705695-mincifri-peredalo-na-front-se-100-droniv.html" text:style-name="Internet_20_link" text:visited-style-name="Visited_20_Internet_20_Link">
 <text:span text:style-name="T4">
дронів</text:span>
 </text:a>
</text:p>
      <text:p text:style-name="P4">
В його межах профільні державні органи вже законтрактували понад 3800безпілотників на понад 4,1 млрд грн і підготували 10 тисяч операторів. Насьогодні в Україні функціонує понад 20 шкіл, де люди можуть отримати навичкикерування дронами.</text:p>
      <text:p text:style-name="P4">
Source: <text:a xlink:type="simple" xlink:href="https://www.ukrinform.ua/rubric-ato/3706405-za-proektom-armia-droniv-ukomplektuvali-bijciv-se-vosmi-udarnih-rot-bpla.html" text:style-name="Internet_20_link" text:visited-style-name="Visited_20_Internet_20_Link">
https://www.ukrinform.ua/rubric-ato/3706405-za-proektom-armia-droniv-ukomplektuvali-bijciv-se-vosmi-udarnih-rot-bpla.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08T17:48:00+03:00</text:p>
      <text:p text:style-name="P4">
Modified Time: 2023-05-08T17:48: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8" text:anchor-type="as-char" svg:width="6.9236in" svg:height="3.956343in" draw:z-index="0">
<draw:image xlink:href="../Images/yкринформ/2023-05-08T17-48-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59" text:anchor-type="as-char" svg:width="6.9236in" svg:height="6.9236in" draw:z-index="0">
<draw:image xlink:href="../Images/yкринформ/2023-05-08T17-48-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60" text:anchor-type="as-char" svg:width="6.9236in" svg:height="6.9236in" draw:z-index="0">
<draw:image xlink:href="../Images/yкринформ/2023-05-08T17-48-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61" text:anchor-type="as-char" svg:width="6.9236in" svg:height="6.9236in" draw:z-index="0">
<draw:image xlink:href="../Images/yкринформ/2023-05-08T17-48-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62" text:anchor-type="as-char" svg:width="6.9236in" svg:height="6.9236in" draw:z-index="0">
<draw:image xlink:href="../Images/yкринформ/2023-05-08T17-48-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63" text:anchor-type="as-char" svg:width="6.9236in" svg:height="6.9236in" draw:z-index="0">
<draw:image xlink:href="../Images/yкринформ/2023-05-08T17-48-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64" text:anchor-type="as-char" svg:width="6.9236in" svg:height="6.9236in" draw:z-index="0">
<draw:image xlink:href="../Images/yкринформ/2023-05-08T17-48-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65" text:anchor-type="as-char" svg:width="6.9236in" svg:height="6.9236in" draw:z-index="0">
<draw:image xlink:href="../Images/yкринформ/2023-05-08T17-48-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66" text:anchor-type="as-char" svg:width="6.9236in" svg:height="6.9236in" draw:z-index="0">
<draw:image xlink:href="../Images/yкринформ/2023-05-08T17-48-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67" text:anchor-type="as-char" svg:width="6.9236in" svg:height="6.9236in" draw:z-index="0">
<draw:image xlink:href="../Images/yкринформ/2023-05-08T17-48-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68" text:anchor-type="as-char" svg:width="6.9236in" svg:height="6.9236in" draw:z-index="0">
<draw:image xlink:href="../Images/yкринформ/2023-05-08T17-48-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У Житомирі ветеран 95-ї бригади вирізав з дерева скульптуру, присвячену побратимам</text:span>
</text:h>
      <text:p text:style-name="P4">
Authors: Ukrinform (Person)</text:p>
      <text:p text:style-name="P4">
Publisher: Укринформ (Organization)</text:p>
      <text:p text:style-name="P4">
Published Time: 2023-05-08T17:51:00+03:00</text:p>
      <text:p text:style-name="P4">
Modified Time: 2023-05-08T17:51:00+03:00</text:p>
      <text:p text:style-name="P4">
Description: У Житомирі ветеран Іван Халус із позивним «Скульптор» створив із дуба скульптуру, присвячену 95-ій окремій десантно-штурмовій бригаді.  — Укрінформ.</text:p>
      <text:p text:style-name="P4">
Images: ["<text:a xlink:type="simple" xlink:href="https://static.ukrinform.com/photos/2023_05/thumb_files/630_360_1683557173-268.jpg" text:style-name="Internet_20_link" text:visited-style-name="Visited_20_Internet_20_Link">
630_360_16835...</text:a>
"]</text:p>
      <text:p text:style-name="P4">
Tags: None</text:p>
      <text:p text:style-name="P4">
Type: Article</text:p>
      <!--METADATA-->
      <text:p text:style-name="P4">
<draw:frame draw:style-name="fr1" draw:name="Image169" text:anchor-type="as-char" svg:width="6.9236in" svg:height="3.956343in" draw:z-index="0">
<draw:image xlink:href="../Images/yкринформ/2023-05-08T17-51-00-03-00/630_360_1683557173-268.jpg" xlink:type="simple" xlink:show="embed" xlink:actuate="onLoad" draw:mime-type="image/jpeg"/>
</draw:frame>
 У Житомиріветеран Іван Халус із позивним «Скульптор» створив із дуба скульптуру,присвячену 95-ій окремій десантно-штурмовій бригаді.</text:p>
      <text:p text:style-name="P4">
Як передає Укрінформ, про це у <text:a xlink:type="simple" xlink:href="https://www.facebook.com/sukhomlyn.sergey/posts/pfbid02RnF266aJ1AF4pV6dYUSf8JbjuF2DDtapDFz5tPRX5nCnCtUasgPSHkkSBFeq5Ztal" text:style-name="Internet_20_link" text:visited-style-name="Visited_20_Internet_20_Link">
</text:a>
повідомив Житомирський міський голова Сергій Сухомлин.</text:p>
      <text:p text:style-name="P4">
«Сьогодні «Скульптор», як і обіцяв побратимам, завершив скульптуру з емблемоюрідної бригади. Викарбував імена та позивні полеглих, назви населених пунктів,де точилися жорстокі бої…», - йдеться у дописі.</text:p>
      <text:p text:style-name="P4">
Зазначається, що Халус створював скульптуру впродовж кількох днів уШодуарівському парку міста. Ветеран також зібрав невелику суму коштів, за якіпридбає медикаменти для 95-ої бригади.</text:p>
      <text:p text:style-name="P4">
Майстер строкову службу проходив у прикордонних військах, проте бувкомісований за станом здоров’я. За фахом він юрист, але вже вісім роківзаймається скульптурою. Коли розпочалася повномасштабна війна, чоловік пішов увійськкомат, відтак потрапив у 95-ту бригаду. Упродовж місяця він перебувавпід Ізюмом, на війні в нього був позивний «Скульптор». Після поранення такількох контузій військовий не може більше служити. Упродовж трьох місяців вінпроходив реабілітацію і нині продовжує курс лікування.</text:p>
      <text:p text:style-name="P4">
<text:span text:style-name="T4">
Читайте також:</text:span>
 <text:a xlink:type="simple" xlink:href="https://www.ukrinform.ua/rubric-diaspora/3704143-u-liverpuli-predstavili-proekt-dialogi-za-ucasti-ukrainskoi-hudoznici.html" text:style-name="Internet_20_link" text:visited-style-name="Visited_20_Internet_20_Link">
 </text:a>
</text:p>
      <text:p text:style-name="P4">
Як повідомляв Укрінформ, у Шодуарівському парку <text:a xlink:type="simple" xlink:href="https://www.ukrinform.ua/tag-zitomir" text:style-name="Internet_20_link" text:visited-style-name="Visited_20_Internet_20_Link">
</text:a>
 ветеран <text:a xlink:type="simple" xlink:href="https://www.ukrinform.ua/rubric-culture/3704300-u-zitomiri-stvoruut-derevanu-skulpturu-prisvacenu-95ij-brigadi.html" text:style-name="Internet_20_link" text:visited-style-name="Visited_20_Internet_20_Link">
</text:a>
 з дуба скульптуру «Свобода»,присвячену 95-ій окремій десантно-штурмовій бригаді.</text:p>
      <text:p text:style-name="P4">
<text:span text:style-name="T5">
Фото: Сергій Сухомлин, Facebook</text:span>
</text:p>
      <text:p text:style-name="P4">
Source: <text:a xlink:type="simple" xlink:href="https://www.ukrinform.ua/rubric-regions/3706412-u-zitomiri-veteran-95i-brigadi-virizav-z-dereva-skulpturu-prisvacenu-pobratimam.html" text:style-name="Internet_20_link" text:visited-style-name="Visited_20_Internet_20_Link">
https://www.ukrinform.ua/rubric-regions/3706412-u-zitomiri-veteran-95i-brigadi-virizav-z-dereva-skulpturu-prisvacenu-pobratimam.html</text:a>
</text:p>
      <!--NEWS-->
      <text:h text:style-name="P10" text:outline-level="1">
<text:span text:style-name="T4">
Google показав наслідки вторгнення рф в Україну на супутникових знімках</text:span>
</text:h>
      <text:p text:style-name="P4">
Authors: Ukrinform (Person)</text:p>
      <text:p text:style-name="P4">
Publisher: Укринформ (Organization)</text:p>
      <text:p text:style-name="P4">
Published Time: 2023-05-08T18:01:00+03:00</text:p>
      <text:p text:style-name="P4">
Modified Time: 2023-05-08T18:01:00+03:00</text:p>
      <text:p text:style-name="P4">
Description: Компанія Google опублікувала нові супутникові знімки території України, на яких зафіксовані руйнування, спричинені російським повномасштабним вторгненням. — Укрінформ.</text:p>
      <text:p text:style-name="P4">
Images: ["<text:a xlink:type="simple" xlink:href="https://static.ukrinform.com/photos/2023_05/thumb_files/630_360_1683557499-281.png" text:style-name="Internet_20_link" text:visited-style-name="Visited_20_Internet_20_Link">
630_360_16835...</text:a>
", "<text:a xlink:type="simple" xlink:href="https://static.ukrinform.com/photos/2023_05/1683557423-417.jpg" text:style-name="Internet_20_link" text:visited-style-name="Visited_20_Internet_20_Link">
1683557423-41...</text:a>
", "<text:a xlink:type="simple" xlink:href="https://static.ukrinform.com/photos/2023_05/1683557422-883.jpg" text:style-name="Internet_20_link" text:visited-style-name="Visited_20_Internet_20_Link">
1683557422-88...</text:a>
", "<text:a xlink:type="simple" xlink:href="https://static.ukrinform.com/photos/2023_05/1683557431-479.jpg" text:style-name="Internet_20_link" text:visited-style-name="Visited_20_Internet_20_Link">
1683557431-47...</text:a>
", "<text:a xlink:type="simple" xlink:href="https://static.ukrinform.com/photos/2023_05/1683557430-324.jpg" text:style-name="Internet_20_link" text:visited-style-name="Visited_20_Internet_20_Link">
1683557430-32...</text:a>
", "<text:a xlink:type="simple" xlink:href="https://static.ukrinform.com/photos/2023_05/1683557439-928.jpg" text:style-name="Internet_20_link" text:visited-style-name="Visited_20_Internet_20_Link">
1683557439-92...</text:a>
", "<text:a xlink:type="simple" xlink:href="https://static.ukrinform.com/photos/2023_05/1683557439-898.jpg" text:style-name="Internet_20_link" text:visited-style-name="Visited_20_Internet_20_Link">
1683557439-89...</text:a>
", "<text:a xlink:type="simple" xlink:href="https://static.ukrinform.com/photos/2023_05/1683557460-548.png" text:style-name="Internet_20_link" text:visited-style-name="Visited_20_Internet_20_Link">
1683557460-54...</text:a>
", "<text:a xlink:type="simple" xlink:href="https://static.ukrinform.com/photos/2023_05/1683557462-708.png" text:style-name="Internet_20_link" text:visited-style-name="Visited_20_Internet_20_Link">
1683557462-70...</text:a>
", "<text:a xlink:type="simple" xlink:href="https://static.ukrinform.com/photos/2023_05/1683557464-378.png" text:style-name="Internet_20_link" text:visited-style-name="Visited_20_Internet_20_Link">
1683557464-37...</text:a>
", "<text:a xlink:type="simple" xlink:href="https://static.ukrinform.com/photos/2023_05/1683557466-723.png" text:style-name="Internet_20_link" text:visited-style-name="Visited_20_Internet_20_Link">
1683557466-72...</text:a>
", "<text:a xlink:type="simple" xlink:href="https://static.ukrinform.com/photos/2023_05/1683557482-442.png" text:style-name="Internet_20_link" text:visited-style-name="Visited_20_Internet_20_Link">
1683557482-44...</text:a>
", "<text:a xlink:type="simple" xlink:href="https://static.ukrinform.com/photos/2023_05/1683557468-349.png" text:style-name="Internet_20_link" text:visited-style-name="Visited_20_Internet_20_Link">
1683557468-34...</text:a>
", "<text:a xlink:type="simple" xlink:href="https://static.ukrinform.com/photos/2023_05/1683557484-476.png" text:style-name="Internet_20_link" text:visited-style-name="Visited_20_Internet_20_Link">
1683557484-47...</text:a>
", "<text:a xlink:type="simple" xlink:href="https://static.ukrinform.com/photos/2023_05/1683557486-956.png" text:style-name="Internet_20_link" text:visited-style-name="Visited_20_Internet_20_Link">
1683557486-95...</text:a>
", "<text:a xlink:type="simple" xlink:href="https://static.ukrinform.com/photos/2023_05/1683557488-666.png" text:style-name="Internet_20_link" text:visited-style-name="Visited_20_Internet_20_Link">
1683557488-66...</text:a>
", "<text:a xlink:type="simple" xlink:href="https://static.ukrinform.com/photos/2023_05/1683557490-771.png" text:style-name="Internet_20_link" text:visited-style-name="Visited_20_Internet_20_Link">
1683557490-77...</text:a>
", "<text:a xlink:type="simple" xlink:href="https://static.ukrinform.com/photos/2023_05/1683557501-934.png" text:style-name="Internet_20_link" text:visited-style-name="Visited_20_Internet_20_Link">
1683557501-93...</text:a>
", "<text:a xlink:type="simple" xlink:href="https://static.ukrinform.com/photos/2023_05/1683557499-281.png" text:style-name="Internet_20_link" text:visited-style-name="Visited_20_Internet_20_Link">
1683557499-28...</text:a>
"]</text:p>
      <text:p text:style-name="P4">
Tags: ['Фото', 'Google', 'Супутник', 'Війна з росією']</text:p>
      <text:p text:style-name="P4">
Type: Article</text:p>
      <!--METADATA-->
      <text:p text:style-name="P4">
<draw:frame draw:style-name="fr1" draw:name="Image170" text:anchor-type="as-char" svg:width="6.9236in" svg:height="3.956343in" draw:z-index="0">
<draw:image xlink:href="../Images/yкринформ/2023-05-08T18-01-00-03-00/630_360_1683557499-281.png" xlink:type="simple" xlink:show="embed" xlink:actuate="onLoad" draw:mime-type="image/png"/>
</draw:frame>
 КомпаніяGoogle опублікувала нові супутникові знімки території України, на якихзафіксовані руйнування, спричинені російським повномасштабним вторгненням.</text:p>
      <text:p text:style-name="P4">
Про це повідомляє <text:a xlink:type="simple" xlink:href="https://www.politico.eu/article/ukraine-war-satellite-images-reveal-devastation-russia-invasion/" text:style-name="Internet_20_link" text:visited-style-name="Visited_20_Internet_20_Link">
 </text:a>
 , передає Укрінформ.</text:p>
      <text:p text:style-name="P4">
Видання порівняло супутникові знімки з низки місць в Україні, зроблені до тапісля вторгнення <text:a xlink:type="simple" xlink:href="https://www.ukrinform.ua/tag-rosijski-vijskovi" text:style-name="Internet_20_link" text:visited-style-name="Visited_20_Internet_20_Link">
 </text:a>
 .</text:p>
      <text:p text:style-name="P4">
<draw:frame draw:style-name="fr1" draw:name="Image171" text:anchor-type="as-char" svg:width="6.9236in" svg:height="4.352893in" draw:z-index="0">
<draw:image xlink:href="../Images/yкринформ/2023-05-08T18-01-00-03-00/1683557423-417.jpg" xlink:type="simple" xlink:show="embed" xlink:actuate="onLoad" draw:mime-type="image/jpeg"/>
</draw:frame>
</text:p>
      <text:p text:style-name="P4">
<draw:frame draw:style-name="fr1" draw:name="Image172" text:anchor-type="as-char" svg:width="6.9236in" svg:height="4.352893in" draw:z-index="0">
<draw:image xlink:href="../Images/yкринформ/2023-05-08T18-01-00-03-00/1683557422-883.jpg" xlink:type="simple" xlink:show="embed" xlink:actuate="onLoad" draw:mime-type="image/jpeg"/>
</draw:frame>
<draw:frame draw:style-name="fr1" draw:name="Image173" text:anchor-type="as-char" svg:width="6.9236in" svg:height="4.352893in" draw:z-index="0">
<draw:image xlink:href="../Images/yкринформ/2023-05-08T18-01-00-03-00/1683557431-479.jpg" xlink:type="simple" xlink:show="embed" xlink:actuate="onLoad" draw:mime-type="image/jpeg"/>
</draw:frame>
<draw:frame draw:style-name="fr1" draw:name="Image174" text:anchor-type="as-char" svg:width="6.9236in" svg:height="4.352893in" draw:z-index="0">
<draw:image xlink:href="../Images/yкринформ/2023-05-08T18-01-00-03-00/1683557430-324.jpg" xlink:type="simple" xlink:show="embed" xlink:actuate="onLoad" draw:mime-type="image/jpeg"/>
</draw:frame>
<draw:frame draw:style-name="fr1" draw:name="Image175" text:anchor-type="as-char" svg:width="6.9236in" svg:height="4.352893in" draw:z-index="0">
<draw:image xlink:href="../Images/yкринформ/2023-05-08T18-01-00-03-00/1683557439-928.jpg" xlink:type="simple" xlink:show="embed" xlink:actuate="onLoad" draw:mime-type="image/jpeg"/>
</draw:frame>
<draw:frame draw:style-name="fr1" draw:name="Image176" text:anchor-type="as-char" svg:width="6.9236in" svg:height="4.352893in" draw:z-index="0">
<draw:image xlink:href="../Images/yкринформ/2023-05-08T18-01-00-03-00/1683557439-898.jpg" xlink:type="simple" xlink:show="embed" xlink:actuate="onLoad" draw:mime-type="image/jpeg"/>
</draw:frame>
</text:p>
      <text:p text:style-name="P4">
На фото, зокрема, зафіксовано руйнування на Київщині: наслідки боїв біляКиєва, руйнування летовища у Гостомелі, зруйновані міст в Ірпені та дамбу вселі Козаровичі.</text:p>
      <text:p text:style-name="P4">
<draw:frame draw:style-name="fr1" draw:name="Image177" text:anchor-type="as-char" svg:width="6.9236in" svg:height="3.109209in" draw:z-index="0">
<draw:image xlink:href="../Images/yкринформ/2023-05-08T18-01-00-03-00/1683557460-548.png" xlink:type="simple" xlink:show="embed" xlink:actuate="onLoad" draw:mime-type="image/png"/>
</draw:frame>
<draw:frame draw:style-name="fr1" draw:name="Image178" text:anchor-type="as-char" svg:width="6.9236in" svg:height="3.102799in" draw:z-index="0">
<draw:image xlink:href="../Images/yкринформ/2023-05-08T18-01-00-03-00/1683557462-708.png" xlink:type="simple" xlink:show="embed" xlink:actuate="onLoad" draw:mime-type="image/png"/>
</draw:frame>
<draw:frame draw:style-name="fr1" draw:name="Image179" text:anchor-type="as-char" svg:width="6.9236in" svg:height="3.359228in" draw:z-index="0">
<draw:image xlink:href="../Images/yкринформ/2023-05-08T18-01-00-03-00/1683557464-378.png" xlink:type="simple" xlink:show="embed" xlink:actuate="onLoad" draw:mime-type="image/png"/>
</draw:frame>
<draw:frame draw:style-name="fr1" draw:name="Image180" text:anchor-type="as-char" svg:width="6.9236in" svg:height="3.224603in" draw:z-index="0">
<draw:image xlink:href="../Images/yкринформ/2023-05-08T18-01-00-03-00/1683557466-723.png" xlink:type="simple" xlink:show="embed" xlink:actuate="onLoad" draw:mime-type="image/png"/>
</draw:frame>
<draw:frame draw:style-name="fr1" draw:name="Image181" text:anchor-type="as-char" svg:width="6.9236in" svg:height="3.179727in" draw:z-index="0">
<draw:image xlink:href="../Images/yкринформ/2023-05-08T18-01-00-03-00/1683557482-442.png" xlink:type="simple" xlink:show="embed" xlink:actuate="onLoad" draw:mime-type="image/png"/>
</draw:frame>
<draw:frame draw:style-name="fr1" draw:name="Image182" text:anchor-type="as-char" svg:width="6.9236in" svg:height="3.250246in" draw:z-index="0">
<draw:image xlink:href="../Images/yкринформ/2023-05-08T18-01-00-03-00/1683557468-349.png" xlink:type="simple" xlink:show="embed" xlink:actuate="onLoad" draw:mime-type="image/png"/>
</draw:frame>
<draw:frame draw:style-name="fr1" draw:name="Image183" text:anchor-type="as-char" svg:width="6.9236in" svg:height="3.166906in" draw:z-index="0">
<draw:image xlink:href="../Images/yкринформ/2023-05-08T18-01-00-03-00/1683557484-476.png" xlink:type="simple" xlink:show="embed" xlink:actuate="onLoad" draw:mime-type="image/png"/>
</draw:frame>
<draw:frame draw:style-name="fr1" draw:name="Image184" text:anchor-type="as-char" svg:width="6.9236in" svg:height="3.20537in" draw:z-index="0">
<draw:image xlink:href="../Images/yкринформ/2023-05-08T18-01-00-03-00/1683557486-956.png" xlink:type="simple" xlink:show="embed" xlink:actuate="onLoad" draw:mime-type="image/png"/>
</draw:frame>
<draw:frame draw:style-name="fr1" draw:name="Image185" text:anchor-type="as-char" svg:width="6.9236in" svg:height="3.20537in" draw:z-index="0">
<draw:image xlink:href="../Images/yкринформ/2023-05-08T18-01-00-03-00/1683557488-666.png" xlink:type="simple" xlink:show="embed" xlink:actuate="onLoad" draw:mime-type="image/png"/>
</draw:frame>
<draw:frame draw:style-name="fr1" draw:name="Image186" text:anchor-type="as-char" svg:width="6.9236in" svg:height="3.256656in" draw:z-index="0">
<draw:image xlink:href="../Images/yкринформ/2023-05-08T18-01-00-03-00/1683557490-771.png" xlink:type="simple" xlink:show="embed" xlink:actuate="onLoad" draw:mime-type="image/png"/>
</draw:frame>
<draw:frame draw:style-name="fr1" draw:name="Image187" text:anchor-type="as-char" svg:width="6.9236in" svg:height="3.128441in" draw:z-index="0">
<draw:image xlink:href="../Images/yкринформ/2023-05-08T18-01-00-03-00/1683557501-934.png" xlink:type="simple" xlink:show="embed" xlink:actuate="onLoad" draw:mime-type="image/png"/>
</draw:frame>
<draw:frame draw:style-name="fr1" draw:name="Image188" text:anchor-type="as-char" svg:width="6.9236in" svg:height="3.096388in" draw:z-index="0">
<draw:image xlink:href="../Images/yкринформ/2023-05-08T18-01-00-03-00/1683557499-281.png" xlink:type="simple" xlink:show="embed" xlink:actuate="onLoad" draw:mime-type="image/png"/>
</draw:frame>
</text:p>
      <text:p text:style-name="P4">
Крім того, супутник зняв поля навколо Бахмута, всіяні вирвами від вибухівснарядів, та розбомблений росіянами Драматичний театр у Маріуполі.</text:p>
      <text:p text:style-name="P4">
<text:span text:style-name="T4">
Читайте також:</text:span>
 <text:a xlink:type="simple" xlink:href="https://www.ukrinform.ua/rubric-crimea/3697442-suputnik-zafiksuvav-rosijsku-radiolokacijnu-stanciu-bila-kerci.html" text:style-name="Internet_20_link" text:visited-style-name="Visited_20_Internet_20_Link">
 <text:span text:style-name="T4">
Супутник</text:span>
 </text:a>
</text:p>
      <text:p text:style-name="P4">
Як повідомляв Укрінформ, 16 березня 2022 року загарбники цілеспрямованоскинули авіабомби на маріупольський Драмтеатр, де переховувалися люди відбомбардувань. Загинули сотні людей.</text:p>
      <text:p text:style-name="P4">
<text:span text:style-name="T5">
Фото: Google</text:span>
</text:p>
      <text:p text:style-name="P4">
Source: <text:a xlink:type="simple" xlink:href="https://www.ukrinform.ua/rubric-ato/3706414-google-pokazav-naslidki-vtorgnenna-rf-v-ukrainu-na-suputnikovih-znimkah.html" text:style-name="Internet_20_link" text:visited-style-name="Visited_20_Internet_20_Link">
https://www.ukrinform.ua/rubric-ato/3706414-google-pokazav-naslidki-vtorgnenna-rf-v-ukrainu-na-suputnikovih-znimkah.html</text:a>
</text:p>
      <!--NEWS-->
      <text:h text:style-name="P10" text:outline-level="1">
<text:span text:style-name="T4">
На Херсонщині знищили три російські безпілотники</text:span>
</text:h>
      <text:p text:style-name="P4">
Authors: Ukrinform (Person)</text:p>
      <text:p text:style-name="P4">
Publisher: Укринформ (Organization)</text:p>
      <text:p text:style-name="P4">
Published Time: 2023-05-08T18:02:00+03:00</text:p>
      <text:p text:style-name="P4">
Modified Time: 2023-05-08T18:02:00+03:00</text:p>
      <text:p text:style-name="P4">
Description: Сили та засоби протиповітряної оборони на Херсонщині 8 травня знищили три ворожі безпілотні літальні апарат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Безпілотник', 'Херсонщина', 'Війна з росією']</text:p>
      <text:p text:style-name="P4">
Type: Article</text:p>
      <!--METADATA-->
      <text:p text:style-name="P4">
<draw:frame draw:style-name="fr1" draw:name="Image189" text:anchor-type="as-char" svg:width="6.9236in" svg:height="3.956343in" draw:z-index="0">
<draw:image xlink:href="../Images/yкринформ/2023-05-08T18-02-00-03-00/630_360_1669987737-966.jpg" xlink:type="simple" xlink:show="embed" xlink:actuate="onLoad" draw:mime-type="image/jpeg"/>
</draw:frame>
 Сили тазасоби протиповітряної оборони на Херсонщині 8 травня знищили три ворожібезпілотні літальні апарати.</text:p>
      <text:p text:style-name="P4">
Про це повідомляє <text:a xlink:type="simple" xlink:href="https://www.facebook.com/PvKPivden/posts/pfbid0LnqV8FRhFtkST9vvtrXvS9WAyo7K1WbCQ7swZuebTZgHxpgbNxmq5biByG85y7tfl" text:style-name="Internet_20_link" text:visited-style-name="Visited_20_Internet_20_Link">
</text:a>
, передає Укрінформ.</text:p>
      <text:p text:style-name="P4">
Військові уточнили, що знищено 2 ударні <text:a xlink:type="simple" xlink:href="https://www.ukrinform.ua/tag-bezpilotnik" text:style-name="Internet_20_link" text:visited-style-name="Visited_20_Internet_20_Link">
 </text:a>
 типу “Ланцет” та один безпілотник типу ZALA.</text:p>
      <text:p text:style-name="P4">
У повітряному командуванні відзначили бойову роботу воїнів мобільних вогневихгруп радіотехнічної бригади імені Богдана Хмельницького зі знищення"ланцетів".</text:p>
      <text:p text:style-name="P4">
<text:span text:style-name="T4">
Читайте також:</text:span>
 <text:a xlink:type="simple" xlink:href="https://www.ukrinform.ua/rubric-ato/3706293-zsu-znisili-na-lugansini-dva-skladi-z-boepripasami-cotiri-tanki-i-bmp.html" text:style-name="Internet_20_link" text:visited-style-name="Visited_20_Internet_20_Link">
 </text:a>
</text:p>
      <text:p text:style-name="P4">
Як повідомляв Укрінформ, цієї ночі російські загарбники атакували територіюУкраїни 35 дронами-камікадзе. Усі ворожі безпілотники знищено.</text:p>
      <text:p text:style-name="P4">
Source: <text:a xlink:type="simple" xlink:href="https://www.ukrinform.ua/rubric-ato/3706415-na-hersonsini-znisili-tri-rosijski-bezpilotniki.html" text:style-name="Internet_20_link" text:visited-style-name="Visited_20_Internet_20_Link">
https://www.ukrinform.ua/rubric-ato/3706415-na-hersonsini-znisili-tri-rosijski-bezpilotniki.html</text:a>
</text:p>
      <!--NEWS-->
      <text:h text:style-name="P10" text:outline-level="1">
<text:span text:style-name="T4">
До «Армії відновлення» залучено вже понад 20,5 тисячі українців</text:span>
</text:h>
      <text:p text:style-name="P4">
Authors: Ukrinform (Person)</text:p>
      <text:p text:style-name="P4">
Publisher: Укринформ (Organization)</text:p>
      <text:p text:style-name="P4">
Published Time: 2023-05-08T18:03:04+03:00</text:p>
      <text:p text:style-name="P4">
Modified Time: 2023-05-08T18:03:04+03:00</text:p>
      <text:p text:style-name="P4">
Description: Служба зайнятості видала вже понад 20,5 тис. направлень на виконання суспільно корисних робіт за проєктом "Армія відновлення". — Укрінформ.</text:p>
      <text:p text:style-name="P4">
Images: ["<text:a xlink:type="simple" xlink:href="https://static.ukrinform.com/photos/2021_04/thumb_files/630_360_1617369105-115.jpg" text:style-name="Internet_20_link" text:visited-style-name="Visited_20_Internet_20_Link">
630_360_16173...</text:a>
", "<text:a xlink:type="simple" xlink:href="https://static.ukrinform.com/photos/2023_05/1683557932-994.jpg" text:style-name="Internet_20_link" text:visited-style-name="Visited_20_Internet_20_Link">
1683557932-99...</text:a>
"]</text:p>
      <text:p text:style-name="P4">
Tags: ['Війна з росією', 'Відбудова', 'Відновлення України']</text:p>
      <text:p text:style-name="P4">
Type: Article</text:p>
      <!--METADATA-->
      <text:p text:style-name="P4">
<draw:frame draw:style-name="fr1" draw:name="Image190" text:anchor-type="as-char" svg:width="6.9236in" svg:height="3.956343in" draw:z-index="0">
<draw:image xlink:href="../Images/yкринформ/2023-05-08T18-03-04-03-00/630_360_1617369105-115.jpg" xlink:type="simple" xlink:show="embed" xlink:actuate="onLoad" draw:mime-type="image/jpeg"/>
</draw:frame>
 Службазайнятості видала вже понад 20,5 тис. направлень на виконання суспільнокорисних робіт за проєктом "Армія відновлення".</text:p>
      <text:p text:style-name="P4">
Як передає Укрінформ, про це повідомляє Державна служба зайнятості в <text:a xlink:type="simple" xlink:href="http://t.me/SESofUkraine/1136" text:style-name="Internet_20_link" text:visited-style-name="Visited_20_Internet_20_Link">
</text:a>
 .</text:p>
      <text:p text:style-name="P4">
<draw:frame draw:style-name="fr1" draw:name="Image191" text:anchor-type="as-char" svg:width="6.9236in" svg:height="8.220972in" draw:z-index="0">
<draw:image xlink:href="../Images/yкринформ/2023-05-08T18-03-04-03-00/1683557932-994.jpg" xlink:type="simple" xlink:show="embed" xlink:actuate="onLoad" draw:mime-type="image/jpeg"/>
</draw:frame>
</text:p>
      <text:p text:style-name="P4">
Зазначається, що у суспільно корисних роботах від Служби зайнятості берутьучасть 20 558 безробітних із 17 регіонів.</text:p>
      <text:p text:style-name="P4">
<text:span text:style-name="T4">
Читайте також:</text:span>
 <text:a xlink:type="simple" xlink:href="https://www.ukrinform.ua/rubric-vidbudova/3705337-zitelam-zrujnovanogo-sela-na-hersonsini-prezentuvali-varianti-vidnovlenna-budinkiv.html" text:style-name="Internet_20_link" text:visited-style-name="Visited_20_Internet_20_Link">
 <text:span text:style-name="T4">
відновлення</text:span>
 </text:a>
</text:p>
      <text:p text:style-name="P4">
Найбільшу кількість направлень на роботу в межах проєкту "Армія відновлення"видано в Полтавській області – 4 271. На другому місці <text:a xlink:type="simple" xlink:href="https://www.ukrinform.ua/tag-harkivsina" text:style-name="Internet_20_link" text:visited-style-name="Visited_20_Internet_20_Link">
</text:a>
 – 3 282 направлення, на третьому –Київська область, де роботу надано 2 402 безробітним.</text:p>
      <text:p text:style-name="P4">
На оплату послуг за виконання суспільно корисних робіт держава спрямувала104,3 млн грн.</text:p>
      <text:p text:style-name="P4">
<text:span text:style-name="T4">
Читайте також:</text:span>
 <text:a xlink:type="simple" xlink:href="https://www.ukrinform.ua/rubric-polytics/3705449-fon-der-laen-zustrilasa-zi-smigalem-u-londoni-govorili-pro-vidnovlenna-ukraini.html" text:style-name="Internet_20_link" text:visited-style-name="Visited_20_Internet_20_Link">
 <text:span text:style-name="T4">
відновлення</text:span>
 </text:a>
</text:p>
      <text:p text:style-name="P4">
Як повідомлялося, проєкт "Армія відновлення" був запроваджений урядом восени2022 року з метою залучення людей, які тимчасово втратили роботу, до відбудовикраїни через виконання ними суспільно корисних робіт.</text:p>
      <text:p text:style-name="P4">
Source: <text:a xlink:type="simple" xlink:href="https://www.ukrinform.ua/rubric-vidbudova/3706416-do-armii-vidnovlenna-zaluceno-vze-ponad-205-tisaci-ukrainciv.html" text:style-name="Internet_20_link" text:visited-style-name="Visited_20_Internet_20_Link">
https://www.ukrinform.ua/rubric-vidbudova/3706416-do-armii-vidnovlenna-zaluceno-vze-ponad-205-tisaci-ukrainciv.html</text:a>
</text:p>
      <!--NEWS-->
      <text:h text:style-name="P10" text:outline-level="1">
<text:span text:style-name="T4">
НАЗК планує удосконалити реєстр звітності партій</text:span>
</text:h>
      <text:p text:style-name="P4">
Authors: Ukrinform (Person)</text:p>
      <text:p text:style-name="P4">
Publisher: Укринформ (Organization)</text:p>
      <text:p text:style-name="P4">
Published Time: 2023-05-08T18:06:00+03:00</text:p>
      <text:p text:style-name="P4">
Modified Time: 2023-05-08T18:06:00+03:00</text:p>
      <text:p text:style-name="P4">
Description: Національне агентство з питань запобігання корупції планує вдосконалити реєстр звітності політичних партій POLITDATА. — Укрінформ.</text:p>
      <text:p text:style-name="P4">
Images: ["<text:a xlink:type="simple" xlink:href="https://static.ukrinform.com/photos/2020_12/thumb_files/630_360_1609155467-742.jpg" text:style-name="Internet_20_link" text:visited-style-name="Visited_20_Internet_20_Link">
630_360_16091...</text:a>
"]</text:p>
      <text:p text:style-name="P4">
Tags: ['Фінансування партій', 'НАЗК', 'Боротьба з корупцією']</text:p>
      <text:p text:style-name="P4">
Type: Article</text:p>
      <!--METADATA-->
      <text:p text:style-name="P4">
<draw:frame draw:style-name="fr1" draw:name="Image192" text:anchor-type="as-char" svg:width="6.9236in" svg:height="3.956343in" draw:z-index="0">
<draw:image xlink:href="../Images/yкринформ/2023-05-08T18-06-00-03-00/630_360_1609155467-742.jpg" xlink:type="simple" xlink:show="embed" xlink:actuate="onLoad" draw:mime-type="image/jpeg"/>
</draw:frame>
Національне агентство з питань запобігання корупції планує вдосконалити реєстрзвітності політичних партій POLITDATА.</text:p>
      <text:p text:style-name="P4">
Про це голова НАЗК Олександр Новіков сказав на зустрічі з головним виконавчимдиректором Міжнародної фундації виборчих систем (IFES) Ентоні Бенбері, передаєУкрінформ із посилання на <text:a xlink:type="simple" xlink:href="https://nazk.gov.ua/uk/novyny/pro-nazk/nazk-planuye-udoskonalyty-reyestr-zvitiv-politychnyh-partij-politdata-ta-pidvyshhyty-riven-tsyfrovizatsiyi-v-krayini/" text:style-name="Internet_20_link" text:visited-style-name="Visited_20_Internet_20_Link">
 </text:a>
 .</text:p>
      <text:p text:style-name="P4">
«Портал POLITDATA завдяки своїй інноваційності та інклюзивності дозволивзменшити навантаження на представників партій та забезпечити відкритість данихфінансової звітності політичних партій для громадськості. Ми вже ділимосядосвідом з іншими країнами, які хочуть створити подібний інструмент, і можемозробити його ще кращим. <text:a xlink:type="simple" xlink:href="https://www.ukrinform.ua/tag-nazk" text:style-name="Internet_20_link" text:visited-style-name="Visited_20_Internet_20_Link">
 </text:a>
 вже маєнапрацювання, які дозволять вивести прозорість звітування політпартій на новийрівень”, – підкреслив Новіков.</text:p>
      <text:p text:style-name="P4">
За його словами, реєстр уже включає в себе інформацію про 136 партій та 3480регіональних відділень. Він проводить автоматичну звірку з 18 державнимиреєстрами та базами даних.</text:p>
      <text:p text:style-name="P4">
"Ми акцентуємо увагу на цифровізації, адже вона є одним із напрямків ухваленоїпарламентом Антикорупційної стратегії та затвердженої урядом Програми (ДАП) зїї виконання, що включає в себе впровадження і модернізацію 63 цифровихпродуктів для підвищення прозорості та відкриття даних як основи длямінімізації корупційних ризиків у діяльності органів влади. Діджиталізаціявплине і на прозорість політичної системи в Україні через відновленняфінансової звітності політичних партій. Без цього неможливо побудуватидемократичну державу, так само, як перевірити, чи фінансує росія окреміполітичні партії в Україні. Це є критично важливим в умовах війни”, – додавНовіков.</text:p>
      <text:p text:style-name="P4">
<text:span text:style-name="T4">
Читайте також:</text:span>
 <text:a xlink:type="simple" xlink:href="https://www.ukrinform.ua/rubric-society/3703688-nazk-viavilo-oznaki-nezakonnogo-zbagacenna-narodnoi-deputatki-sol.html" text:style-name="Internet_20_link" text:visited-style-name="Visited_20_Internet_20_Link">
 <text:span text:style-name="T4">
НАЗК</text:span>
 </text:a>
</text:p>
      <text:p text:style-name="P4">
Він висловив сподівання, що парламент наблизиться до вирішення цього питаннявже найближчим часом, оскільки "це є не тільки показником для довірисуспільства, а й для довіри наших міжнародних партнерів".</text:p>
      <text:p text:style-name="P4">
Своєю чергою президент IFES Ентоні Бенбері відзначив прогрес України упрозорості звітування партій після створення реєстру POLITDATA та підкресливважливість відновлення звітування.</text:p>
      <text:p text:style-name="P4">
«Ще до повномасштабної війни НАЗК досягнуло значного прогресу у прозоростізвітування партій завдяки електронному реєстру POLITDATA. Зараз же я враженийзлагодженою роботою НАЗК та його керівництва в умовах воєнного стану, а такожмайбутніми планами НАЗК щодо трансформації боротьби з корупцією завдякицифровізації», – сказав він.</text:p>
      <text:p text:style-name="P4">
НАЗК та IFES домовились про подальше посилення співпраці у сфері прозоростізвітності політичних фінансів, діджиталізації антикорупційних процесів, атакож напрямку просвіти як основного інструменту розбудови доброчесності тадемократії.</text:p>
      <text:p text:style-name="P4">
Source: <text:a xlink:type="simple" xlink:href="https://www.ukrinform.ua/rubric-polytics/3706417-nazk-planue-udoskonaliti-reestr-zvitnosti-partij.html" text:style-name="Internet_20_link" text:visited-style-name="Visited_20_Internet_20_Link">
https://www.ukrinform.ua/rubric-polytics/3706417-nazk-planue-udoskonaliti-reestr-zvitnosti-partij.html</text:a>
</text:p>
      <!--NEWS-->
      <text:h text:style-name="P10" text:outline-level="1">
<text:span text:style-name="T4">
У Києві презентували виставку артефактів «Обереги з війни»</text:span>
</text:h>
      <text:p text:style-name="P4">
Authors: Ukrinform (Person)</text:p>
      <text:p text:style-name="P4">
Publisher: Укринформ (Organization)</text:p>
      <text:p text:style-name="P4">
Published Time: 2023-05-08T18:07:01+03:00</text:p>
      <text:p text:style-name="P4">
Modified Time: 2023-05-08T18:07:01+03:00</text:p>
      <text:p text:style-name="P4">
Description: У Національному музеї історії України у Другій світовій війні відкрилась виставка «Обереги з війни», де представлені звичайні предмети, що стали талісманами для українців. — Укрінформ.</text:p>
      <text:p text:style-name="P4">
Images: ["<text:a xlink:type="simple" xlink:href="https://static.ukrinform.com/photos/2023_05/thumb_files/630_360_1683557889-5882.jpeg" text:style-name="Internet_20_link" text:visited-style-name="Visited_20_Internet_20_Link">
630_360_16835...</text:a>
", "<text:a xlink:type="simple" xlink:href="https://static.ukrinform.com/photos/2023_05/thumb_files/630_360_1683557889-3391.jpeg" text:style-name="Internet_20_link" text:visited-style-name="Visited_20_Internet_20_Link">
630_360_16835...</text:a>
", "<text:a xlink:type="simple" xlink:href="https://static.ukrinform.com/photos/2023_05/thumb_files/630_360_1683557889-7334.jpeg" text:style-name="Internet_20_link" text:visited-style-name="Visited_20_Internet_20_Link">
630_360_16835...</text:a>
", "<text:a xlink:type="simple" xlink:href="https://static.ukrinform.com/photos/2023_05/thumb_files/630_360_1683557889-1261.jpeg" text:style-name="Internet_20_link" text:visited-style-name="Visited_20_Internet_20_Link">
630_360_16835...</text:a>
", "<text:a xlink:type="simple" xlink:href="https://static.ukrinform.com/photos/2023_05/thumb_files/630_360_1683557889-5972.jpeg" text:style-name="Internet_20_link" text:visited-style-name="Visited_20_Internet_20_Link">
630_360_16835...</text:a>
", "<text:a xlink:type="simple" xlink:href="https://static.ukrinform.com/photos/2023_05/thumb_files/630_360_1683557889-7100.jpeg" text:style-name="Internet_20_link" text:visited-style-name="Visited_20_Internet_20_Link">
630_360_16835...</text:a>
", "<text:a xlink:type="simple" xlink:href="https://static.ukrinform.com/photos/2023_05/thumb_files/630_360_1683557890-2888.jpeg" text:style-name="Internet_20_link" text:visited-style-name="Visited_20_Internet_20_Link">
630_360_16835...</text:a>
", "<text:a xlink:type="simple" xlink:href="https://static.ukrinform.com/photos/2023_05/thumb_files/630_360_1683557890-6460.jpeg" text:style-name="Internet_20_link" text:visited-style-name="Visited_20_Internet_20_Link">
630_360_16835...</text:a>
"]</text:p>
      <text:p text:style-name="P4">
Tags: ['Музей', 'Виставка', 'Війна', 'Київ']</text:p>
      <text:p text:style-name="P4">
Type: Article</text:p>
      <!--METADATA-->
      <text:p text:style-name="P4">
<draw:frame draw:style-name="fr1" draw:name="Image193" text:anchor-type="as-char" svg:width="6.9236in" svg:height="3.956343in" draw:z-index="0">
<draw:image xlink:href="../Images/yкринформ/2023-05-08T18-07-01-03-00/630_360_1683557889-5882.jpeg" xlink:type="simple" xlink:show="embed" xlink:actuate="onLoad" draw:mime-type="image/jpeg"/>
</draw:frame>
 УНаціональному музеї історії України у Другій світовій війні відкриласьвиставка «Обереги з війни», де представлені звичайні предмети, що сталиталісманами для українців.</text:p>
      <text:p text:style-name="P4">
Про це йдеться на сторінці Музею у <text:a xlink:type="simple" xlink:href="https://www.facebook.com/warmuseum.kyiv.ua/posts/pfbid0zMU9G2zdTpnvfZoB7FJPHPeL1Ri2cz9D949U5oaFgcUAaD6DRoLQWK5LWJJyqPyhl" text:style-name="Internet_20_link" text:visited-style-name="Visited_20_Internet_20_Link">
</text:a>
, передає Укрінформ.</text:p>
      <text:p text:style-name="P4">
"Фотокартка доньки, що давала стимул повернутися до родини з війни. Ікона, якадопомогла приїхати знову на Батьківщину після депортації. Молитовник, якийурятував від ворожої кулі. Прості, на перший погляд, речі стали для своїхгосподарів джерелом духовної стійкості в найскрутніші моменти життя. Пропредмети, які підіймали людям дух у кривавому вирі катаклізмів ХХ і ХХІ ст.,розповідає музейна виставка "Обереги з війни", - йдеться у повідомленні.</text:p>
      <text:p text:style-name="P4">
<text:span text:style-name="T4">
Читайте також:</text:span>
 <text:a xlink:type="simple" xlink:href="https://www.ukrinform.ua/rubric-kyiv/3706313-den-pamati-ta-primirenna-u-kievi-poklali-kviti-do-mogili-nevidomogo-soldata.html" text:style-name="Internet_20_link" text:visited-style-name="Visited_20_Internet_20_Link">
 <text:span text:style-name="T4">
примирення</text:span>
 </text:a>
</text:p>
      <text:p text:style-name="P4">
На виставці представлено вишиванку Розалії Потич, яка стала для неї та їїчоловіка Федора оберегом після примусового переселення з Бойківщини на Донбас.Також представлені ляльки-мотанки, які допомогли впоратися з тривожним станомЮлії Павловій, яка початок повномасштабного вторгнення росії зустріла в м.Боярці на Київщині.</text:p>
      <text:p text:style-name="P4">
Зазначається, що значну частину артефактів із музейної колекції представленодля публічного огляду вперше.</text:p>
      <text:p text:style-name="P4">
<draw:frame draw:style-name="fr1" draw:name="Image194" text:anchor-type="as-char" svg:width="6.9236in" svg:height="3.956343in" draw:z-index="0">
<draw:image xlink:href="../Images/yкринформ/2023-05-08T18-07-01-03-00/630_360_1683557889-3391.jpeg" xlink:type="simple" xlink:show="embed" xlink:actuate="onLoad" draw:mime-type="image/jpeg"/>
</draw:frame>
 У Києвіпрезентували виставку артефактів «Обереги з війни» / Фото:Facebook.com/warmuseum.kyiv.ua  <text:a xlink:type="simple" xlink:href="https://static.ukrinform.com/photos/2023_05/1683557889-3391.jpeg" text:style-name="Internet_20_link" text:visited-style-name="Visited_20_Internet_20_Link">
<draw:frame draw:style-name="fr1" draw:name="Image195" text:anchor-type="as-char" svg:width="6.9236in" svg:height="3.956343in" draw:z-index="0">
<draw:image xlink:href="../Images/yкринформ/2023-05-08T18-07-01-03-00/630_360_1683557889-3391.jpeg" xlink:type="simple" xlink:show="embed" xlink:actuate="onLoad" draw:mime-type="image/jpeg"/>
</draw:frame>
</text:a>
 <text:a xlink:type="simple" xlink:href="https://static.ukrinform.com/photos/2023_05/1683557889-5882.jpeg" text:style-name="Internet_20_link" text:visited-style-name="Visited_20_Internet_20_Link">
<draw:frame draw:style-name="fr1" draw:name="Image196" text:anchor-type="as-char" svg:width="6.9236in" svg:height="3.956343in" draw:z-index="0">
<draw:image xlink:href="../Images/yкринформ/2023-05-08T18-07-01-03-00/630_360_1683557889-5882.jpeg" xlink:type="simple" xlink:show="embed" xlink:actuate="onLoad" draw:mime-type="image/jpeg"/>
</draw:frame>
</text:a>
 <text:a xlink:type="simple" xlink:href="https://static.ukrinform.com/photos/2023_05/1683557889-7334.jpeg" text:style-name="Internet_20_link" text:visited-style-name="Visited_20_Internet_20_Link">
<draw:frame draw:style-name="fr1" draw:name="Image197" text:anchor-type="as-char" svg:width="6.9236in" svg:height="3.956343in" draw:z-index="0">
<draw:image xlink:href="../Images/yкринформ/2023-05-08T18-07-01-03-00/630_360_1683557889-7334.jpeg" xlink:type="simple" xlink:show="embed" xlink:actuate="onLoad" draw:mime-type="image/jpeg"/>
</draw:frame>
</text:a>
 <text:a xlink:type="simple" xlink:href="https://static.ukrinform.com/photos/2023_05/1683557889-1261.jpeg" text:style-name="Internet_20_link" text:visited-style-name="Visited_20_Internet_20_Link">
<draw:frame draw:style-name="fr1" draw:name="Image198" text:anchor-type="as-char" svg:width="6.9236in" svg:height="3.956343in" draw:z-index="0">
<draw:image xlink:href="../Images/yкринформ/2023-05-08T18-07-01-03-00/630_360_1683557889-1261.jpeg" xlink:type="simple" xlink:show="embed" xlink:actuate="onLoad" draw:mime-type="image/jpeg"/>
</draw:frame>
</text:a>
 <text:a xlink:type="simple" xlink:href="https://static.ukrinform.com/photos/2023_05/1683557889-5972.jpeg" text:style-name="Internet_20_link" text:visited-style-name="Visited_20_Internet_20_Link">
<draw:frame draw:style-name="fr1" draw:name="Image199" text:anchor-type="as-char" svg:width="6.9236in" svg:height="3.956343in" draw:z-index="0">
<draw:image xlink:href="../Images/yкринформ/2023-05-08T18-07-01-03-00/630_360_1683557889-5972.jpeg" xlink:type="simple" xlink:show="embed" xlink:actuate="onLoad" draw:mime-type="image/jpeg"/>
</draw:frame>
</text:a>
 <text:a xlink:type="simple" xlink:href="https://static.ukrinform.com/photos/2023_05/1683557889-7100.jpeg" text:style-name="Internet_20_link" text:visited-style-name="Visited_20_Internet_20_Link">
<draw:frame draw:style-name="fr1" draw:name="Image200" text:anchor-type="as-char" svg:width="6.9236in" svg:height="3.956343in" draw:z-index="0">
<draw:image xlink:href="../Images/yкринформ/2023-05-08T18-07-01-03-00/630_360_1683557889-7100.jpeg" xlink:type="simple" xlink:show="embed" xlink:actuate="onLoad" draw:mime-type="image/jpeg"/>
</draw:frame>
</text:a>
 <text:a xlink:type="simple" xlink:href="https://static.ukrinform.com/photos/2023_05/1683557890-2888.jpeg" text:style-name="Internet_20_link" text:visited-style-name="Visited_20_Internet_20_Link">
<draw:frame draw:style-name="fr1" draw:name="Image201" text:anchor-type="as-char" svg:width="6.9236in" svg:height="3.956343in" draw:z-index="0">
<draw:image xlink:href="../Images/yкринформ/2023-05-08T18-07-01-03-00/630_360_1683557890-2888.jpeg" xlink:type="simple" xlink:show="embed" xlink:actuate="onLoad" draw:mime-type="image/jpeg"/>
</draw:frame>
</text:a>
 <text:a xlink:type="simple" xlink:href="https://static.ukrinform.com/photos/2023_05/1683557890-6460.jpeg" text:style-name="Internet_20_link" text:visited-style-name="Visited_20_Internet_20_Link">
<draw:frame draw:style-name="fr1" draw:name="Image202" text:anchor-type="as-char" svg:width="6.9236in" svg:height="3.956343in" draw:z-index="0">
<draw:image xlink:href="../Images/yкринформ/2023-05-08T18-07-01-03-00/630_360_1683557890-6460.jpeg" xlink:type="simple" xlink:show="embed" xlink:actuate="onLoad" draw:mime-type="image/jpeg"/>
</draw:frame>
</text:a>
</text:p>
      <text:p text:style-name="P4">
Оформив експозицію художник Антон Логов, символічно завершивши її інсталяцією«Віддзеркалення історії», де поміж переплетених людських доль можна краєм окапомітити у вирі історичних подій і себе.</text:p>
      <text:p text:style-name="P4">
Виставка «Обереги з війни» розташована у просторі Нижньої Московської брами.</text:p>
      <text:p text:style-name="P4">
Як повідомляв Укрінформ, 8 травня в Україні, так само як у світі,відзначається День пам’яті та примирення, присвячений пам’яті жертв Другоїсвітової <text:a xlink:type="simple" xlink:href="https://www.ukrinform.ua/tag-vijna" text:style-name="Internet_20_link" text:visited-style-name="Visited_20_Internet_20_Link">
 </text:a>
 .</text:p>
      <text:p text:style-name="P4">
Source: <text:a xlink:type="simple" xlink:href="https://www.ukrinform.ua/rubric-kyiv/3706418-u-kievi-prezentuvali-vistavku-artefaktiv-oberegi-z-vijni.html" text:style-name="Internet_20_link" text:visited-style-name="Visited_20_Internet_20_Link">
https://www.ukrinform.ua/rubric-kyiv/3706418-u-kievi-prezentuvali-vistavku-artefaktiv-oberegi-z-vijni.html</text:a>
</text:p>
      <!--NEWS-->
      <text:h text:style-name="P10" text:outline-level="1">
<text:span text:style-name="T4">
Львів'яни висадили «Дерево пам’яті» на території колишнього концтабору</text:span>
</text:h>
      <text:p text:style-name="P4">
Authors: Ukrinform (Person)</text:p>
      <text:p text:style-name="P4">
Publisher: Укринформ (Organization)</text:p>
      <text:p text:style-name="P4">
Published Time: 2023-05-08T18:10:02+03:00</text:p>
      <text:p text:style-name="P4">
Modified Time: 2023-05-08T18:10:02+03:00</text:p>
      <text:p text:style-name="P4">
Description: У Львові відзначили День пам'яті та примирення, висадивши біля Пам'ятного хреста на місці колишнього концентраційного табору «Шталаг-328» калину, як символ пам’яті за всіма загиблими у Другій світовій війні. — Укрінформ.</text:p>
      <text:p text:style-name="P4">
Images: ["<text:a xlink:type="simple" xlink:href="https://static.ukrinform.com/photos/2023_05/thumb_files/630_360_1683558321-3817.jpeg" text:style-name="Internet_20_link" text:visited-style-name="Visited_20_Internet_20_Link">
630_360_16835...</text:a>
", "<text:a xlink:type="simple" xlink:href="https://static.ukrinform.com/photos/2023_05/thumb_files/630_360_1683558319-9383.jpeg" text:style-name="Internet_20_link" text:visited-style-name="Visited_20_Internet_20_Link">
630_360_16835...</text:a>
", "<text:a xlink:type="simple" xlink:href="https://static.ukrinform.com/photos/2023_05/thumb_files/630_360_1683558319-7642.jpeg" text:style-name="Internet_20_link" text:visited-style-name="Visited_20_Internet_20_Link">
630_360_16835...</text:a>
", "<text:a xlink:type="simple" xlink:href="https://static.ukrinform.com/photos/2023_05/thumb_files/630_360_1683558319-1941.jpeg" text:style-name="Internet_20_link" text:visited-style-name="Visited_20_Internet_20_Link">
630_360_16835...</text:a>
", "<text:a xlink:type="simple" xlink:href="https://static.ukrinform.com/photos/2023_05/thumb_files/630_360_1683558319-3984.jpeg" text:style-name="Internet_20_link" text:visited-style-name="Visited_20_Internet_20_Link">
630_360_16835...</text:a>
", "<text:a xlink:type="simple" xlink:href="https://static.ukrinform.com/photos/2023_05/thumb_files/630_360_1683558319-2643.jpeg" text:style-name="Internet_20_link" text:visited-style-name="Visited_20_Internet_20_Link">
630_360_16835...</text:a>
", "<text:a xlink:type="simple" xlink:href="https://static.ukrinform.com/photos/2023_05/thumb_files/630_360_1683558319-6295.jpeg" text:style-name="Internet_20_link" text:visited-style-name="Visited_20_Internet_20_Link">
630_360_16835...</text:a>
", "<text:a xlink:type="simple" xlink:href="https://static.ukrinform.com/photos/2023_05/thumb_files/630_360_1683558321-9852.jpeg" text:style-name="Internet_20_link" text:visited-style-name="Visited_20_Internet_20_Link">
630_360_16835...</text:a>
", "<text:a xlink:type="simple" xlink:href="https://static.ukrinform.com/photos/2023_05/thumb_files/630_360_1683558321-9741.jpeg" text:style-name="Internet_20_link" text:visited-style-name="Visited_20_Internet_20_Link">
630_360_16835...</text:a>
", "<text:a xlink:type="simple" xlink:href="https://static.ukrinform.com/photos/2023_05/thumb_files/630_360_1683558321-7331.jpeg" text:style-name="Internet_20_link" text:visited-style-name="Visited_20_Internet_20_Link">
630_360_16835...</text:a>
"]</text:p>
      <text:p text:style-name="P4">
Tags: ['Друга світова', 'Львів', 'День пам’яті та примирення', 'Концтабір', 'Дерево']</text:p>
      <text:p text:style-name="P4">
Type: Article</text:p>
      <!--METADATA-->
      <text:p text:style-name="P4">
<draw:frame draw:style-name="fr1" draw:name="Image203" text:anchor-type="as-char" svg:width="6.9236in" svg:height="3.956343in" draw:z-index="0">
<draw:image xlink:href="../Images/yкринформ/2023-05-08T18-10-02-03-00/630_360_1683558321-3817.jpeg" xlink:type="simple" xlink:show="embed" xlink:actuate="onLoad" draw:mime-type="image/jpeg"/>
</draw:frame>
 У Львовівідзначили День пам'яті та примирення, висадивши біля Пам'ятного хреста намісці колишнього концентраційного табору «Шталаг-328» калину, як символпам’яті за всіма загиблими у Другій світовій війні.</text:p>
      <text:p text:style-name="P4">
Про це повідомляє кореспондент Укрінформу.</text:p>
      <text:p text:style-name="P4">
<draw:frame draw:style-name="fr1" draw:name="Image204" text:anchor-type="as-char" svg:width="6.9236in" svg:height="3.956343in" draw:z-index="0">
<draw:image xlink:href="../Images/yкринформ/2023-05-08T18-10-02-03-00/630_360_1683558319-9383.jpeg" xlink:type="simple" xlink:show="embed" xlink:actuate="onLoad" draw:mime-type="image/jpeg"/>
</draw:frame>
 УЛьвові, на місці колишнього концентраційного табору "Шталаг-328", вшанувалиДень памʼяті та примирення / Фото: Анастасія Смолієнко. Укрінформ  <text:a xlink:type="simple" xlink:href="https://static.ukrinform.com/photos/2023_05/1683558319-9383.jpeg" text:style-name="Internet_20_link" text:visited-style-name="Visited_20_Internet_20_Link">
<draw:frame draw:style-name="fr1" draw:name="Image205" text:anchor-type="as-char" svg:width="6.9236in" svg:height="3.956343in" draw:z-index="0">
<draw:image xlink:href="../Images/yкринформ/2023-05-08T18-10-02-03-00/630_360_1683558319-9383.jpeg" xlink:type="simple" xlink:show="embed" xlink:actuate="onLoad" draw:mime-type="image/jpeg"/>
</draw:frame>
</text:a>
 <text:a xlink:type="simple" xlink:href="https://static.ukrinform.com/photos/2023_05/1683558319-7642.jpeg" text:style-name="Internet_20_link" text:visited-style-name="Visited_20_Internet_20_Link">
<draw:frame draw:style-name="fr1" draw:name="Image206" text:anchor-type="as-char" svg:width="6.9236in" svg:height="3.956343in" draw:z-index="0">
<draw:image xlink:href="../Images/yкринформ/2023-05-08T18-10-02-03-00/630_360_1683558319-7642.jpeg" xlink:type="simple" xlink:show="embed" xlink:actuate="onLoad" draw:mime-type="image/jpeg"/>
</draw:frame>
</text:a>
 <text:a xlink:type="simple" xlink:href="https://static.ukrinform.com/photos/2023_05/1683558319-1941.jpeg" text:style-name="Internet_20_link" text:visited-style-name="Visited_20_Internet_20_Link">
<draw:frame draw:style-name="fr1" draw:name="Image207" text:anchor-type="as-char" svg:width="6.9236in" svg:height="3.956343in" draw:z-index="0">
<draw:image xlink:href="../Images/yкринформ/2023-05-08T18-10-02-03-00/630_360_1683558319-1941.jpeg" xlink:type="simple" xlink:show="embed" xlink:actuate="onLoad" draw:mime-type="image/jpeg"/>
</draw:frame>
</text:a>
 <text:a xlink:type="simple" xlink:href="https://static.ukrinform.com/photos/2023_05/1683558319-3984.jpeg" text:style-name="Internet_20_link" text:visited-style-name="Visited_20_Internet_20_Link">
<draw:frame draw:style-name="fr1" draw:name="Image208" text:anchor-type="as-char" svg:width="6.9236in" svg:height="3.956343in" draw:z-index="0">
<draw:image xlink:href="../Images/yкринформ/2023-05-08T18-10-02-03-00/630_360_1683558319-3984.jpeg" xlink:type="simple" xlink:show="embed" xlink:actuate="onLoad" draw:mime-type="image/jpeg"/>
</draw:frame>
</text:a>
 <text:a xlink:type="simple" xlink:href="https://static.ukrinform.com/photos/2023_05/1683558319-2643.jpeg" text:style-name="Internet_20_link" text:visited-style-name="Visited_20_Internet_20_Link">
<draw:frame draw:style-name="fr1" draw:name="Image209" text:anchor-type="as-char" svg:width="6.9236in" svg:height="3.956343in" draw:z-index="0">
<draw:image xlink:href="../Images/yкринформ/2023-05-08T18-10-02-03-00/630_360_1683558319-2643.jpeg" xlink:type="simple" xlink:show="embed" xlink:actuate="onLoad" draw:mime-type="image/jpeg"/>
</draw:frame>
</text:a>
 <text:a xlink:type="simple" xlink:href="https://static.ukrinform.com/photos/2023_05/1683558319-6295.jpeg" text:style-name="Internet_20_link" text:visited-style-name="Visited_20_Internet_20_Link">
<draw:frame draw:style-name="fr1" draw:name="Image210" text:anchor-type="as-char" svg:width="6.9236in" svg:height="3.956343in" draw:z-index="0">
<draw:image xlink:href="../Images/yкринформ/2023-05-08T18-10-02-03-00/630_360_1683558319-6295.jpeg" xlink:type="simple" xlink:show="embed" xlink:actuate="onLoad" draw:mime-type="image/jpeg"/>
</draw:frame>
</text:a>
 <text:a xlink:type="simple" xlink:href="https://static.ukrinform.com/photos/2023_05/1683558321-9852.jpeg" text:style-name="Internet_20_link" text:visited-style-name="Visited_20_Internet_20_Link">
<draw:frame draw:style-name="fr1" draw:name="Image211" text:anchor-type="as-char" svg:width="6.9236in" svg:height="3.956343in" draw:z-index="0">
<draw:image xlink:href="../Images/yкринформ/2023-05-08T18-10-02-03-00/630_360_1683558321-9852.jpeg" xlink:type="simple" xlink:show="embed" xlink:actuate="onLoad" draw:mime-type="image/jpeg"/>
</draw:frame>
</text:a>
 <text:a xlink:type="simple" xlink:href="https://static.ukrinform.com/photos/2023_05/1683558321-9741.jpeg" text:style-name="Internet_20_link" text:visited-style-name="Visited_20_Internet_20_Link">
<draw:frame draw:style-name="fr1" draw:name="Image212" text:anchor-type="as-char" svg:width="6.9236in" svg:height="3.956343in" draw:z-index="0">
<draw:image xlink:href="../Images/yкринформ/2023-05-08T18-10-02-03-00/630_360_1683558321-9741.jpeg" xlink:type="simple" xlink:show="embed" xlink:actuate="onLoad" draw:mime-type="image/jpeg"/>
</draw:frame>
</text:a>
 <text:a xlink:type="simple" xlink:href="https://static.ukrinform.com/photos/2023_05/1683558321-3817.jpeg" text:style-name="Internet_20_link" text:visited-style-name="Visited_20_Internet_20_Link">
<draw:frame draw:style-name="fr1" draw:name="Image213" text:anchor-type="as-char" svg:width="6.9236in" svg:height="3.956343in" draw:z-index="0">
<draw:image xlink:href="../Images/yкринформ/2023-05-08T18-10-02-03-00/630_360_1683558321-3817.jpeg" xlink:type="simple" xlink:show="embed" xlink:actuate="onLoad" draw:mime-type="image/jpeg"/>
</draw:frame>
</text:a>
 <text:a xlink:type="simple" xlink:href="https://static.ukrinform.com/photos/2023_05/1683558321-7331.jpeg" text:style-name="Internet_20_link" text:visited-style-name="Visited_20_Internet_20_Link">
<draw:frame draw:style-name="fr1" draw:name="Image214" text:anchor-type="as-char" svg:width="6.9236in" svg:height="3.956343in" draw:z-index="0">
<draw:image xlink:href="../Images/yкринформ/2023-05-08T18-10-02-03-00/630_360_1683558321-7331.jpeg" xlink:type="simple" xlink:show="embed" xlink:actuate="onLoad" draw:mime-type="image/jpeg"/>
</draw:frame>
</text:a>
</text:p>
      <text:p text:style-name="P4">
«Як у Другій світовій війні програв нацизм, так зараз має програти рашизм! Мимаємо про це гучно говорити, щодня нагадувати міжнародній спільноті. Бо якщоми спільно не зупинимо окупантів тут, вони на жодній державі вже не спиняться.Ми вивчили уроки історії. Переможемо і притягнемо до відповідальності кожногоприслужника держави-терористки», - сказав начальник Львівської ОВА МаксимКозицький.</text:p>
      <text:p text:style-name="P4">
Після проведення священнослужителями екуменічної панахиди присутні спільновиконали гімн України та духовний гімн України «Боже великий єдиний».</text:p>
      <text:p text:style-name="P4">
Також відбулась акція «Дерево пам’яті»: військові посадили біля Пам’ятногохреста калину – як символ пам’яті за всіма загиблими у Другій світовій війні.На завершення заходу всі учасники пов’язали на калиновий кущ символ цього дня– червоні маки.</text:p>
      <text:p text:style-name="P4">
<text:span text:style-name="T4">
Читайте також:</text:span>
 <text:a xlink:type="simple" xlink:href="https://www.ukrinform.ua/rubric-world/3706392-ukraina-vsanuvala-pamat-zertv-konctaboru-mautgauzen-v-avstrii.html" text:style-name="Internet_20_link" text:visited-style-name="Visited_20_Internet_20_Link">
 <text:span text:style-name="T4">
концтабору</text:span>
 </text:a>
</text:p>
      <text:p text:style-name="P4">
Як повідомляв <text:a xlink:type="simple" xlink:href="https://www.ukrinform.ua/rubric-society/3706168-sogodni-vidznacaetsa-den-pamati-ta-primirenna.html" text:style-name="Internet_20_link" text:visited-style-name="Visited_20_Internet_20_Link">
 </text:a>
 , сьогодні в Україні, так само яку світі, відзначається День пам’яті та примирення, присвячений пам’яті жертвДругої світової війни.</text:p>
      <text:p text:style-name="P4">
Source: <text:a xlink:type="simple" xlink:href="https://www.ukrinform.ua/rubric-regions/3706420-lvivani-visadili-derevo-pamati-na-teritorii-kolisnogo-konctaboru.html" text:style-name="Internet_20_link" text:visited-style-name="Visited_20_Internet_20_Link">
https://www.ukrinform.ua/rubric-regions/3706420-lvivani-visadili-derevo-pamati-na-teritorii-kolisnogo-konctaboru.html</text:a>
</text:p>
      <!--NEWS-->
      <text:h text:style-name="P10" text:outline-level="1">
<text:span text:style-name="T4">
Суд залишив у силі рішення щодо екскерівника Департаменту держзакупівель Міноборони</text:span>
</text:h>
      <text:p text:style-name="P4">
Authors: Ukrinform (Person)</text:p>
      <text:p text:style-name="P4">
Publisher: Укринформ (Organization)</text:p>
      <text:p text:style-name="P4">
Published Time: 2023-05-08T18:12:00+03:00</text:p>
      <text:p text:style-name="P4">
Modified Time: 2023-05-08T18:12:00+03:00</text:p>
      <text:p text:style-name="P4">
Description: Апеляційний суд залишив у силі рішення про притягнення екскерівника Департаменту державних закупівель Міністерства оборони Богдана Хмельницького до адміністративної відповідальності за правопорушення, пов‘язане з корупцією. — Укрінформ.</text:p>
      <text:p text:style-name="P4">
Images: ["<text:a xlink:type="simple" xlink:href="https://static.ukrinform.com/photos/2023_05/thumb_files/630_360_1683108270-519.jpg" text:style-name="Internet_20_link" text:visited-style-name="Visited_20_Internet_20_Link">
630_360_16831...</text:a>
"]</text:p>
      <text:p text:style-name="P4">
Tags: ['Міноборони', 'Продукти', 'Скандал', 'Суд', 'Держзакупівлі']</text:p>
      <text:p text:style-name="P4">
Type: Article</text:p>
      <!--METADATA-->
      <text:p text:style-name="P4">
<draw:frame draw:style-name="fr1" draw:name="Image215" text:anchor-type="as-char" svg:width="6.9236in" svg:height="3.956343in" draw:z-index="0">
<draw:image xlink:href="../Images/yкринформ/2023-05-08T18-12-00-03-00/630_360_1683108270-519.jpg" xlink:type="simple" xlink:show="embed" xlink:actuate="onLoad" draw:mime-type="image/jpeg"/>
</draw:frame>
Апеляційний суд залишив у силі рішення про притягнення екскерівникаДепартаменту державних закупівель Міністерства оборони Богдана Хмельницькогодо адміністративної відповідальності за правопорушення, пов‘язане з корупцією.</text:p>
      <text:p text:style-name="P4">
Про це повідомляє <text:a xlink:type="simple" xlink:href="https://nazk.gov.ua/uk/novyny/apelyatsijnyj-sud-pidtverdyv-shho-nenadannya-abo-nesvoyechasne-nadannya-informatsiyi-na-zapyt-nazk-ye-pravoporushennyam-pov-yazanym-z-koruptsiyeyu/" text:style-name="Internet_20_link" text:visited-style-name="Visited_20_Internet_20_Link">
 </text:a>
 , передає Укрінформ.</text:p>
      <text:p text:style-name="P4">
«Київський апеляційний суд підтвердив рішення Солом’янського районного суду м.Києва у справі про притягнення колишнього керівника Департаментудержзакупівель та постачання матеріальних ресурсів Міністерства оборониУкраїни Богдана Хмельницького до адміністративної відповідальності заправопорушення, пов‘язане з корупцією. Апеляційна інстанція дослідила доводиапеляційної скарги захисника експосадовця та підтвердила факт правомірностівимог НАЗК», - йдеться у повідомленні.</text:p>
      <text:p text:style-name="P4">
Як повідомляв Укрінформ, НАЗК 3 травня внесло Богдана Хмельницького до Єдиногодержавного реєстру осіб, які вчинили корупційні або пов’язані з корупцієюправопорушення, що стало наслідком його притягнення до дисциплінарноївідповідальності за результатами розгляду Міноборони припису НАЗК.</text:p>
      <text:p text:style-name="P4">
<text:span text:style-name="T4">
Читайте також:</text:span>
 <text:a xlink:type="simple" xlink:href="https://www.ukrinform.ua/rubric-society/3704098-ekskerivnika-departamentu-zakupivel-minoboroni-hmelnickogo-vnesli-u-reestr-korupcioneriv.html" text:style-name="Internet_20_link" text:visited-style-name="Visited_20_Internet_20_Link">
 <text:span text:style-name="T4">
Екскерівника</text:span>
 <text:span text:style-name="T4">
департаменту</text:span>
 <text:span text:style-name="T4">
закупівель</text:span>
<text:span text:style-name="T4">
Міноборони</text:span>
 <text:span text:style-name="T4">
Хмельницького</text:span>
 <text:span text:style-name="T4">
внесли</text:span>
 <text:span text:style-name="T4">
реєстр</text:span>
 <text:span text:style-name="T4">
корупціонерів</text:span>
</text:a>
</text:p>
      <text:p text:style-name="P4">
Наприкінці 2022 року під час перевірки організації роботи з питань запобіганнякорупції у Міністерстві оборони НАЗК витребувало матеріали та аудиторськийзвіт процесу закупівель товарів, робіт та послуг в умовах воєнного стану, якийпроводився в очолюваному на той момент Хмельницьким департаменті.</text:p>
      <text:p text:style-name="P4">
Хмельницький надіслав до НАЗК листа, в якому заявив про неможливість наданнязвіту нібито через його відсутність. Проте НАЗК встановило факт йогоознайомлення під підпис із цим звітом задовго до того, як він надавнедостовірну інформацію НАЗК, у зв’язку з чим був складений протокол провчинення пов’язаного з корупцією правопорушення.</text:p>
      <text:p text:style-name="P4">
<text:span text:style-name="T5">
Фото з відкритих джерел</text:span>
</text:p>
      <text:p text:style-name="P4">
Source: <text:a xlink:type="simple" xlink:href="https://www.ukrinform.ua/rubric-society/3706423-apelacijnij-sud-zalisiv-u-sili-risenna-sodo-ekskerivnika-departamentu-derzzakupivel-minoboroni.html" text:style-name="Internet_20_link" text:visited-style-name="Visited_20_Internet_20_Link">
https://www.ukrinform.ua/rubric-society/3706423-apelacijnij-sud-zalisiv-u-sili-risenna-sodo-ekskerivnika-departamentu-derzzakupivel-minoboroni.html</text:a>
</text:p>
      <!--NEWS-->
      <text:h text:style-name="P10" text:outline-level="1">
<text:span text:style-name="T4">
Кремль палає: штучний інтелект «уявив», як би виглядали картини відомих художників</text:span>
</text:h>
      <text:p text:style-name="P4">
Authors: Ukrinform (Person)</text:p>
      <text:p text:style-name="P4">
Publisher: Укринформ (Organization)</text:p>
      <text:p text:style-name="P4">
Published Time: 2023-05-08T18:18:00+03:00</text:p>
      <text:p text:style-name="P4">
Modified Time: 2023-05-08T18:18:00+03:00</text:p>
      <text:p text:style-name="P4">
Description: Український геймдизайнер Sergey Mohov уявив, яким би зобразили палаючий Кремль відомі митці, - як-от Деґа, Ренуар, Моне, Пікассо, Далі, Малевич, Босх, Воргол та інші. — Укрінформ.</text:p>
      <text:p text:style-name="P4">
Images: ["<text:a xlink:type="simple" xlink:href="https://static.ukrinform.com/photos/2023_05/thumb_files/630_360_1683569101-485.jpg" text:style-name="Internet_20_link" text:visited-style-name="Visited_20_Internet_20_Link">
630_360_16835...</text:a>
", "<text:a xlink:type="simple" xlink:href="https://static.ukrinform.com/photos/2023_05/1683569862-851.jpg" text:style-name="Internet_20_link" text:visited-style-name="Visited_20_Internet_20_Link">
1683569862-85...</text:a>
", "<text:a xlink:type="simple" xlink:href="https://static.ukrinform.com/photos/2023_05/1683569455-516.jpg" text:style-name="Internet_20_link" text:visited-style-name="Visited_20_Internet_20_Link">
1683569455-51...</text:a>
", "<text:a xlink:type="simple" xlink:href="https://static.ukrinform.com/photos/2023_05/1683569101-485.jpg" text:style-name="Internet_20_link" text:visited-style-name="Visited_20_Internet_20_Link">
1683569101-48...</text:a>
", "<text:a xlink:type="simple" xlink:href="https://static.ukrinform.com/photos/2023_05/1683573838-303.jpg" text:style-name="Internet_20_link" text:visited-style-name="Visited_20_Internet_20_Link">
1683573838-30...</text:a>
", "<text:a xlink:type="simple" xlink:href="https://static.ukrinform.com/photos/2023_05/1683557554-598.jpg" text:style-name="Internet_20_link" text:visited-style-name="Visited_20_Internet_20_Link">
1683557554-59...</text:a>
", "<text:a xlink:type="simple" xlink:href="https://static.ukrinform.com/photos/2023_05/1683557555-566.jpg" text:style-name="Internet_20_link" text:visited-style-name="Visited_20_Internet_20_Link">
1683557555-56...</text:a>
", "<text:a xlink:type="simple" xlink:href="https://static.ukrinform.com/photos/2023_05/1683557555-733.jpg" text:style-name="Internet_20_link" text:visited-style-name="Visited_20_Internet_20_Link">
1683557555-73...</text:a>
", "<text:a xlink:type="simple" xlink:href="https://static.ukrinform.com/photos/2023_05/1683570983-240.jpg" text:style-name="Internet_20_link" text:visited-style-name="Visited_20_Internet_20_Link">
1683570983-24...</text:a>
", "<text:a xlink:type="simple" xlink:href="https://static.ukrinform.com/photos/2023_05/1683577089-850.jpg" text:style-name="Internet_20_link" text:visited-style-name="Visited_20_Internet_20_Link">
1683577089-85...</text:a>
", "<text:a xlink:type="simple" xlink:href="https://static.ukrinform.com/photos/2023_05/1683571372-883.jpg" text:style-name="Internet_20_link" text:visited-style-name="Visited_20_Internet_20_Link">
1683571372-88...</text:a>
", "<text:a xlink:type="simple" xlink:href="https://static.ukrinform.com/photos/2023_05/1683571464-748.jpg" text:style-name="Internet_20_link" text:visited-style-name="Visited_20_Internet_20_Link">
1683571464-74...</text:a>
", "<text:a xlink:type="simple" xlink:href="https://static.ukrinform.com/photos/2023_05/1683574190-665.jpg" text:style-name="Internet_20_link" text:visited-style-name="Visited_20_Internet_20_Link">
1683574190-66...</text:a>
", "<text:a xlink:type="simple" xlink:href="https://static.ukrinform.com/photos/2023_05/1683557556-397.jpg" text:style-name="Internet_20_link" text:visited-style-name="Visited_20_Internet_20_Link">
1683557556-39...</text:a>
", "<text:a xlink:type="simple" xlink:href="https://static.ukrinform.com/photos/2023_05/1683571771-323.jpg" text:style-name="Internet_20_link" text:visited-style-name="Visited_20_Internet_20_Link">
1683571771-32...</text:a>
", "<text:a xlink:type="simple" xlink:href="https://static.ukrinform.com/photos/2023_05/1683571959-297.jpg" text:style-name="Internet_20_link" text:visited-style-name="Visited_20_Internet_20_Link">
1683571959-29...</text:a>
", "<text:a xlink:type="simple" xlink:href="https://static.ukrinform.com/photos/2023_05/1683572079-116.jpg" text:style-name="Internet_20_link" text:visited-style-name="Visited_20_Internet_20_Link">
1683572079-11...</text:a>
", "<text:a xlink:type="simple" xlink:href="https://static.ukrinform.com/photos/2023_05/1683572176-365.jpg" text:style-name="Internet_20_link" text:visited-style-name="Visited_20_Internet_20_Link">
1683572176-36...</text:a>
", "<text:a xlink:type="simple" xlink:href="https://static.ukrinform.com/photos/2023_05/1683572664-363.jpg" text:style-name="Internet_20_link" text:visited-style-name="Visited_20_Internet_20_Link">
1683572664-36...</text:a>
", "<text:a xlink:type="simple" xlink:href="https://static.ukrinform.com/photos/2023_05/1683573261-429.jpg" text:style-name="Internet_20_link" text:visited-style-name="Visited_20_Internet_20_Link">
1683573261-42...</text:a>
", "<text:a xlink:type="simple" xlink:href="https://static.ukrinform.com/photos/2023_05/1683573357-634.jpg" text:style-name="Internet_20_link" text:visited-style-name="Visited_20_Internet_20_Link">
1683573357-63...</text:a>
", "<text:a xlink:type="simple" xlink:href="https://static.ukrinform.com/photos/2023_05/1683557554-921.jpg" text:style-name="Internet_20_link" text:visited-style-name="Visited_20_Internet_20_Link">
1683557554-92...</text:a>
", "<text:a xlink:type="simple" xlink:href="https://static.ukrinform.com/photos/2023_05/1683557556-500.jpg" text:style-name="Internet_20_link" text:visited-style-name="Visited_20_Internet_20_Link">
1683557556-50...</text:a>
", "<text:a xlink:type="simple" xlink:href="https://static.ukrinform.com/photos/2023_05/1683557556-307.jpg" text:style-name="Internet_20_link" text:visited-style-name="Visited_20_Internet_20_Link">
1683557556-30...</text:a>
", "<text:a xlink:type="simple" xlink:href="https://static.ukrinform.com/photos/2023_05/1683557557-862.jpg" text:style-name="Internet_20_link" text:visited-style-name="Visited_20_Internet_20_Link">
1683557557-86...</text:a>
", "<text:a xlink:type="simple" xlink:href="https://static.ukrinform.com/photos/2023_05/1683557811-574.jpg" text:style-name="Internet_20_link" text:visited-style-name="Visited_20_Internet_20_Link">
1683557811-57...</text:a>
", "<text:a xlink:type="simple" xlink:href="https://static.ukrinform.com/photos/2023_05/1683563496-368.jpg" text:style-name="Internet_20_link" text:visited-style-name="Visited_20_Internet_20_Link">
1683563496-36...</text:a>
", "<text:a xlink:type="simple" xlink:href="https://static.ukrinform.com/photos/2023_05/1683573651-428.jpg" text:style-name="Internet_20_link" text:visited-style-name="Visited_20_Internet_20_Link">
1683573651-42...</text:a>
", "<text:a xlink:type="simple" xlink:href="https://static.ukrinform.com/photos/2023_05/1683557812-292.jpg" text:style-name="Internet_20_link" text:visited-style-name="Visited_20_Internet_20_Link">
1683557812-29...</text:a>
", "<text:a xlink:type="simple" xlink:href="https://static.ukrinform.com/photos/2023_05/1683557813-650.jpg" text:style-name="Internet_20_link" text:visited-style-name="Visited_20_Internet_20_Link">
1683557813-65...</text:a>
", "<text:a xlink:type="simple" xlink:href="https://static.ukrinform.com/photos/2023_05/1683558424-978.jpg" text:style-name="Internet_20_link" text:visited-style-name="Visited_20_Internet_20_Link">
1683558424-97...</text:a>
", "<text:a xlink:type="simple" xlink:href="https://static.ukrinform.com/photos/2023_05/1683558484-168.jpg" text:style-name="Internet_20_link" text:visited-style-name="Visited_20_Internet_20_Link">
1683558484-16...</text:a>
", "<text:a xlink:type="simple" xlink:href="https://static.ukrinform.com/photos/2023_05/1683567481-889.jpg" text:style-name="Internet_20_link" text:visited-style-name="Visited_20_Internet_20_Link">
1683567481-88...</text:a>
", "<text:a xlink:type="simple" xlink:href="https://static.ukrinform.com/photos/2023_05/1683567683-840.jpg" text:style-name="Internet_20_link" text:visited-style-name="Visited_20_Internet_20_Link">
1683567683-84...</text:a>
", "<text:a xlink:type="simple" xlink:href="https://static.ukrinform.com/photos/2023_05/1683567860-999.jpg" text:style-name="Internet_20_link" text:visited-style-name="Visited_20_Internet_20_Link">
1683567860-99...</text:a>
", "<text:a xlink:type="simple" xlink:href="https://static.ukrinform.com/photos/2023_05/1683574457-289.jpg" text:style-name="Internet_20_link" text:visited-style-name="Visited_20_Internet_20_Link">
1683574457-28...</text:a>
", "<text:a xlink:type="simple" xlink:href="https://static.ukrinform.com/photos/2023_05/1683574669-965.jpg" text:style-name="Internet_20_link" text:visited-style-name="Visited_20_Internet_20_Link">
1683574669-96...</text:a>
", "<text:a xlink:type="simple" xlink:href="https://static.ukrinform.com/photos/2023_05/1683574915-870.jpg" text:style-name="Internet_20_link" text:visited-style-name="Visited_20_Internet_20_Link">
1683574915-87...</text:a>
", "<text:a xlink:type="simple" xlink:href="https://static.ukrinform.com/photos/2023_05/1683575042-738.jpg" text:style-name="Internet_20_link" text:visited-style-name="Visited_20_Internet_20_Link">
1683575042-73...</text:a>
", "<text:a xlink:type="simple" xlink:href="https://static.ukrinform.com/photos/2023_05/1683575300-831.jpg" text:style-name="Internet_20_link" text:visited-style-name="Visited_20_Internet_20_Link">
1683575300-83...</text:a>
", "<text:a xlink:type="simple" xlink:href="https://static.ukrinform.com/photos/2023_05/1683577230-424.jpg" text:style-name="Internet_20_link" text:visited-style-name="Visited_20_Internet_20_Link">
1683577230-42...</text:a>
"]</text:p>
      <text:p text:style-name="P4">
Tags: ['Кремль', 'Пожежа', 'Штучний інтелект', 'Художник']</text:p>
      <text:p text:style-name="P4">
Type: Article</text:p>
      <!--METADATA-->
      <text:p text:style-name="P4">
<draw:frame draw:style-name="fr1" draw:name="Image216" text:anchor-type="as-char" svg:width="6.9236in" svg:height="3.956343in" draw:z-index="0">
<draw:image xlink:href="../Images/yкринформ/2023-05-08T18-18-00-03-00/630_360_1683569101-485.jpg" xlink:type="simple" xlink:show="embed" xlink:actuate="onLoad" draw:mime-type="image/jpeg"/>
</draw:frame>
Український геймдизайнер Sergey Mohov уявив, яким би зобразили палаючий Кремльвідомі митці, - як-от Деґа, Ренуар, Моне, Пікассо, Далі, Малевич, Босх, Ворголта інші.</text:p>
      <text:p text:style-name="P4">
Таке завдання він поставив програмі <text:a xlink:type="simple" xlink:href="https://www.ukrinform.ua/tag-stucnij-intelekt" text:style-name="Internet_20_link" text:visited-style-name="Visited_20_Internet_20_Link">
 </text:a>
 Midjourney, передає Укрінформ.</text:p>
      <text:p text:style-name="P4">
І ось який результат отримав.</text:p>
      <text:p text:style-name="P4">
<draw:frame draw:style-name="fr1" draw:name="Image217" text:anchor-type="as-char" svg:width="6.9236in" svg:height="4.615733in" draw:z-index="0">
<draw:image xlink:href="../Images/yкринформ/2023-05-08T18-18-00-03-00/1683569862-851.jpg" xlink:type="simple" xlink:show="embed" xlink:actuate="onLoad" draw:mime-type="image/jpeg"/>
</draw:frame>
 <text:span text:style-name="T5">
Галина Яблонська</text:span>
<draw:frame draw:style-name="fr1" draw:name="Image218" text:anchor-type="as-char" svg:width="6.9236in" svg:height="4.615733in" draw:z-index="0">
<draw:image xlink:href="../Images/yкринформ/2023-05-08T18-18-00-03-00/1683569455-516.jpg" xlink:type="simple" xlink:show="embed" xlink:actuate="onLoad" draw:mime-type="image/jpeg"/>
</draw:frame>
 <text:span text:style-name="T5">
Іван Марчук</text:span>
</text:p>
      <text:p text:style-name="P4">
<draw:frame draw:style-name="fr1" draw:name="Image219" text:anchor-type="as-char" svg:width="6.9236in" svg:height="4.615733in" draw:z-index="0">
<draw:image xlink:href="../Images/yкринформ/2023-05-08T18-18-00-03-00/1683569101-485.jpg" xlink:type="simple" xlink:show="embed" xlink:actuate="onLoad" draw:mime-type="image/jpeg"/>
</draw:frame>
</text:p>
      <text:p text:style-name="P4">
<text:span text:style-name="T5">
Тарас Шевченко</text:span>
</text:p>
      <text:p text:style-name="P4">
<draw:frame draw:style-name="fr1" draw:name="Image220" text:anchor-type="as-char" svg:width="6.9236in" svg:height="4.615733in" draw:z-index="0">
<draw:image xlink:href="../Images/yкринформ/2023-05-08T18-18-00-03-00/1683573838-303.jpg" xlink:type="simple" xlink:show="embed" xlink:actuate="onLoad" draw:mime-type="image/jpeg"/>
</draw:frame>
 <text:span text:style-name="T5">
Марія Примаченко</text:span>
</text:p>
      <text:p text:style-name="P4">
<draw:frame draw:style-name="fr1" draw:name="Image221" text:anchor-type="as-char" svg:width="6.9236in" svg:height="4.615733in" draw:z-index="0">
<draw:image xlink:href="../Images/yкринформ/2023-05-08T18-18-00-03-00/1683557554-598.jpg" xlink:type="simple" xlink:show="embed" xlink:actuate="onLoad" draw:mime-type="image/jpeg"/>
</draw:frame>
</text:p>
      <text:p text:style-name="P4">
<text:span text:style-name="T5">
Анрі Тулуз-Латрек</text:span>
</text:p>
      <text:p text:style-name="P4">
<draw:frame draw:style-name="fr1" draw:name="Image222" text:anchor-type="as-char" svg:width="6.9236in" svg:height="4.615733in" draw:z-index="0">
<draw:image xlink:href="../Images/yкринформ/2023-05-08T18-18-00-03-00/1683557555-566.jpg" xlink:type="simple" xlink:show="embed" xlink:actuate="onLoad" draw:mime-type="image/jpeg"/>
</draw:frame>
</text:p>
      <text:p text:style-name="P4">
<text:span text:style-name="T5">
Отто Дікс</text:span>
</text:p>
      <text:p text:style-name="P4">
<draw:frame draw:style-name="fr1" draw:name="Image223" text:anchor-type="as-char" svg:width="6.9236in" svg:height="4.615733in" draw:z-index="0">
<draw:image xlink:href="../Images/yкринформ/2023-05-08T18-18-00-03-00/1683557555-733.jpg" xlink:type="simple" xlink:show="embed" xlink:actuate="onLoad" draw:mime-type="image/jpeg"/>
</draw:frame>
</text:p>
      <text:p text:style-name="P4">
<text:span text:style-name="T5">
Ілля Рєпін</text:span>
</text:p>
      <text:p text:style-name="P4">
<draw:frame draw:style-name="fr1" draw:name="Image224" text:anchor-type="as-char" svg:width="6.9236in" svg:height="4.615733in" draw:z-index="0">
<draw:image xlink:href="../Images/yкринформ/2023-05-08T18-18-00-03-00/1683570983-240.jpg" xlink:type="simple" xlink:show="embed" xlink:actuate="onLoad" draw:mime-type="image/jpeg"/>
</draw:frame>
</text:p>
      <text:p text:style-name="P4">
<text:span text:style-name="T5">
Клод Моне</text:span>
</text:p>
      <text:p text:style-name="P4">
<draw:frame draw:style-name="fr1" draw:name="Image225" text:anchor-type="as-char" svg:width="6.9236in" svg:height="4.615733in" draw:z-index="0">
<draw:image xlink:href="../Images/yкринформ/2023-05-08T18-18-00-03-00/1683577089-850.jpg" xlink:type="simple" xlink:show="embed" xlink:actuate="onLoad" draw:mime-type="image/jpeg"/>
</draw:frame>
 <text:span text:style-name="T5">
Поль Сезанн</text:span>
</text:p>
      <text:p text:style-name="P4">
<draw:frame draw:style-name="fr1" draw:name="Image226" text:anchor-type="as-char" svg:width="6.9236in" svg:height="4.615733in" draw:z-index="0">
<draw:image xlink:href="../Images/yкринформ/2023-05-08T18-18-00-03-00/1683571372-883.jpg" xlink:type="simple" xlink:show="embed" xlink:actuate="onLoad" draw:mime-type="image/jpeg"/>
</draw:frame>
</text:p>
      <text:p text:style-name="P4">
<text:span text:style-name="T5">
Поль Гоген</text:span>
</text:p>
      <text:p text:style-name="P4">
<draw:frame draw:style-name="fr1" draw:name="Image227" text:anchor-type="as-char" svg:width="6.9236in" svg:height="4.615733in" draw:z-index="0">
<draw:image xlink:href="../Images/yкринформ/2023-05-08T18-18-00-03-00/1683571464-748.jpg" xlink:type="simple" xlink:show="embed" xlink:actuate="onLoad" draw:mime-type="image/jpeg"/>
</draw:frame>
</text:p>
      <text:p text:style-name="P4">
<text:span text:style-name="T5">
Іван Айвазовський</text:span>
</text:p>
      <text:p text:style-name="P4">
<draw:frame draw:style-name="fr1" draw:name="Image228" text:anchor-type="as-char" svg:width="6.9236in" svg:height="4.615733in" draw:z-index="0">
<draw:image xlink:href="../Images/yкринформ/2023-05-08T18-18-00-03-00/1683574190-665.jpg" xlink:type="simple" xlink:show="embed" xlink:actuate="onLoad" draw:mime-type="image/jpeg"/>
</draw:frame>
 <text:span text:style-name="T5">
Луїс Вейн</text:span>
</text:p>
      <text:p text:style-name="P4">
<draw:frame draw:style-name="fr1" draw:name="Image229" text:anchor-type="as-char" svg:width="6.9236in" svg:height="4.615733in" draw:z-index="0">
<draw:image xlink:href="../Images/yкринформ/2023-05-08T18-18-00-03-00/1683557556-397.jpg" xlink:type="simple" xlink:show="embed" xlink:actuate="onLoad" draw:mime-type="image/jpeg"/>
</draw:frame>
</text:p>
      <text:p text:style-name="P4">
<text:span text:style-name="T5">
Альфонс Муха</text:span>
</text:p>
      <text:p text:style-name="P4">
<draw:frame draw:style-name="fr1" draw:name="Image230" text:anchor-type="as-char" svg:width="6.9236in" svg:height="4.615733in" draw:z-index="0">
<draw:image xlink:href="../Images/yкринформ/2023-05-08T18-18-00-03-00/1683571771-323.jpg" xlink:type="simple" xlink:show="embed" xlink:actuate="onLoad" draw:mime-type="image/jpeg"/>
</draw:frame>
 <text:span text:style-name="T5">
ЗдзіславБексінський</text:span>
 <draw:frame draw:style-name="fr1" draw:name="Image231" text:anchor-type="as-char" svg:width="6.9236in" svg:height="4.615733in" draw:z-index="0">
<draw:image xlink:href="../Images/yкринформ/2023-05-08T18-18-00-03-00/1683571959-297.jpg" xlink:type="simple" xlink:show="embed" xlink:actuate="onLoad" draw:mime-type="image/jpeg"/>
</draw:frame>
 <text:span text:style-name="T5">
ЕндіВоргол</text:span>
 <draw:frame draw:style-name="fr1" draw:name="Image232" text:anchor-type="as-char" svg:width="6.9236in" svg:height="4.615733in" draw:z-index="0">
<draw:image xlink:href="../Images/yкринформ/2023-05-08T18-18-00-03-00/1683572079-116.jpg" xlink:type="simple" xlink:show="embed" xlink:actuate="onLoad" draw:mime-type="image/jpeg"/>
</draw:frame>
 <text:span text:style-name="T5">
ПітерБрейгель ст.</text:span>
 <draw:frame draw:style-name="fr1" draw:name="Image233" text:anchor-type="as-char" svg:width="6.9236in" svg:height="4.615733in" draw:z-index="0">
<draw:image xlink:href="../Images/yкринформ/2023-05-08T18-18-00-03-00/1683572176-365.jpg" xlink:type="simple" xlink:show="embed" xlink:actuate="onLoad" draw:mime-type="image/jpeg"/>
</draw:frame>
<text:span text:style-name="T5">
Лоуренс Альма-Тадема</text:span>
<draw:frame draw:style-name="fr1" draw:name="Image234" text:anchor-type="as-char" svg:width="6.9236in" svg:height="4.615733in" draw:z-index="0">
<draw:image xlink:href="../Images/yкринформ/2023-05-08T18-18-00-03-00/1683572664-363.jpg" xlink:type="simple" xlink:show="embed" xlink:actuate="onLoad" draw:mime-type="image/jpeg"/>
</draw:frame>
</text:p>
      <text:p text:style-name="P4">
<text:span text:style-name="T5">
Утаґава Кунісада</text:span>
</text:p>
      <text:p text:style-name="P4">
<draw:frame draw:style-name="fr1" draw:name="Image235" text:anchor-type="as-char" svg:width="6.9236in" svg:height="4.615733in" draw:z-index="0">
<draw:image xlink:href="../Images/yкринформ/2023-05-08T18-18-00-03-00/1683573261-429.jpg" xlink:type="simple" xlink:show="embed" xlink:actuate="onLoad" draw:mime-type="image/jpeg"/>
</draw:frame>
</text:p>
      <text:p text:style-name="P4">
<text:span text:style-name="T5">
Мауріц Корнеліс Ешер</text:span>
</text:p>
      <text:p text:style-name="P4">
<draw:frame draw:style-name="fr1" draw:name="Image236" text:anchor-type="as-char" svg:width="6.9236in" svg:height="4.615733in" draw:z-index="0">
<draw:image xlink:href="../Images/yкринформ/2023-05-08T18-18-00-03-00/1683573357-634.jpg" xlink:type="simple" xlink:show="embed" xlink:actuate="onLoad" draw:mime-type="image/jpeg"/>
</draw:frame>
 <text:span text:style-name="T5">
Франсіско Гоя</text:span>
</text:p>
      <text:p text:style-name="P4">
<draw:frame draw:style-name="fr1" draw:name="Image237" text:anchor-type="as-char" svg:width="6.9236in" svg:height="4.615733in" draw:z-index="0">
<draw:image xlink:href="../Images/yкринформ/2023-05-08T18-18-00-03-00/1683557554-921.jpg" xlink:type="simple" xlink:show="embed" xlink:actuate="onLoad" draw:mime-type="image/jpeg"/>
</draw:frame>
</text:p>
      <text:p text:style-name="P4">
<text:span text:style-name="T5">
Вінсент ван Гог</text:span>
</text:p>
      <text:p text:style-name="P4">
<draw:frame draw:style-name="fr1" draw:name="Image238" text:anchor-type="as-char" svg:width="6.9236in" svg:height="4.615733in" draw:z-index="0">
<draw:image xlink:href="../Images/yкринформ/2023-05-08T18-18-00-03-00/1683557556-500.jpg" xlink:type="simple" xlink:show="embed" xlink:actuate="onLoad" draw:mime-type="image/jpeg"/>
</draw:frame>
</text:p>
      <text:p text:style-name="P4">
<text:span text:style-name="T5">
Едвард Мунк</text:span>
</text:p>
      <text:p text:style-name="P4">
<draw:frame draw:style-name="fr1" draw:name="Image239" text:anchor-type="as-char" svg:width="6.9236in" svg:height="4.615733in" draw:z-index="0">
<draw:image xlink:href="../Images/yкринформ/2023-05-08T18-18-00-03-00/1683557556-307.jpg" xlink:type="simple" xlink:show="embed" xlink:actuate="onLoad" draw:mime-type="image/jpeg"/>
</draw:frame>
</text:p>
      <text:p text:style-name="P4">
<text:span text:style-name="T5">
П'єр-Огю́ст Ренуа́р</text:span>
</text:p>
      <text:p text:style-name="P4">
<draw:frame draw:style-name="fr1" draw:name="Image240" text:anchor-type="as-char" svg:width="6.9236in" svg:height="4.615733in" draw:z-index="0">
<draw:image xlink:href="../Images/yкринформ/2023-05-08T18-18-00-03-00/1683557557-862.jpg" xlink:type="simple" xlink:show="embed" xlink:actuate="onLoad" draw:mime-type="image/jpeg"/>
</draw:frame>
</text:p>
      <text:p text:style-name="P4">
<text:span text:style-name="T5">
Пабло Пікассо</text:span>
</text:p>
      <text:p text:style-name="P4">
<draw:frame draw:style-name="fr1" draw:name="Image241" text:anchor-type="as-char" svg:width="6.9236in" svg:height="4.615733in" draw:z-index="0">
<draw:image xlink:href="../Images/yкринформ/2023-05-08T18-18-00-03-00/1683557811-574.jpg" xlink:type="simple" xlink:show="embed" xlink:actuate="onLoad" draw:mime-type="image/jpeg"/>
</draw:frame>
</text:p>
      <text:p text:style-name="P4">
<text:span text:style-name="T5">
Ганс Рудольф Ґігер</text:span>
</text:p>
      <text:p text:style-name="P4">
<draw:frame draw:style-name="fr1" draw:name="Image242" text:anchor-type="as-char" svg:width="6.9236in" svg:height="4.615733in" draw:z-index="0">
<draw:image xlink:href="../Images/yкринформ/2023-05-08T18-18-00-03-00/1683563496-368.jpg" xlink:type="simple" xlink:show="embed" xlink:actuate="onLoad" draw:mime-type="image/jpeg"/>
</draw:frame>
</text:p>
      <text:p text:style-name="P4">
<text:span text:style-name="T5">
Ґу́став Клімт</text:span>
</text:p>
      <text:p text:style-name="P4">
<draw:frame draw:style-name="fr1" draw:name="Image243" text:anchor-type="as-char" svg:width="6.9236in" svg:height="4.615733in" draw:z-index="0">
<draw:image xlink:href="../Images/yкринформ/2023-05-08T18-18-00-03-00/1683573651-428.jpg" xlink:type="simple" xlink:show="embed" xlink:actuate="onLoad" draw:mime-type="image/jpeg"/>
</draw:frame>
 <text:span text:style-name="T5">
Джорджо деКіріко</text:span>
</text:p>
      <text:p text:style-name="P4">
<draw:frame draw:style-name="fr1" draw:name="Image244" text:anchor-type="as-char" svg:width="6.9236in" svg:height="4.615733in" draw:z-index="0">
<draw:image xlink:href="../Images/yкринформ/2023-05-08T18-18-00-03-00/1683557812-292.jpg" xlink:type="simple" xlink:show="embed" xlink:actuate="onLoad" draw:mime-type="image/jpeg"/>
</draw:frame>
</text:p>
      <text:p text:style-name="P4">
<text:span text:style-name="T5">
Поль Дега</text:span>
 <draw:frame draw:style-name="fr1" draw:name="Image245" text:anchor-type="as-char" svg:width="6.9236in" svg:height="4.615733in" draw:z-index="0">
<draw:image xlink:href="../Images/yкринформ/2023-05-08T18-18-00-03-00/1683557813-650.jpg" xlink:type="simple" xlink:show="embed" xlink:actuate="onLoad" draw:mime-type="image/jpeg"/>
</draw:frame>
</text:p>
      <text:p text:style-name="P4">
<text:span text:style-name="T5">
Альфонс Муха</text:span>
</text:p>
      <text:p text:style-name="P4">
<draw:frame draw:style-name="fr1" draw:name="Image246" text:anchor-type="as-char" svg:width="6.9236in" svg:height="4.615733in" draw:z-index="0">
<draw:image xlink:href="../Images/yкринформ/2023-05-08T18-18-00-03-00/1683558424-978.jpg" xlink:type="simple" xlink:show="embed" xlink:actuate="onLoad" draw:mime-type="image/jpeg"/>
</draw:frame>
</text:p>
      <text:p text:style-name="P4">
<text:span text:style-name="T5">
Єронім Босх</text:span>
</text:p>
      <text:p text:style-name="P4">
<draw:frame draw:style-name="fr1" draw:name="Image247" text:anchor-type="as-char" svg:width="6.9236in" svg:height="4.615733in" draw:z-index="0">
<draw:image xlink:href="../Images/yкринформ/2023-05-08T18-18-00-03-00/1683558484-168.jpg" xlink:type="simple" xlink:show="embed" xlink:actuate="onLoad" draw:mime-type="image/jpeg"/>
</draw:frame>
</text:p>
      <text:p text:style-name="P4">
<text:span text:style-name="T5">
Сальвадор Далі</text:span>
</text:p>
      <text:p text:style-name="P4">
<draw:frame draw:style-name="fr1" draw:name="Image248" text:anchor-type="as-char" svg:width="6.9236in" svg:height="4.615733in" draw:z-index="0">
<draw:image xlink:href="../Images/yкринформ/2023-05-08T18-18-00-03-00/1683567481-889.jpg" xlink:type="simple" xlink:show="embed" xlink:actuate="onLoad" draw:mime-type="image/jpeg"/>
</draw:frame>
</text:p>
      <text:p text:style-name="P4">
<text:span text:style-name="T5">
Казимир Малевич</text:span>
</text:p>
      <text:p text:style-name="P4">
<draw:frame draw:style-name="fr1" draw:name="Image249" text:anchor-type="as-char" svg:width="6.9236in" svg:height="4.615733in" draw:z-index="0">
<draw:image xlink:href="../Images/yкринформ/2023-05-08T18-18-00-03-00/1683567683-840.jpg" xlink:type="simple" xlink:show="embed" xlink:actuate="onLoad" draw:mime-type="image/jpeg"/>
</draw:frame>
</text:p>
      <text:p text:style-name="P4">
<text:span text:style-name="T5">
Бенксі</text:span>
</text:p>
      <text:p text:style-name="P4">
<draw:frame draw:style-name="fr1" draw:name="Image250" text:anchor-type="as-char" svg:width="6.9236in" svg:height="4.615733in" draw:z-index="0">
<draw:image xlink:href="../Images/yкринформ/2023-05-08T18-18-00-03-00/1683567860-999.jpg" xlink:type="simple" xlink:show="embed" xlink:actuate="onLoad" draw:mime-type="image/jpeg"/>
</draw:frame>
</text:p>
      <text:p text:style-name="P4">
<text:span text:style-name="T5">
Марк Шагал</text:span>
</text:p>
      <text:p text:style-name="P4">
<draw:frame draw:style-name="fr1" draw:name="Image251" text:anchor-type="as-char" svg:width="6.9236in" svg:height="4.615733in" draw:z-index="0">
<draw:image xlink:href="../Images/yкринформ/2023-05-08T18-18-00-03-00/1683574457-289.jpg" xlink:type="simple" xlink:show="embed" xlink:actuate="onLoad" draw:mime-type="image/jpeg"/>
</draw:frame>
</text:p>
      <text:p text:style-name="P4">
<text:span text:style-name="T5">
Гюстав Доре</text:span>
</text:p>
      <text:p text:style-name="P4">
<draw:frame draw:style-name="fr1" draw:name="Image252" text:anchor-type="as-char" svg:width="6.9236in" svg:height="4.615733in" draw:z-index="0">
<draw:image xlink:href="../Images/yкринформ/2023-05-08T18-18-00-03-00/1683574669-965.jpg" xlink:type="simple" xlink:show="embed" xlink:actuate="onLoad" draw:mime-type="image/jpeg"/>
</draw:frame>
</text:p>
      <text:p text:style-name="P4">
<text:span text:style-name="T5">
Ніко Піросмані</text:span>
</text:p>
      <text:p text:style-name="P4">
<draw:frame draw:style-name="fr1" draw:name="Image253" text:anchor-type="as-char" svg:width="6.9236in" svg:height="4.615733in" draw:z-index="0">
<draw:image xlink:href="../Images/yкринформ/2023-05-08T18-18-00-03-00/1683574915-870.jpg" xlink:type="simple" xlink:show="embed" xlink:actuate="onLoad" draw:mime-type="image/jpeg"/>
</draw:frame>
</text:p>
      <text:p text:style-name="P4">
<text:span text:style-name="T5">
Якуб Ружальський</text:span>
</text:p>
      <text:p text:style-name="P4">
<draw:frame draw:style-name="fr1" draw:name="Image254" text:anchor-type="as-char" svg:width="6.9236in" svg:height="4.615733in" draw:z-index="0">
<draw:image xlink:href="../Images/yкринформ/2023-05-08T18-18-00-03-00/1683575042-738.jpg" xlink:type="simple" xlink:show="embed" xlink:actuate="onLoad" draw:mime-type="image/jpeg"/>
</draw:frame>
</text:p>
      <text:p text:style-name="P4">
<text:span text:style-name="T5">
Саймон Сталенхаг</text:span>
</text:p>
      <text:p text:style-name="P4">
<draw:frame draw:style-name="fr1" draw:name="Image255" text:anchor-type="as-char" svg:width="6.9236in" svg:height="4.615733in" draw:z-index="0">
<draw:image xlink:href="../Images/yкринформ/2023-05-08T18-18-00-03-00/1683575300-831.jpg" xlink:type="simple" xlink:show="embed" xlink:actuate="onLoad" draw:mime-type="image/jpeg"/>
</draw:frame>
</text:p>
      <text:p text:style-name="P4">
<text:span text:style-name="T5">
Мебіус (Жан Жиро)</text:span>
</text:p>
      <text:p text:style-name="P4">
<draw:frame draw:style-name="fr1" draw:name="Image256" text:anchor-type="as-char" svg:width="6.9236in" svg:height="4.615733in" draw:z-index="0">
<draw:image xlink:href="../Images/yкринформ/2023-05-08T18-18-00-03-00/1683577230-424.jpg" xlink:type="simple" xlink:show="embed" xlink:actuate="onLoad" draw:mime-type="image/jpeg"/>
</draw:frame>
 <text:span text:style-name="T5">
Боріс Вальєхо</text:span>
</text:p>
      <text:p text:style-name="P4">
Source: <text:a xlink:type="simple" xlink:href="https://www.ukrinform.ua/rubric-culture/3706424-stucnij-intelekt-uaviv-ak-bi-zobrazili-palaucij-kreml-vidomi-mitci.html" text:style-name="Internet_20_link" text:visited-style-name="Visited_20_Internet_20_Link">
https://www.ukrinform.ua/rubric-culture/3706424-stucnij-intelekt-uaviv-ak-bi-zobrazili-palaucij-kreml-vidomi-mitci.html</text:a>
</text:p>
      <!--NEWS-->
      <text:h text:style-name="P10" text:outline-level="1">
<text:span text:style-name="T4">
Окупанти в Криму активізували роботу серед молоді – заступник постпреда Президента</text:span>
</text:h>
      <text:p text:style-name="P4">
Authors: Ukrinform (Person)</text:p>
      <text:p text:style-name="P4">
Publisher: Укринформ (Organization)</text:p>
      <text:p text:style-name="P4">
Published Time: 2023-05-08T18:28:18+03:00</text:p>
      <text:p text:style-name="P4">
Modified Time: 2023-05-08T18:28:18+03:00</text:p>
      <text:p text:style-name="P4">
Description: Загарбники в тимчасово окупованому Криму активізували роботу серед молоді, оскільки саме вона активно підтримує Україну. — Укрінформ.</text:p>
      <text:p text:style-name="P4">
Images: ["<text:a xlink:type="simple" xlink:href="https://static.ukrinform.com/photos/2018_12/thumb_files/630_360_1544698568-213.jpg" text:style-name="Internet_20_link" text:visited-style-name="Visited_20_Internet_20_Link">
630_360_15446...</text:a>
"]</text:p>
      <text:p text:style-name="P4">
Tags: ['Крим', 'Молодь', 'Війна з росією']</text:p>
      <text:p text:style-name="P4">
Type: Article</text:p>
      <!--METADATA-->
      <text:p text:style-name="P4">
<draw:frame draw:style-name="fr1" draw:name="Image257" text:anchor-type="as-char" svg:width="6.9236in" svg:height="3.956343in" draw:z-index="0">
<draw:image xlink:href="../Images/yкринформ/2023-05-08T18-28-18-03-00/630_360_1544698568-213.jpg" xlink:type="simple" xlink:show="embed" xlink:actuate="onLoad" draw:mime-type="image/jpeg"/>
</draw:frame>
 Загарбникив тимчасово окупованому Криму активізували роботу серед молоді, оскільки самевона активно підтримує Україну.</text:p>
      <text:p text:style-name="P4">
Про це в ефірі <text:a xlink:type="simple" xlink:href="http://hromadske.radio/podcasts/my-ie-buly-y-budem-informatsiynyy-maraton/krym-rukhy-sprotyvu-ochikuvannia-kontrnastupu-vyselennia-rosiian" text:style-name="Internet_20_link" text:visited-style-name="Visited_20_Internet_20_Link">
 </text:a>
 розповів заступник Постійного представника ПрезидентаУкраїни в АР Крим Денис Чистіков, передає Укрінформ.</text:p>
      <text:p text:style-name="P4">
«Окупаційна адміністрація на півострові активізувала роботу серед молоді. Цепов'язано з тим, що саме молодь активно підтримує Україну. Експерти вказують,що велика підтримка України серед молоді, зокрема, в проведенні заходівдемонстраційного характеру – розміщенні жовтих стрічок, інших пов'язаних ізУкраїною символів», - сказав Чистіков.</text:p>
      <text:p text:style-name="P4">
За його словами, про страх та застереження щодо молоді в окупантів свідчатьобшуки у студентських гуртожитках на півострові, а також робота з учителями.</text:p>
      <text:p text:style-name="P4">
<text:span text:style-name="T4">
Читайте також:</text:span>
 <text:a xlink:type="simple" xlink:href="https://www.ukrinform.ua/rubric-crimea/3704685-taseva-poasnila-hto-pidpadatime-pid-kriminalnu-vidpovidalnist-u-krimu-pisla-deokupacii.html" text:style-name="Internet_20_link" text:visited-style-name="Visited_20_Internet_20_Link">
 <text:span text:style-name="T4">
Криму</text:span>
 </text:a>
</text:p>
      <text:p text:style-name="P4">
«Нещодавно у школах на півострові організовували написання листів до учасниківтак званої СВО. І вчителі мали перевіряти ці листи, тому що були випадки, колидіти готували проукраїнський контент. Це вказує на те, що підтримка України вКриму зростає», - додав Чистіков.</text:p>
      <text:p text:style-name="P4">
Він зауважив, що координатори рухів спротиву «Кримська бойова чайка», «Атеш»,«Жовта стрічка» відмічають зростання підтримки, особливо після «бавовни» напівострові.</text:p>
      <text:p text:style-name="P4">
«Пресофіцери ЗСУ вказують, що отримують від мешканців <text:a xlink:type="simple" xlink:href="https://www.ukrinform.ua/tag-krim" text:style-name="Internet_20_link" text:visited-style-name="Visited_20_Internet_20_Link">
</text:a>
 інформацію військового характеру. Однаквони наголошують: передаючи інформацію, необхідно дотримуватися заходівбезпеки. Також ми бачимо, що зростає кількість так званих публічних вибачень усоцмережах за проукраїнську позицію. Це психологічний тиск. Також ростекількість адмінсправ», - додав він.</text:p>
      <text:p text:style-name="P4">
<text:span text:style-name="T4">
Читайте також:</text:span>
 <text:a xlink:type="simple" xlink:href="https://www.ukrinform.ua/rubric-crimea/3705977-u-vladi-krimu-kardinalno-zminuetsa-ritorika-taseva.html" text:style-name="Internet_20_link" text:visited-style-name="Visited_20_Internet_20_Link">
 <text:span text:style-name="T4">
Криму</text:span>
 </text:a>
</text:p>
      <text:p text:style-name="P4">
Як повідомлялося, представник ГУР Міноборони Андрій Юсов сказав, що післякожного «інциденту» в тимчасово окупованому Криму <text:a xlink:type="simple" xlink:href="https://www.ukrinform.ua/rubric-crimea/3706173-usov-pro-kurortnij-sezon-u-krimu-hiba-so-fsbsniki-vdavatimut-turistiv.html" text:style-name="Internet_20_link" text:visited-style-name="Visited_20_Internet_20_Link">
</text:a>
</text:p>
      <text:p text:style-name="P4">
Source: <text:a xlink:type="simple" xlink:href="https://www.ukrinform.ua/rubric-crimea/3706428-okupanti-v-krimu-aktivizuvali-robotu-sered-molodi-zastupnik-postpreda-prezidenta.html" text:style-name="Internet_20_link" text:visited-style-name="Visited_20_Internet_20_Link">
https://www.ukrinform.ua/rubric-crimea/3706428-okupanti-v-krimu-aktivizuvali-robotu-sered-molodi-zastupnik-postpreda-prezidenta.html</text:a>
</text:p>
      <!--NEWS-->
      <text:h text:style-name="P10" text:outline-level="1">
<text:span text:style-name="T4">
У Китаї заявили, що економічне співробітництво з рф не спрямоване проти України</text:span>
</text:h>
      <text:p text:style-name="P4">
Authors: Ukrinform (Person)</text:p>
      <text:p text:style-name="P4">
Publisher: Укринформ (Organization)</text:p>
      <text:p text:style-name="P4">
Published Time: 2023-05-08T18:29:00+03:00</text:p>
      <text:p text:style-name="P4">
Modified Time: 2023-05-08T18:29:00+03:00</text:p>
      <text:p text:style-name="P4">
Description: Торгово-економічне співробітництво Китаю з росією не має на меті підтримку російського вторгнення в Україну, а в разі запровадження санкцій проти китайських компаній Пекін вживатиме заходів у відповідь. — Укрінформ.</text:p>
      <text:p text:style-name="P4">
Images: ["<text:a xlink:type="simple" xlink:href="https://static.ukrinform.com/photos/2021_06/thumb_files/630_360_1625005005-818.jpg" text:style-name="Internet_20_link" text:visited-style-name="Visited_20_Internet_20_Link">
630_360_16250...</text:a>
"]</text:p>
      <text:p text:style-name="P4">
Tags: ['Економіка', 'Китай', 'Україна', 'росія']</text:p>
      <text:p text:style-name="P4">
Type: Article</text:p>
      <!--METADATA-->
      <text:p text:style-name="P4">
<draw:frame draw:style-name="fr1" draw:name="Image258" text:anchor-type="as-char" svg:width="6.9236in" svg:height="3.956343in" draw:z-index="0">
<draw:image xlink:href="../Images/yкринформ/2023-05-08T18-29-00-03-00/630_360_1625005005-818.jpg" xlink:type="simple" xlink:show="embed" xlink:actuate="onLoad" draw:mime-type="image/jpeg"/>
</draw:frame>
 Торгово-економічне співробітництво Китаю з росією не має на меті підтримку російськоговторгнення в Україну, а в разі запровадження санкцій проти китайських компанійПекін вживатиме заходів у відповідь.</text:p>
      <text:p text:style-name="P4">
Про це на брифінгу заявив речник МЗС КНР Ван Веньбінь, коментуючи повідомленняЗМІ про підготовку Євросоюзом обмежень проти семи компаній із Китаю за продажрф обладнання, яке могло бути використане з військовою метою, передаєкореспондент Укрінформу.</text:p>
      <text:p text:style-name="P4">
«Китайсько-російське <text:a xlink:type="simple" xlink:href="https://www.ukrinform.ua/tag-ekonomika" text:style-name="Internet_20_link" text:visited-style-name="Visited_20_Internet_20_Link">
 </text:a>
 таторговельне співробітництво абсолютно не стосується кризи в Україні. Воно неспрямоване проти будь-якої третьої сторони, і для нас неприйнятно, щоб хтось унього втручався і вдавався до погроз», - сказав Ван.</text:p>
      <text:p text:style-name="P4">
За його словами, запровадження Євросоюзом обмежень «підірве взаємну довіру таспівпрацю Китаю з ЄС».</text:p>
      <text:p text:style-name="P4">
«Ми закликаємо Європейський Союз не робити цей неправильний крок», - сказавВан, додавши, що Китай вживатиме рішучих заходів для захисту своїх легітимнихі законних прав та інтересів.</text:p>
      <text:p text:style-name="P4">
Дипломат також наголосив, що у питанні щодо України Китай «дотримуєтьсяоб’єктивної та справедливої позиції» і відіграє конструктивну роль «у сприянніполітичному врегулюванню кризи».</text:p>
      <text:p text:style-name="P4">
<text:span text:style-name="T4">
Читайте також:</text:span>
 <text:a xlink:type="simple" xlink:href="https://www.ukrinform.ua/rubric-world/3706282-kitaj-vvazae-stabilizaciu-vidnosin-zi-ssa-klucovim-prioritetom-glava-mzs.html" text:style-name="Internet_20_link" text:visited-style-name="Visited_20_Internet_20_Link">
 <text:span text:style-name="T4">
Китай</text:span>
 </text:a>
</text:p>
      <text:p text:style-name="P4">
Як повідомляв <text:a xlink:type="simple" xlink:href="https://www.ukrinform.ua/rubric-economy/3704796-es-obgovorue-mehanizm-sankcij-proti-krain-aki-nadaut-rosii-torgovi-kanali-bloomberg.html" text:style-name="Internet_20_link" text:visited-style-name="Visited_20_Internet_20_Link">
 </text:a>
 , Європейський Союз обговорює новий механізм санкцій протитретіх країн, які недостатньо запобігають ухиленню росії від санкцій, особливостосовно торгівлі ключовими товарами чи технологіями. Від початкуповномасштабного вторгнення росії в Україну зріс імпорт до рфнапівпровідників, інтегральних схем та інших технологій із таких країн, якКазахстан, ОАЕ, Туреччина, Китай та інших.</text:p>
      <text:p text:style-name="P4">
Source: <text:a xlink:type="simple" xlink:href="https://www.ukrinform.ua/rubric-economy/3706430-u-kitai-zaavili-so-ekonomicne-spivrobitnictvo-z-rf-ne-spramovane-proti-ukraini.html" text:style-name="Internet_20_link" text:visited-style-name="Visited_20_Internet_20_Link">
https://www.ukrinform.ua/rubric-economy/3706430-u-kitai-zaavili-so-ekonomicne-spivrobitnictvo-z-rf-ne-spramovane-proti-ukraini.html</text:a>
</text:p>
      <!--NEWS-->
      <text:h text:style-name="P10" text:outline-level="1">
<text:span text:style-name="T4">
У Ліверпулі пам’ятник Нельсону обклали мішками з піском на знак солідарності з Україною</text:span>
</text:h>
      <text:p text:style-name="P4">
Authors: Ukrinform (Person)</text:p>
      <text:p text:style-name="P4">
Publisher: Укринформ (Organization)</text:p>
      <text:p text:style-name="P4">
Published Time: 2023-05-08T18:30:00+03:00</text:p>
      <text:p text:style-name="P4">
Modified Time: 2023-05-08T18:30:00+03:00</text:p>
      <text:p text:style-name="P4">
Description: На знак солідарності з Україною пам’ятник Нельсону у Ліверпулі обклали мішками з піском. — Укрінформ.</text:p>
      <text:p text:style-name="P4">
Images: ["<text:a xlink:type="simple" xlink:href="https://static.ukrinform.com/photos/2023_05/thumb_files/630_360_1683559611-368.jpg" text:style-name="Internet_20_link" text:visited-style-name="Visited_20_Internet_20_Link">
630_360_16835...</text:a>
"]</text:p>
      <text:p text:style-name="P4">
Tags: ['Євробачення', "Пам'ятник", 'Ткаченко', 'Україна', 'Ліверпуль', 'МКІП ']</text:p>
      <text:p text:style-name="P4">
Type: Article</text:p>
      <!--METADATA-->
      <text:p text:style-name="P4">
<draw:frame draw:style-name="fr1" draw:name="Image259" text:anchor-type="as-char" svg:width="6.9236in" svg:height="3.956343in" draw:z-index="0">
<draw:image xlink:href="../Images/yкринформ/2023-05-08T18-30-00-03-00/630_360_1683559611-368.jpg" xlink:type="simple" xlink:show="embed" xlink:actuate="onLoad" draw:mime-type="image/jpeg"/>
</draw:frame>
 На знаксолідарності з Україною пам’ятник Нельсону у Ліверпулі обклали мішками зпіском.</text:p>
      <text:p text:style-name="P4">
Про це повідомив міністр культури та інформаційної політики Олександр Ткаченкоу <text:a xlink:type="simple" xlink:href="https://t.me/otkachenkokyiv/3523" text:style-name="Internet_20_link" text:visited-style-name="Visited_20_Internet_20_Link">
 </text:a>
 , передає Укрінформ.</text:p>
      <text:p text:style-name="P4">
"Між мішками встановлені екрани з динаміками, на яких показують фільм проандеграундну музичну сцену, знятий за участю українських артистів імузикантів", - зазначив <text:a xlink:type="simple" xlink:href="https://www.ukrinform.ua/tag-tkacenko" text:style-name="Internet_20_link" text:visited-style-name="Visited_20_Internet_20_Link">
 </text:a>
 .</text:p>
      <text:p text:style-name="P4">
Як повідомляв Укрінформ, пісенний конкурс "Євробачення-2023" проходить уЛіверпулі після того, як Україна, яка перемогла на конкурсі 2022 року з піснеюStefania гурту Kalush Orchestra, не змогла задовольнити вимоги щодо проведенняконкурсу через безпекові побоювання, спричинені російським вторгненням.</text:p>
      <text:p text:style-name="P4">
<text:span text:style-name="T4">
Читайте також:</text:span>
 <text:a xlink:type="simple" xlink:href="https://www.ukrinform.ua/rubric-culture/3706285-ukrainske-evrobacenna2023-startue-sogodni-v-liverpuli.html" text:style-name="Internet_20_link" text:visited-style-name="Visited_20_Internet_20_Link">
 <text:span text:style-name="T4">
Євробачення</text:span>
 </text:a>
</text:p>
      <text:p text:style-name="P4">
Півфінали конкурсу відбудуться 9 та 11 травня, фінал - 13 травня.</text:p>
      <text:p text:style-name="P4">
Україну на конкурсі представляє гурт TVORCHI з піснею Heart of Steel.</text:p>
      <text:p text:style-name="P4">
<text:span text:style-name="T5">
Фото: Суспільне</text:span>
</text:p>
      <text:p text:style-name="P4">
Source: <text:a xlink:type="simple" xlink:href="https://www.ukrinform.ua/rubric-culture/3706431-u-liverpuli-pamatnik-nelsonu-obklali-miskami-z-piskom-na-znak-solidarnosti-z-ukrainou.html" text:style-name="Internet_20_link" text:visited-style-name="Visited_20_Internet_20_Link">
https://www.ukrinform.ua/rubric-culture/3706431-u-liverpuli-pamatnik-nelsonu-obklali-miskami-z-piskom-na-znak-solidarnosti-z-ukrainou.html</text:a>
</text:p>
      <!--NEWS-->
      <text:h text:style-name="P10" text:outline-level="1">
<text:span text:style-name="T4">
Трюдо та Сунак обговорили підтримку України</text:span>
</text:h>
      <text:p text:style-name="P4">
Authors: Ukrinform (Person)</text:p>
      <text:p text:style-name="P4">
Publisher: Укринформ (Organization)</text:p>
      <text:p text:style-name="P4">
Published Time: 2023-05-08T18:35:00+03:00</text:p>
      <text:p text:style-name="P4">
Modified Time: 2023-05-08T18:35:00+03:00</text:p>
      <text:p text:style-name="P4">
Description: Канада та Велика Британія готові й надалі надавати Україні всебічну підтримку для відбиття російської агресії. — Укрінформ.</text:p>
      <text:p text:style-name="P4">
Images: ["<text:a xlink:type="simple" xlink:href="https://static.ukrinform.com/photos/2023_05/thumb_files/630_360_1683560008-522.jpg" text:style-name="Internet_20_link" text:visited-style-name="Visited_20_Internet_20_Link">
630_360_16835...</text:a>
"]</text:p>
      <text:p text:style-name="P4">
Tags: ['Трюдо', 'Україна', 'Війна з росією', 'Ріші Сунак']</text:p>
      <text:p text:style-name="P4">
Type: Article</text:p>
      <!--METADATA-->
      <text:p text:style-name="P4">
<draw:frame draw:style-name="fr1" draw:name="Image260" text:anchor-type="as-char" svg:width="6.9236in" svg:height="3.951518in" draw:z-index="0">
<draw:image xlink:href="../Images/yкринформ/2023-05-08T18-35-00-03-00/630_360_1683560008-522.jpg" xlink:type="simple" xlink:show="embed" xlink:actuate="onLoad" draw:mime-type="image/jpeg"/>
</draw:frame>
 Канада таВелика Британія готові й надалі надавати Україні всебічну підтримку длявідбиття російської агресії.</text:p>
      <text:p text:style-name="P4">
Про це повідомляє офіс прем'єр-міністра Канади Джастіна Трюдо за результатамийого розмови з британським колегою Ріші Сунаком, повідомляє кореспондентУкрінформу.</text:p>
      <text:p text:style-name="P4">
“Прем’єр-міністри обговорили російське незаконне та невиправдане вторгнення до<text:a xlink:type="simple" xlink:href="https://www.ukrinform.ua/tag-ukraina" text:style-name="Internet_20_link" text:visited-style-name="Visited_20_Internet_20_Link">
 </text:a>
 та підтвердили непорушну підтримкусуверенітету й територіальної цілісності України”, - заявили в офісі Трюдо.</text:p>
      <text:p text:style-name="P4">
Зазначається, що співрозмовники обговорили необхідність подальшої координаціїзусиль із відбудови України, а також висловили занепокоєння наслідками дійросії для Глобального Півдня й погодилися й надалі разом із союзниками по G7просувати ініціативи з допомоги тим, хто постраждав найбільше.</text:p>
      <text:p text:style-name="P4">
<text:span text:style-name="T4">
Читайте також:</text:span>
 <text:a xlink:type="simple" xlink:href="https://www.ukrinform.ua/rubric-vidbudova/3705521-smigal-i-sunak-obgovorili-pidgotovku-do-konferencii-z-pitan-vidnovlenna-ukraini.html" text:style-name="Internet_20_link" text:visited-style-name="Visited_20_Internet_20_Link">
 <text:span text:style-name="T4">
Сунак</text:span>
 </text:a>
</text:p>
      <text:p text:style-name="P4">
Як повідомлялося, у червні в Лондоні пройде конференція із відбудови України.</text:p>
      <text:p text:style-name="P4">
Source: <text:a xlink:type="simple" xlink:href="https://www.ukrinform.ua/rubric-polytics/3706432-trudo-ta-sunak-obgovorili-pidtrimku-ukraini.html" text:style-name="Internet_20_link" text:visited-style-name="Visited_20_Internet_20_Link">
https://www.ukrinform.ua/rubric-polytics/3706432-trudo-ta-sunak-obgovorili-pidtrimku-ukraini.html</text:a>
</text:p>
      <!--NEWS-->
      <text:h text:style-name="P10" text:outline-level="1">
<text:span text:style-name="T4">
САП скерувала до суду справу щодо заволодіння понад ₴1,3 мільйона порту «Южний»</text:span>
</text:h>
      <text:p text:style-name="P4">
Authors: Ukrinform (Person)</text:p>
      <text:p text:style-name="P4">
Publisher: Укринформ (Organization)</text:p>
      <text:p text:style-name="P4">
Published Time: 2023-05-08T18:40:54+03:00</text:p>
      <text:p text:style-name="P4">
Modified Time: 2023-05-08T18:40:54+03:00</text:p>
      <text:p text:style-name="P4">
Description: Спеціалізована антикорупційна прокуратура скерувала до суду справу щодо заволодіння понад ₴1,3 мільйона порту «Южний». — Укрінформ.</text:p>
      <text:p text:style-name="P4">
Images: ["<text:a xlink:type="simple" xlink:href="https://static.ukrinform.com/photos/2020_01/thumb_files/630_360_1578233246-247.jpg" text:style-name="Internet_20_link" text:visited-style-name="Visited_20_Internet_20_Link">
630_360_15782...</text:a>
"]</text:p>
      <text:p text:style-name="P4">
Tags: ['САП', 'Суд', 'порт Южний', 'Оборудка']</text:p>
      <text:p text:style-name="P4">
Type: Article</text:p>
      <!--METADATA-->
      <text:p text:style-name="P4">
<draw:frame draw:style-name="fr1" draw:name="Image261" text:anchor-type="as-char" svg:width="6.9236in" svg:height="3.956343in" draw:z-index="0">
<draw:image xlink:href="../Images/yкринформ/2023-05-08T18-40-54-03-00/630_360_1578233246-247.jpg" xlink:type="simple" xlink:show="embed" xlink:actuate="onLoad" draw:mime-type="image/jpeg"/>
</draw:frame>
Спеціалізована антикорупційна прокуратура скерувала до суду справу щодозаволодіння понад ₴1,3 мільйона порту «Южний».</text:p>
      <text:p text:style-name="P4">
Як передає Укрінформ, про це САП повідомляє у <text:a xlink:type="simple" xlink:href="https://t.me/sap_gov_ua/1358" text:style-name="Internet_20_link" text:visited-style-name="Visited_20_Internet_20_Link">
</text:a>
 .</text:p>
      <text:p text:style-name="P4">
«Прокурор <text:a xlink:type="simple" xlink:href="https://www.ukrinform.ua/tag-sap" text:style-name="Internet_20_link" text:visited-style-name="Visited_20_Internet_20_Link">
 </text:a>
 скерував до суду справу щодозаволодіння понад ₴1,3 мільйона посадовцями порту «Южний», а саме виконувачемобов’язків директора; головним бухгалтером та заступником директора ДП «МТП«Южний» (посади вказані на момент вчинення злочину)», - йдеться уповідомленні.</text:p>
      <text:p text:style-name="P4">
У межах досудового слідства встановлено, що у квітні - серпні 2020 року в.о.директора держпідприємства, за попередньою змовою з головним бухгалтером тазаступником директора з правових та майнових питань та за їх пособництва,забезпечив зайве нарахування собі та подальшу виплату заробітної плати понадвстановлені законом обмеження.</text:p>
      <text:p text:style-name="P4">
<text:span text:style-name="T4">
Читайте також:</text:span>
 <text:a xlink:type="simple" xlink:href="https://www.ukrinform.ua/rubric-economy/3695751-nabu-zaavlae-pro-novi-dokazi-u-spravi-koboleva.html" text:style-name="Internet_20_link" text:visited-style-name="Visited_20_Internet_20_Link">
 </text:a>
</text:p>
      <text:p text:style-name="P4">
«Відповідно до вимог Закону № 553-IX, Постанови КМУ № 334, якими у квітні 2020року та на період до завершення місяця, в якому відміняється карантин,установлений Кабінетом Міністрів України (обмеження діяли до жовтня 2020року), обмежено місячний розмір заробітної плати керівників, членів виконавчихорганів, а також винагороди членів наглядових рад суб’єктів господарюваннядержавного сектору економіки сумою у 47 230 гривень. Попри це посадовець завказаний період незаконно забезпечив нарахування та подальшу виплату собіпонад ₴1,3 мільйона», - йдеться у повідомленні.</text:p>
      <text:p text:style-name="P4">
Дії в.о. директора кваліфіковані за ознаками злочину, передбаченого ч. 5 ст.191 Кримінального кодексу України, головного бухгалтера та заступникадиректора - за ч.5 ст. 27, ч. 5 ст. 191 КК України.</text:p>
      <text:p text:style-name="P4">
<text:span text:style-name="T4">
Читайте також:</text:span>
 <text:a xlink:type="simple" xlink:href="https://www.ukrinform.ua/rubric-economy/3704781-vaks-viznaciv-zastavi-dvom-ekszastupnikam-direktora-ukraeroruhu.html" text:style-name="Internet_20_link" text:visited-style-name="Visited_20_Internet_20_Link">
 <text:span text:style-name="T4">
ВАКС</text:span>
 </text:a>
</text:p>
      <text:p text:style-name="P4">
Як повідомляв Укрінформ, перед судом постануть колишні директор та заступникдиректора Житомирського бронетанкового заводу за розтрату майна державногорезерву на понад ₴4,5 мільйона.</text:p>
      <text:p text:style-name="P4">
Source: <text:a xlink:type="simple" xlink:href="https://www.ukrinform.ua/rubric-economy/3706434-sap-skeruvala-do-sudu-spravu-sodo-zavolodinna-ponad-13-miljona-portu-uznij.html" text:style-name="Internet_20_link" text:visited-style-name="Visited_20_Internet_20_Link">
https://www.ukrinform.ua/rubric-economy/3706434-sap-skeruvala-do-sudu-spravu-sodo-zavolodinna-ponad-13-miljona-portu-uznij.html</text:a>
</text:p>
      <!--NEWS-->
      <text:h text:style-name="P10" text:outline-level="1">
<text:span text:style-name="T4">
УПЛ: «Зоря» розгромила «Металіст 1925»</text:span>
</text:h>
      <text:p text:style-name="P4">
Authors: Ukrinform (Person)</text:p>
      <text:p text:style-name="P4">
Publisher: Укринформ (Organization)</text:p>
      <text:p text:style-name="P4">
Published Time: 2023-05-08T18:52:00+03:00</text:p>
      <text:p text:style-name="P4">
Modified Time: 2023-05-08T18:52:00+03:00</text:p>
      <text:p text:style-name="P4">
Description: «Зоря» зберігає за собою третє місце в УПЛ. — Укрінформ.</text:p>
      <text:p text:style-name="P4">
Images: ["<text:a xlink:type="simple" xlink:href="https://static.ukrinform.com/photos/2023_05/thumb_files/630_360_1683560876-455.jpg" text:style-name="Internet_20_link" text:visited-style-name="Visited_20_Internet_20_Link">
630_360_16835...</text:a>
"]</text:p>
      <text:p text:style-name="P4">
Tags: ['Футбол', 'Металіст-1925', 'Зоря']</text:p>
      <text:p text:style-name="P4">
Type: Article</text:p>
      <!--METADATA-->
      <text:p text:style-name="P4">
<draw:frame draw:style-name="fr1" draw:name="Image262" text:anchor-type="as-char" svg:width="6.9236in" svg:height="3.956343in" draw:z-index="0">
<draw:image xlink:href="../Images/yкринформ/2023-05-08T18-52-00-03-00/630_360_1683560876-455.jpg" xlink:type="simple" xlink:show="embed" xlink:actuate="onLoad" draw:mime-type="image/jpeg"/>
</draw:frame>
 «Зоря»зберігає за собою третє місце в УПЛ.</text:p>
      <text:p text:style-name="P4">
«Металіст 1925» поступився «Зорі» (0:3) у 25-му турі чемпіонату України зфутболу, передає Укрінформ.</text:p>
      <text:p text:style-name="P4">
Рахунок у матчі вже на сьомій хвилині відкрив Шахов. У другому таймі перемогусвоєї команди гарантували голи Русина та Герреро.</text:p>
      <text:p text:style-name="P4">
«Зоря» перемагає 3:0 та залишається на третьому місці в Українській Прем’єр-лізі, у них 55 очок. «Металіст 1925» йде дев’ятим, маючи в своєму активі 27пунктів.</text:p>
      <text:p text:style-name="P4">
<text:span text:style-name="T4">
Читайте також:</text:span>
 <text:a xlink:type="simple" xlink:href="https://www.ukrinform.ua/rubric-sports/3706386-upl-kolos-peremig-veres-a-ruh-zdolav-ingulec.html" text:style-name="Internet_20_link" text:visited-style-name="Visited_20_Internet_20_Link">
 <text:span text:style-name="T4">
Рух</text:span>
 </text:a>
</text:p>
      <text:p text:style-name="P4">
Як повідомляв Укрінформ, в іншому матчі ігрового дня «Рух» здобув свою першуперемогу у 8 матчах на чолі з Пономарьовим.</text:p>
      <text:p text:style-name="P4">
Фото: upl.ua</text:p>
      <text:p text:style-name="P4">
Source: <text:a xlink:type="simple" xlink:href="https://www.ukrinform.ua/rubric-sports/3706437-upl-zora-rozgromila-metalist-1925.html" text:style-name="Internet_20_link" text:visited-style-name="Visited_20_Internet_20_Link">
https://www.ukrinform.ua/rubric-sports/3706437-upl-zora-rozgromila-metalist-1925.html</text:a>
</text:p>
      <!--NEWS-->
      <text:h text:style-name="P10" text:outline-level="1">
<text:span text:style-name="T4">
НАТО привели свої підрозділи у підвищену готовність через літак рф над Чорним морем</text:span>
</text:h>
      <text:p text:style-name="P4">
Authors: Ukrinform (Person)</text:p>
      <text:p text:style-name="P4">
Publisher: Укринформ (Organization)</text:p>
      <text:p text:style-name="P4">
Published Time: 2023-05-08T18:54:00+03:00</text:p>
      <text:p text:style-name="P4">
Modified Time: 2023-05-08T18:54:00+03:00</text:p>
      <text:p text:style-name="P4">
Description: В НАТО прокоментували повітряний інцидент, що трапився над Чорним морем, коли літак польських прикордонників був перехоплений російським винищувачем, при цьому російський літак спровокував небезпечну ситуацію у повітрі. — Укрінформ.</text:p>
      <text:p text:style-name="P4">
Images: ["<text:a xlink:type="simple" xlink:href="https://static.ukrinform.com/photos/2017_07/thumb_files/630_360_1499690484-8299.jpeg" text:style-name="Internet_20_link" text:visited-style-name="Visited_20_Internet_20_Link">
630_360_14996...</text:a>
"]</text:p>
      <text:p text:style-name="P4">
Tags: ['НАТО', 'Польща', 'росія', 'Винищувач']</text:p>
      <text:p text:style-name="P4">
Type: Article</text:p>
      <!--METADATA-->
      <text:p text:style-name="P4">
<draw:frame draw:style-name="fr1" draw:name="Image263" text:anchor-type="as-char" svg:width="6.9236in" svg:height="3.956343in" draw:z-index="0">
<draw:image xlink:href="../Images/yкринформ/2023-05-08T18-54-00-03-00/630_360_1499690484-8299.jpeg" xlink:type="simple" xlink:show="embed" xlink:actuate="onLoad" draw:mime-type="image/jpeg"/>
</draw:frame>
 В НАТОпрокоментували повітряний інцидент, що трапився над Чорним морем, коли літакпольських прикордонників був перехоплений російським винищувачем, при цьомуросійський літак спровокував небезпечну ситуацію у повітрі.</text:p>
      <text:p text:style-name="P4">
Ці події Укрінформу прокоментував офіційний представник Альянсу.</text:p>
      <text:p text:style-name="P4">
«Підрозділ повітряного патрулювання <text:a xlink:type="simple" xlink:href="https://www.ukrinform.ua/tag-nato" text:style-name="Internet_20_link" text:visited-style-name="Visited_20_Internet_20_Link">
 </text:a>
 бувпереведений у підвищену готовність у відповідь на небезпечну поведінкуросійського військового літака поблизу польського літака Frontex (Агентство зохорони зовнішніх кордонів ЄС – ред.) над Чорним морем поблизу Румунії. НАТОзалишається пильним», - повідомило джерело.</text:p>
      <text:p text:style-name="P4">
Як повідомлялося, польський прикордонний літак L410 Turbolet під часздійснення польоту над Чорним морем неподалік повітряного простору Румунії бувперехоплений російським винищувачем Су-35. Після таких дій два бойові літакирумунських ВПС і два ВПС Іспанії, призначені для виконання завдань повітряноїполіції, були попереджені Об'єднаним центром повітряних операцій НАТО віспанській Торрехоні.</text:p>
      <text:p text:style-name="P4">
<text:span text:style-name="T4">
Читайте також:</text:span>
 <text:a xlink:type="simple" xlink:href="https://www.ukrinform.ua/rubric-world/3705955-u-polsi-nazvali-perehoplenna-litaka-nad-cornim-morem-splanovanou-provokacieu-rosii.html" text:style-name="Internet_20_link" text:visited-style-name="Visited_20_Internet_20_Link">
 </text:a>
</text:p>
      <text:p text:style-name="P4">
Польський екіпаж діяв професійно у нештатній ситуації, що була спричиненаманеврами російського літака, та зміг безпечно приземлитися. Ніхто з екіпажупольського літака в цьому інциденті не постраждав.</text:p>
      <text:p text:style-name="P4">
Розслідування інциденту триває.</text:p>
      <text:p text:style-name="P4">
Source: <text:a xlink:type="simple" xlink:href="https://www.ukrinform.ua/rubric-world/3706442-u-nato-prokomentuvali-incident-z-perehoplennam-polskogo-litaka-vinisuvacem-rf.html" text:style-name="Internet_20_link" text:visited-style-name="Visited_20_Internet_20_Link">
https://www.ukrinform.ua/rubric-world/3706442-u-nato-prokomentuvali-incident-z-perehoplennam-polskogo-litaka-vinisuvacem-rf.html</text:a>
</text:p>
      <!--NEWS-->
      <text:h text:style-name="P10" text:outline-level="1">
<text:span text:style-name="T4">
Ястремська стартувала з перемоги на турнірі серії WTA 1000 у Римі</text:span>
</text:h>
      <text:p text:style-name="P4">
Authors: Ukrinform (Person)</text:p>
      <text:p text:style-name="P4">
Publisher: Укринформ (Organization)</text:p>
      <text:p text:style-name="P4">
Published Time: 2023-05-08T18:55:03+03:00</text:p>
      <text:p text:style-name="P4">
Modified Time: 2023-05-08T18:55:03+03:00</text:p>
      <text:p text:style-name="P4">
Description: Українка перемогла Леолію Жанжан із Франції. — Укрінформ.</text:p>
      <text:p text:style-name="P4">
Images: ["<text:a xlink:type="simple" xlink:href="https://static.ukrinform.com/photos/2023_05/thumb_files/630_360_1683561245-138.jpg" text:style-name="Internet_20_link" text:visited-style-name="Visited_20_Internet_20_Link">
630_360_16835...</text:a>
"]</text:p>
      <text:p text:style-name="P4">
Tags: ['Теніс', 'Даяна Ястремська']</text:p>
      <text:p text:style-name="P4">
Type: Article</text:p>
      <!--METADATA-->
      <text:p text:style-name="P4">
<draw:frame draw:style-name="fr1" draw:name="Image264" text:anchor-type="as-char" svg:width="6.9236in" svg:height="3.956343in" draw:z-index="0">
<draw:image xlink:href="../Images/yкринформ/2023-05-08T18-55-03-03-00/630_360_1683561245-138.jpg" xlink:type="simple" xlink:show="embed" xlink:actuate="onLoad" draw:mime-type="image/jpeg"/>
</draw:frame>
 Українкаперемогла Леолію Жанжан із Франції.</text:p>
      <text:p text:style-name="P4">
Українська тенісистка Даяна Ястремська (WTA 158) вийшла у фінал відбору доґрунтового турніру серії WTA 1000 у Римі (Італія), передає Укрінформ.</text:p>
      <text:p text:style-name="P4">
У першому раунді кваліфікації українка зустрілася із Леолією Жанжан (Франція,WTA 125). Даяна виграла перший сет за 49 хвилин (7:5), після чого Жанжанзнялася з матчу.</text:p>
      <text:p text:style-name="P4">
У першій партії Ястремська програла 2 свої подачі і врятувала 3 прихованісетболи у 9-му геймі.</text:p>
      <text:p text:style-name="P4">
У фіналі відбору Даяна зіграє проти Ребеки Масарової (№67 WTA) або ОлівіїГадеки (№149 WTA).</text:p>
      <text:p text:style-name="P4">
<text:span text:style-name="T4">
Читайте також:</text:span>
 <text:a xlink:type="simple" xlink:href="https://www.ukrinform.ua/rubric-sports/3706153-ukrainki-otrimali-supernic-v-osnovnij-sitci-turniru-wta-1000-v-rimi.html" text:style-name="Internet_20_link" text:visited-style-name="Visited_20_Internet_20_Link">
 </text:a>
</text:p>
      <text:p text:style-name="P4">
Як повідомляв Укрінформ, в основній сітці цих змагань виступлять українкиМарта Костюк, Ангеліна Калініна, Леся Цуренко та Еліна Світоліна</text:p>
      <text:p text:style-name="P4">
Фото: btu.org.ua</text:p>
      <text:p text:style-name="P4">
Source: <text:a xlink:type="simple" xlink:href="https://www.ukrinform.ua/rubric-sports/3706438-astremska-startuvala-z-peremogi-na-turniri-serii-wta-1000-u-rimi.html" text:style-name="Internet_20_link" text:visited-style-name="Visited_20_Internet_20_Link">
https://www.ukrinform.ua/rubric-sports/3706438-astremska-startuvala-z-peremogi-na-turniri-serii-wta-1000-u-rimi.html</text:a>
</text:p>
      <!--NEWS-->
      <text:h text:style-name="P10" text:outline-level="1">
<text:span text:style-name="T4">
У Львові незрячі солісти з усієї України дадуть благодійний концерт на підтримку ЗСУ</text:span>
</text:h>
      <text:p text:style-name="P4">
Authors: Ukrinform (Person)</text:p>
      <text:p text:style-name="P4">
Publisher: Укринформ (Organization)</text:p>
      <text:p text:style-name="P4">
Published Time: 2023-05-08T18:56:00+03:00</text:p>
      <text:p text:style-name="P4">
Modified Time: 2023-05-08T18:56:00+03:00</text:p>
      <text:p text:style-name="P4">
Description: У Львові у вівторок, 9 травня, відбудеться благодійний інклюзивний концерт «Відчинилося життя» за участю незрячих солістів з усієї України. Усі виручені кошти скерують на підтримку Збройних сил. — Укрінформ.</text:p>
      <text:p text:style-name="P4">
Images: ["<text:a xlink:type="simple" xlink:href="https://static.ukrinform.com/photos/2022_12/thumb_files/630_360_1670787444-494.jpg" text:style-name="Internet_20_link" text:visited-style-name="Visited_20_Internet_20_Link">
630_360_16707...</text:a>
"]</text:p>
      <text:p text:style-name="P4">
Tags: ['Львів', 'ЗСУ', 'Благодійність', 'співак']</text:p>
      <text:p text:style-name="P4">
Type: Article</text:p>
      <!--METADATA-->
      <text:p text:style-name="P4">
<draw:frame draw:style-name="fr1" draw:name="Image265" text:anchor-type="as-char" svg:width="6.9236in" svg:height="3.956343in" draw:z-index="0">
<draw:image xlink:href="../Images/yкринформ/2023-05-08T18-56-00-03-00/630_360_1670787444-494.jpg" xlink:type="simple" xlink:show="embed" xlink:actuate="onLoad" draw:mime-type="image/jpeg"/>
</draw:frame>
 У Львові увівторок, 9 травня, відбудеться благодійний інклюзивний концерт «Відчинилосяжиття» за участю незрячих солістів з усієї України. Усі виручені коштискерують на підтримку Збройних сил.</text:p>
      <text:p text:style-name="P4">
Про це повідомляє <text:a xlink:type="simple" xlink:href="https://city-adm.lviv.ua/news/society/social-sphere/296400-vzhe-zavtra-u-lvovi-vidbudetsia-blahodiinyi-inkliuzyvnyi-kontsert-vidchynylosia-zhyttia" text:style-name="Internet_20_link" text:visited-style-name="Visited_20_Internet_20_Link">
 </text:a>
 , передає Укрінформ.</text:p>
      <text:p text:style-name="P4">
«Вперше у такому масштабі в Україні відбудеться <text:a xlink:type="simple" xlink:href="https://www.ukrinform.ua/tag-blagodijnist" text:style-name="Internet_20_link" text:visited-style-name="Visited_20_Internet_20_Link">
</text:a>
 інклюзивна мистецька акція, уякій діти і люди з інвалідністю по зору, спільно із зірками та оркестром,збиратимуть кошти для підтримки одного із підрозділів Сил спеціальних операційЗСУ», – зазначила засновниця проєкту «Відчинилося життя» Оксана Потимко.</text:p>
      <text:p text:style-name="P4">
У концертній програмі виступатимуть 18 учасників, з яких шестеро – діти вікомвід 9 до 14 років. Вони репрезентують різні регіони України: Львів, Рівне,Полтаву, Кривий Ріг, Миколаївщину, Вінницю, Хмельницький, Київ.</text:p>
      <text:p text:style-name="P4">
Усі зібрані кошти учасники та організатори передадуть визначеному підрозділу,щоб придбати для військових потрібне техобладнання. Усю забраклу суму (йдетьсяпро сотні тисяч гривень) докладе ГО «Ротарі клуб Львів – Леополіс».</text:p>
      <text:p text:style-name="P4">
Як повідомили організатори, участь у концерті також візьмуть Соломія Чубай,артисти гурту «Піккардійська терція» Андрій Капраль і Ярослав Нудик, скрипаль-віртуоз Олександр Божик, співачка і композиторка Леся Горова, переможниця ТВ-конкурсу «Україна має талант» Олена Ковтун, дует «Курінь».</text:p>
      <text:p text:style-name="P4">
<text:span text:style-name="T4">
Читайте також:</text:span>
 <text:a xlink:type="simple" xlink:href="https://www.ukrinform.ua/rubric-regions/3706425-skolari-na-armarkah-u-lvovi-zibrali-ponad-12-miljona-na-droni-dla-zsu.html" text:style-name="Internet_20_link" text:visited-style-name="Visited_20_Internet_20_Link">
 <text:span text:style-name="T4">
ярмарках</text:span>
 </text:a>
</text:p>
      <text:p text:style-name="P4">
Як зазначається, заснований у Львові інклюзивний концерт «Відчинилося життя»не має аналогів у інших країнах Європи і в Україні.</text:p>
      <text:p text:style-name="P4">
Ініціатори зазначили, що виступ оркестру з незрячими солістами є вкрайскладним через фізичну неспроможність виконавців бачити диригентську паличкуі, відповідно, вказівки диригента.</text:p>
      <text:p text:style-name="P4">
Оркестр Національного театру імені Марії Заньковецької перший (і поки єдиний)погодився на сміливий та іноваційний експеримент під назвою «Відчинилосяжиття» і вже 15 років поспіль співпрацює з обдарованими незрячими виконавцямиз України і різних країн Європи (Литва, Польща, Грузія, Швеція).</text:p>
      <text:p text:style-name="P4">
Source: <text:a xlink:type="simple" xlink:href="https://www.ukrinform.ua/rubric-culture/3706439-u-lvovi-nezraci-solisti-z-usiei-ukraini-dadut-blagodijnij-koncert-na-pidtrimku-zsu.html" text:style-name="Internet_20_link" text:visited-style-name="Visited_20_Internet_20_Link">
https://www.ukrinform.ua/rubric-culture/3706439-u-lvovi-nezraci-solisti-z-usiei-ukraini-dadut-blagodijnij-koncert-na-pidtrimku-zsu.html</text:a>
</text:p>
      <!--NEWS-->
      <text:h text:style-name="P10" text:outline-level="1">
<text:span text:style-name="T4">
Волонтери з Нідерландів відправили в Україну вісім спецмашин медичної допомоги</text:span>
</text:h>
      <text:p text:style-name="P4">
Authors: Ukrinform (Person)</text:p>
      <text:p text:style-name="P4">
Publisher: Укринформ (Organization)</text:p>
      <text:p text:style-name="P4">
Published Time: 2023-05-08T19:00:06+03:00</text:p>
      <text:p text:style-name="P4">
Modified Time: 2023-05-08T19:00:06+03:00</text:p>
      <text:p text:style-name="P4">
Description: У Нідерландах волонтери фонду Zeilen van Vrijheid – благодійної організації, яка підтримує відважних медиків, служби швидкої допомоги та персонал лікарень в Україні, відправили чергову допомогу – вісім спецмашин медичної допомоги. — Укрінформ.</text:p>
      <text:p text:style-name="P4">
Images: ["<text:a xlink:type="simple" xlink:href="https://static.ukrinform.com/photos/2023_05/thumb_files/630_360_1683559590-130.jpg" text:style-name="Internet_20_link" text:visited-style-name="Visited_20_Internet_20_Link">
630_360_16835...</text:a>
", "<text:a xlink:type="simple" xlink:href="https://static.ukrinform.com/photos/2023_05/thumb_files/630_360_1683559205-1776.jpeg" text:style-name="Internet_20_link" text:visited-style-name="Visited_20_Internet_20_Link">
630_360_16835...</text:a>
", "<text:a xlink:type="simple" xlink:href="https://static.ukrinform.com/photos/2023_05/thumb_files/630_360_1683559208-2984.jpeg" text:style-name="Internet_20_link" text:visited-style-name="Visited_20_Internet_20_Link">
630_360_16835...</text:a>
", "<text:a xlink:type="simple" xlink:href="https://static.ukrinform.com/photos/2023_05/thumb_files/630_360_1683559208-5120.jpeg" text:style-name="Internet_20_link" text:visited-style-name="Visited_20_Internet_20_Link">
630_360_16835...</text:a>
", "<text:a xlink:type="simple" xlink:href="https://static.ukrinform.com/photos/2023_05/thumb_files/630_360_1683559209-7804.jpeg" text:style-name="Internet_20_link" text:visited-style-name="Visited_20_Internet_20_Link">
630_360_16835...</text:a>
", "<text:a xlink:type="simple" xlink:href="https://static.ukrinform.com/photos/2023_05/thumb_files/630_360_1683559209-1533.jpeg" text:style-name="Internet_20_link" text:visited-style-name="Visited_20_Internet_20_Link">
630_360_16835...</text:a>
", "<text:a xlink:type="simple" xlink:href="https://static.ukrinform.com/photos/2023_05/thumb_files/630_360_1683559209-6105.jpeg" text:style-name="Internet_20_link" text:visited-style-name="Visited_20_Internet_20_Link">
630_360_16835...</text:a>
", "<text:a xlink:type="simple" xlink:href="https://static.ukrinform.com/photos/2023_05/thumb_files/630_360_1683559210-1115.jpeg" text:style-name="Internet_20_link" text:visited-style-name="Visited_20_Internet_20_Link">
630_360_16835...</text:a>
", "<text:a xlink:type="simple" xlink:href="https://static.ukrinform.com/photos/2023_05/thumb_files/630_360_1683559210-4044.jpeg" text:style-name="Internet_20_link" text:visited-style-name="Visited_20_Internet_20_Link">
630_360_16835...</text:a>
", "<text:a xlink:type="simple" xlink:href="https://static.ukrinform.com/photos/2023_05/thumb_files/630_360_1683559210-6362.jpeg" text:style-name="Internet_20_link" text:visited-style-name="Visited_20_Internet_20_Link">
630_360_16835...</text:a>
", "<text:a xlink:type="simple" xlink:href="https://static.ukrinform.com/photos/2023_05/thumb_files/630_360_1683559211-1189.jpeg" text:style-name="Internet_20_link" text:visited-style-name="Visited_20_Internet_20_Link">
630_360_16835...</text:a>
", "<text:a xlink:type="simple" xlink:href="https://static.ukrinform.com/photos/2023_05/thumb_files/630_360_1683559210-1843.jpeg" text:style-name="Internet_20_link" text:visited-style-name="Visited_20_Internet_20_Link">
630_360_16835...</text:a>
", "<text:a xlink:type="simple" xlink:href="https://static.ukrinform.com/photos/2023_05/thumb_files/630_360_1683559211-9128.jpeg" text:style-name="Internet_20_link" text:visited-style-name="Visited_20_Internet_20_Link">
630_360_16835...</text:a>
", "<text:a xlink:type="simple" xlink:href="https://static.ukrinform.com/photos/2023_05/thumb_files/630_360_1683559211-1110.jpeg" text:style-name="Internet_20_link" text:visited-style-name="Visited_20_Internet_20_Link">
630_360_16835...</text:a>
", "<text:a xlink:type="simple" xlink:href="https://static.ukrinform.com/photos/2023_05/thumb_files/630_360_1683559293-4442.jpeg" text:style-name="Internet_20_link" text:visited-style-name="Visited_20_Internet_20_Link">
630_360_16835...</text:a>
"]</text:p>
      <text:p text:style-name="P4">
Tags: ['Медицина', 'Нідерланди', 'Україна', 'Благодійність']</text:p>
      <text:p text:style-name="P4">
Type: Article</text:p>
      <!--METADATA-->
      <text:p text:style-name="P4">
<draw:frame draw:style-name="fr1" draw:name="Image266" text:anchor-type="as-char" svg:width="6.9236in" svg:height="3.956343in" draw:z-index="0">
<draw:image xlink:href="../Images/yкринформ/2023-05-08T19-00-06-03-00/630_360_1683559590-130.jpg" xlink:type="simple" xlink:show="embed" xlink:actuate="onLoad" draw:mime-type="image/jpeg"/>
</draw:frame>
 УНідерландах волонтери фонду Zeilen van Vrijheid – благодійної організації, якапідтримує відважних медиків, служби швидкої допомоги та персонал лікарень вУкраїні, відправили чергову допомогу – вісім спецмашин медичної допомоги.</text:p>
      <text:p text:style-name="P4">
Як повідомляє кореспондент Укрінформу в Гаазі, зокрема серед відправленогомедичного транспорту - неонатологічна машина для інституту педіатрії, а такожмотоцикл для надання швидкої медичної допомоги.</text:p>
      <text:p text:style-name="P4">
“Це вже наша шоста неонатологічна машина, раніше відправляли в Одесу, Полтаву,Миколаїв, Черкаси, <text:a xlink:type="simple" xlink:href="https://www.ukrinform.ua/tag-harkiv" text:style-name="Internet_20_link" text:visited-style-name="Visited_20_Internet_20_Link">
 </text:a>
 . Загалом буловідправлено вісім швидких разом із мотоциклом”, - сказав у коментаріУкрінформу Змітер Железниченко, голова відділу комунікацій фонду Zeilen vanVrijheid.</text:p>
      <text:p text:style-name="P4">
З Амстердама в Україну 6 травня 2023 року фондвідправив свій 30-й гуманітарнийконвой із вісьмома автомобілями швидкої допомоги, повністю завантаженимимедичними препаратами та гуманітарною допомогою.</text:p>
      <text:p text:style-name="P4">
<text:span text:style-name="T4">
Читайте також:</text:span>
 <text:a xlink:type="simple" xlink:href="https://www.ukrinform.ua/rubric-uarazom/3705787-u-vidni-vidbuvsa-blagodijnij-vulicnij-festival-na-pidtrimku-ukraini.html" text:style-name="Internet_20_link" text:visited-style-name="Visited_20_Internet_20_Link">
 </text:a>
</text:p>
      <text:p text:style-name="P4">
Фонд Zeilen van Vrijheid був заснований на початку березня 2022 року. Вінзаймається закупівлею та доставкою автомобілів швидкої допомоги та медичнихтоварів до цивільних установ охорони здоров’я та військових частин України.</text:p>
      <text:p text:style-name="P4">
Загалом фонд доправив в Україну 150 машин швидкої допомоги з початкуповномасштабного вторгнення росії в Україну.</text:p>
      <text:p text:style-name="P4">
<draw:frame draw:style-name="fr1" draw:name="Image267" text:anchor-type="as-char" svg:width="6.9236in" svg:height="3.956343in" draw:z-index="0">
<draw:image xlink:href="../Images/yкринформ/2023-05-08T19-00-06-03-00/630_360_1683559205-1776.jpeg" xlink:type="simple" xlink:show="embed" xlink:actuate="onLoad" draw:mime-type="image/jpeg"/>
</draw:frame>
 УНідерландах волонтери відправили в Україну 8 спецмашин медичної допомоги /Фото: Маріна Хаустова | Zeilen van Vrijheid  <text:a xlink:type="simple" xlink:href="https://static.ukrinform.com/photos/2023_05/1683559205-1776.jpeg" text:style-name="Internet_20_link" text:visited-style-name="Visited_20_Internet_20_Link">
<draw:frame draw:style-name="fr1" draw:name="Image268" text:anchor-type="as-char" svg:width="6.9236in" svg:height="3.956343in" draw:z-index="0">
<draw:image xlink:href="../Images/yкринформ/2023-05-08T19-00-06-03-00/630_360_1683559205-1776.jpeg" xlink:type="simple" xlink:show="embed" xlink:actuate="onLoad" draw:mime-type="image/jpeg"/>
</draw:frame>
</text:a>
 <text:a xlink:type="simple" xlink:href="https://static.ukrinform.com/photos/2023_05/1683559208-2984.jpeg" text:style-name="Internet_20_link" text:visited-style-name="Visited_20_Internet_20_Link">
<draw:frame draw:style-name="fr1" draw:name="Image269" text:anchor-type="as-char" svg:width="6.9236in" svg:height="3.956343in" draw:z-index="0">
<draw:image xlink:href="../Images/yкринформ/2023-05-08T19-00-06-03-00/630_360_1683559208-2984.jpeg" xlink:type="simple" xlink:show="embed" xlink:actuate="onLoad" draw:mime-type="image/jpeg"/>
</draw:frame>
</text:a>
 <text:a xlink:type="simple" xlink:href="https://static.ukrinform.com/photos/2023_05/1683559208-5120.jpeg" text:style-name="Internet_20_link" text:visited-style-name="Visited_20_Internet_20_Link">
<draw:frame draw:style-name="fr1" draw:name="Image270" text:anchor-type="as-char" svg:width="6.9236in" svg:height="3.956343in" draw:z-index="0">
<draw:image xlink:href="../Images/yкринформ/2023-05-08T19-00-06-03-00/630_360_1683559208-5120.jpeg" xlink:type="simple" xlink:show="embed" xlink:actuate="onLoad" draw:mime-type="image/jpeg"/>
</draw:frame>
</text:a>
 <text:a xlink:type="simple" xlink:href="https://static.ukrinform.com/photos/2023_05/1683559209-7804.jpeg" text:style-name="Internet_20_link" text:visited-style-name="Visited_20_Internet_20_Link">
<draw:frame draw:style-name="fr1" draw:name="Image271" text:anchor-type="as-char" svg:width="6.9236in" svg:height="3.956343in" draw:z-index="0">
<draw:image xlink:href="../Images/yкринформ/2023-05-08T19-00-06-03-00/630_360_1683559209-7804.jpeg" xlink:type="simple" xlink:show="embed" xlink:actuate="onLoad" draw:mime-type="image/jpeg"/>
</draw:frame>
</text:a>
 <text:a xlink:type="simple" xlink:href="https://static.ukrinform.com/photos/2023_05/1683559209-1533.jpeg" text:style-name="Internet_20_link" text:visited-style-name="Visited_20_Internet_20_Link">
<draw:frame draw:style-name="fr1" draw:name="Image272" text:anchor-type="as-char" svg:width="6.9236in" svg:height="3.956343in" draw:z-index="0">
<draw:image xlink:href="../Images/yкринформ/2023-05-08T19-00-06-03-00/630_360_1683559209-1533.jpeg" xlink:type="simple" xlink:show="embed" xlink:actuate="onLoad" draw:mime-type="image/jpeg"/>
</draw:frame>
</text:a>
 <text:a xlink:type="simple" xlink:href="https://static.ukrinform.com/photos/2023_05/1683559209-6105.jpeg" text:style-name="Internet_20_link" text:visited-style-name="Visited_20_Internet_20_Link">
<draw:frame draw:style-name="fr1" draw:name="Image273" text:anchor-type="as-char" svg:width="6.9236in" svg:height="3.956343in" draw:z-index="0">
<draw:image xlink:href="../Images/yкринформ/2023-05-08T19-00-06-03-00/630_360_1683559209-6105.jpeg" xlink:type="simple" xlink:show="embed" xlink:actuate="onLoad" draw:mime-type="image/jpeg"/>
</draw:frame>
</text:a>
 <text:a xlink:type="simple" xlink:href="https://static.ukrinform.com/photos/2023_05/1683559210-1115.jpeg" text:style-name="Internet_20_link" text:visited-style-name="Visited_20_Internet_20_Link">
<draw:frame draw:style-name="fr1" draw:name="Image274" text:anchor-type="as-char" svg:width="6.9236in" svg:height="3.956343in" draw:z-index="0">
<draw:image xlink:href="../Images/yкринформ/2023-05-08T19-00-06-03-00/630_360_1683559210-1115.jpeg" xlink:type="simple" xlink:show="embed" xlink:actuate="onLoad" draw:mime-type="image/jpeg"/>
</draw:frame>
</text:a>
 <text:a xlink:type="simple" xlink:href="https://static.ukrinform.com/photos/2023_05/1683559210-4044.jpeg" text:style-name="Internet_20_link" text:visited-style-name="Visited_20_Internet_20_Link">
<draw:frame draw:style-name="fr1" draw:name="Image275" text:anchor-type="as-char" svg:width="6.9236in" svg:height="3.956343in" draw:z-index="0">
<draw:image xlink:href="../Images/yкринформ/2023-05-08T19-00-06-03-00/630_360_1683559210-4044.jpeg" xlink:type="simple" xlink:show="embed" xlink:actuate="onLoad" draw:mime-type="image/jpeg"/>
</draw:frame>
</text:a>
 <text:a xlink:type="simple" xlink:href="https://static.ukrinform.com/photos/2023_05/1683559210-6362.jpeg" text:style-name="Internet_20_link" text:visited-style-name="Visited_20_Internet_20_Link">
<draw:frame draw:style-name="fr1" draw:name="Image276" text:anchor-type="as-char" svg:width="6.9236in" svg:height="3.956343in" draw:z-index="0">
<draw:image xlink:href="../Images/yкринформ/2023-05-08T19-00-06-03-00/630_360_1683559210-6362.jpeg" xlink:type="simple" xlink:show="embed" xlink:actuate="onLoad" draw:mime-type="image/jpeg"/>
</draw:frame>
</text:a>
 <text:a xlink:type="simple" xlink:href="https://static.ukrinform.com/photos/2023_05/1683559211-1189.jpeg" text:style-name="Internet_20_link" text:visited-style-name="Visited_20_Internet_20_Link">
<draw:frame draw:style-name="fr1" draw:name="Image277" text:anchor-type="as-char" svg:width="6.9236in" svg:height="3.956343in" draw:z-index="0">
<draw:image xlink:href="../Images/yкринформ/2023-05-08T19-00-06-03-00/630_360_1683559211-1189.jpeg" xlink:type="simple" xlink:show="embed" xlink:actuate="onLoad" draw:mime-type="image/jpeg"/>
</draw:frame>
</text:a>
 <text:a xlink:type="simple" xlink:href="https://static.ukrinform.com/photos/2023_05/1683559210-1843.jpeg" text:style-name="Internet_20_link" text:visited-style-name="Visited_20_Internet_20_Link">
<draw:frame draw:style-name="fr1" draw:name="Image278" text:anchor-type="as-char" svg:width="6.9236in" svg:height="3.956343in" draw:z-index="0">
<draw:image xlink:href="../Images/yкринформ/2023-05-08T19-00-06-03-00/630_360_1683559210-1843.jpeg" xlink:type="simple" xlink:show="embed" xlink:actuate="onLoad" draw:mime-type="image/jpeg"/>
</draw:frame>
</text:a>
 <text:a xlink:type="simple" xlink:href="https://static.ukrinform.com/photos/2023_05/1683559211-9128.jpeg" text:style-name="Internet_20_link" text:visited-style-name="Visited_20_Internet_20_Link">
<draw:frame draw:style-name="fr1" draw:name="Image279" text:anchor-type="as-char" svg:width="6.9236in" svg:height="3.956343in" draw:z-index="0">
<draw:image xlink:href="../Images/yкринформ/2023-05-08T19-00-06-03-00/630_360_1683559211-9128.jpeg" xlink:type="simple" xlink:show="embed" xlink:actuate="onLoad" draw:mime-type="image/jpeg"/>
</draw:frame>
</text:a>
 <text:a xlink:type="simple" xlink:href="https://static.ukrinform.com/photos/2023_05/1683559211-1110.jpeg" text:style-name="Internet_20_link" text:visited-style-name="Visited_20_Internet_20_Link">
<draw:frame draw:style-name="fr1" draw:name="Image280" text:anchor-type="as-char" svg:width="6.9236in" svg:height="3.956343in" draw:z-index="0">
<draw:image xlink:href="../Images/yкринформ/2023-05-08T19-00-06-03-00/630_360_1683559211-1110.jpeg" xlink:type="simple" xlink:show="embed" xlink:actuate="onLoad" draw:mime-type="image/jpeg"/>
</draw:frame>
</text:a>
 <text:a xlink:type="simple" xlink:href="https://static.ukrinform.com/photos/2023_05/1683559293-4442.jpeg" text:style-name="Internet_20_link" text:visited-style-name="Visited_20_Internet_20_Link">
<draw:frame draw:style-name="fr1" draw:name="Image281" text:anchor-type="as-char" svg:width="6.9236in" svg:height="3.956343in" draw:z-index="0">
<draw:image xlink:href="../Images/yкринформ/2023-05-08T19-00-06-03-00/630_360_1683559293-4442.jpeg" xlink:type="simple" xlink:show="embed" xlink:actuate="onLoad" draw:mime-type="image/jpeg"/>
</draw:frame>
</text:a>
</text:p>
      <text:p text:style-name="P4">
Варто зазначити, що на зібрані гроші нідерландським студентом Флоренсом вант-Гофф було закуплено одну із цих 150 машин для евакуації поранених військових.</text:p>
      <text:p text:style-name="P4">
Як повідомляв Укрінформ, студент із Нідерландів на підтримку України в річницюповномасштабного вторгнення рф 24 лютого 2023 року проїхав на велосипеді 365кілометрів, які символізують рік війни росії в Україні. Нідерландець зібравмайже 8 300 євро.</text:p>
      <text:p text:style-name="P4">
Source: <text:a xlink:type="simple" xlink:href="https://www.ukrinform.ua/rubric-society/3706440-volonteri-z-niderlandiv-vidpravili-v-ukrainu-visim-specmasin-medicnoi-dopomogi.html" text:style-name="Internet_20_link" text:visited-style-name="Visited_20_Internet_20_Link">
https://www.ukrinform.ua/rubric-society/3706440-volonteri-z-niderlandiv-vidpravili-v-ukrainu-visim-specmasin-medicnoi-dopomogi.html</text:a>
</text:p>
      <!--NEWS-->
      <text:h text:style-name="P10" text:outline-level="1">
<text:span text:style-name="T4">
На Закарпатті єЧерга вже працює на трьох пунктах пропуску на кордоні</text:span>
</text:h>
      <text:p text:style-name="P4">
Authors: Ukrinform (Person)</text:p>
      <text:p text:style-name="P4">
Publisher: Укринформ (Organization)</text:p>
      <text:p text:style-name="P4">
Published Time: 2023-05-08T19:01:05+03:00</text:p>
      <text:p text:style-name="P4">
Modified Time: 2023-05-08T19:01:05+03:00</text:p>
      <text:p text:style-name="P4">
Description: На Закарпатті єЧерга запрацювала на трьох пунктах пропуску на кордоні. — Укрінформ.</text:p>
      <text:p text:style-name="P4">
Images: ["<text:a xlink:type="simple" xlink:href="https://static.ukrinform.com/photos/2018_04/thumb_files/630_360_1524993655-3810.jpg" text:style-name="Internet_20_link" text:visited-style-name="Visited_20_Internet_20_Link">
630_360_15249...</text:a>
"]</text:p>
      <text:p text:style-name="P4">
Tags: ['Кордон', 'Мобільний додаток', 'єЧерга ']</text:p>
      <text:p text:style-name="P4">
Type: Article</text:p>
      <!--METADATA-->
      <text:p text:style-name="P4">
<draw:frame draw:style-name="fr1" draw:name="Image282" text:anchor-type="as-char" svg:width="6.9236in" svg:height="3.956343in" draw:z-index="0">
<draw:image xlink:href="../Images/yкринформ/2023-05-08T19-01-05-03-00/630_360_1524993655-3810.jpg" xlink:type="simple" xlink:show="embed" xlink:actuate="onLoad" draw:mime-type="image/jpeg"/>
</draw:frame>
 НаЗакарпатті єЧерга запрацювала на трьох пунктах пропуску на кордоні.</text:p>
      <text:p text:style-name="P4">
Про це у <text:a xlink:type="simple" xlink:href="http://www.facebook.com/MyroslavBiletskyi.official/posts/pfbid021p7ANLZ4ndCoCjoHHq7hosw2NSxLM7oncHYtYd7d16LFjoRC6PGfZWmntAcjXXw1l" text:style-name="Internet_20_link" text:visited-style-name="Visited_20_Internet_20_Link">
</text:a>
повідомив перший заступник голови Закарпатської ОВА Мирослав Білецький,передає Укрінформ.</text:p>
      <text:p text:style-name="P4">
«Відсьогодні водії вантажівок можуть реєструватися в електронну чергу дляперетину кордону. Водії можуть обрати найбільш зручний пункт пропуску із 16КПП із країнами Європи. На Закарпатті таких локацій три: МАПП «Ужгород –Вишнє-Нємецьке», МАПП «Тиса (Чоп) – Захонь», МАПП «Дяково – Халмеу», - йдетьсяв повідомленні.</text:p>
      <text:p text:style-name="P4">
<text:span text:style-name="T4">
Читайте також:</text:span>
 <text:a xlink:type="simple" xlink:href="https://www.ukrinform.ua/rubric-economy/3703833-mitnij-bezviz-za-sim-misaciv-oformili-majze-45-tisaci-tranzitnih-deklaracij.html" text:style-name="Internet_20_link" text:visited-style-name="Visited_20_Internet_20_Link">
 </text:a>
</text:p>
      <text:p text:style-name="P4">
Зазначається, що така послуга вже доступна на сайті echerha.gov.ua або вмобільному застосунку «єЧерга».</text:p>
      <text:p text:style-name="P4">
Електронна черга дасть змогу оптимізувати роботу водіїв вантажних автомобіліві самих пунктів перетину кордону.</text:p>
      <text:p text:style-name="P4">
За допомогою єЧерга водії можуть в реальному часі та заздалегідь обрати туточку для перетину кордону, яка підходить найбільше, та не витрачати кількадіб на очікування в чергах на кордоні.</text:p>
      <text:p text:style-name="P4">
<text:span text:style-name="T4">
Читайте також:</text:span>
 <text:a xlink:type="simple" xlink:href="https://www.ukrinform.ua/rubric-society/3706229-zagarbniki-atakuut-ukrainskij-onlajnservis-ecerga.html" text:style-name="Internet_20_link" text:visited-style-name="Visited_20_Internet_20_Link">
 <text:span text:style-name="T4">
єЧерга</text:span>
 </text:a>
</text:p>
      <text:p text:style-name="P4">
Як повідомлялось, у грудні 2022 року на пункті пропуску «Ягодин – Дорогуськ»запрацювала електронна черга перетину <text:a xlink:type="simple" xlink:href="https://www.ukrinform.ua/tag-kordon" text:style-name="Internet_20_link" text:visited-style-name="Visited_20_Internet_20_Link">
 </text:a>
. Вона була розроблена спеціально для українського ПП і враховує особливостіукраїнської нормативно-правової бази.</text:p>
      <text:p text:style-name="P4">
Source: <text:a xlink:type="simple" xlink:href="https://www.ukrinform.ua/rubric-economy/3706441-na-zakarpatti-ecerga-vze-pracue-na-troh-punktah-propusku-na-kordoni.html" text:style-name="Internet_20_link" text:visited-style-name="Visited_20_Internet_20_Link">
https://www.ukrinform.ua/rubric-economy/3706441-na-zakarpatti-ecerga-vze-pracue-na-troh-punktah-propusku-na-kordoni.html</text:a>
</text:p>
      <!--NEWS-->
      <text:h text:style-name="P10" text:outline-level="1">
<text:span text:style-name="T4">
Ворог наступає на чотирьох напрямках, за Бахмут і Мар'їнку ведуться важкі бої</text:span>
</text:h>
      <text:p text:style-name="P4">
Authors: Ukrinform (Person)</text:p>
      <text:p text:style-name="P4">
Publisher: Укринформ (Organization)</text:p>
      <text:p text:style-name="P4">
Published Time: 2023-05-08T19:13:00+03:00</text:p>
      <text:p text:style-name="P4">
Modified Time: 2023-05-08T19:13:00+03:00</text:p>
      <text:p text:style-name="P4">
Description: російські загарбники продовжують наступальні дії на Лиманському, Бахмутському, Авдіївському та Мар’їнському напрямках — тут ворог здійснив близько 30 атак. За Бахмут і Мар’їнку ведуться важкі бої. — Укрінформ.</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text:p>
      <text:p text:style-name="P4">
Type: Article</text:p>
      <!--METADATA-->
      <text:p text:style-name="P4">
<draw:frame draw:style-name="fr1" draw:name="Image283" text:anchor-type="as-char" svg:width="6.9236in" svg:height="3.956343in" draw:z-index="0">
<draw:image xlink:href="../Images/yкринформ/2023-05-08T19-13-00-03-00/630_360_1682620469-597.jpg" xlink:type="simple" xlink:show="embed" xlink:actuate="onLoad" draw:mime-type="image/jpeg"/>
</draw:frame>
 російськізагарбники продовжують наступальні дії на Лиманському, Бахмутському,Авдіївському та Мар’їнському напрямках — тут ворог здійснив близько 30 атак.За Бахмут і Мар’їнку ведуться важкі бої.</text:p>
      <text:p text:style-name="P4">
Про це йдеться в оперативній інформації щодо російського вторгнення,оприлюдненій на сторінці Генерального штабу Збройних сил України у <text:a xlink:type="simple" xlink:href="https://www.facebook.com/GeneralStaff.ua/posts/pfbid0aRdL1mTmajk7HV4qtxTrP5dR4SVE4bgPeYf7zne35UimnXwHGyAnozJNtnBsJFs7l" text:style-name="Internet_20_link" text:visited-style-name="Visited_20_Internet_20_Link">
</text:a>
, передає Укрінформ.</text:p>
      <text:p text:style-name="P4">
Протягом цієї доби противник завдав 11 ракетних, 59 авіаційних ударів таздійснив 76 обстрілів з реактивних систем залпового вогню. Постраждали мирнімешканці, зруйновано та пошкоджено приватні житлові будинки та іншу цивільнуінфраструктуру. Ймовірність завдання ракетних та авіаційних ударів по всійтериторії України залишається високою.</text:p>
      <text:p text:style-name="P4">
"На <text:span text:style-name="T4">
Бахмутському напрямку</text:span>
 ворог продовжує вести наступальні дії. Триваютьбої у місті Бахмут. Протягом доби противник вів безуспішні наступальні дії унапрямках Іванівського та Часового Яру. Завдав авіаударів по районахБогданівки, Бахмута та Предтечиного. Від ворожих обстрілів постраждалиВасюківка, Оріхово-Василівка, Новомаркове, Бахмут, Іванівське, Часів Яр,Ступочки, Предтечине, Олександро-Шультине, Диліївка, Дружба, Залізне та Нью-Йорк Донецької області", - йдеться у повідомленні.</text:p>
      <text:p text:style-name="P4">
<text:span text:style-name="T4">
Читайте також:</text:span>
 <text:a xlink:type="simple" xlink:href="https://www.ukrinform.ua/rubric-ato/3706398-sili-specoperacij-znisili-rosijskij-kulemetnij-rozrahunok-u-bahmuti.html" text:style-name="Internet_20_link" text:visited-style-name="Visited_20_Internet_20_Link">
 </text:a>
</text:p>
      <text:p text:style-name="P4">
На <text:span text:style-name="T4">
Лиманському напрямку,</text:span>
 за даними Генштабу, противник намагається знайтислабкі місця у нашій обороні: «Вів наступальні дії у напрямку Білогорівки,успіху не мав. Завдав авіаційних ударів по районах населених пунктів Невське іБілогорівка Луганської області та Верхньокам'янське і Спірне Донецькоїобласті. Артилерійських обстрілів зазнали Макіївка, Білогорівка Луганськоїобласті та Ямполівка і Спірне Донецької області».</text:p>
      <text:p text:style-name="P4">
На <text:span text:style-name="T4">
Авдіївському напрямку</text:span>
 противник вів наступальні дії в районах Авдіївкита Первомайського, успіху не мав. Обстріляв Новокалинове, Бердичі, Ласточкине,Авдіївку, Сєверне, Водяне, Первомайське та Нетайлове Донецької області.</text:p>
      <text:p text:style-name="P4">
На <text:span text:style-name="T4">
Мар’їнському</text:span>
 - продовжує атакувати позиції сил оборони. Тривають боїза Мар’їнку. Водночас, ворожих обстрілів зазнали також Георгіївка та ПобєдаДонецької області.</text:p>
      <text:p text:style-name="P4">
На <text:span text:style-name="T4">
Запорізькому</text:span>
 та <text:span text:style-name="T4">
Херсонському напрямках</text:span>
 противник продовжує вестиоборонні дії. В той самий час, протягом доби, здійснив обстріли понад 20населених пунктів, що поряд з лінією бойового зіткнення. Серед них – Времівка,Новосілка, Зелене Поле, Новопіль Донецької області; Ольгівське, Гуляйполе,Залізничне, Гуляйпільське, Білогір'я, Мала Токмачка та Кам’янське Запорізькоїобласті; Золота Балка, Качкарівка, Зміївка, Тягинка, Антонівка, Дніпровське,Кізомис, Станіслав Херсонської області та місто Херсон.</text:p>
      <text:p text:style-name="P4">
<text:span text:style-name="T4">
Читайте також:</text:span>
 <text:a xlink:type="simple" xlink:href="https://www.ukrinform.ua/rubric-ato/3706293-zsu-znisili-na-lugansini-dva-skladi-z-boepripasami-cotiri-tanki-i-bmp.html" text:style-name="Internet_20_link" text:visited-style-name="Visited_20_Internet_20_Link">
 </text:a>
</text:p>
      <text:p text:style-name="P4">
На <text:span text:style-name="T4">
Шахтарському напрямку</text:span>
 протягом доби ворог наступальних дій не проводив.Завдав авіаційного удару в районі населеного пункту Велика Новосілка. Здійснивобстріли Парасковіївки, Новомихайлівки та Вугледара.</text:p>
      <text:p text:style-name="P4">
На <text:span text:style-name="T4">
Сіверському</text:span>
 та <text:span text:style-name="T4">
Слобожанському напрямках</text:span>
 противник зберігаєвійськову присутність у прикордонних з Україною районах. Протягом добиздійснив мінометні та артилерійські обстріли населених пунктів Берилівка,Мощенка, Галаганівка, Леонівка, Олександрівка, Буда-Вороб'ївська, Грем'ячЧернігівської області; Зноб-Новгородське, Стара Гута Сумської області, а такожГоптівка, Красне, Зелене, Стариця, Огірцеве, Вовчанські Хутори, Караїчне, МалаВовча, Миколаївка та Нестерне на Харківщині.</text:p>
      <text:p text:style-name="P4">
На <text:span text:style-name="T4">
Куп’янському напрямку</text:span>
 противник наступальних дій не проводив. Завдававіаційних ударів по районах населених пунктів Западне та Масютівка. Ворожихартилерійських та мінометних обстрілів зазнали населені пункти Кам'янка,Тополі, Петро-Іванівка, Фиголівка, Новомлинськ, Западне, Лиман Перший,Вільшана, Бугаївка Харківської області та Новоселівське і Стельмахівка на <text:a xlink:type="simple" xlink:href="https://www.ukrinform.ua/tag-lugansina" text:style-name="Internet_20_link" text:visited-style-name="Visited_20_Internet_20_Link">
</text:a>
 .</text:p>
      <text:p text:style-name="P4">
На <text:span text:style-name="T4">
Волинському</text:span>
 та <text:span text:style-name="T4">
Поліському напрямках</text:span>
 ознак формування наступальнихугруповань не виявлено.</text:p>
      <text:p text:style-name="P4">
Як повідомлялося, Сили оборони України з 24 лютого 2022 року по 8 травня 2023року <text:a xlink:type="simple" xlink:href="https://www.ukrinform.ua/rubric-ato/3706110-sili-oboroni-znisili-vze-194-970-vijskovih-rf.html" text:style-name="Internet_20_link" text:visited-style-name="Visited_20_Internet_20_Link">
 </text:a>
 , при цьому за минулу добу - 540 осіб.</text:p>
      <text:p text:style-name="P4">
<text:span text:style-name="T5">
Фото: Генштаб ЗСУ</text:span>
</text:p>
      <text:p text:style-name="P4">
Source: <text:a xlink:type="simple" xlink:href="https://www.ukrinform.ua/rubric-ato/3706446-vorog-nastupae-na-cotiroh-napramkah-za-bahmut-i-marinku-vazki-boi.html" text:style-name="Internet_20_link" text:visited-style-name="Visited_20_Internet_20_Link">
https://www.ukrinform.ua/rubric-ato/3706446-vorog-nastupae-na-cotiroh-napramkah-za-bahmut-i-marinku-vazki-boi.html</text:a>
</text:p>
      <!--NEWS-->
      <text:h text:style-name="P10" text:outline-level="1">
<text:span text:style-name="T4">
Розпочинаються матчі 1/2 фіналу футбольних єврокубків</text:span>
</text:h>
      <text:p text:style-name="P4">
Authors: Ukrinform (Person)</text:p>
      <text:p text:style-name="P4">
Publisher: Укринформ (Organization)</text:p>
      <text:p text:style-name="P4">
Published Time: 2023-05-08T19:14:00+03:00</text:p>
      <text:p text:style-name="P4">
Modified Time: 2023-05-08T19:14:00+03:00</text:p>
      <text:p text:style-name="P4">
Description: Перші поєдинки півфінальної стадії розіграшу відбудуться у Лізі чемпіонів УЄФА 9-10 травня. — Укрінформ.</text:p>
      <text:p text:style-name="P4">
Images: ["<text:a xlink:type="simple" xlink:href="https://static.ukrinform.com/photos/2018_06/thumb_files/630_360_1528890286-6895.jpg" text:style-name="Internet_20_link" text:visited-style-name="Visited_20_Internet_20_Link">
630_360_15288...</text:a>
"]</text:p>
      <text:p text:style-name="P4">
Tags: ['Футбол', 'Ліга чемпіонів', 'Ліга Європи', 'Ліга конференцій УЄФА']</text:p>
      <text:p text:style-name="P4">
Type: Article</text:p>
      <!--METADATA-->
      <text:p text:style-name="P4">
<draw:frame draw:style-name="fr1" draw:name="Image284" text:anchor-type="as-char" svg:width="6.9236in" svg:height="3.956343in" draw:z-index="0">
<draw:image xlink:href="../Images/yкринформ/2023-05-08T19-14-00-03-00/630_360_1528890286-6895.jpg" xlink:type="simple" xlink:show="embed" xlink:actuate="onLoad" draw:mime-type="image/jpeg"/>
</draw:frame>
 Першіпоєдинки півфінальної стадії розіграшу відбудуться у Лізі чемпіонів УЄФА 9-10травня.</text:p>
      <text:p text:style-name="P4">
Чинний володар титулу іспанський «Реал» у вівторок, 9 травня, зіграє зфутболістами англійського «Манчестер Сіті», передає Укрінформ.</text:p>
      <text:p text:style-name="P4">
Зустріч «Реал» - «Манчестер Сіті» на «Сантьяго Бернабеу» у Мадридіобслуговуватиме португальський арбітр Артур Діаш.</text:p>
      <text:p text:style-name="P4">
Матч у відповідь пройде 17 травня на арені «Етіхад» у Манчестері.</text:p>
      <text:p text:style-name="P4">
Іншу півфінальну пару складають італійські «Мілан» та «Інтер», які зійдуться10 та 16 травня.</text:p>
      <text:p text:style-name="P4">
<text:span text:style-name="T4">
Читайте також:</text:span>
 <text:a xlink:type="simple" xlink:href="https://www.ukrinform.ua/rubric-sports/3703342-kalendar-golovnih-sportivnih-podij-travna-rozpocav-cempionat-svitu-z-boksu.html" text:style-name="Internet_20_link" text:visited-style-name="Visited_20_Internet_20_Link">
 </text:a>
</text:p>
      <text:p text:style-name="P4">
В 1/2 фіналу Ліги Європи УЄФА 18 та 25 травня зустрінуться «Севілья» (Іспанія)та «Ювентус» (Італія), «Баєр» (Німеччина) та «Рома» (Італія).</text:p>
      <text:p text:style-name="P4">
<text:span text:style-name="T4">
Читайте також:</text:span>
 <text:a xlink:type="simple" xlink:href="https://www.ukrinform.ua/rubric-sports/3706059-ukrainec-kocergin-u-skladi-rakuva-stav-cempionom-polsi.html" text:style-name="Internet_20_link" text:visited-style-name="Visited_20_Internet_20_Link">
 </text:a>
</text:p>
      <text:p text:style-name="P4">
У півфіналах Ліги конференцій УЄФА, також 18 та 25 травня, зіграють «Базель»(Швейцарія) - «Фіорентина» (Італія), «Вест Гем» (Англія) - АЗ «Алкмаар»(Нідерланди).</text:p>
      <text:p text:style-name="P4">
<text:span text:style-name="T4">
Читайте також:</text:span>
 <text:a xlink:type="simple" xlink:href="https://www.ukrinform.ua/rubric-sports/3706029-seltik-stav-peremozcem-cempionatu-sotlandii.html" text:style-name="Internet_20_link" text:visited-style-name="Visited_20_Internet_20_Link">
 </text:a>
</text:p>
      <text:p text:style-name="P4">
Нагадаємо, фінальний поєдинок Ліги чемпіонів УЄФА відбудеться 10 червня на«Олімпійському стадіоні Ататюрка» у Стамбулі (Туреччина), вирішальний матчЛіги Європи прийматиме 31 травня «Пушкаш Арена» у Будапешті (Угорщина), афінал Ліги конференцій пройде 7 червня на «Сінобо Стедіум» у Празі (Чехія).</text:p>
      <text:p text:style-name="P4">
Source: <text:a xlink:type="simple" xlink:href="https://www.ukrinform.ua/rubric-sports/3706444-rozpocinautsa-matci-12-finalu-futbolnih-evrokubkiv.html" text:style-name="Internet_20_link" text:visited-style-name="Visited_20_Internet_20_Link">
https://www.ukrinform.ua/rubric-sports/3706444-rozpocinautsa-matci-12-finalu-futbolnih-evrokubkiv.html</text:a>
</text:p>
      <!--NEWS-->
      <text:h text:style-name="P10" text:outline-level="1">
<text:span text:style-name="T4">
Польща передала Україні десять винищувачів МіГ-29</text:span>
</text:h>
      <text:p text:style-name="P4">
Authors: Ukrinform (Person)</text:p>
      <text:p text:style-name="P4">
Publisher: Укринформ (Organization)</text:p>
      <text:p text:style-name="P4">
Published Time: 2023-05-08T19:27:57+03:00</text:p>
      <text:p text:style-name="P4">
Modified Time: 2023-05-08T19:27:57+03:00</text:p>
      <text:p text:style-name="P4">
Description: </text:p>
      <text:p text:style-name="P4">
Польща в межах оборонної підтримки вже передала Україні 10 винищувачів МіГ-29. — Укрінформ.</text:p>
      <text:p text:style-name="P4">
Images: ["<text:a xlink:type="simple" xlink:href="https://static.ukrinform.com/photos/2017_12/thumb_files/630_360_1513676906-8053.jpeg" text:style-name="Internet_20_link" text:visited-style-name="Visited_20_Internet_20_Link">
630_360_15136...</text:a>
"]</text:p>
      <text:p text:style-name="P4">
Tags: ['Польща', 'Україна', 'Винищувач']</text:p>
      <text:p text:style-name="P4">
Type: Article</text:p>
      <!--METADATA-->
      <text:p text:style-name="P4">
<draw:frame draw:style-name="fr1" draw:name="Image285" text:anchor-type="as-char" svg:width="6.9236in" svg:height="3.956343in" draw:z-index="0">
<draw:image xlink:href="../Images/yкринформ/2023-05-08T19-27-57-03-00/630_360_1513676906-8053.jpeg" xlink:type="simple" xlink:show="embed" xlink:actuate="onLoad" draw:mime-type="image/jpeg"/>
</draw:frame>
 Польща вмежах оборонної підтримки вже передала Україні 10 винищувачів МіГ-29.</text:p>
      <text:p text:style-name="P4">
Про це під час перебування у Канаді заявив міністр оборони Польщі МаріушБлащак, повідомляє кореспондент Укрінформу.</text:p>
      <text:p text:style-name="P4">
“Ми передали Україні 10 літаків МіГ-29”, - сказав Блащак.</text:p>
      <text:p text:style-name="P4">
Він зауважив, що <text:a xlink:type="simple" xlink:href="https://www.ukrinform.ua/tag-polsa" text:style-name="Internet_20_link" text:visited-style-name="Visited_20_Internet_20_Link">
 </text:a>
 заохочує інші країнимаксимально допомагати Україні оборонятися від агресора. “Ми не намагаємосятиснути на наших союзників, ми лише намагаємося заохочувати їх підтримуватиУкраїну”, - сказав міністр.</text:p>
      <text:p text:style-name="P4">
<text:span text:style-name="T4">
Читайте також:</text:span>
 <text:a xlink:type="simple" xlink:href="https://www.ukrinform.ua/rubric-ato/3696872-slovaccina-peredala-ukraini-vsi-13-obicanih-vinisuvaciv-mig29.html" text:style-name="Internet_20_link" text:visited-style-name="Visited_20_Internet_20_Link">
 <text:span text:style-name="T4">
винищувачів</text:span>
 <text:span text:style-name="T4">
МіГ</text:span>
</text:a>
</text:p>
      <text:p text:style-name="P4">
Як повідомлялося, Польща планує загалом передати Україні 20 літаків МіГ-29. Назаміну Польща придбала 48 південнокорейських літаків FA-50.</text:p>
      <text:p text:style-name="P4">
<text:span text:style-name="T5">
Фото: wartime.org.ua</text:span>
</text:p>
      <text:p text:style-name="P4">
Source: <text:a xlink:type="simple" xlink:href="https://www.ukrinform.ua/rubric-ato/3706448-polsa-peredala-ukraini-desat-vinisuvaciv-mig29.html" text:style-name="Internet_20_link" text:visited-style-name="Visited_20_Internet_20_Link">
https://www.ukrinform.ua/rubric-ato/3706448-polsa-peredala-ukraini-desat-vinisuvaciv-mig29.html</text:a>
</text:p>
      <!--NEWS-->
      <text:h text:style-name="P10" text:outline-level="1">
<text:span text:style-name="T4">
У Скадовську загарбники згортають діяльність своїх адміністрацій - Генштаб</text:span>
</text:h>
      <text:p text:style-name="P4">
Authors: Ukrinform (Person)</text:p>
      <text:p text:style-name="P4">
Publisher: Укринформ (Organization)</text:p>
      <text:p text:style-name="P4">
Published Time: 2023-05-08T19:34:20+03:00</text:p>
      <text:p text:style-name="P4">
Modified Time: 2023-05-08T19:34:20+03:00</text:p>
      <text:p text:style-name="P4">
Description: У місті Скадовськ Херсонської області російські загарбники згортають діяльність районної та міської адміністрацій. — Укрінформ.</text:p>
      <text:p text:style-name="P4">
Images: ["<text:a xlink:type="simple" xlink:href="https://static.ukrinform.com/photos/2022_06/thumb_files/630_360_1655025088-952.jpg" text:style-name="Internet_20_link" text:visited-style-name="Visited_20_Internet_20_Link">
630_360_16550...</text:a>
"]</text:p>
      <text:p text:style-name="P4">
Tags: ['Скадовськ', 'Війна з росією']</text:p>
      <text:p text:style-name="P4">
Type: Article</text:p>
      <!--METADATA-->
      <text:p text:style-name="P4">
<draw:frame draw:style-name="fr1" draw:name="Image286" text:anchor-type="as-char" svg:width="6.9236in" svg:height="3.956343in" draw:z-index="0">
<draw:image xlink:href="../Images/yкринформ/2023-05-08T19-34-20-03-00/630_360_1655025088-952.jpg" xlink:type="simple" xlink:show="embed" xlink:actuate="onLoad" draw:mime-type="image/jpeg"/>
</draw:frame>
 У містіСкадовськ Херсонської області російські загарбники згортають діяльністьрайонної та міської адміністрацій.</text:p>
      <text:p text:style-name="P4">
Про це йдеться в оперативній інформації щодо російського вторгнення,оприлюдненій на сторінці Генерального штабу Збройних сил України у <text:a xlink:type="simple" xlink:href="https://www.facebook.com/GeneralStaff.ua/posts/pfbid0aRdL1mTmajk7HV4qtxTrP5dR4SVE4bgPeYf7zne35UimnXwHGyAnozJNtnBsJFs7l" text:style-name="Internet_20_link" text:visited-style-name="Visited_20_Internet_20_Link">
</text:a>
, передає Укрінформ.</text:p>
      <text:p text:style-name="P4">
«У місті Скадовськ відзначено згортання діяльності районної та міськоїадміністрацій. Так, у ніч із 6 на 7 травня окупанти завантажили вавтомобільний транспорт документацію, оргтехніку та інше майно державнихустанов, а вже на ранок 7 травня, разом із сім’ями, місто залишила значначастина російської окупаційної адміністрації», - йдеться у повідомленні.</text:p>
      <text:p text:style-name="P4">
За даними Генштабу, нині подібна ситуація спостерігається у таких населенихпунктах Херсонщини, як Михайлівка, Петрівка, Шевченко, Широке, Улянівка таКрасне.</text:p>
      <text:p text:style-name="P4">
<text:span text:style-name="T4">
Читайте також:</text:span>
 <text:a xlink:type="simple" xlink:href="https://www.ukrinform.ua/rubric-regions/3696131-vorog-peremisue-ministerstva-iz-zahoplenogo-skadovska-hlan.html" text:style-name="Internet_20_link" text:visited-style-name="Visited_20_Internet_20_Link">
 <text:span text:style-name="T4">
Скадовська</text:span>
 </text:a>
</text:p>
      <text:p text:style-name="P4">
«Враховуючи багатокілометрові затори, які останнім часом утворились на в’їздідо Криму та в районі Керченського мосту, вивезення документації танаграбованого майна з державних установ тимчасово захопленої <text:a xlink:type="simple" xlink:href="https://www.ukrinform.ua/tag-hersonsina" text:style-name="Internet_20_link" text:visited-style-name="Visited_20_Internet_20_Link">
</text:a>
 загарбники планують здійснитиморським шляхом, за допомогою суховантажного судна, через порт містаБердянськ», - йдеться у зведенні Генштабу.</text:p>
      <text:p text:style-name="P4">
Як повідомлялося, Сили оборони України з 24 лютого 2022 року по 8 травня 2023року <text:a xlink:type="simple" xlink:href="https://www.ukrinform.ua/rubric-ato/3706110-sili-oboroni-znisili-vze-194-970-vijskovih-rf.html" text:style-name="Internet_20_link" text:visited-style-name="Visited_20_Internet_20_Link">
 </text:a>
 , при цьому за минулу добу - 540 осіб.</text:p>
      <text:p text:style-name="P4">
Source: <text:a xlink:type="simple" xlink:href="https://www.ukrinform.ua/rubric-regions/3706450-u-skadovsku-zagarbniki-zgortaut-dialnist-svoih-administracij-genstab.html" text:style-name="Internet_20_link" text:visited-style-name="Visited_20_Internet_20_Link">
https://www.ukrinform.ua/rubric-regions/3706450-u-skadovsku-zagarbniki-zgortaut-dialnist-svoih-administracij-genstab.html</text:a>
</text:p>
      <!--NEWS-->
      <text:h text:style-name="P10" text:outline-level="1">
<text:span text:style-name="T4">
В Одесі викрили у хабарі командира відділення військової частини</text:span>
</text:h>
      <text:p text:style-name="P4">
Authors: Ukrinform (Person)</text:p>
      <text:p text:style-name="P4">
Publisher: Укринформ (Organization)</text:p>
      <text:p text:style-name="P4">
Published Time: 2023-05-08T19:48:40+03:00</text:p>
      <text:p text:style-name="P4">
Modified Time: 2023-05-08T19:48:40+03:00</text:p>
      <text:p text:style-name="P4">
Description: В Одесі під час одержання хабаря затримали командира відділення військової частини, який видавав себе за представника центру комплектування. — Укрінформ.</text:p>
      <text:p text:style-name="P4">
Images: ["<text:a xlink:type="simple" xlink:href="https://static.ukrinform.com/photos/2023_05/thumb_files/630_360_1683564389-741.jpg" text:style-name="Internet_20_link" text:visited-style-name="Visited_20_Internet_20_Link">
630_360_16835...</text:a>
", "<text:a xlink:type="simple" xlink:href="https://static.ukrinform.com/photos/2023_05/1683564389-506.jpg" text:style-name="Internet_20_link" text:visited-style-name="Visited_20_Internet_20_Link">
1683564389-50...</text:a>
", "<text:a xlink:type="simple" xlink:href="https://static.ukrinform.com/photos/2023_05/1683564388-637.jpg" text:style-name="Internet_20_link" text:visited-style-name="Visited_20_Internet_20_Link">
1683564388-63...</text:a>
"]</text:p>
      <text:p text:style-name="P4">
Tags: ['Хабар', 'Одеса', 'Військові', 'Ухилянти']</text:p>
      <text:p text:style-name="P4">
Type: Article</text:p>
      <!--METADATA-->
      <text:p text:style-name="P4">
<draw:frame draw:style-name="fr1" draw:name="Image287" text:anchor-type="as-char" svg:width="6.9236in" svg:height="3.956343in" draw:z-index="0">
<draw:image xlink:href="../Images/yкринформ/2023-05-08T19-48-40-03-00/630_360_1683564389-741.jpg" xlink:type="simple" xlink:show="embed" xlink:actuate="onLoad" draw:mime-type="image/jpeg"/>
</draw:frame>
 В Одесіпід час одержання хабаря затримали командира відділення військової частини,який видавав себе за представника центру комплектування.</text:p>
      <text:p text:style-name="P4">
Про це <text:a xlink:type="simple" xlink:href="https://vppdr.gp.gov.ua/ua/news.html" text:style-name="Internet_20_link" text:visited-style-name="Visited_20_Internet_20_Link">
</text:a>
Спеціалізована прокуратура у сфері оборони Південного регіону, передаєУкрінформ.</text:p>
      <text:p text:style-name="P4">
За даними слідства, чоловік, видаючи себе за посадову особу районноготериторіального центру комплектування та соціальної підтримки, одержав 2500доларів за сприяння військовозобов’язаному у виготовленні та наданнідокументів, які надавли б законну підставу для перетину <text:a xlink:type="simple" xlink:href="https://www.ukrinform.ua/tag-kordon" text:style-name="Internet_20_link" text:visited-style-name="Visited_20_Internet_20_Link">
</text:a>
 .</text:p>
      <text:p text:style-name="P4">
<draw:frame draw:style-name="fr1" draw:name="Image288" text:anchor-type="as-char" svg:width="6.9236in" svg:height="6.186365in" draw:z-index="0">
<draw:image xlink:href="../Images/yкринформ/2023-05-08T19-48-40-03-00/1683564389-506.jpg" xlink:type="simple" xlink:show="embed" xlink:actuate="onLoad" draw:mime-type="image/jpeg"/>
</draw:frame>
</text:p>
      <text:p text:style-name="P4">
Зловмисника затримали після передання документів і одержання хабаря.</text:p>
      <text:p text:style-name="P4">
Йому повідомлено про підозру за фактом одержання неправомірної вигодислужбовою особою (ч. 3 ст. 368 КК України й обрано запобіжний захід у виглядітримання під вартою з можливістю внесення застави в сумі 268 400 гривень.</text:p>
      <text:p text:style-name="P4">
<text:span text:style-name="T4">
Читайте також:</text:span>
 <text:a xlink:type="simple" xlink:href="https://www.ukrinform.ua/rubric-regions/3704086-dbr-porusilo-spravu-proti-nacalnika-odeskogo-vijskkomatu-akij-za-habari-zvilnav-vid-prizovu.html" text:style-name="Internet_20_link" text:visited-style-name="Visited_20_Internet_20_Link">
 <text:span text:style-name="T4">
хабарі</text:span>
 </text:a>
</text:p>
      <text:p text:style-name="P4">
Перевіряється причетність інших осіб до злочину.</text:p>
      <text:p text:style-name="P4">
<draw:frame draw:style-name="fr1" draw:name="Image289" text:anchor-type="as-char" svg:width="6.9236in" svg:height="5.167057in" draw:z-index="0">
<draw:image xlink:href="../Images/yкринформ/2023-05-08T19-48-40-03-00/1683564388-637.jpg" xlink:type="simple" xlink:show="embed" xlink:actuate="onLoad" draw:mime-type="image/jpeg"/>
</draw:frame>
</text:p>
      <text:p text:style-name="P4">
Як повідомлялося, Служба безпеки України ліквідувала ще вісім каналів <text:a xlink:type="simple" xlink:href="https://www.ukrinform.ua/rubric-ato/3701807-sbu-perekrila-se-visim-kanaliv-vteci-uhilantiv-za-kordon.html" text:style-name="Internet_20_link" text:visited-style-name="Visited_20_Internet_20_Link">
</text:a>
 громадян призовного віку, серед організаторів— посадовці військкоматів і Державної прикордонної служби.</text:p>
      <text:p text:style-name="P4">
<text:span text:style-name="T5">
Фото: САП</text:span>
</text:p>
      <text:p text:style-name="P4">
Source: <text:a xlink:type="simple" xlink:href="https://www.ukrinform.ua/rubric-regions/3706453-v-odesi-vikrili-u-habari-komandira-viddilenna-vijskovoi-castini.html" text:style-name="Internet_20_link" text:visited-style-name="Visited_20_Internet_20_Link">
https://www.ukrinform.ua/rubric-regions/3706453-v-odesi-vikrili-u-habari-komandira-viddilenna-vijskovoi-castini.html</text:a>
</text:p>
      <!--NEWS-->
      <text:h text:style-name="P10" text:outline-level="1">
<text:span text:style-name="T4">
Нацбанк оштрафував фінкомпанію за неетичну поведінку</text:span>
</text:h>
      <text:p text:style-name="P4">
Authors: Ukrinform (Person)</text:p>
      <text:p text:style-name="P4">
Publisher: Укринформ (Organization)</text:p>
      <text:p text:style-name="P4">
Published Time: 2023-05-08T19:53:48+03:00</text:p>
      <text:p text:style-name="P4">
Modified Time: 2023-05-08T19:53:48+03:00</text:p>
      <text:p text:style-name="P4">
Description: Національний банк України виявив факт порушення вимог законодавства щодо взаємодії зі споживачами та іншими особами під час урегулювання простроченої заборгованості з боку ТОВ "ФК "Ріальто". — Укрінформ.</text:p>
      <text:p text:style-name="P4">
Images: ["<text:a xlink:type="simple" xlink:href="https://static.ukrinform.com/photos/2023_05/thumb_files/630_360_1683564608-130.jpg" text:style-name="Internet_20_link" text:visited-style-name="Visited_20_Internet_20_Link">
630_360_16835...</text:a>
"]</text:p>
      <text:p text:style-name="P4">
Tags: ['Нацбанк', 'Штраф']</text:p>
      <text:p text:style-name="P4">
Type: Article</text:p>
      <!--METADATA-->
      <text:p text:style-name="P4">
<draw:frame draw:style-name="fr1" draw:name="Image290" text:anchor-type="as-char" svg:width="6.9236in" svg:height="3.956343in" draw:z-index="0">
<draw:image xlink:href="../Images/yкринформ/2023-05-08T19-53-48-03-00/630_360_1683564608-130.jpg" xlink:type="simple" xlink:show="embed" xlink:actuate="onLoad" draw:mime-type="image/jpeg"/>
</draw:frame>
Національний банк України виявив факт порушення вимог законодавства щодовзаємодії зі споживачами та іншими особами під час урегулювання простроченоїзаборгованості з боку ТОВ "ФК "Ріальто".</text:p>
      <text:p text:style-name="P4">
Як передає Укрінформ, про це повідомляє <text:a xlink:type="simple" xlink:href="https://bank.gov.ua/ua/news/all/do-finansovoyi-ustanovi-zastosovano-zahid-vplivu-za-porushennya-vimog-schodo-etichnoyi-povedinki" text:style-name="Internet_20_link" text:visited-style-name="Visited_20_Internet_20_Link">
</text:a>
 .</text:p>
      <text:p text:style-name="P4">
"У зв’язку з цим до ТОВ "ФК "Ріальто" Національний банк застосував західвпливу у вигляді накладення мінімального <text:a xlink:type="simple" xlink:href="https://www.ukrinform.ua/tag-straf" text:style-name="Internet_20_link" text:visited-style-name="Visited_20_Internet_20_Link">
 </text:a>
 в розмірі 51 тис. грн за порушення встановлених законодавством вимогщодо етичної поведінки", - йдеться у повідомленні.</text:p>
      <text:p text:style-name="P4">
Як зазначили в регуляторі, йдеться про порушення додаткових вимог щодовзаємодії зі споживачами фінансових послуг та іншими особами при врегулюванніпростроченої заборгованості, визначених Положенням про встановлення додатковихвимог щодо взаємодії із споживачами фінансових послуг та іншими особами приврегулюванні простроченої заборгованості (вимог щодо етичної поведінки), якезатверджене постановою Правління Національного банку України від 04 серпня2022 року № 170.</text:p>
      <text:p text:style-name="P4">
<text:span text:style-name="T4">
Читайте також:</text:span>
 <text:a xlink:type="simple" xlink:href="https://www.ukrinform.ua/rubric-economy/3688184-nbu-ostrafuvav-sens-bank-za-porusenna-vimog-eticnoi-povedinki.html" text:style-name="Internet_20_link" text:visited-style-name="Visited_20_Internet_20_Link">
 </text:a>
</text:p>
      <text:p text:style-name="P4">
Як повідомлялося, у період дії воєнного стану ТОВ "ФК "Ріальто" продовжуєздійснювати свою діяльність відповідно до наявних ліцензій.</text:p>
      <text:p text:style-name="P4">
<text:span text:style-name="T5">
Фото: НБУ</text:span>
</text:p>
      <text:p text:style-name="P4">
Source: <text:a xlink:type="simple" xlink:href="https://www.ukrinform.ua/rubric-economy/3706455-nacbank-ostrafuvav-finkompaniu-za-neeticnu-povedinku.html" text:style-name="Internet_20_link" text:visited-style-name="Visited_20_Internet_20_Link">
https://www.ukrinform.ua/rubric-economy/3706455-nacbank-ostrafuvav-finkompaniu-za-neeticnu-povedinku.html</text:a>
</text:p>
      <!--NEWS-->
      <text:h text:style-name="P10" text:outline-level="1">
<text:span text:style-name="T4">
Українців попередили про фейк із графіками відключень у травні</text:span>
</text:h>
      <text:p text:style-name="P4">
Authors: Ukrinform (Person)</text:p>
      <text:p text:style-name="P4">
Publisher: Укринформ (Organization)</text:p>
      <text:p text:style-name="P4">
Published Time: 2023-05-08T19:54:48+03:00</text:p>
      <text:p text:style-name="P4">
Modified Time: 2023-05-08T19:54:48+03:00</text:p>
      <text:p text:style-name="P4">
Description: Міністерство енергетики спростувало інформацію про нібито введення у травні графіків обмежень постачання електроенергії побутовим споживачам. — Укрінформ.</text:p>
      <text:p text:style-name="P4">
Images: ["<text:a xlink:type="simple" xlink:href="https://static.ukrinform.com/photos/2019_02/thumb_files/630_360_1549545325-200.jpeg" text:style-name="Internet_20_link" text:visited-style-name="Visited_20_Internet_20_Link">
630_360_15495...</text:a>
"]</text:p>
      <text:p text:style-name="P4">
Tags: ['Фейк', 'Міненерго', 'Відключення світла', 'росія']</text:p>
      <text:p text:style-name="P4">
Type: Article</text:p>
      <!--METADATA-->
      <text:p text:style-name="P4">
<draw:frame draw:style-name="fr1" draw:name="Image291" text:anchor-type="as-char" svg:width="6.9236in" svg:height="3.956343in" draw:z-index="0">
<draw:image xlink:href="../Images/yкринформ/2023-05-08T19-54-48-03-00/630_360_1549545325-200.jpeg" xlink:type="simple" xlink:show="embed" xlink:actuate="onLoad" draw:mime-type="image/jpeg"/>
</draw:frame>
Міністерство енергетики спростувало інформацію про нібито введення у травніграфіків обмежень постачання електроенергії побутовим споживачам.</text:p>
      <text:p text:style-name="P4">
Як передає Укрінформ, про це повідомляє Міністерство енергетики у <text:a xlink:type="simple" xlink:href="https://t.me/energyofukraine/430" text:style-name="Internet_20_link" text:visited-style-name="Visited_20_Internet_20_Link">
</text:a>
 .</text:p>
      <text:p text:style-name="P4">
«Останніми днями у деяких ЗМІ шириться <text:a xlink:type="simple" xlink:href="https://www.ukrinform.ua/tag-fejk" text:style-name="Internet_20_link" text:visited-style-name="Visited_20_Internet_20_Link">
 </text:a>
про нібито введення у травні графіків обмежень постачання електроенергіїпобутовим споживачам. Міністерство енергетики України офіційно заявляє: цяінформація не відповідає дійсності. Введення жодних графіків обмеженьпостачання електроенергії не планується», - йдеться у повідомленні.</text:p>
      <text:p text:style-name="P4">
Зазначається, що зараз триває активна підготовка енергосистеми до новогоопалювального сезону. Зокрема, Міненерго спільно з усіма енергетичнимкомпаніями країни, що генерують, передають та розподіляють електроенергію,склали оптимізований графік ремонтів.</text:p>
      <text:p text:style-name="P4">
У міністерстві наголосили, що відключення споживачів від електропостачанняможуть відбуватися виключно внаслідок пошкодження російськими окупантамиоб’єктів генерації і мережевої інфраструктури.</text:p>
      <text:p text:style-name="P4">
<text:span text:style-name="T4">
Читайте також:</text:span>
 <text:a xlink:type="simple" xlink:href="https://www.ukrinform.ua/rubric-factcheck/3704688-agitprop-rosii-zapustiv-fejk-pro-svicki-budinok-profspilok-z-aromatom-marsmelou-na-bagatti.html" text:style-name="Internet_20_link" text:visited-style-name="Visited_20_Internet_20_Link">
 <text:span text:style-name="T4">
фейк</text:span>
 </text:a>
</text:p>
      <text:p text:style-name="P4">
«Майже три місяці, незважаючи на терор ворога і обстріли об’єктів енергетичноїінфраструктури, енергосистема працює, повністю забезпечуючи споживання.Завдяки злагодженій роботі усіх видів генерації вдалося скасувати обмеженняпостачання електроенергії споживачам», - додав міністр енергетики ГерманГалущенко.</text:p>
      <text:p text:style-name="P4">
Як повідомлялося, станом на 8 травня енергосистема працює з резервомпотужності, але через обстріли є відключення електрики у шести регіонах,насамперед прифронтових</text:p>
      <text:p text:style-name="P4">
Source: <text:a xlink:type="simple" xlink:href="https://www.ukrinform.ua/rubric-society/3706456-ukrainciv-poperedili-pro-fejk-iz-grafikami-vidklucen-u-travni.html" text:style-name="Internet_20_link" text:visited-style-name="Visited_20_Internet_20_Link">
https://www.ukrinform.ua/rubric-society/3706456-ukrainciv-poperedili-pro-fejk-iz-grafikami-vidklucen-u-travni.html</text:a>
</text:p>
      <!--NEWS-->
      <text:h text:style-name="P10" text:outline-level="1">
<text:span text:style-name="T4">
Загарбники заборонили 9 травня масові зібрання на окупованих територіях</text:span>
</text:h>
      <text:p text:style-name="P4">
Authors: Ukrinform (Person)</text:p>
      <text:p text:style-name="P4">
Publisher: Укринформ (Organization)</text:p>
      <text:p text:style-name="P4">
Published Time: 2023-05-08T20:00:00+03:00</text:p>
      <text:p text:style-name="P4">
Modified Time: 2023-05-08T20:00:00+03:00</text:p>
      <text:p text:style-name="P4">
Description: Речник об'єднаного пресцентру Сил оборони Таврійського напрямку капітан Валерій Шершень заявив про те, що російські загарбники заборонили 9 травня масові зібрання на окупованих територіях.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Окупація', '9 травня', 'Війна з росією', 'Єдині новини']</text:p>
      <text:p text:style-name="P4">
Type: Article</text:p>
      <!--METADATA-->
      <text:p text:style-name="P4">
<draw:frame draw:style-name="fr1" draw:name="Image292" text:anchor-type="as-char" svg:width="6.9236in" svg:height="3.956343in" draw:z-index="0">
<draw:image xlink:href="../Images/yкринформ/2023-05-08T20-00-00-03-00/630_360_1668461240-442.jpg" xlink:type="simple" xlink:show="embed" xlink:actuate="onLoad" draw:mime-type="image/jpeg"/>
</draw:frame>
 Речникоб'єднаного пресцентру Сил оборони Таврійського напрямку капітан ВалерійШершень заявив про те, що російські загарбники заборонили 9 травня масовізібрання на окупованих територіях.</text:p>
      <text:p text:style-name="P4">
Про це він сказав в ефірі телемарафону «Єдині новини», передає Укрінформ.</text:p>
      <text:p text:style-name="P4">
«Стало відомо, що 9 травня окупанти на захоплених територіях заборонили масовізібрання та скупчення людей. Отже, можна говорити, що там паніка, і вони такналякані, що бояться власної тіні. І правильно роблять», - сказав Шершень.</text:p>
      <text:p text:style-name="P4">
За його словами, нині на Таврійському напрямку панує цілковита паніка середколаборантів та шанувальників «руського міра», які швидко виїздять з тимчасово<text:a xlink:type="simple" xlink:href="https://www.ukrinform.ua/tag-okupacia" text:style-name="Internet_20_link" text:visited-style-name="Visited_20_Internet_20_Link">
 </text:a>
 територій. На Запоріжжі вонитікають та залякують місцеве населення.</text:p>
      <text:p text:style-name="P4">
«Самі тікають, усі, хто вимушено опинився в окупації, тікають. Там лякають їхконтрнаступом Збройних сил України. Треба наголосити та тому, що вже єінформація, і вона вже перевірена, доля тих, хто виїхав за допомогоюколаборантів, незавидна. Вони потрапляють у Бердянськ, який стає перевалочнимпунктом, бо далі людей вивозять до росії або розпорошують по Донеччині», -сказав речник.</text:p>
      <text:p text:style-name="P4">
Шершень також наголосив, що протягом доби втрати ворога на цьому напрямку булисуттєві: «Вбитими та пораненими склали більше роти, знищено та пошкоджено 16одиниць озброєння та військової техніки противника. В тому числі, одна гаубицяд-20 та командно-штабна машина».</text:p>
      <text:p text:style-name="P4">
Капітан додав, що ворог протягом доби здійснив 376 обстрілів та завдав 13авіаударів. «В цілому у Запорізькій області було обстріляно понад 20 населенихпунктів. Йдеться про села та містечка, які межують із лінією бойовогозіткнення», - зазначив Шершень.</text:p>
      <text:p text:style-name="P4">
<text:span text:style-name="T4">
Читайте також:</text:span>
 <text:a xlink:type="simple" xlink:href="https://www.ukrinform.ua/rubric-ato/3705515-u-rosii-skasuvali-nizku-urocistostej-na-9-travna-cerez-strah-na-tli-vijni-rozvidka-britanii.html" text:style-name="Internet_20_link" text:visited-style-name="Visited_20_Internet_20_Link">
 <text:span text:style-name="T4">
росії</text:span>
 <text:span text:style-name="T4">
скасували</text:span>
 <text:span text:style-name="T4">
низку</text:span>
 <text:span text:style-name="T4">
урочистостей</text:span>
<text:span text:style-name="T4">
травня</text:span>
 <text:span text:style-name="T4">
через</text:span>
 <text:span text:style-name="T4">
страх</text:span>
 <text:span text:style-name="T4">
тлі</text:span>
 <text:span text:style-name="T4">
війни</text:span>
 <text:span text:style-name="T4">
розвідка</text:span>
 <text:span text:style-name="T4">
Британії</text:span>
</text:a>
</text:p>
      <text:p text:style-name="P4">
Як повідомляв <text:a xlink:type="simple" xlink:href="https://www.ukrinform.ua/rubric-regions/3706450-u-skadovsku-zagarbniki-zgortaut-dialnist-svoih-administracij-genstab.html" text:style-name="Internet_20_link" text:visited-style-name="Visited_20_Internet_20_Link">
 </text:a>
 , увечеріГенеральний штаб Збройних сил України поінформував про те, що у м.СкадовськуХерсонської області російські загарбники згортають діяльність районної таміської адміністрацій. Подібна ситуація спостерігається у таких населенихпунктах Херсонщини, як Михайлівка, Петрівка, Шевченко, Широке, Улянівка таКрасне. Вивезення документації та награбованого майна з державних установтимчасово захопленої Херсонської області загарбники планують здійснитиморським шляхом, за допомогою суховантажного судна, через порт м.Бердянська.</text:p>
      <text:p text:style-name="P4">
Source: <text:a xlink:type="simple" xlink:href="https://www.ukrinform.ua/rubric-regions/3706457-zagarbniki-zaboronili-9-travna-masovi-zibranna-na-okupovanih-teritoriah.html" text:style-name="Internet_20_link" text:visited-style-name="Visited_20_Internet_20_Link">
https://www.ukrinform.ua/rubric-regions/3706457-zagarbniki-zaboronili-9-travna-masovi-zibranna-na-okupovanih-teritoriah.html</text:a>
</text:p>
      <!--NEWS-->
      <text:h text:style-name="P10" text:outline-level="1">
<text:span text:style-name="T4">
Україна заробила додаткові $1,5 мільярда після відкриття гирла Бистре для судноплавства – Кубраков</text:span>
</text:h>
      <text:p text:style-name="P4">
Authors: Ukrinform (Person)</text:p>
      <text:p text:style-name="P4">
Publisher: Укринформ (Organization)</text:p>
      <text:p text:style-name="P4">
Published Time: 2023-05-08T20:01:44+03:00</text:p>
      <text:p text:style-name="P4">
Modified Time: 2023-05-08T20:01:44+03:00</text:p>
      <text:p text:style-name="P4">
Description: Відкриття гирла Бистре для судноплавства у дельті Дунаю дозволило збільшити пропускну здатність дунайських портів у 3 рази, а також заробити Україні додаткові $1,5 млрд. — Укрінформ.</text:p>
      <text:p text:style-name="P4">
Images: ["<text:a xlink:type="simple" xlink:href="https://static.ukrinform.com/photos/2022_08/thumb_files/630_360_1660562691-147.jpg" text:style-name="Internet_20_link" text:visited-style-name="Visited_20_Internet_20_Link">
630_360_16605...</text:a>
"]</text:p>
      <text:p text:style-name="P4">
Tags: ['Порт', 'Кубраков', 'Дунайський регіон']</text:p>
      <text:p text:style-name="P4">
Type: Article</text:p>
      <!--METADATA-->
      <text:p text:style-name="P4">
<draw:frame draw:style-name="fr1" draw:name="Image293" text:anchor-type="as-char" svg:width="6.9236in" svg:height="3.956343in" draw:z-index="0">
<draw:image xlink:href="../Images/yкринформ/2023-05-08T20-01-44-03-00/630_360_1660562691-147.jpg" xlink:type="simple" xlink:show="embed" xlink:actuate="onLoad" draw:mime-type="image/jpeg"/>
</draw:frame>
 Відкриттягирла Бистре для судноплавства у дельті Дунаю дозволило збільшити пропускнуздатність дунайських портів у 3 рази, а також заробити Україні додаткові $1,5млрд.</text:p>
      <text:p text:style-name="P4">
Про це повідомив віцепрем’єр-міністр з відновлення – міністр розвитку громад,територій та інфраструктури Олександр Кубраков у колонці для <text:a xlink:type="simple" xlink:href="https://biz.nv.ua/ukr/experts/dunayski-porti-poryatunok-ukrajinskogo-eksportu-oleksandr-kubrakov-rozpovidaye-podrobici-50322945.html" text:style-name="Internet_20_link" text:visited-style-name="Visited_20_Internet_20_Link">
</text:a>
 , передаєУкрінформ.</text:p>
      <text:p text:style-name="P4">
«Після звільнення острова Зміїний вдалося відкрити для проходу суден гирлоБистре, яке розташоване вже в акваторії України. Це дозволило збільшитипропускну здатність дунайських портів у 3 рази — до 9 суден на добу. Ефект длядержави склав орієнтовно додаткових 10 мільйонів тонн вантажів на рік, а дляекономіки – додаткові $1,5 мільярда. Також за рахунок відкриття гирла Бистрена 30% знизилася ставка фрахту», - зазначив він.</text:p>
      <text:p text:style-name="P4">
Кубраков наголосив, що порти Ізмаїл, Рені та Усть-Дунайськ мають потенціал длязбільшення потужностей перевалки вантажів. Потреба в інвестиціях становить неменше 120 мільйонів доларів.</text:p>
      <text:p text:style-name="P4">
<text:span text:style-name="T4">
Читайте також:</text:span>
 <text:a xlink:type="simple" xlink:href="https://www.ukrinform.ua/rubric-economy/3701717-potreba-dunajskih-portiv-v-investiciah-sagae-120-miljoniv-kubrakov.html" text:style-name="Internet_20_link" text:visited-style-name="Visited_20_Internet_20_Link">
 <text:span text:style-name="T4">
дунайських</text:span>
 </text:a>
</text:p>
      <text:p text:style-name="P4">
«Дунайські порти досягли рекордних 12 суднозаходів і 90 тисяч тонн на добу. Цескладає ще додатково десятки мільйонів доларів щомісяця в <text:a xlink:type="simple" xlink:href="https://www.ukrinform.ua/tag-ekonomika" text:style-name="Internet_20_link" text:visited-style-name="Visited_20_Internet_20_Link">
</text:a>
 держави. У березні цього рокувстановлено абсолютний місячний рекорд вантажоперевалки – 2,8 мільйона тонн, ідобовий рекорд – 93,8 тис. тонн», - додав очільник Міністерства відновлення.</text:p>
      <text:p text:style-name="P4">
Як повідомлялося, через порти Ізмаїл, Рені та Усть-Дунайськ у 2022 роціпройшло понад 16 мільйонів тонн вантажів. Цього року Україна планує обробитищонайменше 20 мільйонів тонн.</text:p>
      <text:p text:style-name="P4">
Source: <text:a xlink:type="simple" xlink:href="https://www.ukrinform.ua/rubric-economy/3706458-ukraina-zarobila-dodatkovi-15-milarda-pisla-vidkritta-girla-bistre-dla-sudnoplavstva-kubrakov.html" text:style-name="Internet_20_link" text:visited-style-name="Visited_20_Internet_20_Link">
https://www.ukrinform.ua/rubric-economy/3706458-ukraina-zarobila-dodatkovi-15-milarda-pisla-vidkritta-girla-bistre-dla-sudnoplavstva-kubrakov.html</text:a>
</text:p>
      <!--NEWS-->
      <text:h text:style-name="P10" text:outline-level="1">
<text:span text:style-name="T4">
В Україні вийшла нова книга про українку-султану й таємниці османських правителів</text:span>
</text:h>
      <text:p text:style-name="P4">
Authors: Ukrinform (Person)</text:p>
      <text:p text:style-name="P4">
Publisher: Укринформ (Organization)</text:p>
      <text:p text:style-name="P4">
Published Time: 2023-05-08T20:08:00+03:00</text:p>
      <text:p text:style-name="P4">
Modified Time: 2023-05-08T20:08:00+03:00</text:p>
      <text:p text:style-name="P4">
Description: Після роману-трилогії про Роксолану, а ще раніше - про її землячку Хатідже Турхан (Надію з Поділля), українська письменниця Олександра Шутко написала детективний історичний роман про султану Шехсувар (Марію). — Укрінформ.</text:p>
      <text:p text:style-name="P4">
Images: ["<text:a xlink:type="simple" xlink:href="https://static.ukrinform.com/photos/2023_05/thumb_files/630_360_1683565004-171.jpg" text:style-name="Internet_20_link" text:visited-style-name="Visited_20_Internet_20_Link">
630_360_16835...</text:a>
", "<text:a xlink:type="simple" xlink:href="https://static.ukrinform.com/photos/2023_05/1683565004-924.jpg" text:style-name="Internet_20_link" text:visited-style-name="Visited_20_Internet_20_Link">
1683565004-92...</text:a>
"]</text:p>
      <text:p text:style-name="P4">
Tags: ['Історія', 'Книги', 'Україна', 'Туреччина', 'Детектив']</text:p>
      <text:p text:style-name="P4">
Type: Article</text:p>
      <!--METADATA-->
      <text:p text:style-name="P4">
<draw:frame draw:style-name="fr1" draw:name="Image294" text:anchor-type="as-char" svg:width="6.9236in" svg:height="3.956343in" draw:z-index="0">
<draw:image xlink:href="../Images/yкринформ/2023-05-08T20-08-00-03-00/630_360_1683565004-171.jpg" xlink:type="simple" xlink:show="embed" xlink:actuate="onLoad" draw:mime-type="image/jpeg"/>
</draw:frame>
 Післяроману-трилогії про Роксолану, а ще раніше - про її землячку Хатідже Турхан(Надію з Поділля), українська письменниця Олександра Шутко написаладетективний історичний роман про султану Шехсувар (Марію).</text:p>
      <text:p text:style-name="P4">
Про роман, головних героїв та процес його написання письменниця розповілаУкрінформу.</text:p>
      <text:p text:style-name="P4">
<draw:frame draw:style-name="fr1" draw:name="Image295" text:anchor-type="as-char" svg:width="6.9236in" svg:height="3.894525in" draw:z-index="0">
<draw:image xlink:href="../Images/yкринформ/2023-05-08T20-08-00-03-00/1683565004-924.jpg" xlink:type="simple" xlink:show="embed" xlink:actuate="onLoad" draw:mime-type="image/jpeg"/>
</draw:frame>
</text:p>
      <text:p text:style-name="P4">
“Це третя султана-українка, яка стала матір’ю султана Османа ІІІ (рокиправління – 1754–1757). Він відомий тим, що найстаршим – у 55 років зійшов натрон. До цього півстоліття просидів зачиненим у покоях палацу Топкапи, якіотримали назву «золота клітка», - розповіла письменниця.</text:p>
      <text:p text:style-name="P4">
Правління Османа ІІІ було нетривалим (2 роки, 10 місяців і 18 днів) танасиченим катаклізмами: неймовірно морозними зимами у Стамбулі, під час якихзамерзла навіть затока Золотий Ріг; руйнівними пожежами, що знищили значнучастину приватних та громадських будівель; землетрусами й епідемією чуми, яказабрала сотні життів.</text:p>
      <text:p text:style-name="P4">
<text:span text:style-name="T4">
Читайте також:</text:span>
 <text:a xlink:type="simple" xlink:href="https://www.ukrinform.ua/rubric-culture/3704158-ukrainska-agencia-bickerstaff734-vipustila-knigu-pro-vikradenna-rosianami-ditej.html" text:style-name="Internet_20_link" text:visited-style-name="Visited_20_Internet_20_Link">
 <text:span text:style-name="T4">
книгу</text:span>
 </text:a>
</text:p>
      <text:p text:style-name="P4">
“Але найбільше запам’яталася серія підозрілих смертей у палаці Топкапи, якісколихнули суспільство та яничарів. Ідеться про втрати серед шехзаде – синівАхмеда ІІІ від різних матерів, які сиділи замкненими у кафесі. ВідтакСтамбулом ширилися чутки про отруєння престолонаступників за наказомправлячого султана Османа ІІІ. Той нібито прагнув усунути братів, аби вони незазіхали на трон та владу”, - каже авторка роману.</text:p>
      <text:p text:style-name="P4">
За її словами, Осман ІІІ і сам жив під страхом стати наступною жертвоютаємничого вбивці, який орудував у його палаці, але ким був цей душогуб -ніхто не знав. Відповідь на це запитання знайшов головний євнух гарему.</text:p>
      <text:p text:style-name="P4">
«Така історія мені видалася цікавою і надихнула на створення детективногоісторичного роману. Перед його написанням я мріяла пошукати натхнення влегендарному готелі Стамбула Pera Palace, в якому Агата Крісті працювала наднайвідомішим детективом «Убивство у Східному експресі», але через війну несклалося. Тож свою книгу я писала в Києві під звуки сирен та вибухів», –ділиться враженнями Олександра Шутко.</text:p>
      <text:p text:style-name="P4">
<text:span text:style-name="T4">
Читайте також:</text:span>
 <text:a xlink:type="simple" xlink:href="https://www.ukrinform.ua/rubric-culture/3705915-v-ukraini-zapocatkuvali-proekt-kniga-na-front.html" text:style-name="Internet_20_link" text:visited-style-name="Visited_20_Internet_20_Link">
 <text:span text:style-name="T4">
Книга</text:span>
 </text:a>
</text:p>
      <text:p text:style-name="P4">
Задля створення детективного роману письменниця вивчала архівні документи тарозвідки турецьких дослідників.</text:p>
      <text:p text:style-name="P4">
Але найбільше інформації, каже, вдалося отримати від сучасників Османа ІІІ –угорця за походженням Франца Тотта (1733—1793), який як секретар свого дядька– французького посла Шарля Грав’є, шевальє де Вержена відвідав 1755 рокуСтамбул і видав «Записки про турків і татар», та польської лікарки СоломеїРусецької, котра 1760 року стала окулісткою султанського гарему. Її спогади,викладені у книзі-щоденнику «Авантури мого життя», проливають світло на життяналожниць султана та його сестер, з якими вона особисто спілкувалася.</text:p>
      <text:p text:style-name="P4">
Все це, за словами Олександри Шутко, дозволило відтворити події з життя ОсманаІІІ та його наступника – Мустафи ІІІ, і розкрити таємницю дивних смертей усултанському палаці.</text:p>
      <text:p text:style-name="P4">
<text:span text:style-name="T4">
Читайте також:</text:span>
 <text:a xlink:type="simple" xlink:href="https://www.ukrinform.ua/rubric-regions/3701270-u-zitomiri-prezentuvali-knigu-pro-gorodisa-mista-j-okolic.html" text:style-name="Internet_20_link" text:visited-style-name="Visited_20_Internet_20_Link">
 <text:span text:style-name="T4">
книгу</text:span>
 </text:a>
</text:p>
      <text:p text:style-name="P4">
Наприкінці детективного історичного роману міститься список опрацьованихджерел та залучених ілюстрацій.</text:p>
      <text:p text:style-name="P4">
Як повідомляв Укрінформ <text:a xlink:type="simple" xlink:href="https://www.ukrinform.ua/rubric-culture/3660531-v-ukraini-vijsla-ostanna-kniga-trilogii-pro-roksolanu.html" text:style-name="Internet_20_link" text:visited-style-name="Visited_20_Internet_20_Link">
 </text:a>
 усічні цього року в Україні <text:a xlink:type="simple" xlink:href="https://www.ukrinform.ua/rubric-culture/3660531-v-ukraini-vijsla-ostanna-kniga-trilogii-pro-roksolanu.html" text:style-name="Internet_20_link" text:visited-style-name="Visited_20_Internet_20_Link">
 </text:a>
історичної трилогії про Роксолану «Роксолана. Союз із сефевідами», в якійідеться про укладання 1555 року Амасійського мирного договору між Османськоюімперією та сефевідським Іраном після 40-річної війни.</text:p>
      <text:p text:style-name="P4">
<text:span text:style-name="T5">
Фото: Олександра Шутко</text:span>
</text:p>
      <text:p text:style-name="P4">
Source: <text:a xlink:type="simple" xlink:href="https://www.ukrinform.ua/rubric-culture/3706460-v-ukraini-vijsla-nova-kniga-pro-ukrainkusultanu-j-taemnici-osmanskih-praviteliv.html" text:style-name="Internet_20_link" text:visited-style-name="Visited_20_Internet_20_Link">
https://www.ukrinform.ua/rubric-culture/3706460-v-ukraini-vijsla-nova-kniga-pro-ukrainkusultanu-j-taemnici-osmanskih-praviteliv.html</text:a>
</text:p>
      <!--NEWS-->
      <text:h text:style-name="P10" text:outline-level="1">
<text:span text:style-name="T4">
Єврокомісар засудив ракетну атаку на Одесу</text:span>
</text:h>
      <text:p text:style-name="P4">
Authors: Ukrinform (Person)</text:p>
      <text:p text:style-name="P4">
Publisher: Укринформ (Organization)</text:p>
      <text:p text:style-name="P4">
Published Time: 2023-05-08T20:14:00+03:00</text:p>
      <text:p text:style-name="P4">
Modified Time: 2023-05-08T20:14:00+03:00</text:p>
      <text:p text:style-name="P4">
Description: Європейський комісар з питань гуманітарної допомоги Янез Ленарчич засудив ракетну атаку російських військ на Одесу, внаслідок якої постраждав гуманітарний склад Червоного Хреста. — Укрінформ.</text:p>
      <text:p text:style-name="P4">
Images: ["<text:a xlink:type="simple" xlink:href="https://static.ukrinform.com/photos/2023_05/thumb_files/630_360_1683566031-127.jpg" text:style-name="Internet_20_link" text:visited-style-name="Visited_20_Internet_20_Link">
630_360_16835...</text:a>
"]</text:p>
      <text:p text:style-name="P4">
Tags: ['Обстріл', 'Одеса', 'Ракета', 'Війна з росією']</text:p>
      <text:p text:style-name="P4">
Type: Article</text:p>
      <!--METADATA-->
      <text:p text:style-name="P4">
<draw:frame draw:style-name="fr1" draw:name="Image296" text:anchor-type="as-char" svg:width="6.9236in" svg:height="3.956343in" draw:z-index="0">
<draw:image xlink:href="../Images/yкринформ/2023-05-08T20-14-00-03-00/630_360_1683566031-127.jpg" xlink:type="simple" xlink:show="embed" xlink:actuate="onLoad" draw:mime-type="image/jpeg"/>
</draw:frame>
Європейський комісар з питань гуманітарної допомоги Янез Ленарчич засудивракетну атаку російських військ на Одесу, внаслідок якої постраждавгуманітарний склад Червоного Хреста.</text:p>
      <text:p text:style-name="P4">
Про це він написав у <text:a xlink:type="simple" xlink:href="https://twitter.com/JanezLenarcic/status/1655612674728763392" text:style-name="Internet_20_link" text:visited-style-name="Visited_20_Internet_20_Link">
</text:a>
, передає Укрінформ.</text:p>
      <text:p text:style-name="P4">
"Сьогодні внаслідок російського ракетного удару по <text:a xlink:type="simple" xlink:href="https://www.ukrinform.ua/tag-odesa" text:style-name="Internet_20_link" text:visited-style-name="Visited_20_Internet_20_Link">
</text:a>
 знищено гуманітарний склад ЧервоногоХреста. Рятівна допомога, що призначалася для найбільш незахищених верствнаселення, вигоріла вщент. Атаки на гуманітарні структури є грубим порушеннямміжнародного гуманітарного права", - написав Ленарчич.</text:p>
      <text:p text:style-name="Quotations">

<text:p text:style-name="P4">
Today a Russian missile attack on Odesa destroyed a Red Cross humanitarian&gt;
 warehouse.  &gt;
  &gt;
  Life-saving aid that was meant for the most vulnerable has now burnt to&gt;
 ashes.  &gt;
  &gt;
  Attacks on humanitarian structures are a flagrant violation of&gt;
 International Humanitarian Law. <text:a xlink:type="simple" xlink:href="https://twitter.com/hashtag/NotATarget" text:style-name="Internet_20_link" text:visited-style-name="Visited_20_Internet_20_Link">
&gt;
 </text:a>
 <text:a xlink:type="simple" xlink:href="https://t.co/0WgW4EWHeY" text:style-name="Internet_20_link" text:visited-style-name="Visited_20_Internet_20_Link">
&gt;
 </text:a>
&gt;
&gt;
 — Janez Lenarčič (@JanezLenarcic) <text:a xlink:type="simple" xlink:href="https://twitter.com/JanezLenarcic/status/1655612674728763392" text:style-name="Internet_20_link" text:visited-style-name="Visited_20_Internet_20_Link">
&gt;
 </text:a>
</text:p>

</text:p>
      <text:p text:style-name="P4">
Як повідомлялося, на Одещині внаслідок ракетного удару 8 травня повністю <text:a xlink:type="simple" xlink:href="https://www.ukrinform.ua/rubric-ato/3706316-udar-rf-znisiv-sklad-cervonogo-hresta-z-gumanitarnou-dopomogou-na-odesini.html" text:style-name="Internet_20_link" text:visited-style-name="Visited_20_Internet_20_Link">
</text:a>
 від Товариства ЧервоногоХреста України.</text:p>
      <text:p text:style-name="P4">
<text:span text:style-name="T4">
Читайте також:</text:span>
 <text:a xlink:type="simple" xlink:href="https://www.ukrinform.ua/rubric-ato/3704634-gumenuk-rozpovila-pro-nezvicnij-sposib-ataki-droniv-na-odesu.html" text:style-name="Internet_20_link" text:visited-style-name="Visited_20_Internet_20_Link">
 <text:span text:style-name="T4">
Одесу</text:span>
 </text:a>
</text:p>
      <text:p text:style-name="P4">
8 травня відзначається Всесвітній день Червоного Хреста та ЧервоногоПівмісяця.</text:p>
      <text:p text:style-name="P4">
<text:span text:style-name="T5">
Фото: Marcin Obara/PAP</text:span>
</text:p>
      <text:p text:style-name="P4">
Source: <text:a xlink:type="simple" xlink:href="https://www.ukrinform.ua/rubric-polytics/3706464-evrokomisar-zasudiv-raketnu-ataku-na-odesu.html" text:style-name="Internet_20_link" text:visited-style-name="Visited_20_Internet_20_Link">
https://www.ukrinform.ua/rubric-polytics/3706464-evrokomisar-zasudiv-raketnu-ataku-na-odesu.html</text:a>
</text:p>
      <!--NEWS-->
      <text:h text:style-name="P10" text:outline-level="1">
<text:span text:style-name="T4">
Суд у Німеччині заборонив російські прапори 9 травня у Берліні</text:span>
</text:h>
      <text:p text:style-name="P4">
Authors: Ukrinform (Person)</text:p>
      <text:p text:style-name="P4">
Publisher: Укринформ (Organization)</text:p>
      <text:p text:style-name="P4">
Published Time: 2023-05-08T20:18:00+03:00</text:p>
      <text:p text:style-name="P4">
Modified Time: 2023-05-08T20:18:00+03:00</text:p>
      <text:p text:style-name="P4">
Description: Вищий адміністративний суд німецьких федеральних земель Берлін та Бранденбург задовольнив скаргу берлінської поліції на скасування заборони приносити російські та радянські прапори до меморіалів у німецькій столиці 9 травня. — Укрінформ.</text:p>
      <text:p text:style-name="P4">
Images: ["<text:a xlink:type="simple" xlink:href="https://static.ukrinform.com/photos/2018_07/thumb_files/630_360_1532017869-1678.jpg" text:style-name="Internet_20_link" text:visited-style-name="Visited_20_Internet_20_Link">
630_360_15320...</text:a>
"]</text:p>
      <text:p text:style-name="P4">
Tags: ['Берлін', 'Прапор', 'Суд', '9 травня', 'росія']</text:p>
      <text:p text:style-name="P4">
Type: Article</text:p>
      <!--METADATA-->
      <text:p text:style-name="P4">
<draw:frame draw:style-name="fr1" draw:name="Image297" text:anchor-type="as-char" svg:width="6.9236in" svg:height="3.956343in" draw:z-index="0">
<draw:image xlink:href="../Images/yкринформ/2023-05-08T20-18-00-03-00/630_360_1532017869-1678.jpg" xlink:type="simple" xlink:show="embed" xlink:actuate="onLoad" draw:mime-type="image/jpeg"/>
</draw:frame>
 Вищийадміністративний суд німецьких федеральних земель Берлін та Бранденбургзадовольнив скаргу берлінської поліції на скасування заборони приноситиросійські та радянські прапори до меморіалів у німецькій столиці 9 травня.</text:p>
      <text:p text:style-name="P4">
Про це повідомляє <text:a xlink:type="simple" xlink:href="https://www.dw.com/uk/visij-adminsud-zaboroniv-prapori-rf-9-travna-u-berlini/a-65554991" text:style-name="Internet_20_link" text:visited-style-name="Visited_20_Internet_20_Link">
 </text:a>
 , передає Укрінформ.</text:p>
      <text:p text:style-name="P4">
"У нинішньому контексті це може бути витлумачено як вираження симпатії довійни. Явно цілеспрямоване посилення російських авіаударів по Україні та їїцивільному населенню сьогодні сприяє подальшому загостренню конфлікту тапоказує, що не можна розділяти святкування закінчення війни та відновлення <text:a xlink:type="simple" xlink:href="https://www.ukrinform.ua/tag-vijna" text:style-name="Internet_20_link" text:visited-style-name="Visited_20_Internet_20_Link">
</text:a>
 в Україні”, - йдеться у заяві суду.</text:p>
      <text:p text:style-name="P4">
Це рішення є остаточним та оскарженню не підлягає.</text:p>
      <text:p text:style-name="P4">
<text:span text:style-name="T4">
Читайте також:</text:span>
 <text:a xlink:type="simple" xlink:href="https://www.ukrinform.ua/rubric-world/3706040-demonstracia-georgiivskoi-stricki-e-kriminalnim-zlocinom-vitsche-berlin.html" text:style-name="Internet_20_link" text:visited-style-name="Visited_20_Internet_20_Link">
 </text:a>
</text:p>
      <text:p text:style-name="P4">
Як повідомлялося, поліція Берліна 5 травня оголосила <text:a xlink:type="simple" xlink:href="https://www.ukrinform.ua/rubric-world/3705242-na-memorialah-u-berlini-zaboronili-ukrainski-ta-rosijski-prapori-na-travnevi-svata.html" text:style-name="Internet_20_link" text:visited-style-name="Visited_20_Internet_20_Link">
</text:a>
 поблизунайбільших меморіалів загиблим радянським воїнам, мотивуючи це бажаннямзабезпечити порядок.</text:p>
      <text:p text:style-name="P4">
Проте того ж дня <text:a xlink:type="simple" xlink:href="https://www.ukrinform.ua/rubric-world/3705448-aktivisti-u-berlini-domoglisa-skasuvanna-zaboroni-na-ukrainski-prapori-8-ta-9-travna.html" text:style-name="Internet_20_link" text:visited-style-name="Visited_20_Internet_20_Link">
 </text:a>
 .</text:p>
      <text:p text:style-name="P4">
<text:span text:style-name="T4">
Читайте також:</text:span>
 <text:a xlink:type="simple" xlink:href="https://www.ukrinform.ua/rubric-world/3706296-posol-ukraini-u-berlini-vsanuvav-pamat-zagiblih-u-drugij-svitovij-vijni.html" text:style-name="Internet_20_link" text:visited-style-name="Visited_20_Internet_20_Link">
 </text:a>
</text:p>
      <text:p text:style-name="P4">
6 травня суд Берліна призупинив дію заборони на використання російського тарадянського прапорів та георгіївської стрічки під час заходів 8-9 травня.Поліція Берліна подала скаргу до Вищого адміністративного суду Берліна-Бранденбурга на це рішення.</text:p>
      <text:p text:style-name="P4">
Source: <text:a xlink:type="simple" xlink:href="https://www.ukrinform.ua/rubric-world/3706467-sud-u-nimeccini-zaboroniv-rosijski-prapori-9-travna-u-berlini.html" text:style-name="Internet_20_link" text:visited-style-name="Visited_20_Internet_20_Link">
https://www.ukrinform.ua/rubric-world/3706467-sud-u-nimeccini-zaboroniv-rosijski-prapori-9-travna-u-berlini.html</text:a>
</text:p>
      <!--NEWS-->
      <text:h text:style-name="P10" text:outline-level="1">
<text:span text:style-name="T4">
Голова Закарпатської ОВА провів день на інвалідному візку, щоб дослідити інфраструктуру Ужгорода</text:span>
</text:h>
      <text:p text:style-name="P4">
Authors: Ukrinform (Person)</text:p>
      <text:p text:style-name="P4">
Publisher: Укринформ (Organization)</text:p>
      <text:p text:style-name="P4">
Published Time: 2023-05-08T20:20:00+03:00</text:p>
      <text:p text:style-name="P4">
Modified Time: 2023-05-08T20:20:00+03:00</text:p>
      <text:p text:style-name="P4">
Description: Голова Закарпатської ОВА провів день на інвалідному візку, щоб дослідити інфраструктуру Ужгорода на предмет доступу до людей з інвалідністю. — Укрінформ.</text:p>
      <text:p text:style-name="P4">
Images: ["<text:a xlink:type="simple" xlink:href="https://static.ukrinform.com/photos/2023_05/thumb_files/630_360_1683566447-477.jpg" text:style-name="Internet_20_link" text:visited-style-name="Visited_20_Internet_20_Link">
630_360_16835...</text:a>
"]</text:p>
      <text:p text:style-name="P4">
Tags: ['Інвалідність', 'Ужгород', 'Інклюзивні програми', 'Безбар’єрність']</text:p>
      <text:p text:style-name="P4">
Type: Article</text:p>
      <!--METADATA-->
      <text:p text:style-name="P4">
<draw:frame draw:style-name="fr1" draw:name="Image298" text:anchor-type="as-char" svg:width="6.9236in" svg:height="3.956343in" draw:z-index="0">
<draw:image xlink:href="../Images/yкринформ/2023-05-08T20-20-00-03-00/630_360_1683566447-477.jpg" xlink:type="simple" xlink:show="embed" xlink:actuate="onLoad" draw:mime-type="image/jpeg"/>
</draw:frame>
 ГоловаЗакарпатської ОВА провів день на інвалідному візку, щоб дослідитиінфраструктуру Ужгорода на предмет доступу до людей з інвалідністю.</text:p>
      <text:p text:style-name="P4">
Про це повідомив у <text:a xlink:type="simple" xlink:href="https://www.facebook.com/permalink.php" text:style-name="Internet_20_link" text:visited-style-name="Visited_20_Internet_20_Link">
</text:a>
голова Закарпатської ОВА Віктор Микита, передає Укрінформ.</text:p>
      <text:p text:style-name="P4">
"Сьогодні разом із Надією Дьолог (спортсменка, чемпіонка України, Європи тасвіту з фехутвання на візках - ред.) вирішив тимчасово пересісти на інваліднийвізок та особисто відчути, що таке барʼєри для людей з обмеженимиможливостями, які вони долають щодня. " - написав Микита.</text:p>
      <text:p text:style-name="P4">
На фото, які опублікував Микита, видно, що досліджували чиновники зіспортсменкою місто Ужгород - переважно його центр та площі.</text:p>
      <text:p text:style-name="P4">
"Нещодавно Україна разом зі світовою спільнотою відзначала Міжнародний деньборотьби за права <text:a xlink:type="simple" xlink:href="https://www.ukrinform.ua/tag-invalidnist" text:style-name="Internet_20_link" text:visited-style-name="Visited_20_Internet_20_Link">
 </text:a>
 . Цей деньпокликаний звернути увагу на проблеми, пов'язані із захистом прав людей зобмеженими можливостями. Та чи повинні особи з інвалідністю боротися за те, щомає бути нормою у будь-якому цивілізованому суспільстві? І чи є безбарʼєрниминаші громади?" - акцентував Микита.</text:p>
      <text:p text:style-name="P4">
<text:span text:style-name="T4">
Читайте також:</text:span>
 <text:a xlink:type="simple" xlink:href="https://www.ukrinform.ua/rubric-society/3705006-lubinec-zaklikav-do-zmini-paradigmi-u-stavlenni-do-ludej-z-invalidnistu.html" text:style-name="Internet_20_link" text:visited-style-name="Visited_20_Internet_20_Link">
 <text:span text:style-name="T4">
інвалід</text:span>
 </text:a>
</text:p>
      <text:p text:style-name="P4">
Як згодом повідомили в Закарпатській ОВА, Закарпаття підтримує Національнустратегію зі створення безбар’єрного простору в Україні на період до 2030 року- відповідну Декларацію в межах конференції «Безбарʼєрна Україна» підписавВіктор Микита.</text:p>
      <text:p text:style-name="P4">
За його словами, розбудова доступного середовища – у фокусі уваги, аджейдеться про норми цивілізованого розвиненого суспільства.</text:p>
      <text:p text:style-name="P4">
<text:span text:style-name="T5">
Фото: Віктор Микита / Фейсбук</text:span>
</text:p>
      <text:p text:style-name="P4">
Source: <text:a xlink:type="simple" xlink:href="https://www.ukrinform.ua/rubric-regions/3706468-golova-zakarpatskoi-ova-proviv-den-na-invalidnomu-vizku-sob-dosliditi-infrastrukturu-uzgoroda.html" text:style-name="Internet_20_link" text:visited-style-name="Visited_20_Internet_20_Link">
https://www.ukrinform.ua/rubric-regions/3706468-golova-zakarpatskoi-ova-proviv-den-na-invalidnomu-vizku-sob-dosliditi-infrastrukturu-uzgoroda.html</text:a>
</text:p>
      <!--NEWS-->
      <text:h text:style-name="P10" text:outline-level="1">
<text:span text:style-name="T4">
Українець проїде майже 7 000 кілометрів через три континенти - збиратиме гроші для ветеранів</text:span>
</text:h>
      <text:p text:style-name="P4">
Authors: Ukrinform (Person)</text:p>
      <text:p text:style-name="P4">
Publisher: Укринформ (Organization)</text:p>
      <text:p text:style-name="P4">
Published Time: 2023-05-08T20:22:00+03:00</text:p>
      <text:p text:style-name="P4">
Modified Time: 2023-05-08T20:22:00+03:00</text:p>
      <text:p text:style-name="P4">
Description: Британсько-український підприємець Павло Танасюк має намір проїхати на велосипеді майже 7 000 кілометрів через три континенти, щоб зібрати кошти на підтримку українських ветеранів. — Укрінформ.</text:p>
      <text:p text:style-name="P4">
Images: ["<text:a xlink:type="simple" xlink:href="https://static.ukrinform.com/photos/2023_05/thumb_files/630_360_1683559596-758.jpg" text:style-name="Internet_20_link" text:visited-style-name="Visited_20_Internet_20_Link">
630_360_16835...</text:a>
", "<text:a xlink:type="simple" xlink:href="https://static.ukrinform.com/photos/2021_08/1630330165-880.jpg" text:style-name="Internet_20_link" text:visited-style-name="Visited_20_Internet_20_Link">
1630330165-88...</text:a>
"]</text:p>
      <text:p text:style-name="P4">
Tags: ['Бізнес', 'США', 'Україна', 'Велосипед', 'Ветерани війни', 'Подорож']</text:p>
      <text:p text:style-name="P4">
Type: Article</text:p>
      <!--METADATA-->
      <text:p text:style-name="P4">
<draw:frame draw:style-name="fr1" draw:name="Image299" text:anchor-type="as-char" svg:width="6.9236in" svg:height="3.956343in" draw:z-index="0">
<draw:image xlink:href="../Images/yкринформ/2023-05-08T20-22-00-03-00/630_360_1683559596-758.jpg" xlink:type="simple" xlink:show="embed" xlink:actuate="onLoad" draw:mime-type="image/jpeg"/>
</draw:frame>
Британсько-український підприємець Павло Танасюк має намір проїхати навелосипеді майже 7 000 кілометрів через три континенти, щоб зібрати кошти напідтримку українських ветеранів.</text:p>
      <text:p text:style-name="P4">
Про це Укрінформу повідомили у пресслужбі Танасюка.</text:p>
      <text:p text:style-name="P4">
<draw:frame draw:style-name="fr1" draw:name="Image300" text:anchor-type="as-char" svg:width="6.9236in" svg:height="4.442643in" draw:z-index="0">
<draw:image xlink:href="../Images/yкринформ/2023-05-08T20-22-00-03-00/1630330165-880.jpg" xlink:type="simple" xlink:show="embed" xlink:actuate="onLoad" draw:mime-type="image/jpeg"/>
</draw:frame>
</text:p>
      <text:p text:style-name="P4">
Як зазначається у повідомленні, британсько-український підприємець тазасновник космічної компанії Spacebit готується вирушити у самостійну подорожна <text:a xlink:type="simple" xlink:href="https://www.ukrinform.ua/tag-velosiped" text:style-name="Internet_20_link" text:visited-style-name="Visited_20_Internet_20_Link">
 </text:a>
 . Маршрут подорожі Ride forVictory буде 6 993 км завдовжки, що відповідає дистанції, на якій зараз триваєзахист українського кордону від російських агресорів. Маршрут включатиме 5 000км у США, 1 500 км в Японії та 493 км в Європі. Перший етап подорожірозпочнеться у США наприкінці травня 2023 року.</text:p>
      <text:p text:style-name="P4">
"Кожен кілометр цієї подорожі буде відданим шануванням стійкості, рішучості танепохитному духу українського народу. А всі кошти, зібрані в рамках проектуRide for Victory, підуть на підтримку тих, хто служив своїй країні, – зокрема,на надання протезів та психологічної підтримки ветеранам", – сказав Танасюк.</text:p>
      <text:p text:style-name="P4">
<text:span text:style-name="T4">
Читайте також:</text:span>
 <text:a xlink:type="simple" xlink:href="https://www.ukrinform.ua/rubric-society/3692964-na-stancii-akademik-vernadskij-vidbulasa-rotacia-ekspedicij.html" text:style-name="Internet_20_link" text:visited-style-name="Visited_20_Internet_20_Link">
 </text:a>
</text:p>
      <text:p text:style-name="P4">
Велосипед підприємця буде прикрашений кольорами прапора України – прапора,який незабаром вирушить на Місяць в рамках космічної місії приземлення, в якійбере участь компанія Spacebit.</text:p>
      <text:p text:style-name="P4">
Як повідомляється, Танасюк представив свої плани на благодійному заході HeroesSupport Heroes, який днями відбувся у Вашингтоні, округ Колумбія, і включавукраїнську делегацію, до якої входили міністр у справах ветеранів України тавиконавчий директор Фонду ветеранів України.</text:p>
      <text:p text:style-name="P4">
Як повідомлялося, британська компанія Spacebit розробила місяцехід, якийготують у 2023 році відправити на Місяць, щоб дослідити його поверхню.</text:p>
      <text:p text:style-name="P4">
<text:span text:style-name="T4">
Читайте також:</text:span>
 <text:a xlink:type="simple" xlink:href="https://www.ukrinform.ua/rubric-society/3689534-do-105ricca-ukrinformu-na-versini-etni-rozgornuli-prapor-agentstva.html" text:style-name="Internet_20_link" text:visited-style-name="Visited_20_Internet_20_Link">
 </text:a>
</text:p>
      <text:p text:style-name="P4">
За даними <text:a xlink:type="simple" xlink:href="https://suspilne.media/467090-britanska-kompania-aku-zasnuvav-zitomiranin-gotue-kosmicnu-misiu-na-misac/" text:style-name="Internet_20_link" text:visited-style-name="Visited_20_Internet_20_Link">
 </text:a>
 , місія була запланована насередину травня, але через невдачу колег із Японії зараз проводять щедодаткові перевірки та тестування. До того місія кілька разів переносилася.</text:p>
      <text:p text:style-name="P4">
Source: <text:a xlink:type="simple" xlink:href="https://www.ukrinform.ua/rubric-society/3706470-ukrainec-proide-majze-7-000-kilometriv-cerez-tri-kontinenti-zbiratime-grosi-dla-veteraniv.html" text:style-name="Internet_20_link" text:visited-style-name="Visited_20_Internet_20_Link">
https://www.ukrinform.ua/rubric-society/3706470-ukrainec-proide-majze-7-000-kilometriv-cerez-tri-kontinenti-zbiratime-grosi-dla-veteraniv.html</text:a>
</text:p>
      <!--NEWS-->
      <text:h text:style-name="P10" text:outline-level="1">
<text:span text:style-name="T4">
Україна має отримати конкретний план вступу до НАТО - глава МЗС Естонії</text:span>
</text:h>
      <text:p text:style-name="P4">
Authors: Ukrinform (Person)</text:p>
      <text:p text:style-name="P4">
Publisher: Укринформ (Organization)</text:p>
      <text:p text:style-name="P4">
Published Time: 2023-05-08T20:31:07+03:00</text:p>
      <text:p text:style-name="P4">
Modified Time: 2023-05-08T20:31:07+03:00</text:p>
      <text:p text:style-name="P4">
Description: Міністр закордонних справ Естонії Маргус Цахкна вважає, що країни-члени НАТО повинні визначити конкретні кроки для того, щоб Україна приєдналася до Альянсу. — Укрінформ.</text:p>
      <text:p text:style-name="P4">
Images: ["<text:a xlink:type="simple" xlink:href="https://static.ukrinform.com/photos/2017_04/thumb_files/630_360_1493306555-1762.jpg" text:style-name="Internet_20_link" text:visited-style-name="Visited_20_Internet_20_Link">
630_360_14933...</text:a>
"]</text:p>
      <text:p text:style-name="P4">
Tags: ['Естонія', 'НАТО']</text:p>
      <text:p text:style-name="P4">
Type: Article</text:p>
      <!--METADATA-->
      <text:p text:style-name="P4">
<draw:frame draw:style-name="fr1" draw:name="Image301" text:anchor-type="as-char" svg:width="6.9236in" svg:height="3.956343in" draw:z-index="0">
<draw:image xlink:href="../Images/yкринформ/2023-05-08T20-31-07-03-00/630_360_1493306555-1762.jpg" xlink:type="simple" xlink:show="embed" xlink:actuate="onLoad" draw:mime-type="image/jpeg"/>
</draw:frame>
 Міністрзакордонних справ Естонії Маргус Цахкна вважає, що країни-члени НАТО повиннівизначити конкретні кроки для того, щоб Україна приєдналася до Альянсу.</text:p>
      <text:p text:style-name="P4">
Про це він заявив в інтерв’ю <text:a xlink:type="simple" xlink:href="https://www.bloomberg.com/news/articles/2023-05-08/ukraine-should-get-concrete-path-to-join-nato-estonia-says" text:style-name="Internet_20_link" text:visited-style-name="Visited_20_Internet_20_Link">
</text:a>
 , передаєУкрінформ.</text:p>
      <text:p text:style-name="P4">
«Вже недостатньо просто повторювати позицію про те, що Україну вітають у НАТО.Ми повинні рухатися вперед, щоб дати сильний сигнал про подальші крокиУкраїни, коли лідери зберуться у Вільнюсі влітку цього року (на саміт НАТО –ред.)", - сказав Цахкна.</text:p>
      <text:p text:style-name="P4">
На зустрічі з генсеком НАТО Єнсом Столтенбергом у п'ятницю він заявив, що метаЕстонії – надати Україні чітку "дорожню карту" щодо членства у НАТО наВільнюському саміті та підтвердити політику відкритих дверей Альянсу.</text:p>
      <text:p text:style-name="P4">
<text:span text:style-name="T4">
Читайте також:</text:span>
 <text:a xlink:type="simple" xlink:href="https://www.ukrinform.ua/rubric-polytics/3706267-formuetsa-koalicia-krain-dla-pidtrimki-evroatlanticnoi-integracii-ukraini-kornienko.html" text:style-name="Internet_20_link" text:visited-style-name="Visited_20_Internet_20_Link">
 </text:a>
</text:p>
      <text:p text:style-name="P4">
«Найбільш чітка та єдина можливість дати реальну гарантію безпеки для Українипісля війни — це членство в НАТО», — заявив глава МЗС Естонії.</text:p>
      <text:p text:style-name="P4">
Як повідомлялося, зустріч голів держав та урядів НАТО відбудеться у Вільнюсі11–12 липня 2023 року.</text:p>
      <text:p text:style-name="P4">
Президент Володимир Зеленський заявляв, що Україна готується до саміту <text:a xlink:type="simple" xlink:href="https://www.ukrinform.ua/tag-nato" text:style-name="Internet_20_link" text:visited-style-name="Visited_20_Internet_20_Link">
</text:a>
 у Вільнюсі та очікує на політичнезапрошення до Альянсу.</text:p>
      <text:p text:style-name="P4">
<text:span text:style-name="T4">
Читайте також:</text:span>
 <text:a xlink:type="simple" xlink:href="https://www.ukrinform.ua/rubric-polytics/3702189-estonia-z-pocatku-vijni-nadala-ukraini-dopomogi-na-bils-ak-100-miljoniv.html" text:style-name="Internet_20_link" text:visited-style-name="Visited_20_Internet_20_Link">
 <text:span text:style-name="T4">
Естонія</text:span>
 </text:a>
</text:p>
      <text:p text:style-name="P4">
Він також наголошував, що Україна має отримати дієві гарантії безпеки ще довступу до НАТО.</text:p>
      <text:p text:style-name="P4">
Міністр закордонних справ Дмитро Кулеба вважає, що НАТО має ухвалити політичнерішення, яке або визначить графік вступу України безпосередньо на саміті уВільнюсі, або зобов’яже представити його до кінця 2023 року.</text:p>
      <text:p text:style-name="P4">
<text:span text:style-name="T5">
Фото: err.ee</text:span>
</text:p>
      <text:p text:style-name="P4">
Source: <text:a xlink:type="simple" xlink:href="https://www.ukrinform.ua/rubric-polytics/3706473-ukraina-mae-otrimati-konkretnij-plan-vstupu-do-nato-glava-mzs-estonii.html" text:style-name="Internet_20_link" text:visited-style-name="Visited_20_Internet_20_Link">
https://www.ukrinform.ua/rubric-polytics/3706473-ukraina-mae-otrimati-konkretnij-plan-vstupu-do-nato-glava-mzs-estonii.html</text:a>
</text:p>
      <!--NEWS-->
      <text:h text:style-name="P10" text:outline-level="1">
<text:span text:style-name="T4">
Марченку не вдалося пробитися до «основи» турніру ATP серії Challenger в Австрії</text:span>
</text:h>
      <text:p text:style-name="P4">
Authors: Ukrinform (Person)</text:p>
      <text:p text:style-name="P4">
Publisher: Укринформ (Organization)</text:p>
      <text:p text:style-name="P4">
Published Time: 2023-05-08T20:31:10+03:00</text:p>
      <text:p text:style-name="P4">
Modified Time: 2023-05-08T20:31:10+03:00</text:p>
      <text:p text:style-name="P4">
Description: Українець Ілля Марченко достроково завершив виступ у відбірковому раунді турніру Асоціації тенісистів професіоналів (АТР) серії Challenger - Danube Upper Austria Open powered by SKE - у Маутгаузені (Австрія) із призовим фондом €118 тис. — Укрінформ.</text:p>
      <text:p text:style-name="P4">
Images: ["<text:a xlink:type="simple" xlink:href="https://static.ukrinform.com/photos/2023_05/thumb_files/630_360_1683565828-769.jpg" text:style-name="Internet_20_link" text:visited-style-name="Visited_20_Internet_20_Link">
630_360_16835...</text:a>
"]</text:p>
      <text:p text:style-name="P4">
Tags: ['Теніс', 'Марченко']</text:p>
      <text:p text:style-name="P4">
Type: Article</text:p>
      <!--METADATA-->
      <text:p text:style-name="P4">
<draw:frame draw:style-name="fr1" draw:name="Image302" text:anchor-type="as-char" svg:width="6.9236in" svg:height="3.956343in" draw:z-index="0">
<draw:image xlink:href="../Images/yкринформ/2023-05-08T20-31-10-03-00/630_360_1683565828-769.jpg" xlink:type="simple" xlink:show="embed" xlink:actuate="onLoad" draw:mime-type="image/jpeg"/>
</draw:frame>
 УкраїнецьІлля Марченко достроково завершив виступ у відбірковому раунді турніруАсоціації тенісистів професіоналів (АТР) серії Challenger - Danube UpperAustria Open powered by SKE - у Маутгаузені (Австрія) із призовим фондом €118тис.</text:p>
      <text:p text:style-name="P4">
У фіналі кваліфікації 6-й номеру «посіву» Марченко за рахунку 5:7, 2:4відмовився через травму догравати матч із посіяним під 7-м номером німцемЛукасом Герхом, передає Укрінформ.</text:p>
      <text:p text:style-name="P4">
Тенісисти провели на корті понад півтори години.</text:p>
      <text:p text:style-name="P4">
<text:span text:style-name="T4">
Читайте також:</text:span>
 <text:a xlink:type="simple" xlink:href="https://www.ukrinform.ua/rubric-sports/3706261-krutih-i-marcenko-polipsili-pozicii-u-svitovomu-tenisnomu-rejtingu.html" text:style-name="Internet_20_link" text:visited-style-name="Visited_20_Internet_20_Link">
 <text:span text:style-name="T4">
теніс</text:span>
 </text:a>
</text:p>
      <text:p text:style-name="P4">
Турнір у Маутгаузені триватиме до 14 травня.</text:p>
      <text:p text:style-name="P4">
Фото: btu.org.ua.</text:p>
      <text:p text:style-name="P4">
Source: <text:a xlink:type="simple" xlink:href="https://www.ukrinform.ua/rubric-sports/3706474-marcenku-ne-vdalosa-probitisa-do-osnovi-turniru-atp-serii-challenger-v-avstrii.html" text:style-name="Internet_20_link" text:visited-style-name="Visited_20_Internet_20_Link">
https://www.ukrinform.ua/rubric-sports/3706474-marcenku-ne-vdalosa-probitisa-do-osnovi-turniru-atp-serii-challenger-v-avstrii.html</text:a>
</text:p>
      <!--NEWS-->
      <text:h text:style-name="P10" text:outline-level="1">
<text:span text:style-name="T4">
Туреччина почала постачати газ до Європи та на Балкани</text:span>
</text:h>
      <text:p text:style-name="P4">
Authors: Ukrinform (Person)</text:p>
      <text:p text:style-name="P4">
Publisher: Укринформ (Organization)</text:p>
      <text:p text:style-name="P4">
Published Time: 2023-05-08T20:34:00+03:00</text:p>
      <text:p text:style-name="P4">
Modified Time: 2023-05-08T20:34:00+03:00</text:p>
      <text:p text:style-name="P4">
Description: Туреччина вже постачає газ в Європу, зокрема країни Східної, Південно-Східної Європи та Балкан. — Укрінформ.</text:p>
      <text:p text:style-name="P4">
Images: ["<text:a xlink:type="simple" xlink:href="https://static.ukrinform.com/photos/2023_05/thumb_files/630_360_1683567177-809.jpg" text:style-name="Internet_20_link" text:visited-style-name="Visited_20_Internet_20_Link">
630_360_16835...</text:a>
"]</text:p>
      <text:p text:style-name="P4">
Tags: ['Європа', 'Газ', 'Туреччина', 'Балкани']</text:p>
      <text:p text:style-name="P4">
Type: Article</text:p>
      <!--METADATA-->
      <text:p text:style-name="P4">
<draw:frame draw:style-name="fr1" draw:name="Image303" text:anchor-type="as-char" svg:width="6.9236in" svg:height="3.956343in" draw:z-index="0">
<draw:image xlink:href="../Images/yкринформ/2023-05-08T20-34-00-03-00/630_360_1683567177-809.jpg" xlink:type="simple" xlink:show="embed" xlink:actuate="onLoad" draw:mime-type="image/jpeg"/>
</draw:frame>
 Туреччинавже постачає газ в Європу, зокрема країни Східної, Південно-Східної Європи таБалкан.</text:p>
      <text:p text:style-name="P4">
Про це повідомив Міністр закордонних справ Туреччини Мевлют Чавушоглу,повідомляє Укрінформ з посиланням на <text:a xlink:type="simple" xlink:href="https://www.trthaber.com/haber/gundem/bakan-cavusoglu-avrupaya-gaz-tedarigine-basladik-765670.html" text:style-name="Internet_20_link" text:visited-style-name="Visited_20_Internet_20_Link">
</text:a>
 .</text:p>
      <text:p text:style-name="P4">
“Зараз ми почали постачати <text:a xlink:type="simple" xlink:href="https://www.ukrinform.ua/tag-gaz" text:style-name="Internet_20_link" text:visited-style-name="Visited_20_Internet_20_Link">
 </text:a>
 в Європу,особливо до Східної, Південно-Східної Європи та Балкан. Ми подвоюємопотужність трубопроводу “Tanap” з Азербайджану з 16 млрд до 32 млрдкубометрів. Це займе 5-6 років. У нас є 5 ЗПГ-терміналів. Ми підписаликонтракти з Америкою та Оманом”, - повідомив міністр.</text:p>
      <text:p text:style-name="P4">
За його словами, Туреччина налагодила доставку ЗПГ танкерами з Алжиру, Нігеріїта 15 різних країн.</text:p>
      <text:p text:style-name="P4">
“Перетворивши його на газ на терміналах, почали торгівлю і його експорт потрубах. Частину природного газу ми підключили до системи. Нам цього мало, алеми вже стали важливою країною в торгівлі газом”, - сказав Чавушоглу.</text:p>
      <text:p text:style-name="P4">
Міністр також зазначив, що Туреччина в справі постачання газу розуміє значенняАзербайджану та інших країн Середньої Азії.</text:p>
      <text:p text:style-name="P4">
“Вже є маршрут по Ірану. Центральний коридор зі сходу на захід є життєвоважливим для торгівлі між Азією та Європою”, - зауважив міністр.</text:p>
      <text:p text:style-name="P4">
<text:span text:style-name="T4">
Читайте також:</text:span>
 <text:a xlink:type="simple" xlink:href="https://www.ukrinform.ua/rubric-economy/3700692-evropejski-kraini-zbilsat-import-gazu-z-azerbajdzanu.html" text:style-name="Internet_20_link" text:visited-style-name="Visited_20_Internet_20_Link">
 <text:span text:style-name="T4">
газу</text:span>
 </text:a>
</text:p>
      <text:p text:style-name="P4">
За його словами, Туреччина набуває вагу у питанні транспортування газу та маєнамір скористатися цими можливостями у майбутньому.</text:p>
      <text:p text:style-name="P4">
Як повідомляв <text:a xlink:type="simple" xlink:href="https://www.ukrinform.ua/rubric-economy/3695093-tureccina-pocala-postacati-prirodnij-gaz-u-bolgariu.html" text:style-name="Internet_20_link" text:visited-style-name="Visited_20_Internet_20_Link">
 </text:a>
 , у квітні Туреччина почалапостачати природний газ у Болгарію.</text:p>
      <text:p text:style-name="P4">
Source: <text:a xlink:type="simple" xlink:href="https://www.ukrinform.ua/rubric-economy/3706477-tureccina-pocala-postacati-gaz-do-evropi-ta-na-balkani.html" text:style-name="Internet_20_link" text:visited-style-name="Visited_20_Internet_20_Link">
https://www.ukrinform.ua/rubric-economy/3706477-tureccina-pocala-postacati-gaz-do-evropi-ta-na-balkani.html</text:a>
</text:p>
      <!--NEWS-->
      <text:h text:style-name="P10" text:outline-level="1">
<text:span text:style-name="T4">
У високогірних районах Туреччини снігові замети сягають 5 метрів</text:span>
</text:h>
      <text:p text:style-name="P4">
Authors: Ukrinform (Person)</text:p>
      <text:p text:style-name="P4">
Publisher: Укринформ (Organization)</text:p>
      <text:p text:style-name="P4">
Published Time: 2023-05-08T20:38:38+03:00</text:p>
      <text:p text:style-name="P4">
Modified Time: 2023-05-08T20:38:38+03:00</text:p>
      <text:p text:style-name="P4">
Description: У деяких провінціях на сході Туреччини досі лежить сніг, товщина покриву вимірюється метрами — Укрінформ.</text:p>
      <text:p text:style-name="P4">
Images: ["<text:a xlink:type="simple" xlink:href="https://static.ukrinform.com/photos/2023_05/thumb_files/630_360_1683567376-729.jpg" text:style-name="Internet_20_link" text:visited-style-name="Visited_20_Internet_20_Link">
630_360_16835...</text:a>
", "<text:a xlink:type="simple" xlink:href="https://static.ukrinform.com/photos/2023_05/1683567356-688.jpg" text:style-name="Internet_20_link" text:visited-style-name="Visited_20_Internet_20_Link">
1683567356-68...</text:a>
", "<text:a xlink:type="simple" xlink:href="https://static.ukrinform.com/photos/2023_05/1683567356-490.jpg" text:style-name="Internet_20_link" text:visited-style-name="Visited_20_Internet_20_Link">
1683567356-49...</text:a>
"]</text:p>
      <text:p text:style-name="P4">
Tags: ['Сніг', 'Туреччина', 'Гори']</text:p>
      <text:p text:style-name="P4">
Type: Article</text:p>
      <!--METADATA-->
      <text:p text:style-name="P4">
<draw:frame draw:style-name="fr1" draw:name="Image304" text:anchor-type="as-char" svg:width="6.9236in" svg:height="3.956343in" draw:z-index="0">
<draw:image xlink:href="../Images/yкринформ/2023-05-08T20-38-38-03-00/630_360_1683567376-729.jpg" xlink:type="simple" xlink:show="embed" xlink:actuate="onLoad" draw:mime-type="image/jpeg"/>
</draw:frame>
 У деякихпровінціях на сході Туреччини досі лежить сніг, товщина покриву вимірюєтьсяметрами</text:p>
      <text:p text:style-name="P4">
Про це повідомляє <text:a xlink:type="simple" xlink:href="https://www.trthaber.com/haber/turkiye/sirnakta-mayis-ayinda-5-metre-kar-765612.html" text:style-name="Internet_20_link" text:visited-style-name="Visited_20_Internet_20_Link">
 </text:a>
 , передає кореспондент Укрінформу.</text:p>
      <text:p text:style-name="P4">
Зокрема, у районі Бейтюшшебап провінції Ширнак висота снігових заметів місцямисягає 5 метрів. У селі Єшильоз на плато Фарашин розчищують від <text:a xlink:type="simple" xlink:href="https://www.ukrinform.ua/tag-snig" text:style-name="Internet_20_link" text:visited-style-name="Visited_20_Internet_20_Link">
</text:a>
 дороги, аби можна було поновити рух.</text:p>
      <text:p text:style-name="P4">
<draw:frame draw:style-name="fr1" draw:name="Image305" text:anchor-type="as-char" svg:width="6.9236in" svg:height="3.898548in" draw:z-index="0">
<draw:image xlink:href="../Images/yкринформ/2023-05-08T20-38-38-03-00/1683567356-688.jpg" xlink:type="simple" xlink:show="embed" xlink:actuate="onLoad" draw:mime-type="image/jpeg"/>
</draw:frame>
</text:p>
      <text:p text:style-name="P4">
У районі гори Като, на висоті 3 тис. метрів, дороги розчищають бульдозерами.Місцева влада докладає зусиль, аби розблокувати дороги в регіонах, де триваютьснігопади.</text:p>
      <text:p text:style-name="P4">
<text:span text:style-name="T4">
Читайте також:</text:span>
 <text:a xlink:type="simple" xlink:href="https://www.ukrinform.ua/rubric-regions/3706325-v-ukraini-zavtra-do-17-ale-podekudi-nicni-zamorozki.html" text:style-name="Internet_20_link" text:visited-style-name="Visited_20_Internet_20_Link">
 <text:span text:style-name="T4">
заморозки</text:span>
 </text:a>
</text:p>
      <text:p text:style-name="P4">
Роботи не припиняються вже добу.</text:p>
      <text:p text:style-name="P4">
<draw:frame draw:style-name="fr1" draw:name="Image306" text:anchor-type="as-char" svg:width="6.9236in" svg:height="3.898548in" draw:z-index="0">
<draw:image xlink:href="../Images/yкринформ/2023-05-08T20-38-38-03-00/1683567356-490.jpg" xlink:type="simple" xlink:show="embed" xlink:actuate="onLoad" draw:mime-type="image/jpeg"/>
</draw:frame>
</text:p>
      <text:p text:style-name="P4">
Як повідомляв Укрінформ, в турецькій Анталії у грудні <text:a xlink:type="simple" xlink:href="https://www.ukrinform.ua/rubric-world/3648456-u-tureckij-antalii-zafiksuvali-novij-temperaturnij-rekord.html" text:style-name="Internet_20_link" text:visited-style-name="Visited_20_Internet_20_Link">
</text:a>
 .</text:p>
      <text:p text:style-name="P4">
<text:span text:style-name="T5">
Фото: trthaber.com</text:span>
</text:p>
      <text:p text:style-name="P4">
Source: <text:a xlink:type="simple" xlink:href="https://www.ukrinform.ua/rubric-world/3706478-u-visokogirnih-rajonah-tureccini-snigovi-zameti-sagaut-5-metriv.html" text:style-name="Internet_20_link" text:visited-style-name="Visited_20_Internet_20_Link">
https://www.ukrinform.ua/rubric-world/3706478-u-visokogirnih-rajonah-tureccini-snigovi-zameti-sagaut-5-metriv.html</text:a>
</text:p>
      <!--NEWS-->
      <text:h text:style-name="P10" text:outline-level="1">
<text:span text:style-name="T4">
росія отримає шанс на зміни тільки в разі поразки - Подоляк</text:span>
</text:h>
      <text:p text:style-name="P4">
Authors: Ukrinform (Person)</text:p>
      <text:p text:style-name="P4">
Publisher: Укринформ (Organization)</text:p>
      <text:p text:style-name="P4">
Published Time: 2023-05-08T20:42:00+03:00</text:p>
      <text:p text:style-name="P4">
Modified Time: 2023-05-08T20:42:00+03:00</text:p>
      <text:p text:style-name="P4">
Description: росія зможе отримати шанс на трансформацію тільки в разі поразки у розв'язаній проти України війні, але демократії там все одно не буде.  — Укрінформ.</text:p>
      <text:p text:style-name="P4">
Images: ["<text:a xlink:type="simple" xlink:href="https://static.ukrinform.com/photos/2022_03/thumb_files/630_360_1647521740-917.jpeg" text:style-name="Internet_20_link" text:visited-style-name="Visited_20_Internet_20_Link">
630_360_16475...</text:a>
"]</text:p>
      <text:p text:style-name="P4">
Tags: ['росія', 'Офіс Президента', 'Подоляк', 'Війна з росією', 'Єдині новини']</text:p>
      <text:p text:style-name="P4">
Type: Article</text:p>
      <!--METADATA-->
      <text:p text:style-name="P4">
<draw:frame draw:style-name="fr1" draw:name="Image307" text:anchor-type="as-char" svg:width="6.9236in" svg:height="3.956343in" draw:z-index="0">
<draw:image xlink:href="../Images/yкринформ/2023-05-08T20-42-00-03-00/630_360_1647521740-917.jpeg" xlink:type="simple" xlink:show="embed" xlink:actuate="onLoad" draw:mime-type="image/jpeg"/>
</draw:frame>
 росіязможе отримати шанс на трансформацію тільки в разі поразки у розв'язаній протиУкраїни війні, але демократії там все одно не буде.</text:p>
      <text:p text:style-name="P4">
Таку думку радник керівника Офісу Президента Михайло Подоляк висловив у ефірітелемарафону «Єдині новини», передає Укрінформ.</text:p>
      <text:p text:style-name="P4">
«росія хоче програти. Будь-який авторитарний режим доходить певноїкульмінації, а після цього вони не можуть там щось змінити, вони не можутьдискутувати, після цього все деградує. Сьогодні росія стрімко деградує,набагато стрімкіше, ніж це було у пізньому радянському союзі. Чому вони хочутьпрограти? Тому що це єдиний момент, коли вони зможуть отримати шанс наперебудову, на трансформацію», - сказав <text:a xlink:type="simple" xlink:href="https://www.ukrinform.ua/tag-podolak" text:style-name="Internet_20_link" text:visited-style-name="Visited_20_Internet_20_Link">
 </text:a>
 .</text:p>
      <text:p text:style-name="P4">
За його словами, з часом у росіян з'явиться шанс вчинити низку бунтів таперерозподілити території та ресурси.</text:p>
      <text:p text:style-name="P4">
«Але в росії ніколи не буде демократії. Я не хочу, щоб у когось були ілюзії,там певний час буде слабка ситуація, і за цей час ми маємо вибудувати певнікордони, побудувати інший безпековий контур Європи як такої. Між тим у рф яктільки починається процес внутрішньої трансформації, це буде означати, щозапущена програма програшу рашизму у виконанні путіна», - зазначив радниккерівника ОП.</text:p>
      <text:p text:style-name="P4">
<text:span text:style-name="T4">
Читайте також:</text:span>
 <text:a xlink:type="simple" xlink:href="https://www.ukrinform.ua/rubric-ato/3705764-podolak-nazvav-vibuh-masini-prilepina-sprobou-vnutrisnoi-eskalacii-u-rf.html" text:style-name="Internet_20_link" text:visited-style-name="Visited_20_Internet_20_Link">
 <text:span text:style-name="T4">
Подоляк</text:span>
 </text:a>
</text:p>
      <text:p text:style-name="P4">
Подоляк переконаний у тому, що будь-яка країна, яка воює, поступово стаєбіднішою та ізольованою. І рано чи пізно піде шляхом демілітаризації. Вінвважає, що те ж саме відбудеться із нашим агресивним «сусідом», бо там будестрах та бідність, доведеться зосереджуватися на розв’язанні низки внутрішніхпроблем, буде не до нападу на інші країни.</text:p>
      <text:p text:style-name="P4">
Як повідомляв Укрінформ, <text:a xlink:type="simple" xlink:href="https://www.ukrinform.ua/rubric-polytics/3703692-rada-zvernulas-do-svitu-iz-zaklikom-zasuditi-rasizm-ta-viznati-rf-derzavouteroristom.html" text:style-name="Internet_20_link" text:visited-style-name="Visited_20_Internet_20_Link">
 </text:a>
 як базову ідеологію державної політикиросійської федерації. Парламент звертається до держав світу із закликомоб’єднати зусилля для подолання загроз, що становлять для миру та безпекидіючий політичний режим російської федерації, ідеологія та практики рашизму.</text:p>
      <text:p text:style-name="P4">
Source: <text:a xlink:type="simple" xlink:href="https://www.ukrinform.ua/rubric-polytics/3706486-rosia-otrimae-sans-na-zmini-tilki-v-razi-porazki-podolak.html" text:style-name="Internet_20_link" text:visited-style-name="Visited_20_Internet_20_Link">
https://www.ukrinform.ua/rubric-polytics/3706486-rosia-otrimae-sans-na-zmini-tilki-v-razi-porazki-podolak.html</text:a>
</text:p>
      <!--NEWS-->
      <text:h text:style-name="P10" text:outline-level="1">
<text:span text:style-name="T4">
У МЗС розповіли про результати «Місяця культурної дипломатії України» у Вікіпедії</text:span>
</text:h>
      <text:p text:style-name="P4">
Authors: Ukrinform (Person)</text:p>
      <text:p text:style-name="P4">
Publisher: Укринформ (Organization)</text:p>
      <text:p text:style-name="P4">
Published Time: 2023-05-08T20:47:24+03:00</text:p>
      <text:p text:style-name="P4">
Modified Time: 2023-05-08T20:47:24+03:00</text:p>
      <text:p text:style-name="P4">
Description: У березні у Вікіпедії втретє проходив «Місяць культурної дипломатії України», спрямований на створення і покращення статей про Україну та українську культуру якомога більшою кількістю мов. — Укрінформ.</text:p>
      <text:p text:style-name="P4">
Images: ["<text:a xlink:type="simple" xlink:href="https://static.ukrinform.com/photos/2022_02/thumb_files/630_360_1644494156-529.jpeg" text:style-name="Internet_20_link" text:visited-style-name="Visited_20_Internet_20_Link">
630_360_16444...</text:a>
", "<text:a xlink:type="simple" xlink:href="https://static.ukrinform.com/photos/2023_05/1683567919-649.png" text:style-name="Internet_20_link" text:visited-style-name="Visited_20_Internet_20_Link">
1683567919-64...</text:a>
"]</text:p>
      <text:p text:style-name="P4">
Tags: ['Культура', 'МЗС', 'Вікіпедія', 'Акція']</text:p>
      <text:p text:style-name="P4">
Type: Article</text:p>
      <!--METADATA-->
      <text:p text:style-name="P4">
<draw:frame draw:style-name="fr1" draw:name="Image308" text:anchor-type="as-char" svg:width="6.9236in" svg:height="3.956343in" draw:z-index="0">
<draw:image xlink:href="../Images/yкринформ/2023-05-08T20-47-24-03-00/630_360_1644494156-529.jpeg" xlink:type="simple" xlink:show="embed" xlink:actuate="onLoad" draw:mime-type="image/jpeg"/>
</draw:frame>
 У березніу Вікіпедії втретє проходив «Місяць культурної дипломатії України»,спрямований на створення і покращення статей про Україну та українськукультуру якомога більшою кількістю мов.</text:p>
      <text:p text:style-name="P4">
Про це йдеться у повідомленні <text:a xlink:type="simple" xlink:href="https://mfa.gov.ua/news/rezultati-misyacya-kulturnoyi-diplomatiyi-ukrayini-u-vikipediyi" text:style-name="Internet_20_link" text:visited-style-name="Visited_20_Internet_20_Link">
 </text:a>
 , передає Укрінформ.</text:p>
      <text:p text:style-name="P4">
Відповідно до нього, глава МЗС Дмитро Кулеба відзначив, що повномасштабнаагресія рф не лише не зупинила, а й зробила місяць культурної дипломатії уВікіпедії ще масштабнішим: «Я вдячний кожному та кожній з понад півтори сотніавторів і авторок, які цьогоріч відгукнулися на наш заклик, створивши тапокращивши майже півтори тисячі статей про Україну в 64 мовних розділах.Спільними зусиллями держави та громадянського суспільства ми протидієморосійській пропаганді та системно наповнюємо світовий інформаційний простірправдивими фактами про Україну та її культуру».</text:p>
      <text:p text:style-name="P4">
<draw:frame draw:style-name="fr1" draw:name="Image309" text:anchor-type="as-char" svg:width="6.9236in" svg:height="3.63489in" draw:z-index="0">
<draw:image xlink:href="../Images/yкринформ/2023-05-08T20-47-24-03-00/1683567919-649.png" xlink:type="simple" xlink:show="embed" xlink:actuate="onLoad" draw:mime-type="image/png"/>
</draw:frame>
</text:p>
      <text:p text:style-name="P4">
МЗС зауважило, що за місяць проведення кампанії до неї долучилися 154 учасникита учасниці з усього світу. Вони написали 1401 нових статей та покращили 85наявних у 64 різних мовних розділах Вікіпедії. Зокрема, були створені статтіпро Наталку Полтавку французькою, фільми «Земля» та «Тіні забутих предків»угорською, Івана Марчука японською, роман «Місто» арабською, Художній музейімені Куїнджі китайською.</text:p>
      <text:p text:style-name="P4">
«Я хотів якось допомогти Україні. Одним із способів, на мою думку, єпідвищення обізнаності про багатство української культури. Цього разу язосередився на перекладі статей про визначні місця в Україні, такі як музеї,театри та оперні театри. Я сподіваюся, що завдяки цій інформації більше людейзахочуть відвідати Україну після війни, що сприятиме туристичному розвитку», —ділиться учасник-вікіпедист Нягослав Жеков з Малайзії.</text:p>
      <text:p text:style-name="P4">
<text:span text:style-name="T4">
Читайте також:</text:span>
 <text:a xlink:type="simple" xlink:href="https://www.ukrinform.ua/rubric-society/3689435-perse-zakordonne-predstavnictvo-ukrainskogo-institutu-vidkrili-u-nimeccini.html" text:style-name="Internet_20_link" text:visited-style-name="Visited_20_Internet_20_Link">
 </text:a>
</text:p>
      <text:p text:style-name="P4">
Деякі теми користувалися особливою популярністю серед учасників і отрималивисвітлення у найбільшій кількості мовних розділів: про Київську мадонну,Півника васильківської майоліки, письменницю та історикиню Олену Апанович таінші, підкреслило МЗС. Також з’явилися статті менш поширеними мовами: проПетриківський розпис мовою тіап, баскською про український вінок, роман«Марія» мовою гуджараті, «Енеїду» валійською, паляницю індонезійською.</text:p>
      <text:p text:style-name="P4">
«Я долучився до кампанії, щоб вшанувати пам'ять мами. Вона була у Європі всередині 60-х років і дуже дорожила дитячою книжкою, написаною за мотивамиукраїнської казки про рукавичку, у якій живуть лісові звірі», — розповівкористувач Omotecho з Японії, який бере участь у проєкті вже втретє.</text:p>
      <text:p text:style-name="P4">
Найактивніші учасники та учасниці «Місяця культурної дипломатії України» ужескоро отримають сертифікати про участь та призи від організаторів.</text:p>
      <text:p text:style-name="P4">
«Місяць культурної дипломатії України» — ініціатива, присвячена відомимукраїнським митцям кіно, музики, літератури, архітектури, дизайну, які зробиливагомий внесок у світову <text:a xlink:type="simple" xlink:href="https://www.ukrinform.ua/tag-kultura" text:style-name="Internet_20_link" text:visited-style-name="Visited_20_Internet_20_Link">
 </text:a>
 . А такожкультурним феноменам — від мемів до символів незламності. Проєкт спільноорганізували ГО «Вікімедіа Україна», Український Інститут та Міністерствозакордонних справ України.</text:p>
      <text:p text:style-name="P4">
Source: <text:a xlink:type="simple" xlink:href="https://www.ukrinform.ua/rubric-culture/3706479-u-mzs-rozpovili-pro-rezultati-misaca-kulturnoi-diplomatii-ukraini-u-vikipedii.html" text:style-name="Internet_20_link" text:visited-style-name="Visited_20_Internet_20_Link">
https://www.ukrinform.ua/rubric-culture/3706479-u-mzs-rozpovili-pro-rezultati-misaca-kulturnoi-diplomatii-ukraini-u-vikipedii.html</text:a>
</text:p>
      <!--NEWS-->
      <text:h text:style-name="P10" text:outline-level="1">
<text:span text:style-name="T4">
Зарплати, пенсїї й соцдопомога: міжнародні донори торік надали Україні $14,5 мільярда</text:span>
</text:h>
      <text:p text:style-name="P4">
Authors: Ukrinform (Person)</text:p>
      <text:p text:style-name="P4">
Publisher: Укринформ (Organization)</text:p>
      <text:p text:style-name="P4">
Published Time: 2023-05-08T20:49:00+03:00</text:p>
      <text:p text:style-name="P4">
Modified Time: 2023-05-08T20:49:00+03:00</text:p>
      <text:p text:style-name="P4">
Description: Міжнародні донори надали Україні $14,5 млрд в рамках Проєкту PEACE на відшкодування пріоритетних видатків 2022 року. — Укрінформ.</text:p>
      <text:p text:style-name="P4">
Images: ["<text:a xlink:type="simple" xlink:href="https://static.ukrinform.com/photos/2021_11/thumb_files/630_360_1638095829-464.jpg" text:style-name="Internet_20_link" text:visited-style-name="Visited_20_Internet_20_Link">
630_360_16380...</text:a>
", "<text:a xlink:type="simple" xlink:href="https://static.ukrinform.com/photos/2023_05/1683549898-663.jpg" text:style-name="Internet_20_link" text:visited-style-name="Visited_20_Internet_20_Link">
1683549898-66...</text:a>
", "<text:a xlink:type="simple" xlink:href="https://static.ukrinform.com/photos/2023_05/1683549923-362.jpg" text:style-name="Internet_20_link" text:visited-style-name="Visited_20_Internet_20_Link">
1683549923-36...</text:a>
"]</text:p>
      <text:p text:style-name="P4">
Tags: ['Мінфін', 'Пенсія', 'Зарплата', 'Гроші', 'допомога']</text:p>
      <text:p text:style-name="P4">
Type: Article</text:p>
      <!--METADATA-->
      <text:p text:style-name="P4">
<draw:frame draw:style-name="fr1" draw:name="Image310" text:anchor-type="as-char" svg:width="6.9236in" svg:height="3.956343in" draw:z-index="0">
<draw:image xlink:href="../Images/yкринформ/2023-05-08T20-49-00-03-00/630_360_1638095829-464.jpg" xlink:type="simple" xlink:show="embed" xlink:actuate="onLoad" draw:mime-type="image/jpeg"/>
</draw:frame>
 Міжнароднідонори надали Україні $14,5 млрд в рамках Проєкту PEACE на відшкодуванняпріоритетних видатків 2022 року.</text:p>
      <text:p text:style-name="P4">
Про це повідомляє Укрінформ з посиланням на пресслужбу <text:a xlink:type="simple" xlink:href="https://mof.gov.ua/uk/news/foreign_partners_provided_ukraine_with_uah_495_billion_in_2022_to_cover_priority_expenditures_through_the_world_banks_peace_project-3993" text:style-name="Internet_20_link" text:visited-style-name="Visited_20_Internet_20_Link">
</text:a>
.</text:p>
      <text:p text:style-name="P4">
Міжнародні донори надали Україні 14,5 млрд дол. США в межах проєкту PEACE навідшкодування пріоритетних видатків 2022 року:</text:p>
      <text:p text:style-name="P4">
<text:span text:style-name="T5">
США – $11,7 млрд (гранти);</text:span>
</text:p>
      <text:p text:style-name="P4">
<text:span text:style-name="T5">
Світовий Банк – $1,22 млрд (кредити);</text:span>
</text:p>
      <text:p text:style-name="P4">
<text:span text:style-name="T5">
Велика Британія – $1 млрд (кредитні гарантії);</text:span>
</text:p>
      <text:p text:style-name="P4">
<text:span text:style-name="T5">
Італія – $200,5 млн дол. США (кредит);</text:span>
</text:p>
      <text:p text:style-name="P4">
<text:span text:style-name="T5">
Німеччина – $51,5 млн (гранти);</text:span>
</text:p>
      <text:p text:style-name="P4">
<text:span text:style-name="T5">
Іспанія – $50,1 млн (грант);</text:span>
</text:p>
      <text:p text:style-name="P4">
<text:span text:style-name="T5">
Фінляндія – $21,3 млн (грант);</text:span>
</text:p>
      <text:p text:style-name="P4">
<text:span text:style-name="T5">
Ірландія – $21,1 млн (грант);</text:span>
</text:p>
      <text:p text:style-name="P4">
<text:span text:style-name="T5">
Швейцарія – $10,3 млн (грант);</text:span>
</text:p>
      <text:p text:style-name="P4">
<text:span text:style-name="T5">
Бельгія – $3,1 млн (грант);</text:span>
</text:p>
      <text:p text:style-name="P4">
<text:span text:style-name="T5">
Литва – $3,2 млн (грант);</text:span>
</text:p>
      <text:p text:style-name="P4">
<text:span text:style-name="T5">
Ісландія – $1,6 млн (грант);</text:span>
</text:p>
      <text:p text:style-name="P4">
<text:span text:style-name="T5">
Данія $30,9 – млн (кредитні гарантії).</text:span>
</text:p>
      <text:p text:style-name="P4">
<draw:frame draw:style-name="fr1" draw:name="Image311" text:anchor-type="as-char" svg:width="6.9236in" svg:height="3.784418in" draw:z-index="0">
<draw:image xlink:href="../Images/yкринформ/2023-05-08T20-49-00-03-00/1683549898-663.jpg" xlink:type="simple" xlink:show="embed" xlink:actuate="onLoad" draw:mime-type="image/jpeg"/>
</draw:frame>
</text:p>
      <text:p text:style-name="P4">
Загалом у 2022 році Україна отримала 495,3 млрд грн зовнішнього фінансування умежах проєкту PEACE, зокрема на фінансування:</text:p>
      <text:p text:style-name="P4">
<text:a xlink:type="simple" xlink:href="https://www.ukrinform.ua/tag-pensia" text:style-name="Internet_20_link" text:visited-style-name="Visited_20_Internet_20_Link">
 </text:a>
 для понад 9 млн пенсіонерів (199,5 млрд грн);   * допомоги для 1,6 млн внутрішньо переміщених осіб (40,5 млрд грн);   * житлових субсидій для 1,6 млн сімей (15,9 млрд грн);   * допомоги при народженні дитини для 750 тис. сімей (8,9 млрд грн);   * зарплат для 515 тис. медпрацівників (45,2 млрд грн), 503 тис. учителів шкіл (69,9 млрд грн), 140 тис. викладачів закладів вищої освіти (18,5 млрд гривень).   * <draw:frame draw:style-name="fr1" draw:name="Image312" text:anchor-type="as-char" svg:width="6.9236in" svg:height="3.577434in" draw:z-index="0">
<draw:image xlink:href="../Images/yкринформ/2023-05-08T20-49-00-03-00/1683549923-362.jpg" xlink:type="simple" xlink:show="embed" xlink:actuate="onLoad" draw:mime-type="image/jpeg"/>
</draw:frame>
</text:p>
      <text:p text:style-name="P4">
«Фінансова підтримка від партнерів у рамках проєкту PEACE in Ukraine Світовогобанку стала вирішальною у забезпеченні гуманітарних та соціальних видатків підчас війни. Водночас для Мінфіну безперечним пріоритетом є відповідальневикористання коштів донорів, оскільки довіра партнерів є нашим головнимактивом. Конструктивна співпраця з командами Світового Банку та USAIDдопомагає оптимізувати та зміцнити системи моніторингу, верифікації тазвітності уряду щодо використання донорських коштів», - зазначив міністрфінансів Сергій Марченко.</text:p>
      <text:p text:style-name="P4">
<text:span text:style-name="T4">
Читайте також:</text:span>
 <text:a xlink:type="simple" xlink:href="https://www.ukrinform.ua/rubric-economy/3706321-ukraina-otrimala-majze-190-miljoniv-vid-svitovogo-banku.html" text:style-name="Internet_20_link" text:visited-style-name="Visited_20_Internet_20_Link">
 <text:span text:style-name="T4">
Світового</text:span>
 <text:span text:style-name="T4">
банку</text:span>
</text:a>
</text:p>
      <text:p text:style-name="P4">
Як повідомлялось, метою проекту PEACE є часткова компенсація видатківдержавного бюджету, зокрема соціальних та гуманітарних, що не пов’язані зісферою безпеки і оборони. Цей проєкт став головним фінансовим інструментомСвітового банку для України та дав змогу іншим міжнародним донорам об’єднатисвої зусилля із надання швидкої, адресної та прогнозованої підтримки.</text:p>
      <text:p text:style-name="P4">
Source: <text:a xlink:type="simple" xlink:href="https://www.ukrinform.ua/rubric-economy/3706355-zarplati-pensii-j-socdopomoga-miznarodni-donori-torik-nadali-ukraini-145-milarda.html" text:style-name="Internet_20_link" text:visited-style-name="Visited_20_Internet_20_Link">
https://www.ukrinform.ua/rubric-economy/3706355-zarplati-pensii-j-socdopomoga-miznarodni-donori-torik-nadali-ukraini-145-milarda.html</text:a>
</text:p>
      <!--NEWS-->
      <text:h text:style-name="P10" text:outline-level="1">
<text:span text:style-name="T4">
Ворог ударив «Іскандером» по Павлоградському району</text:span>
</text:h>
      <text:p text:style-name="P4">
Authors: Ukrinform (Person)</text:p>
      <text:p text:style-name="P4">
Publisher: Укринформ (Organization)</text:p>
      <text:p text:style-name="P4">
Published Time: 2023-05-08T20:58:20+03:00</text:p>
      <text:p text:style-name="P4">
Modified Time: 2023-05-08T20:58:20+03:00</text:p>
      <text:p text:style-name="P4">
Description: Удень росіяни вдарили "Іскандером" по громаді у Павлоградському районі Дніпропетровської області.  — Укрінформ.</text:p>
      <text:p text:style-name="P4">
Images: ["<text:a xlink:type="simple" xlink:href="https://static.ukrinform.com/photos/2022_07/thumb_files/630_360_1659290657-209.jpg" text:style-name="Internet_20_link" text:visited-style-name="Visited_20_Internet_20_Link">
630_360_16592...</text:a>
"]</text:p>
      <text:p text:style-name="P4">
Tags: ['Дніпропетровщина', 'Павлоград', 'Іскандери', 'Війна з росією', 'Ракетний удар']</text:p>
      <text:p text:style-name="P4">
Type: Article</text:p>
      <!--METADATA-->
      <text:p text:style-name="P4">
<draw:frame draw:style-name="fr1" draw:name="Image313" text:anchor-type="as-char" svg:width="6.9236in" svg:height="3.956343in" draw:z-index="0">
<draw:image xlink:href="../Images/yкринформ/2023-05-08T20-58-20-03-00/630_360_1659290657-209.jpg" xlink:type="simple" xlink:show="embed" xlink:actuate="onLoad" draw:mime-type="image/jpeg"/>
</draw:frame>
 Уденьросіяни вдарили "Іскандером" по громаді у Павлоградському районіДніпропетровської області.</text:p>
      <text:p text:style-name="P4">
Про це у <text:a xlink:type="simple" xlink:href="https://t.me/mykola_lukashuk/4470" text:style-name="Internet_20_link" text:visited-style-name="Visited_20_Internet_20_Link">
 </text:a>
 повідомляє головаДніпропетровської обласної ради Микола Лукашук, передає Укрінформ.</text:p>
      <text:p text:style-name="P4">
"Черговий злочин росіян - <text:a xlink:type="simple" xlink:href="https://www.ukrinform.ua/tag-raketnij-udar" text:style-name="Internet_20_link" text:visited-style-name="Visited_20_Internet_20_Link">
 </text:a>
 помирному Павлоградському району, який окупанти завдали сьогодні вдень. Запопередніми даними, ворог випустив по Межиріцькій громаді "Іскандер", -йдеться у дописі.</text:p>
      <text:p text:style-name="P4">
Наразі відповідні служби працюють, уточнення наслідків ще триває. Обійшлосябез жертв.</text:p>
      <text:p text:style-name="P4">
<text:span text:style-name="T4">
Читайте також:</text:span>
 <text:a xlink:type="simple" xlink:href="https://www.ukrinform.ua/rubric-ato/3706356-na-hersonsini-zagarbniki-poranili-devatoh-civilnih-u-ih-cisli-ditina.html" text:style-name="Internet_20_link" text:visited-style-name="Visited_20_Internet_20_Link">
 </text:a>
</text:p>
      <text:p text:style-name="P4">
Більше ворожих атак по громадах Дніпропетровщини протягом дня не зафіксовано.</text:p>
      <text:p text:style-name="P4">
Як повідомляв Укрінформ, війська російської федерації в понеділок, 8 травня,атакували Херсонський та Бериславський райони Херсонської області, поранившидев'ятьох мирних жителів, зокрема малолітню дитину.</text:p>
      <text:p text:style-name="P4">
Source: <text:a xlink:type="simple" xlink:href="https://www.ukrinform.ua/rubric-ato/3706485-vorog-udariv-iskanderom-po-pavlogradskomu-rajonu.html" text:style-name="Internet_20_link" text:visited-style-name="Visited_20_Internet_20_Link">
https://www.ukrinform.ua/rubric-ato/3706485-vorog-udariv-iskanderom-po-pavlogradskomu-rajonu.html</text:a>
</text:p>
      <!--NEWS-->
      <text:h text:style-name="P10" text:outline-level="1">
<text:span text:style-name="T4">
Перемога України над росією стане сигналом стримування для Китаю - Фріланд</text:span>
</text:h>
      <text:p text:style-name="P4">
Authors: Ukrinform (Person)</text:p>
      <text:p text:style-name="P4">
Publisher: Укринформ (Organization)</text:p>
      <text:p text:style-name="P4">
Published Time: 2023-05-08T21:14:00+03:00</text:p>
      <text:p text:style-name="P4">
Modified Time: 2023-05-08T21:14:00+03:00</text:p>
      <text:p text:style-name="P4">
Description: Переконлива перемога України у війні проти росії дасть змогу стримати Китай від потенційної агресії. — Укрінформ.</text:p>
      <text:p text:style-name="P4">
Images: ["<text:a xlink:type="simple" xlink:href="https://static.ukrinform.com/photos/2019_05/thumb_files/630_360_1557297247-835.jpg" text:style-name="Internet_20_link" text:visited-style-name="Visited_20_Internet_20_Link">
630_360_15572...</text:a>
"]</text:p>
      <text:p text:style-name="P4">
Tags: ['Фріланд', 'Канада', 'Китай', 'Війна з росією']</text:p>
      <text:p text:style-name="P4">
Type: Article</text:p>
      <!--METADATA-->
      <text:p text:style-name="P4">
<draw:frame draw:style-name="fr1" draw:name="Image314" text:anchor-type="as-char" svg:width="6.9236in" svg:height="3.956343in" draw:z-index="0">
<draw:image xlink:href="../Images/yкринформ/2023-05-08T21-14-00-03-00/630_360_1557297247-835.jpg" xlink:type="simple" xlink:show="embed" xlink:actuate="onLoad" draw:mime-type="image/jpeg"/>
</draw:frame>
Переконлива перемога України у війні проти росії дасть змогу стримати Китайвід потенційної агресії.</text:p>
      <text:p text:style-name="P4">
Як повідомляє кореспондент Укрінформу, про це заявила віцепрем’єр КанадиХристя Фріланд.</text:p>
      <text:p text:style-name="P4">
“Найсильніший сигнал стримування, який ми можемо надіслати Китаю - це впевненаперемога України (у війні проти росії - ред.)”, - зазначила урядовиця.</text:p>
      <text:p text:style-name="P4">
На її переконання, поразка росії покаже всім диктаторам світу, що “демократіяготова захищатися і врешті-решт здатна перемогти”.</text:p>
      <text:p text:style-name="P4">
<text:span text:style-name="T4">
Читайте також:</text:span>
 <text:a xlink:type="simple" xlink:href="https://www.ukrinform.ua/rubric-economy/3654982-peremoga-ukraini-u-vijni-dast-znacnij-postovh-svitovij-ekonomici-friland.html" text:style-name="Internet_20_link" text:visited-style-name="Visited_20_Internet_20_Link">
 <text:span text:style-name="T4">
Фріланд</text:span>
 </text:a>
</text:p>
      <text:p text:style-name="P4">
Як повідомляв Укрінформ, <text:a xlink:type="simple" xlink:href="https://www.ukrinform.ua/tag-kitaj" text:style-name="Internet_20_link" text:visited-style-name="Visited_20_Internet_20_Link">
 </text:a>
 виступивпроти продажу американської зброї Тайваню і закликав США припинити військовіконтакти з островом.</text:p>
      <text:p text:style-name="P4">
Source: <text:a xlink:type="simple" xlink:href="https://www.ukrinform.ua/rubric-polytics/3706489-peremoga-ukraini-nad-rosieu-stane-signalom-strimuvanna-dla-kitau-friland.html" text:style-name="Internet_20_link" text:visited-style-name="Visited_20_Internet_20_Link">
https://www.ukrinform.ua/rubric-polytics/3706489-peremoga-ukraini-nad-rosieu-stane-signalom-strimuvanna-dla-kitau-friland.html</text:a>
</text:p>
      <!--NEWS-->
      <text:h text:style-name="P10" text:outline-level="1">
<text:span text:style-name="T4">
Твіттер видалятиме акаунти, які були неактивні роками</text:span>
</text:h>
      <text:p text:style-name="P4">
Authors: Ukrinform (Person)</text:p>
      <text:p text:style-name="P4">
Publisher: Укринформ (Organization)</text:p>
      <text:p text:style-name="P4">
Published Time: 2023-05-08T21:27:00+03:00</text:p>
      <text:p text:style-name="P4">
Modified Time: 2023-05-08T21:27:00+03:00</text:p>
      <text:p text:style-name="P4">
Description: Соцмережа Твіттер видалятиме облікові записи користувачів, які не були активні протягом кількох років. — Укрінформ.</text:p>
      <text:p text:style-name="P4">
Images: ["<text:a xlink:type="simple" xlink:href="https://static.ukrinform.com/photos/2023_05/thumb_files/630_360_1683570402-821.jpg" text:style-name="Internet_20_link" text:visited-style-name="Visited_20_Internet_20_Link">
630_360_16835...</text:a>
"]</text:p>
      <text:p text:style-name="P4">
Tags: ['Інтернет', 'Twitter', 'Соцмережі']</text:p>
      <text:p text:style-name="P4">
Type: Article</text:p>
      <!--METADATA-->
      <text:p text:style-name="P4">
<draw:frame draw:style-name="fr1" draw:name="Image315" text:anchor-type="as-char" svg:width="6.9236in" svg:height="3.956343in" draw:z-index="0">
<draw:image xlink:href="../Images/yкринформ/2023-05-08T21-27-00-03-00/630_360_1683570402-821.jpg" xlink:type="simple" xlink:show="embed" xlink:actuate="onLoad" draw:mime-type="image/jpeg"/>
</draw:frame>
 СоцмережаТвіттер видалятиме облікові записи користувачів, які не були активні протягомкількох років.</text:p>
      <text:p text:style-name="P4">
Як передає Укрінформ, про це <text:a xlink:type="simple" xlink:href="http://twitter.com/elonmusk/status/1655608985058267139" text:style-name="Internet_20_link" text:visited-style-name="Visited_20_Internet_20_Link">
</text:a>
 власник платформиІлон Маск.</text:p>
      <text:p text:style-name="P4">
"Ми очищаємо облікові записи, у яких не було жодної активності протягомкількох років, тому ви, ймовірно, побачите падіння кількості вашихпідписників", - написав <text:a xlink:type="simple" xlink:href="https://www.ukrinform.ua/tag-maski" text:style-name="Internet_20_link" text:visited-style-name="Visited_20_Internet_20_Link">
 </text:a>
 .</text:p>
      <text:p text:style-name="Quotations">

<text:p text:style-name="P4">
We’re purging accounts that have had no activity at all for several years,&gt;
 so you will probably see follower count drop&gt;
&gt;
 — Elon Musk (@elonmusk) <text:a xlink:type="simple" xlink:href="https://twitter.com/elonmusk/status/1655608985058267139" text:style-name="Internet_20_link" text:visited-style-name="Visited_20_Internet_20_Link">
&gt;
 </text:a>
</text:p>

</text:p>
      <text:p text:style-name="P4">
При цьому він не став повідомляти детальніші критерії, які будутьзастосовуватися при видаленні записів.</text:p>
      <text:p text:style-name="P4">
<text:span text:style-name="T4">
Читайте також:</text:span>
 <text:a xlink:type="simple" xlink:href="https://www.ukrinform.ua/rubric-technology/3700226-ostanni-zmini-u-twitter-dopomagaut-avtoritarnim-rezimam-siriti-propagandu.html" text:style-name="Internet_20_link" text:visited-style-name="Visited_20_Internet_20_Link">
 </text:a>
</text:p>
      <text:p text:style-name="P4">
Як уточнює <text:a xlink:type="simple" xlink:href="http://www.reuters.com/technology/twitter-remove-inactive-accounts-2023-05-08/" text:style-name="Internet_20_link" text:visited-style-name="Visited_20_Internet_20_Link">
 </text:a>
 , згідно з політикою Твіттеру, користувачі мають входитиу свій обліковий запис щонайменше раз на 30 днів, щоб уникнути остаточноговидалення через тривалу бездіяльність.</text:p>
      <text:p text:style-name="P4">
<text:span text:style-name="T5">
Фото: Getty Images</text:span>
</text:p>
      <text:p text:style-name="P4">
Source: <text:a xlink:type="simple" xlink:href="https://www.ukrinform.ua/rubric-technology/3706491-tvitter-vidalatime-akaunti-aki-buli-neaktivni-rokami.html" text:style-name="Internet_20_link" text:visited-style-name="Visited_20_Internet_20_Link">
https://www.ukrinform.ua/rubric-technology/3706491-tvitter-vidalatime-akaunti-aki-buli-neaktivni-rokami.html</text:a>
</text:p>
      <!--NEWS-->
      <text:h text:style-name="P10" text:outline-level="1">
<text:span text:style-name="T4">
АПЛ: «Евертон» з Миколенком розгромив «Брайтон»</text:span>
</text:h>
      <text:p text:style-name="P4">
Authors: Ukrinform (Person)</text:p>
      <text:p text:style-name="P4">
Publisher: Укринформ (Organization)</text:p>
      <text:p text:style-name="P4">
Published Time: 2023-05-08T21:35:00+03:00</text:p>
      <text:p text:style-name="P4">
Modified Time: 2023-05-08T21:35:00+03:00</text:p>
      <text:p text:style-name="P4">
Description: В Англійській прем'єр-лізі (АПЛ) тривають поєдинки 35-го туру футбольної першості. — Укрінформ.</text:p>
      <text:p text:style-name="P4">
Images: ["<text:a xlink:type="simple" xlink:href="https://static.ukrinform.com/photos/2023_05/thumb_files/630_360_1683570295-549.jpg" text:style-name="Internet_20_link" text:visited-style-name="Visited_20_Internet_20_Link">
630_360_16835...</text:a>
"]</text:p>
      <text:p text:style-name="P4">
Tags: ['Футбол', 'Віталій Миколенко', 'АПЛ', 'Евертон']</text:p>
      <text:p text:style-name="P4">
Type: Article</text:p>
      <!--METADATA-->
      <text:p text:style-name="P4">
<draw:frame draw:style-name="fr1" draw:name="Image316" text:anchor-type="as-char" svg:width="6.9236in" svg:height="3.956343in" draw:z-index="0">
<draw:image xlink:href="../Images/yкринформ/2023-05-08T21-35-00-03-00/630_360_1683570295-549.jpg" xlink:type="simple" xlink:show="embed" xlink:actuate="onLoad" draw:mime-type="image/jpeg"/>
</draw:frame>
 ВАнглійській прем'єр-лізі (АПЛ) тривають поєдинки 35-го туру футбольноїпершості.</text:p>
      <text:p text:style-name="P4">
«Евертон» українського захисника Віталія Миколенка в гостях на «Амекс Стедіум»здобув упевнену над «Брайтоном» - 5:1, передає Укрінформ.</text:p>
      <text:p text:style-name="P4">
М'ячі у ворота невдах забили Абдулає Дукуре (1-а, 29-а хвилини), Джейсон Стіл(35 - автогол) та Двайт Макніл (76, 90+6); у складі господарів відзначивсяАлексіс Макаллістер (79).</text:p>
      <text:p text:style-name="P4">
Миколенко провів на полі увесь матч.</text:p>
      <text:p text:style-name="P4">
<text:span text:style-name="T4">
Читайте також:</text:span>
 <text:a xlink:type="simple" xlink:href="https://www.ukrinform.ua/rubric-sports/3703380-apl-everton-z-mikolenkom-unik-porazki-u-lesteri.html" text:style-name="Internet_20_link" text:visited-style-name="Visited_20_Internet_20_Link">
 <text:span text:style-name="T4">
Миколенко</text:span>
 </text:a>
</text:p>
      <text:p text:style-name="P4">
«Іриски» з Ліверпуля (32 очки) піднялися на 16-е місце, залишивши у турнірнійтаблиці АПЛ «зону вибування».</text:p>
      <text:p text:style-name="P4">
Наступний поєдинок «Евертон» проведе 14 травня вдома проти «Манчестер Сіті».</text:p>
      <text:p text:style-name="P4">
Лідирує в АПЛ «Манчестер Сіті» (82 очки), випереджаючи лондонський «Арсенал»українця Олександра Зінченка (81), в якого на гру більше.</text:p>
      <text:p text:style-name="P4">
Фото: AFP.</text:p>
      <text:p text:style-name="P4">
Source: <text:a xlink:type="simple" xlink:href="https://www.ukrinform.ua/rubric-sports/3706492-apl-everton-z-mikolenkom-rozgromiv-brajton.html" text:style-name="Internet_20_link" text:visited-style-name="Visited_20_Internet_20_Link">
https://www.ukrinform.ua/rubric-sports/3706492-apl-everton-z-mikolenkom-rozgromiv-brajton.html</text:a>
</text:p>
      <!--NEWS-->
      <text:h text:style-name="P10" text:outline-level="1">
<text:span text:style-name="T4">
росіяни за добу 12 разів обстріляли прикордонні громади Сумщини</text:span>
</text:h>
      <text:p text:style-name="P4">
Authors: Ukrinform (Person)</text:p>
      <text:p text:style-name="P4">
Publisher: Укринформ (Organization)</text:p>
      <text:p text:style-name="P4">
Published Time: 2023-05-08T21:38:00+03:00</text:p>
      <text:p text:style-name="P4">
Modified Time: 2023-05-08T21:38:00+03:00</text:p>
      <text:p text:style-name="P4">
Description: російські війська у понеділок, 8 травня, здійснили 12 обстрілів прикордонних громад Сумської області.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Війна з росією']</text:p>
      <text:p text:style-name="P4">
Type: Article</text:p>
      <!--METADATA-->
      <text:p text:style-name="P4">
<draw:frame draw:style-name="fr1" draw:name="Image317" text:anchor-type="as-char" svg:width="6.9236in" svg:height="3.956343in" draw:z-index="0">
<draw:image xlink:href="../Images/yкринформ/2023-05-08T21-38-00-03-00/630_360_1640330796-210.jpeg" xlink:type="simple" xlink:show="embed" xlink:actuate="onLoad" draw:mime-type="image/jpeg"/>
</draw:frame>
 російськівійська у понеділок, 8 травня, здійснили 12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6030" text:style-name="Internet_20_link" text:visited-style-name="Visited_20_Internet_20_Link">
 </text:a>
 .</text:p>
      <text:p text:style-name="P4">
«Протягом дня росіяни здійснили 12 <text:a xlink:type="simple" xlink:href="https://www.ukrinform.ua/tag-obstril" text:style-name="Internet_20_link" text:visited-style-name="Visited_20_Internet_20_Link">
 </text:a>
 .Зафіксовано 70 вибухів. Обстрілів зазнали населені пункти Юнаківської,Білопільської, Зноб-Новгородської, Шалигинської, Есманської, Новослобідськоїгромад», - ідеться в повідомленні.</text:p>
      <text:p text:style-name="P4">
По Юнаківській громаді ворог бив із мінометів (4 вибухи) та артилерії (4вибухи).</text:p>
      <text:p text:style-name="P4">
По Новослобідській громаді росіяни здійснили обстріл зі ствольної артилерії (4вибухи). Внаслідок обстрілу пошкоджено два приватні автомобілі, чотириприватні житлові будинки, лінію електропередач.</text:p>
      <text:p text:style-name="P4">
<text:span text:style-name="T4">
Читайте також:</text:span>
 <text:a xlink:type="simple" xlink:href="https://www.ukrinform.ua/rubric-ato/3706350-rosiani-znovu-obstrilali-prikordonna-cernigivsini.html" text:style-name="Internet_20_link" text:visited-style-name="Visited_20_Internet_20_Link">
 <text:span text:style-name="T4">
обстріл</text:span>
 </text:a>
</text:p>
      <text:p text:style-name="P4">
Внаслідок ще одного артобстрілу (3 вибухи) пошкоджено приватний житловийбудинок. Також був один вибух з міномета.</text:p>
      <text:p text:style-name="P4">
По Білопільській громаді російські війська били зі ствольної артилерії (2вибухи), мінометів (9 вибухів) та АГС (15 вибухів).</text:p>
      <text:p text:style-name="P4">
По Шалигинській громаді загарбники здійснили обстріл з РСЗВ (7 вибухів).</text:p>
      <text:p text:style-name="P4">
Як повідомляв <text:a xlink:type="simple" xlink:href="https://www.ukrinform.ua/rubric-regions/3706202-rosiani-za-dobu-obstrilali-desat-oblastej-ukraini-zvedenna-ova.html" text:style-name="Internet_20_link" text:visited-style-name="Visited_20_Internet_20_Link">
 </text:a>
 , війська російськоїфедерації минулої доби завдали ударів по десяти областях України.</text:p>
      <text:p text:style-name="P4">
Source: <text:a xlink:type="simple" xlink:href="https://www.ukrinform.ua/rubric-ato/3706493-rosiani-za-dobu-12-raziv-obstrilali-prikordonni-gromadi-sumsini.html" text:style-name="Internet_20_link" text:visited-style-name="Visited_20_Internet_20_Link">
https://www.ukrinform.ua/rubric-ato/3706493-rosiani-za-dobu-12-raziv-obstrilali-prikordonni-gromadi-sumsini.html</text:a>
</text:p>
      <!--NEWS-->
      <text:h text:style-name="P10" text:outline-level="1">
<text:span text:style-name="T4">
путін вдерся до України, бо світ не спинив його раніше - Гілларі Клінтон</text:span>
</text:h>
      <text:p text:style-name="P4">
Authors: Ukrinform (Person)</text:p>
      <text:p text:style-name="P4">
Publisher: Укринформ (Organization)</text:p>
      <text:p text:style-name="P4">
Published Time: 2023-05-08T21:44:00+03:00</text:p>
      <text:p text:style-name="P4">
Modified Time: 2023-05-08T21:44:00+03:00</text:p>
      <text:p text:style-name="P4">
Description: російське вторгнення до України стало можливим, оскільки світова спільнота не спромоглася адекватно відреагувати на попередню агресію путіна. — Укрінформ.</text:p>
      <text:p text:style-name="P4">
Images: ["<text:a xlink:type="simple" xlink:href="https://static.ukrinform.com/photos/2018_01/thumb_files/630_360_1515137754-2196.jpg" text:style-name="Internet_20_link" text:visited-style-name="Visited_20_Internet_20_Link">
630_360_15151...</text:a>
"]</text:p>
      <text:p text:style-name="P4">
Tags: ['Грузія', 'Україна', 'Гілларі Клінтон', 'Війна з росією']</text:p>
      <text:p text:style-name="P4">
Type: Article</text:p>
      <!--METADATA-->
      <text:p text:style-name="P4">
<draw:frame draw:style-name="fr1" draw:name="Image318" text:anchor-type="as-char" svg:width="6.9236in" svg:height="3.956343in" draw:z-index="0">
<draw:image xlink:href="../Images/yкринформ/2023-05-08T21-44-00-03-00/630_360_1515137754-2196.jpg" xlink:type="simple" xlink:show="embed" xlink:actuate="onLoad" draw:mime-type="image/jpeg"/>
</draw:frame>
 російськевторгнення до України стало можливим, оскільки світова спільнота неспромоглася адекватно відреагувати на попередню агресію путіна.</text:p>
      <text:p text:style-name="P4">
Як повідомляє кореспондент Укрінформу, про це під час виступу в Оттаві заявилаколишня держсекретар й кандидат у президенти США Гілларі Клінтон.</text:p>
      <text:p text:style-name="P4">
За її словами, коли <text:a xlink:type="simple" xlink:href="https://www.ukrinform.ua/tag-putin" text:style-name="Internet_20_link" text:visited-style-name="Visited_20_Internet_20_Link">
 </text:a>
 вдерся до Грузії у2008-му році “ми всі схиляли його до перемовин, виступали з промовами з цьогоприводу”. “Ми висловлювали наше повне неприйняття, але ніхто насправді нічогоне робив. Подумайте про уроки, які з цього виніс путін”, - сказала Клінтон.</text:p>
      <text:p text:style-name="P4">
Коли ж росія вперше вдерлася до України у 2014-му, “знову звучало: божечки,було б добре, якби він цього не робив, це дуже прикро, але у нас є іншіпроблеми, на яких треба зосередитися, інші місця, які потребують уваги”. “Ізцього путін зрозумів, що йому може зійти з рук вторгнення до інших країн,втручання у вибори й скупка впливу заради втілення його великої метивідновлення російської величі”, - зазначила колишня держсекретар.</text:p>
      <text:p text:style-name="P4">
Клінтон наголосила, що єдиним рішенням тепер є перемога України, для чого їйпотрібна підтримка із усім необхідним міжнародної спільноти. “У нашихінтересах зупинити росію”, - зауважила вона.</text:p>
      <text:p text:style-name="P4">
<text:span text:style-name="T4">
Читайте також:</text:span>
 <text:a xlink:type="simple" xlink:href="https://www.ukrinform.ua/rubric-ato/3704911-derzdep-stati-nikoli-ne-vidvernutsa-vid-togo-so-vidbuvaetsa-v-ukraini.html" text:style-name="Internet_20_link" text:visited-style-name="Visited_20_Internet_20_Link">
 <text:span text:style-name="T4">
Держдеп</text:span>
 </text:a>
</text:p>
      <text:p text:style-name="P4">
Клінтон додала, що повторна неспроможність спинити росію “буде катастрофічноюз точки зору розв’язання китайської агресії”.</text:p>
      <text:p text:style-name="P4">
Як повідомляв <text:a xlink:type="simple" xlink:href="https://www.ukrinform.ua/rubric-polytics/3706495-ssa-pro-mirni-zusilla-kitau-vazlivo-pracuvati-v-tisnij-koordinacii-z-ukrainou.html" text:style-name="Internet_20_link" text:visited-style-name="Visited_20_Internet_20_Link">
 </text:a>
 ,заступник речника Держдепартаменту США Ведант Пател, коментуючи намір Китаювідправити спецпредставника в Україну, заявив, що Сполучені Штати вважають, щобудь-які дипломатичні зусилля для досягнення миру у війні між рф і Україноюмають здійснюватися в безпосередній координації з Києвом та передбачативідновлення суверенітету й територіальної цілісності України.</text:p>
      <text:p text:style-name="P4">
Source: <text:a xlink:type="simple" xlink:href="https://www.ukrinform.ua/rubric-polytics/3706496-putin-vdersa-do-ukraini-bo-svit-ne-spiniv-jogo-ranise-gillari-klinton.html" text:style-name="Internet_20_link" text:visited-style-name="Visited_20_Internet_20_Link">
https://www.ukrinform.ua/rubric-polytics/3706496-putin-vdersa-do-ukraini-bo-svit-ne-spiniv-jogo-ranise-gillari-klinton.html</text:a>
</text:p>
      <!--NEWS-->
      <text:h text:style-name="P10" text:outline-level="1">
<text:span text:style-name="T4">
Президент: Успіхи українців в обороні проти агресії рф - це антидот проти інших агресій</text:span>
</text:h>
      <text:p text:style-name="P4">
Authors: Ukrinform (Person)</text:p>
      <text:p text:style-name="P4">
Publisher: Укринформ (Organization)</text:p>
      <text:p text:style-name="P4">
Published Time: 2023-05-08T21:51:00+03:00</text:p>
      <text:p text:style-name="P4">
Modified Time: 2023-05-08T21:51:00+03:00</text:p>
      <text:p text:style-name="P4">
Description: Успіхи українців в обороні проти російської агресії – це антидот проти інших агресій. Світ повинен бачити, що вільний народ здатен захистити свободу від загарбників.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Україна', 'Зеленський', 'Війна з росією']</text:p>
      <text:p text:style-name="P4">
Type: Article</text:p>
      <!--METADATA-->
      <text:p text:style-name="P4">
<draw:frame draw:style-name="fr1" draw:name="Image319" text:anchor-type="as-char" svg:width="6.9236in" svg:height="3.956343in" draw:z-index="0">
<draw:image xlink:href="../Images/yкринформ/2023-05-08T21-51-00-03-00/630_360_1682451261-591.jpeg" xlink:type="simple" xlink:show="embed" xlink:actuate="onLoad" draw:mime-type="image/jpeg"/>
</draw:frame>
 Успіхиукраїнців в обороні проти російської агресії – це антидот проти інших агресій.Світ повинен бачити, що вільний народ здатен захистити свободу відзагарбників.</text:p>
      <text:p text:style-name="P4">
Про це Володимир Зеленський сказав у <text:a xlink:type="simple" xlink:href="https://www.youtube.com/watch" text:style-name="Internet_20_link" text:visited-style-name="Visited_20_Internet_20_Link">
 </text:a>
 , повідомляє Укрінформ.</text:p>
      <text:p text:style-name="P4">
_Відео:<text:a xlink:type="simple" xlink:href="https://www.president.gov.ua/news/uspihi-ukrayinciv-v-oboroni-proti-rosijskoyi-agresiyi-ce-ant-82769" text:style-name="Internet_20_link" text:visited-style-name="Visited_20_Internet_20_Link">
 </text:a>
 _</text:p>
      <text:p text:style-name="P4">
<text:span text:style-name="T4">
Бажаю здоров’я, шановні українці!</text:span>
</text:p>
      <text:p text:style-name="P4">
Передусім хочу подякувати нашим воїнам. Тим, хто захищає українське небо, ітим, хто б’ється заради України на передовій.</text:p>
      <text:p text:style-name="P4">
Наші захисники неба – бійці Повітряних сил та інших родів військ, які залученідо оборони від ракет і «Шахедів» терористів, – цими днями просто молодці!Надихають не лише нас. Партнери бачать те, на що здатні українці, те, на щоздатна в наших руках передана нам зброя, те, які ми ефективні, коли дієморазом заради нашої спільної безпеки.</text:p>
      <text:p text:style-name="P4">
Успіхи українців в обороні проти російської агресії – це, однозначно, антидотпроти інших агресій. Світ повинен бачити, що вільний народ здатен захиститисвободу від загарбників. Можемо ми – отже, зможуть інші. Якщо будуть діяти таксамо сміливо, так само влучно й так само разом з іншими вільними народами.Дякую кожному нашому воїну, який дає Україні цей результат! Дякую кожномупартнеру, який допомагає нашим воїнам саме тією зброєю, яка потрібна длярезультативності!</text:p>
      <text:p text:style-name="P4">
Особливо відзначу сьогодні воїнів 96-ї Київської зенітної ракетної бригади. Зацю та минулу добу – абсолютні молодці!</text:p>
      <text:p text:style-name="P4">
Звичайно, сьогодні, як і завжди, я дякую нашим підрозділам, які б’ються нанайбільш жорстоких напрямках. Мар’їнка, Бахмут, Авдіївка… Я дякую кожному йкожній, хто захищає Україну саме там, за відвагу та стійкість! Окупанти зновуотримали від своїх керівників якісь чергові завдання просунутись кудись допевної дати… Що ж, це означає лише те, що попри будь-які дати наші героїбудуть, як і завжди, знищувати окупанта.</text:p>
      <text:p text:style-name="P4">
Провів сьогодні засідання Ставки. Доповідали й командувачі оперативнихнапрямків, і Головком, і керівники розвідки. До речі, доповіді Буданова таЛитвиненка були особливо ґрунтовними, дуже актуальними, і на їхній основі мибудемо робити певні кроки – кроки, які зміцнять наш захист.</text:p>
      <text:p text:style-name="P4">
Були також доповіді щодо підготовки нових наших підрозділів, щодо постачаннябоєприпасів. Провів нараду з міністром з питань стратегічних галузейпромисловості щодо боєприпасів. Є хороші новини щодо цього. Зрозуміло, заразне час їх оприлюднювати.</text:p>
      <text:p text:style-name="P4">
Провів і кілька безпекових нарад з урядовцями. Голова уряду, першавіцепремʼєр, міністр внутрішніх справ та інші міністри.</text:p>
      <text:p text:style-name="P4">
Перша нарада – щодо розмінування в Україні. Станом на зараз понад 170 тисячквадратних кілометрів нашої території забруднені мінами та боєприпасами, якіне розірвалися. Загалом це оцінюється у часових межах доволі неприємно –мовляв, потрібні десятиліття, щоб розібратися з такою загрозою. Ми маємозробити це значно швидше. Готуємо й спеціальну систему дій, яка допоможешвидше розміновувати нову територію після деокупації. Активно працюємо і зпартнерами заради збільшення наших можливостей. У техніці, у підготовцісаперів і піротехніків. З усіма у світі, хто має досвід, хто має технології,хто має фінансові можливості для підтримки, ми будемо співпрацювати, щобзробити Україну знову чистою від російських мін.</text:p>
      <text:p text:style-name="P4">
Ще одна нарада – безпекова, яку сьогодні провів, стосується розробкифундаментальної нової концепції безпеки для України. Комплексно дамо відповідіна всі безпекові питання країни. На законодавчому рівні, на рівні урядовихрішень, у конкретних практичних питаннях. Від захисту кордону до новихбезпекових умов для роботи шкіл, від інфраструктурних основ безпеки економікидо реальної можливості гарантувати нашим людям такий захист від терору, якиймають найбільш передові держави світу. Все це буде представлено. Все це будереалізовано.</text:p>
      <text:p text:style-name="P4">
Сьогодні, 8 травня, коли світ згадує слова «Ніколи знову!», ми в Україні даємосенс для цих слів. Не лише пам’ятати, а й захищати. Не лише цінувати життя, ай робити все, щоб кожен, хто загрожує життю, кожен, хто несе агресію, кожен,хто вдається до терору проти інших народів, - щоб кожне таке зло програвало.</text:p>
      <text:p text:style-name="P4">
Я дякую всім, хто допомагає нам захищати життя! Слава всім нашим воїнам, хтозараз у бою заради України!</text:p>
      <text:p text:style-name="P4">
Хай перемога над теперішнім злом рашизму буде найкращим ушануванням пам’ятітих, хто боровся й переміг нацизм!</text:p>
      <text:p text:style-name="P4">
<text:span text:style-name="T4">
Слава Україні!</text:span>
</text:p>
      <text:p text:style-name="P4">
<text:span text:style-name="T5">
Фото: ОП</text:span>
</text:p>
      <text:p text:style-name="P4">
Source: <text:a xlink:type="simple" xlink:href="https://www.ukrinform.ua/rubric-ato/3706497-prezident-uspihi-ukrainciv-v-oboroni-proti-agresii-rf-ce-antidot-proti-insih-agresij.html" text:style-name="Internet_20_link" text:visited-style-name="Visited_20_Internet_20_Link">
https://www.ukrinform.ua/rubric-ato/3706497-prezident-uspihi-ukrainciv-v-oboroni-proti-agresii-rf-ce-antidot-proti-insih-agresij.html</text:a>
</text:p>
      <!--NEWS-->
      <text:h text:style-name="P10" text:outline-level="1">
<text:span text:style-name="T4">
Війська рф завдають ударів по Харкову</text:span>
</text:h>
      <text:p text:style-name="P4">
Authors: Ukrinform (Person)</text:p>
      <text:p text:style-name="P4">
Publisher: Укринформ (Organization)</text:p>
      <text:p text:style-name="P4">
Published Time: 2023-05-08T21:56:00+03:00</text:p>
      <text:p text:style-name="P4">
Modified Time: 2023-05-08T21:56:00+03:00</text:p>
      <text:p text:style-name="P4">
Description: російські агресори завдають ударів по Харкову. — Укрінформ.</text:p>
      <text:p text:style-name="P4">
Images: ["<text:a xlink:type="simple" xlink:href="https://static.ukrinform.com/photos/2018_10/thumb_files/630_360_1538997471-852.jpg" text:style-name="Internet_20_link" text:visited-style-name="Visited_20_Internet_20_Link">
630_360_15389...</text:a>
"]</text:p>
      <text:p text:style-name="P4">
Tags: ['Обстріл', 'Харків', 'Синєгубов', 'Війна з росією']</text:p>
      <text:p text:style-name="P4">
Type: Article</text:p>
      <!--METADATA-->
      <text:p text:style-name="P4">
<draw:frame draw:style-name="fr1" draw:name="Image320" text:anchor-type="as-char" svg:width="6.9236in" svg:height="3.956343in" draw:z-index="0">
<draw:image xlink:href="../Images/yкринформ/2023-05-08T21-56-00-03-00/630_360_1538997471-852.jpg" xlink:type="simple" xlink:show="embed" xlink:actuate="onLoad" draw:mime-type="image/jpeg"/>
</draw:frame>
 російськіагресори завдають ударів по Харкову.</text:p>
      <text:p text:style-name="P4">
Про це повідомив у <text:a xlink:type="simple" xlink:href="http://t.me/synegubov/6142" text:style-name="Internet_20_link" text:visited-style-name="Visited_20_Internet_20_Link">
 </text:a>
 начальник Харківської ОВАОлег Синєгубов, передає Укрінформ.</text:p>
      <text:p text:style-name="P4">
"Увага! Жителі Харкова і області, окупанти знову завдають ударів!" - написаввін.</text:p>
      <text:p text:style-name="P4">
Керівник області закликав не ігнорувати сигналів тривоги й залишатися вукриттях.</text:p>
      <text:p text:style-name="P4">
<text:span text:style-name="T4">
Читайте також:</text:span>
 <text:a xlink:type="simple" xlink:href="https://www.ukrinform.ua/rubric-regions/3706202-rosiani-za-dobu-obstrilali-desat-oblastej-ukraini-zvedenna-ova.html" text:style-name="Internet_20_link" text:visited-style-name="Visited_20_Internet_20_Link">
 <text:span text:style-name="T4">
обстріл</text:span>
 </text:a>
</text:p>
      <text:p text:style-name="P4">
Як передає кореспондент Укрінформу, у місті було чутно вже три вибухи.</text:p>
      <text:p text:style-name="P4">
Source: <text:a xlink:type="simple" xlink:href="https://www.ukrinform.ua/rubric-ato/3706498-vijska-rf-zavdaut-udariv-po-harkovu.html" text:style-name="Internet_20_link" text:visited-style-name="Visited_20_Internet_20_Link">
https://www.ukrinform.ua/rubric-ato/3706498-vijska-rf-zavdaut-udariv-po-harkovu.html</text:a>
</text:p>
      <!--NEWS-->
      <text:h text:style-name="P10" text:outline-level="1">
<text:span text:style-name="T4">
Зеленський розповів деталі сьогоднішнього засідання Ставки</text:span>
</text:h>
      <text:p text:style-name="P4">
Authors: Ukrinform (Person)</text:p>
      <text:p text:style-name="P4">
Publisher: Укринформ (Organization)</text:p>
      <text:p text:style-name="P4">
Published Time: 2023-05-08T22:07:00+03:00</text:p>
      <text:p text:style-name="P4">
Modified Time: 2023-05-08T22:07:00+03:00</text:p>
      <text:p text:style-name="P4">
Description: Спираючись на дані розвідки та військових, які обговорювалися на засіданні Ставки Верховного Головнокомандувача, Україна робитиме певні кроки, які зміцнять захист держави. — Укрінформ.</text:p>
      <text:p text:style-name="P4">
Images: ["<text:a xlink:type="simple" xlink:href="https://static.ukrinform.com/photos/2022_08/thumb_files/630_360_1660582529-777.jpeg" text:style-name="Internet_20_link" text:visited-style-name="Visited_20_Internet_20_Link">
630_360_16605...</text:a>
"]</text:p>
      <text:p text:style-name="P4">
Tags: ['Розвідка', 'Зеленський', 'Війна з росією']</text:p>
      <text:p text:style-name="P4">
Type: Article</text:p>
      <!--METADATA-->
      <text:p text:style-name="P4">
<draw:frame draw:style-name="fr1" draw:name="Image321" text:anchor-type="as-char" svg:width="6.9236in" svg:height="3.956343in" draw:z-index="0">
<draw:image xlink:href="../Images/yкринформ/2023-05-08T22-07-00-03-00/630_360_1660582529-777.jpeg" xlink:type="simple" xlink:show="embed" xlink:actuate="onLoad" draw:mime-type="image/jpeg"/>
</draw:frame>
Спираючись на дані розвідки та військових, які обговорювалися на засіданніСтавки Верховного Головнокомандувача, Україна робитиме певні кроки, якізміцнять захист держави.</text:p>
      <text:p text:style-name="P4">
Про це Володимир Зеленський сказав у <text:a xlink:type="simple" xlink:href="https://www.youtube.com/watch" text:style-name="Internet_20_link" text:visited-style-name="Visited_20_Internet_20_Link">
 </text:a>
 , передає Укрінформ.</text:p>
      <text:p text:style-name="P4">
«Провів сьогодні засідання Ставки. Доповідали й командувачі оперативнихнапрямків, і Головком, і керівники розвідки. До речі, доповіді Буданова таЛитвиненка були особливо ґрунтовними, дуже актуальними, і на їхній основі мибудемо робити певні кроки – кроки, які зміцнять наш захист», - сказав главадержави.</text:p>
      <text:p text:style-name="P4">
_Відео:<text:a xlink:type="simple" xlink:href="https://www.facebook.com/president.gov.ua" text:style-name="Internet_20_link" text:visited-style-name="Visited_20_Internet_20_Link">
 </text:a>
 _</text:p>
      <text:p text:style-name="P4">
За словами Президента, були також доповіді щодо підготовки нових військовихпідрозділів та постачання боєприпасів.</text:p>
      <text:p text:style-name="P4">
«Провів нараду з міністром з питань стратегічних галузей промисловості щодобоєприпасів. Є хороші новини щодо цього», - поінформував Зеленський.</text:p>
      <text:p text:style-name="P4">
<text:span text:style-name="T4">
Читайте також:</text:span>
 <text:a xlink:type="simple" xlink:href="https://www.ukrinform.ua/rubric-ato/3706497-prezident-uspihi-ukrainciv-v-oboroni-proti-agresii-rf-ce-antidot-proti-insih-agresij.html" text:style-name="Internet_20_link" text:visited-style-name="Visited_20_Internet_20_Link">
 </text:a>
</text:p>
      <text:p text:style-name="P4">
Як повідомляв Укрінформ, Президент провів засідання Ставки ВерховногоГоловнокомандувача, де обговорили останні повітряні атаки ворога, ситуацію нафронті та постачання боєприпасів. Також було заслухано доповіді про оперативнуситуацію на фронті та плани загарбників на найближчий час.</text:p>
      <text:p text:style-name="P4">
<text:span text:style-name="T5">
Фото: ОП</text:span>
</text:p>
      <text:p text:style-name="P4">
Source: <text:a xlink:type="simple" xlink:href="https://www.ukrinform.ua/rubric-ato/3706500-zelenskij-rozpoviv-pro-detali-sogodnisnogo-zasidanna-stavki.html" text:style-name="Internet_20_link" text:visited-style-name="Visited_20_Internet_20_Link">
https://www.ukrinform.ua/rubric-ato/3706500-zelenskij-rozpoviv-pro-detali-sogodnisnogo-zasidanna-stavki.html</text:a>
</text:p>
      <!--NEWS-->
      <text:h text:style-name="P10" text:outline-level="1">
<text:span text:style-name="T4">
Україні варто вивчити досвід Ізраїлю у побудові сильної держави під час війни - Кондратюк</text:span>
</text:h>
      <text:p text:style-name="P4">
Authors: Ukrinform (Person)</text:p>
      <text:p text:style-name="P4">
Publisher: Укринформ (Organization)</text:p>
      <text:p text:style-name="P4">
Published Time: 2023-05-08T22:13:00+03:00</text:p>
      <text:p text:style-name="P4">
Modified Time: 2023-05-08T22:13:00+03:00</text:p>
      <text:p text:style-name="P4">
Description: Україні варто взяти до уваги досвід Ізраїлю у побудові сильної держави під час війни. — Укрінформ.</text:p>
      <text:p text:style-name="P4">
Images: ["<text:a xlink:type="simple" xlink:href="https://static.ukrinform.com/photos/2022_05/thumb_files/630_360_1652785403-693.jpg" text:style-name="Internet_20_link" text:visited-style-name="Visited_20_Internet_20_Link">
630_360_16527...</text:a>
"]</text:p>
      <text:p text:style-name="P4">
Tags: ['Ізраїль', 'Кондратюк', 'Війна з росією', 'Єдині новини']</text:p>
      <text:p text:style-name="P4">
Type: Article</text:p>
      <!--METADATA-->
      <text:p text:style-name="P4">
<draw:frame draw:style-name="fr1" draw:name="Image322" text:anchor-type="as-char" svg:width="6.9236in" svg:height="3.956343in" draw:z-index="0">
<draw:image xlink:href="../Images/yкринформ/2023-05-08T22-13-00-03-00/630_360_1652785403-693.jpg" xlink:type="simple" xlink:show="embed" xlink:actuate="onLoad" draw:mime-type="image/jpeg"/>
</draw:frame>
 Україніварто взяти до уваги досвід Ізраїлю у побудові сильної держави під час війни.</text:p>
      <text:p text:style-name="P4">
Таку думку заступниця Голови Верховної Ради Олена Кондратюк висловила в ефірітелемарафону «Єдині новини», передає Укрінформ.</text:p>
      <text:p text:style-name="P4">
«Ми всі віримо у перемогу, але повинні переналаштовуватися та розуміти, що,напевно, це таке у нас буде життя у подальшому, як живе <text:a xlink:type="simple" xlink:href="https://www.ukrinform.ua/tag-izrail" text:style-name="Internet_20_link" text:visited-style-name="Visited_20_Internet_20_Link">
</text:a>
 . Тобто у системі безпеки й постійноїактивності та постійного переживання, але водночас налагодження життя», -сказала Кондратюк.</text:p>
      <text:p text:style-name="P4">
За її словами, насамперед маємо подивитися на надзвичайно відповідальнеставлення громадян цієї країни до системи оповіщення, до своєї безпеки.Важлива й сама система оповіщення, яка орієнтує людей на тип небезпеки.</text:p>
      <text:p text:style-name="P4">
«Для Ізраїлю дуже характерне таке відчуття водночас свободи та переоснащеннясвоєї економіки на військові рейки. Для нас дуже важливо в цій системікоординат, в якій існує Ізраїль, коли ми говоримо про безпеку, коли требавчасно спуститися в бомбосховище, мати це обладнане бомбосховище. Ізраїльперейшов на рейки постійної боротьби за життя. Кожна школа має бомбосховище,що нам слід зробити; дитячі садочки також мають спеціальні бокси, куди за 15секунд можуть забігти діти та перечекати і зберегти життя», - розповілаКондратюк.</text:p>
      <text:p text:style-name="P4">
Вона додала, що в цій країні карають штрафами на підприємствах тих, хто нехтуєсигналами тривоги у робочий час: «Це та система координат, на яку ми маємоперейти. От бачите, ми пережили таку важку ніч, коли на нас летіла великакількість "шахедів". І я багато з ким спілкувалася, і кажуть, що звикають довсього цього і продовжують спати. Для Ізраїлю це не характерно, бо обов'язковотреба спуститися в укриття заради безпеки. Ізраїль та ми маємо ворога, кажемонавіть, що маємо спільних ворогів. Оскільки для Ізраїля це Іран, а для нас –бачимо, що росія зараз використовує іранські дрони, тому для нас важливо матиспільний інтерес і в ООН. Тому що маємо спільну небезпеку».</text:p>
      <text:p text:style-name="P4">
<text:span text:style-name="T4">
Читайте також:</text:span>
 <text:a xlink:type="simple" xlink:href="https://www.ukrinform.ua/rubric-polytics/3704408-kondratuk-vislovilasa-za-rozvitok-vidnosin-z-izrailem.html" text:style-name="Internet_20_link" text:visited-style-name="Visited_20_Internet_20_Link">
 <text:span text:style-name="T4">
Кондратюк</text:span>
 </text:a>
</text:p>
      <text:p text:style-name="P4">
Парламентська українська делегація на чолі із заступницею Голови ВерховноїРади Оленою Кондратюк разом із народними депутатами України ОльгоюВасилевською-Смаглюк і Вікторією Кінзбурською 3 квітня провели зустріч ізколегами з парламентської групи дружби Україна-Ізраїль.</text:p>
      <text:p text:style-name="P4">
Як повідомляв <text:a xlink:type="simple" xlink:href="https://www.ukrinform.ua/rubric-ato/3704113-rada-zaklikae-svit-zasuditi-primusovu-deportaciu-rf-ukrainskih-ditej.html" text:style-name="Internet_20_link" text:visited-style-name="Visited_20_Internet_20_Link">
 </text:a>
 , Верховна Радазакликає світову спільноту засудити примусову депортацію російською федерацієюукраїнських дітей.</text:p>
      <text:p text:style-name="P4">
Source: <text:a xlink:type="simple" xlink:href="https://www.ukrinform.ua/rubric-polytics/3706499-ukraini-varto-vivciti-dosvid-izrailu-u-pobudovi-silnoi-derzavi-pid-cas-vijni-kondratuk.html" text:style-name="Internet_20_link" text:visited-style-name="Visited_20_Internet_20_Link">
https://www.ukrinform.ua/rubric-polytics/3706499-ukraini-varto-vivciti-dosvid-izrailu-u-pobudovi-silnoi-derzavi-pid-cas-vijni-kondratuk.html</text:a>
</text:p>
      <!--NEWS-->
      <text:h text:style-name="P10" text:outline-level="1">
<text:span text:style-name="T4">
Посольство Італії закликало громадян відмовитись від поїздок до України</text:span>
</text:h>
      <text:p text:style-name="P4">
Authors: Ukrinform (Person)</text:p>
      <text:p text:style-name="P4">
Publisher: Укринформ (Organization)</text:p>
      <text:p text:style-name="P4">
Published Time: 2023-05-08T22:20:00+03:00</text:p>
      <text:p text:style-name="P4">
Modified Time: 2023-05-08T22:20:00+03:00</text:p>
      <text:p text:style-name="P4">
Description: Посольство Італії закликало громадян своєї країни відмовитися від поїздок в Україну через останні атаки військ рф на Київ.  — Укрінформ.</text:p>
      <text:p text:style-name="P4">
Images: ["<text:a xlink:type="simple" xlink:href="https://static.ukrinform.com/photos/2022_04/thumb_files/630_360_1649502566-997.jpg" text:style-name="Internet_20_link" text:visited-style-name="Visited_20_Internet_20_Link">
630_360_16495...</text:a>
"]</text:p>
      <text:p text:style-name="P4">
Tags: ['Італія', 'Посольство', 'Україна', 'Війна з росією']</text:p>
      <text:p text:style-name="P4">
Type: Article</text:p>
      <!--METADATA-->
      <text:p text:style-name="P4">
<draw:frame draw:style-name="fr1" draw:name="Image323" text:anchor-type="as-char" svg:width="6.9236in" svg:height="3.956343in" draw:z-index="0">
<draw:image xlink:href="../Images/yкринформ/2023-05-08T22-20-00-03-00/630_360_1649502566-997.jpg" xlink:type="simple" xlink:show="embed" xlink:actuate="onLoad" draw:mime-type="image/jpeg"/>
</draw:frame>
 ПосольствоІталії закликало громадян своєї країни відмовитися від поїздок в Україну черезостанні атаки військ рф на Київ.</text:p>
      <text:p text:style-name="P4">
Як передає Укрінформ, про це повідомляє посольство Італії у <text:a xlink:type="simple" xlink:href="https://www.facebook.com/100064530616709/posts/pfbid0yitDTNoEJ9wC74xjwtVz37MN1KVU2W3KMPzFxMVeZNPk8ybANQD8Xko43EUKBcrBl/" text:style-name="Internet_20_link" text:visited-style-name="Visited_20_Internet_20_Link">
</text:a>
.</text:p>
      <text:p text:style-name="P4">
"Збройні напади на Київ та всю територію України. Ситуація у сфері безпекизалишається критичною, існує ризик відключення електроенергії. Усі поїздки в <text:a xlink:type="simple" xlink:href="https://www.ukrinform.ua/tag-ukraina" text:style-name="Internet_20_link" text:visited-style-name="Visited_20_Internet_20_Link">
</text:a>
 , у будь-якій якості, наполегливо нерекомендуються", - йдеться у повідомленні.</text:p>
      <text:p text:style-name="P4">
Як повідомляв <text:a xlink:type="simple" xlink:href="https://www.ukrinform.ua/rubric-kyiv/3706195-na-kiiv-letilo-36-droniv-ce-bula-najmasovisa-ataka-na-stolicu-klicko.html" text:style-name="Internet_20_link" text:visited-style-name="Visited_20_Internet_20_Link">
 </text:a>
 , Київськийміський голова Віталій Кличко назвав нічну атаку на столицю наймасовішою зпочатку повномасштабного вторгнення: на Київ летіло 36 дронів, випущенихросіянами.</text:p>
      <text:p text:style-name="P4">
<text:span text:style-name="T4">
Читайте також:</text:span>
 <text:a xlink:type="simple" xlink:href="https://www.ukrinform.ua/rubric-kyiv/3706258-dva-dni-policia-nacgvardia-i-teroborona-patruluvatimut-kiiv.html" text:style-name="Internet_20_link" text:visited-style-name="Visited_20_Internet_20_Link">
 <text:span text:style-name="T4">
Київ</text:span>
 </text:a>
</text:p>
      <text:p text:style-name="P4">
У Святошинському та Солом'янському районах столиці зафіксовано падіння уламківБпЛА, декілька людей постраждали.</text:p>
      <text:p text:style-name="P4">
Source: <text:a xlink:type="simple" xlink:href="https://www.ukrinform.ua/rubric-ato/3706501-posolstvo-italii-zaklikalo-gromadan-vidmovitis-vid-poizdok-do-ukraini.html" text:style-name="Internet_20_link" text:visited-style-name="Visited_20_Internet_20_Link">
https://www.ukrinform.ua/rubric-ato/3706501-posolstvo-italii-zaklikalo-gromadan-vidmovitis-vid-poizdok-do-ukraini.html</text:a>
</text:p>
      <!--NEWS-->
      <text:h text:style-name="P10" text:outline-level="1">
<text:span text:style-name="T4">
росіяни б'ють по Харківщині ракетами С-300 - зафіксували три влучання</text:span>
</text:h>
      <text:p text:style-name="P4">
Authors: Ukrinform (Person)</text:p>
      <text:p text:style-name="P4">
Publisher: Укринформ (Organization)</text:p>
      <text:p text:style-name="P4">
Published Time: 2023-05-08T22:22:00+03:00</text:p>
      <text:p text:style-name="P4">
Modified Time: 2023-05-08T22:22:00+03:00</text:p>
      <text:p text:style-name="P4">
Description: Армія країни-агресора росії завдає ударів по Харкову та області ракетами С-300.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Ракета', 'Харківщина', 'Війна з росією']</text:p>
      <text:p text:style-name="P4">
Type: Article</text:p>
      <!--METADATA-->
      <text:p text:style-name="P4">
<draw:frame draw:style-name="fr1" draw:name="Image324" text:anchor-type="as-char" svg:width="6.9236in" svg:height="3.948443in" draw:z-index="0">
<draw:image xlink:href="../Images/yкринформ/2023-05-08T22-22-00-03-00/630_360_1538997483-946.jpg" xlink:type="simple" xlink:show="embed" xlink:actuate="onLoad" draw:mime-type="image/jpeg"/>
</draw:frame>
 Арміякраїни-агресора росії завдає ударів по Харкову та області ракетами С-300.</text:p>
      <text:p text:style-name="P4">
Про це повідомляє у <text:a xlink:type="simple" xlink:href="https://t.me/generalmarsel/3092" text:style-name="Internet_20_link" text:visited-style-name="Visited_20_Internet_20_Link">
 </text:a>
 начальникХарківського військового гарнізону Сергій Мельник ("Генерал Марсель"), передаєУкрінформ.</text:p>
      <text:p text:style-name="P4">
"Попередньо, ворог наносить удари по Харківщині <text:a xlink:type="simple" xlink:href="https://www.ukrinform.ua/tag-raketa" text:style-name="Internet_20_link" text:visited-style-name="Visited_20_Internet_20_Link">
</text:a>
 С-300. Не покидайте укриття до відбоютривоги!" - написав "Марсель".</text:p>
      <text:p text:style-name="P4">
Станом на 22:05, як повідомляє кореспондент Укрінформу, в Харкові пролуналищонайменше п'ять вибухів.</text:p>
      <text:p text:style-name="P4">
Харківський міський голова Ігор Терехов повідомив у <text:a xlink:type="simple" xlink:href="https://t.me/ihor_terekhov/645" text:style-name="Internet_20_link" text:visited-style-name="Visited_20_Internet_20_Link">
</text:a>
 , що довкола Харкова зафіксовано триракетних удари, місця ще двох уточнюються.</text:p>
      <text:p text:style-name="P4">
«Пʼять вибухів чули харківʼяни. Три з них навколо міста. Місця ще двохприльотів ДСНС уточнюють», - йдеться у повідомленні.</text:p>
      <text:p text:style-name="P4">
<text:span text:style-name="T4">
Читайте також:</text:span>
 <text:a xlink:type="simple" xlink:href="https://www.ukrinform.ua/rubric-ato/3706493-rosiani-za-dobu-12-raziv-obstrilali-prikordonni-gromadi-sumsini.html" text:style-name="Internet_20_link" text:visited-style-name="Visited_20_Internet_20_Link">
 <text:span text:style-name="T4">
Сумщини</text:span>
 </text:a>
</text:p>
      <text:p text:style-name="P4">
Пізніше начальник Харківської ОВА Олег Синєгубов повідомив у <text:a xlink:type="simple" xlink:href="https://t.me/synegubov/6143" text:style-name="Internet_20_link" text:visited-style-name="Visited_20_Internet_20_Link">
</text:a>
 про шість влучань у Харківському районі.</text:p>
      <text:p text:style-name="P4">
«За попередньою інформацією, окупанти обстріляли місто та область ракетамиС-300. Зафіксовано щонайменше шість «прильотів». Є влучання у Харківськомурайоні», - йдеться у повідомленні.</text:p>
      <text:p text:style-name="P4">
Як повідомлялося, о 21:45 начальник Харківської ОВА Олег Синєгубов повідомив,що загарбники завдають ударів по обласному центру.</text:p>
      <text:p text:style-name="P4">
Source: <text:a xlink:type="simple" xlink:href="https://www.ukrinform.ua/rubric-ato/3706502-rosiani-but-po-harkivsini-raketami-s300-e-tri-vlucanna.html" text:style-name="Internet_20_link" text:visited-style-name="Visited_20_Internet_20_Link">
https://www.ukrinform.ua/rubric-ato/3706502-rosiani-but-po-harkivsini-raketami-s300-e-tri-vlucanna.html</text:a>
</text:p>
      <!--NEWS-->
      <text:h text:style-name="P10" text:outline-level="1">
<text:span text:style-name="T4">
Президент: Готуємо систему дій, яка допоможе швидше розміновувати території</text:span>
</text:h>
      <text:p text:style-name="P4">
Authors: Ukrinform (Person)</text:p>
      <text:p text:style-name="P4">
Publisher: Укринформ (Organization)</text:p>
      <text:p text:style-name="P4">
Published Time: 2023-05-08T22:26:00+03:00</text:p>
      <text:p text:style-name="P4">
Modified Time: 2023-05-08T22:26:00+03:00</text:p>
      <text:p text:style-name="P4">
Description: Україна готує спеціальну систему дій, яка допоможе швидше розміновувати визволені від російських загарбників території.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Розмінування', 'Зеленський', 'Війна з росією']</text:p>
      <text:p text:style-name="P4">
Type: Article</text:p>
      <!--METADATA-->
      <text:p text:style-name="P4">
<draw:frame draw:style-name="fr1" draw:name="Image325" text:anchor-type="as-char" svg:width="6.9236in" svg:height="3.956343in" draw:z-index="0">
<draw:image xlink:href="../Images/yкринформ/2023-05-08T22-26-00-03-00/630_360_1678738078-322.jpeg" xlink:type="simple" xlink:show="embed" xlink:actuate="onLoad" draw:mime-type="image/jpeg"/>
</draw:frame>
 Українаготує спеціальну систему дій, яка допоможе швидше розміновувати визволені відросійських загарбників території.</text:p>
      <text:p text:style-name="P4">
Про це Володимир Зеленський сказав у відеозверненні, передає Укрінформ.</text:p>
      <text:p text:style-name="P4">
«Станом на зараз понад 170 тисяч квадратних кілометрів нашої територіїзабруднені мінами та боєприпасами, які не розірвалися. Загалом це оцінюється учасових межах доволі неприємно – мовляв, потрібні десятиліття, щоб розібратисяз такою загрозою. Ми маємо зробити це значно швидше. Готуємо спеціальнусистему дій, яка допоможе швидше розміновувати територію після деокупації», -сказав Зеленський.</text:p>
      <text:p text:style-name="P4">
_Відео:<text:a xlink:type="simple" xlink:href="https://www.facebook.com/president.gov.ua" text:style-name="Internet_20_link" text:visited-style-name="Visited_20_Internet_20_Link">
 </text:a>
 _</text:p>
      <text:p text:style-name="P4">
Глава держави зазначив, що протягом дня провів кілька безпекових нарад.</text:p>
      <text:p text:style-name="P4">
«Активно працюємо із партнерами заради збільшення наших можливостей. Утехніці, у підготовці саперів і піротехніків. З усіма у світі, хто має досвід,хто має технології, хто має фінансові можливості для підтримки, ми будемоспівпрацювати, щоб зробити Україну знову чистою від російських мін», -підкреслив Президент.</text:p>
      <text:p text:style-name="P4">
Він також повідомив, що на іншій нараді обговорював розробку новоїфундаментальної концепції безпеки для України.</text:p>
      <text:p text:style-name="P4">
<text:span text:style-name="T4">
Читайте також:</text:span>
 <text:a xlink:type="simple" xlink:href="https://www.ukrinform.ua/rubric-ato/3705783-ukraina-potrebue-tehniki-dla-rozminuvanna-teritorij-minekonomiki.html" text:style-name="Internet_20_link" text:visited-style-name="Visited_20_Internet_20_Link">
 <text:span text:style-name="T4">
розмінування</text:span>
 </text:a>
</text:p>
      <text:p text:style-name="P4">
«Комплексно дамо відповіді на всі безпекові питання країни. На законодавчомурівні, на рівні урядових рішень, у конкретних практичних питаннях. Від захистукордону до нових безпекових умов для роботи шкіл, від інфраструктурних основбезпеки економіки до реальної можливості гарантувати нашим людям такий захиствід терору, який мають найбільш передові держави світу. Все це будепредставлено. Все це буде реалізовано», - сказав <text:a xlink:type="simple" xlink:href="https://www.ukrinform.ua/tag-zelenskij" text:style-name="Internet_20_link" text:visited-style-name="Visited_20_Internet_20_Link">
</text:a>
 .</text:p>
      <text:p text:style-name="P4">
Як повідомляв Укрінформ, Кабінет Міністрів погодив пропозицію ДСНС щодоутворення бюджетної установи «Центр гуманітарного розмінування».</text:p>
      <text:p text:style-name="P4">
<text:span text:style-name="T5">
Фото: ОП</text:span>
</text:p>
      <text:p text:style-name="P4">
Source: <text:a xlink:type="simple" xlink:href="https://www.ukrinform.ua/rubric-ato/3706503-prezident-gotuemo-sistemu-dij-aka-dopomoze-svidse-rozminovuvati-teritorii.html" text:style-name="Internet_20_link" text:visited-style-name="Visited_20_Internet_20_Link">
https://www.ukrinform.ua/rubric-ato/3706503-prezident-gotuemo-sistemu-dij-aka-dopomoze-svidse-rozminovuvati-teritorii.html</text:a>
</text:p>
      <!--NEWS-->
      <text:h text:style-name="P10" text:outline-level="1">
<text:span text:style-name="T4">
Визначилася суперниця Ястремської у фіналі кваліфікації турніру WTA в Римі</text:span>
</text:h>
      <text:p text:style-name="P4">
Authors: Ukrinform (Person)</text:p>
      <text:p text:style-name="P4">
Publisher: Укринформ (Organization)</text:p>
      <text:p text:style-name="P4">
Published Time: 2023-05-08T22:29:00+03:00</text:p>
      <text:p text:style-name="P4">
Modified Time: 2023-05-08T22:29:00+03:00</text:p>
      <text:p text:style-name="P4">
Description: Українка Даяна Ястремська та іспанка Ребека Масарова розіграють путівку до основної сітки турніру Жіночої тенісної асоціації (WTA) - Internazionali BNL d’Italia - в Римі (Італія) із призовим фондом понад $3,5 млн. — Укрінформ.</text:p>
      <text:p text:style-name="P4">
Images: ["<text:a xlink:type="simple" xlink:href="https://static.ukrinform.com/photos/2023_05/thumb_files/630_360_1683574115-644.jpg" text:style-name="Internet_20_link" text:visited-style-name="Visited_20_Internet_20_Link">
630_360_16835...</text:a>
"]</text:p>
      <text:p text:style-name="P4">
Tags: ['Теніс', 'Даяна Ястремська']</text:p>
      <text:p text:style-name="P4">
Type: Article</text:p>
      <!--METADATA-->
      <text:p text:style-name="P4">
<draw:frame draw:style-name="fr1" draw:name="Image326" text:anchor-type="as-char" svg:width="6.9236in" svg:height="3.956343in" draw:z-index="0">
<draw:image xlink:href="../Images/yкринформ/2023-05-08T22-29-00-03-00/630_360_1683574115-644.jpg" xlink:type="simple" xlink:show="embed" xlink:actuate="onLoad" draw:mime-type="image/jpeg"/>
</draw:frame>
 УкраїнкаДаяна Ястремська та іспанка Ребека Масарова розіграють путівку до основноїсітки турніру Жіночої тенісної асоціації (WTA) - Internazionali BNL d’Italia -в Римі (Італія) із призовим фондом понад $3,5 млн.</text:p>
      <text:p text:style-name="P4">
Масарова у півфіналі відбору здобула перемогу над австралійкою Олівією Гадецкі- 6:1, 6:3, передає Укрінформ.</text:p>
      <text:p text:style-name="P4">
Ястремська, як інформував Укрінформ, пройшла у свою чергу француженку ЛеоліюЖанжан, яка відмовилася продовжувати поєдинок після першого сету - 7:5 накористь українки.</text:p>
      <text:p text:style-name="P4">
<text:span text:style-name="T4">
Читайте також:</text:span>
 <text:a xlink:type="simple" xlink:href="https://www.ukrinform.ua/rubric-sports/3706438-astremska-startuvala-z-peremogi-na-turniri-serii-wta-1000-u-rimi.html" text:style-name="Internet_20_link" text:visited-style-name="Visited_20_Internet_20_Link">
 </text:a>
</text:p>
      <text:p text:style-name="P4">
Турнір в італійській столиці триватиме до 21 травня.</text:p>
      <text:p text:style-name="P4">
Торік у Римі перемогла Іга Швьонтек з Польщі.</text:p>
      <text:p text:style-name="P4">
Фото: btu.org.ua.</text:p>
      <text:p text:style-name="P4">
Source: <text:a xlink:type="simple" xlink:href="https://www.ukrinform.ua/rubric-sports/3706504-viznacilasa-supernica-astremskoi-u-finali-kvalifikacii-turniru-wta-v-rimi.html" text:style-name="Internet_20_link" text:visited-style-name="Visited_20_Internet_20_Link">
https://www.ukrinform.ua/rubric-sports/3706504-viznacilasa-supernica-astremskoi-u-finali-kvalifikacii-turniru-wta-v-rimi.html</text:a>
</text:p>
      <!--NEWS-->
      <text:h text:style-name="P10" text:outline-level="1">
<text:span text:style-name="T4">
У Дніпрі - вибухи, голова ОВА повідомляє про роботу ППО</text:span>
</text:h>
      <text:p text:style-name="P4">
Authors: Ukrinform (Person)</text:p>
      <text:p text:style-name="P4">
Publisher: Укринформ (Organization)</text:p>
      <text:p text:style-name="P4">
Published Time: 2023-05-08T22:31:00+03:00</text:p>
      <text:p text:style-name="P4">
Modified Time: 2023-05-08T22:31:00+03:00</text:p>
      <text:p text:style-name="P4">
Description: Під час повітряної тривоги у Дніпрі було чути звуки вибухів.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 'Вибух', 'ППО']</text:p>
      <text:p text:style-name="P4">
Type: Article</text:p>
      <!--METADATA-->
      <text:p text:style-name="P4">
<draw:frame draw:style-name="fr1" draw:name="Image327" text:anchor-type="as-char" svg:width="6.9236in" svg:height="3.948443in" draw:z-index="0">
<draw:image xlink:href="../Images/yкринформ/2023-05-08T22-31-00-03-00/630_360_1538997483-946.jpg" xlink:type="simple" xlink:show="embed" xlink:actuate="onLoad" draw:mime-type="image/jpeg"/>
</draw:frame>
 Під часповітряної тривоги у Дніпрі було чути звуки вибухів.</text:p>
      <text:p text:style-name="P4">
Про це повідомив у <text:a xlink:type="simple" xlink:href="https://t.me/s/borys_filatovv" text:style-name="Internet_20_link" text:visited-style-name="Visited_20_Internet_20_Link">
 </text:a>
 міський голова ДніпраБорис Філатов, передає Укрінформ.</text:p>
      <text:p text:style-name="P4">
«У Дніпрі вже кілька вибухів», написав він.</text:p>
      <text:p text:style-name="P4">
Своєю чергою голова Дніпропетровської ОВА Сергій Лисак <text:a xlink:type="simple" xlink:href="https://t.me/s/dnipropetrovskaODA" text:style-name="Internet_20_link" text:visited-style-name="Visited_20_Internet_20_Link">
</text:a>
 про роботу ППО.</text:p>
      <text:p text:style-name="P4">
<text:span text:style-name="T4">
Читайте також:</text:span>
 <text:a xlink:type="simple" xlink:href="https://www.ukrinform.ua/rubric-ato/3706502-rosiani-but-po-harkivsini-raketami-s300-e-tri-vlucanna.html" text:style-name="Internet_20_link" text:visited-style-name="Visited_20_Internet_20_Link">
 </text:a>
</text:p>
      <text:p text:style-name="P4">
Як повідомлялося, армія країни-агресора завдала ударів по Харкову та областіракетами С-300.</text:p>
      <text:p text:style-name="P4">
Source: <text:a xlink:type="simple" xlink:href="https://www.ukrinform.ua/rubric-ato/3706505-u-dnipri-prolunali-vibuhi.html" text:style-name="Internet_20_link" text:visited-style-name="Visited_20_Internet_20_Link">
https://www.ukrinform.ua/rubric-ato/3706505-u-dnipri-prolunali-vibuhi.html</text:a>
</text:p>
      <!--NEWS-->
      <text:h text:style-name="P10" text:outline-level="1">
<text:span text:style-name="T4">
У семи містах України працюють освітні осередки для дітей з Бахмута</text:span>
</text:h>
      <text:p text:style-name="P4">
Authors: Ukrinform (Person)</text:p>
      <text:p text:style-name="P4">
Publisher: Укринформ (Organization)</text:p>
      <text:p text:style-name="P4">
Published Time: 2023-05-08T22:34:00+03:00</text:p>
      <text:p text:style-name="P4">
Modified Time: 2023-05-08T22:34:00+03:00</text:p>
      <text:p text:style-name="P4">
Description: У семи містах України працюють освітні осередки для дітей, які евакуювалися з обстрілюваного ворогом міста Бахмут. — Укрінформ.</text:p>
      <text:p text:style-name="P4">
Images: ["<text:a xlink:type="simple" xlink:href="https://static.ukrinform.com/photos/2023_05/thumb_files/630_360_1683574769-542.jpg" text:style-name="Internet_20_link" text:visited-style-name="Visited_20_Internet_20_Link">
630_360_16835...</text:a>
"]</text:p>
      <text:p text:style-name="P4">
Tags: ['Бахмут', 'Діти', 'Освіта', 'Школа']</text:p>
      <text:p text:style-name="P4">
Type: Article</text:p>
      <!--METADATA-->
      <text:p text:style-name="P4">
<draw:frame draw:style-name="fr1" draw:name="Image328" text:anchor-type="as-char" svg:width="6.9236in" svg:height="3.956343in" draw:z-index="0">
<draw:image xlink:href="../Images/yкринформ/2023-05-08T22-34-00-03-00/630_360_1683574769-542.jpg" xlink:type="simple" xlink:show="embed" xlink:actuate="onLoad" draw:mime-type="image/jpeg"/>
</draw:frame>
 У семимістах України працюють освітні осередки для дітей, які евакуювалися зобстрілюваного ворогом міста Бахмут.</text:p>
      <text:p text:style-name="P4">
Як передає Укрінформ, про це у <text:a xlink:type="simple" xlink:href="https://www.facebook.com/OlexiyRevaOfficial/posts/pfbid026S7Fmgg11GgqvkDpYSV8pbndWnPeqqH7DPeke41bp7qVsDuKT6bpCzpHusr7CvXal" text:style-name="Internet_20_link" text:visited-style-name="Visited_20_Internet_20_Link">
</text:a>
повідомив Бахмутський міський голова Олексій Рева, який відвідав такийполтавський освітній осередок.</text:p>
      <text:p text:style-name="P4">
«З осені 2022 року було організовано роботу <text:a xlink:type="simple" xlink:href="https://www.ukrinform.ua/tag-osvita" text:style-name="Internet_20_link" text:visited-style-name="Visited_20_Internet_20_Link">
 </text:a>
 осередків у гуманітарних Центрах підтримки бахмутян в містах Київ таДніпро. З березня поточного року такі освітні осередки активно запрацювали щев п’яти містах країни: Кривий Ріг, Жовті Води, Полтава, Одеса, Харків», -написав Рева.</text:p>
      <text:p text:style-name="P4">
Він зазначив, що наразі у зазначених містах перебувають 1707 учасниківосвітнього процесу, що становить 24% всіх учнів та вихованців Бахмутськоїгромади.</text:p>
      <text:p text:style-name="P4">
Так, за словами мера, Полтавський освітній простір наразі відвідує 84 дитини.Тут вчителі бахмутських шкіл проводять для старшокласників додаткові заняття зматематики та української мови. Учителі мистецтва та початкових класівзабезпечують відвідування дітьми полтавських закладів культури: музеїв,лялькового театру, а працівники дошкільних установ проводять розважальнізаняття, майстер-класи, конкурси, ігри.</text:p>
      <text:p text:style-name="P4">
«Я щиро вдячний бахмутським педагогам, які на волонтерських засадахзалучаються до роботи в освітніх осередках, за небайдужість івідповідальність. Дякую керівництву Донецького обласного спеціалізованогофахового коледжу спортивного профілю ім. С.Бубки, який зараз знаходиться уПолтаві, за підтримку наших ініціатив щодо допомоги юним бахмутянам. Коли миразом – ми сильні!», - наголосив міський голова.</text:p>
      <text:p text:style-name="P4">
<text:span text:style-name="T4">
Читайте також:</text:span>
 <text:a xlink:type="simple" xlink:href="https://www.ukrinform.ua/rubric-society/3694447-treba-napracuvati-specialni-osvitni-programi-dla-ukrainskih-ditej-za-kordonom-ekspert.html" text:style-name="Internet_20_link" text:visited-style-name="Visited_20_Internet_20_Link">
 <text:span text:style-name="T4">
освітні</text:span>
 </text:a>
</text:p>
      <text:p text:style-name="P4">
Як повідомлялося, російська армія нещадно знищує місто Бахмут, калічить івбиває мирних жителів. На сьогодні росіяни зруйнували понад 4400 житловихбудинків, перетворивши місто в руїни. Важкі бої за Бахмут тривають.</text:p>
      <text:p text:style-name="P4">
<text:span text:style-name="T5">
Фото: Олексій Рева / Фейсбук</text:span>
</text:p>
      <text:p text:style-name="P4">
Source: <text:a xlink:type="simple" xlink:href="https://www.ukrinform.ua/rubric-regions/3706506-u-semi-mistah-ukraini-pracuut-osvitni-oseredki-dla-ditej-z-bahmuta.html" text:style-name="Internet_20_link" text:visited-style-name="Visited_20_Internet_20_Link">
https://www.ukrinform.ua/rubric-regions/3706506-u-semi-mistah-ukraini-pracuut-osvitni-oseredki-dla-ditej-z-bahmuta.html</text:a>
</text:p>
      <!--NEWS-->
      <text:h text:style-name="P10" text:outline-level="1">
<text:span text:style-name="T4">
На турецькій виборчій дільниці в Амстердамі сталася бійка за участі 300 людей</text:span>
</text:h>
      <text:p text:style-name="P4">
Authors: Ukrinform (Person)</text:p>
      <text:p text:style-name="P4">
Publisher: Укринформ (Organization)</text:p>
      <text:p text:style-name="P4">
Published Time: 2023-05-08T22:47:00+03:00</text:p>
      <text:p text:style-name="P4">
Modified Time: 2023-05-08T22:47:00+03:00</text:p>
      <text:p text:style-name="P4">
Description: В нідерландському Амстердамі сталася бійка за участі близько 300 осіб на виборчій дільниці, де відбувалося голосування на виборах президента й парламенту Туреччини. — Укрінформ.</text:p>
      <text:p text:style-name="P4">
Images: ["<text:a xlink:type="simple" xlink:href="https://static.ukrinform.com/photos/2023_05/thumb_files/630_360_1683575176-203.jpg" text:style-name="Internet_20_link" text:visited-style-name="Visited_20_Internet_20_Link">
630_360_16835...</text:a>
"]</text:p>
      <text:p text:style-name="P4">
Tags: ['Бійка', 'Вибори', 'Туреччина', 'Амстердам']</text:p>
      <text:p text:style-name="P4">
Type: Article</text:p>
      <!--METADATA-->
      <text:p text:style-name="P4">
<draw:frame draw:style-name="fr1" draw:name="Image329" text:anchor-type="as-char" svg:width="6.9236in" svg:height="3.956343in" draw:z-index="0">
<draw:image xlink:href="../Images/yкринформ/2023-05-08T22-47-00-03-00/630_360_1683575176-203.jpg" xlink:type="simple" xlink:show="embed" xlink:actuate="onLoad" draw:mime-type="image/jpeg"/>
</draw:frame>
 Внідерландському Амстердамі сталася бійка за участі близько 300 осіб навиборчій дільниці, де відбувалося голосування на виборах президента йпарламенту Туреччини.</text:p>
      <text:p text:style-name="P4">
Про це повідомляє Укрінформ з посиланням на <text:a xlink:type="simple" xlink:href="https://nos.nl/artikel/2474347-300-mensen-betrokken-bij-vechtpartij-rai-rond-turkse-verkiezingen" text:style-name="Internet_20_link" text:visited-style-name="Visited_20_Internet_20_Link">
</text:a>
 .</text:p>
      <text:p text:style-name="P4">
“В <text:a xlink:type="simple" xlink:href="https://www.ukrinform.ua/tag-bijka" text:style-name="Internet_20_link" text:visited-style-name="Visited_20_Internet_20_Link">
 </text:a>
 в Амстердамі взяли участь 300 осіб,двоє з них отримали поранення”, - йдеться у повідомленні.</text:p>
      <text:p text:style-name="P4">
Зазначається, що сутичка виникла під час підрахунку голосів.</text:p>
      <text:p text:style-name="P4">
Поліція заявила про масову бійку через день після події.</text:p>
      <text:p text:style-name="P4">
Бійка відбулася на дільниці у виставковому центрі RAI в Амстердамі в неділюввечері - останній день, коли виборці могли віддати свої голоси.</text:p>
      <text:p text:style-name="P4">
За допомогою великої кількості правоохоронців вдалося вгамувати учасниківсутички.</text:p>
      <text:p text:style-name="P4">
<text:span text:style-name="T4">
Читайте також:</text:span>
 <text:a xlink:type="simple" xlink:href="https://www.ukrinform.ua/rubric-world/3706243-v-uzbekistani-ogolosili-dostrokovi-prezidentski-vibori.html" text:style-name="Internet_20_link" text:visited-style-name="Visited_20_Internet_20_Link">
 <text:span text:style-name="T4">
вибори</text:span>
 </text:a>
</text:p>
      <text:p text:style-name="P4">
Варто зазначити, що у Нідерландах проживає понад 200 000 власників турецькихпаспортів, які мають право голосу на виборах.</text:p>
      <text:p text:style-name="P4">
Як повідомлялося, парламентські та президентські вибори в Туреччинівідбудуться 14 травня - на місяць раніше від запланованого терміну.</text:p>
      <text:p text:style-name="P4">
<text:span text:style-name="T5">
Фото: nos.nl</text:span>
</text:p>
      <text:p text:style-name="P4">
Source: <text:a xlink:type="simple" xlink:href="https://www.ukrinform.ua/rubric-world/3706507-na-tureckij-viborcij-dilnici-v-amsterdami-stalasa-bijka-za-ucasti-300-ludej.html" text:style-name="Internet_20_link" text:visited-style-name="Visited_20_Internet_20_Link">
https://www.ukrinform.ua/rubric-world/3706507-na-tureckij-viborcij-dilnici-v-amsterdami-stalasa-bijka-za-ucasti-300-ludej.html</text:a>
</text:p>
      <!--NEWS-->
      <text:h text:style-name="P10" text:outline-level="1">
<text:span text:style-name="T4">
Ворог підвищив інтенсивність атак на Бахмут і збільшив кількість солдатів – комбриг Грищенко</text:span>
</text:h>
      <text:p text:style-name="P4">
Authors: Ukrinform (Person)</text:p>
      <text:p text:style-name="P4">
Publisher: Укринформ (Organization)</text:p>
      <text:p text:style-name="P4">
Published Time: 2023-05-08T22:53:00+03:00</text:p>
      <text:p text:style-name="P4">
Modified Time: 2023-05-08T22:53:00+03:00</text:p>
      <text:p text:style-name="P4">
Description: Ворог підвищив інтенсивність атак на Бахмут і збільшив кількість живої сили, продовжує завдавати ракетних ударів та обстрілювати позиції українських захисників із різних видів озброєння. — Укрінформ.</text:p>
      <text:p text:style-name="P4">
Images: ["<text:a xlink:type="simple" xlink:href="https://static.ukrinform.com/photos/2022_08/thumb_files/630_360_1659680502-569.jpg" text:style-name="Internet_20_link" text:visited-style-name="Visited_20_Internet_20_Link">
630_360_16596...</text:a>
"]</text:p>
      <text:p text:style-name="P4">
Tags: ['Бахмут', 'Обстріл', 'Російські військові', 'Війна з росією']</text:p>
      <text:p text:style-name="P4">
Type: Article</text:p>
      <!--METADATA-->
      <text:p text:style-name="P4">
<draw:frame draw:style-name="fr1" draw:name="Image330" text:anchor-type="as-char" svg:width="6.9236in" svg:height="3.956343in" draw:z-index="0">
<draw:image xlink:href="../Images/yкринформ/2023-05-08T22-53-00-03-00/630_360_1659680502-569.jpg" xlink:type="simple" xlink:show="embed" xlink:actuate="onLoad" draw:mime-type="image/jpeg"/>
</draw:frame>
 Ворогпідвищив інтенсивність атак на Бахмут і збільшив кількість живої сили,продовжує завдавати ракетних ударів та обстрілювати позиції українськихзахисників із різних видів озброєння.</text:p>
      <text:p text:style-name="P4">
Про це сказав у відеозверненні в <text:a xlink:type="simple" xlink:href="https://t.me/kharkiv_127_brigada_tro/2852" text:style-name="Internet_20_link" text:visited-style-name="Visited_20_Internet_20_Link">
</text:a>
 командир 127-ої бригадитероборони з Харківщини Роман Грищенко («Дядя Рома»), передає Укрінформ.</text:p>
      <text:p text:style-name="P4">
«Обстановка у Бахмуті складна, але ситуація ця контролюється силами оборони.Ворог підвищив інтенсивність атак та збільшив кількість живої сили. Здійснюєракетні <text:a xlink:type="simple" xlink:href="https://www.ukrinform.ua/tag-obstril" text:style-name="Internet_20_link" text:visited-style-name="Visited_20_Internet_20_Link">
 </text:a>
 , застосовує авіацію,артилерію та запалювальні боєприпаси. Весь свій ресурс кидає на те, щобзавдати максимальної шкоди силам оборони Бахмуту. Наші воїни стоять. Честь їмі хвала», - сказав Грищенко.</text:p>
      <text:p text:style-name="P4">
<text:span text:style-name="T4">
Читайте також:</text:span>
 <text:a xlink:type="simple" xlink:href="https://www.ukrinform.ua/rubric-ato/3706398-sili-specoperacij-znisili-rosijskij-kulemetnij-rozrahunok-u-bahmuti.html" text:style-name="Internet_20_link" text:visited-style-name="Visited_20_Internet_20_Link">
 <text:span text:style-name="T4">
Бахмут</text:span>
 </text:a>
</text:p>
      <text:p text:style-name="P4">
Як повідомлялося, <text:a xlink:type="simple" xlink:href="https://www.ukrinform.ua/rubric-ato/3706446-vorog-nastupae-na-cotiroh-napramkah-za-bahmut-i-marinku-vazki-boi.html" text:style-name="Internet_20_link" text:visited-style-name="Visited_20_Internet_20_Link">
 </text:a>
 . Триваютьбої у місті Бахмут. Протягом доби противник вів безуспішні наступальні дії унапрямках Іванівського та Часового Яру. Завдав авіаударів по районахБогданівки, Бахмута та Предтечиного.</text:p>
      <text:p text:style-name="P4">
Source: <text:a xlink:type="simple" xlink:href="https://www.ukrinform.ua/rubric-ato/3706508-vorog-pidvisiv-intensivnist-atak-na-bahmut-i-zbilsiv-kilkist-soldativ-kombrig-grisenko.html" text:style-name="Internet_20_link" text:visited-style-name="Visited_20_Internet_20_Link">
https://www.ukrinform.ua/rubric-ato/3706508-vorog-pidvisiv-intensivnist-atak-na-bahmut-i-zbilsiv-kilkist-soldativ-kombrig-grisenko.html</text:a>
</text:p>
      <!--NEWS-->
      <text:h text:style-name="P10" text:outline-level="1">
<text:span text:style-name="T4">
У Польщі кажуть, що не потрібно квапити українців з контрнаступом</text:span>
</text:h>
      <text:p text:style-name="P4">
Authors: Ukrinform (Person)</text:p>
      <text:p text:style-name="P4">
Publisher: Укринформ (Organization)</text:p>
      <text:p text:style-name="P4">
Published Time: 2023-05-08T23:04:00+03:00</text:p>
      <text:p text:style-name="P4">
Modified Time: 2023-05-08T23:04:00+03:00</text:p>
      <text:p text:style-name="P4">
Description: Кваплення українців з контрнаступом не в інтересах Заходу, українці повинні мати достатньо зброї для ефективних контрнаступальних дій проти російського агресора. — Укрінформ.</text:p>
      <text:p text:style-name="P4">
Images: ["<text:a xlink:type="simple" xlink:href="https://static.ukrinform.com/photos/2023_05/thumb_files/630_360_1683575924-402.jpg" text:style-name="Internet_20_link" text:visited-style-name="Visited_20_Internet_20_Link">
630_360_16835...</text:a>
"]</text:p>
      <text:p text:style-name="P4">
Tags: ['Польща', 'Україна', 'Війна з росією', 'Контрнаступ']</text:p>
      <text:p text:style-name="P4">
Type: Article</text:p>
      <!--METADATA-->
      <text:p text:style-name="P4">
<draw:frame draw:style-name="fr1" draw:name="Image331" text:anchor-type="as-char" svg:width="6.9236in" svg:height="3.956343in" draw:z-index="0">
<draw:image xlink:href="../Images/yкринформ/2023-05-08T23-04-00-03-00/630_360_1683575924-402.jpg" xlink:type="simple" xlink:show="embed" xlink:actuate="onLoad" draw:mime-type="image/jpeg"/>
</draw:frame>
 Квапленняукраїнців з контрнаступом не в інтересах Заходу, українці повинні матидостатньо зброї для ефективних контрнаступальних дій проти російськогоагресора.</text:p>
      <text:p text:style-name="P4">
Про це у <text:a xlink:type="simple" xlink:href="https://twitter.com/StZaryn/status/1655602893557309443" text:style-name="Internet_20_link" text:visited-style-name="Visited_20_Internet_20_Link">
 </text:a>
 написавуповноважений уряду Польщі з питань безпеки інформаційного простору країниСтаніслав Жарин, передає Укрінформ.</text:p>
      <text:p text:style-name="P4">
“Кваплення українців не в інтересах Заходу. Країни, які підтримують <text:a xlink:type="simple" xlink:href="https://www.ukrinform.ua/tag-ukraina" text:style-name="Internet_20_link" text:visited-style-name="Visited_20_Internet_20_Link">
</text:a>
 , мають усвідомлювати, що ефективністьдій у найближчі тижні залежатиме від рівня підготовки військової операції таїї логістичної бази”,- написав Жарин.</text:p>
      <text:p text:style-name="P4">
Він зазначив, що Україна має діяти “у добре спланований та підготовленийспосіб”.</text:p>
      <text:p text:style-name="P4">
“Початок наступу без належної підготовки може звести нанівець шанси українцівзмінити ситуацію на фронті”,- підкреслив урядовець.</text:p>
      <text:p text:style-name="P4">
Жарин зауважив, що поява інформації про тиск на Україну щодо здійсненняшвидких дій “не сприяє ефективному контрнаступу”. За його словами, про ценещодавно заявляв, зокрема, президент Чехії Петр Павел.</text:p>
      <text:p text:style-name="P4">
Польський урядовець зазначив, що ситуація в Україні зараз дуже складна, арезультати залежать від здатності українці накопичити достатньо військовоїтехніки для здійснення наступальної операції.</text:p>
      <text:p text:style-name="P4">
<text:span text:style-name="T4">
Читайте також:</text:span>
 <text:a xlink:type="simple" xlink:href="https://www.ukrinform.ua/rubric-ato/3705989-u-rosii-zavitsa-velika-panika-koli-ukraina-rozpocne-kontrnastup-gavrilov.html" text:style-name="Internet_20_link" text:visited-style-name="Visited_20_Internet_20_Link">
 <text:span text:style-name="T4">
контрнаступ</text:span>
 </text:a>
</text:p>
      <text:p text:style-name="P4">
Жарин також зауважив, що припущення про напруженість у російськомуістеблішменті не відповідає дійсності. За його словами, наразі в російськійвладі немає потенціалу бунту проти імперської політики чи спротиву проти війнив Україні.</text:p>
      <text:p text:style-name="P4">
Польський урядовець підкреслив, що у найближчі місяці не слід очікувати назавершення війни. Він наголосив, що дії москви свідчать, що вона готується додовгої війни і хоче досягнути свої стратегічні цілі. За його словами, москварозраховує на перемогу над Україною завдяки військовим діям разом з гібриднимиметодами. За його словами рф все ще розраховує на прорив оборони України,перемогу над українською армією, здобуття Києва, зміну української влади йокупацію усієї України.</text:p>
      <text:p text:style-name="P4">
Source: <text:a xlink:type="simple" xlink:href="https://www.ukrinform.ua/rubric-ato/3706510-u-polsi-kazut-so-ne-potribno-kvapiti-ukrainciv-z-kontrnastupom.html" text:style-name="Internet_20_link" text:visited-style-name="Visited_20_Internet_20_Link">
https://www.ukrinform.ua/rubric-ato/3706510-u-polsi-kazut-so-ne-potribno-kvapiti-ukrainciv-z-kontrnastupom.html</text:a>
</text:p>
      <!--NEWS-->
      <text:h text:style-name="P10" text:outline-level="1">
<text:span text:style-name="T4">
Європарламент завтра голосуватиме щодо Акту з підтримки виробництва боєприпасів</text:span>
</text:h>
      <text:p text:style-name="P4">
Authors: Ukrinform (Person)</text:p>
      <text:p text:style-name="P4">
Publisher: Укринформ (Organization)</text:p>
      <text:p text:style-name="P4">
Published Time: 2023-05-08T23:11:00+03:00</text:p>
      <text:p text:style-name="P4">
Modified Time: 2023-05-08T23:11:00+03:00</text:p>
      <text:p text:style-name="P4">
Description: Єврокомісія сподівається, що вже завтра депутати у Страсбурзі підтримають Акт з підтримки виробництва боєприпасів (ASAP), який є частиною плану ЄС щодо прискорення постачань снарядів до України. — Укрінформ.</text:p>
      <text:p text:style-name="P4">
Images: ["<text:a xlink:type="simple" xlink:href="https://static.ukrinform.com/photos/2023_01/thumb_files/630_360_1674605069-161.png" text:style-name="Internet_20_link" text:visited-style-name="Visited_20_Internet_20_Link">
630_360_16746...</text:a>
"]</text:p>
      <text:p text:style-name="P4">
Tags: ['Європарламент', 'Євросоюз', 'Україна', 'Боєприпаси', 'Війна з росією']</text:p>
      <text:p text:style-name="P4">
Type: Article</text:p>
      <!--METADATA-->
      <text:p text:style-name="P4">
<draw:frame draw:style-name="fr1" draw:name="Image332" text:anchor-type="as-char" svg:width="6.9236in" svg:height="3.956343in" draw:z-index="0">
<draw:image xlink:href="../Images/yкринформ/2023-05-08T23-11-00-03-00/630_360_1674605069-161.png" xlink:type="simple" xlink:show="embed" xlink:actuate="onLoad" draw:mime-type="image/png"/>
</draw:frame>
Єврокомісія сподівається, що вже завтра депутати у Страсбурзі підтримають Актз підтримки виробництва боєприпасів (ASAP), який є частиною плану ЄС щодоприскорення постачань снарядів до України.</text:p>
      <text:p text:style-name="P4">
Про це на тематичних слуханнях у ході пленарного засідання Європарламентузаявив єврокомісар з внутрішньої торгівлі та послуг Тьєррі Бретон, повідомляєкореспондент Укрінформу.</text:p>
      <text:p text:style-name="P4">
«Ситуація вимагає від нас цього. Безумовно, ми будемо працювати пліч-о-пліч зРадою ЄС та Шведським головуванням, щоб рухатися швидко, захистити нашихгромадян, власну безпеку та демократію. Ми не маємо обманювати себе, шановнідепутати. Ми знаємо, хто є агресором. Це – росія. Ця війна є також війноюпромислових спроможностей. Від її результатів залежить наш авторитет та те,який внесок ми будемо здатними зробити у досягнення миру», - сказавєврокомісар.</text:p>
      <text:p text:style-name="P4">
За його словами, існує колективна відповідальність у досягненні результатів,щоб дійти згоди з Радою ЄС до червня: «Ми всі знаємо, що відбувається вУкраїні, і це вражає не лише Україну, але всіх нас в Європі. Я вітаю той факт,що ви погодилися розглянути це питання за терміновою процедурою та провеститермінове голосування. Сподіваюся, що голосування (стосовно Акту – ред.)завтра буде позитивним, розраховую на вас».</text:p>
      <text:p text:style-name="P4">
Бретон зауважив, що з початку російської агресії проти України Європаопинилася на лінії фронту, зокрема, у постачанні артилерії, танків, але однимз головних пунктів залишається постачання Україні боєприпасів та ракет.</text:p>
      <text:p text:style-name="P4">
<text:span text:style-name="T4">
Читайте також:</text:span>
 <text:a xlink:type="simple" xlink:href="https://www.ukrinform.ua/rubric-ato/3706237-povitrani-ataki-i-postacanna-boepripasiv-zelenskij-proviv-zasidanna-stavki.html" text:style-name="Internet_20_link" text:visited-style-name="Visited_20_Internet_20_Link">
 <text:span text:style-name="T4">
Ставки</text:span>
 </text:a>
</text:p>
      <text:p text:style-name="P4">
«Конфлікт, без сумніву, дійсно поставив нашу промисловість під великий тиск.Ми маємо виробляти більше, щоб бути здатними задовольнити потреби фронту. Митакож потребуємо боєприпаси, щоб забезпечити поповнення власних запасів, тапродовжити постачання боєприпасів в Україну», - зауважив представникЄврокомісії.</text:p>
      <text:p text:style-name="P4">
Він нагадав, що ЄС прийняв політичне рішення поставити в Україну 1 мільйонснарядів протягом 12 місяців. Рада ЄС на рівні міністрів оборони розробилаплан, що складається з трьох головних пунктів – постачання наявних боєприпасівзі складів, прискорення виробництва за рахунок спільного замовленнябоєприпасів у промисловості, на що з Європейського фонду миру виділено 2мільярди євро, - по мільярду на кожен з напрямків.</text:p>
      <text:p text:style-name="P4">
Третій напрямок передбачає розвиток спроможностей оборонної промисловості длязабезпечення власних потреб ЄС в озброєнні та боєприпасах в умовах новихвикликів для безпеки, що пов’язані із російською агресією проти України. Нарозвиток таких спроможностей <text:a xlink:type="simple" xlink:href="https://www.ukrinform.ua/tag-evrokomisia" text:style-name="Internet_20_link" text:visited-style-name="Visited_20_Internet_20_Link">
 </text:a>
виділила 500 мільйонів євро, в рамках змішаного фінансування цього проєктукраїни-члени доведуть його обсяг до 1 мільярда євро.</text:p>
      <text:p text:style-name="P4">
<text:span text:style-name="T4">
Читайте також:</text:span>
 <text:a xlink:type="simple" xlink:href="https://www.ukrinform.ua/rubric-ato/3705346-es-ostatocno-shvaliv-vidilenna-milarda-evro-na-zakupivlu-boepripasiv-dla-ukraini.html" text:style-name="Internet_20_link" text:visited-style-name="Visited_20_Internet_20_Link">
 </text:a>
</text:p>
      <text:p text:style-name="P4">
Єврокомісар ключові головні висновки за підсумками поїздки до 15 головнихєвропейських виробників зброї. Головним, за його словами, є те, що Європа маєрозвинутий та достатній потенціал оборонної промисловості, хоча й потребуєвдосконалення мереж постачання сировини та обладнання.</text:p>
      <text:p text:style-name="P4">
«Я твердо переконаний, що в межах 12 місяців, з вашою підтримкою та занеобхідного розвитку спроможностей, ми будемо здатні виконати зобов’язання звиробництва 1 мільйона боєприпасів у Європі, щоб поставити їх в Україну, якамає невідкладні потреби», - наголосив Тьєррі Бретон.</text:p>
      <text:p text:style-name="P4">
Як повідомлялося, 20 березня Європейська Рада ухвалила рішення щодоприскорення постачань боєприпасів для України та нарощування спроможностейоборонної промисловості ЄС. Зокрема, це рішення передбачає, що країни ЄСпротягом наступних 12 місяців нададуть Україні 1 мільйон артилерійськихбоєприпасів, у тому числі снарядів калібру 155 мм.</text:p>
      <text:p text:style-name="P4">
Source: <text:a xlink:type="simple" xlink:href="https://www.ukrinform.ua/rubric-world/3706509-evroparlament-zavtra-golosuvatime-sodo-aktu-z-pidtrimki-virobnictva-boepripasiv.html" text:style-name="Internet_20_link" text:visited-style-name="Visited_20_Internet_20_Link">
https://www.ukrinform.ua/rubric-world/3706509-evroparlament-zavtra-golosuvatime-sodo-aktu-z-pidtrimki-virobnictva-boepripasiv.html</text:a>
</text:p>
      <!--NEWS-->
      <text:h text:style-name="P10" text:outline-level="1">
<text:span text:style-name="T4">
Дробович: росія отруїла пам’ять про Другу світову війну та концепцію 9 травня</text:span>
</text:h>
      <text:p text:style-name="P4">
Authors: Ukrinform (Person)</text:p>
      <text:p text:style-name="P4">
Publisher: Укринформ (Organization)</text:p>
      <text:p text:style-name="P4">
Published Time: 2023-05-08T23:24:00+03:00</text:p>
      <text:p text:style-name="P4">
Modified Time: 2023-05-08T23:24:00+03:00</text:p>
      <text:p text:style-name="P4">
Description: Голова Українського інституту національної пам’яті Антон Дробович вважає  логічним і давно назрілим рішення відзначати в Україні День Європи 9 травня.  — Укрінформ.</text:p>
      <text:p text:style-name="P4">
Images: ["<text:a xlink:type="simple" xlink:href="https://static.ukrinform.com/photos/2021_07/thumb_files/630_360_1627477950-664.jpg" text:style-name="Internet_20_link" text:visited-style-name="Visited_20_Internet_20_Link">
630_360_16274...</text:a>
"]</text:p>
      <text:p text:style-name="P4">
Tags: ['Друга світова', 'День Європи ', 'Дробович', 'УІНП']</text:p>
      <text:p text:style-name="P4">
Type: Article</text:p>
      <!--METADATA-->
      <text:p text:style-name="P4">
<draw:frame draw:style-name="fr1" draw:name="Image333" text:anchor-type="as-char" svg:width="6.9236in" svg:height="3.956343in" draw:z-index="0">
<draw:image xlink:href="../Images/yкринформ/2023-05-08T23-24-00-03-00/630_360_1627477950-664.jpg" xlink:type="simple" xlink:show="embed" xlink:actuate="onLoad" draw:mime-type="image/jpeg"/>
</draw:frame>
 ГоловаУкраїнського інституту національної пам’яті Антон Дробович вважає логічним ідавно назрілим рішення відзначати в Україні День Європи 9 травня.</text:p>
      <text:p text:style-name="P4">
Таку думку голова Українського інституту національної пам’яті Антон Дробовичвисловив в інтерв’ю <text:a xlink:type="simple" xlink:href="https://t.me/svoboda_radio/17361" text:style-name="Internet_20_link" text:visited-style-name="Visited_20_Internet_20_Link">
</text:a>
, повідомляє Укрінформ.</text:p>
      <text:p text:style-name="P4">
«9 травня буде Днем Європи. Відповідно до історичної правди, бо 8-ме число вусьому світі, в більшості країн Європи відзначається як День перемоги», -сказав Дробович.</text:p>
      <text:p text:style-name="P4">
За його словами, раніше такі ініціативи «великою мірою були неможливі».Зокрема через міфи, про те, що є тільки 9 травня, і «тільки радянський народ єпереможцем».</text:p>
      <text:p text:style-name="P4">
Окрім того, зауважив голова УІНП, «ілюзія дружби з росією і гуманітарний впливрф на Україну були доволі сильними». Цього року соціологія показує найнижчу завсі роки підтримку 9 травня, додав він. Хоча раніше цей день був середнайулюбленіших свят українців.</text:p>
      <text:p text:style-name="P4">
«росія настільки отруїла пам’ять про <text:a xlink:type="simple" xlink:href="https://www.ukrinform.ua/tag-druga-svitova" text:style-name="Internet_20_link" text:visited-style-name="Visited_20_Internet_20_Link">
 </text:a>
 і взагалі концепцію 9 травня, що українці не хочуть мати нічогоспільного», - констатував Дробович.</text:p>
      <text:p text:style-name="P4">
<text:span text:style-name="T4">
Читайте також:</text:span>
 <text:a xlink:type="simple" xlink:href="https://www.ukrinform.ua/rubric-other_news/3706204-tkacenko-pro-den-evropi-9-travna-ce-povernenna-do-evropejskih-tradicij.html" text:style-name="Internet_20_link" text:visited-style-name="Visited_20_Internet_20_Link">
 <text:span text:style-name="T4">
День</text:span>
 <text:span text:style-name="T4">
Європи</text:span>
 </text:a>
</text:p>
      <text:p text:style-name="P4">
Як повідомляв Укрінформ, Президент України Володимир Зеленський підписав указ№266/2023, згідно з яким 9 травня Україна тепер <text:a xlink:type="simple" xlink:href="http://www.ukrinform.ua/rubric-society/3706138-ukraina-soricno-9-travna-vidznacatime-den-evropi-ukaz-prezidenta.html" text:style-name="Internet_20_link" text:visited-style-name="Visited_20_Internet_20_Link">
</text:a>
 Раніше в Україні День Європисвяткували щороку у третю суботу травня, яка цьогоріч припадає на 20 число.</text:p>
      <text:p text:style-name="P4">
Президент також <text:a xlink:type="simple" xlink:href="http://www.ukrinform.ua/rubric-polytics/3706137-zelenskij-proponue-vidznacati-den-pamati-ta-peremogi-nad-nacizmom-8-travna.html" text:style-name="Internet_20_link" text:visited-style-name="Visited_20_Internet_20_Link">
 </text:a>
законопроєкт про встановлення 8 травня Дня пам’яті та перемоги над нацизмом уДругій світовій війні.</text:p>
      <text:p text:style-name="P4">
Source: <text:a xlink:type="simple" xlink:href="https://www.ukrinform.ua/rubric-ato/3706512-drobovic-rosia-otruila-pamat-pro-drugu-svitovu-vijnu-ta-koncepciu-9-travna.html" text:style-name="Internet_20_link" text:visited-style-name="Visited_20_Internet_20_Link">
https://www.ukrinform.ua/rubric-ato/3706512-drobovic-rosia-otruila-pamat-pro-drugu-svitovu-vijnu-ta-koncepciu-9-travna.html</text:a>
</text:p>
      <!--NEWS-->
      <text:h text:style-name="P10" text:outline-level="1">
<text:span text:style-name="T4">
В Ізмірі відкрили для відвідувачів перший у світі «БПЛА-носець»</text:span>
</text:h>
      <text:p text:style-name="P4">
Authors: Ukrinform (Person)</text:p>
      <text:p text:style-name="P4">
Publisher: Укринформ (Organization)</text:p>
      <text:p text:style-name="P4">
Published Time: 2023-05-08T23:33:00+03:00</text:p>
      <text:p text:style-name="P4">
Modified Time: 2023-05-08T23:33:00+03:00</text:p>
      <text:p text:style-name="P4">
Description: В турецькому Ізмірі відкрили для відвідувачів новий флагман ВМС Туреччини - десантний корабель TCG Anadolu, перший військовий корабель у світі, призначений для дислокації та використання ударних БПЛА. — Укрінформ.</text:p>
      <text:p text:style-name="P4">
Images: ["<text:a xlink:type="simple" xlink:href="https://static.ukrinform.com/photos/2023_05/thumb_files/630_360_1683577850-230.jpg" text:style-name="Internet_20_link" text:visited-style-name="Visited_20_Internet_20_Link">
630_360_16835...</text:a>
"]</text:p>
      <text:p text:style-name="P4">
Tags: ['Безпілотник', 'Корабель', 'Туреччина']</text:p>
      <text:p text:style-name="P4">
Type: Article</text:p>
      <!--METADATA-->
      <text:p text:style-name="P4">
<draw:frame draw:style-name="fr1" draw:name="Image334" text:anchor-type="as-char" svg:width="6.9236in" svg:height="3.956343in" draw:z-index="0">
<draw:image xlink:href="../Images/yкринформ/2023-05-08T23-33-00-03-00/630_360_1683577850-230.jpg" xlink:type="simple" xlink:show="embed" xlink:actuate="onLoad" draw:mime-type="image/jpeg"/>
</draw:frame>
 Втурецькому Ізмірі відкрили для відвідувачів новий флагман ВМС Туреччини -десантний корабель TCG Anadolu, перший військовий корабель у світі,призначений для дислокації та використання ударних БПЛА.</text:p>
      <text:p text:style-name="P4">
Про це повідомляє Укрінформ з посиланням на повідомлення Міноборони Туреччиниу <text:a xlink:type="simple" xlink:href="https://twitter.com/tcsavunma/status/1655623870169198606" text:style-name="Internet_20_link" text:visited-style-name="Visited_20_Internet_20_Link">
</text:a>
.</text:p>
      <text:p text:style-name="P4">
“ <text:a xlink:type="simple" xlink:href="https://www.ukrinform.ua/tag-korabel" text:style-name="Internet_20_link" text:visited-style-name="Visited_20_Internet_20_Link">
 </text:a>
 TCG Anadolu продовжує зустрічатинаших громадян з Ізміра в порту Алсанджак», - повідомили в міністерстві.</text:p>
      <text:p text:style-name="Quotations">

<text:p text:style-name="P4">
TCG ANADOLU, Alsancak Limanı’nda İzmirli hemşehrilerimizle buluşmaya devam&gt;
 ediyor. Vatandaşlarımız, ilk günden itibaren TCG ANADOLU’ya yoğun ilgi&gt;
 gösteriyor. <text:a xlink:type="simple" xlink:href="https://twitter.com/hashtag/Mill%C3%AESavunmaBakanl%C4%B1%C4%9F%C4%B1" text:style-name="Internet_20_link" text:visited-style-name="Visited_20_Internet_20_Link">
&gt;
 </text:a>
&gt;
 <text:a xlink:type="simple" xlink:href="https://t.co/TIZashjZcl" text:style-name="Internet_20_link" text:visited-style-name="Visited_20_Internet_20_Link">
 </text:a>
&gt;
&gt;
 — T.C. Millî Savunma Bakanlığı (@tcsavunma) <text:a xlink:type="simple" xlink:href="https://twitter.com/tcsavunma/status/1655623870169198606" text:style-name="Internet_20_link" text:visited-style-name="Visited_20_Internet_20_Link">
&gt;
 </text:a>
</text:p>

</text:p>
      <text:p text:style-name="P4">
Також зазначається, що громадяни з першого дня перебування корабля в портувиявили до нього значний інтерес.</text:p>
      <text:p text:style-name="P4">
<text:span text:style-name="T4">
Читайте також:</text:span>
 <text:a xlink:type="simple" xlink:href="https://www.ukrinform.ua/rubric-technology/3693829-bezpilotnij-vinisuvac-kzlelma-moze-zrobiti-revoluciu-v-aviacijnomu-bou-baykar.html" text:style-name="Internet_20_link" text:visited-style-name="Visited_20_Internet_20_Link">
 </text:a>
</text:p>
      <text:p text:style-name="P4">
Як повідомляв <text:a xlink:type="simple" xlink:href="https://www.ukrinform.ua/amp/rubric-world/3693699-tureccina-postavit-na-ozbroenna-unikalnij-korabel-dla-rozmisenna-bojovih-droniv.html" text:style-name="Internet_20_link" text:visited-style-name="Visited_20_Internet_20_Link">
 </text:a>
 ,на початку квітня Туреччині поставила на озброєння новий універсальнийдесантний корабель, який може діяти як легкий авіаносець. Це перший у світі,призначений для розміщення бойових безпілотників.</text:p>
      <text:p text:style-name="P4">
<text:span text:style-name="T5">
Фото: T.C. Millî Savunma Bakanlığı</text:span>
</text:p>
      <text:p text:style-name="P4">
Source: <text:a xlink:type="simple" xlink:href="https://www.ukrinform.ua/rubric-world/3706513-v-izmiri-vidkrili-dla-vidviduvaciv-persij-u-sviti-bplanosec.html" text:style-name="Internet_20_link" text:visited-style-name="Visited_20_Internet_20_Link">
https://www.ukrinform.ua/rubric-world/3706513-v-izmiri-vidkrili-dla-vidviduvaciv-persij-u-sviti-bplanosec.html</text:a>
</text:p>
      <!--NEWS-->
      <text:h text:style-name="P10" text:outline-level="1">
<text:span text:style-name="T4">
Українські журналісти здобули Пулітцерівську премію</text:span>
</text:h>
      <text:p text:style-name="P4">
Authors: Ukrinform (Person)</text:p>
      <text:p text:style-name="P4">
Publisher: Укринформ (Organization)</text:p>
      <text:p text:style-name="P4">
Published Time: 2023-05-08T23:39:00+03:00</text:p>
      <text:p text:style-name="P4">
Modified Time: 2023-05-08T23:39:00+03:00</text:p>
      <text:p text:style-name="P4">
Description: Українські журналісти стали лауреатами цьогорічної Пулітцерівської премії - найпрестижнішої нагороди у сфері медіа. — Укрінформ.</text:p>
      <text:p text:style-name="P4">
Images: ["<text:a xlink:type="simple" xlink:href="https://static.ukrinform.com/photos/2016_04/thumb_files/630_360_1461038013-7712-pulitcerovskaa-premia.jpg" text:style-name="Internet_20_link" text:visited-style-name="Visited_20_Internet_20_Link">
630_360_14610...</text:a>
"]</text:p>
      <text:p text:style-name="P4">
Tags: ['Нагорода', 'Журналіст', 'Пулітцерівська премія']</text:p>
      <text:p text:style-name="P4">
Type: Article</text:p>
      <!--METADATA-->
      <text:p text:style-name="P4">
<draw:frame draw:style-name="fr1" draw:name="Image335" text:anchor-type="as-char" svg:width="6.9236in" svg:height="3.956343in" draw:z-index="0">
<draw:image xlink:href="../Images/yкринформ/2023-05-08T23-39-00-03-00/630_360_1461038013-7712-pulitcerovskaa-premia.jpg" xlink:type="simple" xlink:show="embed" xlink:actuate="onLoad" draw:mime-type="image/jpeg"/>
</draw:frame>
 Українські журналісти стали лауреатами цьогорічної Пулітцерівськоїпремії - найпрестижнішої нагороди у сфері медіа.</text:p>
      <text:p text:style-name="P4">
Таку інформацію оприлюднено на <text:a xlink:type="simple" xlink:href="https://www.pulitzer.org/news/2023-pulitzer-prize-announcement" text:style-name="Internet_20_link" text:visited-style-name="Visited_20_Internet_20_Link">
</text:a>
 Пулітцерівської премії,передає Укрінформ.</text:p>
      <text:p text:style-name="P4">
Українські фотографи Євген Малолєтка та Мстислав Чернов здобули Пулітцерівськупремію за знімок із Маріуполя. Нагороду також присуджено відеопродюсерціВасилисі Степаненко.</text:p>
      <text:p text:style-name="P4">
В рамках співпраці з агентством Associated Press їх відзначено «за служіннясуспільству».</text:p>
      <text:p text:style-name="Quotations">

<text:p text:style-name="P4">
Congratulations to <text:a xlink:type="simple" xlink:href="https://twitter.com/AP" text:style-name="Internet_20_link" text:visited-style-name="Visited_20_Internet_20_Link">
 </text:a>
 , <text:a xlink:type="simple" xlink:href="https://twitter.com/mstyslav9" text:style-name="Internet_20_link" text:visited-style-name="Visited_20_Internet_20_Link">
&gt;
 </text:a>
 , <text:a xlink:type="simple" xlink:href="https://twitter.com/EMaloletka" text:style-name="Internet_20_link" text:visited-style-name="Visited_20_Internet_20_Link">
&gt;
 </text:a>
 , <text:a xlink:type="simple" xlink:href="https://twitter.com/VasilisaUKR" text:style-name="Internet_20_link" text:visited-style-name="Visited_20_Internet_20_Link">
&gt;
 </text:a>
 and <text:a xlink:type="simple" xlink:href="https://twitter.com/lhinnant" text:style-name="Internet_20_link" text:visited-style-name="Visited_20_Internet_20_Link">
&gt;
 </text:a>
 . <text:a xlink:type="simple" xlink:href="https://twitter.com/hashtag/Pulitzer" text:style-name="Internet_20_link" text:visited-style-name="Visited_20_Internet_20_Link">
&gt;
 </text:a>
 <text:a xlink:type="simple" xlink:href="https://t.co/0CnT3UI1p0" text:style-name="Internet_20_link" text:visited-style-name="Visited_20_Internet_20_Link">
&gt;
 </text:a>
&gt;
&gt;
 — The Pulitzer Prizes (@PulitzerPrizes) <text:a xlink:type="simple" xlink:href="https://twitter.com/PulitzerPrizes/status/1655654947688423446" text:style-name="Internet_20_link" text:visited-style-name="Visited_20_Internet_20_Link">
&gt;
 </text:a>
</text:p>

</text:p>
      <text:p text:style-name="P4">
Окрім того, зазначає <text:a xlink:type="simple" xlink:href="https://t.me/gruntmedia/31527" text:style-name="Internet_20_link" text:visited-style-name="Visited_20_Internet_20_Link">
</text:a>
, премію отримала команда The New York Times за висвітлення російських звірству Бучі. У складі команди працював український фотокореспондент Стас Козлюк.</text:p>
      <text:p text:style-name="P4">
<text:span text:style-name="T4">
Читайте також:</text:span>
 <text:a xlink:type="simple" xlink:href="https://www.ukrinform.ua/rubric-ato/3593931-fotozurnalisti-maloletka-i-cernov-zdobuli-francuzku-premiu-dla-vijskovih-korespondentiv.html" text:style-name="Internet_20_link" text:visited-style-name="Visited_20_Internet_20_Link">
 </text:a>
</text:p>
      <text:p text:style-name="P4">
Нагадаємо, Пу́літцерівська пре́мія - одна з найпрестижніших <text:a xlink:type="simple" xlink:href="https://www.ukrinform.ua/tag-nagoroda" text:style-name="Internet_20_link" text:visited-style-name="Visited_20_Internet_20_Link">
</text:a>
 у галузі літератури, журналістики,музики і театру в США.</text:p>
      <text:p text:style-name="P4">
З 1917 року премія вручається щорічно в перший понеділок травня опікунамиКолумбійського університету в Нью-Йорку. Розмір премії - 15 тисяч доларів.</text:p>
      <text:p text:style-name="P4">
Source: <text:a xlink:type="simple" xlink:href="https://www.ukrinform.ua/rubric-society/3706514-ukrainci-zdobuli-pulitcerivsku-premiu.html" text:style-name="Internet_20_link" text:visited-style-name="Visited_20_Internet_20_Link">
https://www.ukrinform.ua/rubric-society/3706514-ukrainci-zdobuli-pulitcerivsku-premiu.html</text:a>
</text:p>
      <!--NEWS-->
      <text:h text:style-name="P10" text:outline-level="1">
<text:span text:style-name="T4">
США - про мирні зусилля Китаю: Важливо працювати в тісній координації з Україною</text:span>
</text:h>
      <text:p text:style-name="P4">
Authors: Ukrinform (Person)</text:p>
      <text:p text:style-name="P4">
Publisher: Укринформ (Organization)</text:p>
      <text:p text:style-name="P4">
Published Time: 2023-05-08T23:56:00+03:00</text:p>
      <text:p text:style-name="P4">
Modified Time: 2023-05-08T23:56:00+03:00</text:p>
      <text:p text:style-name="P4">
Description: Будь-які дипломатичні зусилля для досягнення миру у розв’язаній росією війні мають здійснюватися в безпосередній координації з Україною та передбачати відновлення її суверенітету й територіальної цілісності.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Китай', 'США', 'Держдеп', 'Війна з росією']</text:p>
      <text:p text:style-name="P4">
Type: Article</text:p>
      <!--METADATA-->
      <text:p text:style-name="P4">
<draw:frame draw:style-name="fr1" draw:name="Image336" text:anchor-type="as-char" svg:width="6.9236in" svg:height="3.956343in" draw:z-index="0">
<draw:image xlink:href="../Images/yкринформ/2023-05-08T23-56-00-03-00/630_360_1666031974-150.jpg" xlink:type="simple" xlink:show="embed" xlink:actuate="onLoad" draw:mime-type="image/jpeg"/>
</draw:frame>
 Будь-якідипломатичні зусилля для досягнення миру у розв’язаній росією війні маютьздійснюватися в безпосередній координації з Україною та передбачативідновлення її суверенітету й територіальної цілісності.</text:p>
      <text:p text:style-name="P4">
Так прокоментував \ намір Китаю відправити спецпредставника в Українузаступник речника Держдепартаменту США Ведант Пател, передає власнийкореспондент Укрінформу.</text:p>
      <text:p text:style-name="P4">
«Будь-які дипломатичні зусилля, пов’язані з досягненням миру між росією йУкраїною, повинні здійснюватися та проводитися в тісній координації зукраїнськими партнерами», - зазначив представник зовнішньополітичноговідомства США.</text:p>
      <text:p text:style-name="P4">
Він підкреслив, що Сполучені Штати «давно відчували і довго вірили, що КНРзіграє відповідну роль». Крім того, він висловив упевненість, що «Китай маєпочути не лише росіян, а й наших українських партнерів».</text:p>
      <text:p text:style-name="P4">
<text:span text:style-name="T4">
Читайте також:</text:span>
 <text:a xlink:type="simple" xlink:href="https://www.ukrinform.ua/rubric-polytics/3703800-blinken-poasniv-ak-ssa-stavlatsa-do-perspektiv-mirotvorstva-kitau-v-ukraini.html" text:style-name="Internet_20_link" text:visited-style-name="Visited_20_Internet_20_Link">
 <text:span text:style-name="T4">
Китаю</text:span>
 </text:a>
</text:p>
      <text:p text:style-name="P4">
Пател зауважив, що в цьому процесі також слід зберегти важливі для будь-якоїкраїни цінності й принципи, а саме додержання суверенітету й територіальноїцілісності.</text:p>
      <text:p text:style-name="P4">
Як повідомляв Укрінформ, наприкінці квітня <text:a xlink:type="simple" xlink:href="http://www.ukrinform.ua/rubric-polytics/3701129-rozmova-zelenskogo-ta-si-czinpina-detali.html" text:style-name="Internet_20_link" text:visited-style-name="Visited_20_Internet_20_Link">
 </text:a>
 . Лідериобговорили, в тому числі, можливу взаємодію з метою встановлення справедливогой сталого миру для України. З цією метою Китай висловив намір відрядити доУкраїни спеціального урядового представника.</text:p>
      <text:p text:style-name="P4">
Source: <text:a xlink:type="simple" xlink:href="https://www.ukrinform.ua/rubric-polytics/3706495-ssa-pro-mirni-zusilla-kitau-vazlivo-pracuvati-v-tisnij-koordinacii-z-ukrainou.html" text:style-name="Internet_20_link" text:visited-style-name="Visited_20_Internet_20_Link">
https://www.ukrinform.ua/rubric-polytics/3706495-ssa-pro-mirni-zusilla-kitau-vazlivo-pracuvati-v-tisnij-koordinacii-z-ukrainou.html</text:a>
</text:p>
      <!--NEWS-->
      <text:h text:style-name="P10" text:outline-level="1">
<text:span text:style-name="T4">
«Зараз відбувається катастрофа, та найгірше попереду» — Олексій Данілов про росію</text:span>
</text:h>
      <text:p text:style-name="P4">
Author: ['АРМІЯINFORM']</text:p>
      <text:p text:style-name="P4">
Time: 2023-05-08T37:00:00-04:00</text:p>
      <text:p text:style-name="P4">
Description: Секретар Ради національної безпеки і оборони Олексій Данілов наголосив, що для ро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ОЛЕКСІЙ ДАНІЛОВ', 'РНБО УКРАЇНИ', 'СЕКРЕТАР РАДИ НАЦІОНАЛЬНОЇ БЕЗПЕКИ І\xa0ОБОРОНИ']</text:p>
      <text:p text:style-name="P4">
Category: News</text:p>
      <!--METADATA-->
      <text:p text:style-name="P4">
<draw:frame draw:style-name="fr1" draw:name="Image337" text:anchor-type="as-char" svg:width="6.9236in" svg:height="4.330592in" draw:z-index="0">
<draw:image xlink:href="../Images/AРМІЯINFORM/2023-05-08T37-00-00-04-00/4e613a013471eaae1b3aad63a09477f8.jpeg" xlink:type="simple" xlink:show="embed" xlink:actuate="onLoad" draw:mime-type="image/jpeg"/>
</draw:frame>
 Олексій Данілов</text:p>
      <text:p text:style-name="P4">
Секретар Ради національної безпеки і оборони Олексій Данілов наголосив, що дляросії зараз відбувається катастрофа, однак найгірше — попереду.</text:p>
      <text:p text:style-name="P4">
Про це Олексій Данілов<text:a xlink:type="simple" xlink:href="https://twitter.com/OleksiyDanilov/status/1655127038422925312" text:style-name="Internet_20_link" text:visited-style-name="Visited_20_Internet_20_Link">
написав</text:a>
у Twitter.</text:p>
      <text:p text:style-name="P4">
«Найбільша геополітична катастрофа», про яку казав путін, виявилась прогнозом,а не фактом. Катастрофа для росії відбувається зараз, і найгірше попереду —поразка, розпад, суд, контрибуції. Все буде Україна!», — йдеться у дописі.</text:p>
      <text:p text:style-name="P4">
Source: <text:a xlink:type="simple" xlink:href="https://armyinform.com.ua/2023/05/08/zaraz-vidbuvayetsya-katastrofa-ta-najgirshe-poperedu-oleksij-danilov-pro-rosiyu/" text:style-name="Internet_20_link" text:visited-style-name="Visited_20_Internet_20_Link">
https://armyinform.com.ua/2023/05/08/zaraz-vidbuvayetsya-katastrofa-ta-najgirshe-poperedu-oleksij-danilov-pro-rosiyu/</text:a>
</text:p>
      <!--NEWS-->
      <text:h text:style-name="P10" text:outline-level="1">
<text:span text:style-name="T4">
Синдром відкладеного життя — МОЗ опублікувало поради українцям під час війни</text:span>
</text:h>
      <text:p text:style-name="P4">
Author: ['АРМІЯINFORM']</text:p>
      <text:p text:style-name="P4">
Time: 2023-05-08T38:00:00-04:00</text:p>
      <text:p text:style-name="P4">
Description: Вплив війни і кризових обставин відбувається щодня — навіть якщо ми це не одраз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anina-omelchenko.jpg" text:style-name="Internet_20_link" text:visited-style-name="Visited_20_Internet_20_Link">
yanina-omelchenko.jpg</text:a>
', '<text:a xlink:type="simple" xlink:href="https://armyinform.com.ua/wp-content/uploads/2023/05/101-150x150.jpg" text:style-name="Internet_20_link" text:visited-style-name="Visited_20_Internet_20_Link">
101-150x150.jpg</text:a>
', '<text:a xlink:type="simple" xlink:href="https://armyinform.com.ua/wp-content/uploads/2023/05/102-150x150.jpg" text:style-name="Internet_20_link" text:visited-style-name="Visited_20_Internet_20_Link">
102-150x150.jpg</text:a>
', '<text:a xlink:type="simple" xlink:href="https://armyinform.com.ua/wp-content/uploads/2023/05/103-150x150.jpg" text:style-name="Internet_20_link" text:visited-style-name="Visited_20_Internet_20_Link">
103-150x150.jpg</text:a>
', '<text:a xlink:type="simple" xlink:href="https://armyinform.com.ua/wp-content/uploads/2023/05/104-150x150.jpg" text:style-name="Internet_20_link" text:visited-style-name="Visited_20_Internet_20_Link">
104-150x150.jpg</text:a>
']</text:p>
      <text:p text:style-name="P4">
Tags: ['ІНФОГРАФІКА', 'МІНІСТЕРСТВО ОХОРОНИ ЗДОРОВ’Я УКРАЇНИ', 'ПОРАДИ', 'ПСИХОЛОГІЯ', 'ПТСР']</text:p>
      <text:p text:style-name="P4">
Category: News</text:p>
      <!--METADATA-->
      <text:p text:style-name="P4">
<draw:frame draw:style-name="fr1" draw:name="Image338" text:anchor-type="as-char" svg:width="6.9236in" svg:height="4.598424in" draw:z-index="0">
<draw:image xlink:href="../Images/AРМІЯINFORM/2023-05-08T38-00-00-04-00/yanina-omelchenko.jpg" xlink:type="simple" xlink:show="embed" xlink:actuate="onLoad" draw:mime-type="image/jpeg"/>
</draw:frame>
 Психолог Яніна Омельченко. Фото: Євген Котенко</text:p>
      <text:p text:style-name="P4">
Вплив війни і кризових обставин відбувається щодня — навіть якщо ми це неодразу помічаємо. Навіть якщо ми далеко від місць активних бойових дій.</text:p>
      <text:p text:style-name="P4">
Про це<text:a xlink:type="simple" xlink:href="https://www.facebook.com/moz.ukr/posts/pfbid0aLVbb1MG7CrnfCuAu2ztoBgBNfByKG5vCwV26Kteba5UdSJiw1LaAyoaN6JG8UfGl" text:style-name="Internet_20_link" text:visited-style-name="Visited_20_Internet_20_Link">
нагадує</text:a>
Міністерство охорони здоров’я України</text:p>
      <text:p text:style-name="P4">
<text:span text:style-name="T5">
«Одним із впливів, який зараз можуть відчувати Українці, є синдромвідкладеного життя. Коли ми ніби ставимо життя на паузу в очікуваннісприятливого моменту. І від того, що не маємо можливості не те що планувати івпливати, а навіть прогнозувати свої майбутнє — відчуваємо роздратування,занепокоєння і навіть значний стрес»,</text:span>
 — зазначає пресслужба Міністерства.</text:p>
      <text:p text:style-name="P4">
Про синдром відкладеного життя в рамках Всеукраїнської програми ментальногоздоровʼя, ініційованої Першою леді України Оленою Зеленською, розказалакандидатка психологічних наук, завідувачка лабораторії консультативноїпсихології та психотерапії Інституту психології ім. Г. С. Костюка Національноїакадемії педагогічних наук України Яніна Омельченко.</text:p>
      <text:p text:style-name="P4">
<text:a xlink:type="simple" xlink:href="https://armyinform.com.ua/wp-content/uploads/2023/05/101.jpg" text:style-name="Internet_20_link" text:visited-style-name="Visited_20_Internet_20_Link">
<draw:frame draw:style-name="fr1" draw:name="Image339" text:anchor-type="as-char" svg:width="6.9236in" svg:height="6.9236in" draw:z-index="0">
<draw:image xlink:href="../Images/AРМІЯINFORM/2023-05-08T38-00-00-04-00/101-150x150.jpg" xlink:type="simple" xlink:show="embed" xlink:actuate="onLoad" draw:mime-type="image/jpeg"/>
</draw:frame>
</text:a>
</text:p>
      <text:p text:style-name="P4">
<text:a xlink:type="simple" xlink:href="https://armyinform.com.ua/wp-content/uploads/2023/05/102.jpg" text:style-name="Internet_20_link" text:visited-style-name="Visited_20_Internet_20_Link">
<draw:frame draw:style-name="fr1" draw:name="Image340" text:anchor-type="as-char" svg:width="6.9236in" svg:height="6.9236in" draw:z-index="0">
<draw:image xlink:href="../Images/AРМІЯINFORM/2023-05-08T38-00-00-04-00/102-150x150.jpg" xlink:type="simple" xlink:show="embed" xlink:actuate="onLoad" draw:mime-type="image/jpeg"/>
</draw:frame>
</text:a>
</text:p>
      <text:p text:style-name="P4">
<text:a xlink:type="simple" xlink:href="https://armyinform.com.ua/wp-content/uploads/2023/05/103.jpg" text:style-name="Internet_20_link" text:visited-style-name="Visited_20_Internet_20_Link">
<draw:frame draw:style-name="fr1" draw:name="Image341" text:anchor-type="as-char" svg:width="6.9236in" svg:height="6.9236in" draw:z-index="0">
<draw:image xlink:href="../Images/AРМІЯINFORM/2023-05-08T38-00-00-04-00/103-150x150.jpg" xlink:type="simple" xlink:show="embed" xlink:actuate="onLoad" draw:mime-type="image/jpeg"/>
</draw:frame>
</text:a>
</text:p>
      <text:p text:style-name="P4">
<text:a xlink:type="simple" xlink:href="https://armyinform.com.ua/wp-content/uploads/2023/05/104.jpg" text:style-name="Internet_20_link" text:visited-style-name="Visited_20_Internet_20_Link">
<draw:frame draw:style-name="fr1" draw:name="Image342" text:anchor-type="as-char" svg:width="6.9236in" svg:height="6.9236in" draw:z-index="0">
<draw:image xlink:href="../Images/AРМІЯINFORM/2023-05-08T38-00-00-04-00/104-150x150.jpg" xlink:type="simple" xlink:show="embed" xlink:actuate="onLoad" draw:mime-type="image/jpeg"/>
</draw:frame>
</text:a>
</text:p>
      <text:p text:style-name="P4">
Source: <text:a xlink:type="simple" xlink:href="https://armyinform.com.ua/2023/05/08/syndrom-vidkladenogo-zhyttya-moz-opublikuvalo-porady/" text:style-name="Internet_20_link" text:visited-style-name="Visited_20_Internet_20_Link">
https://armyinform.com.ua/2023/05/08/syndrom-vidkladenogo-zhyttya-moz-opublikuvalo-porady/</text:a>
</text:p>
      <!--NEWS-->
      <text:h text:style-name="P10" text:outline-level="1">
<text:span text:style-name="T4">
Благодійна виставка картин і військових трофеїв «На межі життя» стартує в Кракові</text:span>
</text:h>
      <text:p text:style-name="P4">
Author: ['АРМІЯINFORM']</text:p>
      <text:p text:style-name="P4">
Time: 2023-05-08T39:00:00-04:00</text:p>
      <text:p text:style-name="P4">
Description: У Кракові 10-11 травня в палаці Потоцьких відбудеться благодійна виставка та аукціон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ystavka.jpg" text:style-name="Internet_20_link" text:visited-style-name="Visited_20_Internet_20_Link">
vystavka.jpg</text:a>
']</text:p>
      <text:p text:style-name="P4">
Tags: ['БЛАГОДІЙНІСТЬ', 'ВИСТАВКИ', 'ВІЙСЬКОВІ ТРОФЕЇ', 'КАРТИНИ', 'КРАКОВ', 'МИСТЕЦТВО', 'ПОЛЬЩА']</text:p>
      <text:p text:style-name="P4">
Category: News</text:p>
      <!--METADATA-->
      <text:p text:style-name="P4">
<draw:frame draw:style-name="fr1" draw:name="Image343" text:anchor-type="as-char" svg:width="6.9236in" svg:height="3.894525in" draw:z-index="0">
<draw:image xlink:href="../Images/AРМІЯINFORM/2023-05-08T39-00-00-04-00/vystavka.jpg" xlink:type="simple" xlink:show="embed" xlink:actuate="onLoad" draw:mime-type="image/jpeg"/>
</draw:frame>
</text:p>
      <text:p text:style-name="P4">
У Кракові 10-11 травня в палаці Потоцьких відбудеться благодійна виставка тааукціон під назвою «На межі життя».</text:p>
      <text:p text:style-name="P4">
На виставці будуть представлені картини української художниці Юлії Ангелюк івійськові трофеї з різних куточків України.</text:p>
      <text:p text:style-name="P4">
Про це<text:a xlink:type="simple" xlink:href="https://www.facebook.com/events/907391523890030/" text:style-name="Internet_20_link" text:visited-style-name="Visited_20_Internet_20_Link">
 повідомляють</text:a>
організатори виставки, як зазначають, що хочуть «показати українськесьогодення, а також зібрати кошти на підтримку військових, які перебувають напередовій».</text:p>
      <text:p text:style-name="P4">
На думку організаторів, виставка у нетиповий спосіб демонструє реальність вякій живуть українці, співставляючи картини і військові трофеї, мистецтвоволодіння пензлями і мистецтво володіння зброєю.</text:p>
      <text:p text:style-name="P4">
На виставці можна буде придбати не лише картини, але також майже всі військовітрофеї, окрім великих експонатів під склом. Деякі з цих предметів організаториотримали від благодійного фонду «До мрії», який провів вже декілька виставок вКиєві, зокрема в міністерстві оборони України. Серед представлених предметівна виставці будуть: гільзи, одяг, шоломи, шеврони, зброя, аптечки,бронежилети, пропагандистська література. Трофеї матимуть QR-коди. З їхдопомогою кожен охочий зможе прочитати історію цього експонату трьома мовами(польською, англійською та українською).</text:p>
      <text:p text:style-name="P4">
Виставка триватиме упродовж двох днів. Першого дня, 10 травня, запланованийзакритий захід за участі представників влади міста, дипкорпусу, фірм,організацій, преси, діячів культури та лідерів думок. Тоді гості матимутьзмогу ознайомитись з виставкою, послухати виступи артистів, зокрема живумузику та взяти участь у благодійному аукціоні.</text:p>
      <text:p text:style-name="P4">
Наступного дня, 11 травня, експозиція буде відкрита з 10:00 по 20:00 для всіхохочих. Цього дня буде вхід за довільний донат. Окрім безпосередньо виставкитакож Юлія Ангелюк планує зробити перфоманс — малювання картини «Оберіг»наживо.</text:p>
      <text:p text:style-name="P4">
Організаторами виставки «На межі життя» є організація Sun for Ukraine іхудожниця Юлія Ангелюк. Захід пройде під патронатом генерального консульстваУкраїни в Кракові, краківського відділу фестивалів (KBF), галереї сучасногомистецтва Bunkier Sztuki, комунікаційного медіацентру при Посольстві України,благодійного фонду «Вдячні».</text:p>
      <text:p text:style-name="P4">
Source: <text:a xlink:type="simple" xlink:href="https://armyinform.com.ua/2023/05/08/blagodijna-vystavka-na-mezhi-zhyttya/" text:style-name="Internet_20_link" text:visited-style-name="Visited_20_Internet_20_Link">
https://armyinform.com.ua/2023/05/08/blagodijna-vystavka-na-mezhi-zhyttya/</text:a>
</text:p>
      <!--NEWS-->
      <text:h text:style-name="P10" text:outline-level="1">
<text:span text:style-name="T4">
Українські електронні підписи та печатки на цифрових документах можуть перевіряти в державах-членах ЄС</text:span>
</text:h>
      <text:p text:style-name="P4">
Author: ['АРМІЯINFORM']</text:p>
      <text:p text:style-name="P4">
Time: 2023-05-08T40:00:00-04:00</text:p>
      <text:p text:style-name="P4">
Description: Європейська комісія опублікувала перелік країн, які увійшли до списку TC AdES LOTL. В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yina-yes.jpg" text:style-name="Internet_20_link" text:visited-style-name="Visited_20_Internet_20_Link">
ukrayina-yes.jpg</text:a>
']</text:p>
      <text:p text:style-name="P4">
Tags: ['МІНІСТЕРСТВА ЦИФРОВОЇ ТРАНСФОРМАЦІЇ УКРАЇНИ']</text:p>
      <text:p text:style-name="P4">
Category: News</text:p>
      <!--METADATA-->
      <text:p text:style-name="P4">
<draw:frame draw:style-name="fr1" draw:name="Image344" text:anchor-type="as-char" svg:width="6.9236in" svg:height="4.15416in" draw:z-index="0">
<draw:image xlink:href="../Images/AРМІЯINFORM/2023-05-08T40-00-00-04-00/ukrayina-yes.jpg" xlink:type="simple" xlink:show="embed" xlink:actuate="onLoad" draw:mime-type="image/jpeg"/>
</draw:frame>
</text:p>
      <text:p text:style-name="P4">
Європейська комісія <text:a xlink:type="simple" xlink:href="https://eidas.ec.europa.eu/efda/tl-browser/#/screen/tc-tl" text:style-name="Internet_20_link" text:visited-style-name="Visited_20_Internet_20_Link">
опублікувала</text:a>
 перелік країн, які увійшли до списку TC AdES LOTL. Вінмістить інформацію про електронні підписи та печатки держав, які не є членамиЄвропейського Союзу, що дозволяє перевіряти їх у країнах ЄС. Україна сталапершою країною, яка потрапила до цього переліку.</text:p>
      <text:p text:style-name="P4">
Про це йдеться у <text:a xlink:type="simple" xlink:href="https://thedigital.gov.ua/news/vazhliviy-krok-do-tsifrovogo-bezvizu-ukrainski-elektronni-pidpisi-ta-pechatki-na-tsifrovikh-dokumentakh-mozhut-pereviryati-v-derzhavakh-chlenakh-es" text:style-name="Internet_20_link" text:visited-style-name="Visited_20_Internet_20_Link">
повідомленні</text:a>
 Міністерства цифровоїтрансформації України.</text:p>
      <text:p text:style-name="P4">
«Українські електронні підписи та печатки на цифрових документах зможутьперевіряти за допомогою інфраструктури ЄС. Це відкриває можливості дляукраїнських біженців у ЄС та українського бізнесу, який бажає використовуватиелектронну форму контрактів й інших документів. Тепер європейські країнизможуть приймати електронні заяви та документи, підписані за допомогоюДія.Підпис-ЄС.</text:p>
      <text:p text:style-name="P4">
Використовуючи TC AdES LOTL, програмне забезпечення в країнах ЄС можеавтоматично перевіряти підписи й печатки на цифрових документах тапідтверджувати їх дійсність. У результаті успішної перевірки користувачотримає повідомлення «Підпис AdES» або «Печатка AdES». Вважається, що такіелектронні підписи мають юридичну силу та відповідають вимогам довдосконалених електронних підписів чи печаток», — повідомляє Мінцифри.</text:p>
      <text:p text:style-name="P4">
У Міністерстві цифрової трансформації зазначають, що це важливий крок довзаємного визнання кваліфікованих довірчих послуг, яке відбудеться післяукладення міжнародної угоди. Напередодні Європейська комісія провела технічнуоцінку правового та технічного складника українських електронних підписів іпідтвердила, що українська інфраструктура відповідає всім вимогам ЄС для того,щоб бути частиною довірчого списку ЄС.</text:p>
      <text:p text:style-name="P4">
У Європейській комісії також визнали, що <text:a xlink:type="simple" xlink:href="https://thedigital.gov.ua/news/vazhliviy-krok-do-tsifrovogo-bezvizu-doluchaytesya-do-beta-testu-diyapidpisu-yakiy-vidpovidae-vimogam-es" text:style-name="Internet_20_link" text:visited-style-name="Visited_20_Internet_20_Link">
Дія.Підпис-EU</text:a>
відповідає регламенту eIDAS Європейського Союзу і ним можна підписуватидокументи чи контракти, які дійсні як в Україні, так і в країнах ЄС.</text:p>
      <text:p text:style-name="P4">
Зі свого боку Україна вже визнала кваліфіковані довірчі послуги ЄС. Це даєможливість громадянам ЄС використовувати свої національні кваліфікованісертифікати для електронних підписів чи печаток в Україні або під час веденнябізнесу з компаніями в Україні.</text:p>
      <text:p text:style-name="P4">
Роботи для інтеграції довірчого списку України та ЄС виконані за підтримкупроєкту EU4DigitalUA, який фінансується Європейським Союзом.</text:p>
      <text:p text:style-name="P4">
Source: <text:a xlink:type="simple" xlink:href="https://armyinform.com.ua/2023/05/08/ukrayinski-elektronni-pidpysy-ta-pechatky-na-czyfrovyh-dokumentah-mozhut-pereviryaty-v-derzhavah-chlenah-yes/" text:style-name="Internet_20_link" text:visited-style-name="Visited_20_Internet_20_Link">
https://armyinform.com.ua/2023/05/08/ukrayinski-elektronni-pidpysy-ta-pechatky-na-czyfrovyh-dokumentah-mozhut-pereviryaty-v-derzhavah-chlenah-yes/</text:a>
</text:p>
      <!--NEWS-->
      <text:h text:style-name="P10" text:outline-level="1">
<text:span text:style-name="T4">
Ми почнемо наш контрнаступ. І коли це станеться, росія буде в паніці — Володимир Гаврилов</text:span>
</text:h>
      <text:p text:style-name="P4">
Author: ['АРМІЯINFORM']</text:p>
      <text:p text:style-name="P4">
Time: 2023-05-08T41:00:00-04:00</text:p>
      <text:p text:style-name="P4">
Description: Коли Сили оборони України розпочнуть контрнаступальну операцію, у росіян з’явиться вел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s2a6396-scaled.jpg" text:style-name="Internet_20_link" text:visited-style-name="Visited_20_Internet_20_Link">
fs2a6396-scaled.jpg</text:a>
']</text:p>
      <text:p text:style-name="P4">
Tags: ['ВОЛОДИМИР ГАВРИЛОВ', 'ЗАСТУПНИК МІНІСТРА ОБОРОНИ УКРАЇНИ', 'ІНТЕРВ’Ю', 'КОНТРНАСТУП']</text:p>
      <text:p text:style-name="P4">
Category: News</text:p>
      <!--METADATA-->
      <text:p text:style-name="P4">
<draw:frame draw:style-name="fr1" draw:name="Image345" text:anchor-type="as-char" svg:width="6.9236in" svg:height="4.614606in" draw:z-index="0">
<draw:image xlink:href="../Images/AРМІЯINFORM/2023-05-08T41-00-00-04-00/fs2a6396-scaled.jpg" xlink:type="simple" xlink:show="embed" xlink:actuate="onLoad" draw:mime-type="image/jpeg"/>
</draw:frame>
Володимир Гаврилов, заступник Міністра оборони України</text:p>
      <text:p text:style-name="P4">
<text:span text:style-name="T4">
Коли Сили оборони України розпочнуть контрнаступальну операцію, у росіянз’явиться велика паніка через хибне уявлення реальності, яку їм показує їхняпропаганда.</text:span>
</text:p>
      <text:p text:style-name="P4">
Про це заявив заступник Міністра оборони України Володимир Гаврилов в<text:a xlink:type="simple" xlink:href="https://www.independent.co.uk/news/world/europe/ukraine-war-counterattack-russia-putin-bakhmut-b2332396.html" text:style-name="Internet_20_link" text:visited-style-name="Visited_20_Internet_20_Link">
інтерв’ю</text:a>
 The Independent.</text:p>
      <text:p text:style-name="P4">
«Ми почнемо наш контрнаступ. Коли і де — це зараз не має значення. І коли цестанеться, росія буде в паніці, ви побачите багато паніки. Вони досі нерозуміють, що їхня пропаганда показує неправдиву картину того, що насправдівідбувається на місцях. Цю війну виграють на землі, а не на екранахтелевізорів, і не в Інтернеті», — сказав заступник Міністра оборони.</text:p>
      <text:p text:style-name="P4">
Володимир Гаврилов додав, що кремль приховав справжній масштаб втрат росії вУкраїні від власного народу, але більше не зможе цього робити, коли Українапочне відвойовувати свої території, і ці втрати зростуть ще більше.</text:p>
      <text:p text:style-name="P4">
«Ви не можете обдурити свій народ протягом багатьох років… особливо, якщо вонипочинають бачити різницю на місцях, вони починають бачити вбитих і поранених,вони бачать сім’ї, які втратили чоловіків, свої домівки. Ви не можетеприховати смерть свого сина, чоловіка чи брата», — зазначив ВолодимирГаврилов.</text:p>
      <text:p text:style-name="P4">
Він також висловив думку, що не здивується, якщо в якийсь день, можливо, вжецього місяця чи наступного місяця, світ побачить щось, що сприятиме негайномукраху російської стратегії, її війська чи її економіки.</text:p>
      <text:p text:style-name="P4">
«Бахмут продемонстрував не тільки нам в Україні, а й ворогу, що для росіїнемає військового рішення в цій війні, навіть гірше, що наприкінці цієї війнина росію чекає військова катастрофа, і ми це побачимо скоро», — додавзаступник Міністра оборони України.</text:p>
      <text:p text:style-name="P4">
Source: <text:a xlink:type="simple" xlink:href="https://armyinform.com.ua/2023/05/08/my-pochnemo-nash-kontrnastup-volodymyr-gavrylov/" text:style-name="Internet_20_link" text:visited-style-name="Visited_20_Internet_20_Link">
https://armyinform.com.ua/2023/05/08/my-pochnemo-nash-kontrnastup-volodymyr-gavrylov/</text:a>
</text:p>
      <!--NEWS-->
      <text:h text:style-name="P10" text:outline-level="1">
<text:span text:style-name="T4">
На Київщині відбувся марафон «Незламна Буча: з Україною в серці»</text:span>
</text:h>
      <text:p text:style-name="P4">
Author: ['АРМІЯINFORM']</text:p>
      <text:p text:style-name="P4">
Time: 2023-05-08T42:00:00-04:00</text:p>
      <text:p text:style-name="P4">
Description: Спортивна Буча продемонструвала свою силу та витривалість на марафоні «Незламна Буч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ucha-golovna.jpg" text:style-name="Internet_20_link" text:visited-style-name="Visited_20_Internet_20_Link">
bucha-golovna.jpg</text:a>
', '<text:a xlink:type="simple" xlink:href="https://armyinform.com.ua/wp-content/uploads/2023/05/200-150x150.jpg" text:style-name="Internet_20_link" text:visited-style-name="Visited_20_Internet_20_Link">
200-150x150.jpg</text:a>
', '<text:a xlink:type="simple" xlink:href="https://armyinform.com.ua/wp-content/uploads/2023/05/199-150x150.jpg" text:style-name="Internet_20_link" text:visited-style-name="Visited_20_Internet_20_Link">
199-150x150.jpg</text:a>
', '<text:a xlink:type="simple" xlink:href="https://armyinform.com.ua/wp-content/uploads/2023/05/201-150x150.jpg" text:style-name="Internet_20_link" text:visited-style-name="Visited_20_Internet_20_Link">
201-150x150.jpg</text:a>
', '<text:a xlink:type="simple" xlink:href="https://armyinform.com.ua/wp-content/uploads/2023/05/202-150x150.jpg" text:style-name="Internet_20_link" text:visited-style-name="Visited_20_Internet_20_Link">
202-150x150.jpg</text:a>
', '<text:a xlink:type="simple" xlink:href="https://armyinform.com.ua/wp-content/uploads/2023/05/203-150x150.jpg" text:style-name="Internet_20_link" text:visited-style-name="Visited_20_Internet_20_Link">
203-150x150.jpg</text:a>
']</text:p>
      <text:p text:style-name="P4">
Tags: ['БУЧА', 'КИЇВЩИНА', 'МАРАФОН', 'МІСТО-ГЕРОЙ', 'СПОРТСМЕНИ']</text:p>
      <text:p text:style-name="P4">
Category: News</text:p>
      <!--METADATA-->
      <text:p text:style-name="P4">
<draw:frame draw:style-name="fr1" draw:name="Image346" text:anchor-type="as-char" svg:width="6.9236in" svg:height="4.613823in" draw:z-index="0">
<draw:image xlink:href="../Images/AРМІЯINFORM/2023-05-08T42-00-00-04-00/bucha-golovna.jpg" xlink:type="simple" xlink:show="embed" xlink:actuate="onLoad" draw:mime-type="image/jpeg"/>
</draw:frame>
Фото: Anatolii Fedoruk - Mayor of Bucha / facebook.com</text:p>
      <text:p text:style-name="P4">
Спортивна Буча продемонструвала свою силу та витривалість на марафоні«Незламна Буча: з Україною в серці». Це наймасштабніша спортивна подія з часівзвільнення громади.</text:p>
      <text:p text:style-name="P4">
Про це<text:a xlink:type="simple" xlink:href="https://www.facebook.com/buchagolova/posts/pfbid0RE2UCJBqjH2YWRVY43rcB8AiyNyVVqWHhsLNfey9yAwJQGWGsUZK6AcJ4k9QfFXyl" text:style-name="Internet_20_link" text:visited-style-name="Visited_20_Internet_20_Link">
повідомив</text:a>
мер Міста-героя Анатолій Федорук.</text:p>
      <text:p text:style-name="P4">
Забіг стартував із Бучанського міського парку та зібрав 750 учасників з усієїкраїни, які змагалися на дистанціях 5 та 10 кілометрів, а також в5-кілометровій скандинавській ході.</text:p>
      <text:p text:style-name="P4">
<text:a xlink:type="simple" xlink:href="https://armyinform.com.ua/wp-content/uploads/2023/05/200.jpg" text:style-name="Internet_20_link" text:visited-style-name="Visited_20_Internet_20_Link">
<draw:frame draw:style-name="fr1" draw:name="Image347" text:anchor-type="as-char" svg:width="6.9236in" svg:height="6.9236in" draw:z-index="0">
<draw:image xlink:href="../Images/AРМІЯINFORM/2023-05-08T42-00-00-04-00/200-150x150.jpg" xlink:type="simple" xlink:show="embed" xlink:actuate="onLoad" draw:mime-type="image/jpeg"/>
</draw:frame>
</text:a>
</text:p>
      <text:p text:style-name="P4">
<text:a xlink:type="simple" xlink:href="https://armyinform.com.ua/wp-content/uploads/2023/05/199.jpg" text:style-name="Internet_20_link" text:visited-style-name="Visited_20_Internet_20_Link">
<draw:frame draw:style-name="fr1" draw:name="Image348" text:anchor-type="as-char" svg:width="6.9236in" svg:height="6.9236in" draw:z-index="0">
<draw:image xlink:href="../Images/AРМІЯINFORM/2023-05-08T42-00-00-04-00/199-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349" text:anchor-type="as-char" svg:width="6.9236in" svg:height="6.9236in" draw:z-index="0">
<draw:image xlink:href="../Images/AРМІЯINFORM/2023-05-08T42-00-00-04-00/201-150x150.jpg" xlink:type="simple" xlink:show="embed" xlink:actuate="onLoad" draw:mime-type="image/jpeg"/>
</draw:frame>
</text:a>
</text:p>
      <text:p text:style-name="P4">
<text:a xlink:type="simple" xlink:href="https://armyinform.com.ua/wp-content/uploads/2023/05/202.jpg" text:style-name="Internet_20_link" text:visited-style-name="Visited_20_Internet_20_Link">
<draw:frame draw:style-name="fr1" draw:name="Image350" text:anchor-type="as-char" svg:width="6.9236in" svg:height="6.9236in" draw:z-index="0">
<draw:image xlink:href="../Images/AРМІЯINFORM/2023-05-08T42-00-00-04-00/202-150x150.jpg" xlink:type="simple" xlink:show="embed" xlink:actuate="onLoad" draw:mime-type="image/jpeg"/>
</draw:frame>
</text:a>
</text:p>
      <text:p text:style-name="P4">
<text:a xlink:type="simple" xlink:href="https://armyinform.com.ua/wp-content/uploads/2023/05/203.jpg" text:style-name="Internet_20_link" text:visited-style-name="Visited_20_Internet_20_Link">
<draw:frame draw:style-name="fr1" draw:name="Image351" text:anchor-type="as-char" svg:width="6.9236in" svg:height="6.9236in" draw:z-index="0">
<draw:image xlink:href="../Images/AРМІЯINFORM/2023-05-08T42-00-00-04-00/203-150x150.jpg" xlink:type="simple" xlink:show="embed" xlink:actuate="onLoad" draw:mime-type="image/jpeg"/>
</draw:frame>
</text:a>
</text:p>
      <text:p text:style-name="P4">
«Цей марафон не просто спортивна подія, а й символ відродження міста. Дякуємоучасникам та всім, хто долучився до організації цього заходу. Пишаємося нашоюгромадою та її досягненнями!» — зазначив Анатолій Федорук.</text:p>
      <text:p text:style-name="P4">
Source: <text:a xlink:type="simple" xlink:href="https://armyinform.com.ua/2023/05/08/na-kyyivshhyni-vidbuvsya-marafon-nezlamna-bucha-z-ukrayinoyu-v-serczi/" text:style-name="Internet_20_link" text:visited-style-name="Visited_20_Internet_20_Link">
https://armyinform.com.ua/2023/05/08/na-kyyivshhyni-vidbuvsya-marafon-nezlamna-bucha-z-ukrayinoyu-v-serczi/</text:a>
</text:p>
      <!--NEWS-->
      <text:h text:style-name="P10" text:outline-level="1">
<text:span text:style-name="T4">
У російському полоні перебуває декілька сотень жінок-військовослужбовців — Координаційний штаб</text:span>
</text:h>
      <text:p text:style-name="P4">
Author: ['АРМІЯINFORM']</text:p>
      <text:p text:style-name="P4">
Time: 2023-05-08T43:00:00-04:00</text:p>
      <text:p text:style-name="P4">
Description: Про це під час брифінгу повідомили представники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28.jpg" text:style-name="Internet_20_link" text:visited-style-name="Visited_20_Internet_20_Link">
3-28.jpg</text:a>
']</text:p>
      <text:p text:style-name="P4">
Tags: ['STOPRUSSIA', 'АГРЕСІЯ РФ', 'ВІЙСЬКОВОПОЛОНЕНІ', 'ВТОРГНЕННЯ РФ', 'ЖІНКИ-ВІЙСЬКОВОСЛУЖБОВЦІ', 'КООРДИНАЦІЙНИЙ ШТАБ З ПИТАНЬ ПОВОДЖЕННЯ З ВІЙСЬКОВОПОЛОНЕНИМИ']</text:p>
      <text:p text:style-name="P4">
Category: News</text:p>
      <!--METADATA-->
      <text:p text:style-name="P4">
<draw:frame draw:style-name="fr1" draw:name="Image352" text:anchor-type="as-char" svg:width="6.9236in" svg:height="4.615733in" draw:z-index="0">
<draw:image xlink:href="../Images/AРМІЯINFORM/2023-05-08T43-00-00-04-00/3-28.jpg" xlink:type="simple" xlink:show="embed" xlink:actuate="onLoad" draw:mime-type="image/jpeg"/>
</draw:frame>
 Фото: ЄвгенПроворний, АрміяInform</text:p>
      <text:p text:style-name="P4">
Про це під час<text:a xlink:type="simple" xlink:href="https://armyinform.com.ua/2023/05/06/u-koordynaczijnomu-shtabi-predstavyly-blagodijnu-inicziatyvu-malenki-serczya-micznishi-za-stal/" text:style-name="Internet_20_link" text:visited-style-name="Visited_20_Internet_20_Link">
брифінгу</text:a>
повідомили представники Координаційного штабу з питань поводження звійськовополоненими Богдан Охріменко і Вікторія Цимбалюк.</text:p>
      <text:p text:style-name="P4">
«У ворожих казематах перебуває декілька сотень українських жінок-військових.Координаційний штаб і всі органи державної влади працюють для того, щобякнайшвидше домогтися їхнього повернення», — сказав Богдан Охріменко.</text:p>
      <text:p text:style-name="P4">
Своєю чергою Вікторія Цимбалюк додала, що Україна зі свого боку дотримуєтьсянорм Женевської конвенції, які передбачають неутримання в полоні жінок-військових, і також вимагає цього від рф.</text:p>
      <text:p text:style-name="P4">
«Україна дотримується Женевської конвенції. російські військові жінки, якіпотрапили у полон, були репатрійовані. Цього ми вимагаємо і від російськоїсторони: повернути жінок-полонених без умов і обмінів», — зазначила вона.</text:p>
      <text:p text:style-name="P4">
За словами представниці Координаційного штабу, на відміну від жінок-військових, точна кількість цивільних українських жінок, які перебувають в рф,невідома. Водночас органи влади працюють над тим, щоб з’ясувати це і домогтисяповернення їх додому. Проміжним результатом у Координаційному штабі вважаютьповернення понад 300 українських дітей.</text:p>
      <text:p text:style-name="P4">
Source: <text:a xlink:type="simple" xlink:href="https://armyinform.com.ua/2023/05/08/dekilka-soten-zhinok-vijskovyh-koordynaczijnyj-shtab/" text:style-name="Internet_20_link" text:visited-style-name="Visited_20_Internet_20_Link">
https://armyinform.com.ua/2023/05/08/dekilka-soten-zhinok-vijskovyh-koordynaczijnyj-shtab/</text:a>
</text:p>
      <!--NEWS-->
      <text:h text:style-name="P10" text:outline-level="1">
<text:span text:style-name="T4">
Наша авіація протягом доби завдала вісім ударів по ворогу</text:span>
</text:h>
      <text:p text:style-name="P4">
Author: ['АРМІЯINFORM']</text:p>
      <text:p text:style-name="P4">
Time: 2023-05-08T44:00:00-04:00</text:p>
      <text:p text:style-name="P4">
Description: Авіація Сил оборони за минулу добу завдала 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ОПЕРАТИВНА ІНФОРМАЦІЯ', 'ХРОНІКА ОБОРОНИ']</text:p>
      <text:p text:style-name="P4">
Category: News</text:p>
      <!--METADATA-->
      <text:p text:style-name="P4">
<draw:frame draw:style-name="fr1" draw:name="Image353" text:anchor-type="as-char" svg:width="6.9236in" svg:height="4.658699in" draw:z-index="0">
<draw:image xlink:href="../Images/AРМІЯINFORM/2023-05-08T44-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Авіація Сил оборони за минулу добу завдала 8 ударів по районах зосередженняособового складу та військової техніки противника, а також удару по ворожомузенітно-ракетному комплексу.</text:p>
      <text:p text:style-name="P4">
Про це<text:a xlink:type="simple" xlink:href="https://www.facebook.com/GeneralStaff.ua/posts/pfbid02xN9BYo6Tg37idsWr7TVeUCeQNVeME6scYxiCTKCQY2yDZRWftX8VzmiLTBLneUjsl" text:style-name="Internet_20_link" text:visited-style-name="Visited_20_Internet_20_Link">
йдеться</text:a>
в оперативній інформації Генерального штабу ЗС України.</text:p>
      <text:p text:style-name="P4">
«Також, наші захисники знищили 2 ударних та 6 розвідувальних БПЛА противника»,— йдеться у повідомленні.</text:p>
      <text:p text:style-name="P4">
У Генштабі ЗС України зазначають, що інформація щодо втрат ворога постійноуточнюється.</text:p>
      <text:p text:style-name="P4">
Source: <text:a xlink:type="simple" xlink:href="https://armyinform.com.ua/2023/05/08/nasha-aviacziya-protyagom-doby-zavdala-visim-udariv-po-vorogu-2/" text:style-name="Internet_20_link" text:visited-style-name="Visited_20_Internet_20_Link">
https://armyinform.com.ua/2023/05/08/nasha-aviacziya-protyagom-doby-zavdala-visim-udariv-po-vorogu-2/</text:a>
</text:p>
      <!--NEWS-->
      <text:h text:style-name="P10" text:outline-level="1">
<text:span text:style-name="T4">
Підрозділи ракетних військ і артилерії Сил оборони уразили два пункти управління</text:span>
</text:h>
      <text:p text:style-name="P4">
Author: ['АРМІЯINFORM']</text:p>
      <text:p text:style-name="P4">
Time: 2023-05-08T45:00:00-04:00</text:p>
      <text:p text:style-name="P4">
Description: Про це йдеться в оперативній інформації Генерального штабу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ІЙНА', 'ВТОРГНЕННЯ РФ', 'ОПЕРАТИВНА ІНФОРМАЦІЯ']</text:p>
      <text:p text:style-name="P4">
Category: News</text:p>
      <!--METADATA-->
      <text:p text:style-name="P4">
<draw:frame draw:style-name="fr1" draw:name="Image354" text:anchor-type="as-char" svg:width="6.9236in" svg:height="3.80798in" draw:z-index="0">
<draw:image xlink:href="../Images/AРМІЯINFORM/2023-05-08T45-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2xN9BYo6Tg37idsWr7TVeUCeQNVeME6scYxiCTKCQY2yDZRWftX8VzmiLTBLneUjsl" text:style-name="Internet_20_link" text:visited-style-name="Visited_20_Internet_20_Link">
йдеться</text:a>
в оперативній інформації Генерального штабу Збройних Сил України.</text:p>
      <text:p text:style-name="P4">
«Підрозділи ракетних військ і артилерії уразили 2 пункти управління, 2 районизосередження озброєння та військової техніки окупантів, а також 3 складибоєприпасів ворога», — зазначено у повідомленні.</text:p>
      <text:p text:style-name="P4">
Source: <text:a xlink:type="simple" xlink:href="https://armyinform.com.ua/2023/05/08/pidrozdily-raketnyh-vijsk-i-artyleriyi-syl-oborony-urazyly-dva-punkty-upravlinnya/" text:style-name="Internet_20_link" text:visited-style-name="Visited_20_Internet_20_Link">
https://armyinform.com.ua/2023/05/08/pidrozdily-raketnyh-vijsk-i-artyleriyi-syl-oborony-urazyly-dva-punkty-upravlinnya/</text:a>
</text:p>
      <!--NEWS-->
      <text:h text:style-name="P10" text:outline-level="1">
<text:span text:style-name="T4">
Окупанти проводять «евакуацію» мешканців тимчасово окупованого Токмака</text:span>
</text:h>
      <text:p text:style-name="P4">
Author: ['АРМІЯINFORM']</text:p>
      <text:p text:style-name="P4">
Time: 2023-05-08T46:00:00-04:00</text:p>
      <text:p text:style-name="P4">
Description: Про це йдеться в оперативній інформації Генерального штабу Збройних Сил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355" text:anchor-type="as-char" svg:width="6.9236in" svg:height="4.33302in" draw:z-index="0">
<draw:image xlink:href="../Images/AРМІЯINFORM/2023-05-08T46-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xN9BYo6Tg37idsWr7TVeUCeQNVeME6scYxiCTKCQY2yDZRWftX8VzmiLTBLneUjsl" text:style-name="Internet_20_link" text:visited-style-name="Visited_20_Internet_20_Link">
йдеться</text:a>
в оперативній інформації Генерального штабу Збройних Сил України.</text:p>
      <text:p text:style-name="P4">
«російські окупанти проводять так звану евакуацію місцевих жителів з тимчасовоокупованого Токмака Запорізької області у напрямку населеного пунктуБердянськ. Цій процедурі підлягають представники так званої місцевої «влади»,колаборанти, діти, вчителі та вихователі. При цьому, батькам дітей погрожуютьне зарахувати навчальний рік в разі відмови «евакуювати» дитину.», — зазначеноу повідомленні.</text:p>
      <text:p text:style-name="P4">
На АЗС спостерігаються черги за пальним, усім водіям повідомлено, що новихпоставок пального не планується.</text:p>
      <text:p text:style-name="P4">
У повідомленні Генерального штабу зазначається, що в населеному пункті ВеселеЗапорізької області зачинено та не функціонує місцевий відділ поліції ворога.Напередодні спостерігалось знищення документації цієї установи.</text:p>
      <text:p text:style-name="P4">
Source: <text:a xlink:type="simple" xlink:href="https://armyinform.com.ua/2023/05/08/okupanty-provodyat-evakuacziyu-meshkancziv-tymchasovo-okupovanogo-tokmaka/" text:style-name="Internet_20_link" text:visited-style-name="Visited_20_Internet_20_Link">
https://armyinform.com.ua/2023/05/08/okupanty-provodyat-evakuacziyu-meshkancziv-tymchasovo-okupovanogo-tokmaka/</text:a>
</text:p>
      <!--NEWS-->
      <text:h text:style-name="P10" text:outline-level="1">
<text:span text:style-name="T4">
Ліквідували всі «шахеди» ворога: Генштаб розповів про наслідки російських ракетних та авіаційних ударів</text:span>
</text:h>
      <text:p text:style-name="P4">
Author: ['АРМІЯINFORM']</text:p>
      <text:p text:style-name="P4">
Time: 2023-05-08T47:00:00-04:00</text:p>
      <text:p text:style-name="P4">
Description: У ніч на 8 травня ворог знову атакував територію України, застосувавши іран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shahed.jpg" text:style-name="Internet_20_link" text:visited-style-name="Visited_20_Internet_20_Link">
zelenskyj-shahed.jpg</text:a>
']</text:p>
      <text:p text:style-name="P4">
Tags: ['SHAHED', 'STOPRUSSIA', 'АГРЕСІЯ РФ', 'ВТОРГНЕННЯ РФ', 'ГШ ЗСУ', 'ОПЕРАТИВНА ІНФОРМАЦІЯ', 'РАКЕТНІ УДАРИ', 'РАНКОВЕ ЗВЕДЕННЯ']</text:p>
      <text:p text:style-name="P4">
Category: News</text:p>
      <!--METADATA-->
      <text:p text:style-name="P4">
<draw:frame draw:style-name="fr1" draw:name="Image356" text:anchor-type="as-char" svg:width="6.9236in" svg:height="4.617948in" draw:z-index="0">
<draw:image xlink:href="../Images/AРМІЯINFORM/2023-05-08T47-00-00-04-00/zelenskyj-shahed.jpg" xlink:type="simple" xlink:show="embed" xlink:actuate="onLoad" draw:mime-type="image/jpeg"/>
</draw:frame>
Президент України Володимир Зеленський поряд зі збитим дроном-камікадзе,кінець жовтня 2022 року. Фото: president.gov.ua <text:span text:style-name="T4">
🔥 Ситуація щодо російськоговторгнення</text:span>
</text:p>
      <text:p text:style-name="P4">
<text:span text:style-name="T4">
У ніч на 8 травня ворог знову атакував територію України, застосувавшиіранські ударні БПЛА Shahed — 35 із 35 дронів було знищено нашимизахисниками.</text:span>
</text:p>
      <text:p text:style-name="P4">
Про це<text:a xlink:type="simple" xlink:href="https://www.facebook.com/GeneralStaff.ua/posts/pfbid02xN9BYo6Tg37idsWr7TVeUCeQNVeME6scYxiCTKCQY2yDZRWftX8VzmiLTBLneUjsl" text:style-name="Internet_20_link" text:visited-style-name="Visited_20_Internet_20_Link">
повідомляє</text:a>
Генеральний штаб Збройних Сил України.</text:p>
      <text:p text:style-name="P4">
«Продовжуючи тактику терору, минулої доби російська федерація завдала 16ракетних ударів, зокрема по містах Харківської, Херсонської, Миколаївської таОдеської областей», — також йдеться в повідомленні.</text:p>
      <text:p text:style-name="P4">
Крім того, за інформацією Генштабу ЗСУ, зафіксовано 61 авіаційний удар та 52ворожі обстріли з реактивних систем залпового вогню по позиціях наших військта населених пунктах.</text:p>
      <text:p text:style-name="P4">
«На жаль, є загиблі та поранені серед мирного населення, пошкодженобагатоповерховий будинок, приватні оселі та інша цивільна інфраструктура», —повідомляє ГШ ЗС України.</text:p>
      <text:p text:style-name="P4">
Військові попереджають, що ймовірність подальших російських ракетних таавіаційних ударів по всій території України залишається високою.</text:p>
      <text:p text:style-name="P4">
Source: <text:a xlink:type="simple" xlink:href="https://armyinform.com.ua/2023/05/08/likviduvaly-vsi-shahedy-voroga-genshtab/" text:style-name="Internet_20_link" text:visited-style-name="Visited_20_Internet_20_Link">
https://armyinform.com.ua/2023/05/08/likviduvaly-vsi-shahedy-voroga-genshtab/</text:a>
</text:p>
      <!--NEWS-->
      <text:h text:style-name="P10" text:outline-level="1">
<text:span text:style-name="T4">
На східному фронті відбито 55 атак окупантів: важкі бої тривають за Бахмут і Мар’їнку</text:span>
</text:h>
      <text:p text:style-name="P4">
Author: ['АРМІЯINFORM']</text:p>
      <text:p text:style-name="P4">
Time: 2023-05-08T48: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anky.jpg" text:style-name="Internet_20_link" text:visited-style-name="Visited_20_Internet_20_Link">
tanky.jpg</text:a>
']</text:p>
      <text:p text:style-name="P4">
Tags: ['STOPRUSSIA', 'АГРЕСІЯ РФ', 'БАХМУТ', 'ВІЙНА', 'ВТОРГНЕННЯ РФ', 'ГШ ЗСУ', 'МАР’ЇНКА', 'ОПЕРАТИВНА ІНФОРМАЦІЯ', 'РАНКОВЕ ЗВЕДЕННЯ', 'ХРОНІКА ОБОРОНИ']</text:p>
      <text:p text:style-name="P4">
Category: News</text:p>
      <!--METADATA-->
      <text:p text:style-name="P4">
<draw:frame draw:style-name="fr1" draw:name="Image357" text:anchor-type="as-char" svg:width="6.9236in" svg:height="4.611463in" draw:z-index="0">
<draw:image xlink:href="../Images/AРМІЯINFORM/2023-05-08T48-00-00-04-00/tanky.jpg" xlink:type="simple" xlink:show="embed" xlink:actuate="onLoad" draw:mime-type="image/jpeg"/>
</draw:frame>
 Танкиокремої мотопіхотної Маріупольської бригади. Ілюстративне фото <text:span text:style-name="T4">
🔥 Ситуаціящодо російського вторгнення</text:span>
</text:p>
      <text:p text:style-name="P4">
Противник зосереджує основні зусилля на Лиманському, Бахмутському,Авдіївському та Мар’їнському напрямках. Тривають важкі бої за міста Бахмут таМар’їнка. Загалом, протягом минулої доби було відбито 55 атак противника назазначених ділянках фронту.</text:p>
      <text:p text:style-name="P4">
Про це<text:a xlink:type="simple" xlink:href="https://www.facebook.com/GeneralStaff.ua/posts/pfbid02xN9BYo6Tg37idsWr7TVeUCeQNVeME6scYxiCTKCQY2yDZRWftX8VzmiLTBLneUjsl" text:style-name="Internet_20_link" text:visited-style-name="Visited_20_Internet_20_Link">
повідомляє</text:a>
Генеральний штаб Збройних Сил України.</text:p>
      <text:p text:style-name="P4">
За оперативною інформацією Генштабу ЗСУ, наступальні дії ворога на Лиманськомута Авдіївському напрямках успіху не мали. На Бахмутському та Мар’їнськомунапрямках сили оборони стримують та відбивають численні атаки противника.</text:p>
      <text:p text:style-name="P4">
«На Бахмутському напрямку ворог продовжує вести наступальні дії. Тривають боїу місті Бахмут, окупанти обстрілювали місто запалювальними та фосфорнимибоєприпасами. Протягом доби противник вів безуспішні наступальні дії унапрямку населених пунктів Хромове, Іванівське, Часів Яр та Ступочки. Завдававіаційних ударів», — йдеться в повідомленні.</text:p>
      <text:p text:style-name="P4">
Військові повідомляють, що на Куп’янському та Шахтарському напрямках ворогнаступальних дій не проводив, завдав авіаційних та артилерійських ударів.</text:p>
      <text:p text:style-name="P4">
«На Волинському та Поліському напрямках ознак формування наступальнихугруповань ворога не виявлено. На Сіверському та Слобожанському напрямкахпротивник зберігає військову присутність у прикордонних з Україною районах. НаЗапорізькому та Херсонському напрямках — продовжує вести оборонні дії», —повідомляє Генеральний штаб ЗС України.</text:p>
      <text:p text:style-name="P4">
Source: <text:a xlink:type="simple" xlink:href="https://armyinform.com.ua/2023/05/08/na-shidnomu-fronti-vidbyto-55-atak-okupantiv-vazhki-boyi-tryvayut-za-bahmut-i-maryinku/" text:style-name="Internet_20_link" text:visited-style-name="Visited_20_Internet_20_Link">
https://armyinform.com.ua/2023/05/08/na-shidnomu-fronti-vidbyto-55-atak-okupantiv-vazhki-boyi-tryvayut-za-bahmut-i-maryinku/</text:a>
</text:p>
      <!--NEWS-->
      <text:h text:style-name="P10" text:outline-level="1">
<text:span text:style-name="T4">
Широкомасштабне вторгнення росії в Україну об’єднало НАТО — Жозеп Боррель</text:span>
</text:h>
      <text:p text:style-name="P4">
Author: ['АРМІЯINFORM']</text:p>
      <text:p text:style-name="P4">
Time: 2023-05-08T49:00:00-04:00</text:p>
      <text:p text:style-name="P4">
Description: Про це Високий представник Європейського Союзу з питань закордонних справ і політ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hozep-borrel.jpg" text:style-name="Internet_20_link" text:visited-style-name="Visited_20_Internet_20_Link">
zhozep-borrel.jpg</text:a>
']</text:p>
      <text:p text:style-name="P4">
Tags: ['ЄВРОПЕЙСЬКИЙ СОЮЗ', 'ЖОЗЕП БОРРЕЛЬ', 'НАТО']</text:p>
      <text:p text:style-name="P4">
Category: News</text:p>
      <!--METADATA-->
      <text:p text:style-name="P4">
<draw:frame draw:style-name="fr1" draw:name="Image358" text:anchor-type="as-char" svg:width="6.9236in" svg:height="4.612615in" draw:z-index="0">
<draw:image xlink:href="../Images/AРМІЯINFORM/2023-05-08T49-00-00-04-00/zhozep-borrel.jpg" xlink:type="simple" xlink:show="embed" xlink:actuate="onLoad" draw:mime-type="image/jpeg"/>
</draw:frame>
Жозеп Боррель</text:p>
      <text:p text:style-name="P4">
Про це Високий представник Європейського Союзу з питань закордонних справ іполітики безпеки Жозеп Боррель<text:a xlink:type="simple" xlink:href="https://www.eeas.europa.eu/eeas/meeting-expectations-fragmenting-world_en" text:style-name="Internet_20_link" text:visited-style-name="Visited_20_Internet_20_Link">
заявив</text:a>
 у своєму дописі в блозі.</text:p>
      <text:p text:style-name="P4">
«Вражає, наскільки війна росії проти України принесла більше єдності і навітьвідродження трансатлантичного альянсу. Війна (росії — Ред.) проти Українипояснила, що спільного між США, Канадою та європейцями», — написав ЖозепБоррель.</text:p>
      <text:p text:style-name="P4">
Він зазначив, що на додачу до допомоги Україні, були присутні також загальневідчуття оновлення, мети та готовності заплатити ціну за дотримання принципівміжнародного верховенства права, свободи та демократії.</text:p>
      <text:p text:style-name="P4">
Жозеп Боррель зазначив, що попри політичні розбіжності, у стратегічнихпитаннях Альянс рухається разом.</text:p>
      <text:p text:style-name="P4">
«Звичайно, як завжди, політичні розбіжності залишаються. Візьмемопротекціоністські аспекти Закону про зниження інфляції або наші суперечки щодоСОТ чи різні підходи до боротьби зі зміною клімату (субсидії протиціноутворення на вуглець). Але в стратегічних питаннях ми рухаємося разом,принаймні з адміністрацією Байдена», — зазначив політик.</text:p>
      <text:p text:style-name="P4">
Водночас Високий представник Європейського Союзу вважає, що такатрансатлантична єдність і єдність G7 супроводжується більшим політичнимрозривом зі світом, що розвивається.</text:p>
      <text:p text:style-name="P4">
На його переконання, більшість засідань щодо війни в Україні зумовлені уявнимиподвійними стандартами та розчаруванням у зв’язку з тим, що інші питання неотримують такої ж уваги та значних ресурсів, як ті, що важливі для України.</text:p>
      <text:p text:style-name="P4">
«Ми часто справедливо кажемо, що хочемо перемоги України і зробимо всеможливе, щоб цього досягти. Нам потрібно взяти на себе такий самий рівеньзобов’язань, щоб перемогти у суді світової громадської думки», — йдеться ублозі політика.</text:p>
      <text:p text:style-name="P4">
Source: <text:a xlink:type="simple" xlink:href="https://armyinform.com.ua/2023/05/08/obyednalo-nato-zhozep-borrel/" text:style-name="Internet_20_link" text:visited-style-name="Visited_20_Internet_20_Link">
https://armyinform.com.ua/2023/05/08/obyednalo-nato-zhozep-borrel/</text:a>
</text:p>
      <!--NEWS-->
      <text:h text:style-name="P10" text:outline-level="1">
<text:span text:style-name="T4">
Десятки дронів-камікадзе вночі атакували Київщину з рахунком 35:0 на користь ППО України</text:span>
</text:h>
      <text:p text:style-name="P4">
Author: ['АРМІЯINFORM']</text:p>
      <text:p text:style-name="P4">
Time: 2023-05-08T50:00:00-04:00</text:p>
      <text:p text:style-name="P4">
Description: У ніч на 8 травня 2023 року противник атакував Київщину ударними дронами іра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nyshheni-shahedy.jpg" text:style-name="Internet_20_link" text:visited-style-name="Visited_20_Internet_20_Link">
znyshheni-shahedy.jpg</text:a>
']</text:p>
      <text:p text:style-name="P4">
Tags: ['SHAHED-136/131', 'АТАКА ДРОНІВ', 'КИЇВЩИНА', 'ПОВІТРЯНІ СИЛИ ЗБРОЙНИХ СИЛ УКРАЇНИ']</text:p>
      <text:p text:style-name="P4">
Category: News</text:p>
      <!--METADATA-->
      <text:p text:style-name="P4">
<draw:frame draw:style-name="fr1" draw:name="Image359" text:anchor-type="as-char" svg:width="6.9236in" svg:height="6.9236in" draw:z-index="0">
<draw:image xlink:href="../Images/AРМІЯINFORM/2023-05-08T50-00-00-04-00/znyshheni-shahedy.jpg" xlink:type="simple" xlink:show="embed" xlink:actuate="onLoad" draw:mime-type="image/jpeg"/>
</draw:frame>
 <text:span text:style-name="T4">
🔥 Ситуація щодо російського вторгнення</text:span>
</text:p>
      <text:p text:style-name="P4">
У ніч на 8 травня 2023 року противник атакував Київщину ударними дронамиіранського виробництва Shahed-136/131. Було застосовано 35 ударних БПЛА, якіатакували з північного напрямку — аеродром Сеща (брянська область).</text:p>
      <text:p text:style-name="P4">
Про це<text:a xlink:type="simple" xlink:href="https://www.facebook.com/kpszsu/posts/pfbid0LvUrVCcpQSy6LR3yhAgytkHvBaZHP5jrubc4vsFFkAHWY39nCvPCrN1wcxW7pD5ol" text:style-name="Internet_20_link" text:visited-style-name="Visited_20_Internet_20_Link">
повідомляє</text:a>
Командування Повітряних Сил Збройних Сил України.</text:p>
      <text:p text:style-name="P4">
«Силами та засобами протиповітряної оборони Повітряного командування „Центр“Повітряних Сил, у взаємодії зі складовими Сил оборони України, <text:span text:style-name="T4">
знищено всітридцять п’ять Shahed-136/131»,</text:span>
 — йдеться в повідомленні.</text:p>
      <text:p text:style-name="P4">
Разом з тим, Командування ПС ЗСУ нагадує, що «навіть 100-відсотковий результатуражень повітряних цілей не гарантує безпечне перебування там, де працює ППО».</text:p>
      <text:p text:style-name="P4">
«Уламки зенітних ракет та уражених БПЛА обов’язково повертаються на землю! Тожбережіть себе та своїх рідних», — зазначають захисники українського неба.</text:p>
      <text:p text:style-name="P4">
Також повідомляється, що близько опівночі російські окупанти атакували Одещинуз бомбардувальників дальньої авіації Ту-22м3.</text:p>
      <text:p text:style-name="P4">
«Усього здійснено вісім пусків з району мису Тарханкут (окупований Крим).Частина ракет не досягла своїх цілей. Про наслідки влучань, повідомить місцевавійськова адміністрація», — зазначили в Командуванні Повітряних Сил.</text:p>
      <text:p text:style-name="P4">
Source: <text:a xlink:type="simple" xlink:href="https://armyinform.com.ua/2023/05/08/desyatky-droniv-kamikadze-vnochi-atakuvaly-kyyivshhynu/" text:style-name="Internet_20_link" text:visited-style-name="Visited_20_Internet_20_Link">
https://armyinform.com.ua/2023/05/08/desyatky-droniv-kamikadze-vnochi-atakuvaly-kyyivshhynu/</text:a>
</text:p>
      <!--NEWS-->
      <text:h text:style-name="P10" text:outline-level="1">
<text:span text:style-name="T4">
Чи буде загострення на 9 травня — роз’яснення Ганни Маляр</text:span>
</text:h>
      <text:p text:style-name="P4">
Author: ['АРМІЯINFORM']</text:p>
      <text:p text:style-name="P4">
Time: 2023-05-08T51:00:00-04:00</text:p>
      <text:p text:style-name="P4">
Description: Неможливо на 100% стверджувати або спростовувати загострення на 9 травня.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lyar-53.jpg" text:style-name="Internet_20_link" text:visited-style-name="Visited_20_Internet_20_Link">
malyar-53.jpg</text:a>
']</text:p>
      <text:p text:style-name="P4">
Tags: ['9 ТРАВНЯ', 'АГРЕСІЯ РФ', 'ВТОРГНЕННЯ РФ', 'ГАННА МАЛЯР']</text:p>
      <text:p text:style-name="P4">
Category: News</text:p>
      <!--METADATA-->
      <text:p text:style-name="P4">
<draw:frame draw:style-name="fr1" draw:name="Image360" text:anchor-type="as-char" svg:width="6.9236in" svg:height="4.615733in" draw:z-index="0">
<draw:image xlink:href="../Images/AРМІЯINFORM/2023-05-08T51-00-00-04-00/malyar-53.jpg" xlink:type="simple" xlink:show="embed" xlink:actuate="onLoad" draw:mime-type="image/jpeg"/>
</draw:frame>
 ФотоДмитра Юрченка</text:p>
      <text:p text:style-name="P4">
Неможливо на 100% стверджувати або спростовувати загострення на 9 травня.</text:p>
      <text:p text:style-name="P4">
Про це <text:a xlink:type="simple" xlink:href="https://t.me/annamaliar/709" text:style-name="Internet_20_link" text:visited-style-name="Visited_20_Internet_20_Link">
зазначила</text:a>
 заступниця Міністра оборониУкраїни Ганна Маляр.</text:p>
      <text:p text:style-name="P4">
«Ймовірність загострення буде завжди, незалежно від дати, поки триватимевійна. Те що росіяни люблять дати та історичні паралелі — так. Але вже булочимало історичних та святкових дат, до яких вони «не загострились». Тому,загострення може бути, може не бути», — написала Ганна Маляр і закликала бутиготовими до підступності ворога та оборони.</text:p>
      <text:p text:style-name="P4">
Source: <text:a xlink:type="simple" xlink:href="https://armyinform.com.ua/2023/05/08/chy-bude-zagostrennya-na-9-travnya-rozyasnennya-ganny-malyar/" text:style-name="Internet_20_link" text:visited-style-name="Visited_20_Internet_20_Link">
https://armyinform.com.ua/2023/05/08/chy-bude-zagostrennya-na-9-travnya-rozyasnennya-ganny-malyar/</text:a>
</text:p>
      <!--NEWS-->
      <text:h text:style-name="P10" text:outline-level="1">
<text:span text:style-name="T4">
Українські захисники ліквідували понад 500 окупантів, знищили 7 танків і 8 артсистем</text:span>
</text:h>
      <text:p text:style-name="P4">
Author: ['АРМІЯINFORM']</text:p>
      <text:p text:style-name="P4">
Time: 2023-05-08T52:00:00-04:00</text:p>
      <text:p text:style-name="P4">
Description: Загальні бойові втрати противника з 24.02.22 по 08.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05bf339-e146-4008-be2a-6aa161d0ee4c-scaled.jpg" text:style-name="Internet_20_link" text:visited-style-name="Visited_20_Internet_20_Link">
605bf339-e146-4008-be2a-6aa161d0ee4c-scaled.jpg</text:a>
']</text:p>
      <text:p text:style-name="P4">
Tags: ['STOPRUSSIA', 'АГРЕСІЯ РФ', 'ВТОРГНЕННЯ РФ', 'ВТРАТИ ВОРОГА', 'ГШ ЗСУ']</text:p>
      <text:p text:style-name="P4">
Category: News</text:p>
      <!--METADATA-->
      <text:p text:style-name="P4">
<draw:frame draw:style-name="fr1" draw:name="Image361" text:anchor-type="as-char" svg:width="6.9236in" svg:height="6.975527in" draw:z-index="0">
<draw:image xlink:href="../Images/AРМІЯINFORM/2023-05-08T52-00-00-04-00/605bf339-e146-4008-be2a-6aa161d0ee4c-scaled.jpg" xlink:type="simple" xlink:show="embed" xlink:actuate="onLoad" draw:mime-type="image/jpeg"/>
</draw:frame>
</text:p>
      <text:p text:style-name="P4">
Загальні бойові втрати противника з 24.02.22 по 08.05.23 орієнтовностановлять:</text:p>
      <ul>
        <li>
<text:span text:style-name="T4">
особового складу ‒</text:span>
 194970 (+540) осіб ліквідовано  * <text:span text:style-name="T4">
танків ‒</text:span>
 3730 (+7)  * <text:span text:style-name="T4">
бойових броньованих машин ‒</text:span>
 7253 (+5)  * <text:span text:style-name="T4">
артилерійських систем ‒</text:span>
 3018 (+8)  * <text:span text:style-name="T4">
РСЗВ ‒</text:span>
 554 (0)  * <text:span text:style-name="T4">
засоби ППО ‒</text:span>
 306 (0)  * <text:span text:style-name="T4">
літаків ‒</text:span>
 308 (0)  * <text:span text:style-name="T4">
гелікоптерів ‒</text:span>
 294 (0)  * <text:span text:style-name="T4">
БПЛА оперативно-тактичного рівня ‒</text:span>
 2614 (+42)  * <text:span text:style-name="T4">
крилаті ракети ‒</text:span>
 947 (0)  * <text:span text:style-name="T4">
кораблі / катери ‒</text:span>
 18 (0)  * <text:span text:style-name="T4">
автомобільної техніки та автоцистерн ‒</text:span>
 5958 (+6)  * <text:span text:style-name="T4">
спеціальна техніка ‒</text:span>
 384 (+4)</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8.05.23.</text:p>
      <text:p text:style-name="P4">
Source: <text:a xlink:type="simple" xlink:href="https://armyinform.com.ua/2023/05/08/ukrayinski-zahysnyky-likviduvaly-ponad-500-okupantiv-znyshhyly-7-tankiv-i-8-artsystem/" text:style-name="Internet_20_link" text:visited-style-name="Visited_20_Internet_20_Link">
https://armyinform.com.ua/2023/05/08/ukrayinski-zahysnyky-likviduvaly-ponad-500-okupantiv-znyshhyly-7-tankiv-i-8-artsystem/</text:a>
</text:p>
      <!--NEWS-->
      <text:h text:style-name="P10" text:outline-level="1">
<text:span text:style-name="T4">
Сьогодні відзначається День пам’яті та примирення</text:span>
</text:h>
      <text:p text:style-name="P4">
Author: ['АРМІЯINFORM']</text:p>
      <text:p text:style-name="P4">
Time: 2023-05-08T53:00:00-04:00</text:p>
      <text:p text:style-name="P4">
Description: Щороку 8 травня в Україні та світі відзначають День пам’яті та примирення.    Дру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83388081-9680.webp" text:style-name="Internet_20_link" text:visited-style-name="Visited_20_Internet_20_Link">
1683388081-9680.webp</text:a>
']</text:p>
      <text:p text:style-name="P4">
Tags: ['ВТОРГНЕННЯ РФ', "ДЕНЬ ПАМ'ЯТІ ТА ПРИМИРЕННЯ"]</text:p>
      <text:p text:style-name="P4">
Category: News</text:p>
      <!--METADATA-->
      <text:p text:style-name="P4">
<draw:frame draw:style-name="fr1" draw:name="Image362" text:anchor-type="as-char" svg:width="6.9236in" svg:height="4.615733in" draw:z-index="0">
<draw:image xlink:href="../ConvertedIMGs/AРМІЯINFORM/2023-05-08T53-00-00-04-00/1683388081-9680.png" xlink:type="simple" xlink:show="embed" xlink:actuate="onLoad" draw:mime-type="image/png"/>
</draw:frame>
</text:p>
      <text:p text:style-name="P4">
Щороку 8 травня в Україні та світі відзначають День пам’яті та примирення.</text:p>
      <text:p text:style-name="P4">
Друга світова війна 1939–1945 років стала найбільшою трагедієюзагальносвітового масштабу у ХХ ст. Забравши десятки мільйонів життів,зламавши долі сотням мільйонів людей, зруйнувавши вщент цілі міста й навітькраїни, вона проклала свій кривавий шлях також і Україною.</text:p>
      <text:p text:style-name="P4">
Фронт двічі прокотився землями України — спочатку із заходу на схід, потім зісходу на захід. Мільйони українців поклали життя заради перемоги над нацизмомі відновлення миру. Мільйони зазнали поневірянь під час і після завершеннявійни, яка давалася взнаки впродовж наступних десятиліть і є відчутною досьогодні.</text:p>
      <text:p text:style-name="P4">
Зламані долі тих, хто опинився у таборах чи у вимушеній еміграції вже післязавершення війни, вибухи боєприпасів, які з часів війни таїлися в землі, апотім калічили й убивали вже у мирний час, важкі хвороби й тяжкий тягар сумуза загиблими по сьогодні не відпускають людей у всьому світі.</text:p>
      <text:p text:style-name="P4">
Друга світова війна стала найбільшою трагедією людства у ХХ ст. Про неї слідпам’ятати, бо війна не повинна повторюватися.</text:p>
      <text:p text:style-name="P4">
Ніколи знову!</text:p>
      <text:p text:style-name="P4">
На жаль, нині це гасло не спрацювало.</text:p>
      <text:p text:style-name="P4">
Вкотре. Знову.</text:p>
      <text:p text:style-name="P4">
Українське і світове «Ніколи знову!» не зупинило російських агресорів з їхнім«Можем повторить».</text:p>
      <text:p text:style-name="P4">
І росіяни повторюють. А українці зупиняють.</text:p>
      <text:p text:style-name="P4">
Росіяни прагнуть зруйнувати мир і славлять війну.</text:p>
      <text:p text:style-name="P4">
Українці нищать війну і боронять мир.</text:p>
      <text:p text:style-name="P4">
Щоб зупинити російське «можем повторить».</text:p>
      <text:p text:style-name="P4">
Щоб перемогло українське і загальносвітове — «Ніколи знову!».</text:p>
      <text:p text:style-name="P4">
Source: <text:a xlink:type="simple" xlink:href="https://armyinform.com.ua/2023/05/08/sogodni-vidznachayetsya-den-pamyati-ta-prymyrennya/" text:style-name="Internet_20_link" text:visited-style-name="Visited_20_Internet_20_Link">
https://armyinform.com.ua/2023/05/08/sogodni-vidznachayetsya-den-pamyati-ta-prymyrennya/</text:a>
</text:p>
      <!--NEWS-->
      <text:h text:style-name="P10" text:outline-level="1">
<text:span text:style-name="T4">
В Україні хвилина мовчання</text:span>
</text:h>
      <text:p text:style-name="P4">
Author: ['АРМІЯINFORM']</text:p>
      <text:p text:style-name="P4">
Time: 2023-05-08T54: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363" text:anchor-type="as-char" svg:width="6.9236in" svg:height="3.895992in" draw:z-index="0">
<draw:image xlink:href="../Images/AРМІЯINFORM/2023-05-08T54-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08/v-ukrayini-hvylyna-movchannya-2/" text:style-name="Internet_20_link" text:visited-style-name="Visited_20_Internet_20_Link">
https://armyinform.com.ua/2023/05/08/v-ukrayini-hvylyna-movchannya-2/</text:a>
</text:p>
      <!--NEWS-->
      <text:h text:style-name="P10" text:outline-level="1">
<text:span text:style-name="T4">
8 травня світ вшановує памʼять усіх, чиї життя забрала Друга світова війна — Президент України</text:span>
</text:h>
      <text:p text:style-name="P4">
Author: ['АРМІЯINFORM']</text:p>
      <text:p text:style-name="P4">
Time: 2023-05-08T55:00:00-04:00</text:p>
      <text:p text:style-name="P4">
Description: https://www.youtube.com/watch?v=yzxJGn53Qa4    Повертаємо нашій державі чесну історію б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ОЛОДИМИР ЗЕЛЕНСЬКИЙ']</text:p>
      <text:p text:style-name="P4">
Category: News</text:p>
      <!--METADATA-->
      <text:p text:style-name="P4">
Повертаємо нашій державі чесну історію без ідеологічних домішок. Саме 8 травнябільшість народів світу згадує велич перемоги над нацизмом. Саме 8 травня світвшановує памʼять усіх, чиї життя забрала та війна. Саме 8 травня набравчинності Акт про беззастережну капітуляцію вермахту.</text:p>
      <text:p text:style-name="P4">
Про це заявив Президент України Володимир Зеленський у<text:a xlink:type="simple" xlink:href="https://t.me/V_Zelenskiy_official/6161" text:style-name="Internet_20_link" text:visited-style-name="Visited_20_Internet_20_Link">
Телеграм</text:a>
.</text:p>
      <text:p text:style-name="P4">
— Сьогодні я подав до Верховної Ради України законопроєкт, яким пропонуєтьсявстановити 8 травня Днем памʼяті та перемоги над нацизмом у Другій світовійвійні 1939–1945 років. Ми ніколи не забудемо внесок українського народу вперемогу над нацизмом. І ми не дамо брехати, ніби перемога в тій війні моглавідбутись і без участі якоїсь країни або народу. Як тоді ми разом знищувализло, так і зараз ми разом знищуємо аналогічне зло, — зазначив він.</text:p>
      <text:p text:style-name="P4">
На жаль, як акцентує глава держави, зло повернулося. Хоч агресор тепер інший,у нього та сама мета — поневолення або знищення.</text:p>
      <text:p text:style-name="P4">
— І як тоді ми спиралися на спільну силу вільних народів, так і зараз мибʼємося проти зла разом із вільним світом, разом із вільною Європою. І мипереможемо! Буде день нашої перемоги — День перемоги України. Буде! — запевнивВолодимир Зеленський.</text:p>
      <text:p text:style-name="P4">
За його словами, багато років тому на нашому континенті була встановленатрадиція святкування саме 9 травня Дня Європи — для відзначення досягнутихмиру та єдності.</text:p>
      <text:p text:style-name="P4">
— Сьогодні єдність на нашому континенті наближає нас до відзначення першогодня нашого миру. І правильно буде разом з усією вільною Європою відзначатиДень Європи. <text:span text:style-name="T4">
Сьогодні я підписав відповідний указ, і щороку відзавтра 9травня ми будемо вшановувати нашу історичну єдність — єдність усіх європейців,які знищили нацизм і переможуть рашизм</text:span>
. Єдність, яка наближає мир. Вічнапамʼять усім загиблим у Другій світовій війні! Слава кожному і кожній, хтобився проти нацизму та переміг! Слава всім нашим героям різних часів, яким миоднаково завдячуємо нашим життям! — наголосив Президент України.</text:p>
      <text:p text:style-name="P4">
Source: <text:a xlink:type="simple" xlink:href="https://armyinform.com.ua/2023/05/08/8-travnya-svit-vshanovuye-pam%ca%bcyat-usih-chyyi-zhyttya-zabrala-druga-svitova-vijna-prezydent-ukrayiny/" text:style-name="Internet_20_link" text:visited-style-name="Visited_20_Internet_20_Link">
https://armyinform.com.ua/2023/05/08/8-travnya-svit-vshanovuye-pam%ca%bcyat-usih-chyyi-zhyttya-zabrala-druga-svitova-vijna-prezydent-ukrayiny/</text:a>
</text:p>
      <!--NEWS-->
      <text:h text:style-name="P10" text:outline-level="1">
<text:span text:style-name="T4">
Щороку 9 травня Україна відзначатиме День Європи — указ Президента</text:span>
</text:h>
      <text:p text:style-name="P4">
Author: ['АРМІЯINFORM']</text:p>
      <text:p text:style-name="P4">
Time: 2023-05-08T56:00:00-04:00</text:p>
      <text:p text:style-name="P4">
Description: Президент України Володимир Зеленський підписав указ №266/2023, яким установив в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evrosoyuz.png" text:style-name="Internet_20_link" text:visited-style-name="Visited_20_Internet_20_Link">
yevrosoyuz.png</text:a>
']</text:p>
      <text:p text:style-name="P4">
Tags: ['9 ТРАВНЯ', 'ДЕНЬ ЄВРОПИ', 'ЄВРОПЕЙСЬКИЙ СОЮЗ', 'УКАЗ ПРЕЗИДЕНТА УКРАЇНИ']</text:p>
      <text:p text:style-name="P4">
Category: News</text:p>
      <!--METADATA-->
      <text:p text:style-name="P4">
<draw:frame draw:style-name="fr1" draw:name="Image364" text:anchor-type="as-char" svg:width="6.9236in" svg:height="3.934913in" draw:z-index="0">
<draw:image xlink:href="../Images/AРМІЯINFORM/2023-05-08T56-00-00-04-00/yevrosoyuz.png" xlink:type="simple" xlink:show="embed" xlink:actuate="onLoad" draw:mime-type="image/png"/>
</draw:frame>
</text:p>
      <text:p text:style-name="P4">
Президент України Володимир Зеленський підписав <text:span text:style-name="T4">
указ №266/2023</text:span>
 , якимустановив в Україні День Європи. Його відзначатимуть щороку 9 травня спільно здержавами Європейського Союзу.</text:p>
      <text:p text:style-name="P4">
Про це <text:a xlink:type="simple" xlink:href="https://www.president.gov.ua/documents/2662023-46697" text:style-name="Internet_20_link" text:visited-style-name="Visited_20_Internet_20_Link">
йдеться</text:a>
 насайті Офісу Президента України.</text:p>
      <text:p text:style-name="P4">
«Усвідомлюючи європейську ідентичність Українського народу, з метою зміцненняєдності народів Європи, забезпечення миру, безпеки й стабільності наЄвропейському континенті, засвідчуючи відданість ідеалам та цінностямдемократії, підтримуючи ініціативи молодіжних та інших громадських об’єднань,<text:span text:style-name="T4">
постановляю</text:span>
 :</text:p>
      <text:p text:style-name="P4">
1. Установити в Україні День Європи, який відзначати щороку 9 травня спільноз державами Європейського Союзу.</text:p>
      <text:p text:style-name="P4">
2. Визнати таким, що втратив чинність, Указ Президента України від 19 квітня2003 року № 339/2003 «Про День Європи», — йдеться в документі.</text:p>
      <text:p text:style-name="P4">
Цей Указ набирає чинності з дня його опублікування.</text:p>
      <text:p text:style-name="P4">
Source: <text:a xlink:type="simple" xlink:href="https://armyinform.com.ua/2023/05/08/shhoroku-9-travnya-ukrayina-vidznachatyme-den-yevropy-ukaz-prezydenta/" text:style-name="Internet_20_link" text:visited-style-name="Visited_20_Internet_20_Link">
https://armyinform.com.ua/2023/05/08/shhoroku-9-travnya-ukrayina-vidznachatyme-den-yevropy-ukaz-prezydenta/</text:a>
</text:p>
      <!--NEWS-->
      <text:h text:style-name="P10" text:outline-level="1">
<text:span text:style-name="T4">
Зранку ворог обстріляв з мінометів і ствольної артилерії прикордоння Чернігівщини</text:span>
</text:h>
      <text:p text:style-name="P4">
Author: ['АРМІЯINFORM']</text:p>
      <text:p text:style-name="P4">
Time: 2023-05-08T57:00:00-04:00</text:p>
      <text:p text:style-name="P4">
Description: Сьогодні, 8 травня, станом на 09:00 російські окупаційні війська 3 рази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01379058ae50fdafa91a200e502c1df_l-1.jpg" text:style-name="Internet_20_link" text:visited-style-name="Visited_20_Internet_20_Link">
501379058ae50fdafa91a200e502c1df_l-1.jpg</text:a>
']</text:p>
      <text:p text:style-name="P4">
Tags: ['АГРЕСІЯ РФ', 'ВТОРГНЕННЯ РФ', 'ОБСТРІЛИ ПРИКОРДОННЯ', 'ЧЕРНІГІВЩИНА']</text:p>
      <text:p text:style-name="P4">
Category: News</text:p>
      <!--METADATA-->
      <text:p text:style-name="P4">
<draw:frame draw:style-name="fr1" draw:name="Image365" text:anchor-type="as-char" svg:width="6.9236in" svg:height="4.286862in" draw:z-index="0">
<draw:image xlink:href="../Images/AРМІЯINFORM/2023-05-08T57-00-00-04-00/501379058ae50fdafa91a200e502c1df_l-1.jpg" xlink:type="simple" xlink:show="embed" xlink:actuate="onLoad" draw:mime-type="image/jpeg"/>
</draw:frame>
</text:p>
      <text:p text:style-name="P4">
Сьогодні, 8 травня, станом на 09:00 російські окупаційні війська 3 разиобстріляли прикордоння Чернігівської області.</text:p>
      <text:p text:style-name="P4">
Про це <text:a xlink:type="simple" xlink:href="https://t.me/ok_pivnich1/2428" text:style-name="Internet_20_link" text:visited-style-name="Visited_20_Internet_20_Link">
повідомляє</text:a>
 Оперативне командування«Північ».</text:p>
      <text:p text:style-name="P4">
З 05:30 до 05:50 зафіксовано 8 приходів, ймовірно міномет 120 мм, в районінаселеного пункту Галаганівка.</text:p>
      <text:p text:style-name="P4">
З 06:00 до 06:20 зафіксовано 16 приходів, ймовірно зі ствольної артилерії, врайоні населених пунктів Берилівка та Мощенка.</text:p>
      <text:p text:style-name="P4">
З 06:20 до 06:50 зафіксовано 4 приходи, ймовірно з міномету 120 мм, в районінаселеного пункту Грем’яч.</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5/08/zranku-vorog-obstrilyav-z-minometiv-i-stvolnoyi-artyleriyi-prykordonnya-chernigivshhyny/" text:style-name="Internet_20_link" text:visited-style-name="Visited_20_Internet_20_Link">
https://armyinform.com.ua/2023/05/08/zranku-vorog-obstrilyav-z-minometiv-i-stvolnoyi-artyleriyi-prykordonnya-chernigivshhyny/</text:a>
</text:p>
      <!--NEWS-->
      <text:h text:style-name="P10" text:outline-level="1">
<text:span text:style-name="T4">
Армійці здобули три медалі на Кубку світу з академічного веслування</text:span>
</text:h>
      <text:p text:style-name="P4">
Author: ['АРМІЯINFORM']</text:p>
      <text:p text:style-name="P4">
Time: 2023-05-08T58:00:00-04:00</text:p>
      <text:p text:style-name="P4">
Description: Українські четвірки здобули три медалі на Кубку світу з академічного веслування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55064_770332807999157_8647222703140661687_n.jpg" text:style-name="Internet_20_link" text:visited-style-name="Visited_20_Internet_20_Link">
345555064_770332807999157_8647222703140661687_n.jpg</text:a>
', '<text:a xlink:type="simple" xlink:href="https://armyinform.com.ua/wp-content/uploads/2023/05/345432555_1207388936645995_7954409347754594587_n.jpg" text:style-name="Internet_20_link" text:visited-style-name="Visited_20_Internet_20_Link">
345432555_1207388936645995_7954409347754594587_n.jpg</text:a>
']</text:p>
      <text:p text:style-name="P4">
Tags: ['АРМІЙСЬКИЙ СПОРТ', 'ВЕСЛУВАННЯ НА БАЙДАРКАХ І КАНОЕ']</text:p>
      <text:p text:style-name="P4">
Category: News</text:p>
      <!--METADATA-->
      <text:p text:style-name="P4">
<draw:frame draw:style-name="fr1" draw:name="Image366" text:anchor-type="as-char" svg:width="6.9236in" svg:height="4.615733in" draw:z-index="0">
<draw:image xlink:href="../Images/AРМІЯINFORM/2023-05-08T58-00-00-04-00/345555064_770332807999157_8647222703140661687_n.jpg" xlink:type="simple" xlink:show="embed" xlink:actuate="onLoad" draw:mime-type="image/jpeg"/>
</draw:frame>
</text:p>
      <text:p text:style-name="P4">
Українські четвірки здобули три медалі на Кубку світу з академічноговеслування у Загребі (Хорватія).</text:p>
      <text:p text:style-name="P4">
Про це<text:a xlink:type="simple" xlink:href="https://www.facebook.com/olympicua/photos/pcb.6192257637520381/6192252797520865/" text:style-name="Internet_20_link" text:visited-style-name="Visited_20_Internet_20_Link">
повідомляє</text:a>
Національний олімпійський комітет України.</text:p>
      <text:p text:style-name="P4">
Парна жіноча четвірка у складі Катерини Дудченко та Анастасії Коженкової,Наталії Довгодько та Дарини Верхогляд здобули <text:span text:style-name="T4">
золоті медалі</text:span>
.</text:p>
      <text:p text:style-name="P4">
Парна чоловіча четвірка в складі Дмитри Гули, Олександра Надтоки, ІванаДовгодька та Миколи Калашника здобула <text:span text:style-name="T4">
«срібло»</text:span>
.</text:p>
      <text:p text:style-name="P4">
Квартет у складі Олексія Селіванова, Сергія Гриня, Миколи Мазура та МаксимаБоклаженка <text:span text:style-name="T4">
став третім</text:span>
 серед розпашних четвірок без стернового.</text:p>
      <text:p text:style-name="P4">
<draw:frame draw:style-name="fr1" draw:name="Image367" text:anchor-type="as-char" svg:width="6.9236in" svg:height="4.042102in" draw:z-index="0">
<draw:image xlink:href="../Images/AРМІЯINFORM/2023-05-08T58-00-00-04-00/345432555_1207388936645995_7954409347754594587_n.jpg" xlink:type="simple" xlink:show="embed" xlink:actuate="onLoad" draw:mime-type="image/jpeg"/>
</draw:frame>
</text:p>
      <text:p text:style-name="P4">
Source: <text:a xlink:type="simple" xlink:href="https://armyinform.com.ua/2023/05/08/armijczi-zdobuly-try-medali-na-kubku-svitu-z-akademichnogo-vesluvannya/" text:style-name="Internet_20_link" text:visited-style-name="Visited_20_Internet_20_Link">
https://armyinform.com.ua/2023/05/08/armijczi-zdobuly-try-medali-na-kubku-svitu-z-akademichnogo-vesluvannya/</text:a>
</text:p>
      <!--NEWS-->
      <text:h text:style-name="P10" text:outline-level="1">
<text:span text:style-name="T4">
Понад 60 вибухонебезпечних предметів знешкодили піротехніки за минулу добу</text:span>
</text:h>
      <text:p text:style-name="P4">
Author: ['АРМІЯINFORM']</text:p>
      <text:p text:style-name="P4">
Time: 2023-05-08T59: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5/d7db1578-6a77-4be5-ae30-d8e0b6728b36.jpg" text:style-name="Internet_20_link" text:visited-style-name="Visited_20_Internet_20_Link">
d7db1578-6a77-4be5-ae30-d8e0b6728b36.jpg</text:a>
']</text:p>
      <text:p text:style-name="P4">
Tags: ['ДСНС УКРАЇНИ', 'РОЗМІНУВАННЯ']</text:p>
      <text:p text:style-name="P4">
Category: News</text:p>
      <!--METADATA-->
      <text:p text:style-name="P4">
<draw:frame draw:style-name="fr1" draw:name="Image368" text:anchor-type="as-char" svg:width="6.9236in" svg:height="3.89773in" draw:z-index="0">
<draw:image xlink:href="../Images/AРМІЯINFORM/2023-05-08T59-00-00-04-00/rozminuvannya.jpg" xlink:type="simple" xlink:show="embed" xlink:actuate="onLoad" draw:mime-type="image/jpeg"/>
</draw:frame>
Ілюстративне фото</text:p>
      <text:p text:style-name="P4">
Протягом минулої доби піротехнічні підрозділи Державної служби України знадзвичайних ситуацій залучалися 38 разів.</text:p>
      <text:p text:style-name="P4">
Про це <text:a xlink:type="simple" xlink:href="https://dsns.gov.ua/uk/news/nadzvicaini-podiyi/operativna-informaciia-shhodo-roboti-pirotexnicnix-pidrozdiliv-dsns-ukrayini-45"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66вибухонебезпечних предметів</text:span>
 , обстежено територію площею 3 гектари.</text:p>
      <text:p text:style-name="P4">
Найчастіше піротехнічні підрозділи працювали: в Харківській області 17 705разів, Київщині — 7 629, Донеччині — 5 136, Миколаївщині — 4 807, Херсонщині —4 644, Чернігівщині — 4 580, Сумщині — 1 958, Черкащині — 1 093.</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356 857вибухонебезпечних предметів</text:span>
 та <text:span text:style-name="T4">
2 891 кг вибухової речовини</text:span>
 , зокрема <text:span text:style-name="T4">
2219 авіаційних бомб</text:span>
. Обстежено територію площею близько <text:span text:style-name="T4">
84 580 гектарі</text:span>
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69" text:anchor-type="as-char" svg:width="6.9236in" svg:height="5.804039in" draw:z-index="0">
<draw:image xlink:href="../Images/AРМІЯINFORM/2023-05-08T59-00-00-04-00/d7db1578-6a77-4be5-ae30-d8e0b6728b36.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08/ponad-60-vybuhonebezpechnyh-predmetiv-zneshkodyly-pirotehniky-za-mynulu-dobu/" text:style-name="Internet_20_link" text:visited-style-name="Visited_20_Internet_20_Link">
https://armyinform.com.ua/2023/05/08/ponad-60-vybuhonebezpechnyh-predmetiv-zneshkodyly-pirotehniky-za-mynulu-dobu/</text:a>
</text:p>
      <!--NEWS-->
      <text:h text:style-name="P10" text:outline-level="1">
<text:span text:style-name="T4">
Президент присвоїв звання Героя України полковнику Сергію Сірченку</text:span>
</text:h>
      <text:p text:style-name="P4">
Author: ['АРМІЯINFORM']</text:p>
      <text:p text:style-name="P4">
Time: 2023-05-08T60:00:00-04:00</text:p>
      <text:p text:style-name="P4">
Description: Президент присвоїв найвище звання Героя України полковнику Сергію Сірченку, команди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e2-1.jpg" text:style-name="Internet_20_link" text:visited-style-name="Visited_20_Internet_20_Link">
e2-1.jpg</text:a>
']</text:p>
      <text:p text:style-name="P4">
Tags: ['ГЕРОЙ УКРАЇНИ', 'СЕРГІЙ СІРЧЕНКО', 'УКАЗ ПРЕЗИДЕНТА УКРАЇНИ']</text:p>
      <text:p text:style-name="P4">
Category: News</text:p>
      <!--METADATA-->
      <text:p text:style-name="P4">
<draw:frame draw:style-name="fr1" draw:name="Image370" text:anchor-type="as-char" svg:width="6.9236in" svg:height="3.755993in" draw:z-index="0">
<draw:image xlink:href="../Images/AРМІЯINFORM/2023-05-08T60-00-00-04-00/e2-1.jpg" xlink:type="simple" xlink:show="embed" xlink:actuate="onLoad" draw:mime-type="image/jpeg"/>
</draw:frame>
</text:p>
      <text:p text:style-name="P4">
Президент присвоїв найвище звання Героя України полковнику Сергію Сірченку,командиру окремої механізованої бригади.</text:p>
      <text:p text:style-name="P4">
Про це йдеться в указі Президента<text:a xlink:type="simple" xlink:href="https://www.president.gov.ua/documents/2642023-46689" text:style-name="Internet_20_link" text:visited-style-name="Visited_20_Internet_20_Link">
№264/2023.</text:a>
</text:p>
      <text:p text:style-name="P4">
Звання Герой України з врученням ордена «Золота Зірка» присвоєно за особистумужність і героїзм, виявлені у захисті державного суверенітету татериторіальної цілісності України, самовіддане служіння Українському народу.</text:p>
      <text:p text:style-name="P4">
Нагадаємо, попереднім указом Президент<text:a xlink:type="simple" xlink:href="https://armyinform.com.ua/2023/05/05/prezydent-ukrayiny-vidznachyv-derzhavnymy-nagorodamy-153-vijskovosluzhbovcziv/" text:style-name="Internet_20_link" text:visited-style-name="Visited_20_Internet_20_Link">
відзначив</text:a>
 державниминагородами 153 військовослужбовців, 130 з них — посмертно.</text:p>
      <text:p text:style-name="P4">
Source: <text:a xlink:type="simple" xlink:href="https://armyinform.com.ua/2023/05/08/prezydent-prysvoyiv-zvannya-geroya-ukrayiny-polkovnyku-sergiyu-sirchenku/" text:style-name="Internet_20_link" text:visited-style-name="Visited_20_Internet_20_Link">
https://armyinform.com.ua/2023/05/08/prezydent-prysvoyiv-zvannya-geroya-ukrayiny-polkovnyku-sergiyu-sirchenku/</text:a>
</text:p>
      <!--NEWS-->
      <text:h text:style-name="P10" text:outline-level="1">
<text:span text:style-name="T4">
За добу від російських обстрілів загинуло троє цивільних осіб, 28 поранено</text:span>
</text:h>
      <text:p text:style-name="P4">
Author: ['АРМІЯINFORM']</text:p>
      <text:p text:style-name="P4">
Time: 2023-05-08T61:00:00-04:00</text:p>
      <text:p text:style-name="P4">
Description: Протягом минулої доби російські війська обстріляли територію 10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89117563801291006_y-1.jpg" text:style-name="Internet_20_link" text:visited-style-name="Visited_20_Internet_20_Link">
photo_5389117563801291006_y-1.jpg</text:a>
']</text:p>
      <text:p text:style-name="P4">
Tags: ['ВІЙНА', 'ВОРОЖІ ОБСТРІЛИ', 'ХАРКІВСЬКИЙ ТРИБУНАЛ']</text:p>
      <text:p text:style-name="P4">
Category: News</text:p>
      <!--METADATA-->
      <text:p text:style-name="P4">
<draw:frame draw:style-name="fr1" draw:name="Image371" text:anchor-type="as-char" svg:width="6.9236in" svg:height="4.909963in" draw:z-index="0">
<draw:image xlink:href="../Images/AРМІЯINFORM/2023-05-08T61-00-00-04-00/photo_5389117563801291006_y-1.jpg" xlink:type="simple" xlink:show="embed" xlink:actuate="onLoad" draw:mime-type="image/jpeg"/>
</draw:frame>
</text:p>
      <text:p text:style-name="P4">
Протягом минулої доби російські війська обстріляли територію 10 областейУкраїни.</text:p>
      <text:p text:style-name="P4">
Про це <text:a xlink:type="simple" xlink:href="https://t.me/militarymediacenter/1884" text:style-name="Internet_20_link" text:visited-style-name="Visited_20_Internet_20_Link">
повідомляє</text:a>
 Military MediaCenter.</text:p>
      <text:p text:style-name="P4">
«Загалом із різних видів озброєння (міномети, танки, артилерія, РСЗВ, ЗРК,БПЛА, стратегічна та тактична авіація) здійснено обстріли 127 населенихпунктів, підтверджено ураження 139 об’єктів інфраструктури», — йдеться уповідомленні.</text:p>
      <text:p text:style-name="P4">
За попередньою інформацією, три цивільні особи загинули та 28 поранено.</text:p>
      <text:p text:style-name="P4">
Source: <text:a xlink:type="simple" xlink:href="https://armyinform.com.ua/2023/05/08/za-dobu-vid-rosijskyh-obstriliv-zagynulo-troye-czyvilnyh-osib-28-poraneno/" text:style-name="Internet_20_link" text:visited-style-name="Visited_20_Internet_20_Link">
https://armyinform.com.ua/2023/05/08/za-dobu-vid-rosijskyh-obstriliv-zagynulo-troye-czyvilnyh-osib-28-poraneno/</text:a>
</text:p>
      <!--NEWS-->
      <text:h text:style-name="P10" text:outline-level="1">
<text:span text:style-name="T4">
У Литві завершилися інструкторські курси для українських захисників</text:span>
</text:h>
      <text:p text:style-name="P4">
Author: ['АРМІЯINFORM']</text:p>
      <text:p text:style-name="P4">
Time: 2023-05-08T62:00:00-04:00</text:p>
      <text:p text:style-name="P4">
Description: Завершилися останні чотиритижневі інструкторські курси для українських військових,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vhsoh4xwaadrk4.jpg" text:style-name="Internet_20_link" text:visited-style-name="Visited_20_Internet_20_Link">
fvhsoh4xwaadrk4.jpg</text:a>
', '<text:a xlink:type="simple" xlink:href="https://armyinform.com.ua/wp-content/uploads/2023/05/fvhsoh2waaeixli-150x150.jpg" text:style-name="Internet_20_link" text:visited-style-name="Visited_20_Internet_20_Link">
fvhsoh2waaeixli-150x150.jpg</text:a>
', '<text:a xlink:type="simple" xlink:href="https://armyinform.com.ua/wp-content/uploads/2023/05/fvhsoh3x0aiggxt-150x150.jpg" text:style-name="Internet_20_link" text:visited-style-name="Visited_20_Internet_20_Link">
fvhsoh3x0aiggxt-150x150.jpg</text:a>
', '<text:a xlink:type="simple" xlink:href="https://armyinform.com.ua/wp-content/uploads/2023/05/fvhsohgxwaecygv-150x150.jpg" text:style-name="Internet_20_link" text:visited-style-name="Visited_20_Internet_20_Link">
fvhsohgxwaecygv-150x150.jpg</text:a>
']</text:p>
      <text:p text:style-name="P4">
Tags: ['STOPRUSSIA', 'ДОПОМОГА ПАРТНЕРІВ', 'ЛИТВА', 'СВІТ ПІДТРИМУЄ УКРАЇНУ']</text:p>
      <text:p text:style-name="P4">
Category: News</text:p>
      <!--METADATA-->
      <text:p text:style-name="P4">
<draw:frame draw:style-name="fr1" draw:name="Image372" text:anchor-type="as-char" svg:width="6.9236in" svg:height="4.569576in" draw:z-index="0">
<draw:image xlink:href="../Images/AРМІЯINFORM/2023-05-08T62-00-00-04-00/fvhsoh4xwaadrk4.jpg" xlink:type="simple" xlink:show="embed" xlink:actuate="onLoad" draw:mime-type="image/jpeg"/>
</draw:frame>
</text:p>
      <text:p text:style-name="P4">
Завершилися останні чотиритижневі інструкторські курси для українськихвійськових, які прибули на навчання до Литви.</text:p>
      <text:p text:style-name="P4">
Про це<text:a xlink:type="simple" xlink:href="https://twitter.com/Lithuanian_MoD/status/1655165356091011072" text:style-name="Internet_20_link" text:visited-style-name="Visited_20_Internet_20_Link">
повідомляє</text:a>
Міністерство національної оборони Литви.</text:p>
      <text:p text:style-name="P4">
«Українські воїни вивчали військову педагогіку, основи стрільби та володіннязброєю, а також отримали навички самостійного планування та проведеннянавчальних занять», — йдеться в повідомленні.</text:p>
      <text:p text:style-name="P4">
<text:a xlink:type="simple" xlink:href="https://armyinform.com.ua/wp-content/uploads/2023/05/fvhsoh2waaeixli.jpg" text:style-name="Internet_20_link" text:visited-style-name="Visited_20_Internet_20_Link">
<draw:frame draw:style-name="fr1" draw:name="Image373" text:anchor-type="as-char" svg:width="6.9236in" svg:height="6.9236in" draw:z-index="0">
<draw:image xlink:href="../Images/AРМІЯINFORM/2023-05-08T62-00-00-04-00/fvhsoh2waaeixli-150x150.jpg" xlink:type="simple" xlink:show="embed" xlink:actuate="onLoad" draw:mime-type="image/jpeg"/>
</draw:frame>
</text:a>
</text:p>
      <text:p text:style-name="P4">
<text:a xlink:type="simple" xlink:href="https://armyinform.com.ua/wp-content/uploads/2023/05/fvhsoh3x0aiggxt.jpg" text:style-name="Internet_20_link" text:visited-style-name="Visited_20_Internet_20_Link">
<draw:frame draw:style-name="fr1" draw:name="Image374" text:anchor-type="as-char" svg:width="6.9236in" svg:height="6.9236in" draw:z-index="0">
<draw:image xlink:href="../Images/AРМІЯINFORM/2023-05-08T62-00-00-04-00/fvhsoh3x0aiggxt-150x150.jpg" xlink:type="simple" xlink:show="embed" xlink:actuate="onLoad" draw:mime-type="image/jpeg"/>
</draw:frame>
</text:a>
</text:p>
      <text:p text:style-name="P4">
<text:a xlink:type="simple" xlink:href="https://armyinform.com.ua/wp-content/uploads/2023/05/fvhsohgxwaecygv.jpg" text:style-name="Internet_20_link" text:visited-style-name="Visited_20_Internet_20_Link">
<draw:frame draw:style-name="fr1" draw:name="Image375" text:anchor-type="as-char" svg:width="6.9236in" svg:height="6.9236in" draw:z-index="0">
<draw:image xlink:href="../Images/AРМІЯINFORM/2023-05-08T62-00-00-04-00/fvhsohgxwaecygv-150x150.jpg" xlink:type="simple" xlink:show="embed" xlink:actuate="onLoad" draw:mime-type="image/jpeg"/>
</draw:frame>
</text:a>
</text:p>
      <text:p text:style-name="P4">
Source: <text:a xlink:type="simple" xlink:href="https://armyinform.com.ua/2023/05/08/u-lytvi-zavershylysya-instruktorski-kursy-dlya-ukrayinskyh-zahysnykiv/" text:style-name="Internet_20_link" text:visited-style-name="Visited_20_Internet_20_Link">
https://armyinform.com.ua/2023/05/08/u-lytvi-zavershylysya-instruktorski-kursy-dlya-ukrayinskyh-zahysnykiv/</text:a>
</text:p>
      <!--NEWS-->
      <text:h text:style-name="P10" text:outline-level="1">
<text:span text:style-name="T4">
Затримано поплічниць ворога: збирали для «вагнерівців» інформацію біля Бахмута та Слов’янська</text:span>
</text:h>
      <text:p text:style-name="P4">
Author: ['АРМІЯINFORM']</text:p>
      <text:p text:style-name="P4">
Time: 2023-05-08T63:00:00-04:00</text:p>
      <text:p text:style-name="P4">
Description: Викрито ще двох поплічниць агресора, які «зливали» окупантам локації Сил оборони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cf493b6154d9da96b81ee9497356840-e1683533943993.jpeg" text:style-name="Internet_20_link" text:visited-style-name="Visited_20_Internet_20_Link">
6cf493b6154d9da96b81ee9497356840-e1683533943993.jpeg</text:a>
']</text:p>
      <text:p text:style-name="P4">
Tags: ['STOPRUSSIA', 'АГРЕСІЯ РФ', 'ВТОРГНЕННЯ РФ', 'КОЛАБОРАНТИ', 'СБУ']</text:p>
      <text:p text:style-name="P4">
Category: News</text:p>
      <!--METADATA-->
      <text:p text:style-name="P4">
<draw:frame draw:style-name="fr1" draw:name="Image376" text:anchor-type="as-char" svg:width="6.9236in" svg:height="4.894156in" draw:z-index="0">
<draw:image xlink:href="../Images/AРМІЯINFORM/2023-05-08T63-00-00-04-00/6cf493b6154d9da96b81ee9497356840-e1683533943993.jpeg" xlink:type="simple" xlink:show="embed" xlink:actuate="onLoad" draw:mime-type="image/jpeg"/>
</draw:frame>
</text:p>
      <text:p text:style-name="P4">
Викрито ще двох поплічниць агресора, які «зливали» окупантам локації Силоборони у фронтових та прифронтових районах Донеччини. Одна з них — мешканкаБахмутського району — збирала для ворога інформацію про місця розташуваннявогневих позицій та маршрути переміщення українських військ поблизу райцентру.</text:p>
      <text:p text:style-name="P4">
За оперативними даними, отримані відомості вона надсилала бойовикам пвк«вагнер» через своїх знайомих, які проживають у росії.</text:p>
      <text:p text:style-name="P4">
Ще однією зловмисницею виявилась жителька Слов’янська, яка перебувала напрямому «зв’язку» з кулеметником окупаційного угруповання рф на східномуфронті. Жінка «познайомилась» з рашистом через заборонену російську соцмережу«Однокласники».</text:p>
      <text:p text:style-name="P4">
За його вказівкою вона передавала загарбникам дані про пересування підрозділівСил оборони поблизу міста. Також вона надала агресору координати місцевоїполіклініки та однієї із шкіл.</text:p>
      <text:p text:style-name="P4">
Співробітники СБУ затримали обох фігуранток під час виконання ними ворожихзавдань.</text:p>
      <text:p text:style-name="P4">
Слідчі Служби безпеки повідомили їм про підозру у вчиненні злочинів. Наразізатримані перебувають під вартою.</text:p>
      <text:p text:style-name="P4">
Триває розслідування для встановлення всіх обставин злочину і притягненнявинних до відповідальності.</text:p>
      <text:p text:style-name="P4">
<text:span text:style-name="T4">
Джерело:</text:span>
 <text:a xlink:type="simple" xlink:href="https://ssu.gov.ua/novyny/sbu-zatrymala-dvokh-vorozhykh-informatorok-na-donechchyni-odna-z-nykh-pratsiuvala-na-vahnerivtsiv-yaki-shturmuiut-bakhmut" text:style-name="Internet_20_link" text:visited-style-name="Visited_20_Internet_20_Link">
<text:span text:style-name="T5">
СБУ</text:span>
</text:a>
</text:p>
      <text:p text:style-name="P4">
Source: <text:a xlink:type="simple" xlink:href="https://armyinform.com.ua/2023/05/08/zatrymano-poplichnycz-voroga-zbyraly-dlya-vagnerivcziv-informacziyu-bilya-bahmuta-ta-slovyanska/" text:style-name="Internet_20_link" text:visited-style-name="Visited_20_Internet_20_Link">
https://armyinform.com.ua/2023/05/08/zatrymano-poplichnycz-voroga-zbyraly-dlya-vagnerivcziv-informacziyu-bilya-bahmuta-ta-slovyanska/</text:a>
</text:p>
      <!--NEWS-->
      <text:h text:style-name="P10" text:outline-level="1">
<text:span text:style-name="T4">
Понад 70 виїздів на ліквідацію наслідків ворожих обстрілів здійснили підрозділи ДСНС</text:span>
</text:h>
      <text:p text:style-name="P4">
Author: ['АРМІЯINFORM']</text:p>
      <text:p text:style-name="P4">
Time: 2023-05-08T64:00:00-04:00</text:p>
      <text:p text:style-name="P4">
Description: Підрозділи Державної служби України з надзвичайних ситуацій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vanvn_0.webp" text:style-name="Internet_20_link" text:visited-style-name="Visited_20_Internet_20_Link">
vanvn_0.webp</text:a>
']</text:p>
      <text:p text:style-name="P4">
Tags: ['ДСНС УКРАЇНИ', 'ЛІКВІДАЦІЯ НАСЛІДКІВ ВОРОЖИХ ОБСТРІЛІВ']</text:p>
      <text:p text:style-name="P4">
Category: News</text:p>
      <!--METADATA-->
      <text:p text:style-name="P4">
<draw:frame draw:style-name="fr1" draw:name="Image377" text:anchor-type="as-char" svg:width="6.9236in" svg:height="3.894038in" draw:z-index="0">
<draw:image xlink:href="../ConvertedIMGs/AРМІЯINFORM/2023-05-08T64-00-00-04-00/vanvn_0.png" xlink:type="simple" xlink:show="embed" xlink:actuate="onLoad" draw:mime-type="image/png"/>
</draw:frame>
Ілюстративне фото</text:p>
      <text:p text:style-name="P4">
Підрозділи Державної служби України з надзвичайних ситуацій протягом минулоїдоби здійснили 71 виїзд на ліквідацію наслідків ворожих обстрілів населенихпунктів та об’єктів інфраструктури.</text:p>
      <text:p text:style-name="P4">
Про це <text:a xlink:type="simple" xlink:href="https://dsns.gov.ua/uk/news/nadzvicaini-podiyi/operativna-informaciia-dsns-shhodo-naslidkiv-vedennia-boiovix-dii-rosiiskoiu-federacijeiu-150" text:style-name="Internet_20_link" text:visited-style-name="Visited_20_Internet_20_Link">
повідомляє</text:a>
 ДСНС України.</text:p>
      <text:p text:style-name="P4">
Ліквідовано 8 пожеж. Надано психологічну допомогу 200 особам.</text:p>
      <text:p text:style-name="P4">
З початку широкомасштабної агресії росії проти України здійснено 93 195виїздів на ліквідацію наслідків обстрілів, ліквідовано 14 444 пожежі,врятовано 4 039 осіб, надано психологічну допомогу 213 363 особам.</text:p>
      <text:p text:style-name="P4">
Source: <text:a xlink:type="simple" xlink:href="https://armyinform.com.ua/2023/05/08/ponad-70-vyyizd-na-likvidacziyu-naslidkiv-obstriliv-okupantamy-zdijsnyly-pidrozdily-dsns/" text:style-name="Internet_20_link" text:visited-style-name="Visited_20_Internet_20_Link">
https://armyinform.com.ua/2023/05/08/ponad-70-vyyizd-na-likvidacziyu-naslidkiv-obstriliv-okupantamy-zdijsnyly-pidrozdily-dsns/</text:a>
</text:p>
      <!--NEWS-->
      <text:h text:style-name="P10" text:outline-level="1">
<text:span text:style-name="T4">
На суші, морі та в повітрі: у Польщі тривають масштабні міжнародні навчання Anakonda-23</text:span>
</text:h>
      <text:p text:style-name="P4">
Author: ['АРМІЯINFORM']</text:p>
      <text:p text:style-name="P4">
Time: 2023-05-08T65:00:00-04:00</text:p>
      <text:p text:style-name="P4">
Description: У Польщі на полігоні в Новій Дембі проходять масштабні міжнародні військові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nakonda03.jpg" text:style-name="Internet_20_link" text:visited-style-name="Visited_20_Internet_20_Link">
anakonda03.jpg</text:a>
', '<text:a xlink:type="simple" xlink:href="https://armyinform.com.ua/wp-content/uploads/2023/05/anakonda-1-150x150.jpg" text:style-name="Internet_20_link" text:visited-style-name="Visited_20_Internet_20_Link">
anakonda-1-150x150.jpg</text:a>
', '<text:a xlink:type="simple" xlink:href="https://armyinform.com.ua/wp-content/uploads/2023/05/anakonda01-150x150.jpg" text:style-name="Internet_20_link" text:visited-style-name="Visited_20_Internet_20_Link">
anakonda01-150x150.jpg</text:a>
', '<text:a xlink:type="simple" xlink:href="https://armyinform.com.ua/wp-content/uploads/2023/05/anakonda04-150x150.jpg" text:style-name="Internet_20_link" text:visited-style-name="Visited_20_Internet_20_Link">
anakonda04-150x150.jpg</text:a>
', '<text:a xlink:type="simple" xlink:href="https://armyinform.com.ua/wp-content/uploads/2023/05/anakonda05-150x150.jpg" text:style-name="Internet_20_link" text:visited-style-name="Visited_20_Internet_20_Link">
anakonda05-150x150.jpg</text:a>
']</text:p>
      <text:p text:style-name="P4">
Tags: ['ANAKONDA-23', 'ВІЙСЬКОВІ НАВЧАННЯ', 'ПОЛЬЩА']</text:p>
      <text:p text:style-name="P4">
Category: News</text:p>
      <!--METADATA-->
      <text:p text:style-name="P4">
<draw:frame draw:style-name="fr1" draw:name="Image378" text:anchor-type="as-char" svg:width="6.9236in" svg:height="3.894525in" draw:z-index="0">
<draw:image xlink:href="../Images/AРМІЯINFORM/2023-05-08T65-00-00-04-00/anakonda03.jpg" xlink:type="simple" xlink:show="embed" xlink:actuate="onLoad" draw:mime-type="image/jpeg"/>
</draw:frame>
</text:p>
      <text:p text:style-name="P4">
У Польщі на полігоні в Новій Дембі проходять масштабні міжнародні військовінавчання Anakonda-23.</text:p>
      <text:p text:style-name="P4">
Про це <text:a xlink:type="simple" xlink:href="https://twitter.com/MON_GOV_PL/status/1655470447125835776" text:style-name="Internet_20_link" text:visited-style-name="Visited_20_Internet_20_Link">
повідомляє</text:a>
Міністерство національної оборони Польщі.</text:p>
      <text:p text:style-name="P4">
У дев’ятих за рахунком навчаннях «Анаконда» беруть участь понад 13 тисячпольських військовослужбовців та кілька сотень військових із країн НАТО тапартнерів.</text:p>
      <text:p text:style-name="P4">
«У цьогорічних міжнародних навчаннях Anakonda-23 беруть участь майже 2 тисячібійців польської 12-ї дивізії та кілька сотень одиниць військової техніки.Проте перед тим, як сили і засоби «дванадцятки» перемістилися на багатоділянок за межі гарнізонів, необхідно було спочатку детально спланувати йпідготувати таку велику операцію. Наразі частина «дванадцятки» вже вирушилаколісним, залізничним та морським транспортом для виконання різноманітнихтактичних завдань під час навчань», —<text:a xlink:type="simple" xlink:href="https://twitter.com/12Dywizja/status/1655229097247666176" text:style-name="Internet_20_link" text:visited-style-name="Visited_20_Internet_20_Link">
сказав</text:a>
 майорБлажей Лукашевський з 12-ї Щецинської механізованої дивізії.</text:p>
      <text:p text:style-name="P4">
Основним завданням навчань є інтеграція військового потенціалу Збройних силПольщі із силами союзників і партнерів, у відповідь на реальні загрози врегіоні Балтійського моря.</text:p>
      <text:p text:style-name="P4">
<text:a xlink:type="simple" xlink:href="https://armyinform.com.ua/wp-content/uploads/2023/05/anakonda-1.jpg" text:style-name="Internet_20_link" text:visited-style-name="Visited_20_Internet_20_Link">
<draw:frame draw:style-name="fr1" draw:name="Image379" text:anchor-type="as-char" svg:width="6.9236in" svg:height="6.9236in" draw:z-index="0">
<draw:image xlink:href="../Images/AРМІЯINFORM/2023-05-08T65-00-00-04-00/anakonda-1-150x150.jpg" xlink:type="simple" xlink:show="embed" xlink:actuate="onLoad" draw:mime-type="image/jpeg"/>
</draw:frame>
</text:a>
</text:p>
      <text:p text:style-name="P4">
<text:a xlink:type="simple" xlink:href="https://armyinform.com.ua/wp-content/uploads/2023/05/anakonda01.jpg" text:style-name="Internet_20_link" text:visited-style-name="Visited_20_Internet_20_Link">
<draw:frame draw:style-name="fr1" draw:name="Image380" text:anchor-type="as-char" svg:width="6.9236in" svg:height="6.9236in" draw:z-index="0">
<draw:image xlink:href="../Images/AРМІЯINFORM/2023-05-08T65-00-00-04-00/anakonda01-150x150.jpg" xlink:type="simple" xlink:show="embed" xlink:actuate="onLoad" draw:mime-type="image/jpeg"/>
</draw:frame>
</text:a>
</text:p>
      <text:p text:style-name="P4">
У навчаннях бере участь не лише армія, а й офіцери підрозділів,підпорядкованих МВС та адміністрації, кілька сотень курсантів, оборонніорганізації та учасники реконструкторських груп.</text:p>
      <text:p text:style-name="P4">
У навчаннях<text:a xlink:type="simple" xlink:href="https://armyinform.com.ua/2023/05/03/anakonda-23-u-polshhi-rozpochalysya-masshtabni-vijskovi-navchannya/" text:style-name="Internet_20_link" text:visited-style-name="Visited_20_Internet_20_Link">
Anakonda-23</text:a>
, які також включатимутьтренування за межами Польщі, беруть участь представники збройних сил США,Румунії, Словенії, Швеції, Франції, Литви, Латвії, Естонії та Туреччини.</text:p>
      <text:p text:style-name="P4">
<text:a xlink:type="simple" xlink:href="https://armyinform.com.ua/wp-content/uploads/2023/05/anakonda04.jpg" text:style-name="Internet_20_link" text:visited-style-name="Visited_20_Internet_20_Link">
<draw:frame draw:style-name="fr1" draw:name="Image381" text:anchor-type="as-char" svg:width="6.9236in" svg:height="6.9236in" draw:z-index="0">
<draw:image xlink:href="../Images/AРМІЯINFORM/2023-05-08T65-00-00-04-00/anakonda04-150x150.jpg" xlink:type="simple" xlink:show="embed" xlink:actuate="onLoad" draw:mime-type="image/jpeg"/>
</draw:frame>
</text:a>
</text:p>
      <text:p text:style-name="P4">
<text:a xlink:type="simple" xlink:href="https://armyinform.com.ua/wp-content/uploads/2023/05/anakonda05.jpg" text:style-name="Internet_20_link" text:visited-style-name="Visited_20_Internet_20_Link">
<draw:frame draw:style-name="fr1" draw:name="Image382" text:anchor-type="as-char" svg:width="6.9236in" svg:height="6.9236in" draw:z-index="0">
<draw:image xlink:href="../Images/AРМІЯINFORM/2023-05-08T65-00-00-04-00/anakonda05-150x150.jpg" xlink:type="simple" xlink:show="embed" xlink:actuate="onLoad" draw:mime-type="image/jpeg"/>
</draw:frame>
</text:a>
</text:p>
      <text:p text:style-name="P4">
Source: <text:a xlink:type="simple" xlink:href="https://armyinform.com.ua/2023/05/08/na-sushi-mori-ta-v-povitri-u-polshhi-tryvayut-masshtabni-mizhnarodni-navchannya-anakonda-23/" text:style-name="Internet_20_link" text:visited-style-name="Visited_20_Internet_20_Link">
https://armyinform.com.ua/2023/05/08/na-sushi-mori-ta-v-povitri-u-polshhi-tryvayut-masshtabni-mizhnarodni-navchannya-anakonda-23/</text:a>
</text:p>
      <!--NEWS-->
      <text:h text:style-name="P10" text:outline-level="1">
<text:span text:style-name="T4">
На Бахмутському напрямку ворог втратив близько 100 тис. живої сили впродовж останніх 9 місяців</text:span>
</text:h>
      <text:p text:style-name="P4">
Author: ['Оксана Іванець']</text:p>
      <text:p text:style-name="P4">
Time: 2023-05-08T66:00:00-04:00</text:p>
      <text:p text:style-name="P4">
Description: росіяни продовжують спроби захопити Бахмут. Про це в ефірі національного телемараф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17089427.jpg" text:style-name="Internet_20_link" text:visited-style-name="Visited_20_Internet_20_Link">
317089427.jpg</text:a>
']</text:p>
      <text:p text:style-name="P4">
Tags: ['БАХМУТ', 'ВТОРГНЕННЯ РФ', 'ЄДИНІ НОВИНИ', 'СЕРГІЙ ЧЕРЕВАТИЙ']</text:p>
      <text:p text:style-name="P4">
Category: News</text:p>
      <!--METADATA-->
      <text:p text:style-name="P4">
<draw:frame draw:style-name="fr1" draw:name="Image383" text:anchor-type="as-char" svg:width="6.9236in" svg:height="4.615733in" draw:z-index="0">
<draw:image xlink:href="../Images/AРМІЯINFORM/2023-05-08T66-00-00-04-00/317089427.jpg" xlink:type="simple" xlink:show="embed" xlink:actuate="onLoad" draw:mime-type="image/jpeg"/>
</draw:frame>
</text:p>
      <text:p text:style-name="P4">
росіяни продовжують спроби захопити Бахмут. Про це в ефірі національноготелемарафону «Єдині новини» повідомив речник Східного угруповання військ ЗСУполковник Сергій Череватий.</text:p>
      <text:p text:style-name="P4">
— На цьому напрямку відбулося 29 бойових зіткнень, було завдано 415 ударів зіствольної та реактивної артилерії та 6 авіанальотів по позиціях українськихзахисників. У результаті бойових зіткнень було вбито понад 120 окупантів, 64зазнали поранень, підбито ворожий танк Т-72, знищено 2 станціїрадіоелектронної боротьби, 5 польових складів.</text:p>
      <text:p text:style-name="P4">
Крім того, спікер зазначив, що в середньому за добу на Лиманському таБахмутському напрямку ворог використовує близько 25 тис. снарядів, тобтоснарядного голоду росіяни не відчувають — попри заяви терориста пригожина.</text:p>
      <text:p text:style-name="P4">
— Такі заяви глави пвк «вагнер» пов’язані, найімовірніше, з тим, що він взявна себе занадто багато обіцянок зі взяття Бахмута та придумує ці нісенітниціпро снарядний голод, оскільки, крім втрати живої сили, ніяких перемог за нимнемає. Ба більше, ані військове керівництво рф, ані російські в’язні вже небажають поповнювати лави цієї організації, оскільки розуміють, що це квиток водин бік.</text:p>
      <text:p text:style-name="P4">
Також Сергій Череватий зазначив, що на Бахмутському напрямку ворог втративблизько 100 тис. живої сили впродовж останніх 9 місяців.</text:p>
      <text:p text:style-name="P4">
— Але це орієнтовний підрахунок. Впевнений, що подальша верифікація приведелише до збільшення цієї цифри. Це природно, оскільки ворог використовує такзвані м’ясні атаки особового складу як головний метод ведення війни.</text:p>
      <text:p text:style-name="P4">
Source: <text:a xlink:type="simple" xlink:href="https://armyinform.com.ua/2023/05/08/na-bahmutskomu-napryamku-vorog-vtratyv-blyzko-100-tys-zhyvoyi-syly-vprodovzh-ostannih-9-misyacziv/" text:style-name="Internet_20_link" text:visited-style-name="Visited_20_Internet_20_Link">
https://armyinform.com.ua/2023/05/08/na-bahmutskomu-napryamku-vorog-vtratyv-blyzko-100-tys-zhyvoyi-syly-vprodovzh-ostannih-9-misyacziv/</text:a>
</text:p>
      <!--NEWS-->
      <text:h text:style-name="P10" text:outline-level="1">
<text:span text:style-name="T4">
Координаційний штаб: Інформація, оприлюднена рф щодо полонених захисників, не завжди відповідає дійсності</text:span>
</text:h>
      <text:p text:style-name="P4">
Author: ['АРМІЯINFORM']</text:p>
      <text:p text:style-name="P4">
Time: 2023-05-08T67:00:00-04:00</text:p>
      <text:p text:style-name="P4">
Description: У Координаційному штабі відбулася онлайн-зустріч з родинами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3.jpg" text:style-name="Internet_20_link" text:visited-style-name="Visited_20_Internet_20_Link">
ksh3-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84" text:anchor-type="as-char" svg:width="6.9236in" svg:height="4.823441in" draw:z-index="0">
<draw:image xlink:href="../Images/AРМІЯINFORM/2023-05-08T67-00-00-04-00/ksh3-3.jpg" xlink:type="simple" xlink:show="embed" xlink:actuate="onLoad" draw:mime-type="image/jpeg"/>
</draw:frame>
</text:p>
      <text:p text:style-name="P4">
У Координаційному штабі відбулася онлайн-зустріч з родинамивійськовослужбовців Національної гвардії України, під час якої представникштабу наголосив, що інформація, оприлюднена російською стороною щодоукраїнських військовополонених, не завжди відповідає дійсності. Особливо увипадках, коли українських захисників під відеозапис змушують казати, ніби«Україна їх не хоче забирати».</text:p>
      <text:p text:style-name="P4">
Про це <text:a xlink:type="simple" xlink:href="https://t.me/Koord_shtab/1003" text:style-name="Internet_20_link" text:visited-style-name="Visited_20_Internet_20_Link">
повідомляє</text:a>
 Координаційний штаб зпитань поводження з військовополоненими.</text:p>
      <text:p text:style-name="P4">
Подібні записи є свідченням того, що конкретні люди дійсно перебувають уполоні, проте першочергово вони направлені на дестабілізацію ситуації вукраїнському суспільстві.</text:p>
      <text:p text:style-name="P4">
Робота над поверненням нацгвардійців триває постійно. Команда Координаційногоштабу сподівається на позитивні новини найближчим часом.</text:p>
      <text:p text:style-name="P4">
Представник штабу вкотре підкреслив, що перемовини щодо звільнення ведуться покатегоріях полонених (наприклад, поранені, хворі, жінки), а не по конкретнихпрізвищах.</text:p>
      <text:p text:style-name="P4">
Україна намагається визволити якомога більше людей з усіх місць утримання.</text:p>
      <text:p text:style-name="P4">
Крім того, він нагадав, що офіційне підтвердження полону відбувається зросійською стороною через Міжнародний комітет Червоного Хреста (МКЧХ).</text:p>
      <text:p text:style-name="P4">
Анкетування в місцях утримання ще не є таким остаточним підтвердженням, протепісля анкетування МКЧХ звертається до рф із запитом про підтвердження полонуанкетованих.</text:p>
      <text:p text:style-name="P4">
Source: <text:a xlink:type="simple" xlink:href="https://armyinform.com.ua/2023/05/08/koordynaczijnyj-shtab-informacziya-oprylyudnena-rf-shhodo-polonenyh-zahysnykiv-ne-zavzhdy-vidpovidaye-dijsnosti/" text:style-name="Internet_20_link" text:visited-style-name="Visited_20_Internet_20_Link">
https://armyinform.com.ua/2023/05/08/koordynaczijnyj-shtab-informacziya-oprylyudnena-rf-shhodo-polonenyh-zahysnykiv-ne-zavzhdy-vidpovidaye-dijsnosti/</text:a>
</text:p>
      <!--NEWS-->
      <text:h text:style-name="P10" text:outline-level="1">
<text:span text:style-name="T4">
Президент провів засідання Ставки: обговорили ймовірні дії окупантів у найближчий період</text:span>
</text:h>
      <text:p text:style-name="P4">
Author: ['АРМІЯINFORM']</text:p>
      <text:p text:style-name="P4">
Time: 2023-05-08T68:00:00-04:00</text:p>
      <text:p text:style-name="P4">
Description: Під головуванням Президента України Володимира Зеленського в понеділок, 8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7264925-963.jpg" text:style-name="Internet_20_link" text:visited-style-name="Visited_20_Internet_20_Link">
630_360_1677264925-963.jpg</text:a>
']</text:p>
      <text:p text:style-name="P4">
Tags: ['СТАВКА ВЕРХОВНОГО ГОЛОВНОКОМАНДУВАЧА']</text:p>
      <text:p text:style-name="P4">
Category: News</text:p>
      <!--METADATA-->
      <text:p text:style-name="P4">
<draw:frame draw:style-name="fr1" draw:name="Image385" text:anchor-type="as-char" svg:width="6.9236in" svg:height="3.956343in" draw:z-index="0">
<draw:image xlink:href="../Images/AРМІЯINFORM/2023-05-08T68-00-00-04-00/630_360_1677264925-963.jpg" xlink:type="simple" xlink:show="embed" xlink:actuate="onLoad" draw:mime-type="image/jpeg"/>
</draw:frame>
</text:p>
      <text:p text:style-name="P4">
Під головуванням Президента України Володимира Зеленського в понеділок, 8травня, відбулося засідання Ставки Верховного Головнокомандувача.</text:p>
      <text:p text:style-name="P4">
Про це <text:a xlink:type="simple" xlink:href="https://www.president.gov.ua/news/prezident-proviv-chergove-zasidannya-stavki-verhovnogo-golov-82765" text:style-name="Internet_20_link" text:visited-style-name="Visited_20_Internet_20_Link">
йдеться</text:a>
 на сайті Офісу Президента України.</text:p>
      <text:p text:style-name="P4">
Учасники заслухали інформацію про наслідки нещодавніх повітряних атак з бокуросійських військ та про їх подолання, обговорили можливості посилення захистунаселення й об'єктів цивільної та критичної інфраструктури.</text:p>
      <text:p text:style-name="P4">
Також було заслухано доповіді про оперативну ситуацію на фронті та планиокупантів на найближчий час.</text:p>
      <text:p text:style-name="P4">
Командувачі ОСУВ доповіли про перебіг бойових дій на ділянках фронту в межахвідповідальності оперативно-стратегічних угруповань військ «Хортиця»,«Таврія», «Одеса», «Північ».</text:p>
      <text:p text:style-name="P4">
Учасники засідання проаналізували стан забезпечення підрозділів Сил оборониУкраїни озброєнням і боєприпасами, а також стан підготовки й комплектуванняособовим складом і технікою новостворених бригад.</text:p>
      <text:p text:style-name="P4">
Окремо було заслухано доповідь про постачання артилерійських боєприпасів іракет усіх типів для потреб українського війська в поточному році.</text:p>
      <text:p text:style-name="P4">
Source: <text:a xlink:type="simple" xlink:href="https://armyinform.com.ua/2023/05/08/prezydent-proviv-zasidannya-stavky-obgovoryly-jmovirni-diyi-okupantiv-u-najblyzhchyj-period/" text:style-name="Internet_20_link" text:visited-style-name="Visited_20_Internet_20_Link">
https://armyinform.com.ua/2023/05/08/prezydent-proviv-zasidannya-stavky-obgovoryly-jmovirni-diyi-okupantiv-u-najblyzhchyj-period/</text:a>
</text:p>
      <!--NEWS-->
      <text:h text:style-name="P10" text:outline-level="1">
<text:span text:style-name="T4">
Понад 17 тисяч злочинів проти нацбезпеки задокументував Офіс Генпрокурора</text:span>
</text:h>
      <text:p text:style-name="P4">
Author: ['АРМІЯINFORM']</text:p>
      <text:p text:style-name="P4">
Time: 2023-05-08T6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86692436287409253_y.jpg" text:style-name="Internet_20_link" text:visited-style-name="Visited_20_Internet_20_Link">
photo_5386692436287409253_y.jpg</text:a>
', '<text:a xlink:type="simple" xlink:href="https://armyinform.com.ua/wp-content/uploads/2023/05/photo_5386692436287409254_y.jpg" text:style-name="Internet_20_link" text:visited-style-name="Visited_20_Internet_20_Link">
photo_5386692436287409254_y.jpg</text:a>
']</text:p>
      <text:p text:style-name="P4">
Tags: ['ВОЄННІ ЗЛОЧИНИ РФ', 'ОФІС ГЕНПРОКУРОРА УКРАЇНИ']</text:p>
      <text:p text:style-name="P4">
Category: News</text:p>
      <!--METADATA-->
      <text:p text:style-name="P4">
<draw:frame draw:style-name="fr1" draw:name="Image386" text:anchor-type="as-char" svg:width="6.9236in" svg:height="4.447316in" draw:z-index="0">
<draw:image xlink:href="../Images/AРМІЯINFORM/2023-05-08T69-00-00-04-00/photo_5386692436287409253_y.jpg" xlink:type="simple" xlink:show="embed" xlink:actuate="onLoad" draw:mime-type="image/jpeg"/>
</draw:frame>
</text:p>
      <text:p text:style-name="P4">
Офіс Генерального прокурора України<text:a xlink:type="simple" xlink:href="https://t.me/pgo_gov_ua/11925" text:style-name="Internet_20_link" text:visited-style-name="Visited_20_Internet_20_Link">
повідомляє</text:a>
 про задокументовані злочини,вчинені в період широкомасштабної агресії російської федерації проти України.</text:p>
      <text:p text:style-name="P4">
<text:span text:style-name="T4">
Станом на 8 травня</text:span>
 зареєстровано 85 281 воєнний злочин та 17 065 злочинівпроти національної безпеки України.</text:p>
      <text:p text:style-name="P4">
Крім того, за даними ювенальних прокурорів, <text:span text:style-name="T4">
1424 дитини постраждали</text:span>
внаслідок агресії рф, з них:</text:p>
      <ul>
        <li>
480 — дітей загинули,  * 96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87" text:anchor-type="as-char" svg:width="6.9236in" svg:height="4.447316in" draw:z-index="0">
<draw:image xlink:href="../Images/AРМІЯINFORM/2023-05-08T69-00-00-04-00/photo_5386692436287409254_y.jpg" xlink:type="simple" xlink:show="embed" xlink:actuate="onLoad" draw:mime-type="image/jpeg"/>
</draw:frame>
</text:p>
      <text:p text:style-name="P4">
Source: <text:a xlink:type="simple" xlink:href="https://armyinform.com.ua/2023/05/08/ponad-17-tysyach-zlochyniv-proty-naczbezpeky-zadokumentuvav-ofis-genprokurora/" text:style-name="Internet_20_link" text:visited-style-name="Visited_20_Internet_20_Link">
https://armyinform.com.ua/2023/05/08/ponad-17-tysyach-zlochyniv-proty-naczbezpeky-zadokumentuvav-ofis-genprokurora/</text:a>
</text:p>
      <!--NEWS-->
      <text:h text:style-name="P10" text:outline-level="1">
<text:span text:style-name="T4">
Олексій Резніков: Наша місія — перемогти сучасного агресора та відновити мир у Європі</text:span>
</text:h>
      <text:p text:style-name="P4">
Author: ['АРМІЯINFORM']</text:p>
      <text:p text:style-name="P4">
Time: 2023-05-08T70:00:00-04:00</text:p>
      <text:p text:style-name="P4">
Description: Міністр оборони України Олексій Резніков зазначив, що місія України зараз — перемог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vmppvyxoaafau7.jpg" text:style-name="Internet_20_link" text:visited-style-name="Visited_20_Internet_20_Link">
fvmppvyxoaafau7.jpg</text:a>
']</text:p>
      <text:p text:style-name="P4">
Tags: ['8 ТРАВНЯ', 'ОЛЕКСІЙ РЕЗНІКОВ', 'ОФІЦІЙНО']</text:p>
      <text:p text:style-name="P4">
Category: News</text:p>
      <!--METADATA-->
      <text:p text:style-name="P4">
<draw:frame draw:style-name="fr1" draw:name="Image388" text:anchor-type="as-char" svg:width="6.9236in" svg:height="3.956343in" draw:z-index="0">
<draw:image xlink:href="../Images/AРМІЯINFORM/2023-05-08T70-00-00-04-00/fvmppvyxoaafau7.jpg" xlink:type="simple" xlink:show="embed" xlink:actuate="onLoad" draw:mime-type="image/jpeg"/>
</draw:frame>
</text:p>
      <text:p text:style-name="P4">
Міністр оборони України Олексій Резніков зазначив, що місія України зараз —перемогти сучасного ворога та відновити мир у Європі.</text:p>
      <text:p text:style-name="P4">
Про це він<text:a xlink:type="simple" xlink:href="https://twitter.com/oleksiireznikov/status/1655512292396609537" text:style-name="Internet_20_link" text:visited-style-name="Visited_20_Internet_20_Link">
написав</text:a>
у своєму Твіттері у День пам’яті та примирення.</text:p>
      <text:p text:style-name="P4">
«Сьогодні Україна, як і весь цивілізований світ, згадує загиблих воїнів Другоїсвітової війни. Ми шануємо їхню службу, хоробрість і жертовність. Наша місія —перемогти сучасного агресора та відновити мир у Європі», — йдеться уповідомленні.</text:p>
      <text:p text:style-name="P4">
Source: <text:a xlink:type="simple" xlink:href="https://armyinform.com.ua/2023/05/08/oleksij-reznikov-nasha-misiya-peremogty-suchasnogo-agresora-ta-vidnovyty-myr-u-yevropi/" text:style-name="Internet_20_link" text:visited-style-name="Visited_20_Internet_20_Link">
https://armyinform.com.ua/2023/05/08/oleksij-reznikov-nasha-misiya-peremogty-suchasnogo-agresora-ta-vidnovyty-myr-u-yevropi/</text:a>
</text:p>
      <!--NEWS-->
      <text:h text:style-name="P10" text:outline-level="1">
<text:span text:style-name="T4">
У Чорному морі росія тримає чотири ракетоносії з 32-ма «Калібрами»</text:span>
</text:h>
      <text:p text:style-name="P4">
Author: ['АРМІЯINFORM']</text:p>
      <text:p text:style-name="P4">
Time: 2023-05-08T71:00:00-04:00</text:p>
      <text:p text:style-name="P4">
Description: Станом на 8 травня в Чорному морі на бойовому чергуванні перебувають 15 ворожих кораб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МОРЕ']</text:p>
      <text:p text:style-name="P4">
Category: News</text:p>
      <!--METADATA-->
      <text:p text:style-name="P4">
<draw:frame draw:style-name="fr1" draw:name="Image389" text:anchor-type="as-char" svg:width="6.9236in" svg:height="4.615733in" draw:z-index="0">
<draw:image xlink:href="../Images/AРМІЯINFORM/2023-05-08T71-00-00-04-00/raketa-kalibr-pusk-chorne-more.jpg" xlink:type="simple" xlink:show="embed" xlink:actuate="onLoad" draw:mime-type="image/jpeg"/>
</draw:frame>
 Ілюстративне фото</text:p>
      <text:p text:style-name="P4">
Станом на 8 травня в Чорному морі на бойовому чергуванні перебувають 15ворожих кораблів, серед яких — чотири носії крилатих ракет «Калібр», загальнийзалп до 32 ракет.</text:p>
      <text:p text:style-name="P4">
Про це <text:a xlink:type="simple" xlink:href="https://t.me/ukrainian_navy/3002" text:style-name="Internet_20_link" text:visited-style-name="Visited_20_Internet_20_Link">
повідомляє</text:a>
 Командування Військово-Морських Сил ЗС України.</text:p>
      <text:p text:style-name="P4">
В Азовському морі — один ворожий корабель; у Середземному морі на бойовомучергуванні перебувають до п’яти ворожих кораблів, з них — один носій крилатихракет «Калібр», загальний залп — чотири ракети;</text:p>
      <text:p text:style-name="P4">
За добу в інтересах рф прохід Керч-Єнікальською протокою здійснили:</text:p>
      <ul>
        <li>
до Азовського моря — 6 суден, з них 1 рухалось з протоки Босфор;  * до Чорного моря — 18 суден, з них 2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08/u-chornomu-mori-rosiya-trymaye-chotyry-raketonosiyi-iz-32-kalibramy/" text:style-name="Internet_20_link" text:visited-style-name="Visited_20_Internet_20_Link">
https://armyinform.com.ua/2023/05/08/u-chornomu-mori-rosiya-trymaye-chotyry-raketonosiyi-iz-32-kalibramy/</text:a>
</text:p>
      <!--NEWS-->
      <text:h text:style-name="P10" text:outline-level="1">
<text:span text:style-name="T4">
Унаслідок ракетних обстрілів цивільних об’єктів на Одещині є загиблий та поранені</text:span>
</text:h>
      <text:p text:style-name="P4">
Author: ['АРМІЯINFORM']</text:p>
      <text:p text:style-name="P4">
Time: 2023-05-08T72:00:00-04:00</text:p>
      <text:p text:style-name="P4">
Description: У ніч на 8 травня російські військові, застосовуючи заборонені міжнародним правом зас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8_12-30-47.jpg" text:style-name="Internet_20_link" text:visited-style-name="Visited_20_Internet_20_Link">
photo_2023-05-08_12-30-47.jpg</text:a>
']</text:p>
      <text:p text:style-name="P4">
Tags: ['ВОРОЖІ ОБСТРІЛИ', 'ХАРКІВСЬКИЙ ТРИБУНАЛ']</text:p>
      <text:p text:style-name="P4">
Category: News</text:p>
      <!--METADATA-->
      <text:p text:style-name="P4">
<draw:frame draw:style-name="fr1" draw:name="Image390" text:anchor-type="as-char" svg:width="6.9236in" svg:height="5.1927in" draw:z-index="0">
<draw:image xlink:href="../Images/AРМІЯINFORM/2023-05-08T72-00-00-04-00/photo_2023-05-08_12-30-47.jpg" xlink:type="simple" xlink:show="embed" xlink:actuate="onLoad" draw:mime-type="image/jpeg"/>
</draw:frame>
</text:p>
      <text:p text:style-name="P4">
У ніч на 8 травня російські військові, застосовуючи заборонені міжнароднимправом засоби ведення війни, нанесли ракетні удари по об’єктах цивільної татуристичної інфраструктури в населених пунктах Одеського та Білгород-Дністровського районів</text:p>
      <text:p text:style-name="P4">
Про це <text:a xlink:type="simple" xlink:href="https://t.me/pgo_gov_ua" text:style-name="Internet_20_link" text:visited-style-name="Visited_20_Internet_20_Link">
повідомляє</text:a>
 Офіс Генерального прокурора.</text:p>
      <text:p text:style-name="P4">
«За даними слідства, від вибуху ворожої ракети на території складськогоприміщення продовольчого підприємства в Одеському районі один чоловік загинувта ще двоє людей отримали поранення. Внаслідок обстрілу та пожежі суттєвихруйнувань зазнала триповерхова складська будівля. Через ракетні удари покурортних селищах у Білгород-Дністровському районі вщент зруйновано базувідпочинку, а також пошкоджено щонайменше 5 сусідніх баз та понад 20 приватнихдачних будинків», — йдеться у повідомленні.</text:p>
      <text:p text:style-name="P4">
Також за попередньою інформацією, обстріли здійснені крилатими ракетами Х-22.Прокурори у взаємодії з іншими правоохоронцями документують наслідкиобстрілів.</text:p>
      <text:p text:style-name="P4">
Source: <text:a xlink:type="simple" xlink:href="https://armyinform.com.ua/2023/05/08/zagyblyj-ta-poraneni-vnaslidok-raketnyh-obstriliv-czyvilnyh-obyektiv-na-odeshhyni-prokurory-dokumentuyut-naslidky/" text:style-name="Internet_20_link" text:visited-style-name="Visited_20_Internet_20_Link">
https://armyinform.com.ua/2023/05/08/zagyblyj-ta-poraneni-vnaslidok-raketnyh-obstriliv-czyvilnyh-obyektiv-na-odeshhyni-prokurory-dokumentuyut-naslidky/</text:a>
</text:p>
      <!--NEWS-->
      <text:h text:style-name="P10" text:outline-level="1">
<text:span text:style-name="T4">
Українська система протиповітряної оборони, розташована поблизу державного кордону, працює успішно — Юрій Ігнат</text:span>
</text:h>
      <text:p text:style-name="P4">
Author: ['Оксана Іванець']</text:p>
      <text:p text:style-name="P4">
Time: 2023-05-08T73:00:00-04:00</text:p>
      <text:p text:style-name="P4">
Description: На лінії бойового зіткнення в повітряному просторі ситуація динамічна та напружена.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89108394046113960_y.jpg" text:style-name="Internet_20_link" text:visited-style-name="Visited_20_Internet_20_Link">
photo_5389108394046113960_y.jpg</text:a>
']</text:p>
      <text:p text:style-name="P4">
Tags: ['MEDIA CENTER UKRAINE', 'ЮРІЙ ІГНАТ']</text:p>
      <text:p text:style-name="P4">
Category: News</text:p>
      <!--METADATA-->
      <text:p text:style-name="P4">
<draw:frame draw:style-name="fr1" draw:name="Image391" text:anchor-type="as-char" svg:width="6.9236in" svg:height="3.4618in" draw:z-index="0">
<draw:image xlink:href="../Images/AРМІЯINFORM/2023-05-08T73-00-00-04-00/photo_5389108394046113960_y.jpg" xlink:type="simple" xlink:show="embed" xlink:actuate="onLoad" draw:mime-type="image/jpeg"/>
</draw:frame>
</text:p>
      <text:p text:style-name="P4">
На лінії бойового зіткнення в повітряному просторі ситуація динамічна танапружена. Про це під час прямого включення для Media Center Ukraine розповівречник Командування Повітряних Сил Збройних Сил України полковник Юрій Ігнат.</text:p>
      <text:p text:style-name="P4">
— Наші пілоти щодня б’ють окупантів зі всіх доступних на даний момент засобів.</text:p>
      <text:p text:style-name="P4">
Також, за словами спікера, успішно працює українська система протиповітряноїоборони, розташована поблизу державного кордону.</text:p>
      <text:p text:style-name="P4">
— Вже давно ми не бачили збитих російських літаків та гелікоптерів, оскількиворог не наважується залітати на територію України в зону ураження нашої ППОта намагається дистанційно завдавати ударів, зокрема керованими авіабомбами.</text:p>
      <text:p text:style-name="P4">
Також Юрій Ігнат зазначив, що для здобуття повної переваги в повітрі Українапотребує винищувачів F-16.</text:p>
      <text:p text:style-name="P4">
Source: <text:a xlink:type="simple" xlink:href="https://armyinform.com.ua/2023/05/08/ukrayinska-systema-protypovitryanoyi-oborony-roztashovana-poblyzu-derzhavnogo-kordonu-praczyuye-uspishno-yurij-ignat/" text:style-name="Internet_20_link" text:visited-style-name="Visited_20_Internet_20_Link">
https://armyinform.com.ua/2023/05/08/ukrayinska-systema-protypovitryanoyi-oborony-roztashovana-poblyzu-derzhavnogo-kordonu-praczyuye-uspishno-yurij-ignat/</text:a>
</text:p>
      <!--NEWS-->
      <text:h text:style-name="P10" text:outline-level="1">
<text:span text:style-name="T4">
«Листи до вільного Криму»: В Україні запустили ініціативу з підтримки кримських політв’язнів</text:span>
</text:h>
      <text:p text:style-name="P4">
Author: ['АРМІЯINFORM']</text:p>
      <text:p text:style-name="P4">
Time: 2023-05-08T74:00:00-04:00</text:p>
      <text:p text:style-name="P4">
Description: У рамках ініціативи «Листи до вільного Криму» всі охочі можуть написати листа незакон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03_11-45-59.jpg" text:style-name="Internet_20_link" text:visited-style-name="Visited_20_Internet_20_Link">
photo_2023-05-03_11-45-59.jpg</text:a>
']</text:p>
      <text:p text:style-name="P4">
Tags: ['БРАНЦІ КРЕМЛЯ', 'МІНРЕІНТЕГРАЦІЇ']</text:p>
      <text:p text:style-name="P4">
Category: News</text:p>
      <!--METADATA-->
      <text:p text:style-name="P4">
<draw:frame draw:style-name="fr1" draw:name="Image392" text:anchor-type="as-char" svg:width="6.9236in" svg:height="4.668485in" draw:z-index="0">
<draw:image xlink:href="../Images/AРМІЯINFORM/2023-05-08T74-00-00-04-00/photo_2023-05-03_11-45-59.jpg" xlink:type="simple" xlink:show="embed" xlink:actuate="onLoad" draw:mime-type="image/jpeg"/>
</draw:frame>
</text:p>
      <text:p text:style-name="P4">
У рамках ініціативи «Листи до вільного Криму» всі охочі можуть написати листанезаконно ув’язненим українцям, яких утримують на тимчасово окупованомупівострові або депортували до рф.</text:p>
      <text:p text:style-name="P4">
Про це <text:a xlink:type="simple" xlink:href="https://minre.gov.ua/2023/05/08/v-ukrayini-zapustyly-inicziatyvu-z-pidtrymky-krymskyh-politvyazniv/" text:style-name="Internet_20_link" text:visited-style-name="Visited_20_Internet_20_Link">
повідомляє</text:a>
 Міністерство з питаньреінтеграції тимчасово окупованих територій України.</text:p>
      <text:p text:style-name="P4">
Представництво Президента в АР Крим, громадська організація Український ПЕН іЦентр прав людини ZMINA до 27 травня збиратимуть листи та передаватимуть їх умісця незаконного утримання кримських політв’язнів.</text:p>
      <text:p text:style-name="P4">
Мета ініціативи — нагадати про українських бранців кремля, а такожпродемонструвати солідарність і турботу.</text:p>
      <text:p text:style-name="P4">
Інструкцію щодо написання листів можна знайти за<text:a xlink:type="simple" xlink:href="https://zmina.info/instructions/branczi-kremlya-yak-napysaty-lysta-politvyaznyu/" text:style-name="Internet_20_link" text:visited-style-name="Visited_20_Internet_20_Link">
посиланням</text:a>
. Обов’язково необхідно вказати, кому саме їх адресовано.Імена українських бранців знайдете <text:a xlink:type="simple" xlink:href="https://pen.org.ua/startuvala-iniciatyva-z-pidtrymky-krymskykh-politv-yazniv-lysty-do-vilnoho-krymu" text:style-name="Internet_20_link" text:visited-style-name="Visited_20_Internet_20_Link">
тут</text:a>
.</text:p>
      <text:p text:style-name="P4">
Усі, хто бажає взяти участь в ініціативі, можуть надсилати листи на адресу:Центр інформації про права людини, а/с В-539, м. Київ, 01001. Або ж на e-mail:<text:a xlink:type="simple" xlink:href="https://armyinform.com.ua/cdn-cgi/l/email-protection" text:style-name="Internet_20_link" text:visited-style-name="Visited_20_Internet_20_Link">
[email protected]</text:a>
</text:p>
      <text:p text:style-name="P4">
Source: <text:a xlink:type="simple" xlink:href="https://armyinform.com.ua/2023/05/08/lysty-do-vilnogo-krymu-v-ukrayini-zapustyly-inicziatyvu-z-pidtrymky-krymskyh-politvyazniv/" text:style-name="Internet_20_link" text:visited-style-name="Visited_20_Internet_20_Link">
https://armyinform.com.ua/2023/05/08/lysty-do-vilnogo-krymu-v-ukrayini-zapustyly-inicziatyvu-z-pidtrymky-krymskyh-politvyazniv/</text:a>
</text:p>
      <!--NEWS-->
      <text:h text:style-name="P10" text:outline-level="1">
<text:span text:style-name="T4">
Військові врятували 5 тонн книжок зі знищених росіянами бібліотек прифронтового Сіверська</text:span>
</text:h>
      <text:p text:style-name="P4">
Author: ['АРМІЯINFORM']</text:p>
      <text:p text:style-name="P4">
Time: 2023-05-08T75:00:00-04:00</text:p>
      <text:p text:style-name="P4">
Description: Завершилась евакуація книжкових фондів з кількох бібліотек прифронтового міста Сівер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912828_1050818949220008_2348227078184606549_n-e1683535375710.jpg" text:style-name="Internet_20_link" text:visited-style-name="Visited_20_Internet_20_Link">
345912828_1050818949220008_2348227078184606549_n-e1683535375710.jpg</text:a>
']</text:p>
      <text:p text:style-name="P4">
Tags: ['STOPRUSSIA', 'АГРЕСІЯ РФ', 'ВТОРГНЕННЯ РФ', 'СІМІС', 'ЦВС']</text:p>
      <text:p text:style-name="P4">
Category: News</text:p>
      <!--METADATA-->
      <text:p text:style-name="P4">
<draw:frame draw:style-name="fr1" draw:name="Image393" text:anchor-type="as-char" svg:width="6.9236in" svg:height="4.362157in" draw:z-index="0">
<draw:image xlink:href="../Images/AРМІЯINFORM/2023-05-08T75-00-00-04-00/345912828_1050818949220008_2348227078184606549_n-e1683535375710.jpg" xlink:type="simple" xlink:show="embed" xlink:actuate="onLoad" draw:mime-type="image/jpeg"/>
</draw:frame>
</text:p>
      <text:p text:style-name="P4">
Завершилась евакуація книжкових фондів з кількох бібліотек прифронтового містаСіверськ, що на Донеччині. Зокрема, військовослужбовці підрозділу цивільно-військового співробітництва упродовж кількох тижнів вивезли до Краматорськаблизько 5 тонн книжок.</text:p>
      <text:p text:style-name="P4">
Про це<text:a xlink:type="simple" xlink:href="https://www.facebook.com/GeneralStaff.ua/posts/pfbid02bqKDSuTvjEKEJzmiFAh79bnryJQjzZuMjQwzBDEkPDfVk4mNHCixpoFYi1BfASMXl" text:style-name="Internet_20_link" text:visited-style-name="Visited_20_Internet_20_Link">
повідомляє</text:a>
Генеральний штаб ЗСУ.</text:p>
      <text:p text:style-name="P4">
— Внаслідок артилерійських обстрілів російських загарбників будівлі навчальнихзакладів та бібліотек були суттєво пошкоджені, тож книги опинилися майже підвідкритим небом, — розповідають фахівці ЦВС. — Евакуацію книжкового фонду змісцевих бібліотек ми розпочали кілька тижнів тому — за цей час встиглививезти українські книги з кількох вщент зруйнованих бібліотек міста.</text:p>
      <text:p text:style-name="P4">
Як відомо, одразу ж після захоплення частини території України, російськізагарбники першочергово взялися знищувати все, що пов'язане з українськоюнаціональною ідентичністю. Зокрема, вони вилучають з бібліотек підручники зукраїнської історії та мови, влаштовують репресії проти вчителів зпроукраїнською позицією, а в окремих регіонах навіть публічно спалюють будь-які книжки, надруковані українською.</text:p>
      <text:p text:style-name="P4">
За інформацією Мінкульту, з моменту широкомасштабного збройного вторгнення рфУкраїна втратила вже понад 300 бібліотек. Їх знищено окупантами.</text:p>
      <text:p text:style-name="P4">
Source: <text:a xlink:type="simple" xlink:href="https://armyinform.com.ua/2023/05/08/cimic-vryatuvaly-5-ton-knyzhok-zi-znyshhenyh-rosiyanamy-bibliotek-pryfrontovogo-siverska/" text:style-name="Internet_20_link" text:visited-style-name="Visited_20_Internet_20_Link">
https://armyinform.com.ua/2023/05/08/cimic-vryatuvaly-5-ton-knyzhok-zi-znyshhenyh-rosiyanamy-bibliotek-pryfrontovogo-siverska/</text:a>
</text:p>
      <!--NEWS-->
      <text:h text:style-name="P10" text:outline-level="1">
<text:span text:style-name="T4">
«Обереги з війни»: у столиці презентували виставку незвичайних предметів</text:span>
</text:h>
      <text:p text:style-name="P4">
Author: ['Володимир Загребельний']</text:p>
      <text:p text:style-name="P4">
Time: 2023-05-08T76:00:00-04:00</text:p>
      <text:p text:style-name="P4">
Description: Здавна обереги є невід’ємною складовою української культури. Наші предки вірили в їхн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28.jpg" text:style-name="Internet_20_link" text:visited-style-name="Visited_20_Internet_20_Link">
golovna-28.jpg</text:a>
', '<text:a xlink:type="simple" xlink:href="https://armyinform.com.ua/wp-content/uploads/2023/05/golovna-2-1.jpg" text:style-name="Internet_20_link" text:visited-style-name="Visited_20_Internet_20_Link">
golovna-2-1.jpg</text:a>
', '<text:a xlink:type="simple" xlink:href="https://armyinform.com.ua/wp-content/uploads/2023/05/oberegy-z-vijny-001-150x150.jpg" text:style-name="Internet_20_link" text:visited-style-name="Visited_20_Internet_20_Link">
oberegy-z-vijny-001-150x150.jpg</text:a>
', '<text:a xlink:type="simple" xlink:href="https://armyinform.com.ua/wp-content/uploads/2023/05/oberegy-z-vijny-002-150x150.jpg" text:style-name="Internet_20_link" text:visited-style-name="Visited_20_Internet_20_Link">
oberegy-z-vijny-002-150x150.jpg</text:a>
', '<text:a xlink:type="simple" xlink:href="https://armyinform.com.ua/wp-content/uploads/2023/05/oberegy-z-vijny-003-150x150.jpg" text:style-name="Internet_20_link" text:visited-style-name="Visited_20_Internet_20_Link">
oberegy-z-vijny-003-150x150.jpg</text:a>
', '<text:a xlink:type="simple" xlink:href="https://armyinform.com.ua/wp-content/uploads/2023/05/oberegy-z-vijny-004-150x150.jpg" text:style-name="Internet_20_link" text:visited-style-name="Visited_20_Internet_20_Link">
oberegy-z-vijny-004-150x150.jpg</text:a>
', '<text:a xlink:type="simple" xlink:href="https://armyinform.com.ua/wp-content/uploads/2023/05/oberegy-z-vijny-005-150x150.jpg" text:style-name="Internet_20_link" text:visited-style-name="Visited_20_Internet_20_Link">
oberegy-z-vijny-005-150x150.jpg</text:a>
', '<text:a xlink:type="simple" xlink:href="https://armyinform.com.ua/wp-content/uploads/2023/05/oberegy-z-vijny-006-150x150.jpg" text:style-name="Internet_20_link" text:visited-style-name="Visited_20_Internet_20_Link">
oberegy-z-vijny-006-150x150.jpg</text:a>
', '<text:a xlink:type="simple" xlink:href="https://armyinform.com.ua/wp-content/uploads/2023/05/oberegy-z-vijny-007-150x150.jpg" text:style-name="Internet_20_link" text:visited-style-name="Visited_20_Internet_20_Link">
oberegy-z-vijny-007-150x150.jpg</text:a>
', '<text:a xlink:type="simple" xlink:href="https://armyinform.com.ua/wp-content/uploads/2023/05/oberegy-z-vijny-008-150x150.jpg" text:style-name="Internet_20_link" text:visited-style-name="Visited_20_Internet_20_Link">
oberegy-z-vijny-008-150x150.jpg</text:a>
', '<text:a xlink:type="simple" xlink:href="https://armyinform.com.ua/wp-content/uploads/2023/05/oberegy-z-vijny-009-150x150.jpg" text:style-name="Internet_20_link" text:visited-style-name="Visited_20_Internet_20_Link">
oberegy-z-vijny-009-150x150.jpg</text:a>
']</text:p>
      <text:p text:style-name="P4">
Tags: ['ВТОРГНЕННЯ РФ', 'ОБЕРЕГИ']</text:p>
      <text:p text:style-name="P4">
Category: News</text:p>
      <!--METADATA-->
      <text:p text:style-name="P4">
<draw:frame draw:style-name="fr1" draw:name="Image394" text:anchor-type="as-char" svg:width="6.9236in" svg:height="3.623351in" draw:z-index="0">
<draw:image xlink:href="../Images/AРМІЯINFORM/2023-05-08T76-00-00-04-00/golovna-28.jpg" xlink:type="simple" xlink:show="embed" xlink:actuate="onLoad" draw:mime-type="image/jpeg"/>
</draw:frame>
</text:p>
      <text:p text:style-name="P4">
Здавна обереги є невід’ємною складовою української культури. Наші предкивірили в їхню здатність захистити людину від хвороби та біди. Натомістьпринести щастя та здоров’я їхнім власникам. Найчастіше ними послуговувались ускрутні й жорстокі часи.</text:p>
      <text:p text:style-name="P4">
<draw:frame draw:style-name="fr1" draw:name="Image395" text:anchor-type="as-char" svg:width="6.9236in" svg:height="4.615733in" draw:z-index="0">
<draw:image xlink:href="../Images/AРМІЯINFORM/2023-05-08T76-00-00-04-00/golovna-2-1.jpg" xlink:type="simple" xlink:show="embed" xlink:actuate="onLoad" draw:mime-type="image/jpeg"/>
</draw:frame>
</text:p>
      <text:p text:style-name="P4">
На території Національного музею історії України у Другій світовій війні, вДень пам’яті та примирення, презентували виставку незвичайних предметів з неменш незвичайними історіями під назвою «Обереги з війни».</text:p>
      <text:p text:style-name="P4">
У фокусі виставки — незвичайні історії предметів, що стали талісманами. Вониналежали мешканцям України, які опинились у кривавому вирі соціополітичнихкатаклізмів ХХ сторіччя та сучасної широкомасштабної агресії росії.Представлені артефакти розкривають неординарні долі своїх власників,окреслюють обставини проживання минулих і сучасних світових потрясінь.</text:p>
      <text:p text:style-name="P4">
Дитячі малюнки, родинні реліквії й солдатські обереги, ікони та молитовники,листи, фото на згадку… Вони допомагали людям вистояти, вижити, пройти крізьлихоліття Другої світової війни, криваві жорна нацистської окупації тасталінських репресій і не втратити віру в справедливість. Вони супроводжують інадихають нас, сьогоднішніх, у боротьбі проти російського агресора за своюсвободу й гідність, за незалежність і державний суверенітет.</text:p>
      <text:p text:style-name="P4">
<text:a xlink:type="simple" xlink:href="https://armyinform.com.ua/wp-content/uploads/2023/05/oberegy-z-vijny-001.jpg" text:style-name="Internet_20_link" text:visited-style-name="Visited_20_Internet_20_Link">
<draw:frame draw:style-name="fr1" draw:name="Image396" text:anchor-type="as-char" svg:width="6.9236in" svg:height="6.9236in" draw:z-index="0">
<draw:image xlink:href="../Images/AРМІЯINFORM/2023-05-08T76-00-00-04-00/oberegy-z-vijny-001-150x150.jpg" xlink:type="simple" xlink:show="embed" xlink:actuate="onLoad" draw:mime-type="image/jpeg"/>
</draw:frame>
</text:a>
</text:p>
      <text:p text:style-name="P4">
<text:a xlink:type="simple" xlink:href="https://armyinform.com.ua/wp-content/uploads/2023/05/oberegy-z-vijny-002.jpg" text:style-name="Internet_20_link" text:visited-style-name="Visited_20_Internet_20_Link">
<draw:frame draw:style-name="fr1" draw:name="Image397" text:anchor-type="as-char" svg:width="6.9236in" svg:height="6.9236in" draw:z-index="0">
<draw:image xlink:href="../Images/AРМІЯINFORM/2023-05-08T76-00-00-04-00/oberegy-z-vijny-002-150x150.jpg" xlink:type="simple" xlink:show="embed" xlink:actuate="onLoad" draw:mime-type="image/jpeg"/>
</draw:frame>
</text:a>
</text:p>
      <text:p text:style-name="P4">
<text:a xlink:type="simple" xlink:href="https://armyinform.com.ua/wp-content/uploads/2023/05/oberegy-z-vijny-003.jpg" text:style-name="Internet_20_link" text:visited-style-name="Visited_20_Internet_20_Link">
<draw:frame draw:style-name="fr1" draw:name="Image398" text:anchor-type="as-char" svg:width="6.9236in" svg:height="6.9236in" draw:z-index="0">
<draw:image xlink:href="../Images/AРМІЯINFORM/2023-05-08T76-00-00-04-00/oberegy-z-vijny-003-150x150.jpg" xlink:type="simple" xlink:show="embed" xlink:actuate="onLoad" draw:mime-type="image/jpeg"/>
</draw:frame>
</text:a>
</text:p>
      <text:p text:style-name="P4">
Усіх відвідувачів зустрічає унікальний експонат — світлина із зображенням юноїдівчини. Її батько, червоноармієць Григорій Дахненко, дату появи на світ доніЛіани вважав своїм щасливим числом. Вирушаючи на фронт, узяв із собоюфотокартку дитини. Щороку 11 квітня на звороті світлини він писав Ліанікороткі побажання й зазначав місце свого перебування. «…1942 р. —Бєлгородський напрямок», «1943 р. — Сталінград», «1944 р. — Білоруськийфронт», «1945 р. — Померанія»… У цей період батько не мав жодних відомостейпро доньку. Спілкування з нею через світлину перетворило для нього звичайнийфотопортрет на потужний оберіг. У 1945 р. вони нарешті зустрілися на рідномупорозі.</text:p>
      <text:p text:style-name="P4">
У залі музею юна Ліана Дахненко на фото зустріла себе 94-річну. Під часвідкриття виставки почесна гостя пожартувала про свою долю: «Раніше (допочатку широкомасштабної агресії росії. — <text:span text:style-name="T5">
Ред</text:span>
.) я була дитиною війни, атепер у моєму поважному віці мені випала доля стати „бабусею війни“.</text:p>
      <text:p text:style-name="P4">
<text:a xlink:type="simple" xlink:href="https://armyinform.com.ua/wp-content/uploads/2023/05/oberegy-z-vijny-004.jpg" text:style-name="Internet_20_link" text:visited-style-name="Visited_20_Internet_20_Link">
<draw:frame draw:style-name="fr1" draw:name="Image399" text:anchor-type="as-char" svg:width="6.9236in" svg:height="6.9236in" draw:z-index="0">
<draw:image xlink:href="../Images/AРМІЯINFORM/2023-05-08T76-00-00-04-00/oberegy-z-vijny-004-150x150.jpg" xlink:type="simple" xlink:show="embed" xlink:actuate="onLoad" draw:mime-type="image/jpeg"/>
</draw:frame>
</text:a>
</text:p>
      <text:p text:style-name="P4">
<text:a xlink:type="simple" xlink:href="https://armyinform.com.ua/wp-content/uploads/2023/05/oberegy-z-vijny-005.jpg" text:style-name="Internet_20_link" text:visited-style-name="Visited_20_Internet_20_Link">
<draw:frame draw:style-name="fr1" draw:name="Image400" text:anchor-type="as-char" svg:width="6.9236in" svg:height="6.9236in" draw:z-index="0">
<draw:image xlink:href="../Images/AРМІЯINFORM/2023-05-08T76-00-00-04-00/oberegy-z-vijny-005-150x150.jpg" xlink:type="simple" xlink:show="embed" xlink:actuate="onLoad" draw:mime-type="image/jpeg"/>
</draw:frame>
</text:a>
</text:p>
      <text:p text:style-name="P4">
<text:a xlink:type="simple" xlink:href="https://armyinform.com.ua/wp-content/uploads/2023/05/oberegy-z-vijny-006.jpg" text:style-name="Internet_20_link" text:visited-style-name="Visited_20_Internet_20_Link">
<draw:frame draw:style-name="fr1" draw:name="Image401" text:anchor-type="as-char" svg:width="6.9236in" svg:height="6.9236in" draw:z-index="0">
<draw:image xlink:href="../Images/AРМІЯINFORM/2023-05-08T76-00-00-04-00/oberegy-z-vijny-006-150x150.jpg" xlink:type="simple" xlink:show="embed" xlink:actuate="onLoad" draw:mime-type="image/jpeg"/>
</draw:frame>
</text:a>
</text:p>
      <text:p text:style-name="P4">
<text:a xlink:type="simple" xlink:href="https://armyinform.com.ua/wp-content/uploads/2023/05/oberegy-z-vijny-007.jpg" text:style-name="Internet_20_link" text:visited-style-name="Visited_20_Internet_20_Link">
<draw:frame draw:style-name="fr1" draw:name="Image402" text:anchor-type="as-char" svg:width="6.9236in" svg:height="6.9236in" draw:z-index="0">
<draw:image xlink:href="../Images/AРМІЯINFORM/2023-05-08T76-00-00-04-00/oberegy-z-vijny-007-150x150.jpg" xlink:type="simple" xlink:show="embed" xlink:actuate="onLoad" draw:mime-type="image/jpeg"/>
</draw:frame>
</text:a>
</text:p>
      <text:p text:style-name="P4">
Про інші хитросплетіння людських доль та їхніх оберегів кореспондентуАрміяInform розповів завідувач відділу історії бойових дій Національного музеюісторії України у Другій світовій війні Андрій Солонець:</text:p>
      <text:p text:style-name="P4">
— Окремої уваги заслуговує фото учасника Другої світової війни АндріяМаринченка. Його онук <text:a xlink:type="simple" xlink:href="https://armyinform.com.ua/2020/10/13/vsevolod-steblyuk/" text:style-name="Internet_20_link" text:visited-style-name="Visited_20_Internet_20_Link">
ВсеволодСтеблюк</text:a>
 улітку 2014року, перебуваючи на межі життя і смерті в районі міста Іловайськ, звертавсядо Бога, а в миті найбільшої небезпеки — ще й до свого діда.</text:p>
      <text:p text:style-name="P4">
Крім того, на виставці представлені виготовлені із хліба вервиці для молитвиЛідії Гоянюк, які вона зробила під час перебування в німецькому нацистськомуконцентраційному таборі Аушвіц.</text:p>
      <text:p text:style-name="P4">
Також на виставці представлені інші обереги, як-от: ляльки-мотанки; котильйон— саморобні нагрудні прикраси-обереги січових стрільців та вояків УПА, яківиготовляли їхні матері, дружини або наречені; старовинна ікона, яку кинув довагона конвоїр, із сарказмом сказавши: „Пусть она вам поможет“; розсіченийросійським осколком Новий Заповіт; медальйони та інші, — говорить АндрійСолонець.</text:p>
      <text:p text:style-name="P4">
<text:a xlink:type="simple" xlink:href="https://armyinform.com.ua/wp-content/uploads/2023/05/oberegy-z-vijny-008.jpg" text:style-name="Internet_20_link" text:visited-style-name="Visited_20_Internet_20_Link">
<draw:frame draw:style-name="fr1" draw:name="Image403" text:anchor-type="as-char" svg:width="6.9236in" svg:height="6.9236in" draw:z-index="0">
<draw:image xlink:href="../Images/AРМІЯINFORM/2023-05-08T76-00-00-04-00/oberegy-z-vijny-008-150x150.jpg" xlink:type="simple" xlink:show="embed" xlink:actuate="onLoad" draw:mime-type="image/jpeg"/>
</draw:frame>
</text:a>
</text:p>
      <text:p text:style-name="P4">
<text:a xlink:type="simple" xlink:href="https://armyinform.com.ua/wp-content/uploads/2023/05/oberegy-z-vijny-009.jpg" text:style-name="Internet_20_link" text:visited-style-name="Visited_20_Internet_20_Link">
<draw:frame draw:style-name="fr1" draw:name="Image404" text:anchor-type="as-char" svg:width="6.9236in" svg:height="6.9236in" draw:z-index="0">
<draw:image xlink:href="../Images/AРМІЯINFORM/2023-05-08T76-00-00-04-00/oberegy-z-vijny-009-150x150.jpg" xlink:type="simple" xlink:show="embed" xlink:actuate="onLoad" draw:mime-type="image/jpeg"/>
</draw:frame>
</text:a>
</text:p>
      <text:p text:style-name="P4">
Під час художнього оформлення експозиції музейники поєднали дві реальності. Настінах та поперек зали розміщені світлини часів Другої світової та теперішньоїросійсько-української воєн. Частина з них зображена на дзеркальній поверхні, аінша на прозорому пластику. У такий спосіб відвідувачі, бачачи одне одного абосвоє відображення, стають частиною музейної експозиції.</text:p>
      <text:p text:style-name="P4">
У кінці залу розміщена інсталяція художника Антона Логова. Фігура створена збілих ліній, які символізують долі людей, що, переплітаючись, підтримують однаодну, та уламків дзеркал, у яких відображається сучасна реальність.</text:p>
      <text:p text:style-name="P4">
На виставці презентовано експонати з фондів Національного музею історіїУкраїни у Другій світовій війні, Національного центру народної культури «МузейІвана Гончара», а також світлини з відкритих джерел. Значну частину артефактівпредставлено для публічного огляду вперше.</text:p>
      <text:p text:style-name="P4">
<text:span text:style-name="T5">
Фото автора</text:span>
</text:p>
      <text:p text:style-name="P4">
Source: <text:a xlink:type="simple" xlink:href="https://armyinform.com.ua/2023/05/08/oberegy-z-vijny-u-stolyczi-prezentuvaly-vystavku-nezvychajnyh-predmetiv/" text:style-name="Internet_20_link" text:visited-style-name="Visited_20_Internet_20_Link">
https://armyinform.com.ua/2023/05/08/oberegy-z-vijny-u-stolyczi-prezentuvaly-vystavku-nezvychajnyh-predmetiv/</text:a>
</text:p>
      <!--NEWS-->
      <text:h text:style-name="P10" text:outline-level="1">
<text:span text:style-name="T4">
рф прагне виснажити оборонний потенціал ЗСУ та зашкодити підготовці до контрнаступу</text:span>
</text:h>
      <text:p text:style-name="P4">
Author: ['АРМІЯINFORM']</text:p>
      <text:p text:style-name="P4">
Time: 2023-05-08T77:00:00-04:00</text:p>
      <text:p text:style-name="P4">
Description: Війська рф вживають заходів для максимального виснаження та сковування оборон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ussia-ukraine-war-april-17-2023.webp" text:style-name="Internet_20_link" text:visited-style-name="Visited_20_Internet_20_Link">
russia-ukraine-war-april-17-2023.webp</text:a>
']</text:p>
      <text:p text:style-name="P4">
Tags: ['АГРЕСІЯ РФ', 'ВІЙНА', 'ВТОРГНЕННЯ РФ']</text:p>
      <text:p text:style-name="P4">
Category: News</text:p>
      <!--METADATA-->
      <text:p text:style-name="P4">
<draw:frame draw:style-name="fr1" draw:name="Image405" text:anchor-type="as-char" svg:width="6.9236in" svg:height="3.894525in" draw:z-index="0">
<draw:image xlink:href="../ConvertedIMGs/AРМІЯINFORM/2023-05-08T77-00-00-04-00/russia-ukraine-war-april-17-2023.png" xlink:type="simple" xlink:show="embed" xlink:actuate="onLoad" draw:mime-type="image/png"/>
</draw:frame>
</text:p>
      <text:p text:style-name="P4">
Війська рф вживають заходів для максимального виснаження та сковуванняоборонного потенціалу України, а також перешкоджання підготовці українськихвійськ до можливого контрнаступу. Для цього вони, зокрема, активізуваливикористання баражуючих боєприпасів.</text:p>
      <text:p text:style-name="P4">
Про це <text:a xlink:type="simple" xlink:href="https://t.me/militarymediacenter/1886" text:style-name="Internet_20_link" text:visited-style-name="Visited_20_Internet_20_Link">
йдеться</text:a>
 в коментарі MilitaryMedia Center.</text:p>
      <text:p text:style-name="P4">
«Станом на 439-ту добу ширкомасштабної війни проти України, ворог основні своїзусилля зосередив на активній підготовці до відбиття можливого контрнаступуСил оборони України.</text:p>
      <text:p text:style-name="P4">
За наявною інформацією, агресор продовжує активне перекидання з території рфдо районів оперативного призначення додаткового озброєння, військової,спеціальної техніки, а також накопичення крилатих і балістичних ракет таударних БПЛА», — йдеться у повідомленні.</text:p>
      <text:p text:style-name="P4">
Крім цього, російські загарбники продовжують фортифікаційне обладнанняоборонних позицій на тимчасово окупованих українських територіях.</text:p>
      <text:p text:style-name="P4">
У Military Media Center додали, що на окремих напрямках ворог проводитьнаступальні дії з метою захоплення нових територій східних регіонів України.</text:p>
      <text:p text:style-name="P4">
Source: <text:a xlink:type="simple" xlink:href="https://armyinform.com.ua/2023/05/08/rf-pragne-vysnazhyty-oboronnyj-potenczial-zsu-ta-zashkodyty-pidgotovczi-do-kontrnastupu/" text:style-name="Internet_20_link" text:visited-style-name="Visited_20_Internet_20_Link">
https://armyinform.com.ua/2023/05/08/rf-pragne-vysnazhyty-oboronnyj-potenczial-zsu-ta-zashkodyty-pidgotovczi-do-kontrnastupu/</text:a>
</text:p>
      <!--NEWS-->
      <text:h text:style-name="P10" text:outline-level="1">
<text:span text:style-name="T4">
Майже 60 вибухів пролунало на території прикордоння Чернігівщини</text:span>
</text:h>
      <text:p text:style-name="P4">
Author: ['АРМІЯINFORM']</text:p>
      <text:p text:style-name="P4">
Time: 2023-05-08T78:00:00-04:00</text:p>
      <text:p text:style-name="P4">
Description: Сьогодні, 8 травня, з 8:00 до 15:00 російські окупаційні війська ще тричі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obstrily-foto-1.jpg" text:style-name="Internet_20_link" text:visited-style-name="Visited_20_Internet_20_Link">
obstrily-foto-1.jpg</text:a>
']</text:p>
      <text:p text:style-name="P4">
Tags: ['АГРЕСІЯ РФ', 'ВТОРГНЕННЯ РФ', 'ОБСТРІЛИ ПРИКОРДОННЯ', 'ОК «ПІВНІЧ»', 'ЧЕРНІГІВЩИНА']</text:p>
      <text:p text:style-name="P4">
Category: News</text:p>
      <!--METADATA-->
      <text:p text:style-name="P4">
<draw:frame draw:style-name="fr1" draw:name="Image406" text:anchor-type="as-char" svg:width="6.9236in" svg:height="4.558037in" draw:z-index="0">
<draw:image xlink:href="../Images/AРМІЯINFORM/2023-05-08T78-00-00-04-00/obstrily-foto-1.jpg" xlink:type="simple" xlink:show="embed" xlink:actuate="onLoad" draw:mime-type="image/jpeg"/>
</draw:frame>
Ілюстративне фото</text:p>
      <text:p text:style-name="P4">
Сьогодні, 8 травня, з 8:00 до 15:00 російські окупаційні війська ще тричіобстріляли прикордоння Чернігівської області.</text:p>
      <text:p text:style-name="P4">
Про це <text:a xlink:type="simple" xlink:href="https://t.me/ok_pivnich1/2435" text:style-name="Internet_20_link" text:visited-style-name="Visited_20_Internet_20_Link">
повідомляє</text:a>
 оперативне командування«Північ».</text:p>
      <text:p text:style-name="P4">
З 08:02 до 09:19 зафіксовано 6 приходів, ймовірно міномет 120 мм, в районінаселеного пункту Леонівка.</text:p>
      <text:p text:style-name="P4">
З 10:25 до 11:00 зафіксовано 12 приходів, ймовірно зі ствольної артилерії, врайоні населеного пункту Мощенка.</text:p>
      <text:p text:style-name="P4">
З 11:15 до 11:55 зафіксовано 16 приходів, ймовірно із САУ, в районі населеногопункту Буда-Воробʼївська.</text:p>
      <text:p text:style-name="P4">
З 12:04 до 12:15 зафіксовано 4 приходи, ймовірно зі ствольної артилерії, врайоні населеного пункту Олександрівка.</text:p>
      <text:p text:style-name="P4">
З 12:20 до 13:55 зафіксовано 21 приход, ймовірно зі ствольної артилерії, врайоні населеного пункту Мощенка.</text:p>
      <text:p text:style-name="P4">
Про втрати серед місцевого населення чи пошкодження цивільної інфраструктуриінформація не надходила.</text:p>
      <text:p text:style-name="P4">
Нагадаємо, що зранку 8 травня<text:a xlink:type="simple" xlink:href="https://armyinform.com.ua/2023/05/08/zranku-vorog-obstrilyav-z-minometiv-i-stvolnoyi-artyleriyi-prykordonnya-chernigivshhyny/" text:style-name="Internet_20_link" text:visited-style-name="Visited_20_Internet_20_Link">
станом</text:a>
 на 09:00російські окупаційні війська тричі обстріляли прикордоння Чернігівськоїобласті.</text:p>
      <text:p text:style-name="P4">
Source: <text:a xlink:type="simple" xlink:href="https://armyinform.com.ua/2023/05/08/majzhe-60-vybuhiv-prolunalo-na-terytoriyi-prykordonnya-chernigivshhyny/" text:style-name="Internet_20_link" text:visited-style-name="Visited_20_Internet_20_Link">
https://armyinform.com.ua/2023/05/08/majzhe-60-vybuhiv-prolunalo-na-terytoriyi-prykordonnya-chernigivshhyny/</text:a>
</text:p>
      <!--NEWS-->
      <text:h text:style-name="P10" text:outline-level="1">
<text:span text:style-name="T4">
Для повернення цивільних заручників необхідна політична воля рф, а не обмінний фонд — Координаційний штаб</text:span>
</text:h>
      <text:p text:style-name="P4">
Author: ['АРМІЯINFORM']</text:p>
      <text:p text:style-name="P4">
Time: 2023-05-08T79:00:00-04:00</text:p>
      <text:p text:style-name="P4">
Description: Для повернення наших цивільних заручників необхідна в першу чергу політична во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88841620742457427_y.jpg" text:style-name="Internet_20_link" text:visited-style-name="Visited_20_Internet_20_Link">
photo_5388841620742457427_y.jpg</text:a>
']</text:p>
      <text:p text:style-name="P4">
Tags: ['КООРДИНАЦІЙНИЙ ШТАБ З ПИТАНЬ ПОВОДЖЕННЯ З ВІЙСЬКОВОПОЛОНЕНИМИ']</text:p>
      <text:p text:style-name="P4">
Category: News</text:p>
      <!--METADATA-->
      <text:p text:style-name="P4">
<draw:frame draw:style-name="fr1" draw:name="Image407" text:anchor-type="as-char" svg:width="6.9236in" svg:height="3.894525in" draw:z-index="0">
<draw:image xlink:href="../Images/AРМІЯINFORM/2023-05-08T79-00-00-04-00/photo_5388841620742457427_y.jpg" xlink:type="simple" xlink:show="embed" xlink:actuate="onLoad" draw:mime-type="image/jpeg"/>
</draw:frame>
</text:p>
      <text:p text:style-name="P4">
Для повернення наших цивільних заручників необхідна в першу чергу політичнаволя країни-агресорки, яка їх утримує, а не обмінний фонд. Оскільки заМіжнародним гуманітарним правом цивільних не повинні задіювати в обмінах, амають відпускати без жодних умов.</text:p>
      <text:p text:style-name="P4">
Про це <text:a xlink:type="simple" xlink:href="https://t.me/Koord_shtab/1014" text:style-name="Internet_20_link" text:visited-style-name="Visited_20_Internet_20_Link">
йшлося</text:a>
 під час зустрічі уКоординаційному штабі з родинами цивільних заручників, яких утримує російськафедерація.</text:p>
      <text:p text:style-name="P4">
«У нас є громадяни росії, які отримали вироки. Але відповіді росії щодоготовності обміняти їх на наших поки що немає. Нашим цивільним заручникам у рфвисувають звинувачення в спротиві так званій спеціальній операції й утримуютьїх, щоб змусити Україну до політичних переговорів. Їх не буде. Але перемовинипро те, щоб зрушити з місця повернення цивільних, тривають постійно», —зазначив представник Уповноваженого Верховної Ради з прав людини ОлександрКононенко.</text:p>
      <text:p text:style-name="P4">
Представник СБУ запевнив, що робота над механізмом повернення заручників неприпиняється як на рівні омбудсменів, так і на рівні інших ланок.</text:p>
      <text:p text:style-name="P4">
На зустрічі також обговорили можливість обмінів затриманих за співпрацю зворогом священників УПЦ МП.</text:p>
      <text:p text:style-name="P4">
Крім того, зазначили, що захоплені цивільні, яких росіяни змушують копатиокопи в очікуванні контрнаступу, не вважатимуться зрадниками.</text:p>
      <text:p text:style-name="P4">
«Ми маємо повернути всіх людей у свої родини. А потім вже відповідні службибудуть з’ясовувати, хто допомагав ворогу добровільно, а хто під дуламиавтоматів», — запевнив Олександр Кононенко.</text:p>
      <text:p text:style-name="P4">
Представник СБУ пояснив, що рідним не завжди дають всю інформацію прополонених чи заручників, оскільки були випадки, коли її потім оприлюднювали всоціальних мережах. Це шкодило захисникам у полоні та ускладнювало роботу зїхнього повернення.</text:p>
      <text:p text:style-name="P4">
Source: <text:a xlink:type="simple" xlink:href="https://armyinform.com.ua/2023/05/08/dlya-povernennya-czyvilnyh-zaruchnykiv-neobhidna-politychna-volya-rf-a-ne-obminnyj-fond-koordynaczijnyj-shtab/" text:style-name="Internet_20_link" text:visited-style-name="Visited_20_Internet_20_Link">
https://armyinform.com.ua/2023/05/08/dlya-povernennya-czyvilnyh-zaruchnykiv-neobhidna-politychna-volya-rf-a-ne-obminnyj-fond-koordynaczijnyj-shtab/</text:a>
</text:p>
      <!--NEWS-->
      <text:h text:style-name="P10" text:outline-level="1">
<text:span text:style-name="T4">
Мінекономіки через платформу United24 починає збір коштів на гуманітарне розмінування</text:span>
</text:h>
      <text:p text:style-name="P4">
Author: ['АРМІЯINFORM']</text:p>
      <text:p text:style-name="P4">
Time: 2023-05-08T80:00:00-04:00</text:p>
      <text:p text:style-name="P4">
Description: Міністерство економіки України розпочинає збір коштів на гуманітарне розмінування чер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text:p>
      <text:p text:style-name="P4">
Tags: ['UNITED24', 'ГУМАНІТАРНЕ РОЗМІНУВАННЯ']</text:p>
      <text:p text:style-name="P4">
Category: News</text:p>
      <!--METADATA-->
      <text:p text:style-name="P4">
<draw:frame draw:style-name="fr1" draw:name="Image408" text:anchor-type="as-char" svg:width="6.9236in" svg:height="3.89773in" draw:z-index="0">
<draw:image xlink:href="../Images/AРМІЯINFORM/2023-05-08T80-00-00-04-00/051f0000-0aff-0242-be2f-08da173df50a_w1080_h608.png" xlink:type="simple" xlink:show="embed" xlink:actuate="onLoad" draw:mime-type="image/png"/>
</draw:frame>
Ілюстративне фото</text:p>
      <text:p text:style-name="P4">
Міністерство економіки України розпочинає збір коштів на гуманітарнерозмінування через фандрайзингову платформу United24.</text:p>
      <text:p text:style-name="P4">
Про це <text:a xlink:type="simple" xlink:href="https://t.me/mineconomdevUA/1265" text:style-name="Internet_20_link" text:visited-style-name="Visited_20_Internet_20_Link">
повідомляє</text:a>
 пресслужбавідомства.</text:p>
      <text:p text:style-name="P4">
Згідно з повідомленням, наразі близько 174 тисяч квадратних кілометрівУкраїни, а це приблизно третина всієї української території, — потенційнозабруднено вибухонебезпечними предметами.</text:p>
      <text:p text:style-name="P4">
«174 000 кв. км в Україні забруднені вибуховими речовинами. Більше половиникраїн у світі мають меншу площу. Треба зробити ці території безпечними дляжиття. Інакше їм загрожує знелюднення та занепад. І ми мусимо робити ценегайно, бо гинуть люди. Так, кілька днів тому два трактористи загинули наполі у Харківській області. Наразі Україна має 10 машин та 2000 саперів. Цьоготочно недостатньо, щоб продовжити очищати сільськогосподарські землі», —<text:a xlink:type="simple" xlink:href="https://ck-oda.gov.ua/novini-ukrayini/ministerstvo-ekonomiki-rozpochinaye-zbir-koshtiv-na-gumanitarne-rozminuvannya-cherez-platformu-united24/" text:style-name="Internet_20_link" text:visited-style-name="Visited_20_Internet_20_Link">
сказала</text:a>
 перший віцепрем’єр-міністр України — міністр економіки України ЮліяСвириденко.</text:p>
      <text:p text:style-name="P4">
Саме тому платформа United24 запускає напрям «Гуманітарне розмінування» длязбору коштів на розмінування українських земель.</text:p>
      <text:p text:style-name="P4">
«Фермери не можуть працювати на своїй землі. Українцям потрібна робота», —наголошують в Мінекономіки.</text:p>
      <text:p text:style-name="P4">
За оцінкою Світового банку, повний комплекс робіт із гуманітарногорозмінування може коштувати $37,4 млрд.</text:p>
      <text:p text:style-name="P4">
Пришвидшити очищення українських територій від наслідків російської окупації —це один із найважливіших викликів сьогодення. Тому платформа United24 запускаєокремий напрям «Гуманітарне розмінування». Усі зібрані кошти будуть спрямованіна спеціальний рахунок, відкритий Міністерством економіки.</text:p>
      <text:p text:style-name="P4">
Source: <text:a xlink:type="simple" xlink:href="https://armyinform.com.ua/2023/05/08/minekonomiky-cherez-platformu-united24-pochynaye-zbir-koshtiv-na-gumanitarne-rozminuvannya/" text:style-name="Internet_20_link" text:visited-style-name="Visited_20_Internet_20_Link">
https://armyinform.com.ua/2023/05/08/minekonomiky-cherez-platformu-united24-pochynaye-zbir-koshtiv-na-gumanitarne-rozminuvannya/</text:a>
</text:p>
      <!--NEWS-->
      <text:h text:style-name="P10" text:outline-level="1">
<text:span text:style-name="T4">
Звільнені з полону мають право на виплату 100 тисяч гривень за кожен рік несвободи</text:span>
</text:h>
      <text:p text:style-name="P4">
Author: ['АРМІЯINFORM']</text:p>
      <text:p text:style-name="P4">
Time: 2023-05-08T81:00:00-04:00</text:p>
      <text:p text:style-name="P4">
Description: Законодавством передбачено, що державна грошова допомога надається особам, стосовно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groshova-dopomoga.jpg" text:style-name="Internet_20_link" text:visited-style-name="Visited_20_Internet_20_Link">
groshova-dopomoga.jpg</text:a>
']</text:p>
      <text:p text:style-name="P4">
Tags: ['ВІЙСЬКОВОПОЛОНЕНІ', 'ГРОШОВА ДОПОМОГА ПОЛОНЕНИМ', 'ЗВІЛЬНЕННІ З ПОЛОНУ', 'МІНРЕІНТЕГРАЦІЇ']</text:p>
      <text:p text:style-name="P4">
Category: News</text:p>
      <!--METADATA-->
      <text:p text:style-name="P4">
<draw:frame draw:style-name="fr1" draw:name="Image409" text:anchor-type="as-char" svg:width="6.9236in" svg:height="4.542853in" draw:z-index="0">
<draw:image xlink:href="../Images/AРМІЯINFORM/2023-05-08T81-00-00-04-00/groshova-dopomoga.jpg" xlink:type="simple" xlink:show="embed" xlink:actuate="onLoad" draw:mime-type="image/jpeg"/>
</draw:frame>
</text:p>
      <text:p text:style-name="P4">
Законодавством передбачено, що державна грошова допомога надається особам,стосовно яких встановлено факт позбавлення свободи внаслідок збройної агресіїпроти України. Це стосується як цивільних, так і військовослужбовців.</text:p>
      <text:p text:style-name="P4">
Про це <text:a xlink:type="simple" xlink:href="https://minre.gov.ua/2023/05/08/vidpovidi-na-chasti-zapytannya-do-minreintegracziyi-shhodo-czyvilnyh-zaruchnykiv/" text:style-name="Internet_20_link" text:visited-style-name="Visited_20_Internet_20_Link">
повідомляє</text:a>
 Міністерство зпитань реінтеграції тимчасово окупованих територій України.</text:p>
      <text:p text:style-name="P4">
Зокрема, після звільнення з полону зазначені особи мають право на одноразовувиплату від держави у розмірі 100 тисяч гривень.</text:p>
      <text:p text:style-name="P4">
Крім того, вони можуть отримати від держави фінансову допомогу у розмірі 100тисяч гривень за кожен рік перебування в місцях несвободи. Або ж цю щорічнудержавну грошову допомогу може оформити один із членів сім’ї тих, хто ще уполоні.</text:p>
      <text:p text:style-name="P4">
Нагадаємо, що факт позбавлення особи свободи внаслідок збройної агресії протиУкраїни встановлює Комісія, яка працює при Мінреінтеграції.</text:p>
      <text:p text:style-name="P4">
Source: <text:a xlink:type="simple" xlink:href="https://armyinform.com.ua/2023/05/08/zvilnenni-z-polonu-mayut-pravo-na-vyplatu-100-tysyach-gryven-za-kozhen-rik-nesvobody/" text:style-name="Internet_20_link" text:visited-style-name="Visited_20_Internet_20_Link">
https://armyinform.com.ua/2023/05/08/zvilnenni-z-polonu-mayut-pravo-na-vyplatu-100-tysyach-gryven-za-kozhen-rik-nesvobody/</text:a>
</text:p>
      <!--NEWS-->
      <text:h text:style-name="P10" text:outline-level="1">
<text:span text:style-name="T4">
Капітану Валерію Глєбову присвоєно звання Героя України посмертно</text:span>
</text:h>
      <text:p text:style-name="P4">
Author: ['АРМІЯINFORM']</text:p>
      <text:p text:style-name="P4">
Time: 2023-05-08T82:00:00-04:00</text:p>
      <text:p text:style-name="P4">
Description: Президент України Володимир Зеленський своїм Указом присвоїв звання Героя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geroj-ukrayiny1-e1665826268162.jpg" text:style-name="Internet_20_link" text:visited-style-name="Visited_20_Internet_20_Link">
geroj-ukrayiny1-e1665826268162.jpg</text:a>
']</text:p>
      <text:p text:style-name="P4">
Tags: ['ВАЛЕРІЙ ГЛЄБОВ', 'ГЕРОЙ УКРАЇНИ', 'УКАЗ ПРЕЗИДЕНТА УКРАЇНИ']</text:p>
      <text:p text:style-name="P4">
Category: News</text:p>
      <!--METADATA-->
      <text:p text:style-name="P4">
<draw:frame draw:style-name="fr1" draw:name="Image410" text:anchor-type="as-char" svg:width="6.9236in" svg:height="4.12142in" draw:z-index="0">
<draw:image xlink:href="../Images/AРМІЯINFORM/2023-05-08T82-00-00-04-00/geroj-ukrayiny1-e1665826268162.jpg" xlink:type="simple" xlink:show="embed" xlink:actuate="onLoad" draw:mime-type="image/jpeg"/>
</draw:frame>
 Ілюстративне фото</text:p>
      <text:p text:style-name="P4">
Президент України Володимир Зеленський своїм Указом присвоїв звання ГерояУкраїни командиру мотопіхотної роти капітану Валерію Глєбову (посмертно).</text:p>
      <text:p text:style-name="P4">
Про це йдеться в указі <text:a xlink:type="simple" xlink:href="https://www.president.gov.ua/documents/2632023-46685" text:style-name="Internet_20_link" text:visited-style-name="Visited_20_Internet_20_Link">
№263/2022</text:a>
.</text:p>
      <text:p text:style-name="P4">
Звання Герой України з удостоєнням ордена «Золота Зірка» присвоєно за особистумужність і героїзм, виявлені у захисті державного суверенітету татериторіальної цілісності України, самовіддане служіння Українському народу.</text:p>
      <text:p text:style-name="P4">
Нагадаємо, попереднім указом Президент України присвоїв найвище звання ГерояУкраїни полковнику <text:a xlink:type="simple" xlink:href="https://armyinform.com.ua/2023/05/08/prezydent-prysvoyiv-zvannya-geroya-ukrayiny-polkovnyku-sergiyu-sirchenku/" text:style-name="Internet_20_link" text:visited-style-name="Visited_20_Internet_20_Link">
СергіюСірченку</text:a>
, командиру окремоїмеханізованої бригади.</text:p>
      <text:p text:style-name="P4">
Source: <text:a xlink:type="simple" xlink:href="https://armyinform.com.ua/2023/05/08/kapitanu-valeriyu-glyebovu-prysvoyeno-zvannya-geroya-ukrayiny-posmertno/" text:style-name="Internet_20_link" text:visited-style-name="Visited_20_Internet_20_Link">
https://armyinform.com.ua/2023/05/08/kapitanu-valeriyu-glyebovu-prysvoyeno-zvannya-geroya-ukrayiny-posmertno/</text:a>
</text:p>
      <!--NEWS-->
      <text:h text:style-name="P10" text:outline-level="1">
<text:span text:style-name="T4">
Ворог наступає на трьох напрямках, а на решті тримає оборону</text:span>
</text:h>
      <text:p text:style-name="P4">
Author: ['АРМІЯINFORM']</text:p>
      <text:p text:style-name="P4">
Time: 2023-05-08T83:00:00-04:00</text:p>
      <text:p text:style-name="P4">
Description: Протягом останніх днів противник проводить наступальні дії на Авдіїв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anky-1.jpg" text:style-name="Internet_20_link" text:visited-style-name="Visited_20_Internet_20_Link">
tanky-1.jpg</text:a>
']</text:p>
      <text:p text:style-name="P4">
Tags: ['STOPRUSSIA', 'АГРЕСІЯ РФ', 'ВТОРГНЕННЯ РФ', 'СИЛИ ОБОРОНИ УКРАЇНИ']</text:p>
      <text:p text:style-name="P4">
Category: News</text:p>
      <!--METADATA-->
      <text:p text:style-name="P4">
<draw:frame draw:style-name="fr1" draw:name="Image411" text:anchor-type="as-char" svg:width="6.9236in" svg:height="4.611463in" draw:z-index="0">
<draw:image xlink:href="../Images/AРМІЯINFORM/2023-05-08T83-00-00-04-00/tanky-1.jpg" xlink:type="simple" xlink:show="embed" xlink:actuate="onLoad" draw:mime-type="image/jpeg"/>
</draw:frame>
</text:p>
      <text:p text:style-name="P4">
Протягом останніх днів противник проводить наступальні дії на Авдіївському,Бахмутському та Лиманському напрямках і має там тактичні успіхи. Разом з тимна Куп’янському, Новопавлівському, Оріхівському та Придніпровському напрямкахворог веде активну оборону.</text:p>
      <text:p text:style-name="P4">
Про це <text:a xlink:type="simple" xlink:href="https://t.me/militarymediacenter/1887" text:style-name="Internet_20_link" text:visited-style-name="Visited_20_Internet_20_Link">
йдеться</text:a>
 у довідці MilitaryMedia Center.</text:p>
      <text:p text:style-name="P4">
Зокрема, на Донецькому напрямку противник основні зусилля зосереджує назахопленні міст Бахмут і Мар’їнка, а також на створенні умов для блокуванняшляхів постачання до міста Авдіївка.</text:p>
      <text:p text:style-name="P4">
На Таврійському напрямку противник основні зусилля зосередив на веденніпозиційної оборони, запобіганні закріплення українських військ на островах угирлі Дніпра, недопущені втрати контролю над зайнятими рубежами талогістичними маршрутами на окупованих територіях.</text:p>
      <text:p text:style-name="P4">
На півночі країни противник утримує у прикордонних районах Брянської таКурської областей дві оперативні групи військ з метою сковування українськихсил та недопущення їх перекидання у райони активних бойових дій.</text:p>
      <text:p text:style-name="P4">
Source: <text:a xlink:type="simple" xlink:href="https://armyinform.com.ua/2023/05/08/vorog-nastupaye-na-troh-napryamkah-a-na-reshti-trymaye-oboronu/" text:style-name="Internet_20_link" text:visited-style-name="Visited_20_Internet_20_Link">
https://armyinform.com.ua/2023/05/08/vorog-nastupaye-na-troh-napryamkah-a-na-reshti-trymaye-oboronu/</text:a>
</text:p>
      <!--NEWS-->
      <text:h text:style-name="P10" text:outline-level="1">
<text:span text:style-name="T4">
За передачу розвідданих російським спецслужбам жмеринчанин отримав 15 років ув’язнення</text:span>
</text:h>
      <text:p text:style-name="P4">
Author: ['АРМІЯINFORM']</text:p>
      <text:p text:style-name="P4">
Time: 2023-05-08T84:00:00-04:00</text:p>
      <text:p text:style-name="P4">
Description: У 2022 році житель міста Жмеринка Вінницької області умисно та добровільно погоди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hmerynchanyn.jpg" text:style-name="Internet_20_link" text:visited-style-name="Visited_20_Internet_20_Link">
zhmerynchanyn.jpg</text:a>
']</text:p>
      <text:p text:style-name="P4">
Tags: ['STOPRUSSIA', 'АГРЕСІЯ РФ', 'КОЛАБОРАНТ']</text:p>
      <text:p text:style-name="P4">
Category: News</text:p>
      <!--METADATA-->
      <text:p text:style-name="P4">
<draw:frame draw:style-name="fr1" draw:name="Image412" text:anchor-type="as-char" svg:width="6.9236in" svg:height="3.894525in" draw:z-index="0">
<draw:image xlink:href="../Images/AРМІЯINFORM/2023-05-08T84-00-00-04-00/zhmerynchanyn.jpg" xlink:type="simple" xlink:show="embed" xlink:actuate="onLoad" draw:mime-type="image/jpeg"/>
</draw:frame>
</text:p>
      <text:p text:style-name="P4">
У 2022 році житель міста Жмеринка Вінницької області умисно та добровільнопогодився виконувати завдання спецслужб держави-агресора. Він збирав тапередавав інформацію щодо дислокації, чисельності, озброєння, маршрутівпересування сил та засобів Збройних Сил України. Також надсилав розвіддані прооб’єкти критичної та цивільної інфраструктури на території Жмеринки.</text:p>
      <text:p text:style-name="P4">
Про це <text:a xlink:type="simple" xlink:href="https://www.gp.gov.ua/ua/posts/do-15-rokiv-za-gratami-zasudzeno-zitelya-vinniccini-yakii-zlivav-rozviddani-spivrobitniku-gru-genstabu-zs-rf" text:style-name="Internet_20_link" text:visited-style-name="Visited_20_Internet_20_Link">
повідомляє</text:a>
 пресслужба Офісу Генерального прокурора України.</text:p>
      <text:p text:style-name="P4">
Під час слідства задокументовано листування чоловіка з російським «куратором»— співробітником головного розвідувального управління генштабу збройних силросійської федерації.</text:p>
      <text:p text:style-name="P4">
Установлено, що засуджений за грошову винагороду надсилав йому запитувануінформацію з геомітками, фото- та відеофайлами. Зокрема, надав вороговівідомості про місця розташування у місті органів влади, закладів охорониздоров’я, об’єктів зв’язку та енергетики, залізничного сполучення.</text:p>
      <text:p text:style-name="P4">
Жителя міста Жмеринка визнано винним у державній зраді. Чоловіка засуджено до15 років позбавлення волі з конфіскацією майна.</text:p>
      <text:p text:style-name="P4">
Засуджений очікував на вирок суду під вартою.</text:p>
      <text:p text:style-name="P4">
Source: <text:a xlink:type="simple" xlink:href="https://armyinform.com.ua/2023/05/08/za-peredachu-rozviddanyh-rosijskym-speczsluzhbam-zhmerynchanyn-otrymav-15-rokiv-uvyaznennya/" text:style-name="Internet_20_link" text:visited-style-name="Visited_20_Internet_20_Link">
https://armyinform.com.ua/2023/05/08/za-peredachu-rozviddanyh-rosijskym-speczsluzhbam-zhmerynchanyn-otrymav-15-rokiv-uvyaznennya/</text:a>
</text:p>
      <!--NEWS-->
      <text:h text:style-name="P10" text:outline-level="1">
<text:span text:style-name="T4">
8 ударних рот БПЛА укомплектували необхідним обладнанням</text:span>
</text:h>
      <text:p text:style-name="P4">
Author: ['Тетяна Головатюк']</text:p>
      <text:p text:style-name="P4">
Time: 2023-05-08T85:00:00-04:00</text:p>
      <text:p text:style-name="P4">
Description: У Києві в межах проєкту «Армія дронів» спільно з Генеральним штабом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x_0037.jpg" text:style-name="Internet_20_link" text:visited-style-name="Visited_20_Internet_20_Link">
max_0037.jpg</text:a>
', '<text:a xlink:type="simple" xlink:href="https://armyinform.com.ua/wp-content/uploads/2023/05/max_0028.jpg" text:style-name="Internet_20_link" text:visited-style-name="Visited_20_Internet_20_Link">
max_0028.jpg</text:a>
']</text:p>
      <text:p text:style-name="P4">
Tags: ['STOPRUSSIA', 'ДРОНИ']</text:p>
      <text:p text:style-name="P4">
Category: News</text:p>
      <!--METADATA-->
      <text:p text:style-name="P4">
<draw:frame draw:style-name="fr1" draw:name="Image413" text:anchor-type="as-char" svg:width="6.9236in" svg:height="3.894525in" draw:z-index="0">
<draw:image xlink:href="../Images/AРМІЯINFORM/2023-05-08T85-00-00-04-00/max_0037.jpg" xlink:type="simple" xlink:show="embed" xlink:actuate="onLoad" draw:mime-type="image/jpeg"/>
</draw:frame>
</text:p>
      <text:p text:style-name="P4">
У Києві в межах проєкту «Армія дронів» спільно з Генеральним штабом ЗСУ таДержспецзв’язку передали військовослужбовцям восьми ударних рот БПЛА ударнікоптери, fpv-дрони українського виробництва та пікапи.</text:p>
      <text:p text:style-name="P4">
Передані безпілотники допоможуть нашим захисникам виконувати розвідувальні таударні місії, коригувати артилерію, ефективно взаємодіяти один з одним під часміських боїв та головне — зберегти життя українських воїнів. Своєю чергоюпікапи забезпечать високу мобільність новостворених підрозділів.</text:p>
      <text:p text:style-name="P4">
— Зараз відбувається найбільш технологічна війна у світі, яка потребуєефективних дій. Створення ударних рот БПЛА — це безпрецедентний і своєчаснийкрок. Три ударні роти БПЛА, які були сформовані раніше, вже показують потужнірезультати на фронті. Наше завдання — забезпечити й інших необхіднимитехнологіями, — зазначив Віцепрем’єр-міністр з інновацій, розвитку освіти,науки та технологій — Міністр цифрової трансформації Михайло Федоров.</text:p>
      <text:p text:style-name="P4">
<text:span text:style-name="T4">
Довідково.</text:span>
 Ударні роти БПЛА сформовані в межах проєкту «Армія дронів». Цевійська у складі ЗСУ, які керують безпілотною авіацією з новими правиламизастосування БПЛА, підходом до навчання та менеджменту. Вони посилюють вогневіта розвідувальні можливості піхоти та допомагають ще ефективніше долати ворогау гарячих точках.</text:p>
      <text:p text:style-name="P4">
У березні в складі ЗСУ вже створено перші три окремі роти ударних БПЛА. Вмежах проєкту «Армія дронів» підрозділи укомплектували безпілотниками,пікапами та старлінками.</text:p>
      <text:p text:style-name="P4">
читайте також:</text:p>
      <text:p text:style-name="P4">
<text:a xlink:type="simple" xlink:href="https://armyinform.com.ua/2023/03/28/u-stolyczi-peredaly-obladnannya-dlya-pershyh-udarnyh-rot-bpla/" text:style-name="Internet_20_link" text:visited-style-name="Visited_20_Internet_20_Link">
У столиці передали обладнання для перших ударних ротБПЛА</text:a>
</text:p>
      <text:p text:style-name="P4">
Менш ніж за два місяці кожна з рот встигли показати хороші результати напередовій, знищити десятки одиниць ворожої техніки і сотні окупантів нанайгарячіших напрямках.</text:p>
      <text:p text:style-name="P4">
<draw:frame draw:style-name="fr1" draw:name="Image414" text:anchor-type="as-char" svg:width="6.9236in" svg:height="3.894525in" draw:z-index="0">
<draw:image xlink:href="../Images/AРМІЯINFORM/2023-05-08T85-00-00-04-00/max_0028.jpg" xlink:type="simple" xlink:show="embed" xlink:actuate="onLoad" draw:mime-type="image/jpeg"/>
</draw:frame>
</text:p>
      <text:p text:style-name="P4">
— Спочатку ми захищали Київщину та Чернігівщину, потім виконували бойовізавдання на Херсонщині та Миколаївщині. Згодом були 3,5 місяці оборони фортеціБахмут. Зараз працюємо на Донецькому напрямку. Наша основна місія базується натрьох китах — виявлення-дорозвідка-знищення. Наше завдання, щоб ворогповернувся додому, бажано в різних мішках, і більше сюди ніколи не повертався,— розповів командир взводу ударних безпілотних авіаційних комплексів ротиударних БПЛА «Птахи Мадяра» 59-ї ОМПБр «Свят».</text:p>
      <text:p text:style-name="P4">
Усі безпілотники, які отримують ударні роти БПЛА, українського виробництва. Зодного боку це дає поштовх розвитку українського виробництва дронів, а зіншого — наші захисники та захисниці мають швидкий доступ до експлуатації. Цеважливий критерій, щоб всі військові оперативно отримували потрібну кількістьбезпілотників та могли безперервно їх використовувати на полі бою.</text:p>
      <text:p text:style-name="P4">
— Ми вже придбали понад 3 тисячі комплексів БПЛА. Всього плануємо цього року200 тисяч дронів. Завдання наших бійців — знищення ворога і звільнення рідноїземлі, а місія «Армії дронів» — зробити все, щоби максимально забезпечитизахисників необхідними безпілотниками, — наголосив Голова Державної службиспеціального зв’язку та захисту інформації України Юрій Щиголь.</text:p>
      <text:p text:style-name="P4">
Підготовка військовослужбовців ударних рот БПЛА здійснюється з урахуваннямпотреб усіх видів військ Збройних Сил України.</text:p>
      <text:p text:style-name="P4">
Source: <text:a xlink:type="simple" xlink:href="https://armyinform.com.ua/2023/05/08/8-udarnyh-rot-bpla-ukomplektuvaly-neobhidnym-obladnannyam/" text:style-name="Internet_20_link" text:visited-style-name="Visited_20_Internet_20_Link">
https://armyinform.com.ua/2023/05/08/8-udarnyh-rot-bpla-ukomplektuvaly-neobhidnym-obladnannyam/</text:a>
</text:p>
      <!--NEWS-->
      <text:h text:style-name="P10" text:outline-level="1">
<text:span text:style-name="T4">
На Херсонщині українські захисники знищили три ворожих БПЛА</text:span>
</text:h>
      <text:p text:style-name="P4">
Author: ['АРМІЯINFORM']</text:p>
      <text:p text:style-name="P4">
Time: 2023-05-08T86:00:00-04:00</text:p>
      <text:p text:style-name="P4">
Description: На Херсонщині сили та засоби Протиповітряної оборони повітряного командування «Півд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24753.jpg" text:style-name="Internet_20_link" text:visited-style-name="Visited_20_Internet_20_Link">
2824753.jpg</text:a>
']</text:p>
      <text:p text:style-name="P4">
Tags: ['БПЛА ZALA', 'ЛАНЦЕТ', 'ППО ЗСУ', 'ХРОНІКА ОБОРОНИ']</text:p>
      <text:p text:style-name="P4">
Category: News</text:p>
      <!--METADATA-->
      <text:p text:style-name="P4">
<draw:frame draw:style-name="fr1" draw:name="Image415" text:anchor-type="as-char" svg:width="6.9236in" svg:height="4.369813in" draw:z-index="0">
<draw:image xlink:href="../Images/AРМІЯINFORM/2023-05-08T86-00-00-04-00/2824753.jpg" xlink:type="simple" xlink:show="embed" xlink:actuate="onLoad" draw:mime-type="image/jpeg"/>
</draw:frame>
Ілюстративне фото</text:p>
      <text:p text:style-name="P4">
На Херсонщині сили та засоби Протиповітряної оборони повітряного командування«Південь» знищили три російських безпілотних літальних апарати.</text:p>
      <text:p text:style-name="P4">
Про це<text:a xlink:type="simple" xlink:href="https%3A%2F%2Fwww.facebook.com%2FPvKPivden%2Fposts%2Fpfbid0LnqV8FRhFtkST9vvtrXvS9WAyo7K1WbCQ7swZuebTZgHxpgbNxmq5biByG85y7tfl&amp;show_text=true&amp;width=500" text:style-name="Internet_20_link" text:visited-style-name="Visited_20_Internet_20_Link">
повідомляє</text:a>
Повітряне командування «Південь».</text:p>
      <text:p text:style-name="P4">
Зокрема, два ударних БПЛА типу «Ланцет» та один безпілотник типу «ZALA».</text:p>
      <text:p text:style-name="P4">
«Відзначимо результативну бойову роботу воїнів мобільних вогневих групрадіотехнічної бригади імені Богдана Хмельницького зі знищення ворожихбезпілотників «Ланцет», — зазначили в командуванні.</text:p>
      <text:p text:style-name="P4">
Source: <text:a xlink:type="simple" xlink:href="https://armyinform.com.ua/2023/05/08/na-hersonshhyni-ukrayinski-zahysnyky-znyshhyly-try-vorozhyh-bpla/" text:style-name="Internet_20_link" text:visited-style-name="Visited_20_Internet_20_Link">
https://armyinform.com.ua/2023/05/08/na-hersonshhyni-ukrayinski-zahysnyky-znyshhyly-try-vorozhyh-bpla/</text:a>
</text:p>
      <!--NEWS-->
      <text:h text:style-name="P10" text:outline-level="1">
<text:span text:style-name="T4">
Воїни ССО знищили кулеметний розрахунок противника у Бахмуті</text:span>
</text:h>
      <text:p text:style-name="P4">
Author: ['АРМІЯINFORM']</text:p>
      <text:p text:style-name="P4">
Time: 2023-05-08T87:00:00-04:00</text:p>
      <text:p text:style-name="P4">
Description: Чергова злагоджена робота операторів ССО з розрахунком М777. Знищено кулемет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Чергова злагоджена робота операторів ССО з розрахунком М777. Знищенокулеметний розрахунок противника, який вів вогонь з багатоповерхівки вБахмуті.</text:p>
      <text:p text:style-name="P4">
<text:span text:style-name="T5">
Джерело:<text:a xlink:type="simple" xlink:href="https://www.facebook.com/usofcom" text:style-name="Internet_20_link" text:visited-style-name="Visited_20_Internet_20_Link">
Командування Сил спеціальних операцій ЗСУкраїни</text:a>
</text:span>
</text:p>
      <text:p text:style-name="P4">
Source: <text:a xlink:type="simple" xlink:href="https://armyinform.com.ua/2023/05/08/voyiny-sso-znyshhyly-kulemetnyj-rozrahunok-protyvnyka-u-bahmuti/" text:style-name="Internet_20_link" text:visited-style-name="Visited_20_Internet_20_Link">
https://armyinform.com.ua/2023/05/08/voyiny-sso-znyshhyly-kulemetnyj-rozrahunok-protyvnyka-u-bahmuti/</text:a>
</text:p>
      <!--NEWS-->
      <text:h text:style-name="P10" text:outline-level="1">
<text:span text:style-name="T4">
Жозеп Боррель закликав Іран припинити підтримку росії у її війні проти України</text:span>
</text:h>
      <text:p text:style-name="P4">
Author: ['АРМІЯINFORM']</text:p>
      <text:p text:style-name="P4">
Time: 2023-05-08T88:00:00-04:00</text:p>
      <text:p text:style-name="P4">
Description: Високий представник Європейського Союзу Жозеп Боррель провів телефонну розмову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orrel.jpeg" text:style-name="Internet_20_link" text:visited-style-name="Visited_20_Internet_20_Link">
borrel.jpeg</text:a>
']</text:p>
      <text:p text:style-name="P4">
Tags: ['ЖОЗЕП БОРРЕЛЬ', 'ІРАН']</text:p>
      <text:p text:style-name="P4">
Category: News</text:p>
      <!--METADATA-->
      <text:p text:style-name="P4">
<draw:frame draw:style-name="fr1" draw:name="Image416" text:anchor-type="as-char" svg:width="6.9236in" svg:height="4.369813in" draw:z-index="0">
<draw:image xlink:href="../Images/AРМІЯINFORM/2023-05-08T88-00-00-04-00/borrel.jpeg" xlink:type="simple" xlink:show="embed" xlink:actuate="onLoad" draw:mime-type="image/jpeg"/>
</draw:frame>
</text:p>
      <text:p text:style-name="P4">
Високий представник Європейського Союзу Жозеп Боррель провів телефонну розмовуз міністром закордонних справ Ірану Хосейном Аміром Абдоллахіаном.</text:p>
      <text:p text:style-name="P4">
Про це він<text:a xlink:type="simple" xlink:href="https://twitter.com/JosepBorrellF/status/1655552191510245377" text:style-name="Internet_20_link" text:visited-style-name="Visited_20_Internet_20_Link">
написав</text:a>
у Твіттері.</text:p>
      <text:p text:style-name="P4">
«Я відзначив, що Іран повинен продовжувати цю співпрацю, припинити підтримкувійни росії проти України та припинити використовувати громадян ЄС в своїхполітичних інтересах», — йдеться у дописі Жозепа Борреля.</text:p>
      <text:p text:style-name="P4">
Окрім того, сторони обговорили співпрацю Тегерана та МАГАТЕ.</text:p>
      <text:p text:style-name="P4">
«Під час розмови з міністром закордонних справ Ірану Абдоллахіаном я рішучезасудив страту громадянина Швеції та Ірану Хабіба Чааба та попросив Іран нестрачувати громадянина Німеччини та Ірану Джамшида Шармада», — зазначивБоррель.</text:p>
      <text:p text:style-name="P4">
Source: <text:a xlink:type="simple" xlink:href="https://armyinform.com.ua/2023/05/08/zhozep-borrel-zaklykav-iran-prypynyty-pidtrymku-rosiyi-u-yiyi-vijni-proty-ukrayiny/" text:style-name="Internet_20_link" text:visited-style-name="Visited_20_Internet_20_Link">
https://armyinform.com.ua/2023/05/08/zhozep-borrel-zaklykav-iran-prypynyty-pidtrymku-rosiyi-u-yiyi-vijni-proty-ukrayiny/</text:a>
</text:p>
      <!--NEWS-->
      <text:h text:style-name="P10" text:outline-level="1">
<text:span text:style-name="T4">
Окупанти згортають діяльність окупаційних адміністрацій у Скадовську — Генштаб ЗСУ</text:span>
</text:h>
      <text:p text:style-name="P4">
Author: ['АРМІЯINFORM']</text:p>
      <text:p text:style-name="P4">
Time: 2023-05-08T89:00:00-04:00</text:p>
      <text:p text:style-name="P4">
Description: У місті Скадовськ спостерігається згортання діяльності районної та мі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ovyj-proekt-9-632x356-1.webp" text:style-name="Internet_20_link" text:visited-style-name="Visited_20_Internet_20_Link">
novyj-proekt-9-632x356-1.webp</text:a>
']</text:p>
      <text:p text:style-name="P4">
Tags: ['АГРЕСІЯ РФ', 'ВІЙНА', 'ГЕНЕРАЛЬНИЙ ШТАБ ЗС УКРАЇНИ', 'ОПЕРАТИВНА ІНФОРМАЦІЯ']</text:p>
      <text:p text:style-name="P4">
Category: News</text:p>
      <!--METADATA-->
      <text:p text:style-name="P4">
<draw:frame draw:style-name="fr1" draw:name="Image417" text:anchor-type="as-char" svg:width="6.9236in" svg:height="3.900003in" draw:z-index="0">
<draw:image xlink:href="../ConvertedIMGs/AРМІЯINFORM/2023-05-08T89-00-00-04-00/novyj-proekt-9-632x356-1.png" xlink:type="simple" xlink:show="embed" xlink:actuate="onLoad" draw:mime-type="image/png"/>
</draw:frame>
</text:p>
      <text:p text:style-name="P4">
<text:span text:style-name="T4">
<text:span text:style-name="T5">
*🔥 Ситуація щодо російського вторгнення</text:span>
</text:span>
*</text:p>
      <text:p text:style-name="P4">
У місті Скадовськ спостерігається згортання діяльності районної та міськоїадміністрацій.</text:p>
      <text:p text:style-name="P4">
Про це<text:a xlink:type="simple" xlink:href="https%3A%2F%2Fwww.facebook.com%2FGeneralStaff.ua%2Fposts%2Fpfbid0aRdL1mTmajk7HV4qtxTrP5dR4SVE4bgPeYf7zne35UimnXwHGyAnozJNtnBsJFs7l&amp;show_text=true&amp;width=500" text:style-name="Internet_20_link" text:visited-style-name="Visited_20_Internet_20_Link">
йдеться</text:a>
в оперативній інформації Генерального штабу ЗСУ.</text:p>
      <text:p text:style-name="P4">
Так, в ніч з 6 на 7 травня, окупанти завантажили в автомобільний транспортдокументацію, оргтехніку та інше майно державних установ, а вже на ранок 7травня, разом із сім’ями, місто залишила значна частина російської окупаційноїадміністрації.</text:p>
      <text:p text:style-name="P4">
«На даний час подібна ситуація спостерігається у таких населених пунктахобласті, як Михайлівка, Петрівка, Шевченка, Широке, Улянівка та Красне», —йдеться у повідомленні.</text:p>
      <text:p text:style-name="P4">
Зазначається, що через багатокілометрові затори на в’їзді до Криму та в районіКерченського мосту вивозити документацію та награбоване майно з державнихустанов тимчасово захопленої Херсонської області загарбники планують морськимшляхом, за допомогою суховантажного судна, через порт міста Бердянськ.</text:p>
      <text:p text:style-name="P4">
Source: <text:a xlink:type="simple" xlink:href="https://armyinform.com.ua/2023/05/08/okupanty-zgortayut-diyalnist-okupaczijnyh-administraczij-u-skadovsku-genshtab-zsu/" text:style-name="Internet_20_link" text:visited-style-name="Visited_20_Internet_20_Link">
https://armyinform.com.ua/2023/05/08/okupanty-zgortayut-diyalnist-okupaczijnyh-administraczij-u-skadovsku-genshtab-zsu/</text:a>
</text:p>
      <!--NEWS-->
      <text:h text:style-name="P10" text:outline-level="1">
<text:span text:style-name="T4">
Авіація ЗСУ за добу завдала 11 ударів по районах скупчення противника</text:span>
</text:h>
      <text:p text:style-name="P4">
Author: ['АРМІЯINFORM']</text:p>
      <text:p text:style-name="P4">
Time: 2023-05-08T90:00:00-04:00</text:p>
      <text:p text:style-name="P4">
Description: Авіація Сил оборони за добу завдала 11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94278311_365161299130288_4793866583546601709_n.jpg" text:style-name="Internet_20_link" text:visited-style-name="Visited_20_Internet_20_Link">
294278311_365161299130288_4793866583546601709_n.jpg</text:a>
']</text:p>
      <text:p text:style-name="P4">
Tags: ['ГШ ЗСУ', 'ОПЕРАТИВНА ІНФОРМАЦІЯ']</text:p>
      <text:p text:style-name="P4">
Category: News</text:p>
      <!--METADATA-->
      <text:p text:style-name="P4">
<draw:frame draw:style-name="fr1" draw:name="Image418" text:anchor-type="as-char" svg:width="6.9236in" svg:height="4.50034in" draw:z-index="0">
<draw:image xlink:href="../Images/AРМІЯINFORM/2023-05-08T90-00-00-04-00/294278311_365161299130288_4793866583546601709_n.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Авіація Сил оборони за добу завдала 11 ударів по районах зосередженняособового складу та військової техніки противника.</text:p>
      <text:p text:style-name="P4">
Про це<text:a xlink:type="simple" xlink:href="https%3A%2F%2Fwww.facebook.com%2FGeneralStaff.ua%2Fposts%2Fpfbid0aRdL1mTmajk7HV4qtxTrP5dR4SVE4bgPeYf7zne35UimnXwHGyAnozJNtnBsJFs7l&amp;show_text=true&amp;width=500" text:style-name="Internet_20_link" text:visited-style-name="Visited_20_Internet_20_Link">
йдеться</text:a>
в оперативній інформації Генерального штабу ЗСУ.</text:p>
      <text:p text:style-name="P4">
Підрозділи ракетних військ і артилерії уразили три райони зосередження живоїсили, два склади боєприпасів та ще три важливі цілі противника.</text:p>
      <text:p text:style-name="P4">
Крім того, протягом цієї доби, наші захисники<text:a xlink:type="simple" xlink:href="https://armyinform.com.ua/2023/05/08/na-hersonshhyni-ukrayinski-zahysnyky-znyshhyly-try-vorozhyh-bpla/" text:style-name="Internet_20_link" text:visited-style-name="Visited_20_Internet_20_Link">
знищили</text:a>
 два ударних БПЛА типу «Ланцет» та одинбезпілотник типу «ZALA».</text:p>
      <text:p text:style-name="P4">
Source: <text:a xlink:type="simple" xlink:href="https://armyinform.com.ua/2023/05/08/aviacziya-zsu-za-dobu-zavdala-11-udariv-po-rajonah-skupchennya-protyvnyka/" text:style-name="Internet_20_link" text:visited-style-name="Visited_20_Internet_20_Link">
https://armyinform.com.ua/2023/05/08/aviacziya-zsu-za-dobu-zavdala-11-udariv-po-rajonah-skupchennya-protyvnyka/</text:a>
</text:p>
      <!--NEWS-->
      <text:h text:style-name="P10" text:outline-level="1">
<text:span text:style-name="T4">
рф наступає на чотирьох напрямках, важкі бої ведуться за Бахмут і Мар’їнку</text:span>
</text:h>
      <text:p text:style-name="P4">
Author: ['АРМІЯINFORM']</text:p>
      <text:p text:style-name="P4">
Time: 2023-05-08T91:00:00-04:00</text:p>
      <text:p text:style-name="P4">
Description: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su-rszv-1.jpg" text:style-name="Internet_20_link" text:visited-style-name="Visited_20_Internet_20_Link">
zsu-rszv-1.jpg</text:a>
']</text:p>
      <text:p text:style-name="P4">
Tags: ['ГЕНЕРАЛЬНИЙ ШТАБ ЗС УКРАЇНИ', 'ОПЕРАТИВНА ІНФОРМАЦІЯ']</text:p>
      <text:p text:style-name="P4">
Category: News</text:p>
      <!--METADATA-->
      <text:p text:style-name="P4">
<draw:frame draw:style-name="fr1" draw:name="Image419" text:anchor-type="as-char" svg:width="6.9236in" svg:height="4.618041in" draw:z-index="0">
<draw:image xlink:href="../Images/AРМІЯINFORM/2023-05-08T91-00-00-04-00/zsu-rszv-1.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ивник продовжує зосереджувати основні зусилля на Лиманському,Бахмутському, Авдіївському та Мар’їнському напрямках — ворог здійснив близько30 атак. Ведуться важкі бої за Бахмут та Мар’їнку.</text:p>
      <text:p text:style-name="P4">
Про це<text:a xlink:type="simple" xlink:href="https%3A%2F%2Fwww.facebook.com%2FGeneralStaff.ua%2Fposts%2Fpfbid0aRdL1mTmajk7HV4qtxTrP5dR4SVE4bgPeYf7zne35UimnXwHGyAnozJNtnBsJFs7l&amp;show_text=true&amp;width=500" text:style-name="Internet_20_link" text:visited-style-name="Visited_20_Internet_20_Link">
йдеться</text:a>
в оперативній інформації Генерального штабу ЗСУ.</text:p>
      <text:p text:style-name="P4">
«Тривають бої у місті Бахмут. Протягом доби противник вів безуспішнінаступальні дії у напрямках Іванівського та Часового Яру. Завдав авіаударів порайонах Богданівки, Бахмута та Предтечиного. Від ворожих обстрілів постраждалиВасюківка, Оріхово-Василівка, Новомаркове, Бахмут, Іванівське, Часів Яр,Ступочки, Предтечине, Олександро-Шультине, Диліївка, Дружба, Залізне та Нью-Йорк Донецької області», — зазначили у Генштабі ЗСУ.</text:p>
      <text:p text:style-name="P4">
На Мар’їнському напрямку противник продовжує атакувати позиції сил оборони.Тривають бої за Мар’їнку. В той же час, ворожих обстрілів зазнали такожГеоргіївка та Побєда Донецької області.</text:p>
      <text:p text:style-name="P4">
На Авдіївському напрямку противник вів наступальні дії в районах Авдіївки таПервомайського, успіху не мав. Обстріляв Новокалинове, Бердичі, Ласточкине,Авдіївку, Сєверне, Водяне, Первомайське та Нетайлове Донецької області.</text:p>
      <text:p text:style-name="P4">
У Генштабі додали, що на Лиманському напрямку противник намагається знайтислабкі місця у нашій обороні. Вів наступальні дії у напрямку Білогорівки, алебезуспішно.</text:p>
      <text:p text:style-name="P4">
На Сіверському та Слобожанському напрямках противник зберігає військовуприсутність у прикордонних з Україною районах.</text:p>
      <text:p text:style-name="P4">
Source: <text:a xlink:type="simple" xlink:href="https://armyinform.com.ua/2023/05/08/rf-nastupaye-na-chotyroh-napryamkah-vazhki-boyi-vedutsya-za-bahmut-i-maryinku/" text:style-name="Internet_20_link" text:visited-style-name="Visited_20_Internet_20_Link">
https://armyinform.com.ua/2023/05/08/rf-nastupaye-na-chotyroh-napryamkah-vazhki-boyi-vedutsya-za-bahmut-i-maryinku/</text:a>
</text:p>
      <!--NEWS-->
      <text:h text:style-name="P10" text:outline-level="1">
<text:span text:style-name="T4">
Цієї доби росіяни завдали 11 ракетних та 59 авіаційних ударів по Україні</text:span>
</text:h>
      <text:p text:style-name="P4">
Author: ['АРМІЯINFORM']</text:p>
      <text:p text:style-name="P4">
Time: 2023-05-08T92:00:00-04:00</text:p>
      <text:p text:style-name="P4">
Description: Протягом доби противник завдав 11 ракетних, 59 авіаударів та здійснив 76 обстріл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2-10-31-raketnyj-udar-po-harkivshhyni.jpg" text:style-name="Internet_20_link" text:visited-style-name="Visited_20_Internet_20_Link">
2022-10-31-raketnyj-udar-po-harkivshhyni.jpg</text:a>
']</text:p>
      <text:p text:style-name="P4">
Tags: ['ВІЙНА', 'ГЕНЕРАЛЬНИЙ ШТАБ ЗС УКРАЇНИ', 'ОПЕРАТИВНА ІНФОРМАЦІЯ']</text:p>
      <text:p text:style-name="P4">
Category: News</text:p>
      <!--METADATA-->
      <text:p text:style-name="P4">
<draw:frame draw:style-name="fr1" draw:name="Image420" text:anchor-type="as-char" svg:width="6.9236in" svg:height="3.893007in" draw:z-index="0">
<draw:image xlink:href="../Images/AРМІЯINFORM/2023-05-08T92-00-00-04-00/2022-10-31-raketnyj-udar-po-harkivshhyni.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ягом доби противник завдав 11 ракетних, 59 авіаударів та здійснив 76обстрілів з реактивних систем залпового вогню.</text:p>
      <text:p text:style-name="P4">
Про це<text:a xlink:type="simple" xlink:href="https%3A%2F%2Fwww.facebook.com%2FGeneralStaff.ua%2Fposts%2Fpfbid0aRdL1mTmajk7HV4qtxTrP5dR4SVE4bgPeYf7zne35UimnXwHGyAnozJNtnBsJFs7l&amp;show_text=true&amp;width=500" text:style-name="Internet_20_link" text:visited-style-name="Visited_20_Internet_20_Link">
йдеться</text:a>
в оперативній інформації Генерального штабу ЗСУ.</text:p>
      <text:p text:style-name="P4">
Унаслідок ворожих обстрілів постраждали мирні мешканці, зруйновано тапошкоджено приватні житлові будинки та інша цивільна інфраструктура.</text:p>
      <text:p text:style-name="P4">
«російська федерація продовжує вести загарбницьку війну. Не зважаючи на значнівтрати, не відмовляється від планів щодо окупації нашої території. Завдаєударів, здійснює обстріли як по військових, так і по цивільних об’єктах», —йдеться у повідомленні.</text:p>
      <text:p text:style-name="P4">
У Генштабі ЗСУ додали, що ймовірність завдання ракетних та авіаційних ударівпо всій території України залишається високою.</text:p>
      <text:p text:style-name="P4">
Source: <text:a xlink:type="simple" xlink:href="https://armyinform.com.ua/2023/05/08/cziyeyi-doby-rosiyany-zavdaly-11-raketnyh-ta-59-aviaczijnyh-udariv-po-ukrayini/" text:style-name="Internet_20_link" text:visited-style-name="Visited_20_Internet_20_Link">
https://armyinform.com.ua/2023/05/08/cziyeyi-doby-rosiyany-zavdaly-11-raketnyh-ta-59-aviaczijnyh-udariv-po-ukrayini/</text:a>
</text:p>
      <!--NEWS-->
      <text:h text:style-name="P10" text:outline-level="1">
<text:span text:style-name="T4">
У Чернігові вшанували членів родин загиблих героїв</text:span>
</text:h>
      <text:p text:style-name="P4">
Author: ['Ігор Березинський']</text:p>
      <text:p text:style-name="P4">
Time: 2023-05-08T93:00:00-04:00</text:p>
      <text:p text:style-name="P4">
Description: У Чернігівській обласній військовій адміністрації ордени «За мужність» ІІ та III ступе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1-1.jpg" text:style-name="Internet_20_link" text:visited-style-name="Visited_20_Internet_20_Link">
01-1-1.jpg</text:a>
', '<text:a xlink:type="simple" xlink:href="https://armyinform.com.ua/wp-content/uploads/2023/05/02-1-1-150x150.jpg" text:style-name="Internet_20_link" text:visited-style-name="Visited_20_Internet_20_Link">
02-1-1-150x150.jpg</text:a>
', '<text:a xlink:type="simple" xlink:href="https://armyinform.com.ua/wp-content/uploads/2023/05/03-1-2-150x150.jpg" text:style-name="Internet_20_link" text:visited-style-name="Visited_20_Internet_20_Link">
03-1-2-150x150.jpg</text:a>
', '<text:a xlink:type="simple" xlink:href="https://armyinform.com.ua/wp-content/uploads/2023/05/04-1-2-150x150.jpg" text:style-name="Internet_20_link" text:visited-style-name="Visited_20_Internet_20_Link">
04-1-2-150x150.jpg</text:a>
', '<text:a xlink:type="simple" xlink:href="https://armyinform.com.ua/wp-content/uploads/2023/05/05-1-2-150x150.jpg" text:style-name="Internet_20_link" text:visited-style-name="Visited_20_Internet_20_Link">
05-1-2-150x150.jpg</text:a>
', '<text:a xlink:type="simple" xlink:href="https://armyinform.com.ua/wp-content/uploads/2023/05/06-1-1-150x150.jpg" text:style-name="Internet_20_link" text:visited-style-name="Visited_20_Internet_20_Link">
06-1-1-150x150.jpg</text:a>
', '<text:a xlink:type="simple" xlink:href="https://armyinform.com.ua/wp-content/uploads/2023/05/07-3-150x150.jpg" text:style-name="Internet_20_link" text:visited-style-name="Visited_20_Internet_20_Link">
07-3-150x150.jpg</text:a>
']</text:p>
      <text:p text:style-name="P4">
Tags: ['STOPRUSSIA', 'АГРЕСІЯ РФ']</text:p>
      <text:p text:style-name="P4">
Category: News</text:p>
      <!--METADATA-->
      <text:p text:style-name="P4">
<draw:frame draw:style-name="fr1" draw:name="Image421" text:anchor-type="as-char" svg:width="6.9236in" svg:height="4.617987in" draw:z-index="0">
<draw:image xlink:href="../Images/AРМІЯINFORM/2023-05-08T93-00-00-04-00/01-1-1.jpg" xlink:type="simple" xlink:show="embed" xlink:actuate="onLoad" draw:mime-type="image/jpeg"/>
</draw:frame>
</text:p>
      <text:p text:style-name="P4">
У Чернігівській обласній військовій адміністрації ордени «За мужність» ІІ таIII ступенів (посмертно) отримали дружини, матері, діти, батьки та іншінайближчі родичі 13 військових, які загинули під час російсько-українськоївійни.</text:p>
      <text:p text:style-name="P4">
<text:a xlink:type="simple" xlink:href="https://armyinform.com.ua/wp-content/uploads/2023/05/02-1-1.jpg" text:style-name="Internet_20_link" text:visited-style-name="Visited_20_Internet_20_Link">
<draw:frame draw:style-name="fr1" draw:name="Image422" text:anchor-type="as-char" svg:width="6.9236in" svg:height="6.9236in" draw:z-index="0">
<draw:image xlink:href="../Images/AРМІЯINFORM/2023-05-08T93-00-00-04-00/02-1-1-150x150.jpg" xlink:type="simple" xlink:show="embed" xlink:actuate="onLoad" draw:mime-type="image/jpeg"/>
</draw:frame>
</text:a>
</text:p>
      <text:p text:style-name="P4">
<text:a xlink:type="simple" xlink:href="https://armyinform.com.ua/wp-content/uploads/2023/05/03-1-2.jpg" text:style-name="Internet_20_link" text:visited-style-name="Visited_20_Internet_20_Link">
<draw:frame draw:style-name="fr1" draw:name="Image423" text:anchor-type="as-char" svg:width="6.9236in" svg:height="6.9236in" draw:z-index="0">
<draw:image xlink:href="../Images/AРМІЯINFORM/2023-05-08T93-00-00-04-00/03-1-2-150x150.jpg" xlink:type="simple" xlink:show="embed" xlink:actuate="onLoad" draw:mime-type="image/jpeg"/>
</draw:frame>
</text:a>
</text:p>
      <text:p text:style-name="P4">
<text:a xlink:type="simple" xlink:href="https://armyinform.com.ua/wp-content/uploads/2023/05/04-1-2.jpg" text:style-name="Internet_20_link" text:visited-style-name="Visited_20_Internet_20_Link">
<draw:frame draw:style-name="fr1" draw:name="Image424" text:anchor-type="as-char" svg:width="6.9236in" svg:height="6.9236in" draw:z-index="0">
<draw:image xlink:href="../Images/AРМІЯINFORM/2023-05-08T93-00-00-04-00/04-1-2-150x150.jpg" xlink:type="simple" xlink:show="embed" xlink:actuate="onLoad" draw:mime-type="image/jpeg"/>
</draw:frame>
</text:a>
</text:p>
      <text:p text:style-name="P4">
Такі відзнаки вручив сім’ям полеглих воїнів начальник ОВА В’ячеслав Чаус.Заупокійну літію за загиблими військовослужбовцями відправив головний капеланОперативного командування «Північ» отець Антоній Панасенко.</text:p>
      <text:p text:style-name="P4">
<text:a xlink:type="simple" xlink:href="https://armyinform.com.ua/wp-content/uploads/2023/05/05-1-2.jpg" text:style-name="Internet_20_link" text:visited-style-name="Visited_20_Internet_20_Link">
<draw:frame draw:style-name="fr1" draw:name="Image425" text:anchor-type="as-char" svg:width="6.9236in" svg:height="6.9236in" draw:z-index="0">
<draw:image xlink:href="../Images/AРМІЯINFORM/2023-05-08T93-00-00-04-00/05-1-2-150x150.jpg" xlink:type="simple" xlink:show="embed" xlink:actuate="onLoad" draw:mime-type="image/jpeg"/>
</draw:frame>
</text:a>
</text:p>
      <text:p text:style-name="P4">
<text:a xlink:type="simple" xlink:href="https://armyinform.com.ua/wp-content/uploads/2023/05/06-1-1.jpg" text:style-name="Internet_20_link" text:visited-style-name="Visited_20_Internet_20_Link">
<draw:frame draw:style-name="fr1" draw:name="Image426" text:anchor-type="as-char" svg:width="6.9236in" svg:height="6.9236in" draw:z-index="0">
<draw:image xlink:href="../Images/AРМІЯINFORM/2023-05-08T93-00-00-04-00/06-1-1-150x150.jpg" xlink:type="simple" xlink:show="embed" xlink:actuate="onLoad" draw:mime-type="image/jpeg"/>
</draw:frame>
</text:a>
</text:p>
      <text:p text:style-name="P4">
<text:a xlink:type="simple" xlink:href="https://armyinform.com.ua/wp-content/uploads/2023/05/07-3.jpg" text:style-name="Internet_20_link" text:visited-style-name="Visited_20_Internet_20_Link">
<draw:frame draw:style-name="fr1" draw:name="Image427" text:anchor-type="as-char" svg:width="6.9236in" svg:height="6.9236in" draw:z-index="0">
<draw:image xlink:href="../Images/AРМІЯINFORM/2023-05-08T93-00-00-04-00/07-3-150x150.jpg" xlink:type="simple" xlink:show="embed" xlink:actuate="onLoad" draw:mime-type="image/jpeg"/>
</draw:frame>
</text:a>
</text:p>
      <text:p text:style-name="P4">
— Сьогодні ми вшановуємо героїв, які віддали своє життя за нашу свободу, волюта незалежність. На жаль, війна забирає найкращих, проте ваші рідні та близькізавжди будуть з нами. Це не лише ваша втрата, це втрата кожного з нас. І ми звами обов’язково переможемо у цій жорстокій війні, — зазначив В’ячеслав Чаус.</text:p>
      <text:p text:style-name="P4">
<text:span text:style-name="T5">
<text:span text:style-name="T4">
Фото автора</text:span>
</text:span>
</text:p>
      <text:p text:style-name="P4">
Source: <text:a xlink:type="simple" xlink:href="https://armyinform.com.ua/2023/05/08/u-chernigovi-vshanuvaly-chleniv-rodyn-zagyblyh-geroyiv/" text:style-name="Internet_20_link" text:visited-style-name="Visited_20_Internet_20_Link">
https://armyinform.com.ua/2023/05/08/u-chernigovi-vshanuvaly-chleniv-rodyn-zagyblyh-geroyiv/</text:a>
</text:p>
      <!--NEWS-->
      <text:h text:style-name="P10" text:outline-level="1">
<text:span text:style-name="T4">
росіяни мають тактичне завдання захопити Мар’їнку та заблокувати логістичне постачання Авдіївки — Валерій Шершень</text:span>
</text:h>
      <text:p text:style-name="P4">
Author: ['Оксана Іванець']</text:p>
      <text:p text:style-name="P4">
Time: 2023-05-08T94:00:00-04:00</text:p>
      <text:p text:style-name="P4">
Description: На Таврійському напрямку ворог продовжує зосереджувати зусилля на наступальних ді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ershen.jpg" text:style-name="Internet_20_link" text:visited-style-name="Visited_20_Internet_20_Link">
shershen.jpg</text:a>
']</text:p>
      <text:p text:style-name="P4">
Tags: ['STOPRUSSIA', 'АГРЕСІЯ РФ']</text:p>
      <text:p text:style-name="P4">
Category: News</text:p>
      <!--METADATA-->
      <text:p text:style-name="P4">
<draw:frame draw:style-name="fr1" draw:name="Image428" text:anchor-type="as-char" svg:width="6.9236in" svg:height="3.921331in" draw:z-index="0">
<draw:image xlink:href="../Images/AРМІЯINFORM/2023-05-08T94-00-00-04-00/shershen.jpg" xlink:type="simple" xlink:show="embed" xlink:actuate="onLoad" draw:mime-type="image/jpeg"/>
</draw:frame>
</text:p>
      <text:p text:style-name="P4">
На Таврійському напрямку ворог продовжує зосереджувати зусилля на наступальнихдіях у районі Мар’їнки та Авдіївки. На Запорізькому напрямку окупанти ведутьактивну оборону в районі Новопавлівки та Оріхове. Про це повідомив речникоб’єднаного пресцентру Сил оборони Таврійського напрямку Валерій Шершень.</text:p>
      <text:p text:style-name="P4">
За словами спікера, росіяни мають тактичне завдання захопити Мар’їнку тазаблокувати логістичне постачання Авдіївки.</text:p>
      <text:p text:style-name="P4">
— Упродовж минулої доби на Таврійському напрямку противник 26 разівбезрезультатно атакував українські позиції. Було зафіксовано 376 обстрілів,зокрема й понад 20 населених пунктів. В результаті постраждали місцеві жителі,зруйновані об’єкти цивільної та критичної інфраструктури. Ворог завдав 13авіаударів, — зазначив Валерій Шершень.</text:p>
      <text:p text:style-name="P4">
Своєю чергою Сили оборони надали гідну відповідь окупантам — українськіпідрозділи виконали 644 бойових завдання, в результаті чого ворог втративвбитими та пораненими особового складу близько роти, знищено 16 одиницьвійськового озброєння та техніки противника.</text:p>
      <text:p text:style-name="P4">
Крім того, речник об’єднаного пресцентру Сил оборони Таврійського напрямкузазначив, що на Запорізькому напрямку серед окупантів панують панічні настрої— вони покидають насиджені позиції та залякують місцевих жителів контрнаступомукраїнських військ.</text:p>
      <text:p text:style-name="P4">
— Усі, хто перебуває у вимушеній окупації, мають єдину мету на цей момент —зберегти своє життя. Потрібно бути максимально обачливим, зайвий раз непотрапляти на очі російським військовим, аби не бути насильно вивезеним натериторію росії, або не постраждати від дій окупантів, — зазначив ВалерійШершень.</text:p>
      <text:p text:style-name="P4">
Source: <text:a xlink:type="simple" xlink:href="https://armyinform.com.ua/2023/05/08/rosiyany-mayut-taktychne-zavdannya-zahopyty-maryinku-ta-zablokuvaty-logistychne-postachannya-avdiyivky-valerij-shershen/" text:style-name="Internet_20_link" text:visited-style-name="Visited_20_Internet_20_Link">
https://armyinform.com.ua/2023/05/08/rosiyany-mayut-taktychne-zavdannya-zahopyty-maryinku-ta-zablokuvaty-logistychne-postachannya-avdiyivky-valerij-shershen/</text:a>
</text:p>
      <!--NEWS-->
      <text:h text:style-name="P10" text:outline-level="1">
<text:span text:style-name="T4">
Президент Литви закликав збільшити допомогу Україні і фінансування безпеки ЄС</text:span>
</text:h>
      <text:p text:style-name="P4">
Author: ['АРМІЯINFORM']</text:p>
      <text:p text:style-name="P4">
Time: 2023-05-08T95:00:00-04:00</text:p>
      <text:p text:style-name="P4">
Description: Президент Литви Гітанас Науседа закликав збільшити фінансову підтримку України, а тако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vm9axdwyam3xx6.jpg" text:style-name="Internet_20_link" text:visited-style-name="Visited_20_Internet_20_Link">
fvm9axdwyam3xx6.jpg</text:a>
']</text:p>
      <text:p text:style-name="P4">
Tags: ['АГРЕСІЯ РФ', 'ВІЙНА', 'ПРЕЗИДЕНТ ЛИТВИ ГІТАНАС НАУСЕДА', 'СВІТ ПІДТРИМУЄ УКРАЇНУ']</text:p>
      <text:p text:style-name="P4">
Category: News</text:p>
      <!--METADATA-->
      <text:p text:style-name="P4">
<draw:frame draw:style-name="fr1" draw:name="Image429" text:anchor-type="as-char" svg:width="6.9236in" svg:height="4.619132in" draw:z-index="0">
<draw:image xlink:href="../Images/AРМІЯINFORM/2023-05-08T95-00-00-04-00/fvm9axdwyam3xx6.jpg" xlink:type="simple" xlink:show="embed" xlink:actuate="onLoad" draw:mime-type="image/jpeg"/>
</draw:frame>
</text:p>
      <text:p text:style-name="P4">
Президент Литви Гітанас Науседа закликав збільшити фінансову підтримкуУкраїни, а також фінансування безпеки ЄС.</text:p>
      <text:p text:style-name="P4">
Про це він<text:a xlink:type="simple" xlink:href="https://twitter.com/GitanasNauseda/status/1655563315249135617" text:style-name="Internet_20_link" text:visited-style-name="Visited_20_Internet_20_Link">
сказав</text:a>
 у розмові із з єврокомісаром із бюджету та адмініструванняЙоганнесом Ганом.</text:p>
      <text:p text:style-name="P4">
«Продуктивна зустріч з Йоганнесом Ганом. Важливо забезпечити адекватнефінансування для сталого розвитку, економічної трансформації та безпеки. Аленайбільшим пріоритетом є збільшення фінансової підтримки України дляпротистояння російській агресії та перемоги у війні», — йдеться уповідомленні.</text:p>
      <text:p text:style-name="P4">
Source: <text:a xlink:type="simple" xlink:href="https://armyinform.com.ua/2023/05/08/prezydent-lytvy-zaklykav-zbilshyty-dopomogu-ukrayini-i-finansuvannya-bezpeky-yes/" text:style-name="Internet_20_link" text:visited-style-name="Visited_20_Internet_20_Link">
https://armyinform.com.ua/2023/05/08/prezydent-lytvy-zaklykav-zbilshyty-dopomogu-ukrayini-i-finansuvannya-bezpeky-yes/</text:a>
</text:p>
      <!--NEWS-->
      <text:h text:style-name="P10" text:outline-level="1">
<text:span text:style-name="T4">
Президент України: Успіхи українців в обороні проти агресії рф — це антидот проти інших агресій</text:span>
</text:h>
      <text:p text:style-name="P4">
Author: ['АРМІЯINFORM']</text:p>
      <text:p text:style-name="P4">
Time: 2023-05-08T96:00:00-04:00</text:p>
      <text:p text:style-name="P4">
Description: Успіхи українців в обороні проти російської агресії – це, однозначно, антидот проти ін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8457fdcc6c177385d0310f0dea30fc4_1683571287_extra_large.png" text:style-name="Internet_20_link" text:visited-style-name="Visited_20_Internet_20_Link">
78457fdcc6c177385d0310f0dea30fc4_1683571287_extra_large.png</text:a>
']</text:p>
      <text:p text:style-name="P4">
Tags: ['ВОЛОДИМИР ЗЕЛЕНСЬКИЙ', 'ЗВЕРНЕННЯ', 'ПРЕЗИДЕНТ УКРАЇНИ']</text:p>
      <text:p text:style-name="P4">
Category: News</text:p>
      <!--METADATA-->
      <text:p text:style-name="P4">
<draw:frame draw:style-name="fr1" draw:name="Image430" text:anchor-type="as-char" svg:width="6.9236in" svg:height="3.865677in" draw:z-index="0">
<draw:image xlink:href="../Images/AРМІЯINFORM/2023-05-08T96-00-00-04-00/78457fdcc6c177385d0310f0dea30fc4_1683571287_extra_large.png" xlink:type="simple" xlink:show="embed" xlink:actuate="onLoad" draw:mime-type="image/png"/>
</draw:frame>
</text:p>
      <text:p text:style-name="P4">
Успіхи українців в обороні проти російської агресії – це, однозначно, антидотпроти інших агресій. Світ повинен бачити, що вільний народ здатен захиститисвободу від загарбників.</text:p>
      <text:p text:style-name="P4">
Про це Президент України Володимир Зеленський<text:a xlink:type="simple" xlink:href="https://www.president.gov.ua/news/uspihi-ukrayinciv-v-oboroni-proti-rosijskoyi-agresiyi-ce-ant-82769" text:style-name="Internet_20_link" text:visited-style-name="Visited_20_Internet_20_Link">
сказав</text:a>
 у своєму зверненні до українців.</text:p>
      <text:p text:style-name="P4">
«Можемо ми — отже, зможуть інші. Якщо будуть діяти так само сміливо, так самовлучно й так само разом з іншими вільними народами. Дякую кожному нашомувоїну, який дає Україні цей результат! Дякую кожному партнеру, який допомагаєнашим воїнам саме тією зброєю, яка потрібна для результативності!» — йдеться уповідомленні.</text:p>
      <text:p text:style-name="P4">
Глава держави подякував захисникам за захист українського неба і територій.</text:p>
      <text:p text:style-name="P4">
«Передусім хочу подякувати нашим воїнам. Тим, хто захищає українське небо, ітим, хто б’ється заради України на передовій.</text:p>
      <text:p text:style-name="P4">
Наші захисники неба — бійці Повітряних сил та інших родів військ, які залученідо оборони від ракет і «Шахедів» терористів, – цими днями просто молодці!Надихають не лише нас. Партнери бачать те, на що здатні українці, те, на щоздатна в наших руках передана нам зброя, те, які ми ефективні, коли дієморазом заради нашої спільної безпеки», — сказав він.</text:p>
      <text:p text:style-name="P4">
Президент України відзначив воїнів 96-ї Київської зенітної ракетної бригади.</text:p>
      <text:p text:style-name="P4">
«Звичайно, сьогодні, як і завжди, я дякую нашим підрозділам, які б’ються нанайбільш жорстоких напрямках. Мар’їнка, Бахмут, Авдіївка… Я дякую кожному йкожній, хто захищає Україну саме там, за відвагу та стійкість! Окупанти зновуотримали від своїх керівників якісь чергові завдання просунутись кудись допевної дати… Що ж, це означає лише те, що попри будь-які дати наші героїбудуть, як і завжди, знищувати окупанта», — додав Володимир Зеленський.</text:p>
      <text:p text:style-name="P4">
Source: <text:a xlink:type="simple" xlink:href="https://armyinform.com.ua/2023/05/08/prezydent-ukrayiny-uspihy-ukrayincziv-v-oboroni-proty-agresiyi-rf-cze-antydot-proty-inshyh-agresij/" text:style-name="Internet_20_link" text:visited-style-name="Visited_20_Internet_20_Link">
https://armyinform.com.ua/2023/05/08/prezydent-ukrayiny-uspihy-ukrayincziv-v-oboroni-proty-agresiyi-rf-cze-antydot-proty-inshyh-agresij/</text:a>
</text:p>
      <!--NEWS-->
      <text:h text:style-name="P10" text:outline-level="1">
<text:span text:style-name="T4">
У Верховній Раді обговорили питання грошового забезпечення та виплати додаткової винагороди військовим</text:span>
</text:h>
      <text:p text:style-name="P4">
Author: ['АРМІЯINFORM']</text:p>
      <text:p text:style-name="P4">
Time: 2023-05-08T97:00:00-04:00</text:p>
      <text:p text:style-name="P4">
Description: У Верховній Раді України обговорили питання грошового забезпечення та виплати додат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8_134128.png" text:style-name="Internet_20_link" text:visited-style-name="Visited_20_Internet_20_Link">
2023-05-08_134128.png</text:a>
']</text:p>
      <text:p text:style-name="P4">
Tags: ['STOPRUSSIA', 'АГРЕСІЯ РФ', 'ВЕРХОВНА РАДА УКРАЇНИ', 'ВТОРГНЕННЯ РФ']</text:p>
      <text:p text:style-name="P4">
Category: News</text:p>
      <!--METADATA-->
      <text:p text:style-name="P4">
<draw:frame draw:style-name="fr1" draw:name="Image431" text:anchor-type="as-char" svg:width="6.9236in" svg:height="4.992981in" draw:z-index="0">
<draw:image xlink:href="../Images/AРМІЯINFORM/2023-05-08T97-00-00-04-00/2023-05-08_134128.png" xlink:type="simple" xlink:show="embed" xlink:actuate="onLoad" draw:mime-type="image/png"/>
</draw:frame>
 Ілюстративне фото</text:p>
      <text:p text:style-name="P4">
У Верховній Раді України обговорили питання грошового забезпечення та виплатидодаткової винагороди військовим.</text:p>
      <text:p text:style-name="P4">
Про це <text:a xlink:type="simple" xlink:href="https://www.rada.gov.ua/news/razom/236240.html" text:style-name="Internet_20_link" text:visited-style-name="Visited_20_Internet_20_Link">
повідомила</text:a>
 пресслужбаАпарату ВРУ.</text:p>
      <text:p text:style-name="P4">
Так, учасники обговорили комплекс питань, зокрема, щодо:</text:p>
      <ul>
        <li>
підвищення рівня заробітної плати особам, призваним на строкову військову службу (не нижче рівня мінімальної заробітної плати);  * збільшення розміру стипендій курсантам вищих військових закладів та закладів освіти, які мають військові навчальні підрозділи (не нижче рівня стипендій цивільних вишів);  * підвищення рівня грошового забезпечення інструкторів;  * уніфікації оплати праці військовослужбовців усіх структур сил оборони і безпеки в контексті запровадження єдиного стандарту (порядку) грошового забезпечення;  * виплати додаткової винагороди, зокрема, створення законодавчих підстав для стимулюючих виплат для проведення наступу.</li>
      </ul>
      <text:p text:style-name="P4">
Робоча група також обговорила проблемні питання виплат компенсації членамсімей військовослужбовців, які вважаються зниклими безвісти, та індексаціїпенсій військовослужбовцям. Крім того, було запропоновано врегулювати питанняреєстрації у військових підрозділах транспортних засобів із правимрозташуванням керма в період дії воєнного стану та спростити процедурусписання відповідної техніки.</text:p>
      <text:p text:style-name="P4">
Окремо обговорювалося питання звільнення з військової служби деяких категорійвійськовослужбовців.</text:p>
      <text:p text:style-name="P4">
Як зазначається, результатом спільної роботи має стати так званий«стимуляційний пакет» законодавчих змін щодо впорядкування вказаних питань.</text:p>
      <text:p text:style-name="P4">
До складу робочої групи увійшли, зокрема, представники Міністерства оборони,Генерального штабу ЗСУ, Служби зовнішньої розвідки України, СБУ, ГУР МОУ таінших.</text:p>
      <text:p text:style-name="P4">
Source: <text:a xlink:type="simple" xlink:href="https://armyinform.com.ua/2023/05/08/robocha-grupa-obgovoryla-pytannya-groshovogo-zabezpechennya-ta-vyplaty-dodatkovoyi-vynagorody-vijskovym/" text:style-name="Internet_20_link" text:visited-style-name="Visited_20_Internet_20_Link">
https://armyinform.com.ua/2023/05/08/robocha-grupa-obgovoryla-pytannya-groshovogo-zabezpechennya-ta-vyplaty-dodatkovoyi-vynagorody-vijskovym/</text:a>
</text:p>
      <!--NEWS-->
      <text:h text:style-name="P10" text:outline-level="1">
<text:span text:style-name="T4">
Україна готує спеціальну систему дій, яка допоможе швидше розміновувати території</text:span>
</text:h>
      <text:p text:style-name="P4">
Author: ['АРМІЯINFORM']</text:p>
      <text:p text:style-name="P4">
Time: 2023-05-08T98:00:00-04:00</text:p>
      <text:p text:style-name="P4">
Description: Президент України Володимир Зеленський у вечірньому зверненні повідомив, що провів нар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2894-1_large.jpg" text:style-name="Internet_20_link" text:visited-style-name="Visited_20_Internet_20_Link">
162894-1_large.jpg</text:a>
']</text:p>
      <text:p text:style-name="P4">
Tags: ['ВОЛОДИМИР ЗЕЛЕНСЬКИЙ', 'ЗВЕРНЕННЯ', 'ПРЕЗИДЕНТ УКРАЇНИ']</text:p>
      <text:p text:style-name="P4">
Category: News</text:p>
      <!--METADATA-->
      <text:p text:style-name="P4">
<draw:frame draw:style-name="fr1" draw:name="Image432" text:anchor-type="as-char" svg:width="6.9236in" svg:height="3.956343in" draw:z-index="0">
<draw:image xlink:href="../Images/AРМІЯINFORM/2023-05-08T98-00-00-04-00/162894-1_large.jpg" xlink:type="simple" xlink:show="embed" xlink:actuate="onLoad" draw:mime-type="image/jpeg"/>
</draw:frame>
</text:p>
      <text:p text:style-name="P4">
Президент України Володимир Зеленський у вечірньому зверненні повідомив, щопровів нараду щодо розмінування в Україні.</text:p>
      <text:p text:style-name="P4">
Про це <text:a xlink:type="simple" xlink:href="https://www.president.gov.ua/news/uspihi-ukrayinciv-v-oboroni-proti-rosijskoyi-agresiyi-ce-ant-82769" text:style-name="Internet_20_link" text:visited-style-name="Visited_20_Internet_20_Link">
повідомляє</text:a>
 Офіс Президента України.</text:p>
      <text:p text:style-name="P4">
Він зазначив, що Україна готує спеціальну систему дій, яка допоможе швидшерозміновувати території після деокупації.</text:p>
      <text:p text:style-name="P4">
«Станом на зараз понад 170 тисяч квадратних кілометрів нашої територіїзабруднені мінами та боєприпасами, які не розірвалися. Загалом це оцінюється учасових межах доволі неприємно – мовляв, потрібні десятиліття, щоб розібратисяз такою загрозою. Ми маємо зробити це значно швидше. Готуємо й спеціальнусистему дій, яка допоможе швидше розміновувати нову територію післядеокупації. Активно працюємо і з партнерами заради збільшення нашихможливостей. У техніці, у підготовці саперів і піротехніків. З усіма у світі,хто має досвід, хто має технології, хто має фінансові можливості дляпідтримки, ми будемо співпрацювати, щоб зробити Україну знову чистою відросійських мін», — розповів глава держави.</text:p>
      <text:p text:style-name="P4">
Володимир Зеленський провів ще одну нараду — безпекову, яка стосуєтьсярозробки фундаментальної нової концепції безпеки для України.</text:p>
      <text:p text:style-name="P4">
«Комплексно дамо відповіді на всі безпекові питання країни. На законодавчомурівні, на рівні урядових рішень, у конкретних практичних питаннях. Від захистукордону до нових безпекових умов для роботи шкіл, від інфраструктурних основбезпеки економіки до реальної можливості гарантувати нашим людям такий захиствід терору, який мають найбільш передові держави світу. Все це будепредставлено. Все це буде реалізовано», — запевнив Президент України.</text:p>
      <text:p text:style-name="P4">
Source: <text:a xlink:type="simple" xlink:href="https://armyinform.com.ua/2023/05/08/ukrayina-gotuye-speczialnu-systemu-dij-yaka-dopomozhe-shvydshe-rozminovuvaty-terytoriyi/" text:style-name="Internet_20_link" text:visited-style-name="Visited_20_Internet_20_Link">
https://armyinform.com.ua/2023/05/08/ukrayina-gotuye-speczialnu-systemu-dij-yaka-dopomozhe-shvydshe-rozminovuvaty-terytoriyi/</text:a>
</text:p>
      <!--NEWS-->
      <text:h text:style-name="P10" text:outline-level="1">
<text:span text:style-name="T4">
Посол Німеччини у День пам’яті та примирення відвідала село Мощун</text:span>
</text:h>
      <text:p text:style-name="P4">
Author: ['АРМІЯINFORM']</text:p>
      <text:p text:style-name="P4">
Time: 2023-05-08T99:00:00-04:00</text:p>
      <text:p text:style-name="P4">
Description: Посол Німеччини в Україні Анка Фельдгузен у День пам’яті та примирення відві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vnrvvgxsayfgx6.jpg" text:style-name="Internet_20_link" text:visited-style-name="Visited_20_Internet_20_Link">
fvnrvvgxsayfgx6.jpg</text:a>
']</text:p>
      <text:p text:style-name="P4">
Tags: ['АНКА ФЕЛЬДГУЗЕН', 'МОЩУН']</text:p>
      <text:p text:style-name="P4">
Category: News</text:p>
      <!--METADATA-->
      <text:p text:style-name="P4">
<draw:frame draw:style-name="fr1" draw:name="Image433" text:anchor-type="as-char" svg:width="6.9236in" svg:height="6.772853in" draw:z-index="0">
<draw:image xlink:href="../Images/AРМІЯINFORM/2023-05-08T99-00-00-04-00/fvnrvvgxsayfgx6.jpg" xlink:type="simple" xlink:show="embed" xlink:actuate="onLoad" draw:mime-type="image/jpeg"/>
</draw:frame>
</text:p>
      <text:p text:style-name="P4">
Посол Німеччини в Україні Анка Фельдгузен у День пам’яті та примиреннявідвідала постраждале під час війни село<text:a xlink:type="simple" xlink:href="https://armyinform.com.ua/2023/03/21/bytva-za-moshhun-stala-odnym-iz-perelomnyh-momentiv-v-istoriyi-suchasnoyi-ukrayiny-glava-derzhavy/" text:style-name="Internet_20_link" text:visited-style-name="Visited_20_Internet_20_Link">
Мощун</text:a>
 уКиївській області.</text:p>
      <text:p text:style-name="P4">
Про це вона<text:a xlink:type="simple" xlink:href="https://twitter.com/AnkaFeldhusen/status/1655613107828408320" text:style-name="Internet_20_link" text:visited-style-name="Visited_20_Internet_20_Link">
написала</text:a>
 у Twitter.</text:p>
      <text:p text:style-name="P4">
«Розстріляні дерева стоять як меморіали, де загинуло так багато людей,захищаючи рідну землю у березні 2022 року. У 1943 році тут проходила лініяфронту між Червоною Армією та Вермахтом. Саме тут я сьогодні вшанувалазавершення Другої світової війни 78 років тому», – йдеться у повідомленні.</text:p>
      <text:p text:style-name="Quotations">

<text:p text:style-name="P4">
Мощун: Розстріляні дерева стоять як меморіали, де загинуло так багато людей,&gt;
 захищаючи рідну землю у березні 2022 року. У 1943 році тут проходила лінія&gt;
 фронту між Червоною Армією та Вермахтом. Саме тут я сьогодні вшановувала&gt;
 завершення Другої світової війни 78 років тому.&gt;
 <text:a xlink:type="simple" xlink:href="https://t.co/9QN9W277aT" text:style-name="Internet_20_link" text:visited-style-name="Visited_20_Internet_20_Link">
pic.twitter.com/9QN9W277aT</text:a>
&gt;
&gt;
 — Anka Feldhusen (@AnkaFeldhusen) <text:a xlink:type="simple" xlink:href="https://twitter.com/AnkaFeldhusen/status/1655613107828408320" text:style-name="Internet_20_link" text:visited-style-name="Visited_20_Internet_20_Link">
May 8,&gt;
 2023</text:a>
</text:p>

</text:p>
      <text:p text:style-name="P4">
Source: <text:a xlink:type="simple" xlink:href="https://armyinform.com.ua/2023/05/08/posol-nimechchyny-u-den-pamyati-ta-prymyrennya-vidvidala-selo-moshhun/" text:style-name="Internet_20_link" text:visited-style-name="Visited_20_Internet_20_Link">
https://armyinform.com.ua/2023/05/08/posol-nimechchyny-u-den-pamyati-ta-prymyrennya-vidvidala-selo-moshhun/</text:a>
</text:p>
      <!--NEWS-->
      <text:h text:style-name="P10" text:outline-level="1">
<text:span text:style-name="T4">
УПЛ: 26-й тур розпочнеться на стадіоні «Динамо» імені Лобановського</text:span>
</text:h>
      <text:p text:style-name="P4">
Authors: Ukrinform (Person)</text:p>
      <text:p text:style-name="P4">
Publisher: Укринформ (Organization)</text:p>
      <text:p text:style-name="P4">
Published Time: 2023-05-09T-32:18:19+03:00</text:p>
      <text:p text:style-name="P4">
Modified Time: 2023-05-09T00:18:19+03:00</text:p>
      <text:p text:style-name="P4">
Description: Вітчизняні футбольні клуби продовжать боротьбу в чемпіонаті України серед команд Прем'єр-ліги поєдинками 26-го туру, які пройдуть 13-15 травня. — Укрінформ.</text:p>
      <text:p text:style-name="P4">
Images: ["<text:a xlink:type="simple" xlink:href="https://static.ukrinform.com/photos/2023_05/thumb_files/630_360_1683580356-398.jpg" text:style-name="Internet_20_link" text:visited-style-name="Visited_20_Internet_20_Link">
630_360_16835...</text:a>
"]</text:p>
      <text:p text:style-name="P4">
Tags: ['Футбол', "Прем'єр-ліга"]</text:p>
      <text:p text:style-name="P4">
Type: Article</text:p>
      <!--METADATA-->
      <text:p text:style-name="P4">
<draw:frame draw:style-name="fr1" draw:name="Image434" text:anchor-type="as-char" svg:width="6.9236in" svg:height="3.956343in" draw:z-index="0">
<draw:image xlink:href="../Images/yкринформ/2023-05-09T-32-18-19-03-00/630_360_1683580356-398.jpg" xlink:type="simple" xlink:show="embed" xlink:actuate="onLoad" draw:mime-type="image/jpeg"/>
</draw:frame>
Вітчизняні футбольні клуби продовжать боротьбу в чемпіонаті України середкоманд Прем'єр-ліги поєдинками 26-го туру, які пройдуть 13-15 травня.</text:p>
      <text:p text:style-name="P4">
У п'ятницю, 13 травня, тур відкриє матч на столичному стадіоні «Динамо» іменіВалерія Лобановського, де о 14.00 зустрінуться футболісти київського «Динамо»та одеського «Чорноморця», передає Укрінформ.</text:p>
      <text:p text:style-name="P4">
Перший ігровий день продовжить поєдинок «Інгульця» з Петрового та донецького«Шахтаря» (17.00).</text:p>
      <text:p text:style-name="P4">
У неділю, 14 травня, тур продовжиться матчами харківського «Металіста» ізлуганською «Зорею» (13.00), «Львова» з полтавською «Ворсклою» (13.00),рівненського «Вереса» з харківським «Металістом 1925» (14.00), криворізьким«Кривбасом» зі львівським «Рухом» (15.00).</text:p>
      <text:p text:style-name="P4">
У понеділок, 15 травня, зійдуться закарпатський «Минай» та «Дніпро-1» (13.00),ковалівський «Колос» та «Олександрія» (15.00).</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a>
</text:p>
      <text:p text:style-name="P4">
У турнірній таблиці УПЛ лідирує «Шахтар», у якого 60 очок (після 25-ти ігор),далі - «Дніпро-1» - 57 (24), «Зоря» - 55 (25), «Динамо» - 50 (25),«Олександрія» - 38 (24), «Колос» - 33 (25), «Кривбас» - 32 (25), «Ворскла» -30 (25)...</text:p>
      <text:p text:style-name="P4">
Фото: fcdynamo.com.</text:p>
      <text:p text:style-name="P4">
Source: <text:a xlink:type="simple" xlink:href="https://www.ukrinform.ua/rubric-sports/3706516-upl-26j-tur-rozpocnetsa-na-stadioni-dinamo-imeni-lobanovskogo.html" text:style-name="Internet_20_link" text:visited-style-name="Visited_20_Internet_20_Link">
https://www.ukrinform.ua/rubric-sports/3706516-upl-26j-tur-rozpocnetsa-na-stadioni-dinamo-imeni-lobanovskogo.html</text:a>
</text:p>
      <!--NEWS-->
      <text:h text:style-name="P10" text:outline-level="1">
<text:span text:style-name="T4">
ЄС звинуватив режим лукашенка у смерті блогера, ув'язненого за карикатуру</text:span>
</text:h>
      <text:p text:style-name="P4">
Authors: Ukrinform (Person)</text:p>
      <text:p text:style-name="P4">
Publisher: Укринформ (Organization)</text:p>
      <text:p text:style-name="P4">
Published Time: 2023-05-09T-34:14:00+03:00</text:p>
      <text:p text:style-name="P4">
Modified Time: 2023-05-09T00:14:00+03:00</text:p>
      <text:p text:style-name="P4">
Description: Євросоюз висловив смуток у зв'язку зі смертю в ув’язненні білоруського опозиціонера Миколи Климовича, який був засуджений за карикатуру на лукашенка. — Укрінформ.</text:p>
      <text:p text:style-name="P4">
Images: ["<text:a xlink:type="simple" xlink:href="https://static.ukrinform.com/photos/2023_05/thumb_files/630_360_1683581022-662.jpeg" text:style-name="Internet_20_link" text:visited-style-name="Visited_20_Internet_20_Link">
630_360_16835...</text:a>
"]</text:p>
      <text:p text:style-name="P4">
Tags: ['білорусь', 'Євросоюз', 'лукашенко', 'Смерть']</text:p>
      <text:p text:style-name="P4">
Type: Article</text:p>
      <!--METADATA-->
      <text:p text:style-name="P4">
<draw:frame draw:style-name="fr1" draw:name="Image435" text:anchor-type="as-char" svg:width="6.9236in" svg:height="3.951347in" draw:z-index="0">
<draw:image xlink:href="../Images/yкринформ/2023-05-09T-34-14-00-03-00/630_360_1683581022-662.jpeg" xlink:type="simple" xlink:show="embed" xlink:actuate="onLoad" draw:mime-type="image/jpeg"/>
</draw:frame>
 Євросоюзвисловив смуток у зв'язку зі смертю в ув’язненні білоруського опозиціонераМиколи Климовича, який був засуджений за карикатуру на лукашенка.</text:p>
      <text:p text:style-name="P4">
Як повідомляє Укрінформ, про це йдеться у заяві речника ЄС, повний текст якоїоприлюднено на <text:a xlink:type="simple" xlink:href="http://www.eeas.europa.eu/eeas/belarus-statement-spokesperson-death-political-prisoner-mikalai-klimovich_en" text:style-name="Internet_20_link" text:visited-style-name="Visited_20_Internet_20_Link">
 </text:a>
Європейської служби зовнішніх дій.</text:p>
      <text:p text:style-name="P4">
«Смерть Миколая Климовича є ще одним доказом повної неповаги режиму до життівта до прав людей. Вона також демонструє неповагу білорусі до власнихзобов’язань за міжнародним правом та до закликів міжнародного співтоваристваприпинити безглузді репресії», - наголосив речник ЄС.</text:p>
      <text:p text:style-name="P4">
Він нагадав, що Рада ООН з прав людини у березні ухвалила резолюцію,висловивши тривогу з приводу ситуації з білоруськими в’язнями, які потребуютьмедичної допомоги, та закликала негайно звільнити їх з гуманітарних причин.</text:p>
      <text:p text:style-name="P4">
«ЄС підтверджує вимогу щодо забезпечення негайного доступу до колишньогокандидата в президенти Віктора Бабарика, який, за повідомленнями, бувгоспіталізований внаслідок жорстокого поводження з ним у в’язниці. ЄС такожповторив заклик провести розслідування справи та обставин смерті політв’язняВітольда Ашурка 21 травня 2021 року. ЄС повторює вимогу щодо негайного табезумовного звільнення всіх політичних в’язнів. ЄС буде продовжувати зусилля,щоб забезпечити справедливе правосуддя для жертв та відповідальність длязлочинців», - йдеться у заяві.</text:p>
      <text:p text:style-name="P4">
<text:span text:style-name="T4">
Читайте також:</text:span>
 <text:a xlink:type="simple" xlink:href="https://www.ukrinform.ua/rubric-world/3701674-pare-privitala-order-mks-na-arest-putina-ta-zaklikala-pokarati-takoz-lukasenka.html" text:style-name="Internet_20_link" text:visited-style-name="Visited_20_Internet_20_Link">
 <text:span text:style-name="T4">
лукашенка</text:span>
 </text:a>
</text:p>
      <text:p text:style-name="P4">
Як повідомлялося, у Вітебській колонії №3 <text:a xlink:type="simple" xlink:href="http://www.ukrinform.ua/rubric-world/3706055-u-biloruskij-kolonii-pomer-bloger-zasudzenij-cerez-karikaturu-na-lukasenka.html" text:style-name="Internet_20_link" text:visited-style-name="Visited_20_Internet_20_Link">
 </text:a>
 із Пінська Микола Климович. Його засудили до року колоніїза схвальну реакцію на карикатуру лукашенка в соцмережі</text:p>
      <text:p text:style-name="P4">
28 лютого Климовича, який мав другу групу інвалідності через проблеми ізсерцем, засудили до року колонії за статтею про образу лукашенка.</text:p>
      <text:p text:style-name="P4">
<text:span text:style-name="T5">
Фото: spring96.org</text:span>
</text:p>
      <text:p text:style-name="P4">
Source: <text:a xlink:type="simple" xlink:href="https://www.ukrinform.ua/rubric-world/3706518-es-zvinuvativ-rezim-lukasenka-u-smerti-blogera-zasudzenogo-za-karikaturu.html" text:style-name="Internet_20_link" text:visited-style-name="Visited_20_Internet_20_Link">
https://www.ukrinform.ua/rubric-world/3706518-es-zvinuvativ-rezim-lukasenka-u-smerti-blogera-zasudzenogo-za-karikaturu.html</text:a>
</text:p>
      <!--NEWS-->
      <text:h text:style-name="P10" text:outline-level="1">
<text:span text:style-name="T4">
ЄС звинуватив режим лукашенка у смерті блогера, ув'язненого за карикатуру</text:span>
</text:h>
      <text:p text:style-name="P4">
Authors: Ukrinform (Person)</text:p>
      <text:p text:style-name="P4">
Publisher: Укринформ (Organization)</text:p>
      <text:p text:style-name="P4">
Published Time: 2023-05-09T00:14:00+03:00</text:p>
      <text:p text:style-name="P4">
Modified Time: 2023-05-09T00:14:00+03:00</text:p>
      <text:p text:style-name="P4">
Description: Євросоюз висловив смуток у зв'язку зі смертю в ув’язненні білоруського опозиціонера Миколи Климовича, який був засуджений за карикатуру на лукашенка. — Укрінформ.</text:p>
      <text:p text:style-name="P4">
Images: ["<text:a xlink:type="simple" xlink:href="https://static.ukrinform.com/photos/2023_05/thumb_files/630_360_1683581022-662.jpeg" text:style-name="Internet_20_link" text:visited-style-name="Visited_20_Internet_20_Link">
630_360_16835...</text:a>
"]</text:p>
      <text:p text:style-name="P4">
Tags: ['білорусь', 'Євросоюз', 'лукашенко', 'Смерть']</text:p>
      <text:p text:style-name="P4">
Type: Article</text:p>
      <!--METADATA-->
      <text:p text:style-name="P4">
<draw:frame draw:style-name="fr1" draw:name="Image436" text:anchor-type="as-char" svg:width="6.9236in" svg:height="3.951347in" draw:z-index="0">
<draw:image xlink:href="../Images/yкринформ/2023-05-09T00-14-00-03-00/630_360_1683581022-662.jpeg" xlink:type="simple" xlink:show="embed" xlink:actuate="onLoad" draw:mime-type="image/jpeg"/>
</draw:frame>
 Євросоюзвисловив смуток у зв'язку зі смертю в ув’язненні білоруського опозиціонераМиколи Климовича, який був засуджений за карикатуру на лукашенка.</text:p>
      <text:p text:style-name="P4">
Як повідомляє Укрінформ, про це йдеться у заяві речника ЄС, повний текст якоїоприлюднено на <text:a xlink:type="simple" xlink:href="http://www.eeas.europa.eu/eeas/belarus-statement-spokesperson-death-political-prisoner-mikalai-klimovich_en" text:style-name="Internet_20_link" text:visited-style-name="Visited_20_Internet_20_Link">
 </text:a>
Європейської служби зовнішніх дій.</text:p>
      <text:p text:style-name="P4">
«Смерть Миколая Климовича є ще одним доказом повної неповаги режиму до життівта до прав людей. Вона також демонструє неповагу білорусі до власнихзобов’язань за міжнародним правом та до закликів міжнародного співтоваристваприпинити безглузді репресії», - наголосив речник ЄС.</text:p>
      <text:p text:style-name="P4">
Він нагадав, що Рада ООН з прав людини у березні ухвалила резолюцію,висловивши тривогу з приводу ситуації з білоруськими в’язнями, які потребуютьмедичної допомоги, та закликала негайно звільнити їх з гуманітарних причин.</text:p>
      <text:p text:style-name="P4">
«ЄС підтверджує вимогу щодо забезпечення негайного доступу до колишньогокандидата в президенти Віктора Бабарика, який, за повідомленнями, бувгоспіталізований внаслідок жорстокого поводження з ним у в’язниці. ЄС такожповторив заклик провести розслідування справи та обставин смерті політв’язняВітольда Ашурка 21 травня 2021 року. ЄС повторює вимогу щодо негайного табезумовного звільнення всіх політичних в’язнів. ЄС буде продовжувати зусилля,щоб забезпечити справедливе правосуддя для жертв та відповідальність длязлочинців», - йдеться у заяві.</text:p>
      <text:p text:style-name="P4">
<text:span text:style-name="T4">
Читайте також:</text:span>
 <text:a xlink:type="simple" xlink:href="https://www.ukrinform.ua/rubric-world/3701674-pare-privitala-order-mks-na-arest-putina-ta-zaklikala-pokarati-takoz-lukasenka.html" text:style-name="Internet_20_link" text:visited-style-name="Visited_20_Internet_20_Link">
 <text:span text:style-name="T4">
лукашенка</text:span>
 </text:a>
</text:p>
      <text:p text:style-name="P4">
Як повідомлялося, у Вітебській колонії №3 <text:a xlink:type="simple" xlink:href="http://www.ukrinform.ua/rubric-world/3706055-u-biloruskij-kolonii-pomer-bloger-zasudzenij-cerez-karikaturu-na-lukasenka.html" text:style-name="Internet_20_link" text:visited-style-name="Visited_20_Internet_20_Link">
 </text:a>
 із Пінська Микола Климович. Його засудили до року колоніїза схвальну реакцію на карикатуру лукашенка в соцмережі</text:p>
      <text:p text:style-name="P4">
28 лютого Климовича, який мав другу групу інвалідності через проблеми ізсерцем, засудили до року колонії за статтею про образу лукашенка.</text:p>
      <text:p text:style-name="P4">
<text:span text:style-name="T5">
Фото: spring96.org</text:span>
</text:p>
      <text:p text:style-name="P4">
Source: <text:a xlink:type="simple" xlink:href="https://www.ukrinform.ua/rubric-world/3706518-es-zvinuvativ-rezim-lukasenka-u-smerti-blogera-zasudzenogo-za-karikaturu.html" text:style-name="Internet_20_link" text:visited-style-name="Visited_20_Internet_20_Link">
https://www.ukrinform.ua/rubric-world/3706518-es-zvinuvativ-rezim-lukasenka-u-smerti-blogera-zasudzenogo-za-karikaturu.html</text:a>
</text:p>
      <!--NEWS-->
      <text:h text:style-name="P10" text:outline-level="1">
<text:span text:style-name="T4">
УПЛ: 26-й тур розпочнеться на стадіоні «Динамо» імені Лобановського</text:span>
</text:h>
      <text:p text:style-name="P4">
Authors: Ukrinform (Person)</text:p>
      <text:p text:style-name="P4">
Publisher: Укринформ (Organization)</text:p>
      <text:p text:style-name="P4">
Published Time: 2023-05-09T00:18:19+03:00</text:p>
      <text:p text:style-name="P4">
Modified Time: 2023-05-09T00:18:19+03:00</text:p>
      <text:p text:style-name="P4">
Description: Вітчизняні футбольні клуби продовжать боротьбу в чемпіонаті України серед команд Прем'єр-ліги поєдинками 26-го туру, які пройдуть 13-15 травня. — Укрінформ.</text:p>
      <text:p text:style-name="P4">
Images: ["<text:a xlink:type="simple" xlink:href="https://static.ukrinform.com/photos/2023_05/thumb_files/630_360_1683580356-398.jpg" text:style-name="Internet_20_link" text:visited-style-name="Visited_20_Internet_20_Link">
630_360_16835...</text:a>
"]</text:p>
      <text:p text:style-name="P4">
Tags: ['Футбол', "Прем'єр-ліга"]</text:p>
      <text:p text:style-name="P4">
Type: Article</text:p>
      <!--METADATA-->
      <text:p text:style-name="P4">
<draw:frame draw:style-name="fr1" draw:name="Image437" text:anchor-type="as-char" svg:width="6.9236in" svg:height="3.956343in" draw:z-index="0">
<draw:image xlink:href="../Images/yкринформ/2023-05-09T00-18-19-03-00/630_360_1683580356-398.jpg" xlink:type="simple" xlink:show="embed" xlink:actuate="onLoad" draw:mime-type="image/jpeg"/>
</draw:frame>
 Вітчизняніфутбольні клуби продовжать боротьбу в чемпіонаті України серед команд Прем'єр-ліги поєдинками 26-го туру, які пройдуть 13-15 травня.</text:p>
      <text:p text:style-name="P4">
У п'ятницю, 13 травня, тур відкриє матч на столичному стадіоні «Динамо» іменіВалерія Лобановського, де о 14.00 зустрінуться футболісти київського «Динамо»та одеського «Чорноморця», передає Укрінформ.</text:p>
      <text:p text:style-name="P4">
Перший ігровий день продовжить поєдинок «Інгульця» з Петрового та донецького«Шахтаря» (17.00).</text:p>
      <text:p text:style-name="P4">
У неділю, 14 травня, тур продовжиться матчами харківського «Металіста» ізлуганською «Зорею» (13.00), «Львова» з полтавською «Ворсклою» (13.00),рівненського «Вереса» з харківським «Металістом 1925» (14.00), криворізьким«Кривбасом» зі львівським «Рухом» (15.00).</text:p>
      <text:p text:style-name="P4">
У понеділок, 15 травня, зійдуться закарпатський «Минай» та «Дніпро-1» (13.00),ковалівський «Колос» та «Олександрія» (15.00).</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a>
</text:p>
      <text:p text:style-name="P4">
У турнірній таблиці УПЛ лідирує «Шахтар», у якого 60 очок (після 25-ти ігор),далі - «Дніпро-1» - 57 (24), «Зоря» - 55 (25), «Динамо» - 50 (25),«Олександрія» - 38 (24), «Колос» - 33 (25), «Кривбас» - 32 (25), «Ворскла» -30 (25)...</text:p>
      <text:p text:style-name="P4">
Фото: fcdynamo.com.</text:p>
      <text:p text:style-name="P4">
Source: <text:a xlink:type="simple" xlink:href="https://www.ukrinform.ua/rubric-sports/3706516-upl-26j-tur-rozpocnetsa-na-stadioni-dinamo-imeni-lobanovskogo.html" text:style-name="Internet_20_link" text:visited-style-name="Visited_20_Internet_20_Link">
https://www.ukrinform.ua/rubric-sports/3706516-upl-26j-tur-rozpocnetsa-na-stadioni-dinamo-imeni-lobanovskogo.html</text:a>
</text:p>
      <!--NEWS-->
      <text:h text:style-name="P10" text:outline-level="1">
<text:span text:style-name="T4">
Держдеп зреагував на останні повітряні атаки росіян на українські міста</text:span>
</text:h>
      <text:p text:style-name="P4">
Authors: Ukrinform (Person)</text:p>
      <text:p text:style-name="P4">
Publisher: Укринформ (Organization)</text:p>
      <text:p text:style-name="P4">
Published Time: 2023-05-09T00:31:00+03:00</text:p>
      <text:p text:style-name="P4">
Modified Time: 2023-05-09T00:31:00+03:00</text:p>
      <text:p text:style-name="P4">
Description: США вважають неприпустимими обстріли російськими військами мирних українських міст, а також об’єктів критично важливої інфраструктури.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Обстріл', 'США', 'Держдеп', 'Воєнні злочини', 'Війна з росією']</text:p>
      <text:p text:style-name="P4">
Type: Article</text:p>
      <!--METADATA-->
      <text:p text:style-name="P4">
<draw:frame draw:style-name="fr1" draw:name="Image438" text:anchor-type="as-char" svg:width="6.9236in" svg:height="3.956343in" draw:z-index="0">
<draw:image xlink:href="../Images/yкринформ/2023-05-09T00-31-00-03-00/630_360_1517552325-3537.jpg" xlink:type="simple" xlink:show="embed" xlink:actuate="onLoad" draw:mime-type="image/jpeg"/>
</draw:frame>
 СШАвважають неприпустимими обстріли російськими військами мирних українськихміст, а також об’єктів критично важливої інфраструктури.</text:p>
      <text:p text:style-name="P4">
Як передає власний кореспондент Укрінформу, так заступник речникаДерждепартаменту США Ведант Пател прокоментував повітряну атаку, яку російськіагресори вчинили минулої ночі, у тому числі на Київ.</text:p>
      <text:p text:style-name="P4">
«Це ще один рядок у довгому списку (проявів – ред.) російської агресії протиУкраїни», - констатував представник зовнішньополітичного відомства США.</text:p>
      <text:p text:style-name="P4">
Він нагадав, що офіційний Вашингтон постійно виступає із заявами, якізасуджують дії росіян.</text:p>
      <text:p text:style-name="P4">
«Такі акції та діяльність є цілковито неприпустимими», - наголосив Пател.</text:p>
      <text:p text:style-name="P4">
<text:span text:style-name="T4">
Читайте також:</text:span>
 <text:a xlink:type="simple" xlink:href="https://www.ukrinform.ua/rubric-ato/3706093-ukrainski-zahisniki-znisili-vsi-35-sahediv-zapusenih-vorogom-ciei-noci.html" text:style-name="Internet_20_link" text:visited-style-name="Visited_20_Internet_20_Link">
 <text:span text:style-name="T4">
шахед</text:span>
 </text:a>
</text:p>
      <text:p text:style-name="P4">
Представник Держдепу також зазначив, що <text:a xlink:type="simple" xlink:href="https://www.ukrinform.ua/tag-vijna-z-rosieu" text:style-name="Internet_20_link" text:visited-style-name="Visited_20_Internet_20_Link">
 </text:a>
 путіна проти України пішла не за планом кремля. Саме томуросія вдається до обстрілів цивільного населення, кидає на фронт в’язнів таобирає ескалацію замість миру.</text:p>
      <text:p text:style-name="P4">
У цьому зв’язку Пател нагадав, що США минулого тижня оголосили про черговийпакет допомоги Україні та підкреслив, що Вашингтон продовжить надаватипідтримку, а також робити кроки для притягнення рф до відповідальності.</text:p>
      <text:p text:style-name="P4">
Як повідомляв Укрінформ, упродовж минулої доби ворог завдав ударів по десятиобластях України, у тому числі провів масовану нічну атаку безпілотниками наКиїв.</text:p>
      <text:p text:style-name="P4">
Source: <text:a xlink:type="simple" xlink:href="https://www.ukrinform.ua/rubric-ato/3706519-derzdep-zreaguvav-na-ostanni-povitrani-ataki-rosian-na-ukrainski-mista.html" text:style-name="Internet_20_link" text:visited-style-name="Visited_20_Internet_20_Link">
https://www.ukrinform.ua/rubric-ato/3706519-derzdep-zreaguvav-na-ostanni-povitrani-ataki-rosian-na-ukrainski-mista.html</text:a>
</text:p>
      <!--NEWS-->
      <text:h text:style-name="P10" text:outline-level="1">
<text:span text:style-name="T4">
До Землі наближається 76-метровий астероїд</text:span>
</text:h>
      <text:p text:style-name="P4">
Authors: Ukrinform (Person)</text:p>
      <text:p text:style-name="P4">
Publisher: Укринформ (Organization)</text:p>
      <text:p text:style-name="P4">
Published Time: 2023-05-09T00:49:00+03:00</text:p>
      <text:p text:style-name="P4">
Modified Time: 2023-05-09T00:49:00+03:00</text:p>
      <text:p text:style-name="P4">
Description: Національне управління США з аеронавтики та дослідження космосу (NASA) повідомило, що поблизу Землі у п’ятницю, 12 травня, пролетить астероїд 2023 HT4. — Укрінформ.</text:p>
      <text:p text:style-name="P4">
Images: ["<text:a xlink:type="simple" xlink:href="https://static.ukrinform.com/photos/2020_06/thumb_files/630_360_1591086046-320.jpg" text:style-name="Internet_20_link" text:visited-style-name="Visited_20_Internet_20_Link">
630_360_15910...</text:a>
"]</text:p>
      <text:p text:style-name="P4">
Tags: ['Астероїд', 'NASA', 'Земля']</text:p>
      <text:p text:style-name="P4">
Type: Article</text:p>
      <!--METADATA-->
      <text:p text:style-name="P4">
<draw:frame draw:style-name="fr1" draw:name="Image439" text:anchor-type="as-char" svg:width="6.9236in" svg:height="3.956343in" draw:z-index="0">
<draw:image xlink:href="../Images/yкринформ/2023-05-09T00-49-00-03-00/630_360_1591086046-320.jpg" xlink:type="simple" xlink:show="embed" xlink:actuate="onLoad" draw:mime-type="image/jpeg"/>
</draw:frame>
Національне управління США з аеронавтики та дослідження космосу (NASA)повідомило, що поблизу Землі у п’ятницю, 12 травня, пролетить астероїд 2023HT4.</text:p>
      <text:p text:style-name="P4">
Як передає Укрінформ, про це повідомляє <text:a xlink:type="simple" xlink:href="https://ssd.jpl.nasa.gov/tools/sbdb_lookup.html#/" text:style-name="Internet_20_link" text:visited-style-name="Visited_20_Internet_20_Link">
</text:a>
(JPL).</text:p>
      <text:p text:style-name="P4">
За даними NASA, довжина небесного об'єкта - близько 76 метрів.</text:p>
      <text:p text:style-name="P4">
Відстань від нього до Землі становитиме близько 6,08 млн км. Зазначається, щошвидкість руху астероїда дорівнює 32 184 км за годину.</text:p>
      <text:p text:style-name="P4">
Варто зауважити, що якщо астероїд наближається до Землі на відстань ближче за7,4 млн км, а його розмір більший за 150 м, то у <text:a xlink:type="simple" xlink:href="https://www.ukrinform.ua/tag-nasa" text:style-name="Internet_20_link" text:visited-style-name="Visited_20_Internet_20_Link">
</text:a>
 вважають його «потенційно небезпечнимоб’єктом». Однак 2023 HT4 не відповідає обом критеріям одночасно, тому невважається «потенційно небезпечним».</text:p>
      <text:p text:style-name="P4">
<text:span text:style-name="T4">
Читайте також:</text:span>
 <text:a xlink:type="simple" xlink:href="https://www.ukrinform.ua/rubric-technology/3701292-kitaj-gotuetsa-provesti-v-kosmosi-eksperiment-zi-zmini-orbiti-asteroida.html" text:style-name="Internet_20_link" text:visited-style-name="Visited_20_Internet_20_Link">
 <text:span text:style-name="T4">
астероїд</text:span>
 </text:a>
</text:p>
      <text:p text:style-name="P4">
Як повідомляв Укрінформ, Національне управління США з аеронавтики тадослідження космосу (NASA) повідомило, що поблизу Землі у понеділок, 17квітня, пролетів стометровий астероїд 2023 GM.</text:p>
      <text:p text:style-name="P4">
Source: <text:a xlink:type="simple" xlink:href="https://www.ukrinform.ua/rubric-technology/3705939-do-zemli-nablizaetsa-76metrovij-asteroid.html" text:style-name="Internet_20_link" text:visited-style-name="Visited_20_Internet_20_Link">
https://www.ukrinform.ua/rubric-technology/3705939-do-zemli-nablizaetsa-76metrovij-asteroid.html</text:a>
</text:p>
      <!--NEWS-->
      <text:h text:style-name="P10" text:outline-level="1">
<text:span text:style-name="T4">
«Реал» і «Манчестер Сіті» відкривають 1/2 фіналу Ліги чемпіонів УЄФА</text:span>
</text:h>
      <text:p text:style-name="P4">
Authors: Ukrinform (Person)</text:p>
      <text:p text:style-name="P4">
Publisher: Укринформ (Organization)</text:p>
      <text:p text:style-name="P4">
Published Time: 2023-05-09T01:01:00+03:00</text:p>
      <text:p text:style-name="P4">
Modified Time: 2023-05-09T01:01:00+03:00</text:p>
      <text:p text:style-name="P4">
Description: У Лізі чемпіонів УЄФА у вівторок, 9 травня, відбудеться перший матч 1/2 фіналу Ліги чемпіонів УЄФА сезону-2022/23. — Укрінформ.</text:p>
      <text:p text:style-name="P4">
Images: ["<text:a xlink:type="simple" xlink:href="https://static.ukrinform.com/photos/2021_09/thumb_files/630_360_1632395824-539.jpg" text:style-name="Internet_20_link" text:visited-style-name="Visited_20_Internet_20_Link">
630_360_16323...</text:a>
"]</text:p>
      <text:p text:style-name="P4">
Tags: ['Футбол', 'Ліга чемпіонів', 'Реал Мадрид', 'УЄФА', 'Манчестер Сіті']</text:p>
      <text:p text:style-name="P4">
Type: Article</text:p>
      <!--METADATA-->
      <text:p text:style-name="P4">
<draw:frame draw:style-name="fr1" draw:name="Image440" text:anchor-type="as-char" svg:width="6.9236in" svg:height="3.956343in" draw:z-index="0">
<draw:image xlink:href="../Images/yкринформ/2023-05-09T01-01-00-03-00/630_360_1632395824-539.jpg" xlink:type="simple" xlink:show="embed" xlink:actuate="onLoad" draw:mime-type="image/jpeg"/>
</draw:frame>
 У Лізічемпіонів УЄФА у вівторок, 9 травня, відбудеться перший матч 1/2 фіналу Лігичемпіонів УЄФА сезону-2022/23.</text:p>
      <text:p text:style-name="P4">
На стадіоні «Сантьяго Бернабеу» у Мадриді о 22.00 чинний володар титулуіспанський «Реал» зійдеться з футболістами англійського «Манчестер Сіті»,передає Укрінформ.</text:p>
      <text:p text:style-name="P4">
Матч у відповідь відбудеться 17 травня на арені «Етіхад» у Манчестері.</text:p>
      <text:p text:style-name="P4">
Нагадаємо, іншу півфінальну пару складають італійські «Мілан» та «Інтер», якізустрінуться 10 та 16 травня.</text:p>
      <text:p text:style-name="P4">
<text:span text:style-name="T4">
Читайте також:</text:span>
 <text:a xlink:type="simple" xlink:href="https://www.ukrinform.ua/rubric-sports/3706404-lionel-messi-povernuvsa-do-trenuvan-psz.html" text:style-name="Internet_20_link" text:visited-style-name="Visited_20_Internet_20_Link">
 </text:a>
</text:p>
      <text:p text:style-name="P4">
Фінальний поєдинок Ліги чемпіонів УЄФА відбудеться 10 червня на «Олімпійськомустадіоні Ататюрка» у Стамбулі (Туреччина).</text:p>
      <text:p text:style-name="P4">
Фото: uefa.com.</text:p>
      <text:p text:style-name="P4">
Source: <text:a xlink:type="simple" xlink:href="https://www.ukrinform.ua/rubric-sports/3706520-real-i-mancester-siti-vidkrivaut-12-finalu-ligi-cempioniv-uefa.html" text:style-name="Internet_20_link" text:visited-style-name="Visited_20_Internet_20_Link">
https://www.ukrinform.ua/rubric-sports/3706520-real-i-mancester-siti-vidkrivaut-12-finalu-ligi-cempioniv-uefa.html</text:a>
</text:p>
      <!--NEWS-->
      <text:h text:style-name="P10" text:outline-level="1">
<text:span text:style-name="T4">
У Берліні відбулася хода пам'яті українців - жертв Другої світової</text:span>
</text:h>
      <text:p text:style-name="P4">
Authors: Ukrinform (Person)</text:p>
      <text:p text:style-name="P4">
Publisher: Укринформ (Organization)</text:p>
      <text:p text:style-name="P4">
Published Time: 2023-05-09T01:06:00+03:00</text:p>
      <text:p text:style-name="P4">
Modified Time: 2023-05-09T01:06:00+03:00</text:p>
      <text:p text:style-name="P4">
Description: Сотні українців Берліна пройшли 8 травня ходою по місцях, де під час Другої світової війни працювали остарбайтери, вивезені нацистами з України. — Укрінформ.</text:p>
      <text:p text:style-name="P4">
Images: ["<text:a xlink:type="simple" xlink:href="https://static.ukrinform.com/photos/2023_05/thumb_files/630_360_1683583101-3195.jpeg" text:style-name="Internet_20_link" text:visited-style-name="Visited_20_Internet_20_Link">
630_360_16835...</text:a>
", "<text:a xlink:type="simple" xlink:href="https://static.ukrinform.com/photos/2023_05/thumb_files/630_360_1683583101-8268.jpeg" text:style-name="Internet_20_link" text:visited-style-name="Visited_20_Internet_20_Link">
630_360_16835...</text:a>
", "<text:a xlink:type="simple" xlink:href="https://static.ukrinform.com/photos/2023_05/thumb_files/630_360_1683583100-2756.jpeg" text:style-name="Internet_20_link" text:visited-style-name="Visited_20_Internet_20_Link">
630_360_16835...</text:a>
", "<text:a xlink:type="simple" xlink:href="https://static.ukrinform.com/photos/2023_05/thumb_files/630_360_1683583101-6557.jpeg" text:style-name="Internet_20_link" text:visited-style-name="Visited_20_Internet_20_Link">
630_360_16835...</text:a>
", "<text:a xlink:type="simple" xlink:href="https://static.ukrinform.com/photos/2023_05/thumb_files/630_360_1683583101-9051.jpeg" text:style-name="Internet_20_link" text:visited-style-name="Visited_20_Internet_20_Link">
630_360_16835...</text:a>
", "<text:a xlink:type="simple" xlink:href="https://static.ukrinform.com/photos/2023_05/thumb_files/630_360_1683583101-8922.jpeg" text:style-name="Internet_20_link" text:visited-style-name="Visited_20_Internet_20_Link">
630_360_16835...</text:a>
", "<text:a xlink:type="simple" xlink:href="https://static.ukrinform.com/photos/2023_05/thumb_files/630_360_1683583101-5723.jpeg" text:style-name="Internet_20_link" text:visited-style-name="Visited_20_Internet_20_Link">
630_360_16835...</text:a>
"]</text:p>
      <text:p text:style-name="P4">
Tags: ['Берлін', 'Друга світова', 'Німеччина', 'Хода', 'Акція']</text:p>
      <text:p text:style-name="P4">
Type: Article</text:p>
      <!--METADATA-->
      <text:p text:style-name="P4">
<draw:frame draw:style-name="fr1" draw:name="Image441" text:anchor-type="as-char" svg:width="6.9236in" svg:height="3.956343in" draw:z-index="0">
<draw:image xlink:href="../Images/yкринформ/2023-05-09T01-06-00-03-00/630_360_1683583101-3195.jpeg" xlink:type="simple" xlink:show="embed" xlink:actuate="onLoad" draw:mime-type="image/jpeg"/>
</draw:frame>
 Сотніукраїнців Берліна пройшли 8 травня ходою по місцях, де під час Другої світовоївійни працювали остарбайтери, вивезені нацистами з України.</text:p>
      <text:p text:style-name="P4">
Про це повідомляє кореспондент Укрінформу.</text:p>
      <text:p text:style-name="P4">
Тиху ходу, сповнену суму та спогадів, до якої долучилися посол України у ФРНОлексій Макеєв і дипломати, організували українські молодіжні об’єднання,зокрема «Віче Берлін», та Альянс українських організацій.</text:p>
      <text:p text:style-name="P4">
Учасники акції, серед яких були не лише українці, підтримали ідею не приходитиу річницю завершення війни до радянських меморіалів, які в умовах російськоїагресії є болісним символом гноблення, диктатури та страждань.</text:p>
      <text:p text:style-name="P4">
Організатори зауважили, що в німецькому суспільстві досі залишається «особливевідчуття провини перед росіянами - жертвами нацистів». При цьому під час <text:a xlink:type="simple" xlink:href="https://www.ukrinform.ua/tag-druga-svitova" text:style-name="Internet_20_link" text:visited-style-name="Visited_20_Internet_20_Link">
</text:a>
 було окуповано лише 5% територіїросії, тоді як Україна повністю зазнала окупації. Проте перед Україною досі невизнано провину за злочини нацизму.</text:p>
      <text:p text:style-name="P4">
<draw:frame draw:style-name="fr1" draw:name="Image442" text:anchor-type="as-char" svg:width="6.9236in" svg:height="3.956343in" draw:z-index="0">
<draw:image xlink:href="../Images/yкринформ/2023-05-09T01-06-00-03-00/630_360_1683583101-8268.jpeg" xlink:type="simple" xlink:show="embed" xlink:actuate="onLoad" draw:mime-type="image/jpeg"/>
</draw:frame>
 УБерліні відбулася акція пам'яті українців - жертв Другої світової / Фото:Ольга Танасійчук, Укрінформ  <text:a xlink:type="simple" xlink:href="https://static.ukrinform.com/photos/2023_05/1683583101-8268.jpeg" text:style-name="Internet_20_link" text:visited-style-name="Visited_20_Internet_20_Link">
<draw:frame draw:style-name="fr1" draw:name="Image443" text:anchor-type="as-char" svg:width="6.9236in" svg:height="3.956343in" draw:z-index="0">
<draw:image xlink:href="../Images/yкринформ/2023-05-09T01-06-00-03-00/630_360_1683583101-8268.jpeg" xlink:type="simple" xlink:show="embed" xlink:actuate="onLoad" draw:mime-type="image/jpeg"/>
</draw:frame>
</text:a>
 <text:a xlink:type="simple" xlink:href="https://static.ukrinform.com/photos/2023_05/1683583100-2756.jpeg" text:style-name="Internet_20_link" text:visited-style-name="Visited_20_Internet_20_Link">
<draw:frame draw:style-name="fr1" draw:name="Image444" text:anchor-type="as-char" svg:width="6.9236in" svg:height="3.956343in" draw:z-index="0">
<draw:image xlink:href="../Images/yкринформ/2023-05-09T01-06-00-03-00/630_360_1683583100-2756.jpeg" xlink:type="simple" xlink:show="embed" xlink:actuate="onLoad" draw:mime-type="image/jpeg"/>
</draw:frame>
</text:a>
 <text:a xlink:type="simple" xlink:href="https://static.ukrinform.com/photos/2023_05/1683583101-6557.jpeg" text:style-name="Internet_20_link" text:visited-style-name="Visited_20_Internet_20_Link">
<draw:frame draw:style-name="fr1" draw:name="Image445" text:anchor-type="as-char" svg:width="6.9236in" svg:height="3.956343in" draw:z-index="0">
<draw:image xlink:href="../Images/yкринформ/2023-05-09T01-06-00-03-00/630_360_1683583101-6557.jpeg" xlink:type="simple" xlink:show="embed" xlink:actuate="onLoad" draw:mime-type="image/jpeg"/>
</draw:frame>
</text:a>
 <text:a xlink:type="simple" xlink:href="https://static.ukrinform.com/photos/2023_05/1683583101-9051.jpeg" text:style-name="Internet_20_link" text:visited-style-name="Visited_20_Internet_20_Link">
<draw:frame draw:style-name="fr1" draw:name="Image446" text:anchor-type="as-char" svg:width="6.9236in" svg:height="3.956343in" draw:z-index="0">
<draw:image xlink:href="../Images/yкринформ/2023-05-09T01-06-00-03-00/630_360_1683583101-9051.jpeg" xlink:type="simple" xlink:show="embed" xlink:actuate="onLoad" draw:mime-type="image/jpeg"/>
</draw:frame>
</text:a>
 <text:a xlink:type="simple" xlink:href="https://static.ukrinform.com/photos/2023_05/1683583101-3195.jpeg" text:style-name="Internet_20_link" text:visited-style-name="Visited_20_Internet_20_Link">
<draw:frame draw:style-name="fr1" draw:name="Image447" text:anchor-type="as-char" svg:width="6.9236in" svg:height="3.956343in" draw:z-index="0">
<draw:image xlink:href="../Images/yкринформ/2023-05-09T01-06-00-03-00/630_360_1683583101-3195.jpeg" xlink:type="simple" xlink:show="embed" xlink:actuate="onLoad" draw:mime-type="image/jpeg"/>
</draw:frame>
</text:a>
 <text:a xlink:type="simple" xlink:href="https://static.ukrinform.com/photos/2023_05/1683583101-8922.jpeg" text:style-name="Internet_20_link" text:visited-style-name="Visited_20_Internet_20_Link">
<draw:frame draw:style-name="fr1" draw:name="Image448" text:anchor-type="as-char" svg:width="6.9236in" svg:height="3.956343in" draw:z-index="0">
<draw:image xlink:href="../Images/yкринформ/2023-05-09T01-06-00-03-00/630_360_1683583101-8922.jpeg" xlink:type="simple" xlink:show="embed" xlink:actuate="onLoad" draw:mime-type="image/jpeg"/>
</draw:frame>
</text:a>
 <text:a xlink:type="simple" xlink:href="https://static.ukrinform.com/photos/2023_05/1683583101-5723.jpeg" text:style-name="Internet_20_link" text:visited-style-name="Visited_20_Internet_20_Link">
<draw:frame draw:style-name="fr1" draw:name="Image449" text:anchor-type="as-char" svg:width="6.9236in" svg:height="3.956343in" draw:z-index="0">
<draw:image xlink:href="../Images/yкринформ/2023-05-09T01-06-00-03-00/630_360_1683583101-5723.jpeg" xlink:type="simple" xlink:show="embed" xlink:actuate="onLoad" draw:mime-type="image/jpeg"/>
</draw:frame>
</text:a>
</text:p>
      <text:p text:style-name="P4">
«Україна досі відсутня на історичній мапі Берліна, вона залишається у тінінімецької культури пам’яті. Культура пам’яті, на жаль, дуже часто пишеться невільними країнами, а диктаторськими режимами. Завданням сьогоднішньої молоді єдомогтися, щоб історія була прочитана правильно», - зазначили організаториакції. Активісти закликали владу Берліна позначити на мапі міста місця,пов’язані з українськими жертвами.</text:p>
      <text:p text:style-name="P4">
Своєю чергою Олексій Макеєв погодився, що німцям ще належить дійти визнаннясвоєї історичної відповідальності. Він зауважив, що росія, розв’язавши війнупроти України, перекреслила гасло німців, яке вони просували десятиліттями:«Ніколи більше».</text:p>
      <text:p text:style-name="P4">
<text:span text:style-name="T4">
Читайте також:</text:span>
 <text:a xlink:type="simple" xlink:href="https://www.ukrinform.ua/rubric-polytics/3705339-posolstvo-ukraini-u-frn-zaprovadzue-novij-format-dna-pamati-ta-primirenna.html" text:style-name="Internet_20_link" text:visited-style-name="Visited_20_Internet_20_Link">
 </text:a>
</text:p>
      <text:p text:style-name="P4">
У ході акції її учасники навколішки вшанували пам’ять загиблих і закатованиххвилиною мовчання.</text:p>
      <text:p text:style-name="P4">
Нагадаємо, українські активісти за підтримки дипломатів домоглися, аби судскасував рішення поліції заборонити використання українських прапорів ісимволіки на 8 і 9 травня. Задовольнити відповідну апеляцію росіян судвідмовився.</text:p>
      <text:p text:style-name="P4">
Source: <text:a xlink:type="simple" xlink:href="https://www.ukrinform.ua/rubric-diaspora/3706521-u-berlini-vidbulasa-hoda-pamati-ukrainciv-zertv-drugoi-svitovoi.html" text:style-name="Internet_20_link" text:visited-style-name="Visited_20_Internet_20_Link">
https://www.ukrinform.ua/rubric-diaspora/3706521-u-berlini-vidbulasa-hoda-pamati-ukrainciv-zertv-drugoi-svitovoi.html</text:a>
</text:p>
      <!--NEWS-->
      <text:h text:style-name="P10" text:outline-level="1">
<text:span text:style-name="T4">
Після перемоги України потреба у фахівцях військової психології зросте вдвічі — Ганна Маляр</text:span>
</text:h>
      <text:p text:style-name="P4">
Author: ['АРМІЯINFORM']</text:p>
      <text:p text:style-name="P4">
Time: 2023-05-09T98:00:00-04:00</text:p>
      <text:p text:style-name="P4">
Description: Після нашої перемоги потреба в допомозі психологів зросте вдвічі, адже постане пит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275097_188708664105382_8408719237544675300_n.jpg" text:style-name="Internet_20_link" text:visited-style-name="Visited_20_Internet_20_Link">
345275097_188708664105382_8408719237544675300_n.jpg</text:a>
', '<text:a xlink:type="simple" xlink:href="https://armyinform.com.ua/wp-content/uploads/2023/05/345291273_606145264780560_4187245030671415129_n-150x150.jpg" text:style-name="Internet_20_link" text:visited-style-name="Visited_20_Internet_20_Link">
345291273_606145264780560_4187245030671415129_n-150x150.jpg</text:a>
']</text:p>
      <text:p text:style-name="P4">
Tags: ['ВІКНУ', 'ГАННА МАЛЯР']</text:p>
      <text:p text:style-name="P4">
Category: News</text:p>
      <!--METADATA-->
      <text:p text:style-name="P4">
<draw:frame draw:style-name="fr1" draw:name="Image450" text:anchor-type="as-char" svg:width="6.9236in" svg:height="4.61393in" draw:z-index="0">
<draw:image xlink:href="../Images/AРМІЯINFORM/2023-05-09T98-00-00-04-00/345275097_188708664105382_8408719237544675300_n.jpg" xlink:type="simple" xlink:show="embed" xlink:actuate="onLoad" draw:mime-type="image/jpeg"/>
</draw:frame>
</text:p>
      <text:p text:style-name="P4">
Після нашої перемоги потреба в допомозі психологів зросте вдвічі, адже постанепитання адаптації військових після повернення з фронту, робота з сім’ямивійськових тощо.</text:p>
      <text:p text:style-name="P4">
Про це<text:a xlink:type="simple" xlink:href="https%3A%2F%2Fwww.facebook.com%2FVIKNUKIEV%2Fposts%2Fpfbid0w2w2FCgARgYSc4iVRRfvGeUdUBVoAsyBascDzANB33H7emKLLxL7rHjRNZJtnE27l&amp;show_text=true&amp;width=500" text:style-name="Internet_20_link" text:visited-style-name="Visited_20_Internet_20_Link">
зазначила</text:a>
заступниця Міністра оборони України Ганна Маляр під час лекції у Військовомуінституті Київського національного університету імені Тараса Шевченка.</text:p>
      <text:p text:style-name="P4">
Ганна Маляр зазначила, що під час російсько-української війни і психологічнихоперацій ворога важливу роль у війську відіграють психологи, підготовку якихпроводить тільки Військовий інститут.</text:p>
      <text:p text:style-name="P4">
<text:a xlink:type="simple" xlink:href="https://armyinform.com.ua/wp-content/uploads/2023/05/345291273_606145264780560_4187245030671415129_n.jpg" text:style-name="Internet_20_link" text:visited-style-name="Visited_20_Internet_20_Link">
<draw:frame draw:style-name="fr1" draw:name="Image451" text:anchor-type="as-char" svg:width="6.9236in" svg:height="6.9236in" draw:z-index="0">
<draw:image xlink:href="../Images/AРМІЯINFORM/2023-05-09T98-00-00-04-00/345291273_606145264780560_4187245030671415129_n-150x150.jpg" xlink:type="simple" xlink:show="embed" xlink:actuate="onLoad" draw:mime-type="image/jpeg"/>
</draw:frame>
</text:a>
</text:p>
      <text:p text:style-name="P4">
Під час лекції заступниця Міністра оборони України приділила особливу увагуінформаційно-психологічній боротьбі, як одному із ключових аспектів уросійсько-українській війні.</text:p>
      <text:p text:style-name="P4">
«російські ЗМІ, соціальні мережі та інтернет-ресурси активно використовувалисядля поширення дезінформації про події в Україні ще до початку війни в 2014році. російська пропаганда і дезінформація широко використовувалися якінструмент для збільшення напруги, невпевненості та дезорієнтації суспільства.Усі ці психологічні злочини спричинили тяжкі наслідки для України та їїнароду», — зазначила вона.</text:p>
      <text:p text:style-name="P4">
Source: <text:a xlink:type="simple" xlink:href="https://armyinform.com.ua/2023/05/09/pislya-peremogy-ukrayiny-potreba-u-fahivczyah-vijskovoyi-psyhologiyi-zroste-vdvichi-ganna-malyar/" text:style-name="Internet_20_link" text:visited-style-name="Visited_20_Internet_20_Link">
https://armyinform.com.ua/2023/05/09/pislya-peremogy-ukrayiny-potreba-u-fahivczyah-vijskovoyi-psyhologiyi-zroste-vdvichi-ganna-malyar/</text:a>
</text:p>
      <!--NEWS-->
      <text:h text:style-name="P10" text:outline-level="1">
<text:span text:style-name="T4">
Україна отримала майже €190 мільйонів від Світового банку</text:span>
</text:h>
      <text:p text:style-name="P4">
Author: ['АРМІЯINFORM']</text:p>
      <text:p text:style-name="P4">
Time: 2023-05-09T99:00:00-04:00</text:p>
      <text:p text:style-name="P4">
Description: До загального фонду державного бюджету України надійшло 189,32 мільйона євро фінан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545153813-165.jpg" text:style-name="Internet_20_link" text:visited-style-name="Visited_20_Internet_20_Link">
630_360_1545153813-165.jpg</text:a>
']</text:p>
      <text:p text:style-name="P4">
Tags: ['БЮДЖЕТ', 'ПІДТРИМКА УКРАЇНИ', 'ФІНАНСУВАННЯ']</text:p>
      <text:p text:style-name="P4">
Category: News</text:p>
      <!--METADATA-->
      <text:p text:style-name="P4">
<draw:frame draw:style-name="fr1" draw:name="Image452" text:anchor-type="as-char" svg:width="6.9236in" svg:height="3.956343in" draw:z-index="0">
<draw:image xlink:href="../Images/AРМІЯINFORM/2023-05-09T99-00-00-04-00/630_360_1545153813-165.jpg" xlink:type="simple" xlink:show="embed" xlink:actuate="onLoad" draw:mime-type="image/jpeg"/>
</draw:frame>
</text:p>
      <text:p text:style-name="P4">
До загального фонду державного бюджету України надійшло 189,32 мільйона єврофінансування від Світового банку.</text:p>
      <text:p text:style-name="P4">
Кошти надано на пільгових умовах від Міжнародної асоціації розвитку,<text:a xlink:type="simple" xlink:href="https://www.mof.gov.ua/uk/news/ukraine_received_eur_18932_million_from_the_world_bank-3992" text:style-name="Internet_20_link" text:visited-style-name="Visited_20_Internet_20_Link">
повідомляє</text:a>
Міністерство фінансів України.</text:p>
      <text:p text:style-name="P4">
Гроші будуть спрямовані на часткове відшкодування видатків бюджету із оплатипраці працівників держорганів та педпрацівникам за лютий 2023 року.</text:p>
      <text:p text:style-name="P4">
«Залучені кошти нададуть змогу відшкодувати першочергові соціальні видаткидержбюджету, зокрема, фінансування оплати праці працівників бюджетної сфери, атакож надалі забезпечувати стале державне управління в Україні», — сказавміністр фінансів Сергій Марченко.</text:p>
      <text:p text:style-name="P4">
Source: <text:a xlink:type="simple" xlink:href="https://armyinform.com.ua/2023/05/09/ukrayina-otrymala-majzhe-e190-miljoniv-vid-svitovogo-banku/" text:style-name="Internet_20_link" text:visited-style-name="Visited_20_Internet_20_Link">
https://armyinform.com.ua/2023/05/09/ukrayina-otrymala-majzhe-e190-miljoniv-vid-svitovogo-ban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